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1.917cm"/>
    </style:style>
    <style:style style:name="co7" style:family="table-column">
      <style:table-column-properties fo:break-before="auto" style:column-width="2.066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54cm"/>
    </style:style>
    <style:style style:name="co10" style:family="table-column">
      <style:table-column-properties fo:break-before="auto" style:column-width="2.4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31cm"/>
    </style:style>
    <style:style style:name="co13" style:family="table-column">
      <style:table-column-properties fo:break-before="auto" style:column-width="1.896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00"/>
      <table:table table:name="15200000_vazo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2" table:default-cell-style-name="ce2"/>
        <table:table-column table:style-name="co6" table:number-columns-repeated="30" table:default-cell-style-name="Default"/>
        <table:table-column table:style-name="co13" table:default-cell-style-name="Default"/>
        <table:table-column table:style-name="co14" table:number-columns-repeated="10" table:default-cell-style-name="ce2"/>
        <table:table-column table:style-name="co15" table:default-cell-style-name="ce2"/>
        <table:table-column table:style-name="co14" table:number-columns-repeated="20" table:default-cell-style-name="ce2"/>
        <table:table-row table:style-name="ro1">
          <table:table-cell table:style-name="ce1" office:value-type="string" calcext:value-type="string">
            <text:p>EstacaoCodigo</text:p>
          </table:table-cell>
          <table:table-cell table:style-name="ce1" office:value-type="string" calcext:value-type="string">
            <text:p>NivelConsistenc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MediaDiaria</text:p>
          </table:table-cell>
          <table:table-cell table:style-name="ce1" office:value-type="string" calcext:value-type="string">
            <text:p>MetodoObtencaoVazoes</text:p>
          </table:table-cell>
          <table:table-cell table:style-name="ce1" office:value-type="string" calcext:value-type="string">
            <text:p>Maxima</text:p>
          </table:table-cell>
          <table:table-cell table:style-name="ce1" office:value-type="string" calcext:value-type="string">
            <text:p>Minim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iaMaxima</text:p>
          </table:table-cell>
          <table:table-cell table:style-name="ce1" office:value-type="string" calcext:value-type="string">
            <text:p>DiaMinima</text:p>
          </table:table-cell>
          <table:table-cell table:style-name="ce1" office:value-type="string" calcext:value-type="string">
            <text:p>MaximaStatus</text:p>
          </table:table-cell>
          <table:table-cell table:style-name="ce1" office:value-type="string" calcext:value-type="string">
            <text:p>MinimaStatus</text:p>
          </table:table-cell>
          <table:table-cell table:style-name="ce1" office:value-type="string" calcext:value-type="string">
            <text:p>MediaStatus</text:p>
          </table:table-cell>
          <table:table-cell table:style-name="ce1" office:value-type="string" calcext:value-type="string">
            <text:p>MediaAnual</text:p>
          </table:table-cell>
          <table:table-cell table:style-name="ce1" office:value-type="string" calcext:value-type="string">
            <text:p>MediaAnualStatus</text:p>
          </table:table-cell>
          <table:table-cell table:style-name="ce1" office:value-type="string" calcext:value-type="string">
            <text:p>Vazao01</text:p>
          </table:table-cell>
          <table:table-cell table:style-name="ce1" office:value-type="string" calcext:value-type="string">
            <text:p>Vazao02</text:p>
          </table:table-cell>
          <table:table-cell table:style-name="ce1" office:value-type="string" calcext:value-type="string">
            <text:p>Vazao03</text:p>
          </table:table-cell>
          <table:table-cell table:style-name="ce1" office:value-type="string" calcext:value-type="string">
            <text:p>Vazao04</text:p>
          </table:table-cell>
          <table:table-cell table:style-name="ce1" office:value-type="string" calcext:value-type="string">
            <text:p>Vazao05</text:p>
          </table:table-cell>
          <table:table-cell table:style-name="ce1" office:value-type="string" calcext:value-type="string">
            <text:p>Vazao06</text:p>
          </table:table-cell>
          <table:table-cell table:style-name="ce1" office:value-type="string" calcext:value-type="string">
            <text:p>Vazao07</text:p>
          </table:table-cell>
          <table:table-cell table:style-name="ce1" office:value-type="string" calcext:value-type="string">
            <text:p>Vazao08</text:p>
          </table:table-cell>
          <table:table-cell table:style-name="ce1" office:value-type="string" calcext:value-type="string">
            <text:p>Vazao09</text:p>
          </table:table-cell>
          <table:table-cell table:style-name="ce1" office:value-type="string" calcext:value-type="string">
            <text:p>Vazao10</text:p>
          </table:table-cell>
          <table:table-cell table:style-name="ce1" office:value-type="string" calcext:value-type="string">
            <text:p>Vazao11</text:p>
          </table:table-cell>
          <table:table-cell table:style-name="ce1" office:value-type="string" calcext:value-type="string">
            <text:p>Vazao12</text:p>
          </table:table-cell>
          <table:table-cell table:style-name="ce1" office:value-type="string" calcext:value-type="string">
            <text:p>Vazao13</text:p>
          </table:table-cell>
          <table:table-cell table:style-name="ce1" office:value-type="string" calcext:value-type="string">
            <text:p>Vazao14</text:p>
          </table:table-cell>
          <table:table-cell table:style-name="ce1" office:value-type="string" calcext:value-type="string">
            <text:p>Vazao15</text:p>
          </table:table-cell>
          <table:table-cell table:style-name="ce1" office:value-type="string" calcext:value-type="string">
            <text:p>Vazao16</text:p>
          </table:table-cell>
          <table:table-cell table:style-name="ce1" office:value-type="string" calcext:value-type="string">
            <text:p>Vazao17</text:p>
          </table:table-cell>
          <table:table-cell table:style-name="ce1" office:value-type="string" calcext:value-type="string">
            <text:p>Vazao18</text:p>
          </table:table-cell>
          <table:table-cell table:style-name="ce1" office:value-type="string" calcext:value-type="string">
            <text:p>Vazao19</text:p>
          </table:table-cell>
          <table:table-cell table:style-name="ce1" office:value-type="string" calcext:value-type="string">
            <text:p>Vazao20</text:p>
          </table:table-cell>
          <table:table-cell table:style-name="ce1" office:value-type="string" calcext:value-type="string">
            <text:p>Vazao21</text:p>
          </table:table-cell>
          <table:table-cell table:style-name="ce1" office:value-type="string" calcext:value-type="string">
            <text:p>Vazao22</text:p>
          </table:table-cell>
          <table:table-cell table:style-name="ce1" office:value-type="string" calcext:value-type="string">
            <text:p>Vazao23</text:p>
          </table:table-cell>
          <table:table-cell table:style-name="ce1" office:value-type="string" calcext:value-type="string">
            <text:p>Vazao24</text:p>
          </table:table-cell>
          <table:table-cell table:style-name="ce1" office:value-type="string" calcext:value-type="string">
            <text:p>Vazao25</text:p>
          </table:table-cell>
          <table:table-cell table:style-name="ce1" office:value-type="string" calcext:value-type="string">
            <text:p>Vazao26</text:p>
          </table:table-cell>
          <table:table-cell table:style-name="ce1" office:value-type="string" calcext:value-type="string">
            <text:p>Vazao27</text:p>
          </table:table-cell>
          <table:table-cell table:style-name="ce1" office:value-type="string" calcext:value-type="string">
            <text:p>Vazao28</text:p>
          </table:table-cell>
          <table:table-cell table:style-name="ce1" office:value-type="string" calcext:value-type="string">
            <text:p>Vazao29</text:p>
          </table:table-cell>
          <table:table-cell table:style-name="ce1" office:value-type="string" calcext:value-type="string">
            <text:p>Vazao30</text:p>
          </table:table-cell>
          <table:table-cell table:style-name="ce1" office:value-type="string" calcext:value-type="string">
            <text:p>Vazao31</text:p>
          </table:table-cell>
          <table:table-cell table:style-name="ce1" office:value-type="string" calcext:value-type="string">
            <text:p>Vazao01Status</text:p>
          </table:table-cell>
          <table:table-cell table:style-name="ce1" office:value-type="string" calcext:value-type="string">
            <text:p>Vazao02Status</text:p>
          </table:table-cell>
          <table:table-cell table:style-name="ce1" office:value-type="string" calcext:value-type="string">
            <text:p>Vazao03Status</text:p>
          </table:table-cell>
          <table:table-cell table:style-name="ce1" office:value-type="string" calcext:value-type="string">
            <text:p>Vazao04Status</text:p>
          </table:table-cell>
          <table:table-cell table:style-name="ce1" office:value-type="string" calcext:value-type="string">
            <text:p>Vazao05Status</text:p>
          </table:table-cell>
          <table:table-cell table:style-name="ce1" office:value-type="string" calcext:value-type="string">
            <text:p>Vazao06Status</text:p>
          </table:table-cell>
          <table:table-cell table:style-name="ce1" office:value-type="string" calcext:value-type="string">
            <text:p>Vazao07Status</text:p>
          </table:table-cell>
          <table:table-cell table:style-name="ce1" office:value-type="string" calcext:value-type="string">
            <text:p>Vazao08Status</text:p>
          </table:table-cell>
          <table:table-cell table:style-name="ce1" office:value-type="string" calcext:value-type="string">
            <text:p>Vazao09Status</text:p>
          </table:table-cell>
          <table:table-cell table:style-name="ce1" office:value-type="string" calcext:value-type="string">
            <text:p>Vazao10Status</text:p>
          </table:table-cell>
          <table:table-cell table:style-name="ce1" office:value-type="string" calcext:value-type="string">
            <text:p>Vazao11Status</text:p>
          </table:table-cell>
          <table:table-cell table:style-name="ce1" office:value-type="string" calcext:value-type="string">
            <text:p>Vazao12Status</text:p>
          </table:table-cell>
          <table:table-cell table:style-name="ce1" office:value-type="string" calcext:value-type="string">
            <text:p>Vazao13Status</text:p>
          </table:table-cell>
          <table:table-cell table:style-name="ce1" office:value-type="string" calcext:value-type="string">
            <text:p>Vazao14Status</text:p>
          </table:table-cell>
          <table:table-cell table:style-name="ce1" office:value-type="string" calcext:value-type="string">
            <text:p>Vazao15Status</text:p>
          </table:table-cell>
          <table:table-cell table:style-name="ce1" office:value-type="string" calcext:value-type="string">
            <text:p>Vazao16Status</text:p>
          </table:table-cell>
          <table:table-cell table:style-name="ce1" office:value-type="string" calcext:value-type="string">
            <text:p>Vazao17Status</text:p>
          </table:table-cell>
          <table:table-cell table:style-name="ce1" office:value-type="string" calcext:value-type="string">
            <text:p>Vazao18Status</text:p>
          </table:table-cell>
          <table:table-cell table:style-name="ce1" office:value-type="string" calcext:value-type="string">
            <text:p>Vazao19Status</text:p>
          </table:table-cell>
          <table:table-cell table:style-name="ce1" office:value-type="string" calcext:value-type="string">
            <text:p>Vazao20Status</text:p>
          </table:table-cell>
          <table:table-cell table:style-name="ce1" office:value-type="string" calcext:value-type="string">
            <text:p>Vazao21Status</text:p>
          </table:table-cell>
          <table:table-cell table:style-name="ce1" office:value-type="string" calcext:value-type="string">
            <text:p>Vazao22Status</text:p>
          </table:table-cell>
          <table:table-cell table:style-name="ce1" office:value-type="string" calcext:value-type="string">
            <text:p>Vazao23Status</text:p>
          </table:table-cell>
          <table:table-cell table:style-name="ce1" office:value-type="string" calcext:value-type="string">
            <text:p>Vazao24Status</text:p>
          </table:table-cell>
          <table:table-cell table:style-name="ce1" office:value-type="string" calcext:value-type="string">
            <text:p>Vazao25Status</text:p>
          </table:table-cell>
          <table:table-cell table:style-name="ce1" office:value-type="string" calcext:value-type="string">
            <text:p>Vazao26Status</text:p>
          </table:table-cell>
          <table:table-cell table:style-name="ce1" office:value-type="string" calcext:value-type="string">
            <text:p>Vazao27Status</text:p>
          </table:table-cell>
          <table:table-cell table:style-name="ce1" office:value-type="string" calcext:value-type="string">
            <text:p>Vazao28Status</text:p>
          </table:table-cell>
          <table:table-cell table:style-name="ce1" office:value-type="string" calcext:value-type="string">
            <text:p>Vazao29Status</text:p>
          </table:table-cell>
          <table:table-cell table:style-name="ce1" office:value-type="string" calcext:value-type="string">
            <text:p>Vazao30Status</text:p>
          </table:table-cell>
          <table:table-cell table:style-name="ce1" office:value-type="string" calcext:value-type="string">
            <text:p>Vazao31Status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4964.1182" calcext:value-type="float">
            <text:p>4964,1182</text:p>
          </table:table-cell>
          <table:table-cell table:style-name="ce2" office:value-type="string" calcext:value-type="string">
            <text:p>5203,5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376.3467" calcext:value-type="float">
            <text:p>5376,3467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60.29" calcext:value-type="float">
            <text:p>5360,29</text:p>
          </table:table-cell>
          <table:table-cell table:style-name="ce2" office:value-type="string" calcext:value-type="string">
            <text:p>5344,249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232.4136" calcext:value-type="float">
            <text:p>5232,4136</text:p>
          </table:table-cell>
          <table:table-cell office:value-type="float" office:value="5216.5015" calcext:value-type="float">
            <text:p>5216,5015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176.7925" calcext:value-type="float">
            <text:p>5176,7925</text:p>
          </table:table-cell>
          <table:table-cell office:value-type="float" office:value="5153.0151" calcext:value-type="float">
            <text:p>5153,0151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089.7886" calcext:value-type="float">
            <text:p>5089,7886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074.0225" calcext:value-type="float">
            <text:p>5074,0225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4964.1182" calcext:value-type="float">
            <text:p>4964,1182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597.6084" calcext:value-type="float">
            <text:p>4597,6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839.5" calcext:value-type="float">
            <text:p>4839,5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06.8877" calcext:value-type="float">
            <text:p>4306,8877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247.3462" calcext:value-type="float">
            <text:p>4247,3462</text:p>
          </table:table-cell>
          <table:table-cell office:value-type="float" office:value="4217.6787" calcext:value-type="float">
            <text:p>4217,6787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3657.5474" calcext:value-type="float">
            <text:p>3657,54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26.5417" calcext:value-type="float">
            <text:p>4026,5417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3968.3274" calcext:value-type="float">
            <text:p>3968,3274</text:p>
          </table:table-cell>
          <table:table-cell office:value-type="float" office:value="3939.3262" calcext:value-type="float">
            <text:p>3939,3262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16.8657" calcext:value-type="float">
            <text:p>3816,8657</text:p>
          </table:table-cell>
          <table:table-cell table:style-name="ce2" office:value-type="string" calcext:value-type="string">
            <text:p>3781,094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646.1897" calcext:value-type="float">
            <text:p>3646,1897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512.9292" calcext:value-type="float">
            <text:p>3512,9292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429.6208" calcext:value-type="float">
            <text:p>3429,6208</text:p>
          </table:table-cell>
          <table:table-cell office:value-type="float" office:value="3395.1062" calcext:value-type="float">
            <text:p>3395,1062</text:p>
          </table:table-cell>
          <table:table-cell office:value-type="float" office:value="3340.1255" calcext:value-type="float">
            <text:p>3340,1255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163.5186" calcext:value-type="float">
            <text:p>3163,5186</text:p>
          </table:table-cell>
          <table:table-cell office:value-type="float" office:value="3116.5193" calcext:value-type="float">
            <text:p>3116,5193</text:p>
          </table:table-cell>
          <table:table-cell office:value-type="float" office:value="3076.4216" calcext:value-type="float">
            <text:p>3076,4216</text:p>
          </table:table-cell>
          <table:table-cell office:value-type="float" office:value="3029.8601" calcext:value-type="float">
            <text:p>3029,8601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17.7722" calcext:value-type="float">
            <text:p>2917,7722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1645.3099" calcext:value-type="float">
            <text:p>1645,30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917.7722" calcext:value-type="float">
            <text:p>2917,7722</text:p>
          </table:table-cell>
          <table:table-cell office:value-type="float" office:value="2839.5039" calcext:value-type="float">
            <text:p>2839,5039</text:p>
          </table:table-cell>
          <table:table-cell table:style-name="ce2" office:value-type="string" calcext:value-type="string">
            <text:p>2761,948</text:p>
          </table:table-cell>
          <table:table-cell office:value-type="float" office:value="2672.3757" calcext:value-type="float">
            <text:p>2672,3757</text:p>
          </table:table-cell>
          <table:table-cell office:value-type="float" office:value="2577.5042" calcext:value-type="float">
            <text:p>2577,5042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397.3594" calcext:value-type="float">
            <text:p>2397,3594</text:p>
          </table:table-cell>
          <table:table-cell office:value-type="float" office:value="2305.9021" calcext:value-type="float">
            <text:p>2305,9021</text:p>
          </table:table-cell>
          <table:table-cell office:value-type="float" office:value="2197.7302" calcext:value-type="float">
            <text:p>2197,7302</text:p>
          </table:table-cell>
          <table:table-cell office:value-type="float" office:value="2108.9202" calcext:value-type="float">
            <text:p>2108,9202</text:p>
          </table:table-cell>
          <table:table-cell office:value-type="float" office:value="2009.7559" calcext:value-type="float">
            <text:p>2009,7559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700.0652" calcext:value-type="float">
            <text:p>1700,0652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491.1747" calcext:value-type="float">
            <text:p>1491,1747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064.1877" calcext:value-type="float">
            <text:p>1064,1877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913.50891" calcext:value-type="float">
            <text:p>913,50891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58.12372" calcext:value-type="float">
            <text:p>758,1237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83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525.38397" calcext:value-type="float">
            <text:p>525,383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1.8067" calcext:value-type="float">
            <text:p>421,8067</text:p>
          </table:table-cell>
          <table:table-cell table:number-columns-repeated="2" office:value-type="float" office:value="418.37271" calcext:value-type="float">
            <text:p>418,37271</text:p>
          </table:table-cell>
          <table:table-cell office:value-type="float" office:value="411.5329" calcext:value-type="float">
            <text:p>411,532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84.7095" calcext:value-type="float">
            <text:p>384,70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8.12711" calcext:value-type="float">
            <text:p>408,12711</text:p>
          </table:table-cell>
          <table:table-cell table:number-columns-repeated="2" office:value-type="float" office:value="401.3439" calcext:value-type="float">
            <text:p>401,3439</text:p>
          </table:table-cell>
          <table:table-cell office:value-type="float" office:value="397.96661" calcext:value-type="float">
            <text:p>397,96661</text:p>
          </table:table-cell>
          <table:table-cell table:number-columns-repeated="2"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table:number-columns-repeated="7" office:value-type="float" office:value="387.89182" calcext:value-type="float">
            <text:p>387,89182</text:p>
          </table:table-cell>
          <table:table-cell table:number-columns-repeated="3" office:value-type="float" office:value="391.24051" calcext:value-type="float">
            <text:p>391,24051</text:p>
          </table:table-cell>
          <table:table-cell table:number-columns-repeated="2" office:value-type="float" office:value="384.5527" calcext:value-type="float">
            <text:p>384,5527</text:p>
          </table:table-cell>
          <table:table-cell office:value-type="float" office:value="381.22321" calcext:value-type="float">
            <text:p>381,22321</text:p>
          </table:table-cell>
          <table:table-cell table:number-columns-repeated="2"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table:number-columns-repeated="3" table:style-name="ce2" office:value-type="string" calcext:value-type="string">
            <text:p>371,293</text:p>
          </table:table-cell>
          <table:table-cell table:number-columns-repeated="3" office:value-type="float" office:value="368.00241" calcext:value-type="float">
            <text:p>368,002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458.2966" calcext:value-type="float">
            <text:p>458,2966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81.22321" calcext:value-type="float">
            <text:p>381,22321</text:p>
          </table:table-cell>
          <table:table-cell table:number-columns-repeated="2" office:value-type="float" office:value="384.5527" calcext:value-type="float">
            <text:p>384,5527</text:p>
          </table:table-cell>
          <table:table-cell table:number-columns-repeated="2" office:value-type="float" office:value="391.24051" calcext:value-type="float">
            <text:p>391,24051</text:p>
          </table:table-cell>
          <table:table-cell table:number-columns-repeated="2" office:value-type="float" office:value="394.59879" calcext:value-type="float">
            <text:p>394,59879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612.70959" calcext:value-type="float">
            <text:p>612,7095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8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886.79498" calcext:value-type="float">
            <text:p>886,7949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68.03119" calcext:value-type="float">
            <text:p>668,03119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958.35712" calcext:value-type="float">
            <text:p>958,35712</text:p>
          </table:table-cell>
          <table:table-cell table:number-columns-repeated="4" office:value-type="float" office:value="962.88123" calcext:value-type="float">
            <text:p>962,88123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953.84009" calcext:value-type="float">
            <text:p>953,84009</text:p>
          </table:table-cell>
          <table:table-cell table:number-columns-repeated="4" office:value-type="float" office:value="949.33032" calcext:value-type="float">
            <text:p>949,33032</text:p>
          </table:table-cell>
          <table:table-cell table:number-columns-repeated="2" office:value-type="float" office:value="953.84009" calcext:value-type="float">
            <text:p>953,84009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1013.1124" calcext:value-type="float">
            <text:p>1013,1124</text:p>
          </table:table-cell>
          <table:table-cell office:value-type="float" office:value="1050.1752" calcext:value-type="float">
            <text:p>1050,175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2370.3718" calcext:value-type="float">
            <text:p>2370,371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1341.8727" calcext:value-type="float">
            <text:p>1341,8727</text:p>
          </table:table-cell>
          <table:table-cell office:value-type="float" office:value="1465.0599" calcext:value-type="float">
            <text:p>1465,0599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952.1719" calcext:value-type="float">
            <text:p>1952,1719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263.6296" calcext:value-type="float">
            <text:p>2263,6296</text:p>
          </table:table-cell>
          <table:table-cell office:value-type="float" office:value="2318.0278" calcext:value-type="float">
            <text:p>2318,0278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428.1077" calcext:value-type="float">
            <text:p>2428,1077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552.3987" calcext:value-type="float">
            <text:p>2552,3987</text:p>
          </table:table-cell>
          <table:table-cell table:style-name="ce2" office:value-type="string" calcext:value-type="string">
            <text:p>2609,001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717.0388" calcext:value-type="float">
            <text:p>2717,0388</text:p>
          </table:table-cell>
          <table:table-cell table:style-name="ce2" office:value-type="string" calcext:value-type="string">
            <text:p>2761,948</text:p>
          </table:table-cell>
          <table:table-cell office:value-type="float" office:value="2807.1021" calcext:value-type="float">
            <text:p>2807,1021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990.1389" calcext:value-type="float">
            <text:p>2990,1389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3129.9238" calcext:value-type="float">
            <text:p>3129,9238</text:p>
          </table:table-cell>
          <table:table-cell office:value-type="float" office:value="3170.2517" calcext:value-type="float">
            <text:p>3170,2517</text:p>
          </table:table-cell>
          <table:table-cell office:value-type="float" office:value="3197.2327" calcext:value-type="float">
            <text:p>3197,2327</text:p>
          </table:table-cell>
          <table:table-cell table:number-columns-repeated="2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3231.0654" calcext:value-type="float">
            <text:p>3231,0654</text:p>
          </table:table-cell>
          <table:table-cell office:value-type="float" office:value="3883.1919" calcext:value-type="float">
            <text:p>3883,1919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31.0654" calcext:value-type="float">
            <text:p>3231,0654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292.2632" calcext:value-type="float">
            <text:p>3292,2632</text:p>
          </table:table-cell>
          <table:table-cell table:style-name="ce2" office:value-type="string" calcext:value-type="string">
            <text:p>3326,427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395.1062" calcext:value-type="float">
            <text:p>3395,1062</text:p>
          </table:table-cell>
          <table:table-cell office:value-type="float" office:value="3436.5376" calcext:value-type="float">
            <text:p>3436,5376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610.9609" calcext:value-type="float">
            <text:p>3610,9609</text:p>
          </table:table-cell>
          <table:table-cell table:style-name="ce2" office:value-type="string" calcext:value-type="string">
            <text:p>3660,313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968.3274" calcext:value-type="float">
            <text:p>3968,3274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4121.7412" calcext:value-type="float">
            <text:p>4121,7412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601.0776" calcext:value-type="float">
            <text:p>4601,0776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782.9258" calcext:value-type="float">
            <text:p>5782,9258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5236.5083" calcext:value-type="float">
            <text:p>5236,508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69.8828" calcext:value-type="float">
            <text:p>4669,8828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746.7314" calcext:value-type="float">
            <text:p>4746,7314</text:p>
          </table:table-cell>
          <table:table-cell table:style-name="ce2" office:value-type="string" calcext:value-type="string">
            <text:p>4793,041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74.0225" calcext:value-type="float">
            <text:p>5074,0225</text:p>
          </table:table-cell>
          <table:table-cell office:value-type="float" office:value="5113.4683" calcext:value-type="float">
            <text:p>5113,4683</text:p>
          </table:table-cell>
          <table:table-cell office:value-type="float" office:value="5176.7925" calcext:value-type="float">
            <text:p>5176,7925</text:p>
          </table:table-cell>
          <table:table-cell office:value-type="float" office:value="5216.5015" calcext:value-type="float">
            <text:p>5216,5015</text:p>
          </table:table-cell>
          <table:table-cell table:style-name="ce2" office:value-type="string" calcext:value-type="string">
            <text:p>5256,312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424.6133" calcext:value-type="float">
            <text:p>5424,6133</text:p>
          </table:table-cell>
          <table:table-cell office:value-type="float" office:value="5456.8706" calcext:value-type="float">
            <text:p>5456,8706</text:p>
          </table:table-cell>
          <table:table-cell office:value-type="float" office:value="5497.2817" calcext:value-type="float">
            <text:p>5497,2817</text:p>
          </table:table-cell>
          <table:table-cell table:style-name="ce2" office:value-type="string" calcext:value-type="string">
            <text:p>5537,792</text:p>
          </table:table-cell>
          <table:table-cell office:value-type="float" office:value="5570.2715" calcext:value-type="float">
            <text:p>5570,2715</text:p>
          </table:table-cell>
          <table:table-cell office:value-type="float" office:value="5610.96" calcext:value-type="float">
            <text:p>5610,96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700.8218" calcext:value-type="float">
            <text:p>5700,8218</text:p>
          </table:table-cell>
          <table:table-cell office:value-type="float" office:value="5725.4116" calcext:value-type="float">
            <text:p>5725,4116</text:p>
          </table:table-cell>
          <table:table-cell office:value-type="float" office:value="5758.2534" calcext:value-type="float">
            <text:p>5758,2534</text:p>
          </table:table-cell>
          <table:table-cell office:value-type="float" office:value="5782.9258" calcext:value-type="float">
            <text:p>5782,925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789.4365" calcext:value-type="float">
            <text:p>6789,4365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6362.1001" calcext:value-type="float">
            <text:p>6362,100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5848.8906" calcext:value-type="float">
            <text:p>5848,8906</text:p>
          </table:table-cell>
          <table:table-cell office:value-type="float" office:value="5881.9658" calcext:value-type="float">
            <text:p>5881,9658</text:p>
          </table:table-cell>
          <table:table-cell office:value-type="float" office:value="5923.3979" calcext:value-type="float">
            <text:p>5923,3979</text:p>
          </table:table-cell>
          <table:table-cell office:value-type="float" office:value="5964.9268" calcext:value-type="float">
            <text:p>5964,9268</text:p>
          </table:table-cell>
          <table:table-cell office:value-type="float" office:value="6006.5522" calcext:value-type="float">
            <text:p>6006,5522</text:p>
          </table:table-cell>
          <table:table-cell office:value-type="float" office:value="6064.9893" calcext:value-type="float">
            <text:p>6064,9893</text:p>
          </table:table-cell>
          <table:table-cell office:value-type="float" office:value="6106.8457" calcext:value-type="float">
            <text:p>6106,8457</text:p>
          </table:table-cell>
          <table:table-cell office:value-type="float" office:value="6148.7979" calcext:value-type="float">
            <text:p>6148,7979</text:p>
          </table:table-cell>
          <table:table-cell office:value-type="float" office:value="6190.8457" calcext:value-type="float">
            <text:p>6190,8457</text:p>
          </table:table-cell>
          <table:table-cell office:value-type="float" office:value="6241.4287" calcext:value-type="float">
            <text:p>6241,4287</text:p>
          </table:table-cell>
          <table:table-cell table:style-name="ce2" office:value-type="string" calcext:value-type="string">
            <text:p>6283,686</text:p>
          </table:table-cell>
          <table:table-cell office:value-type="float" office:value="6326.0386" calcext:value-type="float">
            <text:p>6326,0386</text:p>
          </table:table-cell>
          <table:table-cell office:value-type="float" office:value="6359.9888" calcext:value-type="float">
            <text:p>6359,9888</text:p>
          </table:table-cell>
          <table:table-cell office:value-type="float" office:value="6402.5112" calcext:value-type="float">
            <text:p>6402,5112</text:p>
          </table:table-cell>
          <table:table-cell office:value-type="float" office:value="6428.0703" calcext:value-type="float">
            <text:p>6428,0703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79.2896" calcext:value-type="float">
            <text:p>6479,2896</text:p>
          </table:table-cell>
          <table:table-cell office:value-type="float" office:value="6513.5112" calcext:value-type="float">
            <text:p>6513,5112</text:p>
          </table:table-cell>
          <table:table-cell table:style-name="ce2" office:value-type="string" calcext:value-type="string">
            <text:p>6547,793</text:p>
          </table:table-cell>
          <table:table-cell office:value-type="float" office:value="6564.9561" calcext:value-type="float">
            <text:p>6564,9561</text:p>
          </table:table-cell>
          <table:table-cell office:value-type="float" office:value="6599.3276" calcext:value-type="float">
            <text:p>6599,3276</text:p>
          </table:table-cell>
          <table:table-cell office:value-type="float" office:value="6633.7588" calcext:value-type="float">
            <text:p>6633,7588</text:p>
          </table:table-cell>
          <table:table-cell office:value-type="float" office:value="6668.25" calcext:value-type="float">
            <text:p>6668,25</text:p>
          </table:table-cell>
          <table:table-cell office:value-type="float" office:value="6685.5176" calcext:value-type="float">
            <text:p>6685,5176</text:p>
          </table:table-cell>
          <table:table-cell office:value-type="float" office:value="6702.8003" calcext:value-type="float">
            <text:p>6702,8003</text:p>
          </table:table-cell>
          <table:table-cell office:value-type="float" office:value="6720.0977" calcext:value-type="float">
            <text:p>6720,0977</text:p>
          </table:table-cell>
          <table:table-cell office:value-type="float" office:value="6737.4102" calcext:value-type="float">
            <text:p>6737,4102</text:p>
          </table:table-cell>
          <table:table-cell office:value-type="float" office:value="6772.0796" calcext:value-type="float">
            <text:p>6772,0796</text:p>
          </table:table-cell>
          <table:table-cell office:value-type="float" office:value="6789.4365" calcext:value-type="float">
            <text:p>6789,436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806.8081" calcext:value-type="float">
            <text:p>6806,8081</text:p>
          </table:table-cell>
          <table:table-cell table:style-name="ce2" office:value-type="string" calcext:value-type="string">
            <text:p>6283,686</text:p>
          </table:table-cell>
          <table:table-cell office:value-type="float" office:value="6647.4888" calcext:value-type="float">
            <text:p>6647,488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798.1206" calcext:value-type="float">
            <text:p>6798,1206</text:p>
          </table:table-cell>
          <table:table-cell table:number-columns-repeated="5" office:value-type="float" office:value="6806.8081" calcext:value-type="float">
            <text:p>6806,8081</text:p>
          </table:table-cell>
          <table:table-cell office:value-type="float" office:value="6798.1206" calcext:value-type="float">
            <text:p>6798,1206</text:p>
          </table:table-cell>
          <table:table-cell office:value-type="float" office:value="6789.4365" calcext:value-type="float">
            <text:p>6789,4365</text:p>
          </table:table-cell>
          <table:table-cell office:value-type="float" office:value="6780.7559" calcext:value-type="float">
            <text:p>6780,7559</text:p>
          </table:table-cell>
          <table:table-cell office:value-type="float" office:value="6789.4365" calcext:value-type="float">
            <text:p>6789,4365</text:p>
          </table:table-cell>
          <table:table-cell office:value-type="float" office:value="6772.0796" calcext:value-type="float">
            <text:p>6772,0796</text:p>
          </table:table-cell>
          <table:table-cell office:value-type="float" office:value="6763.4067" calcext:value-type="float">
            <text:p>6763,4067</text:p>
          </table:table-cell>
          <table:table-cell office:value-type="float" office:value="6754.7373" calcext:value-type="float">
            <text:p>6754,7373</text:p>
          </table:table-cell>
          <table:table-cell office:value-type="float" office:value="6737.4102" calcext:value-type="float">
            <text:p>6737,4102</text:p>
          </table:table-cell>
          <table:table-cell office:value-type="float" office:value="6720.0977" calcext:value-type="float">
            <text:p>6720,0977</text:p>
          </table:table-cell>
          <table:table-cell office:value-type="float" office:value="6702.8003" calcext:value-type="float">
            <text:p>6702,8003</text:p>
          </table:table-cell>
          <table:table-cell office:value-type="float" office:value="6685.5176" calcext:value-type="float">
            <text:p>6685,5176</text:p>
          </table:table-cell>
          <table:table-cell office:value-type="float" office:value="6668.25" calcext:value-type="float">
            <text:p>6668,25</text:p>
          </table:table-cell>
          <table:table-cell office:value-type="float" office:value="6650.9971" calcext:value-type="float">
            <text:p>6650,9971</text:p>
          </table:table-cell>
          <table:table-cell office:value-type="float" office:value="6633.7588" calcext:value-type="float">
            <text:p>6633,7588</text:p>
          </table:table-cell>
          <table:table-cell office:value-type="float" office:value="6599.3276" calcext:value-type="float">
            <text:p>6599,3276</text:p>
          </table:table-cell>
          <table:table-cell office:value-type="float" office:value="6582.1343" calcext:value-type="float">
            <text:p>6582,1343</text:p>
          </table:table-cell>
          <table:table-cell table:style-name="ce2" office:value-type="string" calcext:value-type="string">
            <text:p>6547,793</text:p>
          </table:table-cell>
          <table:table-cell office:value-type="float" office:value="6522.0762" calcext:value-type="float">
            <text:p>6522,0762</text:p>
          </table:table-cell>
          <table:table-cell office:value-type="float" office:value="6487.8394" calcext:value-type="float">
            <text:p>6487,8394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28.0703" calcext:value-type="float">
            <text:p>6428,0703</text:p>
          </table:table-cell>
          <table:table-cell office:value-type="float" office:value="6402.5112" calcext:value-type="float">
            <text:p>6402,5112</text:p>
          </table:table-cell>
          <table:table-cell office:value-type="float" office:value="6359.9888" calcext:value-type="float">
            <text:p>6359,9888</text:p>
          </table:table-cell>
          <table:table-cell office:value-type="float" office:value="6317.5605" calcext:value-type="float">
            <text:p>6317,5605</text:p>
          </table:table-cell>
          <table:table-cell table:style-name="ce2" office:value-type="string" calcext:value-type="string">
            <text:p>6283,68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49.8726" calcext:value-type="float">
            <text:p>6249,8726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5590.9404" calcext:value-type="float">
            <text:p>5590,94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49.8726" calcext:value-type="float">
            <text:p>6249,8726</text:p>
          </table:table-cell>
          <table:table-cell office:value-type="float" office:value="6216.1201" calcext:value-type="float">
            <text:p>6216,1201</text:p>
          </table:table-cell>
          <table:table-cell office:value-type="float" office:value="6190.8457" calcext:value-type="float">
            <text:p>6190,8457</text:p>
          </table:table-cell>
          <table:table-cell office:value-type="float" office:value="6140.3999" calcext:value-type="float">
            <text:p>6140,3999</text:p>
          </table:table-cell>
          <table:table-cell office:value-type="float" office:value="6098.4668" calcext:value-type="float">
            <text:p>6098,4668</text:p>
          </table:table-cell>
          <table:table-cell office:value-type="float" office:value="6064.9893" calcext:value-type="float">
            <text:p>6064,9893</text:p>
          </table:table-cell>
          <table:table-cell table:style-name="ce2" office:value-type="string" calcext:value-type="string">
            <text:p>6023,229</text:p>
          </table:table-cell>
          <table:table-cell office:value-type="float" office:value="5956.6133" calcext:value-type="float">
            <text:p>5956,6133</text:p>
          </table:table-cell>
          <table:table-cell office:value-type="float" office:value="5906.8135" calcext:value-type="float">
            <text:p>5906,8135</text:p>
          </table:table-cell>
          <table:table-cell office:value-type="float" office:value="5873.6914" calcext:value-type="float">
            <text:p>5873,6914</text:p>
          </table:table-cell>
          <table:table-cell table:style-name="ce2" office:value-type="string" calcext:value-type="string">
            <text:p>5832,376</text:p>
          </table:table-cell>
          <table:table-cell office:value-type="float" office:value="5799.3936" calcext:value-type="float">
            <text:p>5799,3936</text:p>
          </table:table-cell>
          <table:table-cell office:value-type="float" office:value="5758.2534" calcext:value-type="float">
            <text:p>5758,2534</text:p>
          </table:table-cell>
          <table:table-cell office:value-type="float" office:value="5709.0142" calcext:value-type="float">
            <text:p>5709,0142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578.4014" calcext:value-type="float">
            <text:p>5578,4014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513.4736" calcext:value-type="float">
            <text:p>5513,4736</text:p>
          </table:table-cell>
          <table:table-cell office:value-type="float" office:value="5464.9448" calcext:value-type="float">
            <text:p>5464,9448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288.2329" calcext:value-type="float">
            <text:p>5288,2329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176.7925" calcext:value-type="float">
            <text:p>5176,7925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754.4395" calcext:value-type="float">
            <text:p>4754,439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3214.2793" calcext:value-type="float">
            <text:p>3214,27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351.7251" calcext:value-type="float">
            <text:p>4351,7251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702.7922" calcext:value-type="float">
            <text:p>3702,7922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492.0398" calcext:value-type="float">
            <text:p>3492,0398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143.3474" calcext:value-type="float">
            <text:p>3143,3474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2898.1387" calcext:value-type="float">
            <text:p>2898,1387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552.3987" calcext:value-type="float">
            <text:p>2552,3987</text:p>
          </table:table-cell>
          <table:table-cell office:value-type="float" office:value="2440.4434" calcext:value-type="float">
            <text:p>2440,4434</text:p>
          </table:table-cell>
          <table:table-cell office:value-type="float" office:value="2324.0986" calcext:value-type="float">
            <text:p>2324,0986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021.3394" calcext:value-type="float">
            <text:p>2021,3394</text:p>
          </table:table-cell>
          <table:table-cell office:value-type="float" office:value="1923.5898" calcext:value-type="float">
            <text:p>1923,5898</text:p>
          </table:table-cell>
          <table:table-cell office:value-type="float" office:value="1833.0775" calcext:value-type="float">
            <text:p>1833,0775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672.7772" calcext:value-type="float">
            <text:p>1672,777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867.96167" calcext:value-type="float">
            <text:p>867,9616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092.3981" calcext:value-type="float">
            <text:p>1092,3981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20.8092" calcext:value-type="float">
            <text:p>720,8092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77.99689" calcext:value-type="float">
            <text:p>577,99689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446.37241" calcext:value-type="float">
            <text:p>446,372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table:number-columns-repeated="2"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table:number-columns-repeated="2" office:value-type="float" office:value="401.3439" calcext:value-type="float">
            <text:p>401,3439</text:p>
          </table:table-cell>
          <table:table-cell table:number-columns-repeated="2" office:value-type="float" office:value="397.96661" calcext:value-type="float">
            <text:p>397,96661</text:p>
          </table:table-cell>
          <table:table-cell office:value-type="float" office:value="401.3439" calcext:value-type="float">
            <text:p>401,3439</text:p>
          </table:table-cell>
          <table:table-cell table:number-columns-repeated="2"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66.60181" calcext:value-type="float">
            <text:p>366,6018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table:number-columns-repeated="2" office:value-type="float" office:value="384.5527" calcext:value-type="float">
            <text:p>384,5527</text:p>
          </table:table-cell>
          <table:table-cell office:value-type="float" office:value="381.22321" calcext:value-type="float">
            <text:p>381,22321</text:p>
          </table:table-cell>
          <table:table-cell table:number-columns-repeated="2"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48.46509" calcext:value-type="float">
            <text:p>348,4650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74.59341" calcext:value-type="float">
            <text:p>374,59341</text:p>
          </table:table-cell>
          <table:table-cell table:number-columns-repeated="3" office:value-type="float" office:value="351.69659" calcext:value-type="float">
            <text:p>351,69659</text:p>
          </table:table-cell>
          <table:table-cell office:value-type="float" office:value="354.93799" calcext:value-type="float">
            <text:p>354,93799</text:p>
          </table:table-cell>
          <table:table-cell table:number-columns-repeated="5" office:value-type="float" office:value="358.1893" calcext:value-type="float">
            <text:p>358,1893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94.59879" calcext:value-type="float">
            <text:p>394,5987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8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788.71399" calcext:value-type="float">
            <text:p>788,71399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84.12793" calcext:value-type="float">
            <text:p>684,12793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130.3925" calcext:value-type="float">
            <text:p>1130,3925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217.4467" calcext:value-type="float">
            <text:p>1217,446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84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1246.9399" calcext:value-type="float">
            <text:p>1246,9399</text:p>
          </table:table-cell>
          <table:table-cell office:value-type="float" office:value="1654.8591" calcext:value-type="float">
            <text:p>1654,859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246.9399" calcext:value-type="float">
            <text:p>1246,9399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316.6656" calcext:value-type="float">
            <text:p>1316,6656</text:p>
          </table:table-cell>
          <table:table-cell office:value-type="float" office:value="1336.8186" calcext:value-type="float">
            <text:p>1336,8186</text:p>
          </table:table-cell>
          <table:table-cell office:value-type="float" office:value="1357.0732" calcext:value-type="float">
            <text:p>1357,0732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501.6636" calcext:value-type="float">
            <text:p>1501,6636</text:p>
          </table:table-cell>
          <table:table-cell office:value-type="float" office:value="1549.1656" calcext:value-type="float">
            <text:p>1549,1656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629.4236" calcext:value-type="float">
            <text:p>1629,4236</text:p>
          </table:table-cell>
          <table:table-cell office:value-type="float" office:value="1667.3372" calcext:value-type="float">
            <text:p>1667,3372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1727.5" calcext:value-type="float">
            <text:p>1727,5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766.1539" calcext:value-type="float">
            <text:p>1766,1539</text:p>
          </table:table-cell>
          <table:table-cell office:value-type="float" office:value="1788.3695" calcext:value-type="float">
            <text:p>1788,3695</text:p>
          </table:table-cell>
          <table:table-cell office:value-type="float" office:value="1810.6775" calcext:value-type="float">
            <text:p>1810,6775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1855.5691" calcext:value-type="float">
            <text:p>1855,5691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923.5898" calcext:value-type="float">
            <text:p>1923,5898</text:p>
          </table:table-cell>
          <table:table-cell office:value-type="float" office:value="1946.4442" calcext:value-type="float">
            <text:p>1946,4442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2038.7563" calcext:value-type="float">
            <text:p>2038,7563</text:p>
          </table:table-cell>
          <table:table-cell table:style-name="ce2" office:value-type="string" calcext:value-type="string">
            <text:p>2067,89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89.8784" calcext:value-type="float">
            <text:p>3589,8784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825.0396" calcext:value-type="float">
            <text:p>2825,039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138.3877" calcext:value-type="float">
            <text:p>2138,3877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197.7302" calcext:value-type="float">
            <text:p>2197,7302</text:p>
          </table:table-cell>
          <table:table-cell table:style-name="ce2" office:value-type="string" calcext:value-type="string">
            <text:p>2233,595</text:p>
          </table:table-cell>
          <table:table-cell office:value-type="float" office:value="2269.6526" calcext:value-type="float">
            <text:p>2269,6526</text:p>
          </table:table-cell>
          <table:table-cell office:value-type="float" office:value="2324.0986" calcext:value-type="float">
            <text:p>2324,0986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2577.5042" calcext:value-type="float">
            <text:p>2577,5042</text:p>
          </table:table-cell>
          <table:table-cell office:value-type="float" office:value="2627.9602" calcext:value-type="float">
            <text:p>2627,9602</text:p>
          </table:table-cell>
          <table:table-cell office:value-type="float" office:value="2678.7412" calcext:value-type="float">
            <text:p>2678,7412</text:p>
          </table:table-cell>
          <table:table-cell table:style-name="ce2" office:value-type="string" calcext:value-type="string">
            <text:p>2729,845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865.5144" calcext:value-type="float">
            <text:p>2865,5144</text:p>
          </table:table-cell>
          <table:table-cell office:value-type="float" office:value="2937.45" calcext:value-type="float">
            <text:p>2937,45</text:p>
          </table:table-cell>
          <table:table-cell office:value-type="float" office:value="3003.3599" calcext:value-type="float">
            <text:p>3003,3599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340.1255" calcext:value-type="float">
            <text:p>3340,1255</text:p>
          </table:table-cell>
          <table:table-cell office:value-type="float" office:value="3367.5784" calcext:value-type="float">
            <text:p>3367,5784</text:p>
          </table:table-cell>
          <table:table-cell office:value-type="float" office:value="3408.8982" calcext:value-type="float">
            <text:p>3408,8982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512.9292" calcext:value-type="float">
            <text:p>3512,9292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589.8784" calcext:value-type="float">
            <text:p>3589,878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3632.0845" calcext:value-type="float">
            <text:p>3632,0845</text:p>
          </table:table-cell>
          <table:table-cell table:style-name="ce2" office:value-type="string" calcext:value-type="string">
            <text:p>4291,856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831.2058" calcext:value-type="float">
            <text:p>3831,2058</text:p>
          </table:table-cell>
          <table:table-cell office:value-type="float" office:value="3888.7451" calcext:value-type="float">
            <text:p>3888,7451</text:p>
          </table:table-cell>
          <table:table-cell office:value-type="float" office:value="3939.3262" calcext:value-type="float">
            <text:p>3939,3262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48.4451" calcext:value-type="float">
            <text:p>4048,4451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84.5273" calcext:value-type="float">
            <text:p>4284,5273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769.8672" calcext:value-type="float">
            <text:p>4769,8672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93.8906" calcext:value-type="float">
            <text:p>4893,8906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85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6023,229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5518.8564" calcext:value-type="float">
            <text:p>5518,8564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956.2988" calcext:value-type="float">
            <text:p>4956,2988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5097.6777" calcext:value-type="float">
            <text:p>5097,6777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184.7261" calcext:value-type="float">
            <text:p>5184,7261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76.3467" calcext:value-type="float">
            <text:p>5376,3467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448.8003" calcext:value-type="float">
            <text:p>5448,8003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513.4736" calcext:value-type="float">
            <text:p>5513,4736</text:p>
          </table:table-cell>
          <table:table-cell office:value-type="float" office:value="5545.9058" calcext:value-type="float">
            <text:p>5545,9058</text:p>
          </table:table-cell>
          <table:table-cell office:value-type="float" office:value="5578.4014" calcext:value-type="float">
            <text:p>5578,4014</text:p>
          </table:table-cell>
          <table:table-cell office:value-type="float" office:value="5602.8145" calcext:value-type="float">
            <text:p>5602,8145</text:p>
          </table:table-cell>
          <table:table-cell table:style-name="ce2" office:value-type="string" calcext:value-type="string">
            <text:p>5643,582</text:p>
          </table:table-cell>
          <table:table-cell office:value-type="float" office:value="5676.2666" calcext:value-type="float">
            <text:p>5676,2666</text:p>
          </table:table-cell>
          <table:table-cell office:value-type="float" office:value="5709.0142" calcext:value-type="float">
            <text:p>5709,0142</text:p>
          </table:table-cell>
          <table:table-cell office:value-type="float" office:value="5741.8247" calcext:value-type="float">
            <text:p>5741,8247</text:p>
          </table:table-cell>
          <table:table-cell office:value-type="float" office:value="5758.2534" calcext:value-type="float">
            <text:p>5758,2534</text:p>
          </table:table-cell>
          <table:table-cell office:value-type="float" office:value="5799.3936" calcext:value-type="float">
            <text:p>5799,3936</text:p>
          </table:table-cell>
          <table:table-cell office:value-type="float" office:value="5857.1533" calcext:value-type="float">
            <text:p>5857,1533</text:p>
          </table:table-cell>
          <table:table-cell office:value-type="float" office:value="5881.9658" calcext:value-type="float">
            <text:p>5881,9658</text:p>
          </table:table-cell>
          <table:table-cell table:style-name="ce2" office:value-type="string" calcext:value-type="string">
            <text:p>5915,104</text:p>
          </table:table-cell>
          <table:table-cell office:value-type="float" office:value="5956.6133" calcext:value-type="float">
            <text:p>5956,6133</text:p>
          </table:table-cell>
          <table:table-cell office:value-type="float" office:value="5973.2441" calcext:value-type="float">
            <text:p>5973,2441</text:p>
          </table:table-cell>
          <table:table-cell office:value-type="float" office:value="5989.8901" calcext:value-type="float">
            <text:p>5989,8901</text:p>
          </table:table-cell>
          <table:table-cell table:style-name="ce2" office:value-type="string" calcext:value-type="string">
            <text:p>6023,22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582.1343" calcext:value-type="float">
            <text:p>6582,1343</text:p>
          </table:table-cell>
          <table:table-cell office:value-type="float" office:value="6056.6299" calcext:value-type="float">
            <text:p>6056,6299</text:p>
          </table:table-cell>
          <table:table-cell office:value-type="float" office:value="6326.4048" calcext:value-type="float">
            <text:p>6326,4048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056.6299" calcext:value-type="float">
            <text:p>6056,6299</text:p>
          </table:table-cell>
          <table:table-cell table:style-name="ce2" office:value-type="string" calcext:value-type="string">
            <text:p>6073,353</text:p>
          </table:table-cell>
          <table:table-cell office:value-type="float" office:value="6106.8457" calcext:value-type="float">
            <text:p>6106,8457</text:p>
          </table:table-cell>
          <table:table-cell office:value-type="float" office:value="6123.6152" calcext:value-type="float">
            <text:p>6123,6152</text:p>
          </table:table-cell>
          <table:table-cell office:value-type="float" office:value="6140.3999" calcext:value-type="float">
            <text:p>6140,3999</text:p>
          </table:table-cell>
          <table:table-cell office:value-type="float" office:value="6157.1997" calcext:value-type="float">
            <text:p>6157,1997</text:p>
          </table:table-cell>
          <table:table-cell office:value-type="float" office:value="6174.0151" calcext:value-type="float">
            <text:p>6174,0151</text:p>
          </table:table-cell>
          <table:table-cell office:value-type="float" office:value="6190.8457" calcext:value-type="float">
            <text:p>6190,8457</text:p>
          </table:table-cell>
          <table:table-cell office:value-type="float" office:value="6224.5527" calcext:value-type="float">
            <text:p>6224,5527</text:p>
          </table:table-cell>
          <table:table-cell office:value-type="float" office:value="6241.4287" calcext:value-type="float">
            <text:p>6241,4287</text:p>
          </table:table-cell>
          <table:table-cell office:value-type="float" office:value="6258.3203" calcext:value-type="float">
            <text:p>6258,3203</text:p>
          </table:table-cell>
          <table:table-cell table:style-name="ce2" office:value-type="string" calcext:value-type="string">
            <text:p>6266,772</text:p>
          </table:table-cell>
          <table:table-cell office:value-type="float" office:value="6275.2271" calcext:value-type="float">
            <text:p>6275,2271</text:p>
          </table:table-cell>
          <table:table-cell office:value-type="float" office:value="6292.1489" calcext:value-type="float">
            <text:p>6292,1489</text:p>
          </table:table-cell>
          <table:table-cell office:value-type="float" office:value="6309.0864" calcext:value-type="float">
            <text:p>6309,0864</text:p>
          </table:table-cell>
          <table:table-cell office:value-type="float" office:value="6317.5605" calcext:value-type="float">
            <text:p>6317,5605</text:p>
          </table:table-cell>
          <table:table-cell office:value-type="float" office:value="6326.0386" calcext:value-type="float">
            <text:p>6326,0386</text:p>
          </table:table-cell>
          <table:table-cell office:value-type="float" office:value="6343.0059" calcext:value-type="float">
            <text:p>6343,0059</text:p>
          </table:table-cell>
          <table:table-cell table:style-name="ce2" office:value-type="string" calcext:value-type="string">
            <text:p>6393,999</text:p>
          </table:table-cell>
          <table:table-cell office:value-type="float" office:value="6411.0273" calcext:value-type="float">
            <text:p>6411,0273</text:p>
          </table:table-cell>
          <table:table-cell office:value-type="float" office:value="6436.5972" calcext:value-type="float">
            <text:p>6436,5972</text:p>
          </table:table-cell>
          <table:table-cell office:value-type="float" office:value="6445.1284" calcext:value-type="float">
            <text:p>6445,1284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79.2896" calcext:value-type="float">
            <text:p>6479,2896</text:p>
          </table:table-cell>
          <table:table-cell office:value-type="float" office:value="6504.9502" calcext:value-type="float">
            <text:p>6504,9502</text:p>
          </table:table-cell>
          <table:table-cell office:value-type="float" office:value="6530.6445" calcext:value-type="float">
            <text:p>6530,6445</text:p>
          </table:table-cell>
          <table:table-cell table:style-name="ce2" office:value-type="string" calcext:value-type="string">
            <text:p>6547,793</text:p>
          </table:table-cell>
          <table:table-cell office:value-type="float" office:value="6556.3726" calcext:value-type="float">
            <text:p>6556,3726</text:p>
          </table:table-cell>
          <table:table-cell office:value-type="float" office:value="6564.9561" calcext:value-type="float">
            <text:p>6564,9561</text:p>
          </table:table-cell>
          <table:table-cell office:value-type="float" office:value="6582.1343" calcext:value-type="float">
            <text:p>6582,1343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16.5356" calcext:value-type="float">
            <text:p>6616,5356</text:p>
          </table:table-cell>
          <table:table-cell office:value-type="float" office:value="6376.9863" calcext:value-type="float">
            <text:p>6376,9863</text:p>
          </table:table-cell>
          <table:table-cell office:value-type="float" office:value="6542.6719" calcext:value-type="float">
            <text:p>6542,67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599.3276" calcext:value-type="float">
            <text:p>6599,3276</text:p>
          </table:table-cell>
          <table:table-cell office:value-type="float" office:value="6607.9297" calcext:value-type="float">
            <text:p>6607,9297</text:p>
          </table:table-cell>
          <table:table-cell table:number-columns-repeated="7" office:value-type="float" office:value="6616.5356" calcext:value-type="float">
            <text:p>6616,5356</text:p>
          </table:table-cell>
          <table:table-cell office:value-type="float" office:value="6607.9297" calcext:value-type="float">
            <text:p>6607,9297</text:p>
          </table:table-cell>
          <table:table-cell office:value-type="float" office:value="6599.3276" calcext:value-type="float">
            <text:p>6599,3276</text:p>
          </table:table-cell>
          <table:table-cell table:number-columns-repeated="3" office:value-type="float" office:value="6582.1343" calcext:value-type="float">
            <text:p>6582,1343</text:p>
          </table:table-cell>
          <table:table-cell office:value-type="float" office:value="6573.5435" calcext:value-type="float">
            <text:p>6573,5435</text:p>
          </table:table-cell>
          <table:table-cell office:value-type="float" office:value="6564.9561" calcext:value-type="float">
            <text:p>6564,9561</text:p>
          </table:table-cell>
          <table:table-cell office:value-type="float" office:value="6556.3726" calcext:value-type="float">
            <text:p>6556,3726</text:p>
          </table:table-cell>
          <table:table-cell table:style-name="ce2" office:value-type="string" calcext:value-type="string">
            <text:p>6547,793</text:p>
          </table:table-cell>
          <table:table-cell office:value-type="float" office:value="6539.2168" calcext:value-type="float">
            <text:p>6539,2168</text:p>
          </table:table-cell>
          <table:table-cell office:value-type="float" office:value="6530.6445" calcext:value-type="float">
            <text:p>6530,6445</text:p>
          </table:table-cell>
          <table:table-cell office:value-type="float" office:value="6522.0762" calcext:value-type="float">
            <text:p>6522,0762</text:p>
          </table:table-cell>
          <table:table-cell office:value-type="float" office:value="6513.5112" calcext:value-type="float">
            <text:p>6513,5112</text:p>
          </table:table-cell>
          <table:table-cell office:value-type="float" office:value="6504.9502" calcext:value-type="float">
            <text:p>6504,9502</text:p>
          </table:table-cell>
          <table:table-cell office:value-type="float" office:value="6496.3931" calcext:value-type="float">
            <text:p>6496,3931</text:p>
          </table:table-cell>
          <table:table-cell office:value-type="float" office:value="6479.2896" calcext:value-type="float">
            <text:p>6479,2896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45.1284" calcext:value-type="float">
            <text:p>6445,1284</text:p>
          </table:table-cell>
          <table:table-cell office:value-type="float" office:value="6428.0703" calcext:value-type="float">
            <text:p>6428,0703</text:p>
          </table:table-cell>
          <table:table-cell office:value-type="float" office:value="6411.0273" calcext:value-type="float">
            <text:p>6411,0273</text:p>
          </table:table-cell>
          <table:table-cell table:style-name="ce2" office:value-type="string" calcext:value-type="string">
            <text:p>6393,999</text:p>
          </table:table-cell>
          <table:table-cell office:value-type="float" office:value="6376.9863" calcext:value-type="float">
            <text:p>6376,986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359.9888" calcext:value-type="float">
            <text:p>6359,9888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840.4692" calcext:value-type="float">
            <text:p>5840,4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359.9888" calcext:value-type="float">
            <text:p>6359,9888</text:p>
          </table:table-cell>
          <table:table-cell office:value-type="float" office:value="6326.0386" calcext:value-type="float">
            <text:p>6326,0386</text:p>
          </table:table-cell>
          <table:table-cell office:value-type="float" office:value="6300.6157" calcext:value-type="float">
            <text:p>6300,6157</text:p>
          </table:table-cell>
          <table:table-cell table:style-name="ce2" office:value-type="string" calcext:value-type="string">
            <text:p>6266,772</text:p>
          </table:table-cell>
          <table:table-cell office:value-type="float" office:value="6241.4287" calcext:value-type="float">
            <text:p>6241,4287</text:p>
          </table:table-cell>
          <table:table-cell office:value-type="float" office:value="6207.6914" calcext:value-type="float">
            <text:p>6207,6914</text:p>
          </table:table-cell>
          <table:table-cell office:value-type="float" office:value="6182.4282" calcext:value-type="float">
            <text:p>6182,4282</text:p>
          </table:table-cell>
          <table:table-cell office:value-type="float" office:value="6148.7979" calcext:value-type="float">
            <text:p>6148,7979</text:p>
          </table:table-cell>
          <table:table-cell office:value-type="float" office:value="6115.2285" calcext:value-type="float">
            <text:p>6115,2285</text:p>
          </table:table-cell>
          <table:table-cell table:style-name="ce2" office:value-type="string" calcext:value-type="string">
            <text:p>6073,353</text:p>
          </table:table-cell>
          <table:table-cell office:value-type="float" office:value="6031.5737" calcext:value-type="float">
            <text:p>6031,5737</text:p>
          </table:table-cell>
          <table:table-cell office:value-type="float" office:value="5998.2192" calcext:value-type="float">
            <text:p>5998,2192</text:p>
          </table:table-cell>
          <table:table-cell office:value-type="float" office:value="5964.9268" calcext:value-type="float">
            <text:p>5964,9268</text:p>
          </table:table-cell>
          <table:table-cell office:value-type="float" office:value="5931.6958" calcext:value-type="float">
            <text:p>5931,6958</text:p>
          </table:table-cell>
          <table:table-cell office:value-type="float" office:value="5890.2446" calcext:value-type="float">
            <text:p>5890,2446</text:p>
          </table:table-cell>
          <table:table-cell office:value-type="float" office:value="5848.8906" calcext:value-type="float">
            <text:p>5848,8906</text:p>
          </table:table-cell>
          <table:table-cell table:style-name="ce2" office:value-type="string" calcext:value-type="string">
            <text:p>5815,877</text:p>
          </table:table-cell>
          <table:table-cell office:value-type="float" office:value="5774.6978" calcext:value-type="float">
            <text:p>5774,6978</text:p>
          </table:table-cell>
          <table:table-cell office:value-type="float" office:value="5733.6162" calcext:value-type="float">
            <text:p>5733,6162</text:p>
          </table:table-cell>
          <table:table-cell office:value-type="float" office:value="5692.6328" calcext:value-type="float">
            <text:p>5692,6328</text:p>
          </table:table-cell>
          <table:table-cell office:value-type="float" office:value="5651.7471" calcext:value-type="float">
            <text:p>5651,7471</text:p>
          </table:table-cell>
          <table:table-cell office:value-type="float" office:value="5610.96" calcext:value-type="float">
            <text:p>5610,96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513.4736" calcext:value-type="float">
            <text:p>5513,4736</text:p>
          </table:table-cell>
          <table:table-cell office:value-type="float" office:value="5464.9448" calcext:value-type="float">
            <text:p>5464,9448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04.2173" calcext:value-type="float">
            <text:p>5304,2173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192.6641" calcext:value-type="float">
            <text:p>5192,664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2378.9731" calcext:value-type="float">
            <text:p>2378,9731</text:p>
          </table:table-cell>
          <table:table-cell table:style-name="ce2" office:value-type="string" calcext:value-type="string">
            <text:p>3885,5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247.3462" calcext:value-type="float">
            <text:p>4247,3462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881.5371" calcext:value-type="float">
            <text:p>3881,5371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674.4546" calcext:value-type="float">
            <text:p>3674,4546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3129.9238" calcext:value-type="float">
            <text:p>3129,9238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807.1021" calcext:value-type="float">
            <text:p>2807,1021</text:p>
          </table:table-cell>
          <table:table-cell office:value-type="float" office:value="2704.2527" calcext:value-type="float">
            <text:p>2704,2527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378.9731" calcext:value-type="float">
            <text:p>2378,973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1433.2574" calcext:value-type="float">
            <text:p>1433,25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197.7302" calcext:value-type="float">
            <text:p>2197,7302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038.7563" calcext:value-type="float">
            <text:p>2038,7563</text:p>
          </table:table-cell>
          <table:table-cell table:style-name="ce2" office:value-type="string" calcext:value-type="string">
            <text:p>1963,644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1838.6918" calcext:value-type="float">
            <text:p>1838,6918</text:p>
          </table:table-cell>
          <table:table-cell table:style-name="ce2" office:value-type="string" calcext:value-type="string">
            <text:p>1782,807</text:p>
          </table:table-cell>
          <table:table-cell office:value-type="float" office:value="1733.0045" calcext:value-type="float">
            <text:p>1733,0045</text:p>
          </table:table-cell>
          <table:table-cell office:value-type="float" office:value="1683.6747" calcext:value-type="float">
            <text:p>1683,6747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470.2705" calcext:value-type="float">
            <text:p>1470,2705</text:p>
          </table:table-cell>
          <table:table-cell office:value-type="float" office:value="1423.5975" calcext:value-type="float">
            <text:p>1423,5975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149.5514" calcext:value-type="float">
            <text:p>1149,5514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843.25897" calcext:value-type="float">
            <text:p>843,2589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617.18658" calcext:value-type="float">
            <text:p>617,1865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585.6524" calcext:value-type="float">
            <text:p>585,6524</text:p>
          </table:table-cell>
          <table:table-cell table:number-columns-repeated="2" office:value-type="float" office:value="577.99689" calcext:value-type="float">
            <text:p>577,99689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10.62979" calcext:value-type="float">
            <text:p>510,6297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92.46439" calcext:value-type="float">
            <text:p>492,4643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9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74.42361" calcext:value-type="float">
            <text:p>474,42361</text:p>
          </table:table-cell>
          <table:table-cell table:number-columns-repeated="3" office:value-type="float" office:value="481.59369" calcext:value-type="float">
            <text:p>481,5936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96.04089" calcext:value-type="float">
            <text:p>496,04089</text:p>
          </table:table-cell>
          <table:table-cell table:number-columns-repeated="2" office:value-type="float" office:value="499.6749" calcext:value-type="float">
            <text:p>499,6749</text:p>
          </table:table-cell>
          <table:table-cell table:number-columns-repeated="3"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25.35889" calcext:value-type="float">
            <text:p>525,35889</text:p>
          </table:table-cell>
          <table:table-cell table:number-columns-repeated="30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704.57953" calcext:value-type="float">
            <text:p>704,57953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85.6524" calcext:value-type="float">
            <text:p>585,6524</text:p>
          </table:table-cell>
          <table:table-cell table:number-columns-repeated="3" office:value-type="float" office:value="589.49268" calcext:value-type="float">
            <text:p>589,49268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76.06348" calcext:value-type="float">
            <text:p>676,06348</text:p>
          </table:table-cell>
          <table:table-cell table:style-name="ce2" office:value-type="string" calcext:value-type="string">
            <text:p>688,172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139.9585" calcext:value-type="float">
            <text:p>1139,958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8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55.0809" calcext:value-type="float">
            <text:p>1755,0809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1261.2075" calcext:value-type="float">
            <text:p>1261,207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30.3925" calcext:value-type="float">
            <text:p>1130,3925</text:p>
          </table:table-cell>
          <table:table-cell office:value-type="float" office:value="1125.6195" calcext:value-type="float">
            <text:p>1125,6195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073.5638" calcext:value-type="float">
            <text:p>1073,5638</text:p>
          </table:table-cell>
          <table:table-cell office:value-type="float" office:value="1064.1877" calcext:value-type="float">
            <text:p>1064,1877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64.1877" calcext:value-type="float">
            <text:p>1064,1877</text:p>
          </table:table-cell>
          <table:table-cell office:value-type="float" office:value="1073.5638" calcext:value-type="float">
            <text:p>1073,5638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097.1237" calcext:value-type="float">
            <text:p>1097,1237</text:p>
          </table:table-cell>
          <table:table-cell office:value-type="float" office:value="1130.3925" calcext:value-type="float">
            <text:p>1130,3925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341.8727" calcext:value-type="float">
            <text:p>1341,8727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470.2705" calcext:value-type="float">
            <text:p>1470,2705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607.8896" calcext:value-type="float">
            <text:p>1607,8896</text:p>
          </table:table-cell>
          <table:table-cell table:style-name="ce2" office:value-type="string" calcext:value-type="string">
            <text:p>1651,053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755.0809" calcext:value-type="float">
            <text:p>1755,080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2059.1667" calcext:value-type="float">
            <text:p>2059,166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805.0919" calcext:value-type="float">
            <text:p>1805,0919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833.0775" calcext:value-type="float">
            <text:p>1833,0775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866.8491" calcext:value-type="float">
            <text:p>1866,8491</text:p>
          </table:table-cell>
          <table:table-cell table:number-columns-repeated="3" office:value-type="float" office:value="1883.8118" calcext:value-type="float">
            <text:p>1883,8118</text:p>
          </table:table-cell>
          <table:table-cell office:value-type="float" office:value="1878.1519" calcext:value-type="float">
            <text:p>1878,1519</text:p>
          </table:table-cell>
          <table:table-cell office:value-type="float" office:value="1872.4977" calcext:value-type="float">
            <text:p>1872,4977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861.2063" calcext:value-type="float">
            <text:p>1861,2063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1923.5898" calcext:value-type="float">
            <text:p>1923,5898</text:p>
          </table:table-cell>
          <table:table-cell office:value-type="float" office:value="1935.0059" calcext:value-type="float">
            <text:p>1935,0059</text:p>
          </table:table-cell>
          <table:table-cell office:value-type="float" office:value="1940.7222" calcext:value-type="float">
            <text:p>1940,7222</text:p>
          </table:table-cell>
          <table:table-cell office:value-type="float" office:value="1946.4442" calcext:value-type="float">
            <text:p>1946,4442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2120.6909" calcext:value-type="float">
            <text:p>2120,6909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245.5928" calcext:value-type="float">
            <text:p>2245,5928</text:p>
          </table:table-cell>
          <table:table-cell office:value-type="float" office:value="2305.9021" calcext:value-type="float">
            <text:p>2305,9021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704.2527" calcext:value-type="float">
            <text:p>2704,252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2749.0918" calcext:value-type="float">
            <text:p>2749,0918</text:p>
          </table:table-cell>
          <table:table-cell office:value-type="float" office:value="3493.3359" calcext:value-type="float">
            <text:p>3493,335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49.0918" calcext:value-type="float">
            <text:p>2749,0918</text:p>
          </table:table-cell>
          <table:table-cell office:value-type="float" office:value="2813.5725" calcext:value-type="float">
            <text:p>2813,5725</text:p>
          </table:table-cell>
          <table:table-cell office:value-type="float" office:value="2865.5144" calcext:value-type="float">
            <text:p>2865,5144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983.5356" calcext:value-type="float">
            <text:p>2983,5356</text:p>
          </table:table-cell>
          <table:table-cell office:value-type="float" office:value="3056.4375" calcext:value-type="float">
            <text:p>3056,4375</text:p>
          </table:table-cell>
          <table:table-cell office:value-type="float" office:value="3116.5193" calcext:value-type="float">
            <text:p>3116,5193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388.2173" calcext:value-type="float">
            <text:p>3388,2173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582.8601" calcext:value-type="float">
            <text:p>3582,8601</text:p>
          </table:table-cell>
          <table:table-cell office:value-type="float" office:value="3625.0388" calcext:value-type="float">
            <text:p>3625,0388</text:p>
          </table:table-cell>
          <table:table-cell table:style-name="ce2" office:value-type="string" calcext:value-type="string">
            <text:p>3660,313</text:p>
          </table:table-cell>
          <table:table-cell office:value-type="float" office:value="3688.6145" calcext:value-type="float">
            <text:p>3688,6145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852.7495" calcext:value-type="float">
            <text:p>3852,7495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4004.6782" calcext:value-type="float">
            <text:p>4004,6782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092.3701" calcext:value-type="float">
            <text:p>4092,3701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86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972.9902" calcext:value-type="float">
            <text:p>4972,990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232.5039" calcext:value-type="float">
            <text:p>4232,5039</text:p>
          </table:table-cell>
          <table:table-cell office:value-type="float" office:value="4306.8877" calcext:value-type="float">
            <text:p>4306,8877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746.7314" calcext:value-type="float">
            <text:p>4746,7314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39.5" calcext:value-type="float">
            <text:p>4839,5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113.4683" calcext:value-type="float">
            <text:p>5113,4683</text:p>
          </table:table-cell>
          <table:table-cell office:value-type="float" office:value="5168.8628" calcext:value-type="float">
            <text:p>5168,8628</text:p>
          </table:table-cell>
          <table:table-cell office:value-type="float" office:value="5216.5015" calcext:value-type="float">
            <text:p>5216,5015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72.2646" calcext:value-type="float">
            <text:p>5272,2646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28.2246" calcext:value-type="float">
            <text:p>5328,2246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440.7339" calcext:value-type="float">
            <text:p>5440,7339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513.4736" calcext:value-type="float">
            <text:p>5513,4736</text:p>
          </table:table-cell>
          <table:table-cell table:style-name="ce2" office:value-type="string" calcext:value-type="string">
            <text:p>5537,792</text:p>
          </table:table-cell>
          <table:table-cell table:style-name="ce2" office:value-type="string" calcext:value-type="string">
            <text:p>5562,14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14.8887" calcext:value-type="float">
            <text:p>6014,8887</text:p>
          </table:table-cell>
          <table:table-cell office:value-type="float" office:value="5578.4014" calcext:value-type="float">
            <text:p>5578,4014</text:p>
          </table:table-cell>
          <table:table-cell office:value-type="float" office:value="5844.1729" calcext:value-type="float">
            <text:p>5844,172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578.4014" calcext:value-type="float">
            <text:p>5578,4014</text:p>
          </table:table-cell>
          <table:table-cell office:value-type="float" office:value="5594.6729" calcext:value-type="float">
            <text:p>5594,6729</text:p>
          </table:table-cell>
          <table:table-cell office:value-type="float" office:value="5619.1099" calcext:value-type="float">
            <text:p>5619,1099</text:p>
          </table:table-cell>
          <table:table-cell office:value-type="float" office:value="5651.7471" calcext:value-type="float">
            <text:p>5651,7471</text:p>
          </table:table-cell>
          <table:table-cell office:value-type="float" office:value="5676.2666" calcext:value-type="float">
            <text:p>5676,2666</text:p>
          </table:table-cell>
          <table:table-cell office:value-type="float" office:value="5692.6328" calcext:value-type="float">
            <text:p>5692,6328</text:p>
          </table:table-cell>
          <table:table-cell office:value-type="float" office:value="5717.2109" calcext:value-type="float">
            <text:p>5717,2109</text:p>
          </table:table-cell>
          <table:table-cell office:value-type="float" office:value="5741.8247" calcext:value-type="float">
            <text:p>5741,8247</text:p>
          </table:table-cell>
          <table:table-cell office:value-type="float" office:value="5758.2534" calcext:value-type="float">
            <text:p>5758,2534</text:p>
          </table:table-cell>
          <table:table-cell office:value-type="float" office:value="5782.9258" calcext:value-type="float">
            <text:p>5782,9258</text:p>
          </table:table-cell>
          <table:table-cell office:value-type="float" office:value="5799.3936" calcext:value-type="float">
            <text:p>5799,3936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5824.1245" calcext:value-type="float">
            <text:p>5824,1245</text:p>
          </table:table-cell>
          <table:table-cell office:value-type="float" office:value="5840.6313" calcext:value-type="float">
            <text:p>5840,6313</text:p>
          </table:table-cell>
          <table:table-cell office:value-type="float" office:value="5865.4204" calcext:value-type="float">
            <text:p>5865,4204</text:p>
          </table:table-cell>
          <table:table-cell office:value-type="float" office:value="5890.2446" calcext:value-type="float">
            <text:p>5890,2446</text:p>
          </table:table-cell>
          <table:table-cell office:value-type="float" office:value="5898.5273" calcext:value-type="float">
            <text:p>5898,5273</text:p>
          </table:table-cell>
          <table:table-cell office:value-type="float" office:value="5906.8135" calcext:value-type="float">
            <text:p>5906,8135</text:p>
          </table:table-cell>
          <table:table-cell table:style-name="ce2" office:value-type="string" calcext:value-type="string">
            <text:p>5915,104</text:p>
          </table:table-cell>
          <table:table-cell office:value-type="float" office:value="5923.3979" calcext:value-type="float">
            <text:p>5923,3979</text:p>
          </table:table-cell>
          <table:table-cell office:value-type="float" office:value="5931.6958" calcext:value-type="float">
            <text:p>5931,6958</text:p>
          </table:table-cell>
          <table:table-cell office:value-type="float" office:value="5948.3037" calcext:value-type="float">
            <text:p>5948,3037</text:p>
          </table:table-cell>
          <table:table-cell office:value-type="float" office:value="5964.9268" calcext:value-type="float">
            <text:p>5964,9268</text:p>
          </table:table-cell>
          <table:table-cell office:value-type="float" office:value="5973.2441" calcext:value-type="float">
            <text:p>5973,2441</text:p>
          </table:table-cell>
          <table:table-cell office:value-type="float" office:value="5981.5654" calcext:value-type="float">
            <text:p>5981,5654</text:p>
          </table:table-cell>
          <table:table-cell office:value-type="float" office:value="5989.8901" calcext:value-type="float">
            <text:p>5989,8901</text:p>
          </table:table-cell>
          <table:table-cell office:value-type="float" office:value="6006.5522" calcext:value-type="float">
            <text:p>6006,5522</text:p>
          </table:table-cell>
          <table:table-cell table:number-columns-repeated="3" office:value-type="float" office:value="6014.8887" calcext:value-type="float">
            <text:p>6014,888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86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6023,229</text:p>
          </table:table-cell>
          <table:table-cell office:value-type="float" office:value="5857.1533" calcext:value-type="float">
            <text:p>5857,1533</text:p>
          </table:table-cell>
          <table:table-cell office:value-type="float" office:value="5967.6841" calcext:value-type="float">
            <text:p>5967,684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7" office:value-type="float" office:value="6014.8887" calcext:value-type="float">
            <text:p>6014,8887</text:p>
          </table:table-cell>
          <table:table-cell table:number-columns-repeated="3" table:style-name="ce2" office:value-type="string" calcext:value-type="string">
            <text:p>6023,229</text:p>
          </table:table-cell>
          <table:table-cell table:number-columns-repeated="2" office:value-type="float" office:value="6014.8887" calcext:value-type="float">
            <text:p>6014,8887</text:p>
          </table:table-cell>
          <table:table-cell office:value-type="float" office:value="6006.5522" calcext:value-type="float">
            <text:p>6006,5522</text:p>
          </table:table-cell>
          <table:table-cell office:value-type="float" office:value="5998.2192" calcext:value-type="float">
            <text:p>5998,2192</text:p>
          </table:table-cell>
          <table:table-cell office:value-type="float" office:value="5989.8901" calcext:value-type="float">
            <text:p>5989,8901</text:p>
          </table:table-cell>
          <table:table-cell office:value-type="float" office:value="5981.5654" calcext:value-type="float">
            <text:p>5981,5654</text:p>
          </table:table-cell>
          <table:table-cell table:number-columns-repeated="3" office:value-type="float" office:value="5964.9268" calcext:value-type="float">
            <text:p>5964,9268</text:p>
          </table:table-cell>
          <table:table-cell office:value-type="float" office:value="5956.6133" calcext:value-type="float">
            <text:p>5956,6133</text:p>
          </table:table-cell>
          <table:table-cell office:value-type="float" office:value="5948.3037" calcext:value-type="float">
            <text:p>5948,3037</text:p>
          </table:table-cell>
          <table:table-cell office:value-type="float" office:value="5939.9976" calcext:value-type="float">
            <text:p>5939,9976</text:p>
          </table:table-cell>
          <table:table-cell office:value-type="float" office:value="5931.6958" calcext:value-type="float">
            <text:p>5931,6958</text:p>
          </table:table-cell>
          <table:table-cell office:value-type="float" office:value="5923.3979" calcext:value-type="float">
            <text:p>5923,3979</text:p>
          </table:table-cell>
          <table:table-cell table:style-name="ce2" office:value-type="string" calcext:value-type="string">
            <text:p>5915,104</text:p>
          </table:table-cell>
          <table:table-cell office:value-type="float" office:value="5906.8135" calcext:value-type="float">
            <text:p>5906,8135</text:p>
          </table:table-cell>
          <table:table-cell office:value-type="float" office:value="5898.5273" calcext:value-type="float">
            <text:p>5898,5273</text:p>
          </table:table-cell>
          <table:table-cell office:value-type="float" office:value="5890.2446" calcext:value-type="float">
            <text:p>5890,2446</text:p>
          </table:table-cell>
          <table:table-cell office:value-type="float" office:value="5881.9658" calcext:value-type="float">
            <text:p>5881,9658</text:p>
          </table:table-cell>
          <table:table-cell office:value-type="float" office:value="5873.6914" calcext:value-type="float">
            <text:p>5873,6914</text:p>
          </table:table-cell>
          <table:table-cell office:value-type="float" office:value="5857.1533" calcext:value-type="float">
            <text:p>5857,153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24.1245" calcext:value-type="float">
            <text:p>5824,1245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530.4517" calcext:value-type="float">
            <text:p>5530,45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24.1245" calcext:value-type="float">
            <text:p>5824,1245</text:p>
          </table:table-cell>
          <table:table-cell office:value-type="float" office:value="5799.3936" calcext:value-type="float">
            <text:p>5799,3936</text:p>
          </table:table-cell>
          <table:table-cell office:value-type="float" office:value="5782.9258" calcext:value-type="float">
            <text:p>5782,9258</text:p>
          </table:table-cell>
          <table:table-cell office:value-type="float" office:value="5766.4736" calcext:value-type="float">
            <text:p>5766,4736</text:p>
          </table:table-cell>
          <table:table-cell office:value-type="float" office:value="5750.0371" calcext:value-type="float">
            <text:p>5750,0371</text:p>
          </table:table-cell>
          <table:table-cell office:value-type="float" office:value="5733.6162" calcext:value-type="float">
            <text:p>5733,6162</text:p>
          </table:table-cell>
          <table:table-cell office:value-type="float" office:value="5717.2109" calcext:value-type="float">
            <text:p>5717,2109</text:p>
          </table:table-cell>
          <table:table-cell office:value-type="float" office:value="5709.0142" calcext:value-type="float">
            <text:p>5709,0142</text:p>
          </table:table-cell>
          <table:table-cell office:value-type="float" office:value="5700.8218" calcext:value-type="float">
            <text:p>5700,8218</text:p>
          </table:table-cell>
          <table:table-cell office:value-type="float" office:value="5692.6328" calcext:value-type="float">
            <text:p>5692,6328</text:p>
          </table:table-cell>
          <table:table-cell office:value-type="float" office:value="5676.2666" calcext:value-type="float">
            <text:p>5676,2666</text:p>
          </table:table-cell>
          <table:table-cell office:value-type="float" office:value="5651.7471" calcext:value-type="float">
            <text:p>5651,7471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602.8145" calcext:value-type="float">
            <text:p>5602,8145</text:p>
          </table:table-cell>
          <table:table-cell office:value-type="float" office:value="5586.5352" calcext:value-type="float">
            <text:p>5586,5352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529.6821" calcext:value-type="float">
            <text:p>5529,6821</text:p>
          </table:table-cell>
          <table:table-cell office:value-type="float" office:value="5505.3755" calcext:value-type="float">
            <text:p>5505,3755</text:p>
          </table:table-cell>
          <table:table-cell office:value-type="float" office:value="5473.0229" calcext:value-type="float">
            <text:p>5473,0229</text:p>
          </table:table-cell>
          <table:table-cell office:value-type="float" office:value="5456.8706" calcext:value-type="float">
            <text:p>5456,8706</text:p>
          </table:table-cell>
          <table:table-cell office:value-type="float" office:value="5424.6133" calcext:value-type="float">
            <text:p>5424,6133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32.4136" calcext:value-type="float">
            <text:p>5232,4136</text:p>
          </table:table-cell>
          <table:table-cell office:value-type="float" office:value="5192.6641" calcext:value-type="float">
            <text:p>5192,6641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121.3696" calcext:value-type="float">
            <text:p>5121,369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4175.9258" calcext:value-type="float">
            <text:p>4175,925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847.2573" calcext:value-type="float">
            <text:p>4847,2573</text:p>
          </table:table-cell>
          <table:table-cell table:style-name="ce2" office:value-type="string" calcext:value-type="string">
            <text:p>4793,041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881.5371" calcext:value-type="float">
            <text:p>3881,5371</text:p>
          </table:table-cell>
          <table:table-cell office:value-type="float" office:value="3795.3892" calcext:value-type="float">
            <text:p>3795,3892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457.3162" calcext:value-type="float">
            <text:p>3457,3162</text:p>
          </table:table-cell>
          <table:table-cell office:value-type="float" office:value="3374.4534" calcext:value-type="float">
            <text:p>3374,4534</text:p>
          </table:table-cell>
          <table:table-cell office:value-type="float" office:value="3285.4446" calcext:value-type="float">
            <text:p>3285,4446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3009.9775" calcext:value-type="float">
            <text:p>3009,977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86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2930,886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714.7925" calcext:value-type="float">
            <text:p>1714,79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2930,886</text:p>
          </table:table-cell>
          <table:table-cell office:value-type="float" office:value="2800.6365" calcext:value-type="float">
            <text:p>2800,6365</text:p>
          </table:table-cell>
          <table:table-cell office:value-type="float" office:value="2723.4395" calcext:value-type="float">
            <text:p>2723,4395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409.6428" calcext:value-type="float">
            <text:p>2409,6428</text:p>
          </table:table-cell>
          <table:table-cell office:value-type="float" office:value="2311.9624" calcext:value-type="float">
            <text:p>2311,9624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097.1711" calcext:value-type="float">
            <text:p>2097,1711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733.0045" calcext:value-type="float">
            <text:p>1733,0045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597.1584" calcext:value-type="float">
            <text:p>1597,1584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433.9259" calcext:value-type="float">
            <text:p>1433,9259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321.6945" calcext:value-type="float">
            <text:p>1321,6945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46.9399" calcext:value-type="float">
            <text:p>1246,9399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135.1721" calcext:value-type="float">
            <text:p>1135,1721</text:p>
          </table:table-cell>
          <table:table-cell table:style-name="ce2" office:value-type="string" calcext:value-type="string">
            <text:p>1101,856</text:p>
          </table:table-cell>
          <table:table-cell office:value-type="float" office:value="1068.8724" calcext:value-type="float">
            <text:p>1068,8724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22.3364" calcext:value-type="float">
            <text:p>1022,3364</text:p>
          </table:table-cell>
          <table:table-cell office:value-type="float" office:value="999.32861" calcext:value-type="float">
            <text:p>999,32861</text:p>
          </table:table-cell>
          <table:table-cell table:number-columns-repeated="2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76.49609" calcext:value-type="float">
            <text:p>976,49609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746.38147" calcext:value-type="float">
            <text:p>746,381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976.49609" calcext:value-type="float">
            <text:p>976,49609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41.46198" calcext:value-type="float">
            <text:p>741,46198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00.35181" calcext:value-type="float">
            <text:p>700,35181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597.19849" calcext:value-type="float">
            <text:p>597,1984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48.33728" calcext:value-type="float">
            <text:p>548,337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74.1817" calcext:value-type="float">
            <text:p>574,1817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table:number-columns-repeated="2" office:value-type="float" office:value="521.66357" calcext:value-type="float">
            <text:p>521,66357</text:p>
          </table:table-cell>
          <table:table-cell table:number-columns-repeated="2" office:value-type="float" office:value="514.29901" calcext:value-type="float">
            <text:p>514,29901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66.57672" calcext:value-type="float">
            <text:p>566,57672</text:p>
          </table:table-cell>
          <table:table-cell table:number-columns-repeated="2"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65.20901" calcext:value-type="float">
            <text:p>465,209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74.42361" calcext:value-type="float">
            <text:p>474,4236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8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51.8783" calcext:value-type="float">
            <text:p>1251,8783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890.77869" calcext:value-type="float">
            <text:p>890,7786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68.03119" calcext:value-type="float">
            <text:p>668,03119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825.99121" calcext:value-type="float">
            <text:p>825,99121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51.93738" calcext:value-type="float">
            <text:p>851,93738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922.42108" calcext:value-type="float">
            <text:p>922,42108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1031.5883" calcext:value-type="float">
            <text:p>1031,5883</text:p>
          </table:table-cell>
          <table:table-cell office:value-type="float" office:value="1064.1877" calcext:value-type="float">
            <text:p>1064,1877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63.9908" calcext:value-type="float">
            <text:p>1163,9908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251.8783" calcext:value-type="float">
            <text:p>1251,878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05.9021" calcext:value-type="float">
            <text:p>2305,9021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668.1901" calcext:value-type="float">
            <text:p>1668,190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281.6447" calcext:value-type="float">
            <text:p>1281,6447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336.8186" calcext:value-type="float">
            <text:p>1336,8186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352" calcext:value-type="float">
            <text:p>1352</text:p>
          </table:table-cell>
          <table:table-cell office:value-type="float" office:value="1357.0732" calcext:value-type="float">
            <text:p>1357,0732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624.0313" calcext:value-type="float">
            <text:p>1624,0313</text:p>
          </table:table-cell>
          <table:table-cell office:value-type="float" office:value="1656.4751" calcext:value-type="float">
            <text:p>1656,4751</text:p>
          </table:table-cell>
          <table:table-cell office:value-type="float" office:value="1700.0652" calcext:value-type="float">
            <text:p>1700,0652</text:p>
          </table:table-cell>
          <table:table-cell office:value-type="float" office:value="1744.0311" calcext:value-type="float">
            <text:p>1744,0311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861.2063" calcext:value-type="float">
            <text:p>1861,2063</text:p>
          </table:table-cell>
          <table:table-cell office:value-type="float" office:value="1917.8903" calcext:value-type="float">
            <text:p>1917,8903</text:p>
          </table:table-cell>
          <table:table-cell table:style-name="ce2" office:value-type="string" calcext:value-type="string">
            <text:p>1963,644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2032.9451" calcext:value-type="float">
            <text:p>2032,9451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138.3877" calcext:value-type="float">
            <text:p>2138,3877</text:p>
          </table:table-cell>
          <table:table-cell office:value-type="float" office:value="2191.7717" calcext:value-type="float">
            <text:p>2191,7717</text:p>
          </table:table-cell>
          <table:table-cell table:style-name="ce2" office:value-type="string" calcext:value-type="string">
            <text:p>2227,604</text:p>
          </table:table-cell>
          <table:table-cell office:value-type="float" office:value="2269.6526" calcext:value-type="float">
            <text:p>2269,6526</text:p>
          </table:table-cell>
          <table:table-cell office:value-type="float" office:value="2305.9021" calcext:value-type="float">
            <text:p>2305,902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43.3474" calcext:value-type="float">
            <text:p>3143,3474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815.3459" calcext:value-type="float">
            <text:p>2815,345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552.3987" calcext:value-type="float">
            <text:p>2552,3987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85.1116" calcext:value-type="float">
            <text:p>2685,1116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813.5725" calcext:value-type="float">
            <text:p>2813,5725</text:p>
          </table:table-cell>
          <table:table-cell office:value-type="float" office:value="2839.5039" calcext:value-type="float">
            <text:p>2839,5039</text:p>
          </table:table-cell>
          <table:table-cell office:value-type="float" office:value="2872.0295" calcext:value-type="float">
            <text:p>2872,0295</text:p>
          </table:table-cell>
          <table:table-cell table:style-name="ce2" office:value-type="string" calcext:value-type="string">
            <text:p>2891,604</text:p>
          </table:table-cell>
          <table:table-cell office:value-type="float" office:value="2917.7722" calcext:value-type="float">
            <text:p>2917,7722</text:p>
          </table:table-cell>
          <table:table-cell table:style-name="ce2" office:value-type="string" calcext:value-type="string">
            <text:p>2930,886</text:p>
          </table:table-cell>
          <table:table-cell office:value-type="float" office:value="2937.45" calcext:value-type="float">
            <text:p>2937,45</text:p>
          </table:table-cell>
          <table:table-cell table:style-name="ce2" office:value-type="string" calcext:value-type="string">
            <text:p>2944,019</text:p>
          </table:table-cell>
          <table:table-cell office:value-type="float" office:value="2957.1719" calcext:value-type="float">
            <text:p>2957,1719</text:p>
          </table:table-cell>
          <table:table-cell office:value-type="float" office:value="2976.9375" calcext:value-type="float">
            <text:p>2976,9375</text:p>
          </table:table-cell>
          <table:table-cell office:value-type="float" office:value="3003.3599" calcext:value-type="float">
            <text:p>3003,3599</text:p>
          </table:table-cell>
          <table:table-cell office:value-type="float" office:value="3016.6001" calcext:value-type="float">
            <text:p>3016,6001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3049.7859" calcext:value-type="float">
            <text:p>3049,7859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143.3474" calcext:value-type="float">
            <text:p>3143,3474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183.7327" calcext:value-type="float">
            <text:p>3183,7327</text:p>
          </table:table-cell>
          <table:table-cell table:style-name="ce2" office:value-type="string" calcext:value-type="string">
            <text:p>3718,823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183.7327" calcext:value-type="float">
            <text:p>3183,7327</text:p>
          </table:table-cell>
          <table:table-cell office:value-type="float" office:value="3231.0654" calcext:value-type="float">
            <text:p>3231,0654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3395.1062" calcext:value-type="float">
            <text:p>3395,1062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485.0857" calcext:value-type="float">
            <text:p>3485,0857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568.8372" calcext:value-type="float">
            <text:p>3568,8372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38.3162" calcext:value-type="float">
            <text:p>3738,3162</text:p>
          </table:table-cell>
          <table:table-cell office:value-type="float" office:value="3766.8167" calcext:value-type="float">
            <text:p>3766,8167</text:p>
          </table:table-cell>
          <table:table-cell table:style-name="ce2" office:value-type="string" calcext:value-type="string">
            <text:p>3781,094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852.7495" calcext:value-type="float">
            <text:p>3852,7495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881.5371" calcext:value-type="float">
            <text:p>3881,5371</text:p>
          </table:table-cell>
          <table:table-cell office:value-type="float" office:value="3903.1748" calcext:value-type="float">
            <text:p>3903,1748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924.8523" calcext:value-type="float">
            <text:p>3924,8523</text:p>
          </table:table-cell>
          <table:table-cell table:number-columns-repeated="4" office:value-type="float" office:value="3932.0869" calcext:value-type="float">
            <text:p>3932,0869</text:p>
          </table:table-cell>
          <table:table-cell office:value-type="float" office:value="3939.3262" calcext:value-type="float">
            <text:p>3939,3262</text:p>
          </table:table-cell>
          <table:table-cell table:number-columns-repeated="2" office:value-type="float" office:value="3946.5698" calcext:value-type="float">
            <text:p>3946,569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866.5239" calcext:value-type="float">
            <text:p>3866,523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53.8179" calcext:value-type="float">
            <text:p>3953,8179</text:p>
          </table:table-cell>
          <table:table-cell table:number-columns-repeated="3" office:value-type="float" office:value="3975.5886" calcext:value-type="float">
            <text:p>3975,5886</text:p>
          </table:table-cell>
          <table:table-cell office:value-type="float" office:value="3968.3274" calcext:value-type="float">
            <text:p>3968,3274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53.8179" calcext:value-type="float">
            <text:p>3953,8179</text:p>
          </table:table-cell>
          <table:table-cell table:number-columns-repeated="7" office:value-type="float" office:value="3946.5698" calcext:value-type="float">
            <text:p>3946,5698</text:p>
          </table:table-cell>
          <table:table-cell office:value-type="float" office:value="3939.3262" calcext:value-type="float">
            <text:p>3939,3262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24.8523" calcext:value-type="float">
            <text:p>3924,8523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888.7451" calcext:value-type="float">
            <text:p>3888,7451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681.5322" calcext:value-type="float">
            <text:p>3681,5322</text:p>
          </table:table-cell>
          <table:table-cell table:style-name="ce2" office:value-type="string" calcext:value-type="string">
            <text:p>3660,313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617.9976" calcext:value-type="float">
            <text:p>3617,997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2826.5283" calcext:value-type="float">
            <text:p>2826,5283</text:p>
          </table:table-cell>
          <table:table-cell office:value-type="float" office:value="3274.1833" calcext:value-type="float">
            <text:p>3274,18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568.8372" calcext:value-type="float">
            <text:p>3568,8372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512.9292" calcext:value-type="float">
            <text:p>3512,9292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401.9998" calcext:value-type="float">
            <text:p>3401,9998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285.4446" calcext:value-type="float">
            <text:p>3285,4446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244.6318" calcext:value-type="float">
            <text:p>3244,6318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170.2517" calcext:value-type="float">
            <text:p>3170,2517</text:p>
          </table:table-cell>
          <table:table-cell office:value-type="float" office:value="3150.0664" calcext:value-type="float">
            <text:p>3150,0664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076.4216" calcext:value-type="float">
            <text:p>3076,4216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2917.7722" calcext:value-type="float">
            <text:p>2917,7722</text:p>
          </table:table-cell>
          <table:table-cell office:value-type="float" office:value="2865.5144" calcext:value-type="float">
            <text:p>2865,5144</text:p>
          </table:table-cell>
          <table:table-cell office:value-type="float" office:value="2826.5283" calcext:value-type="float">
            <text:p>2826,528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1517.4427" calcext:value-type="float">
            <text:p>1517,4427</text:p>
          </table:table-cell>
          <table:table-cell table:style-name="ce2" office:value-type="string" calcext:value-type="string">
            <text:p>2132,1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710.6433" calcext:value-type="float">
            <text:p>2710,6433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564.9412" calcext:value-type="float">
            <text:p>2564,9412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409.6428" calcext:value-type="float">
            <text:p>2409,6428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318.0278" calcext:value-type="float">
            <text:p>2318,0278</text:p>
          </table:table-cell>
          <table:table-cell office:value-type="float" office:value="2269.6526" calcext:value-type="float">
            <text:p>2269,6526</text:p>
          </table:table-cell>
          <table:table-cell office:value-type="float" office:value="2221.6187" calcext:value-type="float">
            <text:p>2221,6187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120.6909" calcext:value-type="float">
            <text:p>2120,6909</text:p>
          </table:table-cell>
          <table:table-cell office:value-type="float" office:value="2079.5891" calcext:value-type="float">
            <text:p>2079,5891</text:p>
          </table:table-cell>
          <table:table-cell office:value-type="float" office:value="2038.7563" calcext:value-type="float">
            <text:p>2038,7563</text:p>
          </table:table-cell>
          <table:table-cell office:value-type="float" office:value="1998.1945" calcext:value-type="float">
            <text:p>1998,1945</text:p>
          </table:table-cell>
          <table:table-cell table:style-name="ce2" office:value-type="string" calcext:value-type="string">
            <text:p>1963,644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766.1539" calcext:value-type="float">
            <text:p>1766,1539</text:p>
          </table:table-cell>
          <table:table-cell office:value-type="float" office:value="1733.0045" calcext:value-type="float">
            <text:p>1733,0045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645.6367" calcext:value-type="float">
            <text:p>1645,6367</text:p>
          </table:table-cell>
          <table:table-cell office:value-type="float" office:value="1597.1584" calcext:value-type="float">
            <text:p>1597,1584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1517.4427" calcext:value-type="float">
            <text:p>1517,442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970.09601" calcext:value-type="float">
            <text:p>970,096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439.0994" calcext:value-type="float">
            <text:p>1439,0994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352" calcext:value-type="float">
            <text:p>1352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281.6447" calcext:value-type="float">
            <text:p>1281,6447</text:p>
          </table:table-cell>
          <table:table-cell office:value-type="float" office:value="1242.0081" calcext:value-type="float">
            <text:p>1242,0081</text:p>
          </table:table-cell>
          <table:table-cell table:style-name="ce2" office:value-type="string" calcext:value-type="string">
            <text:p>1207,668</text:p>
          </table:table-cell>
          <table:table-cell office:value-type="float" office:value="1173.6505" calcext:value-type="float">
            <text:p>1173,6505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73.5638" calcext:value-type="float">
            <text:p>1073,5638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16.70203" calcext:value-type="float">
            <text:p>716,70203</text:p>
          </table:table-cell>
          <table:table-cell table:number-columns-repeated="2" table:style-name="ce2" office:value-type="string" calcext:value-type="string">
            <text:p>692,224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597.19849" calcext:value-type="float">
            <text:p>597,1984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5.6524" calcext:value-type="float">
            <text:p>585,6524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474.57031" calcext:value-type="float">
            <text:p>474,570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77.99689" calcext:value-type="float">
            <text:p>577,99689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81.22321" calcext:value-type="float">
            <text:p>381,22321</text:p>
          </table:table-cell>
          <table:table-cell table:style-name="ce2" office:value-type="string" calcext:value-type="string">
            <text:p>371,29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282.9537" calcext:value-type="float">
            <text:p>282,9537</text:p>
          </table:table-cell>
          <table:table-cell office:value-type="float" office:value="316.4964" calcext:value-type="float">
            <text:p>316,49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51.69659" calcext:value-type="float">
            <text:p>351,69659</text:p>
          </table:table-cell>
          <table:table-cell table:number-columns-repeated="2" office:value-type="float" office:value="348.46509" calcext:value-type="float">
            <text:p>348,4650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13.5827" calcext:value-type="float">
            <text:p>313,5827</text:p>
          </table:table-cell>
          <table:table-cell table:number-columns-repeated="2" office:value-type="float" office:value="310.47281" calcext:value-type="float">
            <text:p>310,4728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07.37329" calcext:value-type="float">
            <text:p>307,37329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01.20541" calcext:value-type="float">
            <text:p>301,20541</text:p>
          </table:table-cell>
          <table:table-cell office:value-type="float" office:value="298.13708" calcext:value-type="float">
            <text:p>298,13708</text:p>
          </table:table-cell>
          <table:table-cell office:value-type="float" office:value="295.07932" calcext:value-type="float">
            <text:p>295,07932</text:p>
          </table:table-cell>
          <table:table-cell office:value-type="float" office:value="292.03201" calcext:value-type="float">
            <text:p>292,03201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85.96921" calcext:value-type="float">
            <text:p>285,96921</text:p>
          </table:table-cell>
          <table:table-cell table:number-columns-repeated="2" office:value-type="float" office:value="282.9537" calcext:value-type="float">
            <text:p>282,9537</text:p>
          </table:table-cell>
          <table:table-cell office:value-type="float" office:value="285.96921" calcext:value-type="float">
            <text:p>285,96921</text:p>
          </table:table-cell>
          <table:table-cell office:value-type="float" office:value="282.9537" calcext:value-type="float">
            <text:p>282,953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273.9715" calcext:value-type="float">
            <text:p>273,9715</text:p>
          </table:table-cell>
          <table:table-cell office:value-type="float" office:value="290.73349" calcext:value-type="float">
            <text:p>290,733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6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9.94891" calcext:value-type="float">
            <text:p>279,94891</text:p>
          </table:table-cell>
          <table:table-cell table:number-columns-repeated="6" office:value-type="float" office:value="282.9537" calcext:value-type="float">
            <text:p>282,9537</text:p>
          </table:table-cell>
          <table:table-cell office:value-type="float" office:value="279.94891" calcext:value-type="float">
            <text:p>279,94891</text:p>
          </table:table-cell>
          <table:table-cell office:value-type="float" office:value="276.9548" calcext:value-type="float">
            <text:p>276,9548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79.94891" calcext:value-type="float">
            <text:p>279,94891</text:p>
          </table:table-cell>
          <table:table-cell office:value-type="float" office:value="276.9548" calcext:value-type="float">
            <text:p>276,9548</text:p>
          </table:table-cell>
          <table:table-cell office:value-type="float" office:value="279.94891" calcext:value-type="float">
            <text:p>279,94891</text:p>
          </table:table-cell>
          <table:table-cell office:value-type="float" office:value="285.96921" calcext:value-type="float">
            <text:p>285,96921</text:p>
          </table:table-cell>
          <table:table-cell office:value-type="float" office:value="276.9548" calcext:value-type="float">
            <text:p>276,9548</text:p>
          </table:table-cell>
          <table:table-cell office:value-type="float" office:value="273.9715" calcext:value-type="float">
            <text:p>273,9715</text:p>
          </table:table-cell>
          <table:table-cell office:value-type="float" office:value="279.94891" calcext:value-type="float">
            <text:p>279,94891</text:p>
          </table:table-cell>
          <table:table-cell office:value-type="float" office:value="295.07932" calcext:value-type="float">
            <text:p>295,07932</text:p>
          </table:table-cell>
          <table:table-cell office:value-type="float" office:value="301.20541" calcext:value-type="float">
            <text:p>301,20541</text:p>
          </table:table-cell>
          <table:table-cell table:number-columns-repeated="2" office:value-type="float" office:value="304.28409" calcext:value-type="float">
            <text:p>304,28409</text:p>
          </table:table-cell>
          <table:table-cell table:number-columns-repeated="2" office:value-type="float" office:value="298.13708" calcext:value-type="float">
            <text:p>298,13708</text:p>
          </table:table-cell>
          <table:table-cell table:number-columns-repeated="3" office:value-type="float" office:value="301.20541" calcext:value-type="float">
            <text:p>301,20541</text:p>
          </table:table-cell>
          <table:table-cell office:value-type="float" office:value="307.37329" calcext:value-type="float">
            <text:p>307,37329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01.20541" calcext:value-type="float">
            <text:p>301,20541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13.5827" calcext:value-type="float">
            <text:p>313,582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463.66891" calcext:value-type="float">
            <text:p>463,6689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35.63889" calcext:value-type="float">
            <text:p>335,63889</text:p>
          </table:table-cell>
          <table:table-cell table:number-columns-repeated="3" office:value-type="float" office:value="338.83041" calcext:value-type="float">
            <text:p>338,83041</text:p>
          </table:table-cell>
          <table:table-cell table:number-columns-repeated="2" office:value-type="float" office:value="342.03201" calcext:value-type="float">
            <text:p>342,03201</text:p>
          </table:table-cell>
          <table:table-cell table:number-columns-repeated="2" office:value-type="float" office:value="338.83041" calcext:value-type="float">
            <text:p>338,83041</text:p>
          </table:table-cell>
          <table:table-cell table:number-columns-repeated="2" office:value-type="float" office:value="342.03201" calcext:value-type="float">
            <text:p>342,03201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817.4021" calcext:value-type="float">
            <text:p>817,402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8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28.1077" calcext:value-type="float">
            <text:p>2428,107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1659.0833" calcext:value-type="float">
            <text:p>1659,083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251.8783" calcext:value-type="float">
            <text:p>1251,8783</text:p>
          </table:table-cell>
          <table:table-cell office:value-type="float" office:value="1341.8727" calcext:value-type="float">
            <text:p>1341,8727</text:p>
          </table:table-cell>
          <table:table-cell office:value-type="float" office:value="1423.5975" calcext:value-type="float">
            <text:p>1423,5975</text:p>
          </table:table-cell>
          <table:table-cell office:value-type="float" office:value="1485.9395" calcext:value-type="float">
            <text:p>1485,9395</text:p>
          </table:table-cell>
          <table:table-cell office:value-type="float" office:value="1559.7885" calcext:value-type="float">
            <text:p>1559,7885</text:p>
          </table:table-cell>
          <table:table-cell office:value-type="float" office:value="1645.6367" calcext:value-type="float">
            <text:p>1645,6367</text:p>
          </table:table-cell>
          <table:table-cell office:value-type="float" office:value="1689.1323" calcext:value-type="float">
            <text:p>1689,1323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738.5149" calcext:value-type="float">
            <text:p>1738,5149</text:p>
          </table:table-cell>
          <table:table-cell office:value-type="float" office:value="1777.2502" calcext:value-type="float">
            <text:p>1777,2502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912.1965" calcext:value-type="float">
            <text:p>1912,1965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2021.3394" calcext:value-type="float">
            <text:p>2021,3394</text:p>
          </table:table-cell>
          <table:table-cell office:value-type="float" office:value="2091.3049" calcext:value-type="float">
            <text:p>2091,3049</text:p>
          </table:table-cell>
          <table:table-cell office:value-type="float" office:value="2144.2976" calcext:value-type="float">
            <text:p>2144,2976</text:p>
          </table:table-cell>
          <table:table-cell office:value-type="float" office:value="2191.7717" calcext:value-type="float">
            <text:p>2191,7717</text:p>
          </table:table-cell>
          <table:table-cell office:value-type="float" office:value="2221.6187" calcext:value-type="float">
            <text:p>2221,6187</text:p>
          </table:table-cell>
          <table:table-cell office:value-type="float" office:value="2269.6526" calcext:value-type="float">
            <text:p>2269,6526</text:p>
          </table:table-cell>
          <table:table-cell office:value-type="float" office:value="2318.0278" calcext:value-type="float">
            <text:p>2318,0278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428.1077" calcext:value-type="float">
            <text:p>2428,107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68.8372" calcext:value-type="float">
            <text:p>3568,8372</text:p>
          </table:table-cell>
          <table:table-cell table:style-name="ce2" office:value-type="string" calcext:value-type="string">
            <text:p>2471,374</text:p>
          </table:table-cell>
          <table:table-cell office:value-type="float" office:value="3084.5791" calcext:value-type="float">
            <text:p>3084,579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2471,374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590.0876" calcext:value-type="float">
            <text:p>2590,0876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2710.6433" calcext:value-type="float">
            <text:p>2710,6433</text:p>
          </table:table-cell>
          <table:table-cell office:value-type="float" office:value="2787.7205" calcext:value-type="float">
            <text:p>2787,7205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898.1387" calcext:value-type="float">
            <text:p>2898,1387</text:p>
          </table:table-cell>
          <table:table-cell table:style-name="ce2" office:value-type="string" calcext:value-type="string">
            <text:p>2944,019</text:p>
          </table:table-cell>
          <table:table-cell office:value-type="float" office:value="2983.5356" calcext:value-type="float">
            <text:p>2983,5356</text:p>
          </table:table-cell>
          <table:table-cell office:value-type="float" office:value="3016.6001" calcext:value-type="float">
            <text:p>3016,6001</text:p>
          </table:table-cell>
          <table:table-cell office:value-type="float" office:value="3036.4973" calcext:value-type="float">
            <text:p>3036,4973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116.5193" calcext:value-type="float">
            <text:p>3116,5193</text:p>
          </table:table-cell>
          <table:table-cell office:value-type="float" office:value="3170.2517" calcext:value-type="float">
            <text:p>3170,2517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292.2632" calcext:value-type="float">
            <text:p>3292,2632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367.5784" calcext:value-type="float">
            <text:p>3367,5784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485.0857" calcext:value-type="float">
            <text:p>3485,0857</text:p>
          </table:table-cell>
          <table:table-cell office:value-type="float" office:value="3512.9292" calcext:value-type="float">
            <text:p>3512,9292</text:p>
          </table:table-cell>
          <table:table-cell office:value-type="float" office:value="3540.8464" calcext:value-type="float">
            <text:p>3540,8464</text:p>
          </table:table-cell>
          <table:table-cell office:value-type="float" office:value="3568.8372" calcext:value-type="float">
            <text:p>3568,837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4165.9551" calcext:value-type="float">
            <text:p>4165,9551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688.6145" calcext:value-type="float">
            <text:p>3688,6145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852.7495" calcext:value-type="float">
            <text:p>3852,7495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173.3086" calcext:value-type="float">
            <text:p>4173,3086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351.7251" calcext:value-type="float">
            <text:p>4351,7251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93.4536" calcext:value-type="float">
            <text:p>4593,4536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808.5107" calcext:value-type="float">
            <text:p>4808,5107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98.2192" calcext:value-type="float">
            <text:p>5998,2192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5464.6924" calcext:value-type="float">
            <text:p>5464,6924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5168.8628" calcext:value-type="float">
            <text:p>5168,8628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440.7339" calcext:value-type="float">
            <text:p>5440,7339</text:p>
          </table:table-cell>
          <table:table-cell office:value-type="float" office:value="5473.0229" calcext:value-type="float">
            <text:p>5473,0229</text:p>
          </table:table-cell>
          <table:table-cell office:value-type="float" office:value="5521.5757" calcext:value-type="float">
            <text:p>5521,5757</text:p>
          </table:table-cell>
          <table:table-cell office:value-type="float" office:value="5570.2715" calcext:value-type="float">
            <text:p>5570,2715</text:p>
          </table:table-cell>
          <table:table-cell office:value-type="float" office:value="5619.1099" calcext:value-type="float">
            <text:p>5619,1099</text:p>
          </table:table-cell>
          <table:table-cell office:value-type="float" office:value="5651.7471" calcext:value-type="float">
            <text:p>5651,7471</text:p>
          </table:table-cell>
          <table:table-cell office:value-type="float" office:value="5684.4478" calcext:value-type="float">
            <text:p>5684,4478</text:p>
          </table:table-cell>
          <table:table-cell office:value-type="float" office:value="5709.0142" calcext:value-type="float">
            <text:p>5709,0142</text:p>
          </table:table-cell>
          <table:table-cell office:value-type="float" office:value="5733.6162" calcext:value-type="float">
            <text:p>5733,6162</text:p>
          </table:table-cell>
          <table:table-cell office:value-type="float" office:value="5766.4736" calcext:value-type="float">
            <text:p>5766,4736</text:p>
          </table:table-cell>
          <table:table-cell office:value-type="float" office:value="5791.1577" calcext:value-type="float">
            <text:p>5791,1577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5857.1533" calcext:value-type="float">
            <text:p>5857,1533</text:p>
          </table:table-cell>
          <table:table-cell table:style-name="ce2" office:value-type="string" calcext:value-type="string">
            <text:p>5915,104</text:p>
          </table:table-cell>
          <table:table-cell office:value-type="float" office:value="5939.9976" calcext:value-type="float">
            <text:p>5939,9976</text:p>
          </table:table-cell>
          <table:table-cell office:value-type="float" office:value="5956.6133" calcext:value-type="float">
            <text:p>5956,6133</text:p>
          </table:table-cell>
          <table:table-cell office:value-type="float" office:value="5973.2441" calcext:value-type="float">
            <text:p>5973,2441</text:p>
          </table:table-cell>
          <table:table-cell office:value-type="float" office:value="5998.2192" calcext:value-type="float">
            <text:p>5998,219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582.1343" calcext:value-type="float">
            <text:p>6582,1343</text:p>
          </table:table-cell>
          <table:table-cell table:style-name="ce2" office:value-type="string" calcext:value-type="string">
            <text:p>6023,229</text:p>
          </table:table-cell>
          <table:table-cell office:value-type="float" office:value="6337.7285" calcext:value-type="float">
            <text:p>6337,7285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6023,229</text:p>
          </table:table-cell>
          <table:table-cell office:value-type="float" office:value="6039.9219" calcext:value-type="float">
            <text:p>6039,9219</text:p>
          </table:table-cell>
          <table:table-cell table:style-name="ce2" office:value-type="string" calcext:value-type="string">
            <text:p>6073,353</text:p>
          </table:table-cell>
          <table:table-cell office:value-type="float" office:value="6106.8457" calcext:value-type="float">
            <text:p>6106,8457</text:p>
          </table:table-cell>
          <table:table-cell office:value-type="float" office:value="6148.7979" calcext:value-type="float">
            <text:p>6148,7979</text:p>
          </table:table-cell>
          <table:table-cell office:value-type="float" office:value="6174.0151" calcext:value-type="float">
            <text:p>6174,0151</text:p>
          </table:table-cell>
          <table:table-cell office:value-type="float" office:value="6199.2666" calcext:value-type="float">
            <text:p>6199,2666</text:p>
          </table:table-cell>
          <table:table-cell office:value-type="float" office:value="6216.1201" calcext:value-type="float">
            <text:p>6216,1201</text:p>
          </table:table-cell>
          <table:table-cell office:value-type="float" office:value="6241.4287" calcext:value-type="float">
            <text:p>6241,4287</text:p>
          </table:table-cell>
          <table:table-cell table:style-name="ce2" office:value-type="string" calcext:value-type="string">
            <text:p>6266,772</text:p>
          </table:table-cell>
          <table:table-cell table:style-name="ce2" office:value-type="string" calcext:value-type="string">
            <text:p>6283,686</text:p>
          </table:table-cell>
          <table:table-cell office:value-type="float" office:value="6300.6157" calcext:value-type="float">
            <text:p>6300,6157</text:p>
          </table:table-cell>
          <table:table-cell office:value-type="float" office:value="6317.5605" calcext:value-type="float">
            <text:p>6317,5605</text:p>
          </table:table-cell>
          <table:table-cell office:value-type="float" office:value="6334.5205" calcext:value-type="float">
            <text:p>6334,5205</text:p>
          </table:table-cell>
          <table:table-cell office:value-type="float" office:value="6351.4956" calcext:value-type="float">
            <text:p>6351,4956</text:p>
          </table:table-cell>
          <table:table-cell office:value-type="float" office:value="6368.4858" calcext:value-type="float">
            <text:p>6368,4858</text:p>
          </table:table-cell>
          <table:table-cell office:value-type="float" office:value="6385.4907" calcext:value-type="float">
            <text:p>6385,4907</text:p>
          </table:table-cell>
          <table:table-cell office:value-type="float" office:value="6402.5112" calcext:value-type="float">
            <text:p>6402,5112</text:p>
          </table:table-cell>
          <table:table-cell office:value-type="float" office:value="6419.5469" calcext:value-type="float">
            <text:p>6419,5469</text:p>
          </table:table-cell>
          <table:table-cell table:number-columns-repeated="2" office:value-type="float" office:value="6428.0703" calcext:value-type="float">
            <text:p>6428,0703</text:p>
          </table:table-cell>
          <table:table-cell office:value-type="float" office:value="6445.1284" calcext:value-type="float">
            <text:p>6445,1284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79.2896" calcext:value-type="float">
            <text:p>6479,2896</text:p>
          </table:table-cell>
          <table:table-cell office:value-type="float" office:value="6496.3931" calcext:value-type="float">
            <text:p>6496,3931</text:p>
          </table:table-cell>
          <table:table-cell office:value-type="float" office:value="6513.5112" calcext:value-type="float">
            <text:p>6513,5112</text:p>
          </table:table-cell>
          <table:table-cell office:value-type="float" office:value="6530.6445" calcext:value-type="float">
            <text:p>6530,6445</text:p>
          </table:table-cell>
          <table:table-cell table:style-name="ce2" office:value-type="string" calcext:value-type="string">
            <text:p>6547,793</text:p>
          </table:table-cell>
          <table:table-cell office:value-type="float" office:value="6564.9561" calcext:value-type="float">
            <text:p>6564,9561</text:p>
          </table:table-cell>
          <table:table-cell office:value-type="float" office:value="6582.1343" calcext:value-type="float">
            <text:p>6582,1343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50.9971" calcext:value-type="float">
            <text:p>6650,9971</text:p>
          </table:table-cell>
          <table:table-cell office:value-type="float" office:value="6428.0703" calcext:value-type="float">
            <text:p>6428,0703</text:p>
          </table:table-cell>
          <table:table-cell office:value-type="float" office:value="6595.2617" calcext:value-type="float">
            <text:p>6595,26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599.3276" calcext:value-type="float">
            <text:p>6599,3276</text:p>
          </table:table-cell>
          <table:table-cell office:value-type="float" office:value="6616.5356" calcext:value-type="float">
            <text:p>6616,5356</text:p>
          </table:table-cell>
          <table:table-cell office:value-type="float" office:value="6633.7588" calcext:value-type="float">
            <text:p>6633,7588</text:p>
          </table:table-cell>
          <table:table-cell table:number-columns-repeated="8" table:style-name="ce2" office:value-type="string" calcext:value-type="string">
            <text:p>6642,376</text:p>
          </table:table-cell>
          <table:table-cell office:value-type="float" office:value="6650.9971" calcext:value-type="float">
            <text:p>6650,9971</text:p>
          </table:table-cell>
          <table:table-cell table:number-columns-repeated="3" table:style-name="ce2" office:value-type="string" calcext:value-type="string">
            <text:p>6642,376</text:p>
          </table:table-cell>
          <table:table-cell table:number-columns-repeated="2" office:value-type="float" office:value="6633.7588" calcext:value-type="float">
            <text:p>6633,7588</text:p>
          </table:table-cell>
          <table:table-cell office:value-type="float" office:value="6616.5356" calcext:value-type="float">
            <text:p>6616,5356</text:p>
          </table:table-cell>
          <table:table-cell table:number-columns-repeated="2" office:value-type="float" office:value="6607.9297" calcext:value-type="float">
            <text:p>6607,9297</text:p>
          </table:table-cell>
          <table:table-cell office:value-type="float" office:value="6599.3276" calcext:value-type="float">
            <text:p>6599,3276</text:p>
          </table:table-cell>
          <table:table-cell table:style-name="ce2" office:value-type="string" calcext:value-type="string">
            <text:p>6590,729</text:p>
          </table:table-cell>
          <table:table-cell office:value-type="float" office:value="6573.5435" calcext:value-type="float">
            <text:p>6573,5435</text:p>
          </table:table-cell>
          <table:table-cell office:value-type="float" office:value="6556.3726" calcext:value-type="float">
            <text:p>6556,3726</text:p>
          </table:table-cell>
          <table:table-cell table:style-name="ce2" office:value-type="string" calcext:value-type="string">
            <text:p>6547,793</text:p>
          </table:table-cell>
          <table:table-cell office:value-type="float" office:value="6530.6445" calcext:value-type="float">
            <text:p>6530,6445</text:p>
          </table:table-cell>
          <table:table-cell office:value-type="float" office:value="6522.0762" calcext:value-type="float">
            <text:p>6522,0762</text:p>
          </table:table-cell>
          <table:table-cell office:value-type="float" office:value="6496.3931" calcext:value-type="float">
            <text:p>6496,3931</text:p>
          </table:table-cell>
          <table:table-cell office:value-type="float" office:value="6479.2896" calcext:value-type="float">
            <text:p>6479,2896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28.0703" calcext:value-type="float">
            <text:p>6428,070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402.5112" calcext:value-type="float">
            <text:p>6402,5112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5703.0977" calcext:value-type="float">
            <text:p>5703,097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402.5112" calcext:value-type="float">
            <text:p>6402,5112</text:p>
          </table:table-cell>
          <table:table-cell office:value-type="float" office:value="6376.9863" calcext:value-type="float">
            <text:p>6376,9863</text:p>
          </table:table-cell>
          <table:table-cell office:value-type="float" office:value="6359.9888" calcext:value-type="float">
            <text:p>6359,9888</text:p>
          </table:table-cell>
          <table:table-cell office:value-type="float" office:value="6334.5205" calcext:value-type="float">
            <text:p>6334,5205</text:p>
          </table:table-cell>
          <table:table-cell office:value-type="float" office:value="6300.6157" calcext:value-type="float">
            <text:p>6300,6157</text:p>
          </table:table-cell>
          <table:table-cell table:style-name="ce2" office:value-type="string" calcext:value-type="string">
            <text:p>6266,772</text:p>
          </table:table-cell>
          <table:table-cell office:value-type="float" office:value="6232.9888" calcext:value-type="float">
            <text:p>6232,9888</text:p>
          </table:table-cell>
          <table:table-cell office:value-type="float" office:value="6199.2666" calcext:value-type="float">
            <text:p>6199,2666</text:p>
          </table:table-cell>
          <table:table-cell office:value-type="float" office:value="6165.6055" calcext:value-type="float">
            <text:p>6165,6055</text:p>
          </table:table-cell>
          <table:table-cell office:value-type="float" office:value="6132.0054" calcext:value-type="float">
            <text:p>6132,0054</text:p>
          </table:table-cell>
          <table:table-cell office:value-type="float" office:value="6098.4668" calcext:value-type="float">
            <text:p>6098,4668</text:p>
          </table:table-cell>
          <table:table-cell office:value-type="float" office:value="6056.6299" calcext:value-type="float">
            <text:p>6056,6299</text:p>
          </table:table-cell>
          <table:table-cell table:style-name="ce2" office:value-type="string" calcext:value-type="string">
            <text:p>6023,229</text:p>
          </table:table-cell>
          <table:table-cell office:value-type="float" office:value="5989.8901" calcext:value-type="float">
            <text:p>5989,8901</text:p>
          </table:table-cell>
          <table:table-cell office:value-type="float" office:value="5948.3037" calcext:value-type="float">
            <text:p>5948,3037</text:p>
          </table:table-cell>
          <table:table-cell office:value-type="float" office:value="5873.6914" calcext:value-type="float">
            <text:p>5873,6914</text:p>
          </table:table-cell>
          <table:table-cell office:value-type="float" office:value="5774.6978" calcext:value-type="float">
            <text:p>5774,6978</text:p>
          </table:table-cell>
          <table:table-cell office:value-type="float" office:value="5684.4478" calcext:value-type="float">
            <text:p>5684,4478</text:p>
          </table:table-cell>
          <table:table-cell office:value-type="float" office:value="5627.2632" calcext:value-type="float">
            <text:p>5627,2632</text:p>
          </table:table-cell>
          <table:table-cell office:value-type="float" office:value="5570.2715" calcext:value-type="float">
            <text:p>5570,2715</text:p>
          </table:table-cell>
          <table:table-cell office:value-type="float" office:value="5448.8003" calcext:value-type="float">
            <text:p>5448,8003</text:p>
          </table:table-cell>
          <table:table-cell office:value-type="float" office:value="5352.2676" calcext:value-type="float">
            <text:p>5352,2676</text:p>
          </table:table-cell>
          <table:table-cell table:style-name="ce2" office:value-type="string" calcext:value-type="string">
            <text:p>5256,312</text:p>
          </table:table-cell>
          <table:table-cell office:value-type="float" office:value="5153.0151" calcext:value-type="float">
            <text:p>5153,0151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762.1514" calcext:value-type="float">
            <text:p>4762,1514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25.0278" calcext:value-type="float">
            <text:p>4525,027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2203.6943" calcext:value-type="float">
            <text:p>2203,6943</text:p>
          </table:table-cell>
          <table:table-cell office:value-type="float" office:value="3460.7751" calcext:value-type="float">
            <text:p>3460,77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3917.6218" calcext:value-type="float">
            <text:p>3917,6218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674.4546" calcext:value-type="float">
            <text:p>3674,4546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429.6208" calcext:value-type="float">
            <text:p>3429,6208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231.0654" calcext:value-type="float">
            <text:p>3231,0654</text:p>
          </table:table-cell>
          <table:table-cell office:value-type="float" office:value="3129.9238" calcext:value-type="float">
            <text:p>3129,9238</text:p>
          </table:table-cell>
          <table:table-cell office:value-type="float" office:value="3016.6001" calcext:value-type="float">
            <text:p>3016,6001</text:p>
          </table:table-cell>
          <table:table-cell office:value-type="float" office:value="2917.7722" calcext:value-type="float">
            <text:p>2917,7722</text:p>
          </table:table-cell>
          <table:table-cell office:value-type="float" office:value="2807.1021" calcext:value-type="float">
            <text:p>2807,1021</text:p>
          </table:table-cell>
          <table:table-cell office:value-type="float" office:value="2697.8672" calcext:value-type="float">
            <text:p>2697,8672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287.7534" calcext:value-type="float">
            <text:p>2287,7534</text:p>
          </table:table-cell>
          <table:table-cell office:value-type="float" office:value="2203.6943" calcext:value-type="float">
            <text:p>2203,694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97.1711" calcext:value-type="float">
            <text:p>2097,1711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1186.4626" calcext:value-type="float">
            <text:p>1186,46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097.1711" calcext:value-type="float">
            <text:p>2097,1711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1766.1539" calcext:value-type="float">
            <text:p>1766,1539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618.6447" calcext:value-type="float">
            <text:p>1618,6447</text:p>
          </table:table-cell>
          <table:table-cell office:value-type="float" office:value="1549.1656" calcext:value-type="float">
            <text:p>1549,1656</text:p>
          </table:table-cell>
          <table:table-cell office:value-type="float" office:value="1485.9395" calcext:value-type="float">
            <text:p>1485,9395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149.5514" calcext:value-type="float">
            <text:p>1149,5514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922.42108" calcext:value-type="float">
            <text:p>922,42108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49.7774" calcext:value-type="float">
            <text:p>749,7774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12.60272" calcext:value-type="float">
            <text:p>712,60272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32.28412" calcext:value-type="float">
            <text:p>632,2841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454.4281" calcext:value-type="float">
            <text:p>454,42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5.63571" calcext:value-type="float">
            <text:p>435,63571</text:p>
          </table:table-cell>
          <table:table-cell table:number-columns-repeated="2" office:value-type="float" office:value="432.16449" calcext:value-type="float">
            <text:p>432,16449</text:p>
          </table:table-cell>
          <table:table-cell table:number-columns-repeated="2" office:value-type="float" office:value="428.70261" calcext:value-type="float">
            <text:p>428,7026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81.22321" calcext:value-type="float">
            <text:p>381,2232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59.92871" calcext:value-type="float">
            <text:p>359,9287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48.46509" calcext:value-type="float">
            <text:p>348,46509</text:p>
          </table:table-cell>
          <table:table-cell office:value-type="float" office:value="342.03201" calcext:value-type="float">
            <text:p>342,03201</text:p>
          </table:table-cell>
          <table:table-cell table:number-columns-repeated="2" office:value-type="float" office:value="338.83041" calcext:value-type="float">
            <text:p>338,83041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54.93799" calcext:value-type="float">
            <text:p>354,93799</text:p>
          </table:table-cell>
          <table:table-cell table:number-columns-repeated="3" office:value-type="float" office:value="387.89182" calcext:value-type="float">
            <text:p>387,89182</text:p>
          </table:table-cell>
          <table:table-cell table:number-columns-repeated="2" office:value-type="float" office:value="384.5527" calcext:value-type="float">
            <text:p>384,5527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77.9035" calcext:value-type="float">
            <text:p>377,9035</text:p>
          </table:table-cell>
          <table:table-cell table:number-columns-repeated="18" office:value-type="string" calcext:value-type="string">
            <text:p>1</text:p>
          </table:table-cell>
          <table:table-cell table:number-columns-repeated="13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53.72659" calcext:value-type="float">
            <text:p>453,726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28.70261" calcext:value-type="float">
            <text:p>428,70261</text:p>
          </table:table-cell>
          <table:table-cell table:number-columns-repeated="2" office:value-type="float" office:value="425.25" calcext:value-type="float">
            <text:p>425,25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11.5329" calcext:value-type="float">
            <text:p>411,5329</text:p>
          </table:table-cell>
          <table:table-cell table:number-columns-repeated="3" office:value-type="float" office:value="408.12711" calcext:value-type="float">
            <text:p>408,1271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table:number-columns-repeated="2" office:value-type="float" office:value="404.7308" calcext:value-type="float">
            <text:p>404,7308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59.00562" calcext:value-type="float">
            <text:p>559,00562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85.6524" calcext:value-type="float">
            <text:p>585,6524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8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1194.0828" calcext:value-type="float">
            <text:p>1194,082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36.22357" calcext:value-type="float">
            <text:p>636,22357</text:p>
          </table:table-cell>
          <table:table-cell table:number-columns-repeated="2" office:value-type="float" office:value="720.8092" calcext:value-type="float">
            <text:p>720,8092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70.70068" calcext:value-type="float">
            <text:p>770,70068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808.84302" calcext:value-type="float">
            <text:p>808,84302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120.8533" calcext:value-type="float">
            <text:p>1120,8533</text:p>
          </table:table-cell>
          <table:table-cell table:style-name="ce2" office:value-type="string" calcext:value-type="string">
            <text:p>1207,668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433.9259" calcext:value-type="float">
            <text:p>1433,9259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538.5671" calcext:value-type="float">
            <text:p>1538,5671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75.7681" calcext:value-type="float">
            <text:p>1575,7681</text:p>
          </table:table-cell>
          <table:table-cell table:style-name="ce2" office:value-type="string" calcext:value-type="string">
            <text:p>1602,521</text:p>
          </table:table-cell>
          <table:table-cell office:value-type="float" office:value="1624.0313" calcext:value-type="float">
            <text:p>1624,0313</text:p>
          </table:table-cell>
          <table:table-cell office:value-type="float" office:value="1656.4751" calcext:value-type="float">
            <text:p>1656,4751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733.0045" calcext:value-type="float">
            <text:p>1733,0045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838.6918" calcext:value-type="float">
            <text:p>1838,6918</text:p>
          </table:table-cell>
          <table:table-cell table:number-columns-repeated="2" office:value-type="string" calcext:value-type="string">
            <text:p>2</text:p>
          </table:table-cell>
          <table:table-cell table:number-columns-repeated="29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2089.8987" calcext:value-type="float">
            <text:p>2089,898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1844.3119" calcext:value-type="float">
            <text:p>1844,3119</text:p>
          </table:table-cell>
          <table:table-cell table:number-columns-repeated="2" office:value-type="float" office:value="1849.9376" calcext:value-type="float">
            <text:p>1849,9376</text:p>
          </table:table-cell>
          <table:table-cell office:value-type="float" office:value="1855.5691" calcext:value-type="float">
            <text:p>1855,5691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872.4977" calcext:value-type="float">
            <text:p>1872,4977</text:p>
          </table:table-cell>
          <table:table-cell office:value-type="float" office:value="1889.4774" calcext:value-type="float">
            <text:p>1889,4774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1912.1965" calcext:value-type="float">
            <text:p>1912,1965</text:p>
          </table:table-cell>
          <table:table-cell table:number-columns-repeated="2" office:value-type="float" office:value="1923.5898" calcext:value-type="float">
            <text:p>1923,5898</text:p>
          </table:table-cell>
          <table:table-cell table:number-columns-repeated="2" table:style-name="ce2" office:value-type="string" calcext:value-type="string">
            <text:p>1929,295</text:p>
          </table:table-cell>
          <table:table-cell table:style-name="ce2" office:value-type="string" calcext:value-type="string">
            <text:p>1963,644</text:p>
          </table:table-cell>
          <table:table-cell office:value-type="float" office:value="1992.4221" calcext:value-type="float">
            <text:p>1992,4221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2015.5448" calcext:value-type="float">
            <text:p>2015,5448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2120.6909" calcext:value-type="float">
            <text:p>2120,6909</text:p>
          </table:table-cell>
          <table:table-cell office:value-type="float" office:value="2179.8706" calcext:value-type="float">
            <text:p>2179,8706</text:p>
          </table:table-cell>
          <table:table-cell office:value-type="float" office:value="2245.5928" calcext:value-type="float">
            <text:p>2245,5928</text:p>
          </table:table-cell>
          <table:table-cell office:value-type="float" office:value="2293.7976" calcext:value-type="float">
            <text:p>2293,7976</text:p>
          </table:table-cell>
          <table:table-cell office:value-type="float" office:value="2318.0278" calcext:value-type="float">
            <text:p>2318,0278</text:p>
          </table:table-cell>
          <table:table-cell office:value-type="float" office:value="2360.6343" calcext:value-type="float">
            <text:p>2360,6343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571.2202" calcext:value-type="float">
            <text:p>2571,2202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704.2527" calcext:value-type="float">
            <text:p>2704,2527</text:p>
          </table:table-cell>
          <table:table-cell table:number-columns-repeated="13" office:value-type="string" calcext:value-type="string">
            <text:p>2</text:p>
          </table:table-cell>
          <table:table-cell table:number-columns-repeated="18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3517.7676" calcext:value-type="float">
            <text:p>3517,7676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800.6365" calcext:value-type="float">
            <text:p>2800,6365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898.1387" calcext:value-type="float">
            <text:p>2898,1387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3016.6001" calcext:value-type="float">
            <text:p>3016,6001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3150.0664" calcext:value-type="float">
            <text:p>3150,0664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3374.4534" calcext:value-type="float">
            <text:p>3374,4534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471.1917" calcext:value-type="float">
            <text:p>3471,1917</text:p>
          </table:table-cell>
          <table:table-cell office:value-type="float" office:value="3512.9292" calcext:value-type="float">
            <text:p>3512,9292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88.6145" calcext:value-type="float">
            <text:p>3688,6145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852.7495" calcext:value-type="float">
            <text:p>3852,7495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277.0825" calcext:value-type="float">
            <text:p>4277,0825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4291.9761" calcext:value-type="float">
            <text:p>4291,9761</text:p>
          </table:table-cell>
          <table:table-cell office:value-type="float" office:value="4658.5806" calcext:value-type="float">
            <text:p>4658,580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91.9761" calcext:value-type="float">
            <text:p>4291,9761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359.2129" calcext:value-type="float">
            <text:p>4359,2129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494.7266" calcext:value-type="float">
            <text:p>4494,7266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17.4463" calcext:value-type="float">
            <text:p>4517,4463</text:p>
          </table:table-cell>
          <table:table-cell office:value-type="float" office:value="4532.6138" calcext:value-type="float">
            <text:p>4532,6138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593.4536" calcext:value-type="float">
            <text:p>4593,4536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50.4043" calcext:value-type="float">
            <text:p>5050,404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2</text:p>
          </table:table-cell>
          <table:table-cell table:number-columns-repeated="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214.8408" calcext:value-type="float">
            <text:p>5214,8408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089.7886" calcext:value-type="float">
            <text:p>5089,7886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113.4683" calcext:value-type="float">
            <text:p>5113,4683</text:p>
          </table:table-cell>
          <table:table-cell table:number-columns-repeated="2" office:value-type="float" office:value="5121.3696" calcext:value-type="float">
            <text:p>5121,3696</text:p>
          </table:table-cell>
          <table:table-cell office:value-type="float" office:value="5137.1841" calcext:value-type="float">
            <text:p>5137,1841</text:p>
          </table:table-cell>
          <table:table-cell table:number-columns-repeated="3" office:value-type="float" office:value="5145.0977" calcext:value-type="float">
            <text:p>5145,0977</text:p>
          </table:table-cell>
          <table:table-cell table:number-columns-repeated="2" office:value-type="float" office:value="5208.5518" calcext:value-type="float">
            <text:p>5208,5518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32.4136" calcext:value-type="float">
            <text:p>5232,4136</text:p>
          </table:table-cell>
          <table:table-cell table:style-name="ce2" office:value-type="string" calcext:value-type="string">
            <text:p>5240,376</text:p>
          </table:table-cell>
          <table:table-cell table:number-columns-repeated="6" office:value-type="float" office:value="5232.4136" calcext:value-type="float">
            <text:p>5232,4136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328.2246" calcext:value-type="float">
            <text:p>5328,2246</text:p>
          </table:table-cell>
          <table:table-cell table:number-columns-repeated="3" office:value-type="float" office:value="5336.2349" calcext:value-type="float">
            <text:p>5336,234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5077.8789" calcext:value-type="float">
            <text:p>5077,87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336.2349" calcext:value-type="float">
            <text:p>5336,2349</text:p>
          </table:table-cell>
          <table:table-cell table:number-columns-repeated="2" office:value-type="float" office:value="5328.2246" calcext:value-type="float">
            <text:p>5328,2246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264.2861" calcext:value-type="float">
            <text:p>5264,2861</text:p>
          </table:table-cell>
          <table:table-cell table:style-name="ce2" office:value-type="string" calcext:value-type="string">
            <text:p>5256,312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184.7261" calcext:value-type="float">
            <text:p>5184,7261</text:p>
          </table:table-cell>
          <table:table-cell office:value-type="float" office:value="5168.8628" calcext:value-type="float">
            <text:p>5168,8628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129.2749" calcext:value-type="float">
            <text:p>5129,2749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074.0225" calcext:value-type="float">
            <text:p>5074,0225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839.5" calcext:value-type="float">
            <text:p>4839,5</text:p>
          </table:table-cell>
          <table:table-cell table:style-name="ce2" office:value-type="string" calcext:value-type="string">
            <text:p>4793,041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23.9751" calcext:value-type="float">
            <text:p>4623,975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3076.4216" calcext:value-type="float">
            <text:p>3076,4216</text:p>
          </table:table-cell>
          <table:table-cell office:value-type="float" office:value="3805.7588" calcext:value-type="float">
            <text:p>3805,75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02.8716" calcext:value-type="float">
            <text:p>4202,8716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3975.5886" calcext:value-type="float">
            <text:p>3975,5886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702.7922" calcext:value-type="float">
            <text:p>3702,7922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505.9614" calcext:value-type="float">
            <text:p>3505,9614</text:p>
          </table:table-cell>
          <table:table-cell office:value-type="float" office:value="3457.3162" calcext:value-type="float">
            <text:p>3457,3162</text:p>
          </table:table-cell>
          <table:table-cell table:style-name="ce2" office:value-type="string" calcext:value-type="string">
            <text:p>3415,801</text:p>
          </table:table-cell>
          <table:table-cell office:value-type="float" office:value="3367.5784" calcext:value-type="float">
            <text:p>3367,5784</text:p>
          </table:table-cell>
          <table:table-cell office:value-type="float" office:value="3319.5847" calcext:value-type="float">
            <text:p>3319,5847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076.4216" calcext:value-type="float">
            <text:p>3076,421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2187.1465" calcext:value-type="float">
            <text:p>2187,14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023.2278" calcext:value-type="float">
            <text:p>3023,2278</text:p>
          </table:table-cell>
          <table:table-cell table:style-name="ce2" office:value-type="string" calcext:value-type="string">
            <text:p>2970,344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820.0479" calcext:value-type="float">
            <text:p>2820,0479</text:p>
          </table:table-cell>
          <table:table-cell table:style-name="ce2" office:value-type="string" calcext:value-type="string">
            <text:p>2761,948</text:p>
          </table:table-cell>
          <table:table-cell office:value-type="float" office:value="2697.8672" calcext:value-type="float">
            <text:p>2697,8672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311.9624" calcext:value-type="float">
            <text:p>2311,9624</text:p>
          </table:table-cell>
          <table:table-cell office:value-type="float" office:value="2251.5996" calcext:value-type="float">
            <text:p>2251,5996</text:p>
          </table:table-cell>
          <table:table-cell office:value-type="float" office:value="2203.6943" calcext:value-type="float">
            <text:p>2203,6943</text:p>
          </table:table-cell>
          <table:table-cell office:value-type="float" office:value="2132.4834" calcext:value-type="float">
            <text:p>2132,4834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1946.4442" calcext:value-type="float">
            <text:p>1946,4442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827.4689" calcext:value-type="float">
            <text:p>1827,4689</text:p>
          </table:table-cell>
          <table:table-cell office:value-type="float" office:value="1771.6991" calcext:value-type="float">
            <text:p>1771,6991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667.3372" calcext:value-type="float">
            <text:p>1667,3372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559.7885" calcext:value-type="float">
            <text:p>1559,7885</text:p>
          </table:table-cell>
          <table:table-cell office:value-type="float" office:value="1506.9172" calcext:value-type="float">
            <text:p>1506,9172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423.5975" calcext:value-type="float">
            <text:p>1423,5975</text:p>
          </table:table-cell>
          <table:table-cell office:value-type="float" office:value="1372.3306" calcext:value-type="float">
            <text:p>1372,330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589.49268" calcext:value-type="float">
            <text:p>589,49268</text:p>
          </table:table-cell>
          <table:table-cell table:style-name="ce2" office:value-type="string" calcext:value-type="string">
            <text:p>894,6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1261.7745" calcext:value-type="float">
            <text:p>1261,7745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163.9908" calcext:value-type="float">
            <text:p>1163,9908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73.5638" calcext:value-type="float">
            <text:p>1073,5638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13.50891" calcext:value-type="float">
            <text:p>913,50891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49.7774" calcext:value-type="float">
            <text:p>749,7774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08.51123" calcext:value-type="float">
            <text:p>708,51123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89.49268" calcext:value-type="float">
            <text:p>589,4926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80.39221" calcext:value-type="float">
            <text:p>480,392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1.82037" calcext:value-type="float">
            <text:p>581,82037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6.6561" calcext:value-type="float">
            <text:p>456,6561</text:p>
          </table:table-cell>
          <table:table-cell table:number-columns-repeated="2" office:value-type="float" office:value="453.12979" calcext:value-type="float">
            <text:p>453,12979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01.3439" calcext:value-type="float">
            <text:p>401,343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54.54401" calcext:value-type="float">
            <text:p>354,544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1.4505" calcext:value-type="float">
            <text:p>361,4505</text:p>
          </table:table-cell>
          <table:table-cell table:number-columns-repeated="3" office:value-type="float" office:value="358.1893" calcext:value-type="float">
            <text:p>358,1893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54.93799" calcext:value-type="float">
            <text:p>354,93799</text:p>
          </table:table-cell>
          <table:table-cell table:number-columns-repeated="3" office:value-type="float" office:value="348.46509" calcext:value-type="float">
            <text:p>348,46509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42.03201" calcext:value-type="float">
            <text:p>342,03201</text:p>
          </table:table-cell>
          <table:table-cell table:number-columns-repeated="2" office:value-type="float" office:value="338.83041" calcext:value-type="float">
            <text:p>338,83041</text:p>
          </table:table-cell>
          <table:table-cell table:number-columns-repeated="3" office:value-type="float" office:value="335.63889" calcext:value-type="float">
            <text:p>335,6388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48.46509" calcext:value-type="float">
            <text:p>348,4650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414.41019" calcext:value-type="float">
            <text:p>414,41019</text:p>
          </table:table-cell>
          <table:table-cell office:value-type="string" calcext:value-type="string">
            <text:p>22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14.94809" calcext:value-type="float">
            <text:p>414,94809</text:p>
          </table:table-cell>
          <table:table-cell table:number-columns-repeated="2" office:value-type="float" office:value="421.8067" calcext:value-type="float">
            <text:p>421,8067</text:p>
          </table:table-cell>
          <table:table-cell table:number-columns-repeated="2" office:value-type="float" office:value="425.25" calcext:value-type="float">
            <text:p>425,25</text:p>
          </table:table-cell>
          <table:table-cell table:number-columns-repeated="2" office:value-type="float" office:value="428.70261" calcext:value-type="float">
            <text:p>428,7026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2.16449" calcext:value-type="float">
            <text:p>432,16449</text:p>
          </table:table-cell>
          <table:table-cell table:number-columns-repeated="3" office:value-type="float" office:value="425.25" calcext:value-type="float">
            <text:p>425,25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6.10471" calcext:value-type="float">
            <text:p>446,1047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8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898.71429" calcext:value-type="float">
            <text:p>898,7142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1022.3364" calcext:value-type="float">
            <text:p>1022,3364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1092.3981" calcext:value-type="float">
            <text:p>1092,3981</text:p>
          </table:table-cell>
          <table:table-cell office:value-type="float" office:value="1120.8533" calcext:value-type="float">
            <text:p>1120,8533</text:p>
          </table:table-cell>
          <table:table-cell table:style-name="ce2" office:value-type="string" calcext:value-type="string">
            <text:p>1159,171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251.8783" calcext:value-type="float">
            <text:p>1251,8783</text:p>
          </table:table-cell>
          <table:table-cell office:value-type="float" office:value="1271.6967" calcext:value-type="float">
            <text:p>1271,6967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408.1517" calcext:value-type="float">
            <text:p>1408,151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65.5144" calcext:value-type="float">
            <text:p>2865,5144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2199.1182" calcext:value-type="float">
            <text:p>2199,118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543.8634" calcext:value-type="float">
            <text:p>1543,8634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683.6747" calcext:value-type="float">
            <text:p>1683,6747</text:p>
          </table:table-cell>
          <table:table-cell office:value-type="float" office:value="1749.5531" calcext:value-type="float">
            <text:p>1749,5531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969.3884" calcext:value-type="float">
            <text:p>1969,3884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2027.1395" calcext:value-type="float">
            <text:p>2027,1395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2091.3049" calcext:value-type="float">
            <text:p>2091,3049</text:p>
          </table:table-cell>
          <table:table-cell office:value-type="float" office:value="2120.6909" calcext:value-type="float">
            <text:p>2120,6909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215.6384" calcext:value-type="float">
            <text:p>2215,6384</text:p>
          </table:table-cell>
          <table:table-cell office:value-type="float" office:value="2245.5928" calcext:value-type="float">
            <text:p>2245,5928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311.9624" calcext:value-type="float">
            <text:p>2311,9624</text:p>
          </table:table-cell>
          <table:table-cell office:value-type="float" office:value="2342.3425" calcext:value-type="float">
            <text:p>2342,3425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409.6428" calcext:value-type="float">
            <text:p>2409,6428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583.7932" calcext:value-type="float">
            <text:p>2583,7932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2787.7205" calcext:value-type="float">
            <text:p>2787,7205</text:p>
          </table:table-cell>
          <table:table-cell office:value-type="float" office:value="2865.5144" calcext:value-type="float">
            <text:p>2865,5144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3783.7896" calcext:value-type="float">
            <text:p>3783,789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340.1255" calcext:value-type="float">
            <text:p>3340,1255</text:p>
          </table:table-cell>
          <table:table-cell office:value-type="float" office:value="3457.3162" calcext:value-type="float">
            <text:p>3457,3162</text:p>
          </table:table-cell>
          <table:table-cell office:value-type="float" office:value="3547.8374" calcext:value-type="float">
            <text:p>3547,8374</text:p>
          </table:table-cell>
          <table:table-cell table:number-columns-repeated="2" office:value-type="float" office:value="3589.8784" calcext:value-type="float">
            <text:p>3589,8784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519.9016" calcext:value-type="float">
            <text:p>3519,9016</text:p>
          </table:table-cell>
          <table:table-cell table:number-columns-repeated="4" office:value-type="float" office:value="3505.9614" calcext:value-type="float">
            <text:p>3505,9614</text:p>
          </table:table-cell>
          <table:table-cell office:value-type="float" office:value="3519.9016" calcext:value-type="float">
            <text:p>3519,9016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831.2058" calcext:value-type="float">
            <text:p>3831,2058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336.7617" calcext:value-type="float">
            <text:p>4336,7617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547.7983" calcext:value-type="float">
            <text:p>4547,7983</text:p>
          </table:table-cell>
          <table:table-cell table:number-columns-repeated="2" office:value-type="float" office:value="4578.2183" calcext:value-type="float">
            <text:p>4578,2183</text:p>
          </table:table-cell>
          <table:table-cell table:number-columns-repeated="3"/>
          <table:table-cell table:number-columns-repeated="28" office:value-type="string" calcext:value-type="string">
            <text:p>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474.7451" calcext:value-type="float">
            <text:p>4474,745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669.8828" calcext:value-type="float">
            <text:p>4669,8828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593.4536" calcext:value-type="float">
            <text:p>4593,4536</text:p>
          </table:table-cell>
          <table:table-cell office:value-type="float" office:value="4570.6069" calcext:value-type="float">
            <text:p>4570,6069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426.7969" calcext:value-type="float">
            <text:p>4426,7969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51.7251" calcext:value-type="float">
            <text:p>4351,7251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284.5273" calcext:value-type="float">
            <text:p>4284,5273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232.5039" calcext:value-type="float">
            <text:p>4232,5039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129.0947" calcext:value-type="float">
            <text:p>4129,0947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778.3613" calcext:value-type="float">
            <text:p>3778,36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004.6782" calcext:value-type="float">
            <text:p>4004,6782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709.8879" calcext:value-type="float">
            <text:p>3709,8879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688.6145" calcext:value-type="float">
            <text:p>3688,6145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681.5322" calcext:value-type="float">
            <text:p>3681,5322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752.5574" calcext:value-type="float">
            <text:p>3752,5574</text:p>
          </table:table-cell>
          <table:table-cell table:number-columns-repeated="2" office:value-type="float" office:value="3766.8167" calcext:value-type="float">
            <text:p>3766,8167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183.7327" calcext:value-type="float">
            <text:p>3183,7327</text:p>
          </table:table-cell>
          <table:table-cell office:value-type="float" office:value="3573.1233" calcext:value-type="float">
            <text:p>3573,123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831.2058" calcext:value-type="float">
            <text:p>3831,2058</text:p>
          </table:table-cell>
          <table:table-cell table:number-columns-repeated="3" office:value-type="float" office:value="3845.5637" calcext:value-type="float">
            <text:p>3845,5637</text:p>
          </table:table-cell>
          <table:table-cell office:value-type="float" office:value="3838.3826" calcext:value-type="float">
            <text:p>3838,3826</text:p>
          </table:table-cell>
          <table:table-cell office:value-type="float" office:value="3802.5435" calcext:value-type="float">
            <text:p>3802,5435</text:p>
          </table:table-cell>
          <table:table-cell table:style-name="ce2" office:value-type="string" calcext:value-type="string">
            <text:p>3781,094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95.7012" calcext:value-type="float">
            <text:p>3695,7012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589.8784" calcext:value-type="float">
            <text:p>3589,8784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395.1062" calcext:value-type="float">
            <text:p>3395,1062</text:p>
          </table:table-cell>
          <table:table-cell table:style-name="ce2" office:value-type="string" calcext:value-type="string">
            <text:p>3360,708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319.5847" calcext:value-type="float">
            <text:p>3319,5847</text:p>
          </table:table-cell>
          <table:table-cell office:value-type="float" office:value="3285.4446" calcext:value-type="float">
            <text:p>3285,4446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244.6318" calcext:value-type="float">
            <text:p>3244,6318</text:p>
          </table:table-cell>
          <table:table-cell office:value-type="float" office:value="3210.7515" calcext:value-type="float">
            <text:p>3210,7515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183.7327" calcext:value-type="float">
            <text:p>3183,7327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2179.8706" calcext:value-type="float">
            <text:p>2179,8706</text:p>
          </table:table-cell>
          <table:table-cell office:value-type="float" office:value="2641.1018" calcext:value-type="float">
            <text:p>2641,10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3156.79" calcext:value-type="float">
            <text:p>3156,79</text:p>
          </table:table-cell>
          <table:table-cell office:value-type="float" office:value="3129.9238" calcext:value-type="float">
            <text:p>3129,9238</text:p>
          </table:table-cell>
          <table:table-cell office:value-type="float" office:value="3076.4216" calcext:value-type="float">
            <text:p>3076,4216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2983.5356" calcext:value-type="float">
            <text:p>2983,5356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826.5283" calcext:value-type="float">
            <text:p>2826,5283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2723.4395" calcext:value-type="float">
            <text:p>2723,4395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2634.29" calcext:value-type="float">
            <text:p>2634,29</text:p>
          </table:table-cell>
          <table:table-cell table:style-name="ce2" office:value-type="string" calcext:value-type="string">
            <text:p>2609,001</text:p>
          </table:table-cell>
          <table:table-cell office:value-type="float" office:value="2577.5042" calcext:value-type="float">
            <text:p>2577,5042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452.8" calcext:value-type="float">
            <text:p>2452,8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239.5913" calcext:value-type="float">
            <text:p>2239,5913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179.8706" calcext:value-type="float">
            <text:p>2179,8706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144.2976" calcext:value-type="float">
            <text:p>2144,2976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1630.4637" calcext:value-type="float">
            <text:p>1630,46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144.2976" calcext:value-type="float">
            <text:p>2144,2976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085.4443" calcext:value-type="float">
            <text:p>2085,4443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2032.9451" calcext:value-type="float">
            <text:p>2032,9451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1969.3884" calcext:value-type="float">
            <text:p>1969,3884</text:p>
          </table:table-cell>
          <table:table-cell office:value-type="float" office:value="1935.0059" calcext:value-type="float">
            <text:p>1935,0059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827.4689" calcext:value-type="float">
            <text:p>1827,4689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727.5" calcext:value-type="float">
            <text:p>1727,5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629.4236" calcext:value-type="float">
            <text:p>1629,4236</text:p>
          </table:table-cell>
          <table:table-cell office:value-type="float" office:value="1581.1066" calcext:value-type="float">
            <text:p>1581,1066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485.9395" calcext:value-type="float">
            <text:p>1485,9395</text:p>
          </table:table-cell>
          <table:table-cell office:value-type="float" office:value="1444.2791" calcext:value-type="float">
            <text:p>1444,2791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357.0732" calcext:value-type="float">
            <text:p>1357,0732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271.6967" calcext:value-type="float">
            <text:p>1271,6967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64.1877" calcext:value-type="float">
            <text:p>1064,1877</text:p>
          </table:table-cell>
          <table:table-cell office:value-type="float" office:value="1017.7209" calcext:value-type="float">
            <text:p>1017,7209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601.66888" calcext:value-type="float">
            <text:p>601,668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08.8194" calcext:value-type="float">
            <text:p>608,8194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53.37799" calcext:value-type="float">
            <text:p>453,377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5" office:value-type="float" office:value="460.1915" calcext:value-type="float">
            <text:p>460,1915</text:p>
          </table:table-cell>
          <table:table-cell table:number-columns-repeated="8" office:value-type="float" office:value="456.6561" calcext:value-type="float">
            <text:p>456,6561</text:p>
          </table:table-cell>
          <table:table-cell table:number-columns-repeated="4" office:value-type="float" office:value="453.12979" calcext:value-type="float">
            <text:p>453,12979</text:p>
          </table:table-cell>
          <table:table-cell table:number-columns-repeated="2" office:value-type="float" office:value="449.6127" calcext:value-type="float">
            <text:p>449,6127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9.6127" calcext:value-type="float">
            <text:p>449,6127</text:p>
          </table:table-cell>
          <table:table-cell table:number-columns-repeated="2" office:value-type="float" office:value="456.6561" calcext:value-type="float">
            <text:p>456,6561</text:p>
          </table:table-cell>
          <table:table-cell table:number-columns-repeated="3" office:value-type="float" office:value="453.12979" calcext:value-type="float">
            <text:p>453,12979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41.12231" calcext:value-type="float">
            <text:p>441,1223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8.70261" calcext:value-type="float">
            <text:p>428,70261</text:p>
          </table:table-cell>
          <table:table-cell table:number-columns-repeated="5" office:value-type="float" office:value="425.25" calcext:value-type="float">
            <text:p>425,25</text:p>
          </table:table-cell>
          <table:table-cell table:number-columns-repeated="2" office:value-type="float" office:value="428.70261" calcext:value-type="float">
            <text:p>428,70261</text:p>
          </table:table-cell>
          <table:table-cell office:value-type="float" office:value="421.8067" calcext:value-type="float">
            <text:p>421,8067</text:p>
          </table:table-cell>
          <table:table-cell table:number-columns-repeated="5" office:value-type="float" office:value="418.37271" calcext:value-type="float">
            <text:p>418,37271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96.04089" calcext:value-type="float">
            <text:p>496,04089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0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579.1062" calcext:value-type="float">
            <text:p>579,10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62.78693" calcext:value-type="float">
            <text:p>562,78693</text:p>
          </table:table-cell>
          <table:table-cell table:number-columns-repeated="2" table:style-name="ce2" office:value-type="string" calcext:value-type="string">
            <text:p>570,375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81.82037" calcext:value-type="float">
            <text:p>581,82037</text:p>
          </table:table-cell>
          <table:table-cell table:number-columns-repeated="2" office:value-type="float" office:value="585.6524" calcext:value-type="float">
            <text:p>585,6524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76.06348" calcext:value-type="float">
            <text:p>676,06348</text:p>
          </table:table-cell>
          <table:table-cell table:style-name="ce2" office:value-type="string" calcext:value-type="string">
            <text:p>692,224</text:p>
          </table:table-cell>
          <table:table-cell/>
          <table:table-cell table:number-columns-repeated="29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1041.3861" calcext:value-type="float">
            <text:p>1041,386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787.57703" calcext:value-type="float">
            <text:p>787,57703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163.9908" calcext:value-type="float">
            <text:p>1163,9908</text:p>
          </table:table-cell>
          <table:table-cell office:value-type="float" office:value="1183.3367" calcext:value-type="float">
            <text:p>1183,3367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222.3459" calcext:value-type="float">
            <text:p>1222,3459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1316.6656" calcext:value-type="float">
            <text:p>1316,6656</text:p>
          </table:table-cell>
          <table:table-cell office:value-type="float" office:value="1408.1517" calcext:value-type="float">
            <text:p>1408,151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1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3415,801</text:p>
          </table:table-cell>
          <table:table-cell office:value-type="float" office:value="1454.6571" calcext:value-type="float">
            <text:p>1454,6571</text:p>
          </table:table-cell>
          <table:table-cell office:value-type="float" office:value="2534.4309" calcext:value-type="float">
            <text:p>2534,430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454.6571" calcext:value-type="float">
            <text:p>1454,6571</text:p>
          </table:table-cell>
          <table:table-cell office:value-type="float" office:value="1485.9395" calcext:value-type="float">
            <text:p>1485,9395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70.4355" calcext:value-type="float">
            <text:p>1570,4355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624.0313" calcext:value-type="float">
            <text:p>1624,0313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992.4221" calcext:value-type="float">
            <text:p>1992,4221</text:p>
          </table:table-cell>
          <table:table-cell office:value-type="float" office:value="2138.3877" calcext:value-type="float">
            <text:p>2138,3877</text:p>
          </table:table-cell>
          <table:table-cell office:value-type="float" office:value="2263.6296" calcext:value-type="float">
            <text:p>2263,6296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508.6619" calcext:value-type="float">
            <text:p>2508,6619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697.8672" calcext:value-type="float">
            <text:p>2697,8672</text:p>
          </table:table-cell>
          <table:table-cell office:value-type="float" office:value="2768.3838" calcext:value-type="float">
            <text:p>2768,3838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976.9375" calcext:value-type="float">
            <text:p>2976,9375</text:p>
          </table:table-cell>
          <table:table-cell office:value-type="float" office:value="3049.7859" calcext:value-type="float">
            <text:p>3049,7859</text:p>
          </table:table-cell>
          <table:table-cell office:value-type="float" office:value="3116.5193" calcext:value-type="float">
            <text:p>3116,5193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333.2737" calcext:value-type="float">
            <text:p>3333,2737</text:p>
          </table:table-cell>
          <table:table-cell table:style-name="ce2" office:value-type="string" calcext:value-type="string">
            <text:p>3360,708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401.9998" calcext:value-type="float">
            <text:p>3401,9998</text:p>
          </table:table-cell>
          <table:table-cell table:style-name="ce2" office:value-type="string" calcext:value-type="string">
            <text:p>3415,8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3498.9983" calcext:value-type="float">
            <text:p>3498,9983</text:p>
          </table:table-cell>
          <table:table-cell office:value-type="float" office:value="3908.3296" calcext:value-type="float">
            <text:p>3908,3296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498.9983" calcext:value-type="float">
            <text:p>3498,9983</text:p>
          </table:table-cell>
          <table:table-cell office:value-type="float" office:value="3540.8464" calcext:value-type="float">
            <text:p>3540,8464</text:p>
          </table:table-cell>
          <table:table-cell office:value-type="float" office:value="3568.8372" calcext:value-type="float">
            <text:p>3568,8372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625.0388" calcext:value-type="float">
            <text:p>3625,0388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3688.6145" calcext:value-type="float">
            <text:p>3688,6145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788.2393" calcext:value-type="float">
            <text:p>3788,2393</text:p>
          </table:table-cell>
          <table:table-cell table:number-columns-repeated="2" office:value-type="float" office:value="3809.7024" calcext:value-type="float">
            <text:p>3809,7024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68.3274" calcext:value-type="float">
            <text:p>3968,3274</text:p>
          </table:table-cell>
          <table:table-cell office:value-type="float" office:value="4004.6782" calcext:value-type="float">
            <text:p>4004,6782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291.9761" calcext:value-type="float">
            <text:p>4291,9761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426.7969" calcext:value-type="float">
            <text:p>4426,7969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84.7261" calcext:value-type="float">
            <text:p>5184,7261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783.9399" calcext:value-type="float">
            <text:p>4783,939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32.6138" calcext:value-type="float">
            <text:p>4532,6138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69.8828" calcext:value-type="float">
            <text:p>4669,8828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692.8936" calcext:value-type="float">
            <text:p>4692,8936</text:p>
          </table:table-cell>
          <table:table-cell table:number-columns-repeated="2" office:value-type="float" office:value="4700.5723" calcext:value-type="float">
            <text:p>4700,5723</text:p>
          </table:table-cell>
          <table:table-cell table:number-columns-repeated="2" office:value-type="float" office:value="4708.2549" calcext:value-type="float">
            <text:p>4708,2549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153.0151" calcext:value-type="float">
            <text:p>5153,0151</text:p>
          </table:table-cell>
          <table:table-cell office:value-type="float" office:value="5184.7261" calcext:value-type="float">
            <text:p>5184,726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1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5562,146</text:p>
          </table:table-cell>
          <table:table-cell table:style-name="ce2" office:value-type="string" calcext:value-type="string">
            <text:p>5200,606</text:p>
          </table:table-cell>
          <table:table-cell office:value-type="float" office:value="5430.52" calcext:value-type="float">
            <text:p>5430,52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5200,606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272.2646" calcext:value-type="float">
            <text:p>5272,2646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20.2183" calcext:value-type="float">
            <text:p>5320,2183</text:p>
          </table:table-cell>
          <table:table-cell table:style-name="ce2" office:value-type="string" calcext:value-type="string">
            <text:p>5344,249</text:p>
          </table:table-cell>
          <table:table-cell office:value-type="float" office:value="5360.29" calcext:value-type="float">
            <text:p>5360,29</text:p>
          </table:table-cell>
          <table:table-cell office:value-type="float" office:value="5376.3467" calcext:value-type="float">
            <text:p>5376,3467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440.7339" calcext:value-type="float">
            <text:p>5440,7339</text:p>
          </table:table-cell>
          <table:table-cell office:value-type="float" office:value="5448.8003" calcext:value-type="float">
            <text:p>5448,8003</text:p>
          </table:table-cell>
          <table:table-cell office:value-type="float" office:value="5456.8706" calcext:value-type="float">
            <text:p>5456,8706</text:p>
          </table:table-cell>
          <table:table-cell office:value-type="float" office:value="5464.9448" calcext:value-type="float">
            <text:p>5464,9448</text:p>
          </table:table-cell>
          <table:table-cell office:value-type="float" office:value="5473.0229" calcext:value-type="float">
            <text:p>5473,0229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489.1914" calcext:value-type="float">
            <text:p>5489,1914</text:p>
          </table:table-cell>
          <table:table-cell table:number-columns-repeated="3" table:style-name="ce2" office:value-type="string" calcext:value-type="string">
            <text:p>5481,105</text:p>
          </table:table-cell>
          <table:table-cell office:value-type="float" office:value="5505.3755" calcext:value-type="float">
            <text:p>5505,3755</text:p>
          </table:table-cell>
          <table:table-cell office:value-type="float" office:value="5521.5757" calcext:value-type="float">
            <text:p>5521,5757</text:p>
          </table:table-cell>
          <table:table-cell office:value-type="float" office:value="5529.6821" calcext:value-type="float">
            <text:p>5529,6821</text:p>
          </table:table-cell>
          <table:table-cell table:style-name="ce2" office:value-type="string" calcext:value-type="string">
            <text:p>5537,792</text:p>
          </table:table-cell>
          <table:table-cell office:value-type="float" office:value="5545.9058" calcext:value-type="float">
            <text:p>5545,9058</text:p>
          </table:table-cell>
          <table:table-cell office:value-type="float" office:value="5554.0239" calcext:value-type="float">
            <text:p>5554,0239</text:p>
          </table:table-cell>
          <table:table-cell table:style-name="ce2" office:value-type="string" calcext:value-type="string">
            <text:p>5562,14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92.6328" calcext:value-type="float">
            <text:p>5692,6328</text:p>
          </table:table-cell>
          <table:table-cell office:value-type="float" office:value="5586.5352" calcext:value-type="float">
            <text:p>5586,5352</text:p>
          </table:table-cell>
          <table:table-cell table:style-name="ce2" office:value-type="string" calcext:value-type="string">
            <text:p>5652,834</text:p>
          </table:table-cell>
          <table:table-cell office:value-type="string" calcext:value-type="string">
            <text:p>1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586.5352" calcext:value-type="float">
            <text:p>5586,5352</text:p>
          </table:table-cell>
          <table:table-cell office:value-type="float" office:value="5594.6729" calcext:value-type="float">
            <text:p>5594,6729</text:p>
          </table:table-cell>
          <table:table-cell office:value-type="float" office:value="5602.8145" calcext:value-type="float">
            <text:p>5602,8145</text:p>
          </table:table-cell>
          <table:table-cell table:number-columns-repeated="2" office:value-type="float" office:value="5610.96" calcext:value-type="float">
            <text:p>5610,96</text:p>
          </table:table-cell>
          <table:table-cell table:number-columns-repeated="2" office:value-type="float" office:value="5627.2632" calcext:value-type="float">
            <text:p>5627,2632</text:p>
          </table:table-cell>
          <table:table-cell office:value-type="float" office:value="5635.4204" calcext:value-type="float">
            <text:p>5635,4204</text:p>
          </table:table-cell>
          <table:table-cell table:number-columns-repeated="2" table:style-name="ce2" office:value-type="string" calcext:value-type="string">
            <text:p>5643,582</text:p>
          </table:table-cell>
          <table:table-cell table:number-columns-repeated="2" office:value-type="float" office:value="5651.7471" calcext:value-type="float">
            <text:p>5651,7471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668.0898" calcext:value-type="float">
            <text:p>5668,0898</text:p>
          </table:table-cell>
          <table:table-cell office:value-type="float" office:value="5676.2666" calcext:value-type="float">
            <text:p>5676,2666</text:p>
          </table:table-cell>
          <table:table-cell table:number-columns-repeated="2" office:value-type="float" office:value="5684.4478" calcext:value-type="float">
            <text:p>5684,4478</text:p>
          </table:table-cell>
          <table:table-cell table:number-columns-repeated="6" office:value-type="float" office:value="5692.6328" calcext:value-type="float">
            <text:p>5692,6328</text:p>
          </table:table-cell>
          <table:table-cell table:number-columns-repeated="2" office:value-type="float" office:value="5684.4478" calcext:value-type="float">
            <text:p>5684,4478</text:p>
          </table:table-cell>
          <table:table-cell office:value-type="float" office:value="5676.2666" calcext:value-type="float">
            <text:p>5676,2666</text:p>
          </table:table-cell>
          <table:table-cell office:value-type="float" office:value="5668.0898" calcext:value-type="float">
            <text:p>5668,0898</text:p>
          </table:table-cell>
          <table:table-cell office:value-type="float" office:value="5651.7471" calcext:value-type="float">
            <text:p>5651,7471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619.1099" calcext:value-type="float">
            <text:p>5619,1099</text:p>
          </table:table-cell>
          <table:table-cell office:value-type="float" office:value="5602.8145" calcext:value-type="float">
            <text:p>5602,814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78.4014" calcext:value-type="float">
            <text:p>5578,4014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5008.9995" calcext:value-type="float">
            <text:p>5008,99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578.4014" calcext:value-type="float">
            <text:p>5578,4014</text:p>
          </table:table-cell>
          <table:table-cell table:style-name="ce2" office:value-type="string" calcext:value-type="string">
            <text:p>5562,146</text:p>
          </table:table-cell>
          <table:table-cell table:style-name="ce2" office:value-type="string" calcext:value-type="string">
            <text:p>5537,792</text:p>
          </table:table-cell>
          <table:table-cell office:value-type="float" office:value="5513.4736" calcext:value-type="float">
            <text:p>5513,4736</text:p>
          </table:table-cell>
          <table:table-cell table:style-name="ce2" office:value-type="string" calcext:value-type="string">
            <text:p>5481,105</text:p>
          </table:table-cell>
          <table:table-cell table:number-columns-repeated="2" office:value-type="float" office:value="5448.8003" calcext:value-type="float">
            <text:p>5448,8003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376.3467" calcext:value-type="float">
            <text:p>5376,3467</text:p>
          </table:table-cell>
          <table:table-cell table:style-name="ce2" office:value-type="string" calcext:value-type="string">
            <text:p>5344,249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16.5015" calcext:value-type="float">
            <text:p>5216,5015</text:p>
          </table:table-cell>
          <table:table-cell office:value-type="float" office:value="5176.7925" calcext:value-type="float">
            <text:p>5176,7925</text:p>
          </table:table-cell>
          <table:table-cell office:value-type="float" office:value="5129.2749" calcext:value-type="float">
            <text:p>5129,2749</text:p>
          </table:table-cell>
          <table:table-cell office:value-type="float" office:value="5089.7886" calcext:value-type="float">
            <text:p>5089,7886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55.0195" calcext:value-type="float">
            <text:p>4855,0195</text:p>
          </table:table-cell>
          <table:table-cell table:style-name="ce2" office:value-type="string" calcext:value-type="string">
            <text:p>4793,041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654.5635" calcext:value-type="float">
            <text:p>4654,5635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351.7251" calcext:value-type="float">
            <text:p>4351,7251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107.0469" calcext:value-type="float">
            <text:p>4107,046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1940.7222" calcext:value-type="float">
            <text:p>1940,7222</text:p>
          </table:table-cell>
          <table:table-cell office:value-type="float" office:value="2925.3718" calcext:value-type="float">
            <text:p>2925,37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709.8879" calcext:value-type="float">
            <text:p>3709,8879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589.8784" calcext:value-type="float">
            <text:p>3589,8784</text:p>
          </table:table-cell>
          <table:table-cell office:value-type="float" office:value="3485.0857" calcext:value-type="float">
            <text:p>3485,0857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340.1255" calcext:value-type="float">
            <text:p>3340,1255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190.4802" calcext:value-type="float">
            <text:p>3190,4802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2976.9375" calcext:value-type="float">
            <text:p>2976,9375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813.5725" calcext:value-type="float">
            <text:p>2813,5725</text:p>
          </table:table-cell>
          <table:table-cell office:value-type="float" office:value="2710.6433" calcext:value-type="float">
            <text:p>2710,6433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2564.9412" calcext:value-type="float">
            <text:p>2564,9412</text:p>
          </table:table-cell>
          <table:table-cell office:value-type="float" office:value="2527.3752" calcext:value-type="float">
            <text:p>2527,3752</text:p>
          </table:table-cell>
          <table:table-cell table:style-name="ce2" office:value-type="string" calcext:value-type="string">
            <text:p>2471,374</text:p>
          </table:table-cell>
          <table:table-cell office:value-type="float" office:value="2428.1077" calcext:value-type="float">
            <text:p>2428,1077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311.9624" calcext:value-type="float">
            <text:p>2311,9624</text:p>
          </table:table-cell>
          <table:table-cell office:value-type="float" office:value="2245.5928" calcext:value-type="float">
            <text:p>2245,5928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038.7563" calcext:value-type="float">
            <text:p>2038,7563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1940.7222" calcext:value-type="float">
            <text:p>1940,722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1118.6898" calcext:value-type="float">
            <text:p>1118,68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810.6775" calcext:value-type="float">
            <text:p>1810,6775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689.1323" calcext:value-type="float">
            <text:p>1689,1323</text:p>
          </table:table-cell>
          <table:table-cell table:style-name="ce2" office:value-type="string" calcext:value-type="string">
            <text:p>1634,822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465.0599" calcext:value-type="float">
            <text:p>1465,0599</text:p>
          </table:table-cell>
          <table:table-cell office:value-type="float" office:value="1413.2939" calcext:value-type="float">
            <text:p>1413,2939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125.6195" calcext:value-type="float">
            <text:p>1125,6195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31.5883" calcext:value-type="float">
            <text:p>1031,5883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753.94672" calcext:value-type="float">
            <text:p>753,94672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16.70203" calcext:value-type="float">
            <text:p>716,70203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28.35278" calcext:value-type="float">
            <text:p>628,3527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504.9241" calcext:value-type="float">
            <text:p>504,92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4.42361" calcext:value-type="float">
            <text:p>474,42361</text:p>
          </table:table-cell>
          <table:table-cell table:number-columns-repeated="2" office:value-type="float" office:value="470.85211" calcext:value-type="float">
            <text:p>470,8521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9.11621" calcext:value-type="float">
            <text:p>439,1162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400.72589" calcext:value-type="float">
            <text:p>400,725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4" office:value-type="float" office:value="432.16449" calcext:value-type="float">
            <text:p>432,16449</text:p>
          </table:table-cell>
          <table:table-cell table:number-columns-repeated="2" office:value-type="float" office:value="428.70261" calcext:value-type="float">
            <text:p>428,7026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84.5527" calcext:value-type="float">
            <text:p>384,5527</text:p>
          </table:table-cell>
          <table:table-cell table:number-columns-repeated="2" office:value-type="float" office:value="381.22321" calcext:value-type="float">
            <text:p>381,22321</text:p>
          </table:table-cell>
          <table:table-cell office:value-type="float" office:value="387.89182" calcext:value-type="float">
            <text:p>387,89182</text:p>
          </table:table-cell>
          <table:table-cell table:number-columns-repeated="3" office:value-type="float" office:value="384.5527" calcext:value-type="float">
            <text:p>384,5527</text:p>
          </table:table-cell>
          <table:table-cell table:number-columns-repeated="2" office:value-type="float" office:value="387.89182" calcext:value-type="float">
            <text:p>387,89182</text:p>
          </table:table-cell>
          <table:table-cell table:number-columns-repeated="3" office:value-type="float" office:value="384.5527" calcext:value-type="float">
            <text:p>384,5527</text:p>
          </table:table-cell>
          <table:table-cell table:number-columns-repeated="2" office:value-type="float" office:value="381.22321" calcext:value-type="float">
            <text:p>381,2232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507.9953" calcext:value-type="float">
            <text:p>507,9953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97.96661" calcext:value-type="float">
            <text:p>397,96661</text:p>
          </table:table-cell>
          <table:table-cell table:number-columns-repeated="2" office:value-type="float" office:value="404.7308" calcext:value-type="float">
            <text:p>404,7308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3.73599" calcext:value-type="float">
            <text:p>463,73599</text:p>
          </table:table-cell>
          <table:table-cell table:number-columns-repeated="2" office:value-type="float" office:value="467.28949" calcext:value-type="float">
            <text:p>467,2894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77.99689" calcext:value-type="float">
            <text:p>577,99689</text:p>
          </table:table-cell>
          <table:table-cell table:number-columns-repeated="2" office:value-type="float" office:value="616.60809" calcext:value-type="float">
            <text:p>616,60809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76.06348" calcext:value-type="float">
            <text:p>676,06348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16.70203" calcext:value-type="float">
            <text:p>716,70203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1008.6164" calcext:value-type="float">
            <text:p>1008,6164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41.46198" calcext:value-type="float">
            <text:p>741,46198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913.50891" calcext:value-type="float">
            <text:p>913,50891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1022.3364" calcext:value-type="float">
            <text:p>1022,3364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64.1877" calcext:value-type="float">
            <text:p>1064,1877</text:p>
          </table:table-cell>
          <table:table-cell office:value-type="float" office:value="1078.2622" calcext:value-type="float">
            <text:p>1078,2622</text:p>
          </table:table-cell>
          <table:table-cell table:style-name="ce2" office:value-type="string" calcext:value-type="string">
            <text:p>1101,856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49.5514" calcext:value-type="float">
            <text:p>1149,5514</text:p>
          </table:table-cell>
          <table:table-cell office:value-type="float" office:value="1163.9908" calcext:value-type="float">
            <text:p>1163,9908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251.8783" calcext:value-type="float">
            <text:p>1251,8783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326.7294" calcext:value-type="float">
            <text:p>1326,729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1377.4291" calcext:value-type="float">
            <text:p>1377,4291</text:p>
          </table:table-cell>
          <table:table-cell table:style-name="ce2" office:value-type="string" calcext:value-type="string">
            <text:p>2082,12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377.4291" calcext:value-type="float">
            <text:p>1377,4291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581.1066" calcext:value-type="float">
            <text:p>1581,1066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855.5691" calcext:value-type="float">
            <text:p>1855,5691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2015.5448" calcext:value-type="float">
            <text:p>2015,5448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120.6909" calcext:value-type="float">
            <text:p>2120,6909</text:p>
          </table:table-cell>
          <table:table-cell office:value-type="float" office:value="2162.0598" calcext:value-type="float">
            <text:p>2162,0598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263.6296" calcext:value-type="float">
            <text:p>2263,6296</text:p>
          </table:table-cell>
          <table:table-cell office:value-type="float" office:value="2305.9021" calcext:value-type="float">
            <text:p>2305,9021</text:p>
          </table:table-cell>
          <table:table-cell office:value-type="float" office:value="2342.3425" calcext:value-type="float">
            <text:p>2342,3425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28.1077" calcext:value-type="float">
            <text:p>2428,1077</text:p>
          </table:table-cell>
          <table:table-cell office:value-type="float" office:value="2440.4434" calcext:value-type="float">
            <text:p>2440,4434</text:p>
          </table:table-cell>
          <table:table-cell office:value-type="float" office:value="2452.8" calcext:value-type="float">
            <text:p>2452,8</text:p>
          </table:table-cell>
          <table:table-cell office:value-type="float" office:value="2465.1775" calcext:value-type="float">
            <text:p>2465,1775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521.1323" calcext:value-type="float">
            <text:p>2521,132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687.1191" calcext:value-type="float">
            <text:p>2687,119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2521.1323" calcext:value-type="float">
            <text:p>2521,1323</text:p>
          </table:table-cell>
          <table:table-cell table:number-columns-repeated="2" office:value-type="float" office:value="2527.3752" calcext:value-type="float">
            <text:p>2527,3752</text:p>
          </table:table-cell>
          <table:table-cell table:number-columns-repeated="2" office:value-type="float" office:value="2533.6235" calcext:value-type="float">
            <text:p>2533,6235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2533.6235" calcext:value-type="float">
            <text:p>2533,6235</text:p>
          </table:table-cell>
          <table:table-cell office:value-type="float" office:value="2571.2202" calcext:value-type="float">
            <text:p>2571,2202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2678.7412" calcext:value-type="float">
            <text:p>2678,7412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800.6365" calcext:value-type="float">
            <text:p>2800,6365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898.1387" calcext:value-type="float">
            <text:p>2898,1387</text:p>
          </table:table-cell>
          <table:table-cell office:value-type="float" office:value="2957.1719" calcext:value-type="float">
            <text:p>2957,1719</text:p>
          </table:table-cell>
          <table:table-cell office:value-type="float" office:value="3029.8601" calcext:value-type="float">
            <text:p>3029,8601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3237.8464" calcext:value-type="float">
            <text:p>3237,8464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3299.0867" calcext:value-type="float">
            <text:p>3299,0867</text:p>
          </table:table-cell>
          <table:table-cell table:style-name="ce2" office:value-type="string" calcext:value-type="string">
            <text:p>3976,54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505.9614" calcext:value-type="float">
            <text:p>3505,9614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53.8179" calcext:value-type="float">
            <text:p>3953,8179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4048.4451" calcext:value-type="float">
            <text:p>4048,4451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4114.3916" calcext:value-type="float">
            <text:p>4114,3916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210.2729" calcext:value-type="float">
            <text:p>4210,2729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49.4014" calcext:value-type="float">
            <text:p>4449,401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76.7925" calcext:value-type="float">
            <text:p>5176,7925</text:p>
          </table:table-cell>
          <table:table-cell office:value-type="float" office:value="4487.1616" calcext:value-type="float">
            <text:p>4487,1616</text:p>
          </table:table-cell>
          <table:table-cell table:style-name="ce2" office:value-type="string" calcext:value-type="string">
            <text:p>4872,126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25.0278" calcext:value-type="float">
            <text:p>4525,0278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93.4536" calcext:value-type="float">
            <text:p>4593,4536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074.0225" calcext:value-type="float">
            <text:p>5074,0225</text:p>
          </table:table-cell>
          <table:table-cell office:value-type="float" office:value="5089.7886" calcext:value-type="float">
            <text:p>5089,7886</text:p>
          </table:table-cell>
          <table:table-cell office:value-type="float" office:value="5097.6777" calcext:value-type="float">
            <text:p>5097,6777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113.4683" calcext:value-type="float">
            <text:p>5113,4683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5145.0977" calcext:value-type="float">
            <text:p>5145,0977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176.7925" calcext:value-type="float">
            <text:p>5176,792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354.2246" calcext:value-type="float">
            <text:p>5354,2246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208.5518" calcext:value-type="float">
            <text:p>5208,5518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328.2246" calcext:value-type="float">
            <text:p>5328,2246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5416.5586" calcext:value-type="float">
            <text:p>5416,5586</text:p>
          </table:table-cell>
          <table:table-cell table:number-columns-repeated="2" office:value-type="float" office:value="5432.6714" calcext:value-type="float">
            <text:p>5432,6714</text:p>
          </table:table-cell>
          <table:table-cell table:number-columns-repeated="2" office:value-type="float" office:value="5424.6133" calcext:value-type="float">
            <text:p>5424,6133</text:p>
          </table:table-cell>
          <table:table-cell table:number-columns-repeated="2" office:value-type="float" office:value="5416.5586" calcext:value-type="float">
            <text:p>5416,5586</text:p>
          </table:table-cell>
          <table:table-cell table:number-columns-repeated="2" office:value-type="float" office:value="5408.5083" calcext:value-type="float">
            <text:p>5408,5083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5392.4194" calcext:value-type="float">
            <text:p>5392,4194</text:p>
          </table:table-cell>
          <table:table-cell table:number-columns-repeated="2" office:value-type="float" office:value="5384.3813" calcext:value-type="float">
            <text:p>5384,3813</text:p>
          </table:table-cell>
          <table:table-cell office:value-type="float" office:value="5376.3467" calcext:value-type="float">
            <text:p>5376,3467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52.2676" calcext:value-type="float">
            <text:p>5352,2676</text:p>
          </table:table-cell>
          <table:table-cell table:style-name="ce2" office:value-type="string" calcext:value-type="string">
            <text:p>5344,249</text:p>
          </table:table-cell>
          <table:table-cell office:value-type="float" office:value="5336.2349" calcext:value-type="float">
            <text:p>5336,234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5054.1357" calcext:value-type="float">
            <text:p>5054,13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272.2646" calcext:value-type="float">
            <text:p>5272,2646</text:p>
          </table:table-cell>
          <table:table-cell table:style-name="ce2" office:value-type="string" calcext:value-type="string">
            <text:p>5256,312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208.5518" calcext:value-type="float">
            <text:p>5208,5518</text:p>
          </table:table-cell>
          <table:table-cell office:value-type="float" office:value="5184.7261" calcext:value-type="float">
            <text:p>5184,7261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823.9971" calcext:value-type="float">
            <text:p>4823,9971</text:p>
          </table:table-cell>
          <table:table-cell table:style-name="ce2" office:value-type="string" calcext:value-type="string">
            <text:p>4793,041</text:p>
          </table:table-cell>
          <table:table-cell office:value-type="float" office:value="4762.1514" calcext:value-type="float">
            <text:p>4762,1514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654.5635" calcext:value-type="float">
            <text:p>4654,563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3790.1963" calcext:value-type="float">
            <text:p>3790,19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23.9751" calcext:value-type="float">
            <text:p>4623,9751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232.5039" calcext:value-type="float">
            <text:p>4232,5039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731.2024" calcext:value-type="float">
            <text:p>3731,2024</text:p>
          </table:table-cell>
          <table:table-cell table:style-name="ce2" office:value-type="string" calcext:value-type="string">
            <text:p>3660,313</text:p>
          </table:table-cell>
          <table:table-cell office:value-type="float" office:value="3589.8784" calcext:value-type="float">
            <text:p>3589,8784</text:p>
          </table:table-cell>
          <table:table-cell office:value-type="float" office:value="3498.9983" calcext:value-type="float">
            <text:p>3498,9983</text:p>
          </table:table-cell>
          <table:table-cell office:value-type="float" office:value="3408.8982" calcext:value-type="float">
            <text:p>3408,8982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210.7515" calcext:value-type="float">
            <text:p>3210,7515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2990.1389" calcext:value-type="float">
            <text:p>2990,1389</text:p>
          </table:table-cell>
          <table:table-cell office:value-type="float" office:value="2852.4993" calcext:value-type="float">
            <text:p>2852,4993</text:p>
          </table:table-cell>
          <table:table-cell table:style-name="ce2" office:value-type="string" calcext:value-type="string">
            <text:p>2729,845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446.6191" calcext:value-type="float">
            <text:p>2446,619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287.7534" calcext:value-type="float">
            <text:p>2287,7534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1045.8999" calcext:value-type="float">
            <text:p>1045,89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287.7534" calcext:value-type="float">
            <text:p>2287,7534</text:p>
          </table:table-cell>
          <table:table-cell office:value-type="float" office:value="2120.6909" calcext:value-type="float">
            <text:p>2120,6909</text:p>
          </table:table-cell>
          <table:table-cell table:style-name="ce2" office:value-type="string" calcext:value-type="string">
            <text:p>1980,894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683.6747" calcext:value-type="float">
            <text:p>1683,6747</text:p>
          </table:table-cell>
          <table:table-cell office:value-type="float" office:value="1549.1656" calcext:value-type="float">
            <text:p>1549,1656</text:p>
          </table:table-cell>
          <table:table-cell office:value-type="float" office:value="1423.5975" calcext:value-type="float">
            <text:p>1423,5975</text:p>
          </table:table-cell>
          <table:table-cell office:value-type="float" office:value="1306.6276" calcext:value-type="float">
            <text:p>1306,6276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125.6195" calcext:value-type="float">
            <text:p>1125,6195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04.42761" calcext:value-type="float">
            <text:p>704,42761</text:p>
          </table:table-cell>
          <table:table-cell table:number-columns-repeated="2" table:style-name="ce2" office:value-type="string" calcext:value-type="string">
            <text:p>688,172</text:p>
          </table:table-cell>
          <table:table-cell office:value-type="float" office:value="684.12793" calcext:value-type="float">
            <text:p>684,12793</text:p>
          </table:table-cell>
          <table:table-cell table:number-columns-repeated="3" office:value-type="float" office:value="680.09167" calcext:value-type="float">
            <text:p>680,09167</text:p>
          </table:table-cell>
          <table:table-cell table:number-columns-repeated="3" office:value-type="float" office:value="676.06348" calcext:value-type="float">
            <text:p>676,06348</text:p>
          </table:table-cell>
          <table:table-cell table:number-columns-repeated="2" office:value-type="float" office:value="672.04327" calcext:value-type="float">
            <text:p>672,0432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736.23523" calcext:value-type="float">
            <text:p>736,2352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664.02698" calcext:value-type="float">
            <text:p>664,02698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76.06348" calcext:value-type="float">
            <text:p>676,06348</text:p>
          </table:table-cell>
          <table:table-cell table:style-name="ce2" office:value-type="string" calcext:value-type="string">
            <text:p>688,172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40.33191" calcext:value-type="float">
            <text:p>940,33191</text:p>
          </table:table-cell>
          <table:table-cell table:number-columns-repeated="2" office:value-type="float" office:value="949.33032" calcext:value-type="float">
            <text:p>949,33032</text:p>
          </table:table-cell>
          <table:table-cell table:number-columns-repeated="2" office:value-type="float" office:value="944.82751" calcext:value-type="float">
            <text:p>944,8275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893.2229" calcext:value-type="float">
            <text:p>893,222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58.35712" calcext:value-type="float">
            <text:p>958,35712</text:p>
          </table:table-cell>
          <table:table-cell table:number-columns-repeated="2" office:value-type="float" office:value="953.84009" calcext:value-type="float">
            <text:p>953,84009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913.50891" calcext:value-type="float">
            <text:p>913,50891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847.59448" calcext:value-type="float">
            <text:p>847,59448</text:p>
          </table:table-cell>
          <table:table-cell office:value-type="float" office:value="838.93091" calcext:value-type="float">
            <text:p>838,93091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13.11877" calcext:value-type="float">
            <text:p>813,1187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49.1656" calcext:value-type="float">
            <text:p>1549,1656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1027.7275" calcext:value-type="float">
            <text:p>1027,72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22.42108" calcext:value-type="float">
            <text:p>922,42108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83.3367" calcext:value-type="float">
            <text:p>1183,3367</text:p>
          </table:table-cell>
          <table:table-cell office:value-type="float" office:value="1222.3459" calcext:value-type="float">
            <text:p>1222,3459</text:p>
          </table:table-cell>
          <table:table-cell office:value-type="float" office:value="1271.6967" calcext:value-type="float">
            <text:p>1271,6967</text:p>
          </table:table-cell>
          <table:table-cell office:value-type="float" office:value="1321.6945" calcext:value-type="float">
            <text:p>1321,6945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444.2791" calcext:value-type="float">
            <text:p>1444,2791</text:p>
          </table:table-cell>
          <table:table-cell office:value-type="float" office:value="1491.1747" calcext:value-type="float">
            <text:p>1491,1747</text:p>
          </table:table-cell>
          <table:table-cell office:value-type="float" office:value="1549.1656" calcext:value-type="float">
            <text:p>1549,165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00.6365" calcext:value-type="float">
            <text:p>2800,6365</text:p>
          </table:table-cell>
          <table:table-cell office:value-type="float" office:value="1597.1584" calcext:value-type="float">
            <text:p>1597,1584</text:p>
          </table:table-cell>
          <table:table-cell office:value-type="float" office:value="2394.1057" calcext:value-type="float">
            <text:p>2394,105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597.1584" calcext:value-type="float">
            <text:p>1597,1584</text:p>
          </table:table-cell>
          <table:table-cell table:style-name="ce2" office:value-type="string" calcext:value-type="string">
            <text:p>1651,053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793.9379" calcext:value-type="float">
            <text:p>1793,9379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2015.5448" calcext:value-type="float">
            <text:p>2015,5448</text:p>
          </table:table-cell>
          <table:table-cell office:value-type="float" office:value="2097.1711" calcext:value-type="float">
            <text:p>2097,1711</text:p>
          </table:table-cell>
          <table:table-cell office:value-type="float" office:value="2162.0598" calcext:value-type="float">
            <text:p>2162,0598</text:p>
          </table:table-cell>
          <table:table-cell table:style-name="ce2" office:value-type="string" calcext:value-type="string">
            <text:p>2233,595</text:p>
          </table:table-cell>
          <table:table-cell office:value-type="float" office:value="2287.7534" calcext:value-type="float">
            <text:p>2287,7534</text:p>
          </table:table-cell>
          <table:table-cell office:value-type="float" office:value="2318.0278" calcext:value-type="float">
            <text:p>2318,0278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434.2729" calcext:value-type="float">
            <text:p>2434,2729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571.2202" calcext:value-type="float">
            <text:p>2571,2202</text:p>
          </table:table-cell>
          <table:table-cell office:value-type="float" office:value="2590.0876" calcext:value-type="float">
            <text:p>2590,0876</text:p>
          </table:table-cell>
          <table:table-cell table:style-name="ce2" office:value-type="string" calcext:value-type="string">
            <text:p>2609,001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2678.7412" calcext:value-type="float">
            <text:p>2678,7412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710.6433" calcext:value-type="float">
            <text:p>2710,6433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2787.7205" calcext:value-type="float">
            <text:p>2787,7205</text:p>
          </table:table-cell>
          <table:table-cell office:value-type="float" office:value="2800.6365" calcext:value-type="float">
            <text:p>2800,636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81.5371" calcext:value-type="float">
            <text:p>3881,5371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3312.9502" calcext:value-type="float">
            <text:p>3312,950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917.7722" calcext:value-type="float">
            <text:p>2917,7722</text:p>
          </table:table-cell>
          <table:table-cell table:style-name="ce2" office:value-type="string" calcext:value-type="string">
            <text:p>2944,019</text:p>
          </table:table-cell>
          <table:table-cell office:value-type="float" office:value="2976.9375" calcext:value-type="float">
            <text:p>2976,9375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116.5193" calcext:value-type="float">
            <text:p>3116,5193</text:p>
          </table:table-cell>
          <table:table-cell office:value-type="float" office:value="3150.0664" calcext:value-type="float">
            <text:p>3150,0664</text:p>
          </table:table-cell>
          <table:table-cell office:value-type="float" office:value="3183.7327" calcext:value-type="float">
            <text:p>3183,7327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319.5847" calcext:value-type="float">
            <text:p>3319,5847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436.5376" calcext:value-type="float">
            <text:p>3436,5376</text:p>
          </table:table-cell>
          <table:table-cell office:value-type="float" office:value="3471.1917" calcext:value-type="float">
            <text:p>3471,1917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519.9016" calcext:value-type="float">
            <text:p>3519,9016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582.8601" calcext:value-type="float">
            <text:p>3582,8601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695.7012" calcext:value-type="float">
            <text:p>3695,7012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838.3826" calcext:value-type="float">
            <text:p>3838,3826</text:p>
          </table:table-cell>
          <table:table-cell office:value-type="float" office:value="3881.5371" calcext:value-type="float">
            <text:p>3881,537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208.5518" calcext:value-type="float">
            <text:p>5208,5518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4527.9126" calcext:value-type="float">
            <text:p>4527,9126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114.3916" calcext:value-type="float">
            <text:p>4114,3916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532.6138" calcext:value-type="float">
            <text:p>4532,6138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723.6328" calcext:value-type="float">
            <text:p>4723,6328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971.9419" calcext:value-type="float">
            <text:p>4971,9419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129.2749" calcext:value-type="float">
            <text:p>5129,2749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208.5518" calcext:value-type="float">
            <text:p>5208,5518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49.8726" calcext:value-type="float">
            <text:p>6249,8726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804.4263" calcext:value-type="float">
            <text:p>5804,426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432.6714" calcext:value-type="float">
            <text:p>5432,6714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521.5757" calcext:value-type="float">
            <text:p>5521,5757</text:p>
          </table:table-cell>
          <table:table-cell office:value-type="float" office:value="5570.2715" calcext:value-type="float">
            <text:p>5570,2715</text:p>
          </table:table-cell>
          <table:table-cell office:value-type="float" office:value="5610.96" calcext:value-type="float">
            <text:p>5610,96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700.8218" calcext:value-type="float">
            <text:p>5700,8218</text:p>
          </table:table-cell>
          <table:table-cell office:value-type="float" office:value="5733.6162" calcext:value-type="float">
            <text:p>5733,6162</text:p>
          </table:table-cell>
          <table:table-cell office:value-type="float" office:value="5766.4736" calcext:value-type="float">
            <text:p>5766,4736</text:p>
          </table:table-cell>
          <table:table-cell office:value-type="float" office:value="5791.1577" calcext:value-type="float">
            <text:p>5791,1577</text:p>
          </table:table-cell>
          <table:table-cell table:style-name="ce2" office:value-type="string" calcext:value-type="string">
            <text:p>5815,877</text:p>
          </table:table-cell>
          <table:table-cell office:value-type="float" office:value="5848.8906" calcext:value-type="float">
            <text:p>5848,8906</text:p>
          </table:table-cell>
          <table:table-cell office:value-type="float" office:value="5865.4204" calcext:value-type="float">
            <text:p>5865,4204</text:p>
          </table:table-cell>
          <table:table-cell office:value-type="float" office:value="5881.9658" calcext:value-type="float">
            <text:p>5881,9658</text:p>
          </table:table-cell>
          <table:table-cell office:value-type="float" office:value="5906.8135" calcext:value-type="float">
            <text:p>5906,8135</text:p>
          </table:table-cell>
          <table:table-cell office:value-type="float" office:value="5939.9976" calcext:value-type="float">
            <text:p>5939,9976</text:p>
          </table:table-cell>
          <table:table-cell office:value-type="float" office:value="5981.5654" calcext:value-type="float">
            <text:p>5981,5654</text:p>
          </table:table-cell>
          <table:table-cell office:value-type="float" office:value="5998.2192" calcext:value-type="float">
            <text:p>5998,2192</text:p>
          </table:table-cell>
          <table:table-cell office:value-type="float" office:value="6014.8887" calcext:value-type="float">
            <text:p>6014,8887</text:p>
          </table:table-cell>
          <table:table-cell office:value-type="float" office:value="6031.5737" calcext:value-type="float">
            <text:p>6031,5737</text:p>
          </table:table-cell>
          <table:table-cell office:value-type="float" office:value="6081.7202" calcext:value-type="float">
            <text:p>6081,7202</text:p>
          </table:table-cell>
          <table:table-cell office:value-type="float" office:value="6106.8457" calcext:value-type="float">
            <text:p>6106,8457</text:p>
          </table:table-cell>
          <table:table-cell office:value-type="float" office:value="6123.6152" calcext:value-type="float">
            <text:p>6123,6152</text:p>
          </table:table-cell>
          <table:table-cell office:value-type="float" office:value="6157.1997" calcext:value-type="float">
            <text:p>6157,1997</text:p>
          </table:table-cell>
          <table:table-cell office:value-type="float" office:value="6182.4282" calcext:value-type="float">
            <text:p>6182,4282</text:p>
          </table:table-cell>
          <table:table-cell office:value-type="float" office:value="6224.5527" calcext:value-type="float">
            <text:p>6224,5527</text:p>
          </table:table-cell>
          <table:table-cell office:value-type="float" office:value="6249.8726" calcext:value-type="float">
            <text:p>6249,872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3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6547,793</text:p>
          </table:table-cell>
          <table:table-cell office:value-type="float" office:value="6292.1489" calcext:value-type="float">
            <text:p>6292,1489</text:p>
          </table:table-cell>
          <table:table-cell office:value-type="float" office:value="6473.4629" calcext:value-type="float">
            <text:p>6473,4629</text:p>
          </table:table-cell>
          <table:table-cell office:value-type="string" calcext:value-type="string">
            <text:p>16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92.1489" calcext:value-type="float">
            <text:p>6292,1489</text:p>
          </table:table-cell>
          <table:table-cell table:number-columns-repeated="3" office:value-type="float" office:value="6326.0386" calcext:value-type="float">
            <text:p>6326,0386</text:p>
          </table:table-cell>
          <table:table-cell office:value-type="float" office:value="6343.0059" calcext:value-type="float">
            <text:p>6343,0059</text:p>
          </table:table-cell>
          <table:table-cell table:style-name="ce2" office:value-type="string" calcext:value-type="string">
            <text:p>6393,999</text:p>
          </table:table-cell>
          <table:table-cell office:value-type="float" office:value="6453.6631" calcext:value-type="float">
            <text:p>6453,6631</text:p>
          </table:table-cell>
          <table:table-cell office:value-type="float" office:value="6487.8394" calcext:value-type="float">
            <text:p>6487,8394</text:p>
          </table:table-cell>
          <table:table-cell office:value-type="float" office:value="6504.9502" calcext:value-type="float">
            <text:p>6504,9502</text:p>
          </table:table-cell>
          <table:table-cell office:value-type="float" office:value="6513.5112" calcext:value-type="float">
            <text:p>6513,5112</text:p>
          </table:table-cell>
          <table:table-cell office:value-type="float" office:value="6522.0762" calcext:value-type="float">
            <text:p>6522,0762</text:p>
          </table:table-cell>
          <table:table-cell office:value-type="float" office:value="6530.6445" calcext:value-type="float">
            <text:p>6530,6445</text:p>
          </table:table-cell>
          <table:table-cell table:number-columns-repeated="3" office:value-type="float" office:value="6539.2168" calcext:value-type="float">
            <text:p>6539,2168</text:p>
          </table:table-cell>
          <table:table-cell table:number-columns-repeated="2" table:style-name="ce2" office:value-type="string" calcext:value-type="string">
            <text:p>6547,793</text:p>
          </table:table-cell>
          <table:table-cell table:number-columns-repeated="2" office:value-type="float" office:value="6539.2168" calcext:value-type="float">
            <text:p>6539,2168</text:p>
          </table:table-cell>
          <table:table-cell table:number-columns-repeated="3" office:value-type="float" office:value="6530.6445" calcext:value-type="float">
            <text:p>6530,6445</text:p>
          </table:table-cell>
          <table:table-cell office:value-type="float" office:value="6522.0762" calcext:value-type="float">
            <text:p>6522,0762</text:p>
          </table:table-cell>
          <table:table-cell office:value-type="float" office:value="6504.9502" calcext:value-type="float">
            <text:p>6504,9502</text:p>
          </table:table-cell>
          <table:table-cell office:value-type="float" office:value="6496.3931" calcext:value-type="float">
            <text:p>6496,3931</text:p>
          </table:table-cell>
          <table:table-cell office:value-type="float" office:value="6479.2896" calcext:value-type="float">
            <text:p>6479,2896</text:p>
          </table:table-cell>
          <table:table-cell office:value-type="float" office:value="6470.7437" calcext:value-type="float">
            <text:p>6470,7437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45.1284" calcext:value-type="float">
            <text:p>6445,1284</text:p>
          </table:table-cell>
          <table:table-cell office:value-type="float" office:value="6419.5469" calcext:value-type="float">
            <text:p>6419,546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402.5112" calcext:value-type="float">
            <text:p>6402,5112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958.4253" calcext:value-type="float">
            <text:p>5958,42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402.5112" calcext:value-type="float">
            <text:p>6402,5112</text:p>
          </table:table-cell>
          <table:table-cell office:value-type="float" office:value="6376.9863" calcext:value-type="float">
            <text:p>6376,9863</text:p>
          </table:table-cell>
          <table:table-cell office:value-type="float" office:value="6359.9888" calcext:value-type="float">
            <text:p>6359,9888</text:p>
          </table:table-cell>
          <table:table-cell office:value-type="float" office:value="6343.0059" calcext:value-type="float">
            <text:p>6343,0059</text:p>
          </table:table-cell>
          <table:table-cell office:value-type="float" office:value="6326.0386" calcext:value-type="float">
            <text:p>6326,0386</text:p>
          </table:table-cell>
          <table:table-cell office:value-type="float" office:value="6292.1489" calcext:value-type="float">
            <text:p>6292,1489</text:p>
          </table:table-cell>
          <table:table-cell table:style-name="ce2" office:value-type="string" calcext:value-type="string">
            <text:p>6266,772</text:p>
          </table:table-cell>
          <table:table-cell office:value-type="float" office:value="6241.4287" calcext:value-type="float">
            <text:p>6241,4287</text:p>
          </table:table-cell>
          <table:table-cell office:value-type="float" office:value="6216.1201" calcext:value-type="float">
            <text:p>6216,1201</text:p>
          </table:table-cell>
          <table:table-cell office:value-type="float" office:value="6182.4282" calcext:value-type="float">
            <text:p>6182,4282</text:p>
          </table:table-cell>
          <table:table-cell office:value-type="float" office:value="6157.1997" calcext:value-type="float">
            <text:p>6157,1997</text:p>
          </table:table-cell>
          <table:table-cell office:value-type="float" office:value="6132.0054" calcext:value-type="float">
            <text:p>6132,0054</text:p>
          </table:table-cell>
          <table:table-cell office:value-type="float" office:value="6090.0918" calcext:value-type="float">
            <text:p>6090,0918</text:p>
          </table:table-cell>
          <table:table-cell office:value-type="float" office:value="6056.6299" calcext:value-type="float">
            <text:p>6056,6299</text:p>
          </table:table-cell>
          <table:table-cell office:value-type="float" office:value="6031.5737" calcext:value-type="float">
            <text:p>6031,5737</text:p>
          </table:table-cell>
          <table:table-cell office:value-type="float" office:value="5981.5654" calcext:value-type="float">
            <text:p>5981,5654</text:p>
          </table:table-cell>
          <table:table-cell office:value-type="float" office:value="5948.3037" calcext:value-type="float">
            <text:p>5948,3037</text:p>
          </table:table-cell>
          <table:table-cell table:style-name="ce2" office:value-type="string" calcext:value-type="string">
            <text:p>5915,104</text:p>
          </table:table-cell>
          <table:table-cell office:value-type="float" office:value="5873.6914" calcext:value-type="float">
            <text:p>5873,6914</text:p>
          </table:table-cell>
          <table:table-cell office:value-type="float" office:value="5840.6313" calcext:value-type="float">
            <text:p>5840,6313</text:p>
          </table:table-cell>
          <table:table-cell office:value-type="float" office:value="5799.3936" calcext:value-type="float">
            <text:p>5799,3936</text:p>
          </table:table-cell>
          <table:table-cell office:value-type="float" office:value="5766.4736" calcext:value-type="float">
            <text:p>5766,4736</text:p>
          </table:table-cell>
          <table:table-cell office:value-type="float" office:value="5733.6162" calcext:value-type="float">
            <text:p>5733,6162</text:p>
          </table:table-cell>
          <table:table-cell office:value-type="float" office:value="5692.6328" calcext:value-type="float">
            <text:p>5692,6328</text:p>
          </table:table-cell>
          <table:table-cell table:style-name="ce2" office:value-type="string" calcext:value-type="string">
            <text:p>5643,582</text:p>
          </table:table-cell>
          <table:table-cell office:value-type="float" office:value="5610.96" calcext:value-type="float">
            <text:p>5610,96</text:p>
          </table:table-cell>
          <table:table-cell office:value-type="float" office:value="5570.2715" calcext:value-type="float">
            <text:p>5570,2715</text:p>
          </table:table-cell>
          <table:table-cell office:value-type="float" office:value="5529.6821" calcext:value-type="float">
            <text:p>5529,6821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440.7339" calcext:value-type="float">
            <text:p>5440,7339</text:p>
          </table:table-cell>
          <table:table-cell office:value-type="float" office:value="5408.5083" calcext:value-type="float">
            <text:p>5408,508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60.29" calcext:value-type="float">
            <text:p>5360,29</text:p>
          </table:table-cell>
          <table:table-cell office:value-type="float" office:value="2813.5725" calcext:value-type="float">
            <text:p>2813,5725</text:p>
          </table:table-cell>
          <table:table-cell office:value-type="float" office:value="4286.6338" calcext:value-type="float">
            <text:p>4286,63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360.29" calcext:value-type="float">
            <text:p>5360,29</text:p>
          </table:table-cell>
          <table:table-cell office:value-type="float" office:value="5304.2173" calcext:value-type="float">
            <text:p>5304,2173</text:p>
          </table:table-cell>
          <table:table-cell table:style-name="ce2" office:value-type="string" calcext:value-type="string">
            <text:p>5256,312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487.1616" calcext:value-type="float">
            <text:p>4487,1616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4291.9761" calcext:value-type="float">
            <text:p>4291,9761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3953.8179" calcext:value-type="float">
            <text:p>3953,8179</text:p>
          </table:table-cell>
          <table:table-cell office:value-type="float" office:value="3838.3826" calcext:value-type="float">
            <text:p>3838,3826</text:p>
          </table:table-cell>
          <table:table-cell office:value-type="float" office:value="3738.3162" calcext:value-type="float">
            <text:p>3738,3162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485.0857" calcext:value-type="float">
            <text:p>3485,0857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156.79" calcext:value-type="float">
            <text:p>3156,79</text:p>
          </table:table-cell>
          <table:table-cell office:value-type="float" office:value="3043.1392" calcext:value-type="float">
            <text:p>3043,1392</text:p>
          </table:table-cell>
          <table:table-cell table:style-name="ce2" office:value-type="string" calcext:value-type="string">
            <text:p>2930,886</text:p>
          </table:table-cell>
          <table:table-cell office:value-type="float" office:value="2813.5725" calcext:value-type="float">
            <text:p>2813,572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1522.8696" calcext:value-type="float">
            <text:p>1522,86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91.4868" calcext:value-type="float">
            <text:p>2691,4868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085.4443" calcext:value-type="float">
            <text:p>2085,4443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755.0809" calcext:value-type="float">
            <text:p>1755,0809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543.8634" calcext:value-type="float">
            <text:p>1543,8634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251.8783" calcext:value-type="float">
            <text:p>1251,8783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130.3925" calcext:value-type="float">
            <text:p>1130,3925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22.3364" calcext:value-type="float">
            <text:p>1022,3364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66.50067" calcext:value-type="float">
            <text:p>766,5006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559.04358" calcext:value-type="float">
            <text:p>559,0435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1.3439" calcext:value-type="float">
            <text:p>401,3439</text:p>
          </table:table-cell>
          <table:table-cell table:number-columns-repeated="19" office:value-type="string" calcext:value-type="string">
            <text:p>2</text:p>
          </table:table-cell>
          <table:table-cell table:number-columns-repeated="1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77.7413" calcext:value-type="float">
            <text:p>377,74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394.59879" calcext:value-type="float">
            <text:p>394,59879</text:p>
          </table:table-cell>
          <table:table-cell table:number-columns-repeated="3" office:value-type="float" office:value="391.24051" calcext:value-type="float">
            <text:p>391,24051</text:p>
          </table:table-cell>
          <table:table-cell table:number-columns-repeated="4" office:value-type="float" office:value="387.89182" calcext:value-type="float">
            <text:p>387,89182</text:p>
          </table:table-cell>
          <table:table-cell office:value-type="float" office:value="384.5527" calcext:value-type="float">
            <text:p>384,5527</text:p>
          </table:table-cell>
          <table:table-cell table:number-columns-repeated="3" office:value-type="float" office:value="381.22321" calcext:value-type="float">
            <text:p>381,22321</text:p>
          </table:table-cell>
          <table:table-cell table:number-columns-repeated="2" office:value-type="float" office:value="377.9035" calcext:value-type="float">
            <text:p>377,9035</text:p>
          </table:table-cell>
          <table:table-cell table:number-columns-repeated="3" office:value-type="float" office:value="374.59341" calcext:value-type="float">
            <text:p>374,59341</text:p>
          </table:table-cell>
          <table:table-cell table:number-columns-repeated="2" table:style-name="ce2" office:value-type="string" calcext:value-type="string">
            <text:p>371,293</text:p>
          </table:table-cell>
          <table:table-cell table:number-columns-repeated="4"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table:number-columns-repeated="2" office:value-type="float" office:value="361.4505" calcext:value-type="float">
            <text:p>361,450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54.93799" calcext:value-type="float">
            <text:p>354,937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340.31451" calcext:value-type="float">
            <text:p>340,3145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48.46509" calcext:value-type="float">
            <text:p>348,46509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54.93799" calcext:value-type="float">
            <text:p>354,93799</text:p>
          </table:table-cell>
          <table:table-cell table:number-columns-repeated="2" office:value-type="float" office:value="348.46509" calcext:value-type="float">
            <text:p>348,46509</text:p>
          </table:table-cell>
          <table:table-cell office:value-type="float" office:value="345.2435" calcext:value-type="float">
            <text:p>345,2435</text:p>
          </table:table-cell>
          <table:table-cell table:number-columns-repeated="2" office:value-type="float" office:value="348.46509" calcext:value-type="float">
            <text:p>348,46509</text:p>
          </table:table-cell>
          <table:table-cell office:value-type="float" office:value="351.69659" calcext:value-type="float">
            <text:p>351,69659</text:p>
          </table:table-cell>
          <table:table-cell table:number-columns-repeated="2" office:value-type="float" office:value="345.2435" calcext:value-type="float">
            <text:p>345,2435</text:p>
          </table:table-cell>
          <table:table-cell table:number-columns-repeated="2" office:value-type="float" office:value="342.03201" calcext:value-type="float">
            <text:p>342,03201</text:p>
          </table:table-cell>
          <table:table-cell office:value-type="float" office:value="345.2435" calcext:value-type="float">
            <text:p>345,2435</text:p>
          </table:table-cell>
          <table:table-cell table:number-columns-repeated="2" office:value-type="float" office:value="342.03201" calcext:value-type="float">
            <text:p>342,0320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6.12509" calcext:value-type="float">
            <text:p>326,12509</text:p>
          </table:table-cell>
          <table:table-cell table:number-columns-repeated="3" office:value-type="float" office:value="322.97421" calcext:value-type="float">
            <text:p>322,97421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42.03201" calcext:value-type="float">
            <text:p>342,032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409.2818" calcext:value-type="float">
            <text:p>409,2818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45.2435" calcext:value-type="float">
            <text:p>345,2435</text:p>
          </table:table-cell>
          <table:table-cell table:number-columns-repeated="2" office:value-type="float" office:value="348.46509" calcext:value-type="float">
            <text:p>348,46509</text:p>
          </table:table-cell>
          <table:table-cell table:number-columns-repeated="2" office:value-type="float" office:value="351.69659" calcext:value-type="float">
            <text:p>351,69659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8.00241" calcext:value-type="float">
            <text:p>368,00241</text:p>
          </table:table-cell>
          <table:table-cell table:number-columns-repeated="3" table:style-name="ce2" office:value-type="string" calcext:value-type="string">
            <text:p>371,293</text:p>
          </table:table-cell>
          <table:table-cell table:number-columns-repeated="2" office:value-type="float" office:value="374.59341" calcext:value-type="float">
            <text:p>374,59341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9.6749" calcext:value-type="float">
            <text:p>499,6749</text:p>
          </table:table-cell>
          <table:table-cell table:number-columns-repeated="3" office:value-type="float" office:value="510.62979" calcext:value-type="float">
            <text:p>510,6297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56.4751" calcext:value-type="float">
            <text:p>1656,4751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988.52472" calcext:value-type="float">
            <text:p>988,5247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510.62979" calcext:value-type="float">
            <text:p>510,6297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097.1237" calcext:value-type="float">
            <text:p>1097,1237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352" calcext:value-type="float">
            <text:p>1352</text:p>
          </table:table-cell>
          <table:table-cell office:value-type="float" office:value="1423.5975" calcext:value-type="float">
            <text:p>1423,5975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527.9928" calcext:value-type="float">
            <text:p>1527,9928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607.8896" calcext:value-type="float">
            <text:p>1607,8896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1656.4751" calcext:value-type="float">
            <text:p>1656,475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2221.3647" calcext:value-type="float">
            <text:p>2221,364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689.1323" calcext:value-type="float">
            <text:p>1689,1323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727.5" calcext:value-type="float">
            <text:p>1727,5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872.4977" calcext:value-type="float">
            <text:p>1872,4977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2050.3953" calcext:value-type="float">
            <text:p>2050,3953</text:p>
          </table:table-cell>
          <table:table-cell office:value-type="float" office:value="2138.3877" calcext:value-type="float">
            <text:p>2138,3877</text:p>
          </table:table-cell>
          <table:table-cell office:value-type="float" office:value="2215.6384" calcext:value-type="float">
            <text:p>2215,6384</text:p>
          </table:table-cell>
          <table:table-cell office:value-type="float" office:value="2269.6526" calcext:value-type="float">
            <text:p>2269,6526</text:p>
          </table:table-cell>
          <table:table-cell office:value-type="float" office:value="2311.9624" calcext:value-type="float">
            <text:p>2311,9624</text:p>
          </table:table-cell>
          <table:table-cell office:value-type="float" office:value="2324.0986" calcext:value-type="float">
            <text:p>2324,0986</text:p>
          </table:table-cell>
          <table:table-cell office:value-type="float" office:value="2348.4346" calcext:value-type="float">
            <text:p>2348,4346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378.9731" calcext:value-type="float">
            <text:p>2378,9731</text:p>
          </table:table-cell>
          <table:table-cell table:number-columns-repeated="2" office:value-type="float" office:value="2391.2253" calcext:value-type="float">
            <text:p>2391,2253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09.6428" calcext:value-type="float">
            <text:p>2409,6428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428.1077" calcext:value-type="float">
            <text:p>2428,1077</text:p>
          </table:table-cell>
          <table:table-cell table:number-columns-repeated="2" office:value-type="float" office:value="2421.9475" calcext:value-type="float">
            <text:p>2421,9475</text:p>
          </table:table-cell>
          <table:table-cell office:value-type="float" office:value="2434.2729" calcext:value-type="float">
            <text:p>2434,2729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590.0876" calcext:value-type="float">
            <text:p>2590,087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58.5532" calcext:value-type="float">
            <text:p>4158,5532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3455.6111" calcext:value-type="float">
            <text:p>3455,6111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904.6785" calcext:value-type="float">
            <text:p>2904,6785</text:p>
          </table:table-cell>
          <table:table-cell office:value-type="float" office:value="2976.9375" calcext:value-type="float">
            <text:p>2976,9375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3170.2517" calcext:value-type="float">
            <text:p>3170,2517</text:p>
          </table:table-cell>
          <table:table-cell office:value-type="float" office:value="3237.8464" calcext:value-type="float">
            <text:p>3237,8464</text:p>
          </table:table-cell>
          <table:table-cell table:style-name="ce2" office:value-type="string" calcext:value-type="string">
            <text:p>3326,427</text:p>
          </table:table-cell>
          <table:table-cell office:value-type="float" office:value="3395.1062" calcext:value-type="float">
            <text:p>3395,1062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505.9614" calcext:value-type="float">
            <text:p>3505,9614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795.3892" calcext:value-type="float">
            <text:p>3795,3892</text:p>
          </table:table-cell>
          <table:table-cell office:value-type="float" office:value="3838.3826" calcext:value-type="float">
            <text:p>3838,3826</text:p>
          </table:table-cell>
          <table:table-cell office:value-type="float" office:value="3881.5371" calcext:value-type="float">
            <text:p>3881,5371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4026.5417" calcext:value-type="float">
            <text:p>4026,5417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4114.3916" calcext:value-type="float">
            <text:p>4114,3916</text:p>
          </table:table-cell>
          <table:table-cell office:value-type="float" office:value="4158.5532" calcext:value-type="float">
            <text:p>4158,5532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202.8716" calcext:value-type="float">
            <text:p>4202,8716</text:p>
          </table:table-cell>
          <table:table-cell table:style-name="ce2" office:value-type="string" calcext:value-type="string">
            <text:p>4623,12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02.8716" calcext:value-type="float">
            <text:p>4202,8716</text:p>
          </table:table-cell>
          <table:table-cell office:value-type="float" office:value="4247.3462" calcext:value-type="float">
            <text:p>4247,3462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46.9102" calcext:value-type="float">
            <text:p>4646,9102</text:p>
          </table:table-cell>
          <table:table-cell table:number-columns-repeated="2" office:value-type="float" office:value="4654.5635" calcext:value-type="float">
            <text:p>4654,5635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769.8672" calcext:value-type="float">
            <text:p>4769,8672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823.9971" calcext:value-type="float">
            <text:p>4823,9971</text:p>
          </table:table-cell>
          <table:table-cell table:number-columns-repeated="2" office:value-type="float" office:value="4831.7461" calcext:value-type="float">
            <text:p>4831,7461</text:p>
          </table:table-cell>
          <table:table-cell office:value-type="float" office:value="4839.5" calcext:value-type="float">
            <text:p>4839,5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55.0195" calcext:value-type="float">
            <text:p>4855,019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5007.8042" calcext:value-type="float">
            <text:p>5007,8042</text:p>
          </table:table-cell>
          <table:table-cell office:value-type="string" calcext:value-type="string">
            <text:p>23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71.9419" calcext:value-type="float">
            <text:p>4971,9419</text:p>
          </table:table-cell>
          <table:table-cell table:number-columns-repeated="4" office:value-type="float" office:value="4979.77" calcext:value-type="float">
            <text:p>4979,77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5018.9702" calcext:value-type="float">
            <text:p>5018,9702</text:p>
          </table:table-cell>
          <table:table-cell table:number-columns-repeated="2" office:value-type="float" office:value="5034.6792" calcext:value-type="float">
            <text:p>5034,6792</text:p>
          </table:table-cell>
          <table:table-cell table:number-columns-repeated="3" office:value-type="float" office:value="5042.5396" calcext:value-type="float">
            <text:p>5042,5396</text:p>
          </table:table-cell>
          <table:table-cell office:value-type="float" office:value="5050.4043" calcext:value-type="float">
            <text:p>5050,4043</text:p>
          </table:table-cell>
          <table:table-cell table:number-columns-repeated="3" office:value-type="float" office:value="5058.2729" calcext:value-type="float">
            <text:p>5058,2729</text:p>
          </table:table-cell>
          <table:table-cell table:number-columns-repeated="3" office:value-type="float" office:value="5066.1455" calcext:value-type="float">
            <text:p>5066,1455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042.5396" calcext:value-type="float">
            <text:p>5042,5396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11.1221" calcext:value-type="float">
            <text:p>5011,1221</text:p>
          </table:table-cell>
          <table:table-cell office:value-type="float" office:value="5003.2778" calcext:value-type="float">
            <text:p>5003,277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3838.3826" calcext:value-type="float">
            <text:p>3838,3826</text:p>
          </table:table-cell>
          <table:table-cell office:value-type="float" office:value="4519.1538" calcext:value-type="float">
            <text:p>4519,15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4956.2988" calcext:value-type="float">
            <text:p>4956,2988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16.2515" calcext:value-type="float">
            <text:p>4816,2515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762.1514" calcext:value-type="float">
            <text:p>4762,1514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669.8828" calcext:value-type="float">
            <text:p>4669,8828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06.8877" calcext:value-type="float">
            <text:p>4306,8877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02.8716" calcext:value-type="float">
            <text:p>4202,8716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838.3826" calcext:value-type="float">
            <text:p>3838,382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2688.5347" calcext:value-type="float">
            <text:p>2688,53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568.8372" calcext:value-type="float">
            <text:p>3568,8372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278.6306" calcext:value-type="float">
            <text:p>3278,6306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056.4375" calcext:value-type="float">
            <text:p>3056,4375</text:p>
          </table:table-cell>
          <table:table-cell office:value-type="float" office:value="2976.9375" calcext:value-type="float">
            <text:p>2976,9375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749.0918" calcext:value-type="float">
            <text:p>2749,0918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2564.9412" calcext:value-type="float">
            <text:p>2564,9412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305.9021" calcext:value-type="float">
            <text:p>2305,9021</text:p>
          </table:table-cell>
          <table:table-cell office:value-type="float" office:value="2221.6187" calcext:value-type="float">
            <text:p>2221,6187</text:p>
          </table:table-cell>
          <table:table-cell office:value-type="float" office:value="2138.3877" calcext:value-type="float">
            <text:p>2138,3877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1992.4221" calcext:value-type="float">
            <text:p>1992,4221</text:p>
          </table:table-cell>
          <table:table-cell office:value-type="float" office:value="1923.5898" calcext:value-type="float">
            <text:p>1923,5898</text:p>
          </table:table-cell>
          <table:table-cell office:value-type="float" office:value="1861.2063" calcext:value-type="float">
            <text:p>1861,2063</text:p>
          </table:table-cell>
          <table:table-cell office:value-type="float" office:value="1810.6775" calcext:value-type="float">
            <text:p>1810,6775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727.5" calcext:value-type="float">
            <text:p>1727,5</text:p>
          </table:table-cell>
          <table:table-cell office:value-type="float" office:value="1694.5958" calcext:value-type="float">
            <text:p>1694,595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4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1678,223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1205.7902" calcext:value-type="float">
            <text:p>1205,79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645.6367" calcext:value-type="float">
            <text:p>1645,6367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581.1066" calcext:value-type="float">
            <text:p>1581,1066</text:p>
          </table:table-cell>
          <table:table-cell office:value-type="float" office:value="1559.7885" calcext:value-type="float">
            <text:p>1559,7885</text:p>
          </table:table-cell>
          <table:table-cell office:value-type="float" office:value="1527.9928" calcext:value-type="float">
            <text:p>1527,9928</text:p>
          </table:table-cell>
          <table:table-cell office:value-type="float" office:value="1496.4161" calcext:value-type="float">
            <text:p>1496,4161</text:p>
          </table:table-cell>
          <table:table-cell office:value-type="float" office:value="1465.0599" calcext:value-type="float">
            <text:p>1465,0599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352" calcext:value-type="float">
            <text:p>1352</text:p>
          </table:table-cell>
          <table:table-cell office:value-type="float" office:value="1321.6945" calcext:value-type="float">
            <text:p>1321,6945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1222.3459" calcext:value-type="float">
            <text:p>1222,3459</text:p>
          </table:table-cell>
          <table:table-cell office:value-type="float" office:value="1197.9156" calcext:value-type="float">
            <text:p>1197,9156</text:p>
          </table:table-cell>
          <table:table-cell table:style-name="ce2" office:value-type="string" calcext:value-type="string">
            <text:p>1159,171</text:p>
          </table:table-cell>
          <table:table-cell office:value-type="float" office:value="1125.6195" calcext:value-type="float">
            <text:p>1125,6195</text:p>
          </table:table-cell>
          <table:table-cell office:value-type="float" office:value="1097.1237" calcext:value-type="float">
            <text:p>1097,1237</text:p>
          </table:table-cell>
          <table:table-cell office:value-type="float" office:value="1064.1877" calcext:value-type="float">
            <text:p>1064,1877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851.93738" calcext:value-type="float">
            <text:p>851,93738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13.11877" calcext:value-type="float">
            <text:p>813,11877</text:p>
          </table:table-cell>
          <table:table-cell table:style-name="ce2" office:value-type="string" calcext:value-type="string">
            <text:p>791,81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581.6062" calcext:value-type="float">
            <text:p>581,606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668.03119" calcext:value-type="float">
            <text:p>668,03119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81.82037" calcext:value-type="float">
            <text:p>581,82037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56.6561" calcext:value-type="float">
            <text:p>456,656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92.56601" calcext:value-type="float">
            <text:p>392,566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453.12979" calcext:value-type="float">
            <text:p>453,1297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table:number-columns-repeated="4" office:value-type="float" office:value="361.4505" calcext:value-type="float">
            <text:p>361,4505</text:p>
          </table:table-cell>
          <table:table-cell office:value-type="float" office:value="368.00241" calcext:value-type="float">
            <text:p>368,00241</text:p>
          </table:table-cell>
          <table:table-cell table:number-columns-repeated="2"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58.1893" calcext:value-type="float">
            <text:p>358,1893</text:p>
          </table:table-cell>
          <table:table-cell table:style-name="ce2" office:value-type="string" calcext:value-type="string">
            <text:p>376,92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87.89182" calcext:value-type="float">
            <text:p>387,89182</text:p>
          </table:table-cell>
          <table:table-cell table:number-columns-repeated="4"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81.22321" calcext:value-type="float">
            <text:p>381,22321</text:p>
          </table:table-cell>
          <table:table-cell table:number-columns-repeated="4"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table:number-columns-repeated="2" office:value-type="float" office:value="361.4505" calcext:value-type="float">
            <text:p>361,4505</text:p>
          </table:table-cell>
          <table:table-cell table:number-columns-repeated="5" office:value-type="float" office:value="358.1893" calcext:value-type="float">
            <text:p>358,1893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404.7308" calcext:value-type="float">
            <text:p>404,730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87.7963" calcext:value-type="float">
            <text:p>487,7963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74.42361" calcext:value-type="float">
            <text:p>474,42361</text:p>
          </table:table-cell>
          <table:table-cell table:number-columns-repeated="4" office:value-type="float" office:value="481.59369" calcext:value-type="float">
            <text:p>481,5936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table:number-columns-repeated="4" office:value-type="float" office:value="460.1915" calcext:value-type="float">
            <text:p>460,1915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6.96939" calcext:value-type="float">
            <text:p>506,96939</text:p>
          </table:table-cell>
          <table:table-cell table:number-columns-repeated="2" office:value-type="float" office:value="499.6749" calcext:value-type="float">
            <text:p>499,6749</text:p>
          </table:table-cell>
          <table:table-cell office:value-type="float" office:value="521.66357" calcext:value-type="float">
            <text:p>521,6635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600.53888" calcext:value-type="float">
            <text:p>600,5388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32.7757" calcext:value-type="float">
            <text:p>532,7757</text:p>
          </table:table-cell>
          <table:table-cell table:number-columns-repeated="3" office:value-type="float" office:value="540.22699" calcext:value-type="float">
            <text:p>540,22699</text:p>
          </table:table-cell>
          <table:table-cell table:number-columns-repeated="3" office:value-type="float" office:value="547.71283" calcext:value-type="float">
            <text:p>547,7128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68.03119" calcext:value-type="float">
            <text:p>668,03119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834.61023" calcext:value-type="float">
            <text:p>834,6102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28.1077" calcext:value-type="float">
            <text:p>2428,107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1648.0865" calcext:value-type="float">
            <text:p>1648,086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068.8724" calcext:value-type="float">
            <text:p>1068,8724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149.5514" calcext:value-type="float">
            <text:p>1149,5514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2032.9451" calcext:value-type="float">
            <text:p>2032,9451</text:p>
          </table:table-cell>
          <table:table-cell office:value-type="float" office:value="2091.3049" calcext:value-type="float">
            <text:p>2091,3049</text:p>
          </table:table-cell>
          <table:table-cell office:value-type="float" office:value="2144.2976" calcext:value-type="float">
            <text:p>2144,2976</text:p>
          </table:table-cell>
          <table:table-cell office:value-type="float" office:value="2191.7717" calcext:value-type="float">
            <text:p>2191,7717</text:p>
          </table:table-cell>
          <table:table-cell table:style-name="ce2" office:value-type="string" calcext:value-type="string">
            <text:p>2227,604</text:p>
          </table:table-cell>
          <table:table-cell office:value-type="float" office:value="2263.6296" calcext:value-type="float">
            <text:p>2263,6296</text:p>
          </table:table-cell>
          <table:table-cell office:value-type="float" office:value="2275.6809" calcext:value-type="float">
            <text:p>2275,6809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28.1077" calcext:value-type="float">
            <text:p>2428,1077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3104.6921" calcext:value-type="float">
            <text:p>3104,6921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2465.1775" calcext:value-type="float">
            <text:p>2465,1775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583.7932" calcext:value-type="float">
            <text:p>2583,7932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787.7205" calcext:value-type="float">
            <text:p>2787,7205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898.1387" calcext:value-type="float">
            <text:p>2898,1387</text:p>
          </table:table-cell>
          <table:table-cell table:style-name="ce2" office:value-type="string" calcext:value-type="string">
            <text:p>2950,593</text:p>
          </table:table-cell>
          <table:table-cell office:value-type="float" office:value="2990.1389" calcext:value-type="float">
            <text:p>2990,1389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3089.7683" calcext:value-type="float">
            <text:p>3089,7683</text:p>
          </table:table-cell>
          <table:table-cell office:value-type="float" office:value="3129.9238" calcext:value-type="float">
            <text:p>3129,9238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395.1062" calcext:value-type="float">
            <text:p>3395,1062</text:p>
          </table:table-cell>
          <table:table-cell office:value-type="float" office:value="3436.5376" calcext:value-type="float">
            <text:p>3436,5376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610.9609" calcext:value-type="float">
            <text:p>3610,9609</text:p>
          </table:table-cell>
          <table:table-cell table:style-name="ce2" office:value-type="string" calcext:value-type="string">
            <text:p>3660,313</text:p>
          </table:table-cell>
          <table:table-cell office:value-type="float" office:value="3709.8879" calcext:value-type="float">
            <text:p>3709,8879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802.5435" calcext:value-type="float">
            <text:p>3802,5435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4491.46" calcext:value-type="float">
            <text:p>4491,4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939.3262" calcext:value-type="float">
            <text:p>3939,3262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4011.9617" calcext:value-type="float">
            <text:p>4011,9617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381.7021" calcext:value-type="float">
            <text:p>4381,7021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532.6138" calcext:value-type="float">
            <text:p>4532,6138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669.8828" calcext:value-type="float">
            <text:p>4669,8828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71.9419" calcext:value-type="float">
            <text:p>4971,9419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5026.8223" calcext:value-type="float">
            <text:p>5026,822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28.2246" calcext:value-type="float">
            <text:p>5328,2246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5253.9023" calcext:value-type="float">
            <text:p>5253,9023</text:p>
          </table:table-cell>
          <table:table-cell office:value-type="string" calcext:value-type="string">
            <text:p>17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113.4683" calcext:value-type="float">
            <text:p>5113,4683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5145.0977" calcext:value-type="float">
            <text:p>5145,0977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176.7925" calcext:value-type="float">
            <text:p>5176,7925</text:p>
          </table:table-cell>
          <table:table-cell table:style-name="ce2" office:value-type="string" calcext:value-type="string">
            <text:p>5200,606</text:p>
          </table:table-cell>
          <table:table-cell office:value-type="float" office:value="5216.5015" calcext:value-type="float">
            <text:p>5216,5015</text:p>
          </table:table-cell>
          <table:table-cell office:value-type="float" office:value="5224.4556" calcext:value-type="float">
            <text:p>5224,4556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12.2158" calcext:value-type="float">
            <text:p>5312,2158</text:p>
          </table:table-cell>
          <table:table-cell table:number-columns-repeated="13" office:value-type="float" office:value="5328.2246" calcext:value-type="float">
            <text:p>5328,2246</text:p>
          </table:table-cell>
          <table:table-cell office:value-type="float" office:value="5320.2183" calcext:value-type="float">
            <text:p>5320,2183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5219.2471" calcext:value-type="float">
            <text:p>5219,247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5320.2183" calcext:value-type="float">
            <text:p>5320,2183</text:p>
          </table:table-cell>
          <table:table-cell office:value-type="float" office:value="5312.2158" calcext:value-type="float">
            <text:p>5312,2158</text:p>
          </table:table-cell>
          <table:table-cell table:number-columns-repeated="2" office:value-type="float" office:value="5304.2173" calcext:value-type="float">
            <text:p>5304,2173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28.2246" calcext:value-type="float">
            <text:p>5328,2246</text:p>
          </table:table-cell>
          <table:table-cell table:number-columns-repeated="2" office:value-type="float" office:value="5320.2183" calcext:value-type="float">
            <text:p>5320,2183</text:p>
          </table:table-cell>
          <table:table-cell table:number-columns-repeated="2" office:value-type="float" office:value="5304.2173" calcext:value-type="float">
            <text:p>5304,2173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264.2861" calcext:value-type="float">
            <text:p>5264,2861</text:p>
          </table:table-cell>
          <table:table-cell table:style-name="ce2" office:value-type="string" calcext:value-type="string">
            <text:p>5256,312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208.5518" calcext:value-type="float">
            <text:p>5208,5518</text:p>
          </table:table-cell>
          <table:table-cell office:value-type="float" office:value="5184.7261" calcext:value-type="float">
            <text:p>5184,7261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089.7886" calcext:value-type="float">
            <text:p>5089,7886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32.8647" calcext:value-type="float">
            <text:p>4932,864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3889.2732" calcext:value-type="float">
            <text:p>3889,27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762.1514" calcext:value-type="float">
            <text:p>4762,1514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646.9102" calcext:value-type="float">
            <text:p>4646,9102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3982.8545" calcext:value-type="float">
            <text:p>3982,8545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824.0334" calcext:value-type="float">
            <text:p>3824,0334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540.8464" calcext:value-type="float">
            <text:p>3540,8464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346.9817" calcext:value-type="float">
            <text:p>3346,9817</text:p>
          </table:table-cell>
          <table:table-cell office:value-type="float" office:value="3265.0171" calcext:value-type="float">
            <text:p>3265,0171</text:p>
          </table:table-cell>
          <table:table-cell office:value-type="float" office:value="3156.79" calcext:value-type="float">
            <text:p>3156,79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003.3599" calcext:value-type="float">
            <text:p>3003,3599</text:p>
          </table:table-cell>
          <table:table-cell office:value-type="float" office:value="2937.45" calcext:value-type="float">
            <text:p>2937,45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2691.4868" calcext:value-type="float">
            <text:p>2691,486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790.5223" calcext:value-type="float">
            <text:p>1790,52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552.3987" calcext:value-type="float">
            <text:p>2552,3987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434.2729" calcext:value-type="float">
            <text:p>2434,2729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2097.1711" calcext:value-type="float">
            <text:p>2097,1711</text:p>
          </table:table-cell>
          <table:table-cell office:value-type="float" office:value="2038.7563" calcext:value-type="float">
            <text:p>2038,7563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1935.0059" calcext:value-type="float">
            <text:p>1935,0059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810.6775" calcext:value-type="float">
            <text:p>1810,6775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711.0216" calcext:value-type="float">
            <text:p>1711,0216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570.4355" calcext:value-type="float">
            <text:p>1570,4355</text:p>
          </table:table-cell>
          <table:table-cell office:value-type="float" office:value="1517.4427" calcext:value-type="float">
            <text:p>1517,4427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433.9259" calcext:value-type="float">
            <text:p>1433,9259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352" calcext:value-type="float">
            <text:p>1352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271.6967" calcext:value-type="float">
            <text:p>1271,6967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197.9156" calcext:value-type="float">
            <text:p>1197,9156</text:p>
          </table:table-cell>
          <table:table-cell table:style-name="ce2" office:value-type="string" calcext:value-type="string">
            <text:p>1159,171</text:p>
          </table:table-cell>
          <table:table-cell office:value-type="float" office:value="1120.8533" calcext:value-type="float">
            <text:p>1120,853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694.3924" calcext:value-type="float">
            <text:p>694,39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1013.1124" calcext:value-type="float">
            <text:p>1013,1124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496.04089" calcext:value-type="float">
            <text:p>496,04089</text:p>
          </table:table-cell>
          <table:table-cell table:number-columns-repeated="2" office:value-type="float" office:value="488.7995" calcext:value-type="float">
            <text:p>488,7995</text:p>
          </table:table-cell>
          <table:table-cell office:value-type="float" office:value="485.19211" calcext:value-type="float">
            <text:p>485,1921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83.88721" calcext:value-type="float">
            <text:p>383,887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1.3439" calcext:value-type="float">
            <text:p>401,3439</text:p>
          </table:table-cell>
          <table:table-cell table:number-columns-repeated="3"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table:number-columns-repeated="2" office:value-type="float" office:value="391.24051" calcext:value-type="float">
            <text:p>391,24051</text:p>
          </table:table-cell>
          <table:table-cell table:number-columns-repeated="2"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48.46509" calcext:value-type="float">
            <text:p>348,46509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5.63889" calcext:value-type="float">
            <text:p>335,63889</text:p>
          </table:table-cell>
          <table:table-cell table:number-columns-repeated="4" office:value-type="float" office:value="332.45749" calcext:value-type="float">
            <text:p>332,4574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16.44409" calcext:value-type="float">
            <text:p>316,444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19.8334" calcext:value-type="float">
            <text:p>319,8334</text:p>
          </table:table-cell>
          <table:table-cell table:number-columns-repeated="2" office:value-type="float" office:value="313.5827" calcext:value-type="float">
            <text:p>313,5827</text:p>
          </table:table-cell>
          <table:table-cell office:value-type="float" office:value="316.70291" calcext:value-type="float">
            <text:p>316,70291</text:p>
          </table:table-cell>
          <table:table-cell table:number-columns-repeated="2" office:value-type="float" office:value="329.28629" calcext:value-type="float">
            <text:p>329,28629</text:p>
          </table:table-cell>
          <table:table-cell table:number-columns-repeated="5" office:value-type="float" office:value="319.8334" calcext:value-type="float">
            <text:p>319,8334</text:p>
          </table:table-cell>
          <table:table-cell table:number-columns-repeated="3" office:value-type="float" office:value="316.70291" calcext:value-type="float">
            <text:p>316,7029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0.47281" calcext:value-type="float">
            <text:p>310,47281</text:p>
          </table:table-cell>
          <table:table-cell table:number-columns-repeated="5" office:value-type="float" office:value="307.37329" calcext:value-type="float">
            <text:p>307,37329</text:p>
          </table:table-cell>
          <table:table-cell table:number-columns-repeated="4" office:value-type="float" office:value="304.28409" calcext:value-type="float">
            <text:p>304,28409</text:p>
          </table:table-cell>
          <table:table-cell office:value-type="float" office:value="307.37329" calcext:value-type="float">
            <text:p>307,3732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422.56409" calcext:value-type="float">
            <text:p>422,564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13.5827" calcext:value-type="float">
            <text:p>313,5827</text:p>
          </table:table-cell>
          <table:table-cell table:number-columns-repeated="4"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07.37329" calcext:value-type="float">
            <text:p>307,37329</text:p>
          </table:table-cell>
          <table:table-cell table:number-columns-repeated="2" office:value-type="float" office:value="304.28409" calcext:value-type="float">
            <text:p>304,28409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51.69659" calcext:value-type="float">
            <text:p>351,69659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92.4158" calcext:value-type="float">
            <text:p>492,4158</text:p>
          </table:table-cell>
          <table:table-cell table:number-columns-repeated="2" office:value-type="float" office:value="496.04089" calcext:value-type="float">
            <text:p>496,0408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47.71283" calcext:value-type="float">
            <text:p>547,71283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76.06348" calcext:value-type="float">
            <text:p>676,0634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1216.5392" calcext:value-type="float">
            <text:p>1216,5392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125.6195" calcext:value-type="float">
            <text:p>1125,6195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1271.6967" calcext:value-type="float">
            <text:p>1271,6967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336.8186" calcext:value-type="float">
            <text:p>1336,8186</text:p>
          </table:table-cell>
          <table:table-cell office:value-type="float" office:value="1352" calcext:value-type="float">
            <text:p>1352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372.3306" calcext:value-type="float">
            <text:p>1372,3306</text:p>
          </table:table-cell>
          <table:table-cell table:number-columns-repeated="3" office:value-type="float" office:value="1377.4291" calcext:value-type="float">
            <text:p>1377,4291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377.4291" calcext:value-type="float">
            <text:p>1377,4291</text:p>
          </table:table-cell>
          <table:table-cell office:value-type="float" office:value="1382.5338" calcext:value-type="float">
            <text:p>1382,533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16.6001" calcext:value-type="float">
            <text:p>3016,6001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2119.5979" calcext:value-type="float">
            <text:p>2119,597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491.1747" calcext:value-type="float">
            <text:p>1491,1747</text:p>
          </table:table-cell>
          <table:table-cell office:value-type="float" office:value="1517.4427" calcext:value-type="float">
            <text:p>1517,4427</text:p>
          </table:table-cell>
          <table:table-cell office:value-type="float" office:value="1543.8634" calcext:value-type="float">
            <text:p>1543,8634</text:p>
          </table:table-cell>
          <table:table-cell office:value-type="float" office:value="1597.1584" calcext:value-type="float">
            <text:p>1597,1584</text:p>
          </table:table-cell>
          <table:table-cell table:style-name="ce2" office:value-type="string" calcext:value-type="string">
            <text:p>1651,053</text:p>
          </table:table-cell>
          <table:table-cell office:value-type="float" office:value="1722.0013" calcext:value-type="float">
            <text:p>1722,0013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827.4689" calcext:value-type="float">
            <text:p>1827,4689</text:p>
          </table:table-cell>
          <table:table-cell office:value-type="float" office:value="1872.4977" calcext:value-type="float">
            <text:p>1872,4977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946.4442" calcext:value-type="float">
            <text:p>1946,4442</text:p>
          </table:table-cell>
          <table:table-cell office:value-type="float" office:value="1986.6553" calcext:value-type="float">
            <text:p>1986,6553</text:p>
          </table:table-cell>
          <table:table-cell office:value-type="float" office:value="2032.9451" calcext:value-type="float">
            <text:p>2032,9451</text:p>
          </table:table-cell>
          <table:table-cell office:value-type="float" office:value="2079.5891" calcext:value-type="float">
            <text:p>2079,5891</text:p>
          </table:table-cell>
          <table:table-cell office:value-type="float" office:value="2132.4834" calcext:value-type="float">
            <text:p>2132,4834</text:p>
          </table:table-cell>
          <table:table-cell office:value-type="float" office:value="2197.7302" calcext:value-type="float">
            <text:p>2197,7302</text:p>
          </table:table-cell>
          <table:table-cell office:value-type="float" office:value="2269.6526" calcext:value-type="float">
            <text:p>2269,6526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533.6235" calcext:value-type="float">
            <text:p>2533,6235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2723.4395" calcext:value-type="float">
            <text:p>2723,4395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839.5039" calcext:value-type="float">
            <text:p>2839,5039</text:p>
          </table:table-cell>
          <table:table-cell office:value-type="float" office:value="2917.7722" calcext:value-type="float">
            <text:p>2917,7722</text:p>
          </table:table-cell>
          <table:table-cell office:value-type="float" office:value="2996.7471" calcext:value-type="float">
            <text:p>2996,7471</text:p>
          </table:table-cell>
          <table:table-cell office:value-type="float" office:value="3016.6001" calcext:value-type="float">
            <text:p>3016,60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95.4741" calcext:value-type="float">
            <text:p>4195,4741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652.2954" calcext:value-type="float">
            <text:p>3652,2954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3143.3474" calcext:value-type="float">
            <text:p>3143,3474</text:p>
          </table:table-cell>
          <table:table-cell office:value-type="float" office:value="3170.2517" calcext:value-type="float">
            <text:p>3170,2517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265.0171" calcext:value-type="float">
            <text:p>3265,0171</text:p>
          </table:table-cell>
          <table:table-cell table:style-name="ce2" office:value-type="string" calcext:value-type="string">
            <text:p>3326,427</text:p>
          </table:table-cell>
          <table:table-cell office:value-type="float" office:value="3374.4534" calcext:value-type="float">
            <text:p>3374,4534</text:p>
          </table:table-cell>
          <table:table-cell office:value-type="float" office:value="3408.8982" calcext:value-type="float">
            <text:p>3408,8982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688.6145" calcext:value-type="float">
            <text:p>3688,6145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795.3892" calcext:value-type="float">
            <text:p>3795,3892</text:p>
          </table:table-cell>
          <table:table-cell office:value-type="float" office:value="3831.2058" calcext:value-type="float">
            <text:p>3831,2058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195.4741" calcext:value-type="float">
            <text:p>4195,4741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580.0889" calcext:value-type="float">
            <text:p>4580,088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563" calcext:value-type="float">
            <text:p>4563</text:p>
          </table:table-cell>
          <table:table-cell office:value-type="float" office:value="4578.2183" calcext:value-type="float">
            <text:p>4578,2183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08.7061" calcext:value-type="float">
            <text:p>4608,7061</text:p>
          </table:table-cell>
          <table:table-cell table:number-columns-repeated="2" office:value-type="float" office:value="4616.3384" calcext:value-type="float">
            <text:p>4616,3384</text:p>
          </table:table-cell>
          <table:table-cell table:number-columns-repeated="3" office:value-type="float" office:value="4623.9751" calcext:value-type="float">
            <text:p>4623,9751</text:p>
          </table:table-cell>
          <table:table-cell office:value-type="float" office:value="4631.6157" calcext:value-type="float">
            <text:p>4631,6157</text:p>
          </table:table-cell>
          <table:table-cell table:number-columns-repeated="2" office:value-type="float" office:value="4646.9102" calcext:value-type="float">
            <text:p>4646,9102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731.3281" calcext:value-type="float">
            <text:p>4731,3281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31.7461" calcext:value-type="float">
            <text:p>4831,746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97.6777" calcext:value-type="float">
            <text:p>5097,6777</text:p>
          </table:table-cell>
          <table:table-cell office:value-type="float" office:value="4839.5" calcext:value-type="float">
            <text:p>4839,5</text:p>
          </table:table-cell>
          <table:table-cell office:value-type="float" office:value="4951.3345" calcext:value-type="float">
            <text:p>4951,3345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839.5" calcext:value-type="float">
            <text:p>4839,5</text:p>
          </table:table-cell>
          <table:table-cell office:value-type="float" office:value="4847.2573" calcext:value-type="float">
            <text:p>4847,2573</text:p>
          </table:table-cell>
          <table:table-cell table:number-columns-repeated="4" office:value-type="float" office:value="4855.0195" calcext:value-type="float">
            <text:p>4855,0195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39.5" calcext:value-type="float">
            <text:p>4839,5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78.3296" calcext:value-type="float">
            <text:p>4878,3296</text:p>
          </table:table-cell>
          <table:table-cell table:number-columns-repeated="3" office:value-type="float" office:value="4909.4678" calcext:value-type="float">
            <text:p>4909,4678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71.9419" calcext:value-type="float">
            <text:p>4971,9419</text:p>
          </table:table-cell>
          <table:table-cell office:value-type="float" office:value="5011.1221" calcext:value-type="float">
            <text:p>5011,1221</text:p>
          </table:table-cell>
          <table:table-cell table:number-columns-repeated="2" office:value-type="float" office:value="5018.9702" calcext:value-type="float">
            <text:p>5018,9702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50.4043" calcext:value-type="float">
            <text:p>5050,4043</text:p>
          </table:table-cell>
          <table:table-cell table:number-columns-repeated="4" office:value-type="float" office:value="5058.2729" calcext:value-type="float">
            <text:p>5058,2729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097.6777" calcext:value-type="float">
            <text:p>5097,6777</text:p>
          </table:table-cell>
          <table:table-cell office:value-type="float" office:value="4979.77" calcext:value-type="float">
            <text:p>4979,7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662.3516" calcext:value-type="float">
            <text:p>4662,35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769.8672" calcext:value-type="float">
            <text:p>4769,8672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08.7061" calcext:value-type="float">
            <text:p>4608,7061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63" calcext:value-type="float">
            <text:p>4563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17.4463" calcext:value-type="float">
            <text:p>4517,4463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06.8877" calcext:value-type="float">
            <text:p>4306,8877</text:p>
          </table:table-cell>
          <table:table-cell office:value-type="float" office:value="4269.6416" calcext:value-type="float">
            <text:p>4269,641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3614.3586" calcext:value-type="float">
            <text:p>3614,358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3946.5698" calcext:value-type="float">
            <text:p>3946,5698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702.7922" calcext:value-type="float">
            <text:p>3702,7922</text:p>
          </table:table-cell>
          <table:table-cell table:style-name="ce2" office:value-type="string" calcext:value-type="string">
            <text:p>3653,249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540.8464" calcext:value-type="float">
            <text:p>3540,8464</text:p>
          </table:table-cell>
          <table:table-cell office:value-type="float" office:value="3471.1917" calcext:value-type="float">
            <text:p>3471,1917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265.0171" calcext:value-type="float">
            <text:p>3265,0171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076.4216" calcext:value-type="float">
            <text:p>3076,4216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2983.5356" calcext:value-type="float">
            <text:p>2983,5356</text:p>
          </table:table-cell>
          <table:table-cell table:style-name="ce2" office:value-type="string" calcext:value-type="string">
            <text:p>2930,886</text:p>
          </table:table-cell>
          <table:table-cell office:value-type="float" office:value="2859.0044" calcext:value-type="float">
            <text:p>2859,0044</text:p>
          </table:table-cell>
          <table:table-cell office:value-type="float" office:value="2794.1758" calcext:value-type="float">
            <text:p>2794,175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1807.6073" calcext:value-type="float">
            <text:p>1807,60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2678.7412" calcext:value-type="float">
            <text:p>2678,7412</text:p>
          </table:table-cell>
          <table:table-cell table:style-name="ce2" office:value-type="string" calcext:value-type="string">
            <text:p>2609,001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324.0986" calcext:value-type="float">
            <text:p>2324,0986</text:p>
          </table:table-cell>
          <table:table-cell office:value-type="float" office:value="2245.5928" calcext:value-type="float">
            <text:p>2245,5928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097.1711" calcext:value-type="float">
            <text:p>2097,1711</text:p>
          </table:table-cell>
          <table:table-cell office:value-type="float" office:value="2038.7563" calcext:value-type="float">
            <text:p>2038,7563</text:p>
          </table:table-cell>
          <table:table-cell office:value-type="float" office:value="1969.3884" calcext:value-type="float">
            <text:p>1969,3884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833.0775" calcext:value-type="float">
            <text:p>1833,0775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733.0045" calcext:value-type="float">
            <text:p>1733,0045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543.8634" calcext:value-type="float">
            <text:p>1543,8634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413.2939" calcext:value-type="float">
            <text:p>1413,2939</text:p>
          </table:table-cell>
          <table:table-cell office:value-type="float" office:value="1357.0732" calcext:value-type="float">
            <text:p>1357,0732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246.9399" calcext:value-type="float">
            <text:p>1246,9399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944.82751" calcext:value-type="float">
            <text:p>944,8275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604.6192" calcext:value-type="float">
            <text:p>604,61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16.70203" calcext:value-type="float">
            <text:p>716,70203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9.6127" calcext:value-type="float">
            <text:p>449,612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404.9892" calcext:value-type="float">
            <text:p>404,98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8.70261" calcext:value-type="float">
            <text:p>428,70261</text:p>
          </table:table-cell>
          <table:table-cell table:number-columns-repeated="3" office:value-type="float" office:value="425.25" calcext:value-type="float">
            <text:p>425,25</text:p>
          </table:table-cell>
          <table:table-cell office:value-type="float" office:value="418.37271" calcext:value-type="float">
            <text:p>418,37271</text:p>
          </table:table-cell>
          <table:table-cell table:number-columns-repeated="2"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table:number-columns-repeated="2" office:value-type="float" office:value="404.7308" calcext:value-type="float">
            <text:p>404,7308</text:p>
          </table:table-cell>
          <table:table-cell table:number-columns-repeated="2" office:value-type="float" office:value="401.3439" calcext:value-type="float">
            <text:p>401,3439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table:number-columns-repeated="2" office:value-type="float" office:value="391.24051" calcext:value-type="float">
            <text:p>391,24051</text:p>
          </table:table-cell>
          <table:table-cell table:number-columns-repeated="4" office:value-type="float" office:value="387.89182" calcext:value-type="float">
            <text:p>387,89182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81.22321" calcext:value-type="float">
            <text:p>381,22321</text:p>
          </table:table-cell>
          <table:table-cell table:number-columns-repeated="2" office:value-type="float" office:value="387.89182" calcext:value-type="float">
            <text:p>387,89182</text:p>
          </table:table-cell>
          <table:table-cell office:value-type="float" office:value="391.24051" calcext:value-type="float">
            <text:p>391,2405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418.68451" calcext:value-type="float">
            <text:p>418,684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5.63571" calcext:value-type="float">
            <text:p>435,63571</text:p>
          </table:table-cell>
          <table:table-cell table:number-columns-repeated="3" office:value-type="float" office:value="439.11621" calcext:value-type="float">
            <text:p>439,11621</text:p>
          </table:table-cell>
          <table:table-cell office:value-type="float" office:value="442.6058" calcext:value-type="float">
            <text:p>442,6058</text:p>
          </table:table-cell>
          <table:table-cell table:number-columns-repeated="2"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08.12711" calcext:value-type="float">
            <text:p>408,12711</text:p>
          </table:table-cell>
          <table:table-cell table:number-columns-repeated="2" office:value-type="float" office:value="404.7308" calcext:value-type="float">
            <text:p>404,7308</text:p>
          </table:table-cell>
          <table:table-cell office:value-type="float" office:value="408.12711" calcext:value-type="float">
            <text:p>408,12711</text:p>
          </table:table-cell>
          <table:table-cell table:number-columns-repeated="2" office:value-type="float" office:value="404.7308" calcext:value-type="float">
            <text:p>404,7308</text:p>
          </table:table-cell>
          <table:table-cell office:value-type="float" office:value="401.3439" calcext:value-type="float">
            <text:p>401,3439</text:p>
          </table:table-cell>
          <table:table-cell table:number-columns-repeated="2" office:value-type="float" office:value="397.96661" calcext:value-type="float">
            <text:p>397,96661</text:p>
          </table:table-cell>
          <table:table-cell office:value-type="float" office:value="401.3439" calcext:value-type="float">
            <text:p>401,3439</text:p>
          </table:table-cell>
          <table:table-cell table:number-columns-repeated="2" office:value-type="float" office:value="404.7308" calcext:value-type="float">
            <text:p>404,7308</text:p>
          </table:table-cell>
          <table:table-cell table:number-columns-repeated="3" office:value-type="string" calcext:value-type="string">
            <text:p>2</text:p>
          </table:table-cell>
          <table:table-cell table:number-columns-repeated="1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619.39789" calcext:value-type="float">
            <text:p>619,39789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4.7308" calcext:value-type="float">
            <text:p>404,7308</text:p>
          </table:table-cell>
          <table:table-cell table:number-columns-repeated="2" office:value-type="float" office:value="408.12711" calcext:value-type="float">
            <text:p>408,1271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86.94592" calcext:value-type="float">
            <text:p>886,94592</text:p>
          </table:table-cell>
          <table:table-cell table:number-columns-repeated="2" office:value-type="float" office:value="891.35492" calcext:value-type="float">
            <text:p>891,3549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6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1207,668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1039.0673" calcext:value-type="float">
            <text:p>1039,067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5" office:value-type="float" office:value="891.35492" calcext:value-type="float">
            <text:p>891,35492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913.50891" calcext:value-type="float">
            <text:p>913,50891</text:p>
          </table:table-cell>
          <table:table-cell office:value-type="float" office:value="922.42108" calcext:value-type="float">
            <text:p>922,42108</text:p>
          </table:table-cell>
          <table:table-cell table:number-columns-repeated="2" office:value-type="float" office:value="935.84351" calcext:value-type="float">
            <text:p>935,84351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54.3578" calcext:value-type="float">
            <text:p>1154,3578</text:p>
          </table:table-cell>
          <table:table-cell table:style-name="ce2" office:value-type="string" calcext:value-type="string">
            <text:p>1159,171</text:p>
          </table:table-cell>
          <table:table-cell table:number-columns-repeated="2" office:value-type="float" office:value="1163.9908" calcext:value-type="float">
            <text:p>1163,9908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183.3367" calcext:value-type="float">
            <text:p>1183,3367</text:p>
          </table:table-cell>
          <table:table-cell office:value-type="float" office:value="1193.0494" calcext:value-type="float">
            <text:p>1193,0494</text:p>
          </table:table-cell>
          <table:table-cell table:style-name="ce2" office:value-type="string" calcext:value-type="string">
            <text:p>1207,66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2268.6777" calcext:value-type="float">
            <text:p>2268,677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496.4161" calcext:value-type="float">
            <text:p>1496,4161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788.3695" calcext:value-type="float">
            <text:p>1788,3695</text:p>
          </table:table-cell>
          <table:table-cell office:value-type="float" office:value="1878.1519" calcext:value-type="float">
            <text:p>1878,1519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2032.9451" calcext:value-type="float">
            <text:p>2032,9451</text:p>
          </table:table-cell>
          <table:table-cell office:value-type="float" office:value="2097.1711" calcext:value-type="float">
            <text:p>2097,1711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239.5913" calcext:value-type="float">
            <text:p>2239,5913</text:p>
          </table:table-cell>
          <table:table-cell office:value-type="float" office:value="2299.8472" calcext:value-type="float">
            <text:p>2299,8472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552.3987" calcext:value-type="float">
            <text:p>2552,3987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2807.1021" calcext:value-type="float">
            <text:p>2807,1021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2826.5283" calcext:value-type="float">
            <text:p>2826,5283</text:p>
          </table:table-cell>
          <table:table-cell table:style-name="ce2" office:value-type="string" calcext:value-type="string">
            <text:p>2891,604</text:p>
          </table:table-cell>
          <table:table-cell office:value-type="float" office:value="2963.7554" calcext:value-type="float">
            <text:p>2963,755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3847.3262" calcext:value-type="float">
            <text:p>3847,3262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129.9238" calcext:value-type="float">
            <text:p>3129,9238</text:p>
          </table:table-cell>
          <table:table-cell office:value-type="float" office:value="3190.4802" calcext:value-type="float">
            <text:p>3190,4802</text:p>
          </table:table-cell>
          <table:table-cell office:value-type="float" office:value="3244.6318" calcext:value-type="float">
            <text:p>3244,6318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681.5322" calcext:value-type="float">
            <text:p>3681,5322</text:p>
          </table:table-cell>
          <table:table-cell office:value-type="float" office:value="3709.8879" calcext:value-type="float">
            <text:p>3709,8879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795.3892" calcext:value-type="float">
            <text:p>3795,3892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4011.9617" calcext:value-type="float">
            <text:p>4011,9617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291.9761" calcext:value-type="float">
            <text:p>4291,9761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40.2041" calcext:value-type="float">
            <text:p>4540,2041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14.8887" calcext:value-type="float">
            <text:p>6014,8887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5252.9365" calcext:value-type="float">
            <text:p>5252,9365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89.7886" calcext:value-type="float">
            <text:p>5089,7886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232.4136" calcext:value-type="float">
            <text:p>5232,4136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473.0229" calcext:value-type="float">
            <text:p>5473,0229</text:p>
          </table:table-cell>
          <table:table-cell office:value-type="float" office:value="5505.3755" calcext:value-type="float">
            <text:p>5505,3755</text:p>
          </table:table-cell>
          <table:table-cell office:value-type="float" office:value="5521.5757" calcext:value-type="float">
            <text:p>5521,5757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602.8145" calcext:value-type="float">
            <text:p>5602,8145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668.0898" calcext:value-type="float">
            <text:p>5668,0898</text:p>
          </table:table-cell>
          <table:table-cell office:value-type="float" office:value="5717.2109" calcext:value-type="float">
            <text:p>5717,2109</text:p>
          </table:table-cell>
          <table:table-cell office:value-type="float" office:value="5791.1577" calcext:value-type="float">
            <text:p>5791,1577</text:p>
          </table:table-cell>
          <table:table-cell office:value-type="float" office:value="5873.6914" calcext:value-type="float">
            <text:p>5873,6914</text:p>
          </table:table-cell>
          <table:table-cell office:value-type="float" office:value="5956.6133" calcext:value-type="float">
            <text:p>5956,6133</text:p>
          </table:table-cell>
          <table:table-cell office:value-type="float" office:value="6014.8887" calcext:value-type="float">
            <text:p>6014,888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772.0796" calcext:value-type="float">
            <text:p>6772,0796</text:p>
          </table:table-cell>
          <table:table-cell office:value-type="float" office:value="6064.9893" calcext:value-type="float">
            <text:p>6064,9893</text:p>
          </table:table-cell>
          <table:table-cell office:value-type="float" office:value="6512.8857" calcext:value-type="float">
            <text:p>6512,8857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064.9893" calcext:value-type="float">
            <text:p>6064,9893</text:p>
          </table:table-cell>
          <table:table-cell office:value-type="float" office:value="6115.2285" calcext:value-type="float">
            <text:p>6115,2285</text:p>
          </table:table-cell>
          <table:table-cell office:value-type="float" office:value="6157.1997" calcext:value-type="float">
            <text:p>6157,1997</text:p>
          </table:table-cell>
          <table:table-cell office:value-type="float" office:value="6199.2666" calcext:value-type="float">
            <text:p>6199,2666</text:p>
          </table:table-cell>
          <table:table-cell office:value-type="float" office:value="6249.8726" calcext:value-type="float">
            <text:p>6249,8726</text:p>
          </table:table-cell>
          <table:table-cell office:value-type="float" office:value="6300.6157" calcext:value-type="float">
            <text:p>6300,6157</text:p>
          </table:table-cell>
          <table:table-cell office:value-type="float" office:value="6334.5205" calcext:value-type="float">
            <text:p>6334,5205</text:p>
          </table:table-cell>
          <table:table-cell office:value-type="float" office:value="6385.4907" calcext:value-type="float">
            <text:p>6385,4907</text:p>
          </table:table-cell>
          <table:table-cell office:value-type="float" office:value="6411.0273" calcext:value-type="float">
            <text:p>6411,0273</text:p>
          </table:table-cell>
          <table:table-cell office:value-type="float" office:value="6436.5972" calcext:value-type="float">
            <text:p>6436,5972</text:p>
          </table:table-cell>
          <table:table-cell office:value-type="float" office:value="6462.2017" calcext:value-type="float">
            <text:p>6462,2017</text:p>
          </table:table-cell>
          <table:table-cell office:value-type="float" office:value="6487.8394" calcext:value-type="float">
            <text:p>6487,8394</text:p>
          </table:table-cell>
          <table:table-cell office:value-type="float" office:value="6513.5112" calcext:value-type="float">
            <text:p>6513,5112</text:p>
          </table:table-cell>
          <table:table-cell office:value-type="float" office:value="6530.6445" calcext:value-type="float">
            <text:p>6530,6445</text:p>
          </table:table-cell>
          <table:table-cell office:value-type="float" office:value="6539.2168" calcext:value-type="float">
            <text:p>6539,2168</text:p>
          </table:table-cell>
          <table:table-cell office:value-type="float" office:value="6556.3726" calcext:value-type="float">
            <text:p>6556,3726</text:p>
          </table:table-cell>
          <table:table-cell office:value-type="float" office:value="6573.5435" calcext:value-type="float">
            <text:p>6573,5435</text:p>
          </table:table-cell>
          <table:table-cell table:style-name="ce2" office:value-type="string" calcext:value-type="string">
            <text:p>6590,729</text:p>
          </table:table-cell>
          <table:table-cell office:value-type="float" office:value="6616.5356" calcext:value-type="float">
            <text:p>6616,5356</text:p>
          </table:table-cell>
          <table:table-cell office:value-type="float" office:value="6633.7588" calcext:value-type="float">
            <text:p>6633,7588</text:p>
          </table:table-cell>
          <table:table-cell table:style-name="ce2" office:value-type="string" calcext:value-type="string">
            <text:p>6642,376</text:p>
          </table:table-cell>
          <table:table-cell office:value-type="float" office:value="6659.6216" calcext:value-type="float">
            <text:p>6659,6216</text:p>
          </table:table-cell>
          <table:table-cell office:value-type="float" office:value="6694.1572" calcext:value-type="float">
            <text:p>6694,1572</text:p>
          </table:table-cell>
          <table:table-cell office:value-type="float" office:value="6711.4473" calcext:value-type="float">
            <text:p>6711,4473</text:p>
          </table:table-cell>
          <table:table-cell office:value-type="float" office:value="6720.0977" calcext:value-type="float">
            <text:p>6720,0977</text:p>
          </table:table-cell>
          <table:table-cell office:value-type="float" office:value="6746.0718" calcext:value-type="float">
            <text:p>6746,0718</text:p>
          </table:table-cell>
          <table:table-cell table:number-columns-repeated="2" office:value-type="float" office:value="6754.7373" calcext:value-type="float">
            <text:p>6754,7373</text:p>
          </table:table-cell>
          <table:table-cell table:number-columns-repeated="2" office:value-type="float" office:value="6772.0796" calcext:value-type="float">
            <text:p>6772,079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806.8081" calcext:value-type="float">
            <text:p>6806,8081</text:p>
          </table:table-cell>
          <table:table-cell office:value-type="float" office:value="6275.2271" calcext:value-type="float">
            <text:p>6275,2271</text:p>
          </table:table-cell>
          <table:table-cell office:value-type="float" office:value="6652.8374" calcext:value-type="float">
            <text:p>6652,837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789.4365" calcext:value-type="float">
            <text:p>6789,4365</text:p>
          </table:table-cell>
          <table:table-cell table:number-columns-repeated="7" office:value-type="float" office:value="6806.8081" calcext:value-type="float">
            <text:p>6806,8081</text:p>
          </table:table-cell>
          <table:table-cell table:number-columns-repeated="4" office:value-type="float" office:value="6798.1206" calcext:value-type="float">
            <text:p>6798,1206</text:p>
          </table:table-cell>
          <table:table-cell office:value-type="float" office:value="6780.7559" calcext:value-type="float">
            <text:p>6780,7559</text:p>
          </table:table-cell>
          <table:table-cell office:value-type="float" office:value="6763.4067" calcext:value-type="float">
            <text:p>6763,4067</text:p>
          </table:table-cell>
          <table:table-cell office:value-type="float" office:value="6746.0718" calcext:value-type="float">
            <text:p>6746,0718</text:p>
          </table:table-cell>
          <table:table-cell table:style-name="ce2" office:value-type="string" calcext:value-type="string">
            <text:p>6728,752</text:p>
          </table:table-cell>
          <table:table-cell office:value-type="float" office:value="6694.1572" calcext:value-type="float">
            <text:p>6694,1572</text:p>
          </table:table-cell>
          <table:table-cell office:value-type="float" office:value="6668.25" calcext:value-type="float">
            <text:p>6668,25</text:p>
          </table:table-cell>
          <table:table-cell office:value-type="float" office:value="6650.9971" calcext:value-type="float">
            <text:p>6650,9971</text:p>
          </table:table-cell>
          <table:table-cell office:value-type="float" office:value="6633.7588" calcext:value-type="float">
            <text:p>6633,7588</text:p>
          </table:table-cell>
          <table:table-cell office:value-type="float" office:value="6607.9297" calcext:value-type="float">
            <text:p>6607,9297</text:p>
          </table:table-cell>
          <table:table-cell office:value-type="float" office:value="6582.1343" calcext:value-type="float">
            <text:p>6582,1343</text:p>
          </table:table-cell>
          <table:table-cell office:value-type="float" office:value="6556.3726" calcext:value-type="float">
            <text:p>6556,3726</text:p>
          </table:table-cell>
          <table:table-cell office:value-type="float" office:value="6522.0762" calcext:value-type="float">
            <text:p>6522,0762</text:p>
          </table:table-cell>
          <table:table-cell office:value-type="float" office:value="6470.7437" calcext:value-type="float">
            <text:p>6470,7437</text:p>
          </table:table-cell>
          <table:table-cell office:value-type="float" office:value="6453.6631" calcext:value-type="float">
            <text:p>6453,6631</text:p>
          </table:table-cell>
          <table:table-cell office:value-type="float" office:value="6419.5469" calcext:value-type="float">
            <text:p>6419,5469</text:p>
          </table:table-cell>
          <table:table-cell office:value-type="float" office:value="6385.4907" calcext:value-type="float">
            <text:p>6385,4907</text:p>
          </table:table-cell>
          <table:table-cell office:value-type="float" office:value="6351.4956" calcext:value-type="float">
            <text:p>6351,4956</text:p>
          </table:table-cell>
          <table:table-cell office:value-type="float" office:value="6317.5605" calcext:value-type="float">
            <text:p>6317,5605</text:p>
          </table:table-cell>
          <table:table-cell office:value-type="float" office:value="6275.2271" calcext:value-type="float">
            <text:p>6275,227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32.9888" calcext:value-type="float">
            <text:p>6232,9888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5515.8608" calcext:value-type="float">
            <text:p>5515,86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32.9888" calcext:value-type="float">
            <text:p>6232,9888</text:p>
          </table:table-cell>
          <table:table-cell office:value-type="float" office:value="6199.2666" calcext:value-type="float">
            <text:p>6199,2666</text:p>
          </table:table-cell>
          <table:table-cell office:value-type="float" office:value="6165.6055" calcext:value-type="float">
            <text:p>6165,6055</text:p>
          </table:table-cell>
          <table:table-cell office:value-type="float" office:value="6132.0054" calcext:value-type="float">
            <text:p>6132,0054</text:p>
          </table:table-cell>
          <table:table-cell office:value-type="float" office:value="6081.7202" calcext:value-type="float">
            <text:p>6081,7202</text:p>
          </table:table-cell>
          <table:table-cell office:value-type="float" office:value="6039.9219" calcext:value-type="float">
            <text:p>6039,9219</text:p>
          </table:table-cell>
          <table:table-cell office:value-type="float" office:value="6006.5522" calcext:value-type="float">
            <text:p>6006,5522</text:p>
          </table:table-cell>
          <table:table-cell office:value-type="float" office:value="5964.9268" calcext:value-type="float">
            <text:p>5964,9268</text:p>
          </table:table-cell>
          <table:table-cell office:value-type="float" office:value="5931.6958" calcext:value-type="float">
            <text:p>5931,6958</text:p>
          </table:table-cell>
          <table:table-cell office:value-type="float" office:value="5898.5273" calcext:value-type="float">
            <text:p>5898,5273</text:p>
          </table:table-cell>
          <table:table-cell office:value-type="float" office:value="5873.6914" calcext:value-type="float">
            <text:p>5873,6914</text:p>
          </table:table-cell>
          <table:table-cell table:style-name="ce2" office:value-type="string" calcext:value-type="string">
            <text:p>5815,877</text:p>
          </table:table-cell>
          <table:table-cell office:value-type="float" office:value="5774.6978" calcext:value-type="float">
            <text:p>5774,6978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619.1099" calcext:value-type="float">
            <text:p>5619,1099</text:p>
          </table:table-cell>
          <table:table-cell office:value-type="float" office:value="5570.2715" calcext:value-type="float">
            <text:p>5570,2715</text:p>
          </table:table-cell>
          <table:table-cell office:value-type="float" office:value="5497.2817" calcext:value-type="float">
            <text:p>5497,2817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176.7925" calcext:value-type="float">
            <text:p>5176,7925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677.5488" calcext:value-type="float">
            <text:p>4677,5488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464.4927" calcext:value-type="float">
            <text:p>4464,492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1512.1769" calcext:value-type="float">
            <text:p>1512,1769</text:p>
          </table:table-cell>
          <table:table-cell table:style-name="ce2" office:value-type="string" calcext:value-type="string">
            <text:p>2797,5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121.7412" calcext:value-type="float">
            <text:p>4121,7412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3888.7451" calcext:value-type="float">
            <text:p>3888,7451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681.5322" calcext:value-type="float">
            <text:p>3681,5322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367.5784" calcext:value-type="float">
            <text:p>3367,5784</text:p>
          </table:table-cell>
          <table:table-cell office:value-type="float" office:value="3251.4221" calcext:value-type="float">
            <text:p>3251,4221</text:p>
          </table:table-cell>
          <table:table-cell office:value-type="float" office:value="3150.0664" calcext:value-type="float">
            <text:p>3150,0664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2990.1389" calcext:value-type="float">
            <text:p>2990,1389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452.8" calcext:value-type="float">
            <text:p>2452,8</text:p>
          </table:table-cell>
          <table:table-cell office:value-type="float" office:value="2360.6343" calcext:value-type="float">
            <text:p>2360,6343</text:p>
          </table:table-cell>
          <table:table-cell table:style-name="ce2" office:value-type="string" calcext:value-type="string">
            <text:p>2233,595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032.9451" calcext:value-type="float">
            <text:p>2032,9451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1872.4977" calcext:value-type="float">
            <text:p>1872,4977</text:p>
          </table:table-cell>
          <table:table-cell table:style-name="ce2" office:value-type="string" calcext:value-type="string">
            <text:p>1799,512</text:p>
          </table:table-cell>
          <table:table-cell office:value-type="float" office:value="1738.5149" calcext:value-type="float">
            <text:p>1738,5149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512.1769" calcext:value-type="float">
            <text:p>1512,176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845.08118" calcext:value-type="float">
            <text:p>845,081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125.6195" calcext:value-type="float">
            <text:p>1125,6195</text:p>
          </table:table-cell>
          <table:table-cell office:value-type="float" office:value="1068.8724" calcext:value-type="float">
            <text:p>1068,8724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976.49609" calcext:value-type="float">
            <text:p>976,49609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817.4021" calcext:value-type="float">
            <text:p>817,4021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49.7774" calcext:value-type="float">
            <text:p>749,7774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585.6524" calcext:value-type="float">
            <text:p>585,652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476.9429" calcext:value-type="float">
            <text:p>476,94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77.99689" calcext:value-type="float">
            <text:p>577,99689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table:number-columns-repeated="2" office:value-type="float" office:value="391.24051" calcext:value-type="float">
            <text:p>391,24051</text:p>
          </table:table-cell>
          <table:table-cell table:number-columns-repeated="2" office:value-type="float" office:value="387.89182" calcext:value-type="float">
            <text:p>387,8918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67.3844" calcext:value-type="float">
            <text:p>367,38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81.22321" calcext:value-type="float">
            <text:p>381,22321</text:p>
          </table:table-cell>
          <table:table-cell table:number-columns-repeated="3" office:value-type="float" office:value="377.9035" calcext:value-type="float">
            <text:p>377,9035</text:p>
          </table:table-cell>
          <table:table-cell table:number-columns-repeated="3"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 table:number-columns-repeated="5" office:value-type="float" office:value="364.7215" calcext:value-type="float">
            <text:p>364,7215</text:p>
          </table:table-cell>
          <table:table-cell table:number-columns-repeated="3" office:value-type="float" office:value="361.4505" calcext:value-type="float">
            <text:p>361,4505</text:p>
          </table:table-cell>
          <table:table-cell table:number-columns-repeated="3" office:value-type="float" office:value="358.1893" calcext:value-type="float">
            <text:p>358,1893</text:p>
          </table:table-cell>
          <table:table-cell table:number-columns-repeated="2" office:value-type="float" office:value="361.4505" calcext:value-type="float">
            <text:p>361,4505</text:p>
          </table:table-cell>
          <table:table-cell table:number-columns-repeated="4" office:value-type="float" office:value="364.7215" calcext:value-type="float">
            <text:p>364,7215</text:p>
          </table:table-cell>
          <table:table-cell table:number-columns-repeated="3" office:value-type="float" office:value="368.00241" calcext:value-type="float">
            <text:p>368,00241</text:p>
          </table:table-cell>
          <table:table-cell table:number-columns-repeated="2" table:style-name="ce2" office:value-type="string" calcext:value-type="string">
            <text:p>371,29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400.6806" calcext:value-type="float">
            <text:p>400,68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table:number-columns-repeated="2" table:style-name="ce2" office:value-type="string" calcext:value-type="string">
            <text:p>371,293</text:p>
          </table:table-cell>
          <table:table-cell table:number-columns-repeated="2"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table:number-columns-repeated="2" office:value-type="float" office:value="361.4505" calcext:value-type="float">
            <text:p>361,4505</text:p>
          </table:table-cell>
          <table:table-cell table:number-columns-repeated="2" office:value-type="float" office:value="358.1893" calcext:value-type="float">
            <text:p>358,1893</text:p>
          </table:table-cell>
          <table:table-cell office:value-type="float" office:value="354.93799" calcext:value-type="float">
            <text:p>354,93799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32.16449" calcext:value-type="float">
            <text:p>432,16449</text:p>
          </table:table-cell>
          <table:table-cell table:number-columns-repeated="2"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table:number-columns-repeated="2" office:value-type="float" office:value="428.70261" calcext:value-type="float">
            <text:p>428,7026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514.29901" calcext:value-type="float">
            <text:p>514,2990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821.49377" calcext:value-type="float">
            <text:p>821,4937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80.09167" calcext:value-type="float">
            <text:p>680,09167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847.59448" calcext:value-type="float">
            <text:p>847,59448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922.42108" calcext:value-type="float">
            <text:p>922,42108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1031.5883" calcext:value-type="float">
            <text:p>1031,5883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92.3981" calcext:value-type="float">
            <text:p>1092,3981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154.3578" calcext:value-type="float">
            <text:p>1154,357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97.1584" calcext:value-type="float">
            <text:p>1597,1584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384.2169" calcext:value-type="float">
            <text:p>1384,216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251.8783" calcext:value-type="float">
            <text:p>1251,8783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281.6447" calcext:value-type="float">
            <text:p>1281,6447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306.6276" calcext:value-type="float">
            <text:p>1306,6276</text:p>
          </table:table-cell>
          <table:table-cell office:value-type="float" office:value="1321.6945" calcext:value-type="float">
            <text:p>1321,6945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433.9259" calcext:value-type="float">
            <text:p>1433,9259</text:p>
          </table:table-cell>
          <table:table-cell office:value-type="float" office:value="1439.0994" calcext:value-type="float">
            <text:p>1439,0994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470.2705" calcext:value-type="float">
            <text:p>1470,2705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506.9172" calcext:value-type="float">
            <text:p>1506,9172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543.8634" calcext:value-type="float">
            <text:p>1543,8634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70.4355" calcext:value-type="float">
            <text:p>1570,4355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597.1584" calcext:value-type="float">
            <text:p>1597,158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1607.8896" calcext:value-type="float">
            <text:p>1607,8896</text:p>
          </table:table-cell>
          <table:table-cell table:style-name="ce2" office:value-type="string" calcext:value-type="string">
            <text:p>1982,125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607.8896" calcext:value-type="float">
            <text:p>1607,8896</text:p>
          </table:table-cell>
          <table:table-cell office:value-type="float" office:value="1618.6447" calcext:value-type="float">
            <text:p>1618,6447</text:p>
          </table:table-cell>
          <table:table-cell office:value-type="float" office:value="1629.4236" calcext:value-type="float">
            <text:p>1629,4236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683.6747" calcext:value-type="float">
            <text:p>1683,6747</text:p>
          </table:table-cell>
          <table:table-cell office:value-type="float" office:value="1700.0652" calcext:value-type="float">
            <text:p>1700,0652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738.5149" calcext:value-type="float">
            <text:p>1738,5149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788.3695" calcext:value-type="float">
            <text:p>1788,3695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872.4977" calcext:value-type="float">
            <text:p>1872,4977</text:p>
          </table:table-cell>
          <table:table-cell office:value-type="float" office:value="1900.8256" calcext:value-type="float">
            <text:p>1900,8256</text:p>
          </table:table-cell>
          <table:table-cell table:style-name="ce2" office:value-type="string" calcext:value-type="string">
            <text:p>1929,295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2027.1395" calcext:value-type="float">
            <text:p>2027,1395</text:p>
          </table:table-cell>
          <table:table-cell office:value-type="float" office:value="2073.7393" calcext:value-type="float">
            <text:p>2073,7393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162.0598" calcext:value-type="float">
            <text:p>2162,0598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257.6121" calcext:value-type="float">
            <text:p>2257,6121</text:p>
          </table:table-cell>
          <table:table-cell office:value-type="float" office:value="2299.8472" calcext:value-type="float">
            <text:p>2299,8472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521.1323" calcext:value-type="float">
            <text:p>2521,1323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2627.9602" calcext:value-type="float">
            <text:p>2627,9602</text:p>
          </table:table-cell>
          <table:table-cell office:value-type="float" office:value="3408.3687" calcext:value-type="float">
            <text:p>3408,368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27.9602" calcext:value-type="float">
            <text:p>2627,9602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2839.5039" calcext:value-type="float">
            <text:p>2839,5039</text:p>
          </table:table-cell>
          <table:table-cell office:value-type="float" office:value="2865.5144" calcext:value-type="float">
            <text:p>2865,5144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3003.3599" calcext:value-type="float">
            <text:p>3003,3599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3076.4216" calcext:value-type="float">
            <text:p>3076,4216</text:p>
          </table:table-cell>
          <table:table-cell office:value-type="float" office:value="3109.8245" calcext:value-type="float">
            <text:p>3109,8245</text:p>
          </table:table-cell>
          <table:table-cell office:value-type="float" office:value="3163.5186" calcext:value-type="float">
            <text:p>3163,5186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367.5784" calcext:value-type="float">
            <text:p>3367,5784</text:p>
          </table:table-cell>
          <table:table-cell table:style-name="ce2" office:value-type="string" calcext:value-type="string">
            <text:p>3415,801</text:p>
          </table:table-cell>
          <table:table-cell office:value-type="float" office:value="3457.3162" calcext:value-type="float">
            <text:p>3457,3162</text:p>
          </table:table-cell>
          <table:table-cell office:value-type="float" office:value="3498.9983" calcext:value-type="float">
            <text:p>3498,9983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738.3162" calcext:value-type="float">
            <text:p>3738,3162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838.3826" calcext:value-type="float">
            <text:p>3838,3826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75.5886" calcext:value-type="float">
            <text:p>3975,588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75.6128" calcext:value-type="float">
            <text:p>4075,612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4004.6782" calcext:value-type="float">
            <text:p>4004,6782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048.4451" calcext:value-type="float">
            <text:p>4048,4451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121.7412" calcext:value-type="float">
            <text:p>4121,7412</text:p>
          </table:table-cell>
          <table:table-cell table:number-columns-repeated="3" office:value-type="float" office:value="4129.0947" calcext:value-type="float">
            <text:p>4129,0947</text:p>
          </table:table-cell>
          <table:table-cell table:number-columns-repeated="2" office:value-type="float" office:value="4136.4526" calcext:value-type="float">
            <text:p>4136,4526</text:p>
          </table:table-cell>
          <table:table-cell table:number-columns-repeated="3" office:value-type="float" office:value="4129.0947" calcext:value-type="float">
            <text:p>4129,0947</text:p>
          </table:table-cell>
          <table:table-cell office:value-type="float" office:value="4121.7412" calcext:value-type="float">
            <text:p>4121,7412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026.5417" calcext:value-type="float">
            <text:p>4026,5417</text:p>
          </table:table-cell>
          <table:table-cell office:value-type="float" office:value="4011.9617" calcext:value-type="float">
            <text:p>4011,9617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3982.8545" calcext:value-type="float">
            <text:p>3982,854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2678.7412" calcext:value-type="float">
            <text:p>2678,7412</text:p>
          </table:table-cell>
          <table:table-cell office:value-type="float" office:value="3495.3042" calcext:value-type="float">
            <text:p>3495,30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17.6218" calcext:value-type="float">
            <text:p>3917,6218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795.3892" calcext:value-type="float">
            <text:p>3795,3892</text:p>
          </table:table-cell>
          <table:table-cell table:style-name="ce2" office:value-type="string" calcext:value-type="string">
            <text:p>3781,094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589.8784" calcext:value-type="float">
            <text:p>3589,8784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485.0857" calcext:value-type="float">
            <text:p>3485,0857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292.2632" calcext:value-type="float">
            <text:p>3292,2632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156.79" calcext:value-type="float">
            <text:p>3156,79</text:p>
          </table:table-cell>
          <table:table-cell office:value-type="float" office:value="3089.7683" calcext:value-type="float">
            <text:p>3089,7683</text:p>
          </table:table-cell>
          <table:table-cell office:value-type="float" office:value="3016.6001" calcext:value-type="float">
            <text:p>3016,6001</text:p>
          </table:table-cell>
          <table:table-cell office:value-type="float" office:value="2957.1719" calcext:value-type="float">
            <text:p>2957,1719</text:p>
          </table:table-cell>
          <table:table-cell office:value-type="float" office:value="2878.5493" calcext:value-type="float">
            <text:p>2878,5493</text:p>
          </table:table-cell>
          <table:table-cell office:value-type="float" office:value="2813.5725" calcext:value-type="float">
            <text:p>2813,5725</text:p>
          </table:table-cell>
          <table:table-cell office:value-type="float" office:value="2749.0918" calcext:value-type="float">
            <text:p>2749,0918</text:p>
          </table:table-cell>
          <table:table-cell office:value-type="float" office:value="2678.7412" calcext:value-type="float">
            <text:p>2678,741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793.7711" calcext:value-type="float">
            <text:p>1793,77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577.5042" calcext:value-type="float">
            <text:p>2577,5042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360.6343" calcext:value-type="float">
            <text:p>2360,6343</text:p>
          </table:table-cell>
          <table:table-cell office:value-type="float" office:value="2299.8472" calcext:value-type="float">
            <text:p>2299,8472</text:p>
          </table:table-cell>
          <table:table-cell office:value-type="float" office:value="2239.5913" calcext:value-type="float">
            <text:p>2239,5913</text:p>
          </table:table-cell>
          <table:table-cell office:value-type="float" office:value="2179.8706" calcext:value-type="float">
            <text:p>2179,8706</text:p>
          </table:table-cell>
          <table:table-cell office:value-type="float" office:value="2120.6909" calcext:value-type="float">
            <text:p>2120,6909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2003.9723" calcext:value-type="float">
            <text:p>2003,9723</text:p>
          </table:table-cell>
          <table:table-cell office:value-type="float" office:value="1946.4442" calcext:value-type="float">
            <text:p>1946,4442</text:p>
          </table:table-cell>
          <table:table-cell office:value-type="float" office:value="1889.4774" calcext:value-type="float">
            <text:p>1889,4774</text:p>
          </table:table-cell>
          <table:table-cell office:value-type="float" office:value="1833.0775" calcext:value-type="float">
            <text:p>1833,0775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722.0013" calcext:value-type="float">
            <text:p>1722,0013</text:p>
          </table:table-cell>
          <table:table-cell office:value-type="float" office:value="1667.3372" calcext:value-type="float">
            <text:p>1667,3372</text:p>
          </table:table-cell>
          <table:table-cell office:value-type="float" office:value="1629.4236" calcext:value-type="float">
            <text:p>1629,4236</text:p>
          </table:table-cell>
          <table:table-cell office:value-type="float" office:value="1581.1066" calcext:value-type="float">
            <text:p>1581,1066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491.1747" calcext:value-type="float">
            <text:p>1491,1747</text:p>
          </table:table-cell>
          <table:table-cell office:value-type="float" office:value="1454.6571" calcext:value-type="float">
            <text:p>1454,6571</text:p>
          </table:table-cell>
          <table:table-cell office:value-type="float" office:value="1403.0156" calcext:value-type="float">
            <text:p>1403,0156</text:p>
          </table:table-cell>
          <table:table-cell office:value-type="float" office:value="1352" calcext:value-type="float">
            <text:p>1352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125.6195" calcext:value-type="float">
            <text:p>1125,6195</text:p>
          </table:table-cell>
          <table:table-cell office:value-type="float" office:value="1087.6793" calcext:value-type="float">
            <text:p>1087,6793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88.40088" calcext:value-type="float">
            <text:p>788,4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13.1124" calcext:value-type="float">
            <text:p>1013,1124</text:p>
          </table:table-cell>
          <table:table-cell office:value-type="float" office:value="967.41241" calcext:value-type="float">
            <text:p>967,41241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758.12372" calcext:value-type="float">
            <text:p>758,12372</text:p>
          </table:table-cell>
          <table:table-cell table:number-columns-repeated="2" office:value-type="float" office:value="753.94672" calcext:value-type="float">
            <text:p>753,94672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41.46198" calcext:value-type="float">
            <text:p>741,46198</text:p>
          </table:table-cell>
          <table:table-cell table:number-columns-repeated="2" office:value-type="float" office:value="737.31592" calcext:value-type="float">
            <text:p>737,31592</text:p>
          </table:table-cell>
          <table:table-cell office:value-type="float" office:value="733.17761" calcext:value-type="float">
            <text:p>733,17761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20.8092" calcext:value-type="float">
            <text:p>720,8092</text:p>
          </table:table-cell>
          <table:table-cell table:number-columns-repeated="2" office:value-type="float" office:value="716.70203" calcext:value-type="float">
            <text:p>716,70203</text:p>
          </table:table-cell>
          <table:table-cell table:number-columns-repeated="2" office:value-type="float" office:value="712.60272" calcext:value-type="float">
            <text:p>712,60272</text:p>
          </table:table-cell>
          <table:table-cell table:number-columns-repeated="2" office:value-type="float" office:value="708.51123" calcext:value-type="float">
            <text:p>708,5112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72.1394" calcext:value-type="float">
            <text:p>672,13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704.42761" calcext:value-type="float">
            <text:p>704,42761</text:p>
          </table:table-cell>
          <table:table-cell table:number-columns-repeated="2" office:value-type="float" office:value="700.35181" calcext:value-type="float">
            <text:p>700,35181</text:p>
          </table:table-cell>
          <table:table-cell table:style-name="ce2" office:value-type="string" calcext:value-type="string">
            <text:p>696,284</text:p>
          </table:table-cell>
          <table:table-cell table:number-columns-repeated="2" table:style-name="ce2" office:value-type="string" calcext:value-type="string">
            <text:p>692,224</text:p>
          </table:table-cell>
          <table:table-cell table:number-columns-repeated="2" table:style-name="ce2" office:value-type="string" calcext:value-type="string">
            <text:p>688,172</text:p>
          </table:table-cell>
          <table:table-cell table:number-columns-repeated="2" office:value-type="float" office:value="684.12793" calcext:value-type="float">
            <text:p>684,12793</text:p>
          </table:table-cell>
          <table:table-cell table:number-columns-repeated="2" office:value-type="float" office:value="680.09167" calcext:value-type="float">
            <text:p>680,09167</text:p>
          </table:table-cell>
          <table:table-cell table:number-columns-repeated="2" office:value-type="float" office:value="676.06348" calcext:value-type="float">
            <text:p>676,06348</text:p>
          </table:table-cell>
          <table:table-cell office:value-type="float" office:value="672.04327" calcext:value-type="float">
            <text:p>672,04327</text:p>
          </table:table-cell>
          <table:table-cell table:number-columns-repeated="2" office:value-type="float" office:value="668.03119" calcext:value-type="float">
            <text:p>668,03119</text:p>
          </table:table-cell>
          <table:table-cell table:number-columns-repeated="2" office:value-type="float" office:value="664.02698" calcext:value-type="float">
            <text:p>664,02698</text:p>
          </table:table-cell>
          <table:table-cell table:number-columns-repeated="2" office:value-type="float" office:value="660.03082" calcext:value-type="float">
            <text:p>660,03082</text:p>
          </table:table-cell>
          <table:table-cell table:number-columns-repeated="2" office:value-type="float" office:value="656.04272" calcext:value-type="float">
            <text:p>656,04272</text:p>
          </table:table-cell>
          <table:table-cell table:number-columns-repeated="2" office:value-type="float" office:value="652.06268" calcext:value-type="float">
            <text:p>652,06268</text:p>
          </table:table-cell>
          <table:table-cell office:value-type="float" office:value="648.09082" calcext:value-type="float">
            <text:p>648,09082</text:p>
          </table:table-cell>
          <table:table-cell table:number-columns-repeated="2" office:value-type="float" office:value="644.12689" calcext:value-type="float">
            <text:p>644,12689</text:p>
          </table:table-cell>
          <table:table-cell table:number-columns-repeated="2" office:value-type="float" office:value="640.1712" calcext:value-type="float">
            <text:p>640,171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84.96851" calcext:value-type="float">
            <text:p>584,968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16.60809" calcext:value-type="float">
            <text:p>616,60809</text:p>
          </table:table-cell>
          <table:table-cell table:number-columns-repeated="2" office:value-type="float" office:value="612.70959" calcext:value-type="float">
            <text:p>612,7095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97.19849" calcext:value-type="float">
            <text:p>597,19849</text:p>
          </table:table-cell>
          <table:table-cell table:number-columns-repeated="2" office:value-type="float" office:value="593.34137" calcext:value-type="float">
            <text:p>593,34137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77.99689" calcext:value-type="float">
            <text:p>577,99689</text:p>
          </table:table-cell>
          <table:table-cell table:number-columns-repeated="3" office:value-type="float" office:value="574.1817" calcext:value-type="float">
            <text:p>574,1817</text:p>
          </table:table-cell>
          <table:table-cell table:number-columns-repeated="3" table:style-name="ce2" office:value-type="string" calcext:value-type="string">
            <text:p>570,375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74.1817" calcext:value-type="float">
            <text:p>574,1817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6.57672" calcext:value-type="float">
            <text:p>566,57672</text:p>
          </table:table-cell>
          <table:table-cell table:number-columns-repeated="2" office:value-type="float" office:value="562.78693" calcext:value-type="float">
            <text:p>562,78693</text:p>
          </table:table-cell>
          <table:table-cell office:value-type="float" office:value="559.00562" calcext:value-type="float">
            <text:p>559,00562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56.33282" calcext:value-type="float">
            <text:p>556,3328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59.00562" calcext:value-type="float">
            <text:p>559,00562</text:p>
          </table:table-cell>
          <table:table-cell table:number-columns-repeated="2" office:value-type="float" office:value="555.23279" calcext:value-type="float">
            <text:p>555,23279</text:p>
          </table:table-cell>
          <table:table-cell office:value-type="float" office:value="559.00562" calcext:value-type="float">
            <text:p>559,00562</text:p>
          </table:table-cell>
          <table:table-cell table:number-columns-repeated="2" office:value-type="float" office:value="555.23279" calcext:value-type="float">
            <text:p>555,23279</text:p>
          </table:table-cell>
          <table:table-cell table:number-columns-repeated="5" office:value-type="float" office:value="551.46851" calcext:value-type="float">
            <text:p>551,46851</text:p>
          </table:table-cell>
          <table:table-cell table:number-columns-repeated="2" office:value-type="float" office:value="555.23279" calcext:value-type="float">
            <text:p>555,23279</text:p>
          </table:table-cell>
          <table:table-cell office:value-type="float" office:value="551.46851" calcext:value-type="float">
            <text:p>551,46851</text:p>
          </table:table-cell>
          <table:table-cell table:number-columns-repeated="2" office:value-type="float" office:value="547.71283" calcext:value-type="float">
            <text:p>547,71283</text:p>
          </table:table-cell>
          <table:table-cell table:number-columns-repeated="2" office:value-type="float" office:value="559.00562" calcext:value-type="float">
            <text:p>559,00562</text:p>
          </table:table-cell>
          <table:table-cell table:number-columns-repeated="2" office:value-type="float" office:value="562.78693" calcext:value-type="float">
            <text:p>562,78693</text:p>
          </table:table-cell>
          <table:table-cell table:number-columns-repeated="3" office:value-type="float" office:value="559.00562" calcext:value-type="float">
            <text:p>559,00562</text:p>
          </table:table-cell>
          <table:table-cell table:number-columns-repeated="3" office:value-type="float" office:value="555.23279" calcext:value-type="float">
            <text:p>555,23279</text:p>
          </table:table-cell>
          <table:table-cell table:number-columns-repeated="2" office:value-type="float" office:value="559.00562" calcext:value-type="float">
            <text:p>559,00562</text:p>
          </table:table-cell>
          <table:table-cell table:number-columns-repeated="3" office:value-type="float" office:value="562.78693" calcext:value-type="float">
            <text:p>562,78693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68.8173" calcext:value-type="float">
            <text:p>1168,8173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759.77081" calcext:value-type="float">
            <text:p>759,7708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74.1817" calcext:value-type="float">
            <text:p>574,1817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74.1817" calcext:value-type="float">
            <text:p>574,1817</text:p>
          </table:table-cell>
          <table:table-cell table:number-columns-repeated="3" office:value-type="float" office:value="577.99689" calcext:value-type="float">
            <text:p>577,99689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84.12793" calcext:value-type="float">
            <text:p>684,12793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168.8173" calcext:value-type="float">
            <text:p>1168,8173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2007.0863" calcext:value-type="float">
            <text:p>2007,086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1306.6276" calcext:value-type="float">
            <text:p>1306,6276</text:p>
          </table:table-cell>
          <table:table-cell office:value-type="float" office:value="1538.5671" calcext:value-type="float">
            <text:p>1538,5671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91.8018" calcext:value-type="float">
            <text:p>1591,8018</text:p>
          </table:table-cell>
          <table:table-cell table:style-name="ce2" office:value-type="string" calcext:value-type="string">
            <text:p>1651,053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716.5085" calcext:value-type="float">
            <text:p>1716,5085</text:p>
          </table:table-cell>
          <table:table-cell table:style-name="ce2" office:value-type="string" calcext:value-type="string">
            <text:p>1782,807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998.1945" calcext:value-type="float">
            <text:p>1998,1945</text:p>
          </table:table-cell>
          <table:table-cell table:style-name="ce2" office:value-type="string" calcext:value-type="string">
            <text:p>2044,573</text:p>
          </table:table-cell>
          <table:table-cell office:value-type="float" office:value="2085.4443" calcext:value-type="float">
            <text:p>2085,4443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162.0598" calcext:value-type="float">
            <text:p>2162,0598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209.6638" calcext:value-type="float">
            <text:p>2209,6638</text:p>
          </table:table-cell>
          <table:table-cell table:style-name="ce2" office:value-type="string" calcext:value-type="string">
            <text:p>2227,604</text:p>
          </table:table-cell>
          <table:table-cell office:value-type="float" office:value="2197.7302" calcext:value-type="float">
            <text:p>2197,7302</text:p>
          </table:table-cell>
          <table:table-cell office:value-type="float" office:value="2221.6187" calcext:value-type="float">
            <text:p>2221,6187</text:p>
          </table:table-cell>
          <table:table-cell office:value-type="float" office:value="2305.9021" calcext:value-type="float">
            <text:p>2305,9021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354.5317" calcext:value-type="float">
            <text:p>2354,5317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458.9861" calcext:value-type="float">
            <text:p>2458,986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8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1999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3332.9084" calcext:value-type="float">
            <text:p>3332,9084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602.6914" calcext:value-type="float">
            <text:p>2602,6914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2839.5039" calcext:value-type="float">
            <text:p>2839,5039</text:p>
          </table:table-cell>
          <table:table-cell office:value-type="float" office:value="2898.1387" calcext:value-type="float">
            <text:p>2898,1387</text:p>
          </table:table-cell>
          <table:table-cell table:style-name="ce2" office:value-type="string" calcext:value-type="string">
            <text:p>2950,593</text:p>
          </table:table-cell>
          <table:table-cell table:style-name="ce2" office:value-type="string" calcext:value-type="string">
            <text:p>2970,344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3056.4375" calcext:value-type="float">
            <text:p>3056,4375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150.0664" calcext:value-type="float">
            <text:p>3150,0664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367.5784" calcext:value-type="float">
            <text:p>3367,5784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681.5322" calcext:value-type="float">
            <text:p>3681,5322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881.5371" calcext:value-type="float">
            <text:p>3881,5371</text:p>
          </table:table-cell>
          <table:table-cell table:number-columns-repeated="3" office:value-type="float" office:value="3903.1748" calcext:value-type="float">
            <text:p>3903,1748</text:p>
          </table:table-cell>
          <table:table-cell table:style-name="ce2" office:value-type="string" calcext:value-type="string">
            <text:p>3910,39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3917.6218" calcext:value-type="float">
            <text:p>3917,6218</text:p>
          </table:table-cell>
          <table:table-cell office:value-type="float" office:value="4195.7378" calcext:value-type="float">
            <text:p>4195,7378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17.6218" calcext:value-type="float">
            <text:p>3917,6218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53.8179" calcext:value-type="float">
            <text:p>3953,8179</text:p>
          </table:table-cell>
          <table:table-cell office:value-type="float" office:value="3968.3274" calcext:value-type="float">
            <text:p>3968,3274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247.3462" calcext:value-type="float">
            <text:p>4247,3462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81.7021" calcext:value-type="float">
            <text:p>4381,7021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404.2305" calcext:value-type="float">
            <text:p>4404,2305</text:p>
          </table:table-cell>
          <table:table-cell office:value-type="float" office:value="4419.2705" calcext:value-type="float">
            <text:p>4419,2705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459.2891" calcext:value-type="float">
            <text:p>4459,289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7" office:value-type="float" office:value="4419.2705" calcext:value-type="float">
            <text:p>4419,2705</text:p>
          </table:table-cell>
          <table:table-cell office:value-type="float" office:value="4404.2305" calcext:value-type="float">
            <text:p>4404,2305</text:p>
          </table:table-cell>
          <table:table-cell office:value-type="float" office:value="4381.7021" calcext:value-type="float">
            <text:p>4381,7021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21.8164" calcext:value-type="float">
            <text:p>4321,8164</text:p>
          </table:table-cell>
          <table:table-cell table:number-columns-repeated="3" office:value-type="float" office:value="4314.3496" calcext:value-type="float">
            <text:p>4314,3496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81.7021" calcext:value-type="float">
            <text:p>4381,7021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517.4463" calcext:value-type="float">
            <text:p>4517,4463</text:p>
          </table:table-cell>
          <table:table-cell office:value-type="float" office:value="4547.7983" calcext:value-type="float">
            <text:p>4547,7983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754.4395" calcext:value-type="float">
            <text:p>4754,439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763.2593" calcext:value-type="float">
            <text:p>4763,25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769.8672" calcext:value-type="float">
            <text:p>4769,8672</text:p>
          </table:table-cell>
          <table:table-cell office:value-type="float" office:value="4777.5879" calcext:value-type="float">
            <text:p>4777,5879</text:p>
          </table:table-cell>
          <table:table-cell table:style-name="ce2" office:value-type="string" calcext:value-type="string">
            <text:p>4785,312</text:p>
          </table:table-cell>
          <table:table-cell table:number-columns-repeated="9" office:value-type="float" office:value="4800.7734" calcext:value-type="float">
            <text:p>4800,7734</text:p>
          </table:table-cell>
          <table:table-cell table:style-name="ce2" office:value-type="string" calcext:value-type="string">
            <text:p>4785,312</text:p>
          </table:table-cell>
          <table:table-cell table:style-name="ce2" office:value-type="string" calcext:value-type="string">
            <text:p>4793,041</text:p>
          </table:table-cell>
          <table:table-cell table:number-columns-repeated="4" office:value-type="float" office:value="4800.7734" calcext:value-type="float">
            <text:p>4800,7734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769.8672" calcext:value-type="float">
            <text:p>4769,8672</text:p>
          </table:table-cell>
          <table:table-cell office:value-type="float" office:value="4762.1514" calcext:value-type="float">
            <text:p>4762,1514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685.2192" calcext:value-type="float">
            <text:p>4685,2192</text:p>
          </table:table-cell>
          <table:table-cell table:number-columns-repeated="2" office:value-type="float" office:value="4669.8828" calcext:value-type="float">
            <text:p>4669,8828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662.2212" calcext:value-type="float">
            <text:p>4662,221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3540.8464" calcext:value-type="float">
            <text:p>3540,8464</text:p>
          </table:table-cell>
          <table:table-cell office:value-type="float" office:value="4257.7065" calcext:value-type="float">
            <text:p>4257,70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23.9751" calcext:value-type="float">
            <text:p>4623,9751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593.4536" calcext:value-type="float">
            <text:p>4593,4536</text:p>
          </table:table-cell>
          <table:table-cell office:value-type="float" office:value="4578.2183" calcext:value-type="float">
            <text:p>4578,2183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51.7251" calcext:value-type="float">
            <text:p>4351,7251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291.9761" calcext:value-type="float">
            <text:p>4291,9761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02.8716" calcext:value-type="float">
            <text:p>4202,8716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048.4451" calcext:value-type="float">
            <text:p>4048,4451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688.6145" calcext:value-type="float">
            <text:p>3688,6145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540.8464" calcext:value-type="float">
            <text:p>3540,846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98.9983" calcext:value-type="float">
            <text:p>3498,9983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2630.9773" calcext:value-type="float">
            <text:p>2630,97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498.9983" calcext:value-type="float">
            <text:p>3498,9983</text:p>
          </table:table-cell>
          <table:table-cell office:value-type="float" office:value="3436.5376" calcext:value-type="float">
            <text:p>3436,5376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319.5847" calcext:value-type="float">
            <text:p>3319,5847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076.4216" calcext:value-type="float">
            <text:p>3076,4216</text:p>
          </table:table-cell>
          <table:table-cell office:value-type="float" office:value="3016.6001" calcext:value-type="float">
            <text:p>3016,6001</text:p>
          </table:table-cell>
          <table:table-cell office:value-type="float" office:value="2957.1719" calcext:value-type="float">
            <text:p>2957,1719</text:p>
          </table:table-cell>
          <table:table-cell table:style-name="ce2" office:value-type="string" calcext:value-type="string">
            <text:p>2891,604</text:p>
          </table:table-cell>
          <table:table-cell office:value-type="float" office:value="2826.5283" calcext:value-type="float">
            <text:p>2826,5283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2710.6433" calcext:value-type="float">
            <text:p>2710,6433</text:p>
          </table:table-cell>
          <table:table-cell office:value-type="float" office:value="2666.0154" calcext:value-type="float">
            <text:p>2666,0154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533.6235" calcext:value-type="float">
            <text:p>2533,6235</text:p>
          </table:table-cell>
          <table:table-cell office:value-type="float" office:value="2452.8" calcext:value-type="float">
            <text:p>2452,8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330.1746" calcext:value-type="float">
            <text:p>2330,1746</text:p>
          </table:table-cell>
          <table:table-cell office:value-type="float" office:value="2287.7534" calcext:value-type="float">
            <text:p>2287,7534</text:p>
          </table:table-cell>
          <table:table-cell table:style-name="ce2" office:value-type="string" calcext:value-type="string">
            <text:p>2227,604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114.8027" calcext:value-type="float">
            <text:p>2114,8027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021.3394" calcext:value-type="float">
            <text:p>2021,3394</text:p>
          </table:table-cell>
          <table:table-cell office:value-type="float" office:value="1969.3884" calcext:value-type="float">
            <text:p>1969,3884</text:p>
          </table:table-cell>
          <table:table-cell table:style-name="ce2" office:value-type="string" calcext:value-type="string">
            <text:p>1929,295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838.6918" calcext:value-type="float">
            <text:p>1838,691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1163.2688" calcext:value-type="float">
            <text:p>1163,26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667.3372" calcext:value-type="float">
            <text:p>1667,3372</text:p>
          </table:table-cell>
          <table:table-cell office:value-type="float" office:value="1618.6447" calcext:value-type="float">
            <text:p>1618,6447</text:p>
          </table:table-cell>
          <table:table-cell office:value-type="float" office:value="1570.4355" calcext:value-type="float">
            <text:p>1570,4355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485.9395" calcext:value-type="float">
            <text:p>1485,9395</text:p>
          </table:table-cell>
          <table:table-cell office:value-type="float" office:value="1439.0994" calcext:value-type="float">
            <text:p>1439,0994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352" calcext:value-type="float">
            <text:p>1352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261.7745" calcext:value-type="float">
            <text:p>1261,7745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967.41241" calcext:value-type="float">
            <text:p>967,41241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25.99121" calcext:value-type="float">
            <text:p>825,99121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20.8092" calcext:value-type="float">
            <text:p>720,8092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16.60809" calcext:value-type="float">
            <text:p>616,6080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450.0257" calcext:value-type="float">
            <text:p>450,02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5.25" calcext:value-type="float">
            <text:p>425,25</text:p>
          </table:table-cell>
          <table:table-cell table:number-columns-repeated="3" office:value-type="float" office:value="421.8067" calcext:value-type="float">
            <text:p>421,8067</text:p>
          </table:table-cell>
          <table:table-cell table:number-columns-repeated="2" office:value-type="float" office:value="418.37271" calcext:value-type="float">
            <text:p>418,37271</text:p>
          </table:table-cell>
          <table:table-cell table:number-columns-repeated="3" office:value-type="float" office:value="414.94809" calcext:value-type="float">
            <text:p>414,94809</text:p>
          </table:table-cell>
          <table:table-cell table:number-columns-repeated="2" office:value-type="float" office:value="411.5329" calcext:value-type="float">
            <text:p>411,5329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84.5527" calcext:value-type="float">
            <text:p>384,552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45.29419" calcext:value-type="float">
            <text:p>345,294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384.5527" calcext:value-type="float">
            <text:p>384,5527</text:p>
          </table:table-cell>
          <table:table-cell table:number-columns-repeated="2" office:value-type="float" office:value="381.22321" calcext:value-type="float">
            <text:p>381,22321</text:p>
          </table:table-cell>
          <table:table-cell table:number-columns-repeated="2"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table:number-columns-repeated="2"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22.97421" calcext:value-type="float">
            <text:p>322,97421</text:p>
          </table:table-cell>
          <table:table-cell table:number-columns-repeated="2" office:value-type="float" office:value="319.8334" calcext:value-type="float">
            <text:p>319,8334</text:p>
          </table:table-cell>
          <table:table-cell table:number-columns-repeated="3" office:value-type="float" office:value="322.97421" calcext:value-type="float">
            <text:p>322,97421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 table:number-columns-repeated="4" office:value-type="float" office:value="313.5827" calcext:value-type="float">
            <text:p>313,5827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273.9715" calcext:value-type="float">
            <text:p>273,9715</text:p>
          </table:table-cell>
          <table:table-cell office:value-type="float" office:value="290.8363" calcext:value-type="float">
            <text:p>290,83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13.5827" calcext:value-type="float">
            <text:p>313,5827</text:p>
          </table:table-cell>
          <table:table-cell table:number-columns-repeated="2" office:value-type="float" office:value="310.47281" calcext:value-type="float">
            <text:p>310,47281</text:p>
          </table:table-cell>
          <table:table-cell office:value-type="float" office:value="307.37329" calcext:value-type="float">
            <text:p>307,37329</text:p>
          </table:table-cell>
          <table:table-cell office:value-type="float" office:value="304.28409" calcext:value-type="float">
            <text:p>304,28409</text:p>
          </table:table-cell>
          <table:table-cell table:number-columns-repeated="3" office:value-type="float" office:value="301.20541" calcext:value-type="float">
            <text:p>301,20541</text:p>
          </table:table-cell>
          <table:table-cell table:number-columns-repeated="3" office:value-type="float" office:value="298.13708" calcext:value-type="float">
            <text:p>298,13708</text:p>
          </table:table-cell>
          <table:table-cell table:number-columns-repeated="3" office:value-type="float" office:value="295.07932" calcext:value-type="float">
            <text:p>295,07932</text:p>
          </table:table-cell>
          <table:table-cell table:number-columns-repeated="2" office:value-type="float" office:value="292.03201" calcext:value-type="float">
            <text:p>292,03201</text:p>
          </table:table-cell>
          <table:table-cell table:number-columns-repeated="2" office:value-type="float" office:value="282.9537" calcext:value-type="float">
            <text:p>282,9537</text:p>
          </table:table-cell>
          <table:table-cell table:number-columns-repeated="2" office:value-type="float" office:value="279.94891" calcext:value-type="float">
            <text:p>279,94891</text:p>
          </table:table-cell>
          <table:table-cell table:number-columns-repeated="2" office:value-type="float" office:value="276.9548" calcext:value-type="float">
            <text:p>276,9548</text:p>
          </table:table-cell>
          <table:table-cell table:number-columns-repeated="3" office:value-type="float" office:value="273.9715" calcext:value-type="float">
            <text:p>273,9715</text:p>
          </table:table-cell>
          <table:table-cell office:value-type="float" office:value="276.9548" calcext:value-type="float">
            <text:p>276,9548</text:p>
          </table:table-cell>
          <table:table-cell office:value-type="float" office:value="282.9537" calcext:value-type="float">
            <text:p>282,9537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85.96921" calcext:value-type="float">
            <text:p>285,96921</text:p>
          </table:table-cell>
          <table:table-cell table:number-columns-repeated="2" office:value-type="float" office:value="282.9537" calcext:value-type="float">
            <text:p>282,953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285.96921" calcext:value-type="float">
            <text:p>285,96921</text:p>
          </table:table-cell>
          <table:table-cell office:value-type="float" office:value="500.02579" calcext:value-type="float">
            <text:p>500,0257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85.96921" calcext:value-type="float">
            <text:p>285,96921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92.03201" calcext:value-type="float">
            <text:p>292,03201</text:p>
          </table:table-cell>
          <table:table-cell office:value-type="float" office:value="298.13708" calcext:value-type="float">
            <text:p>298,13708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68.03119" calcext:value-type="float">
            <text:p>668,03119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700.35181" calcext:value-type="float">
            <text:p>700,3518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199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23.5975" calcext:value-type="float">
            <text:p>1423,5975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924.1524" calcext:value-type="float">
            <text:p>924,15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692,224</text:p>
          </table:table-cell>
          <table:table-cell table:style-name="ce2" office:value-type="string" calcext:value-type="string">
            <text:p>688,172</text:p>
          </table:table-cell>
          <table:table-cell table:number-columns-repeated="2" office:value-type="float" office:value="684.12793" calcext:value-type="float">
            <text:p>684,12793</text:p>
          </table:table-cell>
          <table:table-cell office:value-type="float" office:value="680.09167" calcext:value-type="float">
            <text:p>680,09167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808.84302" calcext:value-type="float">
            <text:p>808,84302</text:p>
          </table:table-cell>
          <table:table-cell table:number-columns-repeated="2" office:value-type="float" office:value="804.57471" calcext:value-type="float">
            <text:p>804,57471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51.93738" calcext:value-type="float">
            <text:p>851,93738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341.8727" calcext:value-type="float">
            <text:p>1341,8727</text:p>
          </table:table-cell>
          <table:table-cell office:value-type="float" office:value="1377.4291" calcext:value-type="float">
            <text:p>1377,4291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423.5975" calcext:value-type="float">
            <text:p>1423,597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215.6384" calcext:value-type="float">
            <text:p>2215,6384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1820.5999" calcext:value-type="float">
            <text:p>1820,599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506.9172" calcext:value-type="float">
            <text:p>1506,9172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559.7885" calcext:value-type="float">
            <text:p>1559,7885</text:p>
          </table:table-cell>
          <table:table-cell table:style-name="ce2" office:value-type="string" calcext:value-type="string">
            <text:p>1602,521</text:p>
          </table:table-cell>
          <table:table-cell office:value-type="float" office:value="1624.0313" calcext:value-type="float">
            <text:p>1624,0313</text:p>
          </table:table-cell>
          <table:table-cell office:value-type="float" office:value="1640.2264" calcext:value-type="float">
            <text:p>1640,2264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727.5" calcext:value-type="float">
            <text:p>1727,5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766.1539" calcext:value-type="float">
            <text:p>1766,1539</text:p>
          </table:table-cell>
          <table:table-cell table:style-name="ce2" office:value-type="string" calcext:value-type="string">
            <text:p>1782,807</text:p>
          </table:table-cell>
          <table:table-cell table:style-name="ce2" office:value-type="string" calcext:value-type="string">
            <text:p>1799,512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889.4774" calcext:value-type="float">
            <text:p>1889,4774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923.5898" calcext:value-type="float">
            <text:p>1923,5898</text:p>
          </table:table-cell>
          <table:table-cell table:style-name="ce2" office:value-type="string" calcext:value-type="string">
            <text:p>1929,295</text:p>
          </table:table-cell>
          <table:table-cell table:number-columns-repeated="2" office:value-type="float" office:value="1940.7222" calcext:value-type="float">
            <text:p>1940,7222</text:p>
          </table:table-cell>
          <table:table-cell office:value-type="float" office:value="1946.4442" calcext:value-type="float">
            <text:p>1946,4442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2050.3953" calcext:value-type="float">
            <text:p>2050,3953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144.2976" calcext:value-type="float">
            <text:p>2144,2976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215.6384" calcext:value-type="float">
            <text:p>2215,638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08.8982" calcext:value-type="float">
            <text:p>3408,8982</text:p>
          </table:table-cell>
          <table:table-cell office:value-type="float" office:value="2275.6809" calcext:value-type="float">
            <text:p>2275,6809</text:p>
          </table:table-cell>
          <table:table-cell office:value-type="float" office:value="2823.7383" calcext:value-type="float">
            <text:p>2823,7383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275.6809" calcext:value-type="float">
            <text:p>2275,6809</text:p>
          </table:table-cell>
          <table:table-cell office:value-type="float" office:value="2318.0278" calcext:value-type="float">
            <text:p>2318,0278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465.1775" calcext:value-type="float">
            <text:p>2465,1775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571.2202" calcext:value-type="float">
            <text:p>2571,2202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2685.1116" calcext:value-type="float">
            <text:p>2685,1116</text:p>
          </table:table-cell>
          <table:table-cell table:style-name="ce2" office:value-type="string" calcext:value-type="string">
            <text:p>2729,845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878.5493" calcext:value-type="float">
            <text:p>2878,5493</text:p>
          </table:table-cell>
          <table:table-cell office:value-type="float" office:value="2911.2229" calcext:value-type="float">
            <text:p>2911,2229</text:p>
          </table:table-cell>
          <table:table-cell table:style-name="ce2" office:value-type="string" calcext:value-type="string">
            <text:p>2950,593</text:p>
          </table:table-cell>
          <table:table-cell office:value-type="float" office:value="2996.7471" calcext:value-type="float">
            <text:p>2996,7471</text:p>
          </table:table-cell>
          <table:table-cell office:value-type="float" office:value="3049.7859" calcext:value-type="float">
            <text:p>3049,7859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3163.5186" calcext:value-type="float">
            <text:p>3163,5186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319.5847" calcext:value-type="float">
            <text:p>3319,5847</text:p>
          </table:table-cell>
          <table:table-cell table:style-name="ce2" office:value-type="string" calcext:value-type="string">
            <text:p>3360,708</text:p>
          </table:table-cell>
          <table:table-cell office:value-type="float" office:value="3388.2173" calcext:value-type="float">
            <text:p>3388,2173</text:p>
          </table:table-cell>
          <table:table-cell office:value-type="float" office:value="3408.8982" calcext:value-type="float">
            <text:p>3408,8982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351.7251" calcext:value-type="float">
            <text:p>4351,7251</text:p>
          </table:table-cell>
          <table:table-cell office:value-type="float" office:value="3450.3855" calcext:value-type="float">
            <text:p>3450,3855</text:p>
          </table:table-cell>
          <table:table-cell table:style-name="ce2" office:value-type="string" calcext:value-type="string">
            <text:p>3949,105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519.9016" calcext:value-type="float">
            <text:p>3519,9016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589.8784" calcext:value-type="float">
            <text:p>3589,8784</text:p>
          </table:table-cell>
          <table:table-cell office:value-type="float" office:value="3617.9976" calcext:value-type="float">
            <text:p>3617,9976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831.2058" calcext:value-type="float">
            <text:p>3831,2058</text:p>
          </table:table-cell>
          <table:table-cell office:value-type="float" office:value="3852.7495" calcext:value-type="float">
            <text:p>3852,7495</text:p>
          </table:table-cell>
          <table:table-cell office:value-type="float" office:value="3881.5371" calcext:value-type="float">
            <text:p>3881,5371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210.2729" calcext:value-type="float">
            <text:p>4210,2729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284.5273" calcext:value-type="float">
            <text:p>4284,5273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51.7251" calcext:value-type="float">
            <text:p>4351,725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0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404.2305" calcext:value-type="float">
            <text:p>4404,2305</text:p>
          </table:table-cell>
          <table:table-cell office:value-type="float" office:value="4501.3682" calcext:value-type="float">
            <text:p>4501,3682</text:p>
          </table:table-cell>
          <table:table-cell office:value-type="string" calcext:value-type="string">
            <text:p>13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404.2305" calcext:value-type="float">
            <text:p>4404,2305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32.6138" calcext:value-type="float">
            <text:p>4532,6138</text:p>
          </table:table-cell>
          <table:table-cell office:value-type="float" office:value="4540.2041" calcext:value-type="float">
            <text:p>4540,2041</text:p>
          </table:table-cell>
          <table:table-cell table:number-columns-repeated="7" table:style-name="ce2" office:value-type="string" calcext:value-type="string">
            <text:p>4555,397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17.4463" calcext:value-type="float">
            <text:p>4517,4463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94.7266" calcext:value-type="float">
            <text:p>4494,7266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34.3276" calcext:value-type="float">
            <text:p>4434,327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0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3265.0171" calcext:value-type="float">
            <text:p>3265,0171</text:p>
          </table:table-cell>
          <table:table-cell office:value-type="float" office:value="3931.3906" calcext:value-type="float">
            <text:p>3931,39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59.2129" calcext:value-type="float">
            <text:p>4359,2129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32.5039" calcext:value-type="float">
            <text:p>4232,5039</text:p>
          </table:table-cell>
          <table:table-cell office:value-type="float" office:value="4210.2729" calcext:value-type="float">
            <text:p>4210,2729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831.2058" calcext:value-type="float">
            <text:p>3831,2058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709.8879" calcext:value-type="float">
            <text:p>3709,8879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582.8601" calcext:value-type="float">
            <text:p>3582,8601</text:p>
          </table:table-cell>
          <table:table-cell office:value-type="float" office:value="3519.9016" calcext:value-type="float">
            <text:p>3519,9016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422.7085" calcext:value-type="float">
            <text:p>3422,7085</text:p>
          </table:table-cell>
          <table:table-cell table:number-columns-repeated="2" office:value-type="float" office:value="3353.8425" calcext:value-type="float">
            <text:p>3353,8425</text:p>
          </table:table-cell>
          <table:table-cell table:style-name="ce2" office:value-type="string" calcext:value-type="string">
            <text:p>3326,427</text:p>
          </table:table-cell>
          <table:table-cell office:value-type="float" office:value="3265.0171" calcext:value-type="float">
            <text:p>3265,017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2369.1384" calcext:value-type="float">
            <text:p>2369,13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183.7327" calcext:value-type="float">
            <text:p>3183,7327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2957.1719" calcext:value-type="float">
            <text:p>2957,1719</text:p>
          </table:table-cell>
          <table:table-cell office:value-type="float" office:value="2904.6785" calcext:value-type="float">
            <text:p>2904,6785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577.5042" calcext:value-type="float">
            <text:p>2577,5042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318.0278" calcext:value-type="float">
            <text:p>2318,0278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132.4834" calcext:value-type="float">
            <text:p>2132,4834</text:p>
          </table:table-cell>
          <table:table-cell table:style-name="ce2" office:value-type="string" calcext:value-type="string">
            <text:p>2044,573</text:p>
          </table:table-cell>
          <table:table-cell office:value-type="float" office:value="2003.9723" calcext:value-type="float">
            <text:p>2003,9723</text:p>
          </table:table-cell>
          <table:table-cell table:style-name="ce2" office:value-type="string" calcext:value-type="string">
            <text:p>1963,644</text:p>
          </table:table-cell>
          <table:table-cell table:style-name="ce2" office:value-type="string" calcext:value-type="string">
            <text:p>1929,295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872.4977" calcext:value-type="float">
            <text:p>1872,4977</text:p>
          </table:table-cell>
          <table:table-cell office:value-type="float" office:value="1844.3119" calcext:value-type="float">
            <text:p>1844,3119</text:p>
          </table:table-cell>
          <table:table-cell table:style-name="ce2" office:value-type="string" calcext:value-type="string">
            <text:p>1799,512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672.7772" calcext:value-type="float">
            <text:p>1672,7772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29.4236" calcext:value-type="float">
            <text:p>1629,4236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1077.3016" calcext:value-type="float">
            <text:p>1077,30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629.4236" calcext:value-type="float">
            <text:p>1629,4236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517.4427" calcext:value-type="float">
            <text:p>1517,4427</text:p>
          </table:table-cell>
          <table:table-cell office:value-type="float" office:value="1454.6571" calcext:value-type="float">
            <text:p>1454,6571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321.6945" calcext:value-type="float">
            <text:p>1321,6945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967.41241" calcext:value-type="float">
            <text:p>967,41241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843.25897" calcext:value-type="float">
            <text:p>843,25897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733.17761" calcext:value-type="float">
            <text:p>733,17761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483.08289" calcext:value-type="float">
            <text:p>483,082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08.51123" calcext:value-type="float">
            <text:p>708,51123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81.82037" calcext:value-type="float">
            <text:p>581,82037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60.1915" calcext:value-type="float">
            <text:p>460,1915</text:p>
          </table:table-cell>
          <table:table-cell table:number-columns-repeated="2" office:value-type="float" office:value="421.8067" calcext:value-type="float">
            <text:p>421,8067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01.3439" calcext:value-type="float">
            <text:p>401,3439</text:p>
          </table:table-cell>
          <table:table-cell table:number-columns-repeated="2" office:value-type="float" office:value="397.96661" calcext:value-type="float">
            <text:p>397,96661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49.6127" calcext:value-type="float">
            <text:p>449,6127</text:p>
          </table:table-cell>
          <table:table-cell table:number-columns-repeated="3" office:value-type="float" office:value="453.12979" calcext:value-type="float">
            <text:p>453,12979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42.6058" calcext:value-type="float">
            <text:p>442,6058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6.6561" calcext:value-type="float">
            <text:p>456,656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418.99829" calcext:value-type="float">
            <text:p>418,998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77.9035" calcext:value-type="float">
            <text:p>377,9035</text:p>
          </table:table-cell>
          <table:table-cell table:number-columns-repeated="2" table:style-name="ce2" office:value-type="string" calcext:value-type="string">
            <text:p>371,293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46.10471" calcext:value-type="float">
            <text:p>446,10471</text:p>
          </table:table-cell>
          <table:table-cell table:number-columns-repeated="2" office:value-type="float" office:value="453.12979" calcext:value-type="float">
            <text:p>453,12979</text:p>
          </table:table-cell>
          <table:table-cell office:value-type="float" office:value="456.6561" calcext:value-type="float">
            <text:p>456,6561</text:p>
          </table:table-cell>
          <table:table-cell table:number-columns-repeated="2"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1.5329" calcext:value-type="float">
            <text:p>411,5329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77.0137" calcext:value-type="float">
            <text:p>377,01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8.12711" calcext:value-type="float">
            <text:p>408,12711</text:p>
          </table:table-cell>
          <table:table-cell table:number-columns-repeated="2" office:value-type="float" office:value="401.3439" calcext:value-type="float">
            <text:p>401,3439</text:p>
          </table:table-cell>
          <table:table-cell office:value-type="float" office:value="394.59879" calcext:value-type="float">
            <text:p>394,59879</text:p>
          </table:table-cell>
          <table:table-cell table:number-columns-repeated="2" office:value-type="float" office:value="387.89182" calcext:value-type="float">
            <text:p>387,89182</text:p>
          </table:table-cell>
          <table:table-cell table:number-columns-repeated="2" office:value-type="float" office:value="384.5527" calcext:value-type="float">
            <text:p>384,5527</text:p>
          </table:table-cell>
          <table:table-cell office:value-type="float" office:value="377.9035" calcext:value-type="float">
            <text:p>377,9035</text:p>
          </table:table-cell>
          <table:table-cell table:number-columns-repeated="2" office:value-type="float" office:value="374.59341" calcext:value-type="float">
            <text:p>374,59341</text:p>
          </table:table-cell>
          <table:table-cell table:number-columns-repeated="6"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1.4505" calcext:value-type="float">
            <text:p>361,4505</text:p>
          </table:table-cell>
          <table:table-cell table:number-columns-repeated="3" office:value-type="float" office:value="358.1893" calcext:value-type="float">
            <text:p>358,1893</text:p>
          </table:table-cell>
          <table:table-cell table:number-columns-repeated="2" office:value-type="float" office:value="364.7215" calcext:value-type="float">
            <text:p>364,7215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 table:number-columns-repeated="2" office:value-type="float" office:value="381.22321" calcext:value-type="float">
            <text:p>381,22321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87.89182" calcext:value-type="float">
            <text:p>387,89182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599.62689" calcext:value-type="float">
            <text:p>599,62689</text:p>
          </table:table-cell>
          <table:table-cell office:value-type="string" calcext:value-type="string">
            <text:p>23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60.03082" calcext:value-type="float">
            <text:p>660,03082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41.46198" calcext:value-type="float">
            <text:p>741,46198</text:p>
          </table:table-cell>
          <table:table-cell office:value-type="float" office:value="804.57471" calcext:value-type="float">
            <text:p>804,57471</text:p>
          </table:table-cell>
          <table:table-cell table:number-columns-repeated="2" office:value-type="float" office:value="808.84302" calcext:value-type="float">
            <text:p>808,84302</text:p>
          </table:table-cell>
          <table:table-cell office:value-type="float" office:value="804.57471" calcext:value-type="float">
            <text:p>804,57471</text:p>
          </table:table-cell>
          <table:table-cell table:number-columns-repeated="3" office:value-type="float" office:value="796.06073" calcext:value-type="float">
            <text:p>796,06073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79.1236" calcext:value-type="float">
            <text:p>779,123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85.9395" calcext:value-type="float">
            <text:p>1485,9395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1164.1694" calcext:value-type="float">
            <text:p>1164,1694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5" office:value-type="float" office:value="779.1236" calcext:value-type="float">
            <text:p>779,1236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808.84302" calcext:value-type="float">
            <text:p>808,84302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1092.3981" calcext:value-type="float">
            <text:p>1092,3981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439.0994" calcext:value-type="float">
            <text:p>1439,0994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480.7103" calcext:value-type="float">
            <text:p>1480,7103</text:p>
          </table:table-cell>
          <table:table-cell table:number-columns-repeated="4" office:value-type="float" office:value="1485.9395" calcext:value-type="float">
            <text:p>1485,9395</text:p>
          </table:table-cell>
          <table:table-cell office:value-type="float" office:value="1480.7103" calcext:value-type="float">
            <text:p>1480,7103</text:p>
          </table:table-cell>
          <table:table-cell table:number-columns-repeated="2" office:value-type="float" office:value="1470.2705" calcext:value-type="float">
            <text:p>1470,270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02.6914" calcext:value-type="float">
            <text:p>2602,6914</text:p>
          </table:table-cell>
          <table:table-cell office:value-type="float" office:value="1470.2705" calcext:value-type="float">
            <text:p>1470,2705</text:p>
          </table:table-cell>
          <table:table-cell office:value-type="float" office:value="1926.0747" calcext:value-type="float">
            <text:p>1926,074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470.2705" calcext:value-type="float">
            <text:p>1470,2705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491.1747" calcext:value-type="float">
            <text:p>1491,1747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554.4741" calcext:value-type="float">
            <text:p>1554,4741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618.6447" calcext:value-type="float">
            <text:p>1618,6447</text:p>
          </table:table-cell>
          <table:table-cell table:style-name="ce2" office:value-type="string" calcext:value-type="string">
            <text:p>1651,053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1749.5531" calcext:value-type="float">
            <text:p>1749,5531</text:p>
          </table:table-cell>
          <table:table-cell table:style-name="ce2" office:value-type="string" calcext:value-type="string">
            <text:p>1799,512</text:p>
          </table:table-cell>
          <table:table-cell office:value-type="float" office:value="1861.2063" calcext:value-type="float">
            <text:p>1861,2063</text:p>
          </table:table-cell>
          <table:table-cell table:style-name="ce2" office:value-type="string" calcext:value-type="string">
            <text:p>1929,295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2079.5891" calcext:value-type="float">
            <text:p>2079,5891</text:p>
          </table:table-cell>
          <table:table-cell office:value-type="float" office:value="2156.1335" calcext:value-type="float">
            <text:p>2156,1335</text:p>
          </table:table-cell>
          <table:table-cell table:style-name="ce2" office:value-type="string" calcext:value-type="string">
            <text:p>2227,604</text:p>
          </table:table-cell>
          <table:table-cell office:value-type="float" office:value="2293.7976" calcext:value-type="float">
            <text:p>2293,7976</text:p>
          </table:table-cell>
          <table:table-cell office:value-type="float" office:value="2348.4346" calcext:value-type="float">
            <text:p>2348,4346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52.8" calcext:value-type="float">
            <text:p>2452,8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533.6235" calcext:value-type="float">
            <text:p>2533,6235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602.6914" calcext:value-type="float">
            <text:p>2602,691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900.2676" calcext:value-type="float">
            <text:p>2900,2676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672.3757" calcext:value-type="float">
            <text:p>2672,3757</text:p>
          </table:table-cell>
          <table:table-cell office:value-type="float" office:value="2685.1116" calcext:value-type="float">
            <text:p>2685,1116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2807.1021" calcext:value-type="float">
            <text:p>2807,1021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911.2229" calcext:value-type="float">
            <text:p>2911,2229</text:p>
          </table:table-cell>
          <table:table-cell table:style-name="ce2" office:value-type="string" calcext:value-type="string">
            <text:p>2950,593</text:p>
          </table:table-cell>
          <table:table-cell office:value-type="float" office:value="2990.1389" calcext:value-type="float">
            <text:p>2990,1389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3089.7683" calcext:value-type="float">
            <text:p>3089,7683</text:p>
          </table:table-cell>
          <table:table-cell office:value-type="float" office:value="3156.79" calcext:value-type="float">
            <text:p>3156,79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271.8215" calcext:value-type="float">
            <text:p>3271,8215</text:p>
          </table:table-cell>
          <table:table-cell table:style-name="ce2" office:value-type="string" calcext:value-type="string">
            <text:p>3326,427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478.1365" calcext:value-type="float">
            <text:p>3478,1365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991.7471" calcext:value-type="float">
            <text:p>3991,747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688.6145" calcext:value-type="float">
            <text:p>3688,6145</text:p>
          </table:table-cell>
          <table:table-cell office:value-type="float" office:value="3738.3162" calcext:value-type="float">
            <text:p>3738,3162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888.7451" calcext:value-type="float">
            <text:p>3888,7451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917.6218" calcext:value-type="float">
            <text:p>3917,6218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121.7412" calcext:value-type="float">
            <text:p>4121,7412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247.3462" calcext:value-type="float">
            <text:p>4247,3462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56.9453" calcext:value-type="float">
            <text:p>4456,945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509.8687" calcext:value-type="float">
            <text:p>4509,8687</text:p>
          </table:table-cell>
          <table:table-cell table:style-name="ce2" office:value-type="string" calcext:value-type="string">
            <text:p>4812,561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69.8672" calcext:value-type="float">
            <text:p>4769,8672</text:p>
          </table:table-cell>
          <table:table-cell table:style-name="ce2" office:value-type="string" calcext:value-type="string">
            <text:p>4785,312</text:p>
          </table:table-cell>
          <table:table-cell table:style-name="ce2" office:value-type="string" calcext:value-type="string">
            <text:p>4793,041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909.4678" calcext:value-type="float">
            <text:p>4909,4678</text:p>
          </table:table-cell>
          <table:table-cell table:number-columns-repeated="3" office:value-type="float" office:value="4901.6772" calcext:value-type="float">
            <text:p>4901,6772</text:p>
          </table:table-cell>
          <table:table-cell table:number-columns-repeated="3" office:value-type="float" office:value="4909.4678" calcext:value-type="float">
            <text:p>4909,4678</text:p>
          </table:table-cell>
          <table:table-cell office:value-type="float" office:value="4901.6772" calcext:value-type="float">
            <text:p>4901,6772</text:p>
          </table:table-cell>
          <table:table-cell table:number-columns-repeated="3" office:value-type="float" office:value="4893.8906" calcext:value-type="float">
            <text:p>4893,890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616.4741" calcext:value-type="float">
            <text:p>4616,47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4893.8906" calcext:value-type="float">
            <text:p>4893,8906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800.7734" calcext:value-type="float">
            <text:p>4800,7734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517.4463" calcext:value-type="float">
            <text:p>4517,4463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351.7251" calcext:value-type="float">
            <text:p>4351,7251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092.3701" calcext:value-type="float">
            <text:p>4092,37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2397.3594" calcext:value-type="float">
            <text:p>2397,3594</text:p>
          </table:table-cell>
          <table:table-cell office:value-type="float" office:value="3288.6497" calcext:value-type="float">
            <text:p>3288,64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004.6782" calcext:value-type="float">
            <text:p>4004,6782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816.8657" calcext:value-type="float">
            <text:p>3816,8657</text:p>
          </table:table-cell>
          <table:table-cell table:style-name="ce2" office:value-type="string" calcext:value-type="string">
            <text:p>3781,094</text:p>
          </table:table-cell>
          <table:table-cell office:value-type="float" office:value="3745.4346" calcext:value-type="float">
            <text:p>3745,4346</text:p>
          </table:table-cell>
          <table:table-cell office:value-type="float" office:value="3702.7922" calcext:value-type="float">
            <text:p>3702,7922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3617.9976" calcext:value-type="float">
            <text:p>3617,9976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547.8374" calcext:value-type="float">
            <text:p>3547,8374</text:p>
          </table:table-cell>
          <table:table-cell office:value-type="float" office:value="3485.0857" calcext:value-type="float">
            <text:p>3485,0857</text:p>
          </table:table-cell>
          <table:table-cell office:value-type="float" office:value="3443.4592" calcext:value-type="float">
            <text:p>3443,4592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319.5847" calcext:value-type="float">
            <text:p>3319,5847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150.0664" calcext:value-type="float">
            <text:p>3150,0664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552.3987" calcext:value-type="float">
            <text:p>2552,3987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397.3594" calcext:value-type="float">
            <text:p>2397,359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1461.2155" calcext:value-type="float">
            <text:p>1461,21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257.6121" calcext:value-type="float">
            <text:p>2257,6121</text:p>
          </table:table-cell>
          <table:table-cell office:value-type="float" office:value="2173.9282" calcext:value-type="float">
            <text:p>2173,9282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032.9451" calcext:value-type="float">
            <text:p>2032,9451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1878.1519" calcext:value-type="float">
            <text:p>1878,1519</text:p>
          </table:table-cell>
          <table:table-cell office:value-type="float" office:value="1810.6775" calcext:value-type="float">
            <text:p>1810,6775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1618.6447" calcext:value-type="float">
            <text:p>1618,6447</text:p>
          </table:table-cell>
          <table:table-cell office:value-type="float" office:value="1570.4355" calcext:value-type="float">
            <text:p>1570,4355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387.6448" calcext:value-type="float">
            <text:p>1387,6448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306.6276" calcext:value-type="float">
            <text:p>1306,6276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139.9585" calcext:value-type="float">
            <text:p>1139,9585</text:p>
          </table:table-cell>
          <table:table-cell table:style-name="ce2" office:value-type="string" calcext:value-type="string">
            <text:p>1101,856</text:p>
          </table:table-cell>
          <table:table-cell office:value-type="float" office:value="1073.5638" calcext:value-type="float">
            <text:p>1073,5638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56.28772" calcext:value-type="float">
            <text:p>856,2877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576.1438" calcext:value-type="float">
            <text:p>576,14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16.70203" calcext:value-type="float">
            <text:p>716,70203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81.82037" calcext:value-type="float">
            <text:p>581,82037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08.12711" calcext:value-type="float">
            <text:p>408,1271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47.17169" calcext:value-type="float">
            <text:p>347,171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table:number-columns-repeated="2" office:value-type="float" office:value="387.89182" calcext:value-type="float">
            <text:p>387,89182</text:p>
          </table:table-cell>
          <table:table-cell office:value-type="float" office:value="381.22321" calcext:value-type="float">
            <text:p>381,22321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3.5827" calcext:value-type="float">
            <text:p>313,5827</text:p>
          </table:table-cell>
          <table:table-cell table:number-columns-repeated="2" office:value-type="float" office:value="310.47281" calcext:value-type="float">
            <text:p>310,4728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48.46509" calcext:value-type="float">
            <text:p>348,4650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5.63889" calcext:value-type="float">
            <text:p>335,63889</text:p>
          </table:table-cell>
          <table:table-cell table:number-columns-repeated="4" office:value-type="float" office:value="332.45749" calcext:value-type="float">
            <text:p>332,4574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32.39301" calcext:value-type="float">
            <text:p>332,393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9.28629" calcext:value-type="float">
            <text:p>329,28629</text:p>
          </table:table-cell>
          <table:table-cell table:number-columns-repeated="2" office:value-type="float" office:value="332.45749" calcext:value-type="float">
            <text:p>332,45749</text:p>
          </table:table-cell>
          <table:table-cell office:value-type="float" office:value="338.83041" calcext:value-type="float">
            <text:p>338,83041</text:p>
          </table:table-cell>
          <table:table-cell table:number-columns-repeated="2" office:value-type="float" office:value="335.63889" calcext:value-type="float">
            <text:p>335,63889</text:p>
          </table:table-cell>
          <table:table-cell table:number-columns-repeated="3" office:value-type="float" office:value="332.45749" calcext:value-type="float">
            <text:p>332,45749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38.83041" calcext:value-type="float">
            <text:p>338,83041</text:p>
          </table:table-cell>
          <table:table-cell table:number-columns-repeated="2" office:value-type="float" office:value="335.63889" calcext:value-type="float">
            <text:p>335,63889</text:p>
          </table:table-cell>
          <table:table-cell table:number-columns-repeated="2" office:value-type="float" office:value="332.45749" calcext:value-type="float">
            <text:p>332,45749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22.97421" calcext:value-type="float">
            <text:p>322,97421</text:p>
          </table:table-cell>
          <table:table-cell table:number-columns-repeated="3"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table:number-columns-repeated="2" office:value-type="float" office:value="326.12509" calcext:value-type="float">
            <text:p>326,1250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58.1893" calcext:value-type="float">
            <text:p>358,189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51.93738" calcext:value-type="float">
            <text:p>851,93738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517.12311" calcext:value-type="float">
            <text:p>517,123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64.7215" calcext:value-type="float">
            <text:p>364,7215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88.7995" calcext:value-type="float">
            <text:p>488,7995</text:p>
          </table:table-cell>
          <table:table-cell table:number-columns-repeated="3" office:value-type="float" office:value="492.4158" calcext:value-type="float">
            <text:p>492,4158</text:p>
          </table:table-cell>
          <table:table-cell table:number-columns-repeated="3" office:value-type="float" office:value="488.7995" calcext:value-type="float">
            <text:p>488,7995</text:p>
          </table:table-cell>
          <table:table-cell table:number-columns-repeated="2" office:value-type="float" office:value="496.04089" calcext:value-type="float">
            <text:p>496,0408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51.93738" calcext:value-type="float">
            <text:p>851,93738</text:p>
          </table:table-cell>
          <table:table-cell/>
          <table:table-cell table:number-columns-repeated="2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1530.7822" calcext:value-type="float">
            <text:p>1530,782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913.50891" calcext:value-type="float">
            <text:p>913,50891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144.7516" calcext:value-type="float">
            <text:p>1144,7516</text:p>
          </table:table-cell>
          <table:table-cell table:style-name="ce2" office:value-type="string" calcext:value-type="string">
            <text:p>1159,171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413.2939" calcext:value-type="float">
            <text:p>1413,2939</text:p>
          </table:table-cell>
          <table:table-cell office:value-type="float" office:value="1465.0599" calcext:value-type="float">
            <text:p>1465,0599</text:p>
          </table:table-cell>
          <table:table-cell office:value-type="float" office:value="1517.4427" calcext:value-type="float">
            <text:p>1517,4427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711.0216" calcext:value-type="float">
            <text:p>1711,0216</text:p>
          </table:table-cell>
          <table:table-cell office:value-type="float" office:value="1749.5531" calcext:value-type="float">
            <text:p>1749,5531</text:p>
          </table:table-cell>
          <table:table-cell table:style-name="ce2" office:value-type="string" calcext:value-type="string">
            <text:p>1799,512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2009.7559" calcext:value-type="float">
            <text:p>2009,7559</text:p>
          </table:table-cell>
          <table:table-cell office:value-type="float" office:value="2079.5891" calcext:value-type="float">
            <text:p>2079,5891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2245.5928" calcext:value-type="float">
            <text:p>2245,5928</text:p>
          </table:table-cell>
          <table:table-cell office:value-type="float" office:value="2318.0278" calcext:value-type="float">
            <text:p>2318,0278</text:p>
          </table:table-cell>
          <table:table-cell office:value-type="float" office:value="2366.7419" calcext:value-type="float">
            <text:p>2366,7419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09.8245" calcext:value-type="float">
            <text:p>3109,8245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871.7507" calcext:value-type="float">
            <text:p>2871,75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2446.6191" calcext:value-type="float">
            <text:p>2446,6191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465.1775" calcext:value-type="float">
            <text:p>2465,1775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807.1021" calcext:value-type="float">
            <text:p>2807,1021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878.5493" calcext:value-type="float">
            <text:p>2878,5493</text:p>
          </table:table-cell>
          <table:table-cell office:value-type="float" office:value="2924.3267" calcext:value-type="float">
            <text:p>2924,3267</text:p>
          </table:table-cell>
          <table:table-cell table:style-name="ce2" office:value-type="string" calcext:value-type="string">
            <text:p>2944,019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2990.1389" calcext:value-type="float">
            <text:p>2990,1389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3049.7859" calcext:value-type="float">
            <text:p>3049,7859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089.7683" calcext:value-type="float">
            <text:p>3089,7683</text:p>
          </table:table-cell>
          <table:table-cell table:number-columns-repeated="2" table:style-name="ce2" office:value-type="string" calcext:value-type="string">
            <text:p>3096,449</text:p>
          </table:table-cell>
          <table:table-cell office:value-type="float" office:value="3109.8245" calcext:value-type="float">
            <text:p>3109,8245</text:p>
          </table:table-cell>
          <table:table-cell table:number-columns-repeated="3" office:value-type="float" office:value="3103.1343" calcext:value-type="float">
            <text:p>3103,1343</text:p>
          </table:table-cell>
          <table:table-cell table:number-columns-repeated="3" office:value-type="string" calcext:value-type="string">
            <text:p>2</text:p>
          </table:table-cell>
          <table:table-cell table:number-columns-repeated="28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3508.4019" calcext:value-type="float">
            <text:p>3508,401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3103.1343" calcext:value-type="float">
            <text:p>3103,1343</text:p>
          </table:table-cell>
          <table:table-cell office:value-type="float" office:value="3109.8245" calcext:value-type="float">
            <text:p>3109,8245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143.3474" calcext:value-type="float">
            <text:p>3143,3474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258.2173" calcext:value-type="float">
            <text:p>3258,2173</text:p>
          </table:table-cell>
          <table:table-cell table:style-name="ce2" office:value-type="string" calcext:value-type="string">
            <text:p>3326,427</text:p>
          </table:table-cell>
          <table:table-cell table:style-name="ce2" office:value-type="string" calcext:value-type="string">
            <text:p>3360,708</text:p>
          </table:table-cell>
          <table:table-cell office:value-type="float" office:value="3388.2173" calcext:value-type="float">
            <text:p>3388,2173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471.1917" calcext:value-type="float">
            <text:p>3471,1917</text:p>
          </table:table-cell>
          <table:table-cell office:value-type="float" office:value="3498.9983" calcext:value-type="float">
            <text:p>3498,9983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582.8601" calcext:value-type="float">
            <text:p>3582,8601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738.3162" calcext:value-type="float">
            <text:p>3738,3162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917.6218" calcext:value-type="float">
            <text:p>3917,6218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070.3877" calcext:value-type="float">
            <text:p>4070,3877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585.5547" calcext:value-type="float">
            <text:p>4585,554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173.3086" calcext:value-type="float">
            <text:p>4173,3086</text:p>
          </table:table-cell>
          <table:table-cell office:value-type="float" office:value="4210.2729" calcext:value-type="float">
            <text:p>4210,2729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69.6416" calcext:value-type="float">
            <text:p>4269,6416</text:p>
          </table:table-cell>
          <table:table-cell table:number-columns-repeated="2" office:value-type="float" office:value="4321.8164" calcext:value-type="float">
            <text:p>4321,8164</text:p>
          </table:table-cell>
          <table:table-cell office:value-type="float" office:value="4359.2129" calcext:value-type="float">
            <text:p>4359,2129</text:p>
          </table:table-cell>
          <table:table-cell office:value-type="float" office:value="4396.7168" calcext:value-type="float">
            <text:p>4396,7168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509.8687" calcext:value-type="float">
            <text:p>4509,8687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762.1514" calcext:value-type="float">
            <text:p>4762,1514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40.6719" calcext:value-type="float">
            <text:p>4940,671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823.0767" calcext:value-type="float">
            <text:p>4823,076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32.8647" calcext:value-type="float">
            <text:p>4932,8647</text:p>
          </table:table-cell>
          <table:table-cell table:number-columns-repeated="3" office:value-type="float" office:value="4940.6719" calcext:value-type="float">
            <text:p>4940,6719</text:p>
          </table:table-cell>
          <table:table-cell table:number-columns-repeated="2" office:value-type="float" office:value="4932.8647" calcext:value-type="float">
            <text:p>4932,8647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39.5" calcext:value-type="float">
            <text:p>4839,5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16.2515" calcext:value-type="float">
            <text:p>4816,2515</text:p>
          </table:table-cell>
          <table:table-cell table:number-columns-repeated="3" office:value-type="float" office:value="4800.7734" calcext:value-type="float">
            <text:p>4800,7734</text:p>
          </table:table-cell>
          <table:table-cell office:value-type="float" office:value="4769.8672" calcext:value-type="float">
            <text:p>4769,8672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08.7061" calcext:value-type="float">
            <text:p>4608,706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4017.0474" calcext:value-type="float">
            <text:p>4017,04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41.8623" calcext:value-type="float">
            <text:p>4441,8623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59.2129" calcext:value-type="float">
            <text:p>4359,2129</text:p>
          </table:table-cell>
          <table:table-cell office:value-type="float" office:value="4306.8877" calcext:value-type="float">
            <text:p>4306,8877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888.7451" calcext:value-type="float">
            <text:p>3888,7451</text:p>
          </table:table-cell>
          <table:table-cell office:value-type="float" office:value="3831.2058" calcext:value-type="float">
            <text:p>3831,2058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639.1348" calcext:value-type="float">
            <text:p>3639,1348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450.3855" calcext:value-type="float">
            <text:p>3450,3855</text:p>
          </table:table-cell>
          <table:table-cell office:value-type="float" office:value="3395.1062" calcext:value-type="float">
            <text:p>3395,1062</text:p>
          </table:table-cell>
          <table:table-cell office:value-type="float" office:value="3312.7473" calcext:value-type="float">
            <text:p>3312,747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2472.9519" calcext:value-type="float">
            <text:p>2472,95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176.9897" calcext:value-type="float">
            <text:p>3176,9897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2996.7471" calcext:value-type="float">
            <text:p>2996,7471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465.1775" calcext:value-type="float">
            <text:p>2465,1775</text:p>
          </table:table-cell>
          <table:table-cell office:value-type="float" office:value="2409.6428" calcext:value-type="float">
            <text:p>2409,6428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324.0986" calcext:value-type="float">
            <text:p>2324,0986</text:p>
          </table:table-cell>
          <table:table-cell office:value-type="float" office:value="2197.7302" calcext:value-type="float">
            <text:p>2197,7302</text:p>
          </table:table-cell>
          <table:table-cell office:value-type="float" office:value="2150.2129" calcext:value-type="float">
            <text:p>2150,2129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2027.1395" calcext:value-type="float">
            <text:p>2027,1395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861.2063" calcext:value-type="float">
            <text:p>1861,2063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755.0809" calcext:value-type="float">
            <text:p>1755,0809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640.2264" calcext:value-type="float">
            <text:p>1640,226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2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980.5542" calcext:value-type="float">
            <text:p>980,55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357.0732" calcext:value-type="float">
            <text:p>1357,0732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42.0081" calcext:value-type="float">
            <text:p>1242,0081</text:p>
          </table:table-cell>
          <table:table-cell table:style-name="ce2" office:value-type="string" calcext:value-type="string">
            <text:p>1207,668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967.41241" calcext:value-type="float">
            <text:p>967,41241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856.28772" calcext:value-type="float">
            <text:p>856,28772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85.6524" calcext:value-type="float">
            <text:p>585,652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459.7692" calcext:value-type="float">
            <text:p>459,7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table:number-columns-repeated="2"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table:number-columns-repeated="2" office:value-type="float" office:value="453.12979" calcext:value-type="float">
            <text:p>453,12979</text:p>
          </table:table-cell>
          <table:table-cell table:number-columns-repeated="2" office:value-type="float" office:value="439.11621" calcext:value-type="float">
            <text:p>439,1162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5.25" calcext:value-type="float">
            <text:p>425,25</text:p>
          </table:table-cell>
          <table:table-cell table:number-columns-repeated="2" office:value-type="float" office:value="421.8067" calcext:value-type="float">
            <text:p>421,8067</text:p>
          </table:table-cell>
          <table:table-cell table:number-columns-repeated="2"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78.8483" calcext:value-type="float">
            <text:p>378,84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387.89182" calcext:value-type="float">
            <text:p>387,89182</text:p>
          </table:table-cell>
          <table:table-cell table:number-columns-repeated="4" office:value-type="float" office:value="397.96661" calcext:value-type="float">
            <text:p>397,96661</text:p>
          </table:table-cell>
          <table:table-cell table:number-columns-repeated="2"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table:number-columns-repeated="5"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81.22321" calcext:value-type="float">
            <text:p>381,22321</text:p>
          </table:table-cell>
          <table:table-cell table:number-columns-repeated="4" office:value-type="float" office:value="377.9035" calcext:value-type="float">
            <text:p>377,9035</text:p>
          </table:table-cell>
          <table:table-cell table:style-name="ce2" office:value-type="string" calcext:value-type="string">
            <text:p>371,293</text:p>
          </table:table-cell>
          <table:table-cell table:number-columns-repeated="2" office:value-type="float" office:value="364.7215" calcext:value-type="float">
            <text:p>364,721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51.69659" calcext:value-type="float">
            <text:p>351,69659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2.45749" calcext:value-type="float">
            <text:p>332,4574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16.98389" calcext:value-type="float">
            <text:p>316,983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6.12509" calcext:value-type="float">
            <text:p>326,12509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6.12509" calcext:value-type="float">
            <text:p>326,12509</text:p>
          </table:table-cell>
          <table:table-cell table:number-columns-repeated="3" office:value-type="float" office:value="319.8334" calcext:value-type="float">
            <text:p>319,8334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07.37329" calcext:value-type="float">
            <text:p>307,37329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07.37329" calcext:value-type="float">
            <text:p>307,37329</text:p>
          </table:table-cell>
          <table:table-cell office:value-type="float" office:value="304.28409" calcext:value-type="float">
            <text:p>304,28409</text:p>
          </table:table-cell>
          <table:table-cell table:number-columns-repeated="2" office:value-type="float" office:value="307.37329" calcext:value-type="float">
            <text:p>307,37329</text:p>
          </table:table-cell>
          <table:table-cell table:number-columns-repeated="2" office:value-type="float" office:value="304.28409" calcext:value-type="float">
            <text:p>304,28409</text:p>
          </table:table-cell>
          <table:table-cell office:value-type="float" office:value="307.37329" calcext:value-type="float">
            <text:p>307,37329</text:p>
          </table:table-cell>
          <table:table-cell office:value-type="float" office:value="310.47281" calcext:value-type="float">
            <text:p>310,47281</text:p>
          </table:table-cell>
          <table:table-cell table:number-columns-repeated="2" office:value-type="float" office:value="307.37329" calcext:value-type="float">
            <text:p>307,37329</text:p>
          </table:table-cell>
          <table:table-cell table:number-columns-repeated="3" office:value-type="float" office:value="304.28409" calcext:value-type="float">
            <text:p>304,28409</text:p>
          </table:table-cell>
          <table:table-cell office:value-type="float" office:value="319.8334" calcext:value-type="float">
            <text:p>319,8334</text:p>
          </table:table-cell>
          <table:table-cell table:number-columns-repeated="2" office:value-type="float" office:value="326.12509" calcext:value-type="float">
            <text:p>326,1250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9.32291" calcext:value-type="float">
            <text:p>319,322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 table:number-columns-repeated="2" office:value-type="float" office:value="319.8334" calcext:value-type="float">
            <text:p>319,8334</text:p>
          </table:table-cell>
          <table:table-cell table:number-columns-repeated="2" office:value-type="float" office:value="316.70291" calcext:value-type="float">
            <text:p>316,70291</text:p>
          </table:table-cell>
          <table:table-cell table:number-columns-repeated="4" office:value-type="float" office:value="313.5827" calcext:value-type="float">
            <text:p>313,5827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13.5827" calcext:value-type="float">
            <text:p>313,5827</text:p>
          </table:table-cell>
          <table:table-cell table:number-columns-repeated="3" office:value-type="float" office:value="316.70291" calcext:value-type="float">
            <text:p>316,70291</text:p>
          </table:table-cell>
          <table:table-cell office:value-type="float" office:value="319.8334" calcext:value-type="float">
            <text:p>319,8334</text:p>
          </table:table-cell>
          <table:table-cell table:number-columns-repeated="6" office:value-type="float" office:value="326.12509" calcext:value-type="float">
            <text:p>326,12509</text:p>
          </table:table-cell>
          <table:table-cell office:value-type="float" office:value="322.97421" calcext:value-type="float">
            <text:p>322,97421</text:p>
          </table:table-cell>
          <table:table-cell table:number-columns-repeated="2" office:value-type="float" office:value="313.5827" calcext:value-type="float">
            <text:p>313,5827</text:p>
          </table:table-cell>
          <table:table-cell table:number-columns-repeated="2" office:value-type="float" office:value="316.70291" calcext:value-type="float">
            <text:p>316,70291</text:p>
          </table:table-cell>
          <table:table-cell office:value-type="float" office:value="326.12509" calcext:value-type="float">
            <text:p>326,1250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451.30591" calcext:value-type="float">
            <text:p>451,3059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326.12509" calcext:value-type="float">
            <text:p>326,1250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85.6524" calcext:value-type="float">
            <text:p>585,6524</text:p>
          </table:table-cell>
          <table:table-cell table:number-columns-repeated="2" office:value-type="float" office:value="589.49268" calcext:value-type="float">
            <text:p>589,49268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24.42969" calcext:value-type="float">
            <text:p>624,4296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644.12689" calcext:value-type="float">
            <text:p>644,12689</text:p>
          </table:table-cell>
          <table:table-cell table:style-name="ce2" office:value-type="string" calcext:value-type="string">
            <text:p>1009,56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76.06348" calcext:value-type="float">
            <text:p>676,06348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813.11877" calcext:value-type="float">
            <text:p>813,11877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022.3364" calcext:value-type="float">
            <text:p>1022,3364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68.8724" calcext:value-type="float">
            <text:p>1068,8724</text:p>
          </table:table-cell>
          <table:table-cell office:value-type="float" office:value="1097.1237" calcext:value-type="float">
            <text:p>1097,1237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246.9399" calcext:value-type="float">
            <text:p>1246,9399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413.2939" calcext:value-type="float">
            <text:p>1413,2939</text:p>
          </table:table-cell>
          <table:table-cell office:value-type="float" office:value="1470.2705" calcext:value-type="float">
            <text:p>1470,2705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570.4355" calcext:value-type="float">
            <text:p>1570,4355</text:p>
          </table:table-cell>
          <table:table-cell office:value-type="float" office:value="1613.2642" calcext:value-type="float">
            <text:p>1613,264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2225.9277" calcext:value-type="float">
            <text:p>2225,9277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727.5" calcext:value-type="float">
            <text:p>1727,5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849.9376" calcext:value-type="float">
            <text:p>1849,9376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912.1965" calcext:value-type="float">
            <text:p>1912,1965</text:p>
          </table:table-cell>
          <table:table-cell office:value-type="float" office:value="1946.4442" calcext:value-type="float">
            <text:p>1946,4442</text:p>
          </table:table-cell>
          <table:table-cell table:style-name="ce2" office:value-type="string" calcext:value-type="string">
            <text:p>1980,894</text:p>
          </table:table-cell>
          <table:table-cell office:value-type="float" office:value="2027.1395" calcext:value-type="float">
            <text:p>2027,1395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2091.3049" calcext:value-type="float">
            <text:p>2091,3049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156.1335" calcext:value-type="float">
            <text:p>2156,1335</text:p>
          </table:table-cell>
          <table:table-cell office:value-type="float" office:value="2221.6187" calcext:value-type="float">
            <text:p>2221,6187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52.8" calcext:value-type="float">
            <text:p>2452,8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602.6914" calcext:value-type="float">
            <text:p>2602,6914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685.1116" calcext:value-type="float">
            <text:p>2685,1116</text:p>
          </table:table-cell>
          <table:table-cell office:value-type="float" office:value="2697.8672" calcext:value-type="float">
            <text:p>2697,8672</text:p>
          </table:table-cell>
          <table:table-cell office:value-type="float" office:value="2717.0388" calcext:value-type="float">
            <text:p>2717,0388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3265.3779" calcext:value-type="float">
            <text:p>3265,377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787.7205" calcext:value-type="float">
            <text:p>2787,7205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859.0044" calcext:value-type="float">
            <text:p>2859,0044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917.7722" calcext:value-type="float">
            <text:p>2917,7722</text:p>
          </table:table-cell>
          <table:table-cell table:style-name="ce2" office:value-type="string" calcext:value-type="string">
            <text:p>2944,019</text:p>
          </table:table-cell>
          <table:table-cell table:style-name="ce2" office:value-type="string" calcext:value-type="string">
            <text:p>2970,344</text:p>
          </table:table-cell>
          <table:table-cell office:value-type="float" office:value="2996.7471" calcext:value-type="float">
            <text:p>2996,7471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3123.2192" calcext:value-type="float">
            <text:p>3123,2192</text:p>
          </table:table-cell>
          <table:table-cell office:value-type="float" office:value="3156.79" calcext:value-type="float">
            <text:p>3156,79</text:p>
          </table:table-cell>
          <table:table-cell office:value-type="float" office:value="3183.7327" calcext:value-type="float">
            <text:p>3183,7327</text:p>
          </table:table-cell>
          <table:table-cell office:value-type="float" office:value="3217.5181" calcext:value-type="float">
            <text:p>3217,5181</text:p>
          </table:table-cell>
          <table:table-cell office:value-type="float" office:value="3265.0171" calcext:value-type="float">
            <text:p>3265,0171</text:p>
          </table:table-cell>
          <table:table-cell table:style-name="ce2" office:value-type="string" calcext:value-type="string">
            <text:p>3326,427</text:p>
          </table:table-cell>
          <table:table-cell office:value-type="float" office:value="3367.5784" calcext:value-type="float">
            <text:p>3367,5784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505.9614" calcext:value-type="float">
            <text:p>3505,9614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674.4546" calcext:value-type="float">
            <text:p>3674,4546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845.5637" calcext:value-type="float">
            <text:p>3845,5637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968.3274" calcext:value-type="float">
            <text:p>3968,3274</text:p>
          </table:table-cell>
          <table:table-cell office:value-type="float" office:value="4019.2495" calcext:value-type="float">
            <text:p>4019,249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74.0225" calcext:value-type="float">
            <text:p>5074,0225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781.4253" calcext:value-type="float">
            <text:p>4781,4253</text:p>
          </table:table-cell>
          <table:table-cell office:value-type="string" calcext:value-type="string">
            <text:p>26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381.7021" calcext:value-type="float">
            <text:p>4381,7021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723.6328" calcext:value-type="float">
            <text:p>4723,6328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5011.1221" calcext:value-type="float">
            <text:p>5011,1221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5034.6792" calcext:value-type="float">
            <text:p>5034,6792</text:p>
          </table:table-cell>
          <table:table-cell table:number-columns-repeated="2" office:value-type="float" office:value="5050.4043" calcext:value-type="float">
            <text:p>5050,4043</text:p>
          </table:table-cell>
          <table:table-cell office:value-type="float" office:value="5058.2729" calcext:value-type="float">
            <text:p>5058,2729</text:p>
          </table:table-cell>
          <table:table-cell office:value-type="float" office:value="5066.1455" calcext:value-type="float">
            <text:p>5066,1455</text:p>
          </table:table-cell>
          <table:table-cell table:number-columns-repeated="5" office:value-type="float" office:value="5074.0225" calcext:value-type="float">
            <text:p>5074,022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74.0225" calcext:value-type="float">
            <text:p>5074,0225</text:p>
          </table:table-cell>
          <table:table-cell office:value-type="float" office:value="4277.0825" calcext:value-type="float">
            <text:p>4277,0825</text:p>
          </table:table-cell>
          <table:table-cell table:style-name="ce2" office:value-type="string" calcext:value-type="string">
            <text:p>4842,1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5074.0225" calcext:value-type="float">
            <text:p>5074,0225</text:p>
          </table:table-cell>
          <table:table-cell table:number-columns-repeated="3" office:value-type="float" office:value="5066.1455" calcext:value-type="float">
            <text:p>5066,1455</text:p>
          </table:table-cell>
          <table:table-cell office:value-type="float" office:value="5058.2729" calcext:value-type="float">
            <text:p>5058,2729</text:p>
          </table:table-cell>
          <table:table-cell table:number-columns-repeated="2" office:value-type="float" office:value="5050.4043" calcext:value-type="float">
            <text:p>5050,4043</text:p>
          </table:table-cell>
          <table:table-cell table:number-columns-repeated="2" office:value-type="float" office:value="5034.6792" calcext:value-type="float">
            <text:p>5034,6792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4971.9419" calcext:value-type="float">
            <text:p>4971,9419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847.2573" calcext:value-type="float">
            <text:p>4847,2573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762.1514" calcext:value-type="float">
            <text:p>4762,1514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277.0825" calcext:value-type="float">
            <text:p>4277,082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32.5039" calcext:value-type="float">
            <text:p>4232,5039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3204.7827" calcext:value-type="float">
            <text:p>3204,78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32.5039" calcext:value-type="float">
            <text:p>4232,5039</text:p>
          </table:table-cell>
          <table:table-cell office:value-type="float" office:value="4121.7412" calcext:value-type="float">
            <text:p>4121,7412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681.5322" calcext:value-type="float">
            <text:p>3681,5322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346.9817" calcext:value-type="float">
            <text:p>3346,9817</text:p>
          </table:table-cell>
          <table:table-cell office:value-type="float" office:value="3292.2632" calcext:value-type="float">
            <text:p>3292,2632</text:p>
          </table:table-cell>
          <table:table-cell office:value-type="float" office:value="3210.7515" calcext:value-type="float">
            <text:p>3210,7515</text:p>
          </table:table-cell>
          <table:table-cell office:value-type="float" office:value="3129.9238" calcext:value-type="float">
            <text:p>3129,9238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2996.7471" calcext:value-type="float">
            <text:p>2996,7471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859.0044" calcext:value-type="float">
            <text:p>2859,0044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496.2119" calcext:value-type="float">
            <text:p>2496,2119</text:p>
          </table:table-cell>
          <table:table-cell office:value-type="float" office:value="2409.6428" calcext:value-type="float">
            <text:p>2409,6428</text:p>
          </table:table-cell>
          <table:table-cell office:value-type="float" office:value="2293.7976" calcext:value-type="float">
            <text:p>2293,7976</text:p>
          </table:table-cell>
          <table:table-cell office:value-type="float" office:value="2221.6187" calcext:value-type="float">
            <text:p>2221,6187</text:p>
          </table:table-cell>
          <table:table-cell office:value-type="float" office:value="2162.0598" calcext:value-type="float">
            <text:p>2162,0598</text:p>
          </table:table-cell>
          <table:table-cell office:value-type="float" office:value="2114.8027" calcext:value-type="float">
            <text:p>2114,802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1200.0911" calcext:value-type="float">
            <text:p>1200,09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1992.4221" calcext:value-type="float">
            <text:p>1992,4221</text:p>
          </table:table-cell>
          <table:table-cell table:style-name="ce2" office:value-type="string" calcext:value-type="string">
            <text:p>1929,295</text:p>
          </table:table-cell>
          <table:table-cell office:value-type="float" office:value="1855.5691" calcext:value-type="float">
            <text:p>1855,5691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771.6991" calcext:value-type="float">
            <text:p>1771,6991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439.0994" calcext:value-type="float">
            <text:p>1439,0994</text:p>
          </table:table-cell>
          <table:table-cell office:value-type="float" office:value="1387.6448" calcext:value-type="float">
            <text:p>1387,6448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32.28412" calcext:value-type="float">
            <text:p>632,2841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98.83771" calcext:value-type="float">
            <text:p>498,837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1.46851" calcext:value-type="float">
            <text:p>551,46851</text:p>
          </table:table-cell>
          <table:table-cell table:number-columns-repeated="2" office:value-type="float" office:value="547.71283" calcext:value-type="float">
            <text:p>547,71283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table:number-columns-repeated="2" office:value-type="float" office:value="488.7995" calcext:value-type="float">
            <text:p>488,7995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08.12711" calcext:value-type="float">
            <text:p>408,12711</text:p>
          </table:table-cell>
          <table:table-cell table:number-columns-repeated="2" office:value-type="float" office:value="401.3439" calcext:value-type="float">
            <text:p>401,343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30.77969" calcext:value-type="float">
            <text:p>330,779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38.83041" calcext:value-type="float">
            <text:p>338,83041</text:p>
          </table:table-cell>
          <table:table-cell table:number-columns-repeated="3" office:value-type="float" office:value="332.45749" calcext:value-type="float">
            <text:p>332,45749</text:p>
          </table:table-cell>
          <table:table-cell table:number-columns-repeated="2" office:value-type="float" office:value="329.28629" calcext:value-type="float">
            <text:p>329,28629</text:p>
          </table:table-cell>
          <table:table-cell table:number-columns-repeated="2" office:value-type="float" office:value="326.12509" calcext:value-type="float">
            <text:p>326,12509</text:p>
          </table:table-cell>
          <table:table-cell table:number-columns-repeated="2" office:value-type="float" office:value="322.97421" calcext:value-type="float">
            <text:p>322,97421</text:p>
          </table:table-cell>
          <table:table-cell table:number-columns-repeated="3" office:value-type="float" office:value="326.12509" calcext:value-type="float">
            <text:p>326,12509</text:p>
          </table:table-cell>
          <table:table-cell table:number-columns-repeated="12" office:value-type="float" office:value="319.8334" calcext:value-type="float">
            <text:p>319,833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19.8334" calcext:value-type="float">
            <text:p>319,8334</text:p>
          </table:table-cell>
          <table:table-cell table:style-name="ce2" office:value-type="string" calcext:value-type="string">
            <text:p>325,01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19.8334" calcext:value-type="float">
            <text:p>319,8334</text:p>
          </table:table-cell>
          <table:table-cell table:number-columns-repeated="2" office:value-type="float" office:value="322.97421" calcext:value-type="float">
            <text:p>322,97421</text:p>
          </table:table-cell>
          <table:table-cell table:number-columns-repeated="5" office:value-type="float" office:value="326.12509" calcext:value-type="float">
            <text:p>326,12509</text:p>
          </table:table-cell>
          <table:table-cell table:number-columns-repeated="5" office:value-type="float" office:value="319.8334" calcext:value-type="float">
            <text:p>319,8334</text:p>
          </table:table-cell>
          <table:table-cell table:number-columns-repeated="4" office:value-type="float" office:value="322.97421" calcext:value-type="float">
            <text:p>322,97421</text:p>
          </table:table-cell>
          <table:table-cell table:number-columns-repeated="11" office:value-type="float" office:value="326.12509" calcext:value-type="float">
            <text:p>326,12509</text:p>
          </table:table-cell>
          <table:table-cell table:number-columns-repeated="2" office:value-type="float" office:value="332.45749" calcext:value-type="float">
            <text:p>332,45749</text:p>
          </table:table-cell>
          <table:table-cell office:value-type="float" office:value="335.63889" calcext:value-type="float">
            <text:p>335,6388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5.25" calcext:value-type="float">
            <text:p>425,25</text:p>
          </table:table-cell>
          <table:table-cell office:value-type="float" office:value="335.63889" calcext:value-type="float">
            <text:p>335,63889</text:p>
          </table:table-cell>
          <table:table-cell table:style-name="ce2" office:value-type="string" calcext:value-type="string">
            <text:p>397,548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64.7215" calcext:value-type="float">
            <text:p>364,7215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21.8067" calcext:value-type="float">
            <text:p>421,8067</text:p>
          </table:table-cell>
          <table:table-cell table:number-columns-repeated="2" office:value-type="float" office:value="425.25" calcext:value-type="float">
            <text:p>425,25</text:p>
          </table:table-cell>
          <table:table-cell table:number-columns-repeated="2"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table:number-columns-repeated="2" office:value-type="float" office:value="411.5329" calcext:value-type="float">
            <text:p>411,5329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1.5329" calcext:value-type="float">
            <text:p>411,5329</text:p>
          </table:table-cell>
          <table:table-cell table:number-columns-repeated="2" office:value-type="float" office:value="408.12711" calcext:value-type="float">
            <text:p>408,12711</text:p>
          </table:table-cell>
          <table:table-cell office:value-type="float" office:value="401.3439" calcext:value-type="float">
            <text:p>401,3439</text:p>
          </table:table-cell>
          <table:table-cell table:number-columns-repeated="2" office:value-type="float" office:value="397.96661" calcext:value-type="float">
            <text:p>397,96661</text:p>
          </table:table-cell>
          <table:table-cell table:number-columns-repeated="4" office:value-type="float" office:value="401.3439" calcext:value-type="float">
            <text:p>401,343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53.1842" calcext:value-type="float">
            <text:p>453,184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11.5329" calcext:value-type="float">
            <text:p>411,5329</text:p>
          </table:table-cell>
          <table:table-cell table:number-columns-repeated="2" office:value-type="float" office:value="414.94809" calcext:value-type="float">
            <text:p>414,94809</text:p>
          </table:table-cell>
          <table:table-cell office:value-type="float" office:value="418.37271" calcext:value-type="float">
            <text:p>418,37271</text:p>
          </table:table-cell>
          <table:table-cell table:number-columns-repeated="3" office:value-type="float" office:value="414.94809" calcext:value-type="float">
            <text:p>414,9480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table:number-columns-repeated="3"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6.10471" calcext:value-type="float">
            <text:p>446,10471</text:p>
          </table:table-cell>
          <table:table-cell table:number-columns-repeated="3" office:value-type="float" office:value="453.12979" calcext:value-type="float">
            <text:p>453,1297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89.49268" calcext:value-type="float">
            <text:p>589,4926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1704.6342" calcext:value-type="float">
            <text:p>1704,634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62.30829" calcext:value-type="float">
            <text:p>762,30829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1073.5638" calcext:value-type="float">
            <text:p>1073,5638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491.1747" calcext:value-type="float">
            <text:p>1491,1747</text:p>
          </table:table-cell>
          <table:table-cell office:value-type="float" office:value="1607.8896" calcext:value-type="float">
            <text:p>1607,8896</text:p>
          </table:table-cell>
          <table:table-cell office:value-type="float" office:value="1727.5" calcext:value-type="float">
            <text:p>1727,5</text:p>
          </table:table-cell>
          <table:table-cell office:value-type="float" office:value="1827.4689" calcext:value-type="float">
            <text:p>1827,4689</text:p>
          </table:table-cell>
          <table:table-cell office:value-type="float" office:value="1895.1487" calcext:value-type="float">
            <text:p>1895,1487</text:p>
          </table:table-cell>
          <table:table-cell table:style-name="ce2" office:value-type="string" calcext:value-type="string">
            <text:p>1963,644</text:p>
          </table:table-cell>
          <table:table-cell table:style-name="ce2" office:value-type="string" calcext:value-type="string">
            <text:p>2044,573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191.7717" calcext:value-type="float">
            <text:p>2191,7717</text:p>
          </table:table-cell>
          <table:table-cell office:value-type="float" office:value="2275.6809" calcext:value-type="float">
            <text:p>2275,6809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552.3987" calcext:value-type="float">
            <text:p>2552,3987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59.6604" calcext:value-type="float">
            <text:p>2659,660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3239.6404" calcext:value-type="float">
            <text:p>3239,6404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2768.3838" calcext:value-type="float">
            <text:p>2768,3838</text:p>
          </table:table-cell>
          <table:table-cell table:number-columns-repeated="2" office:value-type="float" office:value="2794.1758" calcext:value-type="float">
            <text:p>2794,1758</text:p>
          </table:table-cell>
          <table:table-cell office:value-type="float" office:value="2813.5725" calcext:value-type="float">
            <text:p>2813,5725</text:p>
          </table:table-cell>
          <table:table-cell office:value-type="float" office:value="2859.0044" calcext:value-type="float">
            <text:p>2859,0044</text:p>
          </table:table-cell>
          <table:table-cell office:value-type="float" office:value="2904.6785" calcext:value-type="float">
            <text:p>2904,6785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3156.79" calcext:value-type="float">
            <text:p>3156,79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312.7473" calcext:value-type="float">
            <text:p>3312,7473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436.5376" calcext:value-type="float">
            <text:p>3436,5376</text:p>
          </table:table-cell>
          <table:table-cell office:value-type="float" office:value="3519.9016" calcext:value-type="float">
            <text:p>3519,9016</text:p>
          </table:table-cell>
          <table:table-cell office:value-type="float" office:value="3568.8372" calcext:value-type="float">
            <text:p>3568,8372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25.0388" calcext:value-type="float">
            <text:p>3625,0388</text:p>
          </table:table-cell>
          <table:table-cell table:style-name="ce2" office:value-type="string" calcext:value-type="string">
            <text:p>3660,313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788.2393" calcext:value-type="float">
            <text:p>3788,2393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4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4307.8423" calcext:value-type="float">
            <text:p>4307,842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3838.3826" calcext:value-type="float">
            <text:p>3838,3826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188.0811" calcext:value-type="float">
            <text:p>4188,0811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404.2305" calcext:value-type="float">
            <text:p>4404,2305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517.4463" calcext:value-type="float">
            <text:p>4517,4463</text:p>
          </table:table-cell>
          <table:table-cell table:style-name="ce2" office:value-type="string" calcext:value-type="string">
            <text:p>4555,397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08.7061" calcext:value-type="float">
            <text:p>4608,7061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769.8672" calcext:value-type="float">
            <text:p>4769,8672</text:p>
          </table:table-cell>
          <table:table-cell table:style-name="ce2" office:value-type="string" calcext:value-type="string">
            <text:p>4785,31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716.5645" calcext:value-type="float">
            <text:p>4716,56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816.2515" calcext:value-type="float">
            <text:p>4816,2515</text:p>
          </table:table-cell>
          <table:table-cell table:number-columns-repeated="3" office:value-type="float" office:value="4831.7461" calcext:value-type="float">
            <text:p>4831,7461</text:p>
          </table:table-cell>
          <table:table-cell table:number-columns-repeated="2" office:value-type="float" office:value="4823.9971" calcext:value-type="float">
            <text:p>4823,9971</text:p>
          </table:table-cell>
          <table:table-cell table:number-columns-repeated="3" office:value-type="float" office:value="4816.2515" calcext:value-type="float">
            <text:p>4816,2515</text:p>
          </table:table-cell>
          <table:table-cell office:value-type="float" office:value="4800.7734" calcext:value-type="float">
            <text:p>4800,7734</text:p>
          </table:table-cell>
          <table:table-cell table:number-columns-repeated="2" table:style-name="ce2" office:value-type="string" calcext:value-type="string">
            <text:p>4785,312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601.0776" calcext:value-type="float">
            <text:p>4601,0776</text:p>
          </table:table-cell>
          <table:table-cell table:number-columns-repeated="2" table:style-name="ce2" office:value-type="string" calcext:value-type="string">
            <text:p>4585,834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09.8687" calcext:value-type="float">
            <text:p>4509,868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3003.3599" calcext:value-type="float">
            <text:p>3003,3599</text:p>
          </table:table-cell>
          <table:table-cell office:value-type="float" office:value="3909.2554" calcext:value-type="float">
            <text:p>3909,25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494.7266" calcext:value-type="float">
            <text:p>4494,7266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121.7412" calcext:value-type="float">
            <text:p>4121,7412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716.9883" calcext:value-type="float">
            <text:p>3716,9883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512.9292" calcext:value-type="float">
            <text:p>3512,9292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374.4534" calcext:value-type="float">
            <text:p>3374,4534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3231.0654" calcext:value-type="float">
            <text:p>3231,0654</text:p>
          </table:table-cell>
          <table:table-cell office:value-type="float" office:value="3163.5186" calcext:value-type="float">
            <text:p>3163,5186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003.3599" calcext:value-type="float">
            <text:p>3003,35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37.45" calcext:value-type="float">
            <text:p>2937,45</text:p>
          </table:table-cell>
          <table:table-cell office:value-type="float" office:value="1597.1584" calcext:value-type="float">
            <text:p>1597,1584</text:p>
          </table:table-cell>
          <table:table-cell table:style-name="ce2" office:value-type="string" calcext:value-type="string">
            <text:p>2227,1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937.45" calcext:value-type="float">
            <text:p>2937,45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452.8" calcext:value-type="float">
            <text:p>2452,8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342.3425" calcext:value-type="float">
            <text:p>2342,3425</text:p>
          </table:table-cell>
          <table:table-cell office:value-type="float" office:value="2299.8472" calcext:value-type="float">
            <text:p>2299,8472</text:p>
          </table:table-cell>
          <table:table-cell office:value-type="float" office:value="2257.6121" calcext:value-type="float">
            <text:p>2257,6121</text:p>
          </table:table-cell>
          <table:table-cell office:value-type="float" office:value="2215.6384" calcext:value-type="float">
            <text:p>2215,6384</text:p>
          </table:table-cell>
          <table:table-cell office:value-type="float" office:value="2173.9282" calcext:value-type="float">
            <text:p>2173,9282</text:p>
          </table:table-cell>
          <table:table-cell office:value-type="float" office:value="2132.4834" calcext:value-type="float">
            <text:p>2132,4834</text:p>
          </table:table-cell>
          <table:table-cell office:value-type="float" office:value="2079.5891" calcext:value-type="float">
            <text:p>2079,5891</text:p>
          </table:table-cell>
          <table:table-cell office:value-type="float" office:value="2038.7563" calcext:value-type="float">
            <text:p>2038,7563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861.2063" calcext:value-type="float">
            <text:p>1861,2063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727.5" calcext:value-type="float">
            <text:p>1727,5</text:p>
          </table:table-cell>
          <table:table-cell office:value-type="float" office:value="1689.1323" calcext:value-type="float">
            <text:p>1689,1323</text:p>
          </table:table-cell>
          <table:table-cell office:value-type="float" office:value="1645.6367" calcext:value-type="float">
            <text:p>1645,6367</text:p>
          </table:table-cell>
          <table:table-cell office:value-type="float" office:value="1597.1584" calcext:value-type="float">
            <text:p>1597,1584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27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49.1656" calcext:value-type="float">
            <text:p>1549,1656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1050.6996" calcext:value-type="float">
            <text:p>1050,6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549.1656" calcext:value-type="float">
            <text:p>1549,1656</text:p>
          </table:table-cell>
          <table:table-cell office:value-type="float" office:value="1501.6636" calcext:value-type="float">
            <text:p>1501,6636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281.6447" calcext:value-type="float">
            <text:p>1281,6447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47.59448" calcext:value-type="float">
            <text:p>847,59448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25.99121" calcext:value-type="float">
            <text:p>825,99121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04.57471" calcext:value-type="float">
            <text:p>804,57471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774.90833" calcext:value-type="float">
            <text:p>774,90833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628.18329" calcext:value-type="float">
            <text:p>628,183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41.46198" calcext:value-type="float">
            <text:p>741,46198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00.35181" calcext:value-type="float">
            <text:p>700,35181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32.7757" calcext:value-type="float">
            <text:p>532,7757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70.65479" calcext:value-type="float">
            <text:p>470,6547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92.4158" calcext:value-type="float">
            <text:p>492,4158</text:p>
          </table:table-cell>
          <table:table-cell table:number-columns-repeated="2" office:value-type="float" office:value="488.7995" calcext:value-type="float">
            <text:p>488,7995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70.85211" calcext:value-type="float">
            <text:p>470,85211</text:p>
          </table:table-cell>
          <table:table-cell table:number-columns-repeated="2" office:value-type="float" office:value="463.73599" calcext:value-type="float">
            <text:p>463,7359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53.12979" calcext:value-type="float">
            <text:p>453,12979</text:p>
          </table:table-cell>
          <table:table-cell table:number-columns-repeated="2" office:value-type="float" office:value="449.6127" calcext:value-type="float">
            <text:p>449,6127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 table:number-columns-repeated="3" office:value-type="float" office:value="432.16449" calcext:value-type="float">
            <text:p>432,16449</text:p>
          </table:table-cell>
          <table:table-cell office:value-type="float" office:value="435.63571" calcext:value-type="float">
            <text:p>435,63571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47.0993" calcext:value-type="float">
            <text:p>447,09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table:number-columns-repeated="8"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53.12979" calcext:value-type="float">
            <text:p>453,12979</text:p>
          </table:table-cell>
          <table:table-cell table:number-columns-repeated="2" office:value-type="float" office:value="449.6127" calcext:value-type="float">
            <text:p>449,6127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9.11621" calcext:value-type="float">
            <text:p>439,11621</text:p>
          </table:table-cell>
          <table:table-cell table:number-columns-repeated="3"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5.19211" calcext:value-type="float">
            <text:p>485,19211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554.51202" calcext:value-type="float">
            <text:p>554,512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6" office:value-type="float" office:value="481.59369" calcext:value-type="float">
            <text:p>481,5936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62.78693" calcext:value-type="float">
            <text:p>562,78693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40.1712" calcext:value-type="float">
            <text:p>640,1712</text:p>
          </table:table-cell>
          <table:table-cell table:number-columns-repeated="2" office:value-type="float" office:value="644.12689" calcext:value-type="float">
            <text:p>644,12689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64.02698" calcext:value-type="float">
            <text:p>664,02698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851.19843" calcext:value-type="float">
            <text:p>851,1984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84.12793" calcext:value-type="float">
            <text:p>684,12793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20.8092" calcext:value-type="float">
            <text:p>720,8092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41.46198" calcext:value-type="float">
            <text:p>741,46198</text:p>
          </table:table-cell>
          <table:table-cell table:number-columns-repeated="2" office:value-type="float" office:value="745.61578" calcext:value-type="float">
            <text:p>745,61578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800.3139" calcext:value-type="float">
            <text:p>800,3139</text:p>
          </table:table-cell>
          <table:table-cell table:number-columns-repeated="2" office:value-type="float" office:value="808.84302" calcext:value-type="float">
            <text:p>808,84302</text:p>
          </table:table-cell>
          <table:table-cell office:value-type="float" office:value="817.4021" calcext:value-type="float">
            <text:p>817,4021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256.8231" calcext:value-type="float">
            <text:p>1256,8231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5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2729,845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2127.8765" calcext:value-type="float">
            <text:p>2127,876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352" calcext:value-type="float">
            <text:p>1352</text:p>
          </table:table-cell>
          <table:table-cell office:value-type="float" office:value="1392.7621" calcext:value-type="float">
            <text:p>1392,7621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591.8018" calcext:value-type="float">
            <text:p>1591,8018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733.0045" calcext:value-type="float">
            <text:p>1733,0045</text:p>
          </table:table-cell>
          <table:table-cell office:value-type="float" office:value="1793.9379" calcext:value-type="float">
            <text:p>1793,9379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935.0059" calcext:value-type="float">
            <text:p>1935,0059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2073.7393" calcext:value-type="float">
            <text:p>2073,7393</text:p>
          </table:table-cell>
          <table:table-cell office:value-type="float" office:value="2132.4834" calcext:value-type="float">
            <text:p>2132,4834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305.9021" calcext:value-type="float">
            <text:p>2305,9021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434.2729" calcext:value-type="float">
            <text:p>2434,2729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583.7932" calcext:value-type="float">
            <text:p>2583,7932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697.8672" calcext:value-type="float">
            <text:p>2697,8672</text:p>
          </table:table-cell>
          <table:table-cell office:value-type="float" office:value="2717.0388" calcext:value-type="float">
            <text:p>2717,0388</text:p>
          </table:table-cell>
          <table:table-cell table:style-name="ce2" office:value-type="string" calcext:value-type="string">
            <text:p>2729,845</text:p>
          </table:table-cell>
          <table:table-cell table:number-columns-repeated="19" office:value-type="string" calcext:value-type="string">
            <text:p>2</text:p>
          </table:table-cell>
          <table:table-cell table:number-columns-repeated="1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08.8982" calcext:value-type="float">
            <text:p>3408,8982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3053.6953" calcext:value-type="float">
            <text:p>3053,6953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807.1021" calcext:value-type="float">
            <text:p>2807,1021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878.5493" calcext:value-type="float">
            <text:p>2878,5493</text:p>
          </table:table-cell>
          <table:table-cell office:value-type="float" office:value="2904.6785" calcext:value-type="float">
            <text:p>2904,6785</text:p>
          </table:table-cell>
          <table:table-cell office:value-type="float" office:value="2917.7722" calcext:value-type="float">
            <text:p>2917,7722</text:p>
          </table:table-cell>
          <table:table-cell table:style-name="ce2" office:value-type="string" calcext:value-type="string">
            <text:p>2950,593</text:p>
          </table:table-cell>
          <table:table-cell office:value-type="float" office:value="2990.1389" calcext:value-type="float">
            <text:p>2990,1389</text:p>
          </table:table-cell>
          <table:table-cell table:number-columns-repeated="3" office:value-type="float" office:value="3016.6001" calcext:value-type="float">
            <text:p>3016,6001</text:p>
          </table:table-cell>
          <table:table-cell office:value-type="float" office:value="3056.4375" calcext:value-type="float">
            <text:p>3056,4375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109.8245" calcext:value-type="float">
            <text:p>3109,8245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163.5186" calcext:value-type="float">
            <text:p>3163,5186</text:p>
          </table:table-cell>
          <table:table-cell table:number-columns-repeated="2" office:value-type="float" office:value="3190.4802" calcext:value-type="float">
            <text:p>3190,4802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3346.9817" calcext:value-type="float">
            <text:p>3346,9817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408.8982" calcext:value-type="float">
            <text:p>3408,8982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62.1514" calcext:value-type="float">
            <text:p>4762,1514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4213.7515" calcext:value-type="float">
            <text:p>4213,7515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582.8601" calcext:value-type="float">
            <text:p>3582,8601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766.8167" calcext:value-type="float">
            <text:p>3766,8167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881.5371" calcext:value-type="float">
            <text:p>3881,5371</text:p>
          </table:table-cell>
          <table:table-cell office:value-type="float" office:value="3946.5698" calcext:value-type="float">
            <text:p>3946,5698</text:p>
          </table:table-cell>
          <table:table-cell office:value-type="float" office:value="4019.2495" calcext:value-type="float">
            <text:p>4019,2495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404.2305" calcext:value-type="float">
            <text:p>4404,2305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63" calcext:value-type="float">
            <text:p>4563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685.2192" calcext:value-type="float">
            <text:p>4685,2192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746.7314" calcext:value-type="float">
            <text:p>4746,7314</text:p>
          </table:table-cell>
          <table:table-cell table:number-columns-repeated="4" office:value-type="float" office:value="4762.1514" calcext:value-type="float">
            <text:p>4762,151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62.1514" calcext:value-type="float">
            <text:p>4762,1514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4395.7959" calcext:value-type="float">
            <text:p>4395,795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4762.1514" calcext:value-type="float">
            <text:p>4762,1514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39.2607" calcext:value-type="float">
            <text:p>4639,2607</text:p>
          </table:table-cell>
          <table:table-cell table:number-columns-repeated="2" office:value-type="float" office:value="4616.3384" calcext:value-type="float">
            <text:p>4616,3384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17.4463" calcext:value-type="float">
            <text:p>4517,4463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389.2075" calcext:value-type="float">
            <text:p>4389,2075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048.4451" calcext:value-type="float">
            <text:p>4048,4451</text:p>
          </table:table-cell>
          <table:table-cell office:value-type="float" office:value="3953.8179" calcext:value-type="float">
            <text:p>3953,8179</text:p>
          </table:table-cell>
          <table:table-cell office:value-type="float" office:value="3888.7451" calcext:value-type="float">
            <text:p>3888,7451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674.4546" calcext:value-type="float">
            <text:p>3674,4546</text:p>
          </table:table-cell>
          <table:table-cell table:style-name="ce2" office:value-type="string" calcext:value-type="string">
            <text:p>3653,249</text:p>
          </table:table-cell>
          <table:table-cell/>
          <table:table-cell table:number-columns-repeated="20" office:value-type="string" calcext:value-type="string">
            <text:p>1</text:p>
          </table:table-cell>
          <table:table-cell table:number-columns-repeated="1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5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2293.7976" calcext:value-type="float">
            <text:p>2293,7976</text:p>
          </table:table-cell>
          <table:table-cell office:value-type="float" office:value="2998.2771" calcext:value-type="float">
            <text:p>2998,27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512.9292" calcext:value-type="float">
            <text:p>3512,9292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436.5376" calcext:value-type="float">
            <text:p>3436,5376</text:p>
          </table:table-cell>
          <table:table-cell office:value-type="float" office:value="3408.8982" calcext:value-type="float">
            <text:p>3408,8982</text:p>
          </table:table-cell>
          <table:table-cell table:style-name="ce2" office:value-type="string" calcext:value-type="string">
            <text:p>3381,333</text:p>
          </table:table-cell>
          <table:table-cell table:style-name="ce2" office:value-type="string" calcext:value-type="string">
            <text:p>3360,708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312.7473" calcext:value-type="float">
            <text:p>3312,7473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278.6306" calcext:value-type="float">
            <text:p>3278,6306</text:p>
          </table:table-cell>
          <table:table-cell office:value-type="float" office:value="3231.0654" calcext:value-type="float">
            <text:p>3231,0654</text:p>
          </table:table-cell>
          <table:table-cell office:value-type="float" office:value="3156.79" calcext:value-type="float">
            <text:p>3156,79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049.7859" calcext:value-type="float">
            <text:p>3049,7859</text:p>
          </table:table-cell>
          <table:table-cell office:value-type="float" office:value="3003.3599" calcext:value-type="float">
            <text:p>3003,3599</text:p>
          </table:table-cell>
          <table:table-cell table:style-name="ce2" office:value-type="string" calcext:value-type="string">
            <text:p>2930,886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807.1021" calcext:value-type="float">
            <text:p>2807,1021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571.2202" calcext:value-type="float">
            <text:p>2571,2202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330.1746" calcext:value-type="float">
            <text:p>2330,1746</text:p>
          </table:table-cell>
          <table:table-cell office:value-type="float" office:value="2293.7976" calcext:value-type="float">
            <text:p>2293,797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1149.5514" calcext:value-type="float">
            <text:p>1149,5514</text:p>
          </table:table-cell>
          <table:table-cell office:value-type="float" office:value="1669.0665" calcext:value-type="float">
            <text:p>1669,06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156.1335" calcext:value-type="float">
            <text:p>2156,1335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091.3049" calcext:value-type="float">
            <text:p>2091,3049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021.3394" calcext:value-type="float">
            <text:p>2021,3394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1940.7222" calcext:value-type="float">
            <text:p>1940,7222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861.2063" calcext:value-type="float">
            <text:p>1861,2063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788.3695" calcext:value-type="float">
            <text:p>1788,3695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733.0045" calcext:value-type="float">
            <text:p>1733,0045</text:p>
          </table:table-cell>
          <table:table-cell office:value-type="float" office:value="1683.6747" calcext:value-type="float">
            <text:p>1683,6747</text:p>
          </table:table-cell>
          <table:table-cell table:style-name="ce2" office:value-type="string" calcext:value-type="string">
            <text:p>1634,822</text:p>
          </table:table-cell>
          <table:table-cell office:value-type="float" office:value="1581.1066" calcext:value-type="float">
            <text:p>1581,1066</text:p>
          </table:table-cell>
          <table:table-cell office:value-type="float" office:value="1543.8634" calcext:value-type="float">
            <text:p>1543,8634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377.4291" calcext:value-type="float">
            <text:p>1377,4291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149.5514" calcext:value-type="float">
            <text:p>1149,551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746.1972" calcext:value-type="float">
            <text:p>746,19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47.59448" calcext:value-type="float">
            <text:p>847,59448</text:p>
          </table:table-cell>
          <table:table-cell office:value-type="float" office:value="817.4021" calcext:value-type="float">
            <text:p>817,4021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668.03119" calcext:value-type="float">
            <text:p>668,03119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table:number-columns-repeated="8" office:value-type="string" calcext:value-type="string">
            <text:p>1</text:p>
          </table:table-cell>
          <table:table-cell table:number-columns-repeated="23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94.49869" calcext:value-type="float">
            <text:p>394,498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88.7995" calcext:value-type="float">
            <text:p>488,7995</text:p>
          </table:table-cell>
          <table:table-cell table:number-columns-repeated="2" office:value-type="float" office:value="478.00421" calcext:value-type="float">
            <text:p>478,00421</text:p>
          </table:table-cell>
          <table:table-cell table:number-columns-repeated="2" office:value-type="float" office:value="470.85211" calcext:value-type="float">
            <text:p>470,85211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54.93799" calcext:value-type="float">
            <text:p>354,93799</text:p>
          </table:table-cell>
          <table:table-cell table:number-columns-repeated="2" office:value-type="float" office:value="348.46509" calcext:value-type="float">
            <text:p>348,46509</text:p>
          </table:table-cell>
          <table:table-cell office:value-type="float" office:value="345.2435" calcext:value-type="float">
            <text:p>345,2435</text:p>
          </table:table-cell>
          <table:table-cell table:number-columns-repeated="2" office:value-type="float" office:value="338.83041" calcext:value-type="float">
            <text:p>338,8304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13.5827" calcext:value-type="float">
            <text:p>313,5827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8.46509" calcext:value-type="float">
            <text:p>348,46509</text:p>
          </table:table-cell>
          <table:table-cell office:value-type="float" office:value="295.07932" calcext:value-type="float">
            <text:p>295,07932</text:p>
          </table:table-cell>
          <table:table-cell office:value-type="float" office:value="316.10391" calcext:value-type="float">
            <text:p>316,1039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01.20541" calcext:value-type="float">
            <text:p>301,20541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298.13708" calcext:value-type="float">
            <text:p>298,13708</text:p>
          </table:table-cell>
          <table:table-cell table:number-columns-repeated="2" office:value-type="float" office:value="295.07932" calcext:value-type="float">
            <text:p>295,07932</text:p>
          </table:table-cell>
          <table:table-cell office:value-type="float" office:value="298.13708" calcext:value-type="float">
            <text:p>298,13708</text:p>
          </table:table-cell>
          <table:table-cell office:value-type="float" office:value="295.07932" calcext:value-type="float">
            <text:p>295,07932</text:p>
          </table:table-cell>
          <table:table-cell office:value-type="float" office:value="298.13708" calcext:value-type="float">
            <text:p>298,13708</text:p>
          </table:table-cell>
          <table:table-cell table:number-columns-repeated="2" office:value-type="float" office:value="301.20541" calcext:value-type="float">
            <text:p>301,20541</text:p>
          </table:table-cell>
          <table:table-cell office:value-type="float" office:value="307.37329" calcext:value-type="float">
            <text:p>307,37329</text:p>
          </table:table-cell>
          <table:table-cell table:number-columns-repeated="2" office:value-type="float" office:value="319.8334" calcext:value-type="float">
            <text:p>319,8334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326.12509" calcext:value-type="float">
            <text:p>326,12509</text:p>
          </table:table-cell>
          <table:table-cell table:number-columns-repeated="3"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42.03201" calcext:value-type="float">
            <text:p>342,03201</text:p>
          </table:table-cell>
          <table:table-cell table:number-columns-repeated="2" office:value-type="float" office:value="348.46509" calcext:value-type="float">
            <text:p>348,46509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322.97421" calcext:value-type="float">
            <text:p>322,97421</text:p>
          </table:table-cell>
          <table:table-cell office:value-type="float" office:value="387.3829" calcext:value-type="float">
            <text:p>387,382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348.46509" calcext:value-type="float">
            <text:p>348,46509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2.97421" calcext:value-type="float">
            <text:p>322,97421</text:p>
          </table:table-cell>
          <table:table-cell table:number-columns-repeated="2" office:value-type="float" office:value="326.12509" calcext:value-type="float">
            <text:p>326,12509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48.46509" calcext:value-type="float">
            <text:p>348,46509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77.9035" calcext:value-type="float">
            <text:p>377,9035</text:p>
          </table:table-cell>
          <table:table-cell table:number-columns-repeated="3" office:value-type="float" office:value="414.94809" calcext:value-type="float">
            <text:p>414,94809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2.6058" calcext:value-type="float">
            <text:p>442,6058</text:p>
          </table:table-cell>
          <table:table-cell table:number-columns-repeated="2"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table:number-columns-repeated="2" office:value-type="float" office:value="428.70261" calcext:value-type="float">
            <text:p>428,7026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5.63571" calcext:value-type="float">
            <text:p>435,63571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511.95001" calcext:value-type="float">
            <text:p>511,950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6.10471" calcext:value-type="float">
            <text:p>446,10471</text:p>
          </table:table-cell>
          <table:table-cell table:number-columns-repeated="3" office:value-type="float" office:value="453.12979" calcext:value-type="float">
            <text:p>453,1297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21.66357" calcext:value-type="float">
            <text:p>521,66357</text:p>
          </table:table-cell>
          <table:table-cell table:number-columns-repeated="3" office:value-type="float" office:value="517.97693" calcext:value-type="float">
            <text:p>517,97693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10.62979" calcext:value-type="float">
            <text:p>510,62979</text:p>
          </table:table-cell>
          <table:table-cell table:number-columns-repeated="2" office:value-type="float" office:value="506.96939" calcext:value-type="float">
            <text:p>506,96939</text:p>
          </table:table-cell>
          <table:table-cell table:number-columns-repeated="2" office:value-type="float" office:value="517.97693" calcext:value-type="float">
            <text:p>517,97693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47.71283" calcext:value-type="float">
            <text:p>547,71283</text:p>
          </table:table-cell>
          <table:table-cell table:number-columns-repeated="2" office:value-type="float" office:value="551.46851" calcext:value-type="float">
            <text:p>551,46851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08.8194" calcext:value-type="float">
            <text:p>608,8194</text:p>
          </table:table-cell>
          <table:table-cell/>
          <table:table-cell table:number-columns-repeated="5" office:value-type="string" calcext:value-type="string">
            <text:p>2</text:p>
          </table:table-cell>
          <table:table-cell table:number-columns-repeated="25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935.5329" calcext:value-type="float">
            <text:p>935,532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825.99121" calcext:value-type="float">
            <text:p>825,99121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1008.5108" calcext:value-type="float">
            <text:p>1008,5108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1064.1877" calcext:value-type="float">
            <text:p>1064,1877</text:p>
          </table:table-cell>
          <table:table-cell table:style-name="ce2" office:value-type="string" calcext:value-type="string">
            <text:p>1101,856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392.7621" calcext:value-type="float">
            <text:p>1392,762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33.8601" calcext:value-type="float">
            <text:p>3533,8601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2472.5691" calcext:value-type="float">
            <text:p>2472,569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591.8018" calcext:value-type="float">
            <text:p>1591,8018</text:p>
          </table:table-cell>
          <table:table-cell table:style-name="ce2" office:value-type="string" calcext:value-type="string">
            <text:p>1651,053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793.9379" calcext:value-type="float">
            <text:p>1793,9379</text:p>
          </table:table-cell>
          <table:table-cell office:value-type="float" office:value="1861.2063" calcext:value-type="float">
            <text:p>1861,2063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1986.6553" calcext:value-type="float">
            <text:p>1986,6553</text:p>
          </table:table-cell>
          <table:table-cell office:value-type="float" office:value="2015.5448" calcext:value-type="float">
            <text:p>2015,5448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2245.5928" calcext:value-type="float">
            <text:p>2245,5928</text:p>
          </table:table-cell>
          <table:table-cell office:value-type="float" office:value="2305.9021" calcext:value-type="float">
            <text:p>2305,9021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452.8" calcext:value-type="float">
            <text:p>2452,8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3049.7859" calcext:value-type="float">
            <text:p>3049,7859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210.7515" calcext:value-type="float">
            <text:p>3210,7515</text:p>
          </table:table-cell>
          <table:table-cell office:value-type="float" office:value="3278.6306" calcext:value-type="float">
            <text:p>3278,6306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429.6208" calcext:value-type="float">
            <text:p>3429,6208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505.9614" calcext:value-type="float">
            <text:p>3505,9614</text:p>
          </table:table-cell>
          <table:table-cell office:value-type="float" office:value="3533.8601" calcext:value-type="float">
            <text:p>3533,86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6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5256,312</text:p>
          </table:table-cell>
          <table:table-cell office:value-type="float" office:value="3568.8372" calcext:value-type="float">
            <text:p>3568,8372</text:p>
          </table:table-cell>
          <table:table-cell office:value-type="float" office:value="4397.3984" calcext:value-type="float">
            <text:p>4397,3984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568.8372" calcext:value-type="float">
            <text:p>3568,8372</text:p>
          </table:table-cell>
          <table:table-cell office:value-type="float" office:value="3617.9976" calcext:value-type="float">
            <text:p>3617,9976</text:p>
          </table:table-cell>
          <table:table-cell table:style-name="ce2" office:value-type="string" calcext:value-type="string">
            <text:p>3660,313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738.3162" calcext:value-type="float">
            <text:p>3738,3162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3874.3335" calcext:value-type="float">
            <text:p>3874,3335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990.1245" calcext:value-type="float">
            <text:p>3990,1245</text:p>
          </table:table-cell>
          <table:table-cell office:value-type="float" office:value="4114.3916" calcext:value-type="float">
            <text:p>4114,3916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113.4683" calcext:value-type="float">
            <text:p>5113,4683</text:p>
          </table:table-cell>
          <table:table-cell office:value-type="float" office:value="5184.7261" calcext:value-type="float">
            <text:p>5184,7261</text:p>
          </table:table-cell>
          <table:table-cell office:value-type="float" office:value="5224.4556" calcext:value-type="float">
            <text:p>5224,4556</text:p>
          </table:table-cell>
          <table:table-cell table:style-name="ce2" office:value-type="string" calcext:value-type="string">
            <text:p>5256,312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78.4014" calcext:value-type="float">
            <text:p>5578,4014</text:p>
          </table:table-cell>
          <table:table-cell office:value-type="float" office:value="5272.2646" calcext:value-type="float">
            <text:p>5272,2646</text:p>
          </table:table-cell>
          <table:table-cell office:value-type="float" office:value="5441.6895" calcext:value-type="float">
            <text:p>5441,6895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272.2646" calcext:value-type="float">
            <text:p>5272,2646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52.2676" calcext:value-type="float">
            <text:p>5352,2676</text:p>
          </table:table-cell>
          <table:table-cell table:number-columns-repeated="2" office:value-type="float" office:value="5368.3164" calcext:value-type="float">
            <text:p>5368,3164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432.6714" calcext:value-type="float">
            <text:p>5432,6714</text:p>
          </table:table-cell>
          <table:table-cell table:number-columns-repeated="3" office:value-type="float" office:value="5440.7339" calcext:value-type="float">
            <text:p>5440,7339</text:p>
          </table:table-cell>
          <table:table-cell table:number-columns-repeated="2" office:value-type="float" office:value="5448.8003" calcext:value-type="float">
            <text:p>5448,8003</text:p>
          </table:table-cell>
          <table:table-cell table:number-columns-repeated="3" office:value-type="float" office:value="5456.8706" calcext:value-type="float">
            <text:p>5456,8706</text:p>
          </table:table-cell>
          <table:table-cell table:number-columns-repeated="3" office:value-type="float" office:value="5464.9448" calcext:value-type="float">
            <text:p>5464,9448</text:p>
          </table:table-cell>
          <table:table-cell office:value-type="float" office:value="5473.0229" calcext:value-type="float">
            <text:p>5473,0229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505.3755" calcext:value-type="float">
            <text:p>5505,3755</text:p>
          </table:table-cell>
          <table:table-cell office:value-type="float" office:value="5529.6821" calcext:value-type="float">
            <text:p>5529,6821</text:p>
          </table:table-cell>
          <table:table-cell table:number-columns-repeated="2" table:style-name="ce2" office:value-type="string" calcext:value-type="string">
            <text:p>5537,792</text:p>
          </table:table-cell>
          <table:table-cell office:value-type="float" office:value="5545.9058" calcext:value-type="float">
            <text:p>5545,9058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578.4014" calcext:value-type="float">
            <text:p>5578,401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90.0918" calcext:value-type="float">
            <text:p>6090,0918</text:p>
          </table:table-cell>
          <table:table-cell office:value-type="float" office:value="5594.6729" calcext:value-type="float">
            <text:p>5594,6729</text:p>
          </table:table-cell>
          <table:table-cell office:value-type="float" office:value="5914.2666" calcext:value-type="float">
            <text:p>5914,2666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594.6729" calcext:value-type="float">
            <text:p>5594,6729</text:p>
          </table:table-cell>
          <table:table-cell office:value-type="float" office:value="5610.96" calcext:value-type="float">
            <text:p>5610,96</text:p>
          </table:table-cell>
          <table:table-cell office:value-type="float" office:value="5627.2632" calcext:value-type="float">
            <text:p>5627,2632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676.2666" calcext:value-type="float">
            <text:p>5676,2666</text:p>
          </table:table-cell>
          <table:table-cell office:value-type="float" office:value="5709.0142" calcext:value-type="float">
            <text:p>5709,0142</text:p>
          </table:table-cell>
          <table:table-cell office:value-type="float" office:value="5741.8247" calcext:value-type="float">
            <text:p>5741,8247</text:p>
          </table:table-cell>
          <table:table-cell office:value-type="float" office:value="5758.2534" calcext:value-type="float">
            <text:p>5758,2534</text:p>
          </table:table-cell>
          <table:table-cell office:value-type="float" office:value="5774.6978" calcext:value-type="float">
            <text:p>5774,6978</text:p>
          </table:table-cell>
          <table:table-cell office:value-type="float" office:value="5824.1245" calcext:value-type="float">
            <text:p>5824,1245</text:p>
          </table:table-cell>
          <table:table-cell office:value-type="float" office:value="5840.6313" calcext:value-type="float">
            <text:p>5840,6313</text:p>
          </table:table-cell>
          <table:table-cell office:value-type="float" office:value="5873.6914" calcext:value-type="float">
            <text:p>5873,6914</text:p>
          </table:table-cell>
          <table:table-cell office:value-type="float" office:value="5923.3979" calcext:value-type="float">
            <text:p>5923,3979</text:p>
          </table:table-cell>
          <table:table-cell office:value-type="float" office:value="5939.9976" calcext:value-type="float">
            <text:p>5939,9976</text:p>
          </table:table-cell>
          <table:table-cell office:value-type="float" office:value="5973.2441" calcext:value-type="float">
            <text:p>5973,2441</text:p>
          </table:table-cell>
          <table:table-cell office:value-type="float" office:value="5989.8901" calcext:value-type="float">
            <text:p>5989,8901</text:p>
          </table:table-cell>
          <table:table-cell office:value-type="float" office:value="6006.5522" calcext:value-type="float">
            <text:p>6006,5522</text:p>
          </table:table-cell>
          <table:table-cell office:value-type="float" office:value="6014.8887" calcext:value-type="float">
            <text:p>6014,8887</text:p>
          </table:table-cell>
          <table:table-cell office:value-type="float" office:value="6031.5737" calcext:value-type="float">
            <text:p>6031,5737</text:p>
          </table:table-cell>
          <table:table-cell office:value-type="float" office:value="6048.2739" calcext:value-type="float">
            <text:p>6048,2739</text:p>
          </table:table-cell>
          <table:table-cell office:value-type="float" office:value="6056.6299" calcext:value-type="float">
            <text:p>6056,6299</text:p>
          </table:table-cell>
          <table:table-cell table:number-columns-repeated="3" table:style-name="ce2" office:value-type="string" calcext:value-type="string">
            <text:p>6073,353</text:p>
          </table:table-cell>
          <table:table-cell table:number-columns-repeated="5" office:value-type="float" office:value="6090.0918" calcext:value-type="float">
            <text:p>6090,0918</text:p>
          </table:table-cell>
          <table:table-cell office:value-type="float" office:value="6081.7202" calcext:value-type="float">
            <text:p>6081,720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6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6073,353</text:p>
          </table:table-cell>
          <table:table-cell table:style-name="ce2" office:value-type="string" calcext:value-type="string">
            <text:p>4793,041</text:p>
          </table:table-cell>
          <table:table-cell office:value-type="float" office:value="5563.1064" calcext:value-type="float">
            <text:p>5563,10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6073,353</text:p>
          </table:table-cell>
          <table:table-cell office:value-type="float" office:value="6056.6299" calcext:value-type="float">
            <text:p>6056,6299</text:p>
          </table:table-cell>
          <table:table-cell office:value-type="float" office:value="6039.9219" calcext:value-type="float">
            <text:p>6039,9219</text:p>
          </table:table-cell>
          <table:table-cell office:value-type="float" office:value="6006.5522" calcext:value-type="float">
            <text:p>6006,5522</text:p>
          </table:table-cell>
          <table:table-cell office:value-type="float" office:value="5989.8901" calcext:value-type="float">
            <text:p>5989,8901</text:p>
          </table:table-cell>
          <table:table-cell table:number-columns-repeated="2" office:value-type="float" office:value="5981.5654" calcext:value-type="float">
            <text:p>5981,5654</text:p>
          </table:table-cell>
          <table:table-cell office:value-type="float" office:value="5973.2441" calcext:value-type="float">
            <text:p>5973,2441</text:p>
          </table:table-cell>
          <table:table-cell office:value-type="float" office:value="5939.9976" calcext:value-type="float">
            <text:p>5939,9976</text:p>
          </table:table-cell>
          <table:table-cell office:value-type="float" office:value="5890.2446" calcext:value-type="float">
            <text:p>5890,2446</text:p>
          </table:table-cell>
          <table:table-cell office:value-type="float" office:value="5840.6313" calcext:value-type="float">
            <text:p>5840,6313</text:p>
          </table:table-cell>
          <table:table-cell office:value-type="float" office:value="5791.1577" calcext:value-type="float">
            <text:p>5791,1577</text:p>
          </table:table-cell>
          <table:table-cell office:value-type="float" office:value="5758.2534" calcext:value-type="float">
            <text:p>5758,2534</text:p>
          </table:table-cell>
          <table:table-cell office:value-type="float" office:value="5692.6328" calcext:value-type="float">
            <text:p>5692,6328</text:p>
          </table:table-cell>
          <table:table-cell table:style-name="ce2" office:value-type="string" calcext:value-type="string">
            <text:p>5643,582</text:p>
          </table:table-cell>
          <table:table-cell office:value-type="float" office:value="5594.6729" calcext:value-type="float">
            <text:p>5594,6729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529.6821" calcext:value-type="float">
            <text:p>5529,6821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288.2329" calcext:value-type="float">
            <text:p>5288,2329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168.8628" calcext:value-type="float">
            <text:p>5168,8628</text:p>
          </table:table-cell>
          <table:table-cell office:value-type="float" office:value="5129.2749" calcext:value-type="float">
            <text:p>5129,2749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862.7852" calcext:value-type="float">
            <text:p>4862,7852</text:p>
          </table:table-cell>
          <table:table-cell table:style-name="ce2" office:value-type="string" calcext:value-type="string">
            <text:p>4793,04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2583.7932" calcext:value-type="float">
            <text:p>2583,7932</text:p>
          </table:table-cell>
          <table:table-cell office:value-type="float" office:value="3584.9707" calcext:value-type="float">
            <text:p>3584,97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563" calcext:value-type="float">
            <text:p>4563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824.0334" calcext:value-type="float">
            <text:p>3824,0334</text:p>
          </table:table-cell>
          <table:table-cell office:value-type="float" office:value="3745.4346" calcext:value-type="float">
            <text:p>3745,4346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408.8982" calcext:value-type="float">
            <text:p>3408,8982</text:p>
          </table:table-cell>
          <table:table-cell office:value-type="float" office:value="3346.9817" calcext:value-type="float">
            <text:p>3346,9817</text:p>
          </table:table-cell>
          <table:table-cell office:value-type="float" office:value="3265.0171" calcext:value-type="float">
            <text:p>3265,0171</text:p>
          </table:table-cell>
          <table:table-cell office:value-type="float" office:value="3183.7327" calcext:value-type="float">
            <text:p>3183,7327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029.8601" calcext:value-type="float">
            <text:p>3029,8601</text:p>
          </table:table-cell>
          <table:table-cell table:style-name="ce2" office:value-type="string" calcext:value-type="string">
            <text:p>2950,593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704.2527" calcext:value-type="float">
            <text:p>2704,2527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2583.7932" calcext:value-type="float">
            <text:p>2583,793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1031.5883" calcext:value-type="float">
            <text:p>1031,5883</text:p>
          </table:table-cell>
          <table:table-cell office:value-type="float" office:value="1749.6095" calcext:value-type="float">
            <text:p>1749,60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434.2729" calcext:value-type="float">
            <text:p>2434,2729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299.8472" calcext:value-type="float">
            <text:p>2299,8472</text:p>
          </table:table-cell>
          <table:table-cell table:style-name="ce2" office:value-type="string" calcext:value-type="string">
            <text:p>2233,595</text:p>
          </table:table-cell>
          <table:table-cell office:value-type="float" office:value="2179.8706" calcext:value-type="float">
            <text:p>2179,8706</text:p>
          </table:table-cell>
          <table:table-cell office:value-type="float" office:value="2132.4834" calcext:value-type="float">
            <text:p>2132,4834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2015.5448" calcext:value-type="float">
            <text:p>2015,5448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1923.5898" calcext:value-type="float">
            <text:p>1923,5898</text:p>
          </table:table-cell>
          <table:table-cell office:value-type="float" office:value="1883.8118" calcext:value-type="float">
            <text:p>1883,8118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733.0045" calcext:value-type="float">
            <text:p>1733,0045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06.9172" calcext:value-type="float">
            <text:p>1506,9172</text:p>
          </table:table-cell>
          <table:table-cell office:value-type="float" office:value="1465.0599" calcext:value-type="float">
            <text:p>1465,0599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31.5883" calcext:value-type="float">
            <text:p>1031,588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640.42902" calcext:value-type="float">
            <text:p>640,429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56.28772" calcext:value-type="float">
            <text:p>856,28772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16.70203" calcext:value-type="float">
            <text:p>716,70203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88.7995" calcext:value-type="float">
            <text:p>488,7995</text:p>
          </table:table-cell>
          <table:table-cell table:number-columns-repeated="2"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401.1167" calcext:value-type="float">
            <text:p>401,116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39.11621" calcext:value-type="float">
            <text:p>439,11621</text:p>
          </table:table-cell>
          <table:table-cell table:number-columns-repeated="2" office:value-type="float" office:value="432.16449" calcext:value-type="float">
            <text:p>432,16449</text:p>
          </table:table-cell>
          <table:table-cell office:value-type="float" office:value="428.70261" calcext:value-type="float">
            <text:p>428,70261</text:p>
          </table:table-cell>
          <table:table-cell table:number-columns-repeated="3" office:value-type="float" office:value="425.25" calcext:value-type="float">
            <text:p>425,25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08.12711" calcext:value-type="float">
            <text:p>408,12711</text:p>
          </table:table-cell>
          <table:table-cell table:number-columns-repeated="3" office:value-type="float" office:value="401.3439" calcext:value-type="float">
            <text:p>401,3439</text:p>
          </table:table-cell>
          <table:table-cell office:value-type="float" office:value="384.5527" calcext:value-type="float">
            <text:p>384,5527</text:p>
          </table:table-cell>
          <table:table-cell table:number-columns-repeated="3" office:value-type="float" office:value="374.59341" calcext:value-type="float">
            <text:p>374,59341</text:p>
          </table:table-cell>
          <table:table-cell table:style-name="ce2" office:value-type="string" calcext:value-type="string">
            <text:p>371,293</text:p>
          </table:table-cell>
          <table:table-cell table:number-columns-repeated="6" office:value-type="float" office:value="368.00241" calcext:value-type="float">
            <text:p>368,00241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8.00241" calcext:value-type="float">
            <text:p>368,0024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443.22672" calcext:value-type="float">
            <text:p>443,2267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364.7215" calcext:value-type="float">
            <text:p>364,7215</text:p>
          </table:table-cell>
          <table:table-cell table:number-columns-repeated="4" office:value-type="float" office:value="368.00241" calcext:value-type="float">
            <text:p>368,00241</text:p>
          </table:table-cell>
          <table:table-cell table:style-name="ce2" office:value-type="string" calcext:value-type="string">
            <text:p>371,293</text:p>
          </table:table-cell>
          <table:table-cell table:number-columns-repeated="2" office:value-type="float" office:value="377.9035" calcext:value-type="float">
            <text:p>377,9035</text:p>
          </table:table-cell>
          <table:table-cell office:value-type="float" office:value="384.5527" calcext:value-type="float">
            <text:p>384,5527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6.10471" calcext:value-type="float">
            <text:p>446,10471</text:p>
          </table:table-cell>
          <table:table-cell table:number-columns-repeated="2" office:value-type="float" office:value="453.12979" calcext:value-type="float">
            <text:p>453,1297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62.78693" calcext:value-type="float">
            <text:p>562,7869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658.89227" calcext:value-type="float">
            <text:p>658,89227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66.57672" calcext:value-type="float">
            <text:p>566,57672</text:p>
          </table:table-cell>
          <table:table-cell table:number-columns-repeated="2" office:value-type="float" office:value="577.99689" calcext:value-type="float">
            <text:p>577,9968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04.42761" calcext:value-type="float">
            <text:p>704,42761</text:p>
          </table:table-cell>
          <table:table-cell table:style-name="ce2" office:value-type="string" calcext:value-type="string">
            <text:p>696,284</text:p>
          </table:table-cell>
          <table:table-cell table:number-columns-repeated="4" table:style-name="ce2" office:value-type="string" calcext:value-type="string">
            <text:p>688,172</text:p>
          </table:table-cell>
          <table:table-cell office:value-type="float" office:value="684.12793" calcext:value-type="float">
            <text:p>684,12793</text:p>
          </table:table-cell>
          <table:table-cell table:number-columns-repeated="4" office:value-type="float" office:value="680.09167" calcext:value-type="float">
            <text:p>680,09167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64.02698" calcext:value-type="float">
            <text:p>664,02698</text:p>
          </table:table-cell>
          <table:table-cell table:number-columns-repeated="2" office:value-type="float" office:value="656.04272" calcext:value-type="float">
            <text:p>656,04272</text:p>
          </table:table-cell>
          <table:table-cell table:number-columns-repeated="2" office:value-type="float" office:value="660.03082" calcext:value-type="float">
            <text:p>660,0308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1319.0522" calcext:value-type="float">
            <text:p>1319,052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76.06348" calcext:value-type="float">
            <text:p>676,06348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311.6436" calcext:value-type="float">
            <text:p>1311,6436</text:p>
          </table:table-cell>
          <table:table-cell office:value-type="float" office:value="1357.0732" calcext:value-type="float">
            <text:p>1357,0732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506.9172" calcext:value-type="float">
            <text:p>1506,9172</text:p>
          </table:table-cell>
          <table:table-cell office:value-type="float" office:value="1543.8634" calcext:value-type="float">
            <text:p>1543,8634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597.1584" calcext:value-type="float">
            <text:p>1597,1584</text:p>
          </table:table-cell>
          <table:table-cell office:value-type="float" office:value="1607.8896" calcext:value-type="float">
            <text:p>1607,8896</text:p>
          </table:table-cell>
          <table:table-cell office:value-type="float" office:value="1618.6447" calcext:value-type="float">
            <text:p>1618,6447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683.6747" calcext:value-type="float">
            <text:p>1683,6747</text:p>
          </table:table-cell>
          <table:table-cell office:value-type="float" office:value="1700.0652" calcext:value-type="float">
            <text:p>1700,0652</text:p>
          </table:table-cell>
          <table:table-cell office:value-type="float" office:value="1722.0013" calcext:value-type="float">
            <text:p>1722,0013</text:p>
          </table:table-cell>
          <table:table-cell table:style-name="ce2" office:value-type="string" calcext:value-type="string">
            <text:p>1782,807</text:p>
          </table:table-cell>
          <table:table-cell office:value-type="float" office:value="1805.0919" calcext:value-type="float">
            <text:p>1805,091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85.0742" calcext:value-type="float">
            <text:p>2885,0742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2341.9929" calcext:value-type="float">
            <text:p>2341,992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1849.9376" calcext:value-type="float">
            <text:p>1849,9376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895.1487" calcext:value-type="float">
            <text:p>1895,1487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1969.3884" calcext:value-type="float">
            <text:p>1969,3884</text:p>
          </table:table-cell>
          <table:table-cell office:value-type="float" office:value="2009.7559" calcext:value-type="float">
            <text:p>2009,7559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2091.3049" calcext:value-type="float">
            <text:p>2091,3049</text:p>
          </table:table-cell>
          <table:table-cell office:value-type="float" office:value="2138.3877" calcext:value-type="float">
            <text:p>2138,3877</text:p>
          </table:table-cell>
          <table:table-cell office:value-type="float" office:value="2185.8186" calcext:value-type="float">
            <text:p>2185,8186</text:p>
          </table:table-cell>
          <table:table-cell table:style-name="ce2" office:value-type="string" calcext:value-type="string">
            <text:p>2233,595</text:p>
          </table:table-cell>
          <table:table-cell office:value-type="float" office:value="2293.7976" calcext:value-type="float">
            <text:p>2293,7976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52.8" calcext:value-type="float">
            <text:p>2452,8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2564.9412" calcext:value-type="float">
            <text:p>2564,9412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85.1116" calcext:value-type="float">
            <text:p>2685,1116</text:p>
          </table:table-cell>
          <table:table-cell table:style-name="ce2" office:value-type="string" calcext:value-type="string">
            <text:p>2729,845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852.4993" calcext:value-type="float">
            <text:p>2852,4993</text:p>
          </table:table-cell>
          <table:table-cell office:value-type="float" office:value="2859.0044" calcext:value-type="float">
            <text:p>2859,0044</text:p>
          </table:table-cell>
          <table:table-cell office:value-type="float" office:value="2885.0742" calcext:value-type="float">
            <text:p>2885,074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3525.6682" calcext:value-type="float">
            <text:p>3525,6682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937.45" calcext:value-type="float">
            <text:p>2937,45</text:p>
          </table:table-cell>
          <table:table-cell office:value-type="float" office:value="2976.9375" calcext:value-type="float">
            <text:p>2976,9375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3056.4375" calcext:value-type="float">
            <text:p>3056,4375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109.8245" calcext:value-type="float">
            <text:p>3109,8245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244.6318" calcext:value-type="float">
            <text:p>3244,6318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340.1255" calcext:value-type="float">
            <text:p>3340,1255</text:p>
          </table:table-cell>
          <table:table-cell office:value-type="float" office:value="3395.1062" calcext:value-type="float">
            <text:p>3395,1062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519.9016" calcext:value-type="float">
            <text:p>3519,9016</text:p>
          </table:table-cell>
          <table:table-cell office:value-type="float" office:value="3582.8601" calcext:value-type="float">
            <text:p>3582,8601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674.4546" calcext:value-type="float">
            <text:p>3674,4546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77.0825" calcext:value-type="float">
            <text:p>4277,0825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97.2817" calcext:value-type="float">
            <text:p>5497,2817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944.3823" calcext:value-type="float">
            <text:p>4944,382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426.7969" calcext:value-type="float">
            <text:p>4426,7969</text:p>
          </table:table-cell>
          <table:table-cell office:value-type="float" office:value="4494.7266" calcext:value-type="float">
            <text:p>4494,7266</text:p>
          </table:table-cell>
          <table:table-cell office:value-type="float" office:value="4532.6138" calcext:value-type="float">
            <text:p>4532,6138</text:p>
          </table:table-cell>
          <table:table-cell office:value-type="float" office:value="4563" calcext:value-type="float">
            <text:p>4563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746.7314" calcext:value-type="float">
            <text:p>4746,7314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839.5" calcext:value-type="float">
            <text:p>4839,5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5011.1221" calcext:value-type="float">
            <text:p>5011,1221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208.5518" calcext:value-type="float">
            <text:p>5208,5518</text:p>
          </table:table-cell>
          <table:table-cell table:style-name="ce2" office:value-type="string" calcext:value-type="string">
            <text:p>5256,312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5440.7339" calcext:value-type="float">
            <text:p>5440,7339</text:p>
          </table:table-cell>
          <table:table-cell office:value-type="float" office:value="5464.9448" calcext:value-type="float">
            <text:p>5464,9448</text:p>
          </table:table-cell>
          <table:table-cell office:value-type="float" office:value="5497.2817" calcext:value-type="float">
            <text:p>5497,281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73.2441" calcext:value-type="float">
            <text:p>5973,2441</text:p>
          </table:table-cell>
          <table:table-cell table:style-name="ce2" office:value-type="string" calcext:value-type="string">
            <text:p>5537,792</text:p>
          </table:table-cell>
          <table:table-cell office:value-type="float" office:value="5812.0923" calcext:value-type="float">
            <text:p>5812,0923</text:p>
          </table:table-cell>
          <table:table-cell office:value-type="string" calcext:value-type="string">
            <text:p>24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5537,792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578.4014" calcext:value-type="float">
            <text:p>5578,4014</text:p>
          </table:table-cell>
          <table:table-cell office:value-type="float" office:value="5594.6729" calcext:value-type="float">
            <text:p>5594,6729</text:p>
          </table:table-cell>
          <table:table-cell office:value-type="float" office:value="5619.1099" calcext:value-type="float">
            <text:p>5619,1099</text:p>
          </table:table-cell>
          <table:table-cell table:style-name="ce2" office:value-type="string" calcext:value-type="string">
            <text:p>5643,582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676.2666" calcext:value-type="float">
            <text:p>5676,2666</text:p>
          </table:table-cell>
          <table:table-cell office:value-type="float" office:value="5700.8218" calcext:value-type="float">
            <text:p>5700,8218</text:p>
          </table:table-cell>
          <table:table-cell office:value-type="float" office:value="5725.4116" calcext:value-type="float">
            <text:p>5725,4116</text:p>
          </table:table-cell>
          <table:table-cell office:value-type="float" office:value="5750.0371" calcext:value-type="float">
            <text:p>5750,0371</text:p>
          </table:table-cell>
          <table:table-cell office:value-type="float" office:value="5774.6978" calcext:value-type="float">
            <text:p>5774,6978</text:p>
          </table:table-cell>
          <table:table-cell office:value-type="float" office:value="5791.1577" calcext:value-type="float">
            <text:p>5791,1577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5824.1245" calcext:value-type="float">
            <text:p>5824,1245</text:p>
          </table:table-cell>
          <table:table-cell office:value-type="float" office:value="5848.8906" calcext:value-type="float">
            <text:p>5848,8906</text:p>
          </table:table-cell>
          <table:table-cell office:value-type="float" office:value="5898.5273" calcext:value-type="float">
            <text:p>5898,5273</text:p>
          </table:table-cell>
          <table:table-cell table:number-columns-repeated="2" office:value-type="float" office:value="5923.3979" calcext:value-type="float">
            <text:p>5923,3979</text:p>
          </table:table-cell>
          <table:table-cell office:value-type="float" office:value="5931.6958" calcext:value-type="float">
            <text:p>5931,6958</text:p>
          </table:table-cell>
          <table:table-cell office:value-type="float" office:value="5939.9976" calcext:value-type="float">
            <text:p>5939,9976</text:p>
          </table:table-cell>
          <table:table-cell office:value-type="float" office:value="5956.6133" calcext:value-type="float">
            <text:p>5956,6133</text:p>
          </table:table-cell>
          <table:table-cell office:value-type="float" office:value="5964.9268" calcext:value-type="float">
            <text:p>5964,9268</text:p>
          </table:table-cell>
          <table:table-cell office:value-type="float" office:value="5973.2441" calcext:value-type="float">
            <text:p>5973,2441</text:p>
          </table:table-cell>
          <table:table-cell table:number-columns-repeated="3" office:value-type="float" office:value="5964.9268" calcext:value-type="float">
            <text:p>5964,9268</text:p>
          </table:table-cell>
          <table:table-cell table:number-columns-repeated="2" office:value-type="float" office:value="5956.6133" calcext:value-type="float">
            <text:p>5956,6133</text:p>
          </table:table-cell>
          <table:table-cell office:value-type="float" office:value="5948.3037" calcext:value-type="float">
            <text:p>5948,303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23.3979" calcext:value-type="float">
            <text:p>5923,3979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660.3174" calcext:value-type="float">
            <text:p>5660,31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923.3979" calcext:value-type="float">
            <text:p>5923,3979</text:p>
          </table:table-cell>
          <table:table-cell table:style-name="ce2" office:value-type="string" calcext:value-type="string">
            <text:p>5915,104</text:p>
          </table:table-cell>
          <table:table-cell table:number-columns-repeated="3" office:value-type="float" office:value="5898.5273" calcext:value-type="float">
            <text:p>5898,5273</text:p>
          </table:table-cell>
          <table:table-cell office:value-type="float" office:value="5881.9658" calcext:value-type="float">
            <text:p>5881,9658</text:p>
          </table:table-cell>
          <table:table-cell office:value-type="float" office:value="5873.6914" calcext:value-type="float">
            <text:p>5873,6914</text:p>
          </table:table-cell>
          <table:table-cell office:value-type="float" office:value="5840.6313" calcext:value-type="float">
            <text:p>5840,6313</text:p>
          </table:table-cell>
          <table:table-cell office:value-type="float" office:value="5824.1245" calcext:value-type="float">
            <text:p>5824,1245</text:p>
          </table:table-cell>
          <table:table-cell office:value-type="float" office:value="5791.1577" calcext:value-type="float">
            <text:p>5791,1577</text:p>
          </table:table-cell>
          <table:table-cell office:value-type="float" office:value="5758.2534" calcext:value-type="float">
            <text:p>5758,2534</text:p>
          </table:table-cell>
          <table:table-cell office:value-type="float" office:value="5741.8247" calcext:value-type="float">
            <text:p>5741,8247</text:p>
          </table:table-cell>
          <table:table-cell office:value-type="float" office:value="5709.0142" calcext:value-type="float">
            <text:p>5709,0142</text:p>
          </table:table-cell>
          <table:table-cell office:value-type="float" office:value="5684.4478" calcext:value-type="float">
            <text:p>5684,4478</text:p>
          </table:table-cell>
          <table:table-cell office:value-type="float" office:value="5651.7471" calcext:value-type="float">
            <text:p>5651,7471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610.96" calcext:value-type="float">
            <text:p>5610,96</text:p>
          </table:table-cell>
          <table:table-cell office:value-type="float" office:value="5594.6729" calcext:value-type="float">
            <text:p>5594,6729</text:p>
          </table:table-cell>
          <table:table-cell office:value-type="float" office:value="5578.4014" calcext:value-type="float">
            <text:p>5578,4014</text:p>
          </table:table-cell>
          <table:table-cell table:number-columns-repeated="2" table:style-name="ce2" office:value-type="string" calcext:value-type="string">
            <text:p>5562,146</text:p>
          </table:table-cell>
          <table:table-cell office:value-type="float" office:value="5554.0239" calcext:value-type="float">
            <text:p>5554,0239</text:p>
          </table:table-cell>
          <table:table-cell office:value-type="float" office:value="5545.9058" calcext:value-type="float">
            <text:p>5545,9058</text:p>
          </table:table-cell>
          <table:table-cell table:style-name="ce2" office:value-type="string" calcext:value-type="string">
            <text:p>5537,792</text:p>
          </table:table-cell>
          <table:table-cell office:value-type="float" office:value="5521.5757" calcext:value-type="float">
            <text:p>5521,5757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456.8706" calcext:value-type="float">
            <text:p>5456,8706</text:p>
          </table:table-cell>
          <table:table-cell office:value-type="float" office:value="5440.7339" calcext:value-type="float">
            <text:p>5440,7339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296.2231" calcext:value-type="float">
            <text:p>5296,2231</text:p>
          </table:table-cell>
          <table:table-cell table:number-columns-repeated="29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84.7261" calcext:value-type="float">
            <text:p>5184,7261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3983.6667" calcext:value-type="float">
            <text:p>3983,666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184.7261" calcext:value-type="float">
            <text:p>5184,7261</text:p>
          </table:table-cell>
          <table:table-cell office:value-type="float" office:value="5089.7886" calcext:value-type="float">
            <text:p>5089,7886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487.1616" calcext:value-type="float">
            <text:p>4487,1616</text:p>
          </table:table-cell>
          <table:table-cell table:style-name="ce2" office:value-type="string" calcext:value-type="string">
            <text:p>4411,748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3990.1245" calcext:value-type="float">
            <text:p>3990,1245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831.2058" calcext:value-type="float">
            <text:p>3831,2058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429.6208" calcext:value-type="float">
            <text:p>3429,6208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2937.45" calcext:value-type="float">
            <text:p>2937,45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736.2556" calcext:value-type="float">
            <text:p>2736,2556</text:p>
          </table:table-cell>
          <table:table-cell table:style-name="ce2" office:value-type="string" calcext:value-type="string">
            <text:p>2640,625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741.46198" calcext:value-type="float">
            <text:p>741,46198</text:p>
          </table:table-cell>
          <table:table-cell office:value-type="float" office:value="1428.3842" calcext:value-type="float">
            <text:p>1428,38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452.8" calcext:value-type="float">
            <text:p>2452,8</text:p>
          </table:table-cell>
          <table:table-cell office:value-type="float" office:value="2360.6343" calcext:value-type="float">
            <text:p>2360,6343</text:p>
          </table:table-cell>
          <table:table-cell office:value-type="float" office:value="2275.6809" calcext:value-type="float">
            <text:p>2275,6809</text:p>
          </table:table-cell>
          <table:table-cell office:value-type="float" office:value="2185.8186" calcext:value-type="float">
            <text:p>2185,8186</text:p>
          </table:table-cell>
          <table:table-cell table:style-name="ce2" office:value-type="string" calcext:value-type="string">
            <text:p>2103,043</text:p>
          </table:table-cell>
          <table:table-cell office:value-type="float" office:value="2027.1395" calcext:value-type="float">
            <text:p>2027,1395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1889.4774" calcext:value-type="float">
            <text:p>1889,4774</text:p>
          </table:table-cell>
          <table:table-cell office:value-type="float" office:value="1833.0775" calcext:value-type="float">
            <text:p>1833,0775</text:p>
          </table:table-cell>
          <table:table-cell office:value-type="float" office:value="1766.1539" calcext:value-type="float">
            <text:p>1766,1539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501.6636" calcext:value-type="float">
            <text:p>1501,6636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336.8186" calcext:value-type="float">
            <text:p>1336,8186</text:p>
          </table:table-cell>
          <table:table-cell office:value-type="float" office:value="1261.7745" calcext:value-type="float">
            <text:p>1261,7745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031.5883" calcext:value-type="float">
            <text:p>1031,5883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847.59448" calcext:value-type="float">
            <text:p>847,59448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41.46198" calcext:value-type="float">
            <text:p>741,46198</text:p>
          </table:table-cell>
          <table:table-cell table:number-columns-repeated="12" office:value-type="string" calcext:value-type="string">
            <text:p>2</text:p>
          </table:table-cell>
          <table:table-cell table:number-columns-repeated="19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7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570.84027" calcext:value-type="float">
            <text:p>570,840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00.35181" calcext:value-type="float">
            <text:p>700,35181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28.35278" calcext:value-type="float">
            <text:p>628,35278</text:p>
          </table:table-cell>
          <table:table-cell table:number-columns-repeated="2" office:value-type="float" office:value="616.60809" calcext:value-type="float">
            <text:p>616,60809</text:p>
          </table:table-cell>
          <table:table-cell table:number-columns-repeated="2" office:value-type="float" office:value="612.70959" calcext:value-type="float">
            <text:p>612,70959</text:p>
          </table:table-cell>
          <table:table-cell office:value-type="float" office:value="608.8194" calcext:value-type="float">
            <text:p>608,8194</text:p>
          </table:table-cell>
          <table:table-cell table:number-columns-repeated="2" office:value-type="float" office:value="589.49268" calcext:value-type="float">
            <text:p>589,49268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4.7308" calcext:value-type="float">
            <text:p>404,730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37.01431" calcext:value-type="float">
            <text:p>337,014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381.22321" calcext:value-type="float">
            <text:p>381,22321</text:p>
          </table:table-cell>
          <table:table-cell table:number-columns-repeated="4" office:value-type="float" office:value="368.00241" calcext:value-type="float">
            <text:p>368,00241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54.93799" calcext:value-type="float">
            <text:p>354,93799</text:p>
          </table:table-cell>
          <table:table-cell table:number-columns-repeated="2" office:value-type="float" office:value="348.46509" calcext:value-type="float">
            <text:p>348,46509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42.03201" calcext:value-type="float">
            <text:p>342,03201</text:p>
          </table:table-cell>
          <table:table-cell table:number-columns-repeated="2" office:value-type="float" office:value="335.63889" calcext:value-type="float">
            <text:p>335,63889</text:p>
          </table:table-cell>
          <table:table-cell table:number-columns-repeated="3"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3.5827" calcext:value-type="float">
            <text:p>313,5827</text:p>
          </table:table-cell>
          <table:table-cell table:number-columns-repeated="5" office:value-type="float" office:value="310.47281" calcext:value-type="float">
            <text:p>310,47281</text:p>
          </table:table-cell>
          <table:table-cell table:number-columns-repeated="3" office:value-type="float" office:value="307.37329" calcext:value-type="float">
            <text:p>307,37329</text:p>
          </table:table-cell>
          <table:table-cell office:value-type="float" office:value="304.28409" calcext:value-type="float">
            <text:p>304,2840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298.13708" calcext:value-type="float">
            <text:p>298,13708</text:p>
          </table:table-cell>
          <table:table-cell office:value-type="float" office:value="304.19589" calcext:value-type="float">
            <text:p>304,1958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6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5" office:value-type="float" office:value="304.28409" calcext:value-type="float">
            <text:p>304,28409</text:p>
          </table:table-cell>
          <table:table-cell table:number-columns-repeated="3" office:value-type="float" office:value="301.20541" calcext:value-type="float">
            <text:p>301,20541</text:p>
          </table:table-cell>
          <table:table-cell table:number-columns-repeated="6" office:value-type="float" office:value="304.28409" calcext:value-type="float">
            <text:p>304,28409</text:p>
          </table:table-cell>
          <table:table-cell office:value-type="float" office:value="301.20541" calcext:value-type="float">
            <text:p>301,20541</text:p>
          </table:table-cell>
          <table:table-cell table:number-columns-repeated="4" office:value-type="float" office:value="298.13708" calcext:value-type="float">
            <text:p>298,13708</text:p>
          </table:table-cell>
          <table:table-cell table:number-columns-repeated="3" office:value-type="float" office:value="301.20541" calcext:value-type="float">
            <text:p>301,20541</text:p>
          </table:table-cell>
          <table:table-cell table:number-columns-repeated="3" office:value-type="float" office:value="304.28409" calcext:value-type="float">
            <text:p>304,28409</text:p>
          </table:table-cell>
          <table:table-cell table:number-columns-repeated="2" office:value-type="float" office:value="307.37329" calcext:value-type="float">
            <text:p>307,37329</text:p>
          </table:table-cell>
          <table:table-cell table:number-columns-repeated="2" office:value-type="float" office:value="310.47281" calcext:value-type="float">
            <text:p>310,4728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9.8334" calcext:value-type="float">
            <text:p>319,833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41.46198" calcext:value-type="float">
            <text:p>741,46198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475.40311" calcext:value-type="float">
            <text:p>475,4031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35.63889" calcext:value-type="float">
            <text:p>335,6388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74.59341" calcext:value-type="float">
            <text:p>374,59341</text:p>
          </table:table-cell>
          <table:table-cell table:number-columns-repeated="3" office:value-type="float" office:value="377.9035" calcext:value-type="float">
            <text:p>377,9035</text:p>
          </table:table-cell>
          <table:table-cell table:number-columns-repeated="2" office:value-type="float" office:value="381.22321" calcext:value-type="float">
            <text:p>381,22321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425.25" calcext:value-type="float">
            <text:p>425,25</text:p>
          </table:table-cell>
          <table:table-cell office:value-type="float" office:value="439.11621" calcext:value-type="float">
            <text:p>439,11621</text:p>
          </table:table-cell>
          <table:table-cell table:number-columns-repeated="2" office:value-type="float" office:value="442.6058" calcext:value-type="float">
            <text:p>442,6058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9.6127" calcext:value-type="float">
            <text:p>449,6127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60.03082" calcext:value-type="float">
            <text:p>660,03082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41.46198" calcext:value-type="float">
            <text:p>741,4619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299.8472" calcext:value-type="float">
            <text:p>2299,8472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1559.7659" calcext:value-type="float">
            <text:p>1559,765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958.35712" calcext:value-type="float">
            <text:p>958,35712</text:p>
          </table:table-cell>
          <table:table-cell office:value-type="float" office:value="1045.5181" calcext:value-type="float">
            <text:p>1045,5181</text:p>
          </table:table-cell>
          <table:table-cell office:value-type="float" office:value="1087.6793" calcext:value-type="float">
            <text:p>1087,6793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188.1897" calcext:value-type="float">
            <text:p>1188,1897</text:p>
          </table:table-cell>
          <table:table-cell office:value-type="float" office:value="1261.7745" calcext:value-type="float">
            <text:p>1261,7745</text:p>
          </table:table-cell>
          <table:table-cell office:value-type="float" office:value="1296.6152" calcext:value-type="float">
            <text:p>1296,6152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645.6367" calcext:value-type="float">
            <text:p>1645,6367</text:p>
          </table:table-cell>
          <table:table-cell office:value-type="float" office:value="1700.0652" calcext:value-type="float">
            <text:p>1700,0652</text:p>
          </table:table-cell>
          <table:table-cell office:value-type="float" office:value="1777.2502" calcext:value-type="float">
            <text:p>1777,2502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849.9376" calcext:value-type="float">
            <text:p>1849,9376</text:p>
          </table:table-cell>
          <table:table-cell office:value-type="float" office:value="1895.1487" calcext:value-type="float">
            <text:p>1895,1487</text:p>
          </table:table-cell>
          <table:table-cell table:style-name="ce2" office:value-type="string" calcext:value-type="string">
            <text:p>1963,644</text:p>
          </table:table-cell>
          <table:table-cell office:value-type="float" office:value="2050.3953" calcext:value-type="float">
            <text:p>2050,3953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197.7302" calcext:value-type="float">
            <text:p>2197,7302</text:p>
          </table:table-cell>
          <table:table-cell office:value-type="float" office:value="2239.5913" calcext:value-type="float">
            <text:p>2239,5913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299.8472" calcext:value-type="float">
            <text:p>2299,847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8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2761,948</text:p>
          </table:table-cell>
          <table:table-cell office:value-type="float" office:value="2305.9021" calcext:value-type="float">
            <text:p>2305,9021</text:p>
          </table:table-cell>
          <table:table-cell table:style-name="ce2" office:value-type="string" calcext:value-type="string">
            <text:p>2512,04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2305.9021" calcext:value-type="float">
            <text:p>2305,9021</text:p>
          </table:table-cell>
          <table:table-cell table:number-columns-repeated="3" office:value-type="float" office:value="2348.4346" calcext:value-type="float">
            <text:p>2348,4346</text:p>
          </table:table-cell>
          <table:table-cell office:value-type="float" office:value="2354.5317" calcext:value-type="float">
            <text:p>2354,5317</text:p>
          </table:table-cell>
          <table:table-cell table:number-columns-repeated="3" office:value-type="float" office:value="2378.9731" calcext:value-type="float">
            <text:p>2378,9731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403.4985" calcext:value-type="float">
            <text:p>2403,4985</text:p>
          </table:table-cell>
          <table:table-cell office:value-type="float" office:value="2421.9475" calcext:value-type="float">
            <text:p>2421,9475</text:p>
          </table:table-cell>
          <table:table-cell office:value-type="float" office:value="2440.4434" calcext:value-type="float">
            <text:p>2440,4434</text:p>
          </table:table-cell>
          <table:table-cell office:value-type="float" office:value="2465.1775" calcext:value-type="float">
            <text:p>2465,1775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521.1323" calcext:value-type="float">
            <text:p>2521,1323</text:p>
          </table:table-cell>
          <table:table-cell office:value-type="float" office:value="2539.8767" calcext:value-type="float">
            <text:p>2539,8767</text:p>
          </table:table-cell>
          <table:table-cell office:value-type="float" office:value="2564.9412" calcext:value-type="float">
            <text:p>2564,9412</text:p>
          </table:table-cell>
          <table:table-cell office:value-type="float" office:value="2590.0876" calcext:value-type="float">
            <text:p>2590,0876</text:p>
          </table:table-cell>
          <table:table-cell office:value-type="float" office:value="2615.3157" calcext:value-type="float">
            <text:p>2615,3157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53.3101" calcext:value-type="float">
            <text:p>2653,3101</text:p>
          </table:table-cell>
          <table:table-cell office:value-type="float" office:value="2672.3757" calcext:value-type="float">
            <text:p>2672,3757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2717.0388" calcext:value-type="float">
            <text:p>2717,0388</text:p>
          </table:table-cell>
          <table:table-cell table:style-name="ce2" office:value-type="string" calcext:value-type="string">
            <text:p>2729,845</text:p>
          </table:table-cell>
          <table:table-cell office:value-type="float" office:value="2742.6711" calcext:value-type="float">
            <text:p>2742,6711</text:p>
          </table:table-cell>
          <table:table-cell table:style-name="ce2" office:value-type="string" calcext:value-type="string">
            <text:p>2761,94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3397.3828" calcext:value-type="float">
            <text:p>3397,3828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81.2698" calcext:value-type="float">
            <text:p>2781,2698</text:p>
          </table:table-cell>
          <table:table-cell office:value-type="float" office:value="2794.1758" calcext:value-type="float">
            <text:p>2794,1758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859.0044" calcext:value-type="float">
            <text:p>2859,0044</text:p>
          </table:table-cell>
          <table:table-cell table:style-name="ce2" office:value-type="string" calcext:value-type="string">
            <text:p>2891,604</text:p>
          </table:table-cell>
          <table:table-cell office:value-type="float" office:value="2917.7722" calcext:value-type="float">
            <text:p>2917,7722</text:p>
          </table:table-cell>
          <table:table-cell office:value-type="float" office:value="2957.1719" calcext:value-type="float">
            <text:p>2957,1719</text:p>
          </table:table-cell>
          <table:table-cell office:value-type="float" office:value="2996.7471" calcext:value-type="float">
            <text:p>2996,7471</text:p>
          </table:table-cell>
          <table:table-cell office:value-type="float" office:value="3029.8601" calcext:value-type="float">
            <text:p>3029,8601</text:p>
          </table:table-cell>
          <table:table-cell table:number-columns-repeated="3" office:value-type="float" office:value="3036.4973" calcext:value-type="float">
            <text:p>3036,4973</text:p>
          </table:table-cell>
          <table:table-cell office:value-type="float" office:value="3056.4375" calcext:value-type="float">
            <text:p>3056,4375</text:p>
          </table:table-cell>
          <table:table-cell office:value-type="float" office:value="3089.7683" calcext:value-type="float">
            <text:p>3089,7683</text:p>
          </table:table-cell>
          <table:table-cell office:value-type="float" office:value="3163.5186" calcext:value-type="float">
            <text:p>3163,5186</text:p>
          </table:table-cell>
          <table:table-cell office:value-type="float" office:value="3251.4221" calcext:value-type="float">
            <text:p>3251,4221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388.2173" calcext:value-type="float">
            <text:p>3388,2173</text:p>
          </table:table-cell>
          <table:table-cell office:value-type="float" office:value="3505.9614" calcext:value-type="float">
            <text:p>3505,9614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939.3262" calcext:value-type="float">
            <text:p>3939,3262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210.2729" calcext:value-type="float">
            <text:p>4210,2729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441.8623" calcext:value-type="float">
            <text:p>4441,8623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56.6299" calcext:value-type="float">
            <text:p>6056,6299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5573.5088" calcext:value-type="float">
            <text:p>5573,508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769.8672" calcext:value-type="float">
            <text:p>4769,8672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137.1841" calcext:value-type="float">
            <text:p>5137,1841</text:p>
          </table:table-cell>
          <table:table-cell table:style-name="ce2" office:value-type="string" calcext:value-type="string">
            <text:p>5200,606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60.29" calcext:value-type="float">
            <text:p>5360,29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497.2817" calcext:value-type="float">
            <text:p>5497,2817</text:p>
          </table:table-cell>
          <table:table-cell office:value-type="float" office:value="5570.2715" calcext:value-type="float">
            <text:p>5570,2715</text:p>
          </table:table-cell>
          <table:table-cell table:style-name="ce2" office:value-type="string" calcext:value-type="string">
            <text:p>5643,582</text:p>
          </table:table-cell>
          <table:table-cell office:value-type="float" office:value="5717.2109" calcext:value-type="float">
            <text:p>5717,2109</text:p>
          </table:table-cell>
          <table:table-cell office:value-type="float" office:value="5782.9258" calcext:value-type="float">
            <text:p>5782,9258</text:p>
          </table:table-cell>
          <table:table-cell office:value-type="float" office:value="5824.1245" calcext:value-type="float">
            <text:p>5824,1245</text:p>
          </table:table-cell>
          <table:table-cell office:value-type="float" office:value="5865.4204" calcext:value-type="float">
            <text:p>5865,4204</text:p>
          </table:table-cell>
          <table:table-cell office:value-type="float" office:value="5931.6958" calcext:value-type="float">
            <text:p>5931,6958</text:p>
          </table:table-cell>
          <table:table-cell office:value-type="float" office:value="5973.2441" calcext:value-type="float">
            <text:p>5973,2441</text:p>
          </table:table-cell>
          <table:table-cell office:value-type="float" office:value="6006.5522" calcext:value-type="float">
            <text:p>6006,5522</text:p>
          </table:table-cell>
          <table:table-cell table:style-name="ce2" office:value-type="string" calcext:value-type="string">
            <text:p>6023,229</text:p>
          </table:table-cell>
          <table:table-cell office:value-type="float" office:value="6031.5737" calcext:value-type="float">
            <text:p>6031,5737</text:p>
          </table:table-cell>
          <table:table-cell table:number-columns-repeated="6" office:value-type="float" office:value="6048.2739" calcext:value-type="float">
            <text:p>6048,2739</text:p>
          </table:table-cell>
          <table:table-cell office:value-type="float" office:value="6056.6299" calcext:value-type="float">
            <text:p>6056,6299</text:p>
          </table:table-cell>
          <table:table-cell table:number-columns-repeated="4" office:value-type="string" calcext:value-type="string">
            <text:p>1</text:p>
          </table:table-cell>
          <table:table-cell table:number-columns-repeated="27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40.3999" calcext:value-type="float">
            <text:p>6140,3999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906.4438" calcext:value-type="float">
            <text:p>5906,443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table:style-name="ce2" office:value-type="string" calcext:value-type="string">
            <text:p>6073,353</text:p>
          </table:table-cell>
          <table:table-cell office:value-type="float" office:value="6064.9893" calcext:value-type="float">
            <text:p>6064,9893</text:p>
          </table:table-cell>
          <table:table-cell table:style-name="ce2" office:value-type="string" calcext:value-type="string">
            <text:p>6073,353</text:p>
          </table:table-cell>
          <table:table-cell office:value-type="float" office:value="6132.0054" calcext:value-type="float">
            <text:p>6132,0054</text:p>
          </table:table-cell>
          <table:table-cell office:value-type="float" office:value="6140.3999" calcext:value-type="float">
            <text:p>6140,3999</text:p>
          </table:table-cell>
          <table:table-cell office:value-type="float" office:value="6115.2285" calcext:value-type="float">
            <text:p>6115,2285</text:p>
          </table:table-cell>
          <table:table-cell office:value-type="float" office:value="6090.0918" calcext:value-type="float">
            <text:p>6090,0918</text:p>
          </table:table-cell>
          <table:table-cell office:value-type="float" office:value="6064.9893" calcext:value-type="float">
            <text:p>6064,9893</text:p>
          </table:table-cell>
          <table:table-cell office:value-type="float" office:value="6039.9219" calcext:value-type="float">
            <text:p>6039,9219</text:p>
          </table:table-cell>
          <table:table-cell office:value-type="float" office:value="6014.8887" calcext:value-type="float">
            <text:p>6014,8887</text:p>
          </table:table-cell>
          <table:table-cell office:value-type="float" office:value="5998.2192" calcext:value-type="float">
            <text:p>5998,2192</text:p>
          </table:table-cell>
          <table:table-cell office:value-type="float" office:value="5989.8901" calcext:value-type="float">
            <text:p>5989,8901</text:p>
          </table:table-cell>
          <table:table-cell office:value-type="float" office:value="5964.9268" calcext:value-type="float">
            <text:p>5964,9268</text:p>
          </table:table-cell>
          <table:table-cell office:value-type="float" office:value="5931.6958" calcext:value-type="float">
            <text:p>5931,6958</text:p>
          </table:table-cell>
          <table:table-cell office:value-type="float" office:value="5906.8135" calcext:value-type="float">
            <text:p>5906,8135</text:p>
          </table:table-cell>
          <table:table-cell office:value-type="float" office:value="5881.9658" calcext:value-type="float">
            <text:p>5881,9658</text:p>
          </table:table-cell>
          <table:table-cell office:value-type="float" office:value="5865.4204" calcext:value-type="float">
            <text:p>5865,4204</text:p>
          </table:table-cell>
          <table:table-cell office:value-type="float" office:value="5848.8906" calcext:value-type="float">
            <text:p>5848,8906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5782.9258" calcext:value-type="float">
            <text:p>5782,9258</text:p>
          </table:table-cell>
          <table:table-cell office:value-type="float" office:value="5766.4736" calcext:value-type="float">
            <text:p>5766,4736</text:p>
          </table:table-cell>
          <table:table-cell office:value-type="float" office:value="5750.0371" calcext:value-type="float">
            <text:p>5750,0371</text:p>
          </table:table-cell>
          <table:table-cell table:number-columns-repeated="2" office:value-type="float" office:value="5717.2109" calcext:value-type="float">
            <text:p>5717,2109</text:p>
          </table:table-cell>
          <table:table-cell office:value-type="float" office:value="5709.0142" calcext:value-type="float">
            <text:p>5709,0142</text:p>
          </table:table-cell>
          <table:table-cell office:value-type="float" office:value="5692.6328" calcext:value-type="float">
            <text:p>5692,6328</text:p>
          </table:table-cell>
          <table:table-cell office:value-type="float" office:value="5684.4478" calcext:value-type="float">
            <text:p>5684,4478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635.4204" calcext:value-type="float">
            <text:p>5635,4204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19.1099" calcext:value-type="float">
            <text:p>5619,1099</text:p>
          </table:table-cell>
          <table:table-cell office:value-type="float" office:value="4011.9617" calcext:value-type="float">
            <text:p>4011,9617</text:p>
          </table:table-cell>
          <table:table-cell office:value-type="float" office:value="4899.7129" calcext:value-type="float">
            <text:p>4899,71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619.1099" calcext:value-type="float">
            <text:p>5619,1099</text:p>
          </table:table-cell>
          <table:table-cell office:value-type="float" office:value="5610.96" calcext:value-type="float">
            <text:p>5610,96</text:p>
          </table:table-cell>
          <table:table-cell office:value-type="float" office:value="5586.5352" calcext:value-type="float">
            <text:p>5586,5352</text:p>
          </table:table-cell>
          <table:table-cell office:value-type="float" office:value="5554.0239" calcext:value-type="float">
            <text:p>5554,0239</text:p>
          </table:table-cell>
          <table:table-cell office:value-type="float" office:value="5505.3755" calcext:value-type="float">
            <text:p>5505,3755</text:p>
          </table:table-cell>
          <table:table-cell office:value-type="float" office:value="5456.8706" calcext:value-type="float">
            <text:p>5456,8706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360.29" calcext:value-type="float">
            <text:p>5360,29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16.5015" calcext:value-type="float">
            <text:p>5216,5015</text:p>
          </table:table-cell>
          <table:table-cell office:value-type="float" office:value="5168.8628" calcext:value-type="float">
            <text:p>5168,8628</text:p>
          </table:table-cell>
          <table:table-cell office:value-type="float" office:value="5121.3696" calcext:value-type="float">
            <text:p>5121,3696</text:p>
          </table:table-cell>
          <table:table-cell office:value-type="float" office:value="5074.0225" calcext:value-type="float">
            <text:p>5074,0225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708.2549" calcext:value-type="float">
            <text:p>4708,2549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381.7021" calcext:value-type="float">
            <text:p>4381,7021</text:p>
          </table:table-cell>
          <table:table-cell office:value-type="float" office:value="4306.8877" calcext:value-type="float">
            <text:p>4306,8877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173.3086" calcext:value-type="float">
            <text:p>4173,3086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4011.9617" calcext:value-type="float">
            <text:p>4011,9617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97.3992" calcext:value-type="float">
            <text:p>3997,3992</text:p>
          </table:table-cell>
          <table:table-cell table:style-name="ce2" office:value-type="string" calcext:value-type="string">
            <text:p>2609,001</text:p>
          </table:table-cell>
          <table:table-cell office:value-type="float" office:value="3303.2725" calcext:value-type="float">
            <text:p>3303,27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3997.3992" calcext:value-type="float">
            <text:p>3997,3992</text:p>
          </table:table-cell>
          <table:table-cell office:value-type="float" office:value="3917.6218" calcext:value-type="float">
            <text:p>3917,6218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540.8464" calcext:value-type="float">
            <text:p>3540,8464</text:p>
          </table:table-cell>
          <table:table-cell office:value-type="float" office:value="3485.0857" calcext:value-type="float">
            <text:p>3485,0857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388.2173" calcext:value-type="float">
            <text:p>3388,2173</text:p>
          </table:table-cell>
          <table:table-cell office:value-type="float" office:value="3346.9817" calcext:value-type="float">
            <text:p>3346,9817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265.0171" calcext:value-type="float">
            <text:p>3265,0171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190.4802" calcext:value-type="float">
            <text:p>3190,4802</text:p>
          </table:table-cell>
          <table:table-cell office:value-type="float" office:value="3150.0664" calcext:value-type="float">
            <text:p>3150,0664</text:p>
          </table:table-cell>
          <table:table-cell office:value-type="float" office:value="3103.1343" calcext:value-type="float">
            <text:p>3103,1343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865.5144" calcext:value-type="float">
            <text:p>2865,5144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710.6433" calcext:value-type="float">
            <text:p>2710,6433</text:p>
          </table:table-cell>
          <table:table-cell office:value-type="float" office:value="2659.6604" calcext:value-type="float">
            <text:p>2659,6604</text:p>
          </table:table-cell>
          <table:table-cell table:style-name="ce2" office:value-type="string" calcext:value-type="string">
            <text:p>2609,001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1732.0299" calcext:value-type="float">
            <text:p>1732,02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496.2119" calcext:value-type="float">
            <text:p>2496,2119</text:p>
          </table:table-cell>
          <table:table-cell office:value-type="float" office:value="2434.2729" calcext:value-type="float">
            <text:p>2434,2729</text:p>
          </table:table-cell>
          <table:table-cell office:value-type="float" office:value="2397.3594" calcext:value-type="float">
            <text:p>2397,3594</text:p>
          </table:table-cell>
          <table:table-cell office:value-type="float" office:value="2342.3425" calcext:value-type="float">
            <text:p>2342,3425</text:p>
          </table:table-cell>
          <table:table-cell office:value-type="float" office:value="2287.7534" calcext:value-type="float">
            <text:p>2287,7534</text:p>
          </table:table-cell>
          <table:table-cell table:style-name="ce2" office:value-type="string" calcext:value-type="string">
            <text:p>2227,604</text:p>
          </table:table-cell>
          <table:table-cell office:value-type="float" office:value="2179.8706" calcext:value-type="float">
            <text:p>2179,8706</text:p>
          </table:table-cell>
          <table:table-cell office:value-type="float" office:value="2120.6909" calcext:value-type="float">
            <text:p>2120,6909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1998.1945" calcext:value-type="float">
            <text:p>1998,1945</text:p>
          </table:table-cell>
          <table:table-cell table:style-name="ce2" office:value-type="string" calcext:value-type="string">
            <text:p>1929,295</text:p>
          </table:table-cell>
          <table:table-cell office:value-type="float" office:value="1878.1519" calcext:value-type="float">
            <text:p>1878,1519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766.1539" calcext:value-type="float">
            <text:p>1766,1539</text:p>
          </table:table-cell>
          <table:table-cell office:value-type="float" office:value="1705.5405" calcext:value-type="float">
            <text:p>1705,5405</text:p>
          </table:table-cell>
          <table:table-cell office:value-type="float" office:value="1645.6367" calcext:value-type="float">
            <text:p>1645,6367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271.6967" calcext:value-type="float">
            <text:p>1271,6967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17.7209" calcext:value-type="float">
            <text:p>1017,7209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762.38049" calcext:value-type="float">
            <text:p>762,380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847.59448" calcext:value-type="float">
            <text:p>847,59448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08.84302" calcext:value-type="float">
            <text:p>808,84302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762.30829" calcext:value-type="float">
            <text:p>762,30829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41.46198" calcext:value-type="float">
            <text:p>741,46198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04.42761" calcext:value-type="float">
            <text:p>704,42761</text:p>
          </table:table-cell>
          <table:table-cell table:style-name="ce2" office:value-type="string" calcext:value-type="string">
            <text:p>696,284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597.19849" calcext:value-type="float">
            <text:p>597,19849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525.38373" calcext:value-type="float">
            <text:p>525,383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43.96558" calcext:value-type="float">
            <text:p>543,96558</text:p>
          </table:table-cell>
          <table:table-cell table:number-columns-repeated="2" office:value-type="float" office:value="536.49701" calcext:value-type="float">
            <text:p>536,49701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9.06299" calcext:value-type="float">
            <text:p>529,06299</text:p>
          </table:table-cell>
          <table:table-cell table:number-columns-repeated="2" office:value-type="float" office:value="521.66357" calcext:value-type="float">
            <text:p>521,66357</text:p>
          </table:table-cell>
          <table:table-cell table:number-columns-repeated="3" office:value-type="float" office:value="514.29901" calcext:value-type="float">
            <text:p>514,29901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6.96939" calcext:value-type="float">
            <text:p>506,96939</text:p>
          </table:table-cell>
          <table:table-cell table:number-columns-repeated="4" office:value-type="float" office:value="503.31769" calcext:value-type="float">
            <text:p>503,3176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78.00421" calcext:value-type="float">
            <text:p>478,00421</text:p>
          </table:table-cell>
          <table:table-cell/>
          <table:table-cell table:number-columns-repeated="14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73.17871" calcext:value-type="float">
            <text:p>473,1787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474.42361" calcext:value-type="float">
            <text:p>474,42361</text:p>
          </table:table-cell>
          <table:table-cell table:number-columns-repeated="2" office:value-type="float" office:value="478.00421" calcext:value-type="float">
            <text:p>478,00421</text:p>
          </table:table-cell>
          <table:table-cell table:number-columns-repeated="2" office:value-type="float" office:value="474.42361" calcext:value-type="float">
            <text:p>474,4236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4.42361" calcext:value-type="float">
            <text:p>474,42361</text:p>
          </table:table-cell>
          <table:table-cell table:number-columns-repeated="2" office:value-type="float" office:value="467.28949" calcext:value-type="float">
            <text:p>467,28949</text:p>
          </table:table-cell>
          <table:table-cell table:number-columns-repeated="2" office:value-type="float" office:value="460.1915" calcext:value-type="float">
            <text:p>460,1915</text:p>
          </table:table-cell>
          <table:table-cell table:number-columns-repeated="2" office:value-type="float" office:value="456.6561" calcext:value-type="float">
            <text:p>456,6561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70.85211" calcext:value-type="float">
            <text:p>470,85211</text:p>
          </table:table-cell>
          <table:table-cell table:number-columns-repeated="2" office:value-type="float" office:value="474.42361" calcext:value-type="float">
            <text:p>474,42361</text:p>
          </table:table-cell>
          <table:table-cell office:value-type="float" office:value="478.00421" calcext:value-type="float">
            <text:p>478,00421</text:p>
          </table:table-cell>
          <table:table-cell table:number-columns-repeated="2" office:value-type="float" office:value="485.19211" calcext:value-type="float">
            <text:p>485,19211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4.42361" calcext:value-type="float">
            <text:p>474,42361</text:p>
          </table:table-cell>
          <table:table-cell table:number-columns-repeated="2" office:value-type="float" office:value="470.85211" calcext:value-type="float">
            <text:p>470,85211</text:p>
          </table:table-cell>
          <table:table-cell table:number-columns-repeated="2" office:value-type="float" office:value="474.42361" calcext:value-type="float">
            <text:p>474,4236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488.7995" calcext:value-type="float">
            <text:p>488,7995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547.18549" calcext:value-type="float">
            <text:p>547,185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492.4158" calcext:value-type="float">
            <text:p>492,4158</text:p>
          </table:table-cell>
          <table:table-cell table:number-columns-repeated="2" office:value-type="float" office:value="488.7995" calcext:value-type="float">
            <text:p>488,7995</text:p>
          </table:table-cell>
          <table:table-cell table:number-columns-repeated="3" office:value-type="float" office:value="492.4158" calcext:value-type="float">
            <text:p>492,4158</text:p>
          </table:table-cell>
          <table:table-cell table:number-columns-repeated="2" office:value-type="float" office:value="496.04089" calcext:value-type="float">
            <text:p>496,0408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55.23279" calcext:value-type="float">
            <text:p>555,23279</text:p>
          </table:table-cell>
          <table:table-cell office:value-type="float" office:value="559.00562" calcext:value-type="float">
            <text:p>559,00562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04.9375" calcext:value-type="float">
            <text:p>604,9375</text:p>
          </table:table-cell>
          <table:table-cell table:number-columns-repeated="2" office:value-type="float" office:value="601.06378" calcext:value-type="float">
            <text:p>601,06378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16.60809" calcext:value-type="float">
            <text:p>616,60809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823.25549" calcext:value-type="float">
            <text:p>823,255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68.03119" calcext:value-type="float">
            <text:p>668,03119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20.8092" calcext:value-type="float">
            <text:p>720,8092</text:p>
          </table:table-cell>
          <table:table-cell table:number-columns-repeated="2" office:value-type="float" office:value="724.92419" calcext:value-type="float">
            <text:p>724,92419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74.90833" calcext:value-type="float">
            <text:p>774,90833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25.99121" calcext:value-type="float">
            <text:p>825,99121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913.50891" calcext:value-type="float">
            <text:p>913,50891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111.3411" calcext:value-type="float">
            <text:p>1111,3411</text:p>
          </table:table-cell>
          <table:table-cell office:value-type="float" office:value="1149.5514" calcext:value-type="float">
            <text:p>1149,5514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217.4467" calcext:value-type="float">
            <text:p>1217,4467</text:p>
          </table:table-cell>
          <table:table-cell table:number-columns-repeated="21" office:value-type="string" calcext:value-type="string">
            <text:p>2</text:p>
          </table:table-cell>
          <table:table-cell table:number-columns-repeated="10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86.6553" calcext:value-type="float">
            <text:p>1986,6553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594.6831" calcext:value-type="float">
            <text:p>1594,683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306.6276" calcext:value-type="float">
            <text:p>1306,6276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352" calcext:value-type="float">
            <text:p>1352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387.6448" calcext:value-type="float">
            <text:p>1387,6448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439.0994" calcext:value-type="float">
            <text:p>1439,0994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1512.1769" calcext:value-type="float">
            <text:p>1512,1769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1581.1066" calcext:value-type="float">
            <text:p>1581,1066</text:p>
          </table:table-cell>
          <table:table-cell office:value-type="float" office:value="1591.8018" calcext:value-type="float">
            <text:p>1591,8018</text:p>
          </table:table-cell>
          <table:table-cell table:number-columns-repeated="4" office:value-type="float" office:value="1613.2642" calcext:value-type="float">
            <text:p>1613,2642</text:p>
          </table:table-cell>
          <table:table-cell office:value-type="float" office:value="1618.6447" calcext:value-type="float">
            <text:p>1618,6447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738.5149" calcext:value-type="float">
            <text:p>1738,5149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912.1965" calcext:value-type="float">
            <text:p>1912,1965</text:p>
          </table:table-cell>
          <table:table-cell table:number-columns-repeated="2" office:value-type="float" office:value="1935.0059" calcext:value-type="float">
            <text:p>1935,0059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1986.6553" calcext:value-type="float">
            <text:p>1986,655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2032.9451" calcext:value-type="float">
            <text:p>2032,9451</text:p>
          </table:table-cell>
          <table:table-cell office:value-type="float" office:value="2481.5879" calcext:value-type="float">
            <text:p>2481,587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032.9451" calcext:value-type="float">
            <text:p>2032,9451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091.3049" calcext:value-type="float">
            <text:p>2091,3049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156.1335" calcext:value-type="float">
            <text:p>2156,1335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221.6187" calcext:value-type="float">
            <text:p>2221,6187</text:p>
          </table:table-cell>
          <table:table-cell table:style-name="ce2" office:value-type="string" calcext:value-type="string">
            <text:p>2233,595</text:p>
          </table:table-cell>
          <table:table-cell table:number-columns-repeated="2" office:value-type="float" office:value="2245.5928" calcext:value-type="float">
            <text:p>2245,5928</text:p>
          </table:table-cell>
          <table:table-cell office:value-type="float" office:value="2251.5996" calcext:value-type="float">
            <text:p>2251,5996</text:p>
          </table:table-cell>
          <table:table-cell office:value-type="float" office:value="2257.6121" calcext:value-type="float">
            <text:p>2257,6121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571.2202" calcext:value-type="float">
            <text:p>2571,2202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666.0154" calcext:value-type="float">
            <text:p>2666,0154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2749.0918" calcext:value-type="float">
            <text:p>2749,0918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813.5725" calcext:value-type="float">
            <text:p>2813,5725</text:p>
          </table:table-cell>
          <table:table-cell table:style-name="ce2" office:value-type="string" calcext:value-type="string">
            <text:p>2891,604</text:p>
          </table:table-cell>
          <table:table-cell table:style-name="ce2" office:value-type="string" calcext:value-type="string">
            <text:p>2950,593</text:p>
          </table:table-cell>
          <table:table-cell office:value-type="float" office:value="3003.3599" calcext:value-type="float">
            <text:p>3003,3599</text:p>
          </table:table-cell>
          <table:table-cell office:value-type="float" office:value="3083.0925" calcext:value-type="float">
            <text:p>3083,0925</text:p>
          </table:table-cell>
          <table:table-cell office:value-type="float" office:value="3197.2327" calcext:value-type="float">
            <text:p>3197,2327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4109.3511" calcext:value-type="float">
            <text:p>4109,351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408.8982" calcext:value-type="float">
            <text:p>3408,8982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519.9016" calcext:value-type="float">
            <text:p>3519,9016</text:p>
          </table:table-cell>
          <table:table-cell office:value-type="float" office:value="3561.8328" calcext:value-type="float">
            <text:p>3561,8328</text:p>
          </table:table-cell>
          <table:table-cell office:value-type="float" office:value="3596.9014" calcext:value-type="float">
            <text:p>3596,9014</text:p>
          </table:table-cell>
          <table:table-cell office:value-type="float" office:value="3610.9609" calcext:value-type="float">
            <text:p>3610,9609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859.9397" calcext:value-type="float">
            <text:p>3859,9397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284.5273" calcext:value-type="float">
            <text:p>4284,5273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547.7983" calcext:value-type="float">
            <text:p>4547,7983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862.7852" calcext:value-type="float">
            <text:p>4862,7852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5081.9033" calcext:value-type="float">
            <text:p>5081,903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145.0977" calcext:value-type="float">
            <text:p>5145,0977</text:p>
          </table:table-cell>
          <table:table-cell table:style-name="ce2" office:value-type="string" calcext:value-type="string">
            <text:p>5479,647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28.2246" calcext:value-type="float">
            <text:p>5328,2246</text:p>
          </table:table-cell>
          <table:table-cell office:value-type="float" office:value="5360.29" calcext:value-type="float">
            <text:p>5360,29</text:p>
          </table:table-cell>
          <table:table-cell office:value-type="float" office:value="5400.4619" calcext:value-type="float">
            <text:p>5400,4619</text:p>
          </table:table-cell>
          <table:table-cell table:number-columns-repeated="4" office:value-type="float" office:value="5424.6133" calcext:value-type="float">
            <text:p>5424,6133</text:p>
          </table:table-cell>
          <table:table-cell office:value-type="float" office:value="5448.8003" calcext:value-type="float">
            <text:p>5448,8003</text:p>
          </table:table-cell>
          <table:table-cell office:value-type="float" office:value="5464.9448" calcext:value-type="float">
            <text:p>5464,9448</text:p>
          </table:table-cell>
          <table:table-cell table:style-name="ce2" office:value-type="string" calcext:value-type="string">
            <text:p>5481,105</text:p>
          </table:table-cell>
          <table:table-cell table:number-columns-repeated="3" office:value-type="float" office:value="5497.2817" calcext:value-type="float">
            <text:p>5497,2817</text:p>
          </table:table-cell>
          <table:table-cell table:number-columns-repeated="2" office:value-type="float" office:value="5513.4736" calcext:value-type="float">
            <text:p>5513,4736</text:p>
          </table:table-cell>
          <table:table-cell office:value-type="float" office:value="5529.6821" calcext:value-type="float">
            <text:p>5529,6821</text:p>
          </table:table-cell>
          <table:table-cell office:value-type="float" office:value="5545.9058" calcext:value-type="float">
            <text:p>5545,9058</text:p>
          </table:table-cell>
          <table:table-cell office:value-type="float" office:value="5554.0239" calcext:value-type="float">
            <text:p>5554,0239</text:p>
          </table:table-cell>
          <table:table-cell table:number-columns-repeated="2" table:style-name="ce2" office:value-type="string" calcext:value-type="string">
            <text:p>5562,146</text:p>
          </table:table-cell>
          <table:table-cell office:value-type="float" office:value="5578.4014" calcext:value-type="float">
            <text:p>5578,4014</text:p>
          </table:table-cell>
          <table:table-cell table:number-columns-repeated="2" office:value-type="float" office:value="5594.6729" calcext:value-type="float">
            <text:p>5594,6729</text:p>
          </table:table-cell>
          <table:table-cell office:value-type="float" office:value="5610.96" calcext:value-type="float">
            <text:p>5610,96</text:p>
          </table:table-cell>
          <table:table-cell table:number-columns-repeated="2" office:value-type="float" office:value="5627.2632" calcext:value-type="float">
            <text:p>5627,2632</text:p>
          </table:table-cell>
          <table:table-cell office:value-type="float" office:value="5635.4204" calcext:value-type="float">
            <text:p>5635,420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59.9165" calcext:value-type="float">
            <text:p>5659,9165</text:p>
          </table:table-cell>
          <table:table-cell office:value-type="float" office:value="5464.9448" calcext:value-type="float">
            <text:p>5464,9448</text:p>
          </table:table-cell>
          <table:table-cell office:value-type="float" office:value="5611.0815" calcext:value-type="float">
            <text:p>5611,08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3" table:style-name="ce2" office:value-type="string" calcext:value-type="string">
            <text:p>5643,582</text:p>
          </table:table-cell>
          <table:table-cell table:number-columns-repeated="4" office:value-type="float" office:value="5651.7471" calcext:value-type="float">
            <text:p>5651,7471</text:p>
          </table:table-cell>
          <table:table-cell table:number-columns-repeated="12" office:value-type="float" office:value="5659.9165" calcext:value-type="float">
            <text:p>5659,9165</text:p>
          </table:table-cell>
          <table:table-cell office:value-type="float" office:value="5635.4204" calcext:value-type="float">
            <text:p>5635,4204</text:p>
          </table:table-cell>
          <table:table-cell office:value-type="float" office:value="5610.96" calcext:value-type="float">
            <text:p>5610,96</text:p>
          </table:table-cell>
          <table:table-cell office:value-type="float" office:value="5578.4014" calcext:value-type="float">
            <text:p>5578,4014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5545.9058" calcext:value-type="float">
            <text:p>5545,9058</text:p>
          </table:table-cell>
          <table:table-cell table:style-name="ce2" office:value-type="string" calcext:value-type="string">
            <text:p>5537,792</text:p>
          </table:table-cell>
          <table:table-cell table:number-columns-repeated="2" office:value-type="float" office:value="5529.6821" calcext:value-type="float">
            <text:p>5529,6821</text:p>
          </table:table-cell>
          <table:table-cell office:value-type="float" office:value="5513.4736" calcext:value-type="float">
            <text:p>5513,4736</text:p>
          </table:table-cell>
          <table:table-cell office:value-type="float" office:value="5497.2817" calcext:value-type="float">
            <text:p>5497,2817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464.9448" calcext:value-type="float">
            <text:p>5464,944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48.8003" calcext:value-type="float">
            <text:p>5448,8003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5007.0732" calcext:value-type="float">
            <text:p>5007,07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448.8003" calcext:value-type="float">
            <text:p>5448,8003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384.3813" calcext:value-type="float">
            <text:p>5384,3813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288.2329" calcext:value-type="float">
            <text:p>5288,2329</text:p>
          </table:table-cell>
          <table:table-cell office:value-type="float" office:value="5264.2861" calcext:value-type="float">
            <text:p>5264,2861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16.5015" calcext:value-type="float">
            <text:p>5216,5015</text:p>
          </table:table-cell>
          <table:table-cell office:value-type="float" office:value="5184.7261" calcext:value-type="float">
            <text:p>5184,7261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5113.4683" calcext:value-type="float">
            <text:p>5113,4683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4870.5552" calcext:value-type="float">
            <text:p>4870,5552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578.2183" calcext:value-type="float">
            <text:p>4578,2183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359.2129" calcext:value-type="float">
            <text:p>4359,2129</text:p>
          </table:table-cell>
          <table:table-cell office:value-type="float" office:value="4329.2871" calcext:value-type="float">
            <text:p>4329,287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1940.7222" calcext:value-type="float">
            <text:p>1940,7222</text:p>
          </table:table-cell>
          <table:table-cell office:value-type="float" office:value="3034.1106" calcext:value-type="float">
            <text:p>3034,11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004.6782" calcext:value-type="float">
            <text:p>4004,6782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492.0398" calcext:value-type="float">
            <text:p>3492,0398</text:p>
          </table:table-cell>
          <table:table-cell table:style-name="ce2" office:value-type="string" calcext:value-type="string">
            <text:p>3415,801</text:p>
          </table:table-cell>
          <table:table-cell office:value-type="float" office:value="3333.2737" calcext:value-type="float">
            <text:p>3333,2737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150.0664" calcext:value-type="float">
            <text:p>3150,0664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023.2278" calcext:value-type="float">
            <text:p>3023,2278</text:p>
          </table:table-cell>
          <table:table-cell office:value-type="float" office:value="2937.45" calcext:value-type="float">
            <text:p>2937,45</text:p>
          </table:table-cell>
          <table:table-cell table:style-name="ce2" office:value-type="string" calcext:value-type="string">
            <text:p>2845,999</text:p>
          </table:table-cell>
          <table:table-cell office:value-type="float" office:value="2768.3838" calcext:value-type="float">
            <text:p>2768,3838</text:p>
          </table:table-cell>
          <table:table-cell office:value-type="float" office:value="2685.1116" calcext:value-type="float">
            <text:p>2685,1116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552.3987" calcext:value-type="float">
            <text:p>2552,3987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330.1746" calcext:value-type="float">
            <text:p>2330,1746</text:p>
          </table:table-cell>
          <table:table-cell table:style-name="ce2" office:value-type="string" calcext:value-type="string">
            <text:p>2233,595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050.3953" calcext:value-type="float">
            <text:p>2050,3953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1940.7222" calcext:value-type="float">
            <text:p>1940,722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1258.6364" calcext:value-type="float">
            <text:p>1258,63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771.6991" calcext:value-type="float">
            <text:p>1771,6991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640.2264" calcext:value-type="float">
            <text:p>1640,2264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465.0599" calcext:value-type="float">
            <text:p>1465,0599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261.7745" calcext:value-type="float">
            <text:p>1261,7745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869.38287" calcext:value-type="float">
            <text:p>869,38287</text:p>
          </table:table-cell>
          <table:table-cell office:value-type="float" office:value="856.28772" calcext:value-type="float">
            <text:p>856,2877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6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718.7301" calcext:value-type="float">
            <text:p>718,73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25.99121" calcext:value-type="float">
            <text:p>825,99121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66.50067" calcext:value-type="float">
            <text:p>766,50067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41.46198" calcext:value-type="float">
            <text:p>741,46198</text:p>
          </table:table-cell>
          <table:table-cell office:value-type="float" office:value="724.92419" calcext:value-type="float">
            <text:p>724,92419</text:p>
          </table:table-cell>
          <table:table-cell table:number-columns-repeated="2" office:value-type="float" office:value="716.70203" calcext:value-type="float">
            <text:p>716,70203</text:p>
          </table:table-cell>
          <table:table-cell office:value-type="float" office:value="712.60272" calcext:value-type="float">
            <text:p>712,60272</text:p>
          </table:table-cell>
          <table:table-cell office:value-type="float" office:value="704.42761" calcext:value-type="float">
            <text:p>704,42761</text:p>
          </table:table-cell>
          <table:table-cell table:style-name="ce2" office:value-type="string" calcext:value-type="string">
            <text:p>696,284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676.06348" calcext:value-type="float">
            <text:p>676,06348</text:p>
          </table:table-cell>
          <table:table-cell office:value-type="float" office:value="668.03119" calcext:value-type="float">
            <text:p>668,03119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44.12689" calcext:value-type="float">
            <text:p>644,12689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24.42969" calcext:value-type="float">
            <text:p>624,42969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83.60577" calcext:value-type="float">
            <text:p>583,6057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08.8194" calcext:value-type="float">
            <text:p>608,8194</text:p>
          </table:table-cell>
          <table:table-cell table:number-columns-repeated="2" office:value-type="float" office:value="604.9375" calcext:value-type="float">
            <text:p>604,9375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85.6524" calcext:value-type="float">
            <text:p>585,6524</text:p>
          </table:table-cell>
          <table:table-cell table:number-columns-repeated="4" office:value-type="float" office:value="577.99689" calcext:value-type="float">
            <text:p>577,99689</text:p>
          </table:table-cell>
          <table:table-cell office:value-type="float" office:value="574.1817" calcext:value-type="float">
            <text:p>574,1817</text:p>
          </table:table-cell>
          <table:table-cell table:number-columns-repeated="2" table:style-name="ce2" office:value-type="string" calcext:value-type="string">
            <text:p>570,375</text:p>
          </table:table-cell>
          <table:table-cell office:value-type="float" office:value="566.57672" calcext:value-type="float">
            <text:p>566,57672</text:p>
          </table:table-cell>
          <table:table-cell table:number-columns-repeated="2" office:value-type="float" office:value="562.78693" calcext:value-type="float">
            <text:p>562,78693</text:p>
          </table:table-cell>
          <table:table-cell table:style-name="ce2" office:value-type="string" calcext:value-type="string">
            <text:p>570,375</text:p>
          </table:table-cell>
          <table:table-cell table:number-columns-repeated="3" office:value-type="float" office:value="577.99689" calcext:value-type="float">
            <text:p>577,99689</text:p>
          </table:table-cell>
          <table:table-cell office:value-type="float" office:value="581.82037" calcext:value-type="float">
            <text:p>581,82037</text:p>
          </table:table-cell>
          <table:table-cell table:number-columns-repeated="2" office:value-type="float" office:value="585.6524" calcext:value-type="float">
            <text:p>585,6524</text:p>
          </table:table-cell>
          <table:table-cell office:value-type="float" office:value="581.82037" calcext:value-type="float">
            <text:p>581,82037</text:p>
          </table:table-cell>
          <table:table-cell table:number-columns-repeated="2" office:value-type="float" office:value="577.99689" calcext:value-type="float">
            <text:p>577,99689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93.34137" calcext:value-type="float">
            <text:p>593,34137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777.48511" calcext:value-type="float">
            <text:p>777,4851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76.06348" calcext:value-type="float">
            <text:p>676,06348</text:p>
          </table:table-cell>
          <table:table-cell table:style-name="ce2" office:value-type="string" calcext:value-type="string">
            <text:p>692,224</text:p>
          </table:table-cell>
          <table:table-cell office:value-type="float" office:value="708.51123" calcext:value-type="float">
            <text:p>708,51123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62.30829" calcext:value-type="float">
            <text:p>762,30829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43.25897" calcext:value-type="float">
            <text:p>843,25897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1022.3364" calcext:value-type="float">
            <text:p>1022,3364</text:p>
          </table:table-cell>
          <table:table-cell office:value-type="float" office:value="1059.51" calcext:value-type="float">
            <text:p>1059,51</text:p>
          </table:table-cell>
          <table:table-cell table:style-name="ce2" office:value-type="string" calcext:value-type="string">
            <text:p>1101,856</text:p>
          </table:table-cell>
          <table:table-cell office:value-type="float" office:value="1130.3925" calcext:value-type="float">
            <text:p>1130,3925</text:p>
          </table:table-cell>
          <table:table-cell office:value-type="float" office:value="1154.3578" calcext:value-type="float">
            <text:p>1154,3578</text:p>
          </table:table-cell>
          <table:table-cell/>
          <table:table-cell table:number-columns-repeated="30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0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1178.4904" calcext:value-type="float">
            <text:p>1178,4904</text:p>
          </table:table-cell>
          <table:table-cell table:style-name="ce2" office:value-type="string" calcext:value-type="string">
            <text:p>1674,3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193.0494" calcext:value-type="float">
            <text:p>1193,0494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17.4467" calcext:value-type="float">
            <text:p>1217,4467</text:p>
          </table:table-cell>
          <table:table-cell office:value-type="float" office:value="1232.1639" calcext:value-type="float">
            <text:p>1232,1639</text:p>
          </table:table-cell>
          <table:table-cell office:value-type="float" office:value="1251.8783" calcext:value-type="float">
            <text:p>1251,8783</text:p>
          </table:table-cell>
          <table:table-cell office:value-type="float" office:value="1281.6447" calcext:value-type="float">
            <text:p>1281,6447</text:p>
          </table:table-cell>
          <table:table-cell office:value-type="float" office:value="1321.6945" calcext:value-type="float">
            <text:p>1321,6945</text:p>
          </table:table-cell>
          <table:table-cell office:value-type="float" office:value="1362.1527" calcext:value-type="float">
            <text:p>1362,1527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527.9928" calcext:value-type="float">
            <text:p>1527,9928</text:p>
          </table:table-cell>
          <table:table-cell office:value-type="float" office:value="1591.8018" calcext:value-type="float">
            <text:p>1591,8018</text:p>
          </table:table-cell>
          <table:table-cell table:style-name="ce2" office:value-type="string" calcext:value-type="string">
            <text:p>1651,053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766.1539" calcext:value-type="float">
            <text:p>1766,1539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866.8491" calcext:value-type="float">
            <text:p>1866,8491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935.0059" calcext:value-type="float">
            <text:p>1935,0059</text:p>
          </table:table-cell>
          <table:table-cell table:style-name="ce2" office:value-type="string" calcext:value-type="string">
            <text:p>1963,644</text:p>
          </table:table-cell>
          <table:table-cell office:value-type="float" office:value="1986.6553" calcext:value-type="float">
            <text:p>1986,6553</text:p>
          </table:table-cell>
          <table:table-cell office:value-type="float" office:value="2009.7559" calcext:value-type="float">
            <text:p>2009,7559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2144.2976" calcext:value-type="float">
            <text:p>2144,2976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2144.2976" calcext:value-type="float">
            <text:p>2144,2976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091.3049" calcext:value-type="float">
            <text:p>2091,3049</text:p>
          </table:table-cell>
          <table:table-cell table:number-columns-repeated="31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23.4395" calcext:value-type="float">
            <text:p>2723,4395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2313.1621" calcext:value-type="float">
            <text:p>2313,162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073.7393" calcext:value-type="float">
            <text:p>2073,7393</text:p>
          </table:table-cell>
          <table:table-cell table:style-name="ce2" office:value-type="string" calcext:value-type="string">
            <text:p>2067,895</text:p>
          </table:table-cell>
          <table:table-cell table:number-columns-repeated="2" office:value-type="float" office:value="2056.2229" calcext:value-type="float">
            <text:p>2056,2229</text:p>
          </table:table-cell>
          <table:table-cell office:value-type="float" office:value="2073.7393" calcext:value-type="float">
            <text:p>2073,7393</text:p>
          </table:table-cell>
          <table:table-cell office:value-type="float" office:value="2132.4834" calcext:value-type="float">
            <text:p>2132,4834</text:p>
          </table:table-cell>
          <table:table-cell office:value-type="float" office:value="2162.0598" calcext:value-type="float">
            <text:p>2162,0598</text:p>
          </table:table-cell>
          <table:table-cell office:value-type="float" office:value="2173.9282" calcext:value-type="float">
            <text:p>2173,9282</text:p>
          </table:table-cell>
          <table:table-cell table:number-columns-repeated="4" office:value-type="float" office:value="2191.7717" calcext:value-type="float">
            <text:p>2191,7717</text:p>
          </table:table-cell>
          <table:table-cell office:value-type="float" office:value="2215.6384" calcext:value-type="float">
            <text:p>2215,6384</text:p>
          </table:table-cell>
          <table:table-cell office:value-type="float" office:value="2239.5913" calcext:value-type="float">
            <text:p>2239,5913</text:p>
          </table:table-cell>
          <table:table-cell office:value-type="float" office:value="2257.6121" calcext:value-type="float">
            <text:p>2257,6121</text:p>
          </table:table-cell>
          <table:table-cell office:value-type="float" office:value="2275.6809" calcext:value-type="float">
            <text:p>2275,6809</text:p>
          </table:table-cell>
          <table:table-cell office:value-type="float" office:value="2299.8472" calcext:value-type="float">
            <text:p>2299,8472</text:p>
          </table:table-cell>
          <table:table-cell office:value-type="float" office:value="2324.0986" calcext:value-type="float">
            <text:p>2324,0986</text:p>
          </table:table-cell>
          <table:table-cell office:value-type="float" office:value="2348.4346" calcext:value-type="float">
            <text:p>2348,4346</text:p>
          </table:table-cell>
          <table:table-cell office:value-type="float" office:value="2354.5317" calcext:value-type="float">
            <text:p>2354,5317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434.2729" calcext:value-type="float">
            <text:p>2434,2729</text:p>
          </table:table-cell>
          <table:table-cell office:value-type="float" office:value="2452.8" calcext:value-type="float">
            <text:p>2452,8</text:p>
          </table:table-cell>
          <table:table-cell office:value-type="float" office:value="2477.5757" calcext:value-type="float">
            <text:p>2477,5757</text:p>
          </table:table-cell>
          <table:table-cell office:value-type="float" office:value="2508.6619" calcext:value-type="float">
            <text:p>2508,6619</text:p>
          </table:table-cell>
          <table:table-cell office:value-type="float" office:value="2552.3987" calcext:value-type="float">
            <text:p>2552,3987</text:p>
          </table:table-cell>
          <table:table-cell office:value-type="float" office:value="2602.6914" calcext:value-type="float">
            <text:p>2602,6914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685.1116" calcext:value-type="float">
            <text:p>2685,1116</text:p>
          </table:table-cell>
          <table:table-cell office:value-type="float" office:value="2723.4395" calcext:value-type="float">
            <text:p>2723,4395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2</text:p>
          </table:table-cell>
          <table:table-cell table:number-columns-repeated="20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3443.2959" calcext:value-type="float">
            <text:p>3443,295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2826.5283" calcext:value-type="float">
            <text:p>2826,5283</text:p>
          </table:table-cell>
          <table:table-cell office:value-type="float" office:value="2872.0295" calcext:value-type="float">
            <text:p>2872,0295</text:p>
          </table:table-cell>
          <table:table-cell office:value-type="float" office:value="2957.1719" calcext:value-type="float">
            <text:p>2957,1719</text:p>
          </table:table-cell>
          <table:table-cell office:value-type="float" office:value="3009.9775" calcext:value-type="float">
            <text:p>3009,9775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3109.8245" calcext:value-type="float">
            <text:p>3109,8245</text:p>
          </table:table-cell>
          <table:table-cell office:value-type="float" office:value="3163.5186" calcext:value-type="float">
            <text:p>3163,5186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244.6318" calcext:value-type="float">
            <text:p>3244,6318</text:p>
          </table:table-cell>
          <table:table-cell office:value-type="float" office:value="3285.4446" calcext:value-type="float">
            <text:p>3285,4446</text:p>
          </table:table-cell>
          <table:table-cell table:style-name="ce2" office:value-type="string" calcext:value-type="string">
            <text:p>3326,427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422.7085" calcext:value-type="float">
            <text:p>3422,7085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695.7012" calcext:value-type="float">
            <text:p>3695,7012</text:p>
          </table:table-cell>
          <table:table-cell office:value-type="float" office:value="3738.3162" calcext:value-type="float">
            <text:p>3738,3162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107.0469" calcext:value-type="float">
            <text:p>4107,0469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0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806.7432" calcext:value-type="float">
            <text:p>4806,743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284.5273" calcext:value-type="float">
            <text:p>4284,5273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547.7983" calcext:value-type="float">
            <text:p>4547,7983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731.3281" calcext:value-type="float">
            <text:p>4731,3281</text:p>
          </table:table-cell>
          <table:table-cell office:value-type="float" office:value="4762.1514" calcext:value-type="float">
            <text:p>4762,1514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00.7734" calcext:value-type="float">
            <text:p>4800,7734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78.3296" calcext:value-type="float">
            <text:p>4878,3296</text:p>
          </table:table-cell>
          <table:table-cell office:value-type="float" office:value="4901.6772" calcext:value-type="float">
            <text:p>4901,6772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5018.9702" calcext:value-type="float">
            <text:p>5018,9702</text:p>
          </table:table-cell>
          <table:table-cell office:value-type="float" office:value="5042.5396" calcext:value-type="float">
            <text:p>5042,5396</text:p>
          </table:table-cell>
          <table:table-cell office:value-type="float" office:value="5081.9033" calcext:value-type="float">
            <text:p>5081,9033</text:p>
          </table:table-cell>
          <table:table-cell office:value-type="float" office:value="5113.4683" calcext:value-type="float">
            <text:p>5113,4683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232.4136" calcext:value-type="float">
            <text:p>5232,4136</text:p>
          </table:table-cell>
          <table:table-cell table:style-name="ce2" office:value-type="string" calcext:value-type="string">
            <text:p>5240,37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05.3755" calcext:value-type="float">
            <text:p>5505,3755</text:p>
          </table:table-cell>
          <table:table-cell table:style-name="ce2" office:value-type="string" calcext:value-type="string">
            <text:p>5256,312</text:p>
          </table:table-cell>
          <table:table-cell table:style-name="ce2" office:value-type="string" calcext:value-type="string">
            <text:p>5458,085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5256,312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328.2246" calcext:value-type="float">
            <text:p>5328,2246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76.3467" calcext:value-type="float">
            <text:p>5376,3467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440.7339" calcext:value-type="float">
            <text:p>5440,7339</text:p>
          </table:table-cell>
          <table:table-cell office:value-type="float" office:value="5464.9448" calcext:value-type="float">
            <text:p>5464,9448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497.2817" calcext:value-type="float">
            <text:p>5497,2817</text:p>
          </table:table-cell>
          <table:table-cell table:number-columns-repeated="8" office:value-type="float" office:value="5505.3755" calcext:value-type="float">
            <text:p>5505,3755</text:p>
          </table:table-cell>
          <table:table-cell table:number-columns-repeated="4" office:value-type="float" office:value="5497.2817" calcext:value-type="float">
            <text:p>5497,2817</text:p>
          </table:table-cell>
          <table:table-cell table:number-columns-repeated="3" office:value-type="float" office:value="5489.1914" calcext:value-type="float">
            <text:p>5489,1914</text:p>
          </table:table-cell>
          <table:table-cell table:number-columns-repeated="2" table:style-name="ce2" office:value-type="string" calcext:value-type="string">
            <text:p>5481,105</text:p>
          </table:table-cell>
          <table:table-cell table:number-columns-repeated="2" office:value-type="float" office:value="5464.9448" calcext:value-type="float">
            <text:p>5464,9448</text:p>
          </table:table-cell>
          <table:table-cell office:value-type="float" office:value="5448.8003" calcext:value-type="float">
            <text:p>5448,8003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4909.4521" calcext:value-type="float">
            <text:p>4909,45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400.4619" calcext:value-type="float">
            <text:p>5400,4619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28.2246" calcext:value-type="float">
            <text:p>5328,2246</text:p>
          </table:table-cell>
          <table:table-cell office:value-type="float" office:value="5304.2173" calcext:value-type="float">
            <text:p>5304,2173</text:p>
          </table:table-cell>
          <table:table-cell office:value-type="float" office:value="5280.2466" calcext:value-type="float">
            <text:p>5280,2466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192.6641" calcext:value-type="float">
            <text:p>5192,6641</text:p>
          </table:table-cell>
          <table:table-cell office:value-type="float" office:value="5145.0977" calcext:value-type="float">
            <text:p>5145,0977</text:p>
          </table:table-cell>
          <table:table-cell office:value-type="float" office:value="5097.6777" calcext:value-type="float">
            <text:p>5097,6777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4995.4375" calcext:value-type="float">
            <text:p>4995,4375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563" calcext:value-type="float">
            <text:p>4563</text:p>
          </table:table-cell>
          <table:table-cell office:value-type="float" office:value="4532.6138" calcext:value-type="float">
            <text:p>4532,6138</text:p>
          </table:table-cell>
          <table:table-cell office:value-type="float" office:value="4487.1616" calcext:value-type="float">
            <text:p>4487,1616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247.3462" calcext:value-type="float">
            <text:p>4247,3462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3961.0703" calcext:value-type="float">
            <text:p>3961,070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2485.5618" calcext:value-type="float">
            <text:p>2485,56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867.1345" calcext:value-type="float">
            <text:p>3867,1345</text:p>
          </table:table-cell>
          <table:table-cell office:value-type="float" office:value="3788.2393" calcext:value-type="float">
            <text:p>3788,2393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25.0388" calcext:value-type="float">
            <text:p>3625,0388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353.8425" calcext:value-type="float">
            <text:p>3353,8425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129.9238" calcext:value-type="float">
            <text:p>3129,9238</text:p>
          </table:table-cell>
          <table:table-cell office:value-type="float" office:value="3056.4375" calcext:value-type="float">
            <text:p>3056,4375</text:p>
          </table:table-cell>
          <table:table-cell office:value-type="float" office:value="2996.7471" calcext:value-type="float">
            <text:p>2996,7471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2564.9412" calcext:value-type="float">
            <text:p>2564,9412</text:p>
          </table:table-cell>
          <table:table-cell office:value-type="float" office:value="2502.4341" calcext:value-type="float">
            <text:p>2502,4341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293.7976" calcext:value-type="float">
            <text:p>2293,7976</text:p>
          </table:table-cell>
          <table:table-cell office:value-type="float" office:value="2215.6384" calcext:value-type="float">
            <text:p>2215,6384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2073.7393" calcext:value-type="float">
            <text:p>2073,7393</text:p>
          </table:table-cell>
          <table:table-cell office:value-type="float" office:value="1998.1945" calcext:value-type="float">
            <text:p>1998,1945</text:p>
          </table:table-cell>
          <table:table-cell office:value-type="float" office:value="1900.8256" calcext:value-type="float">
            <text:p>1900,8256</text:p>
          </table:table-cell>
          <table:table-cell office:value-type="float" office:value="1816.2689" calcext:value-type="float">
            <text:p>1816,2689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439.0994" calcext:value-type="float">
            <text:p>1439,0994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306.6276" calcext:value-type="float">
            <text:p>1306,6276</text:p>
          </table:table-cell>
          <table:table-cell office:value-type="float" office:value="1266.7324" calcext:value-type="float">
            <text:p>1266,732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63.9908" calcext:value-type="float">
            <text:p>1163,9908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707.38489" calcext:value-type="float">
            <text:p>707,384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63.9908" calcext:value-type="float">
            <text:p>1163,9908</text:p>
          </table:table-cell>
          <table:table-cell office:value-type="float" office:value="1130.3925" calcext:value-type="float">
            <text:p>1130,3925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865.0105" calcext:value-type="float">
            <text:p>865,0105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08.84302" calcext:value-type="float">
            <text:p>808,84302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762.30829" calcext:value-type="float">
            <text:p>762,30829</text:p>
          </table:table-cell>
          <table:table-cell table:style-name="ce2" office:value-type="string" calcext:value-type="string">
            <text:p>729,047</text:p>
          </table:table-cell>
          <table:table-cell table:style-name="ce2" office:value-type="string" calcext:value-type="string">
            <text:p>696,284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86.3364" calcext:value-type="float">
            <text:p>386,33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1.5329" calcext:value-type="float">
            <text:p>411,5329</text:p>
          </table:table-cell>
          <table:table-cell table:number-columns-repeated="2"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397.96661" calcext:value-type="float">
            <text:p>397,96661</text:p>
          </table:table-cell>
          <table:table-cell table:number-columns-repeated="11" office:value-type="float" office:value="391.24051" calcext:value-type="float">
            <text:p>391,24051</text:p>
          </table:table-cell>
          <table:table-cell office:value-type="float" office:value="377.9035" calcext:value-type="float">
            <text:p>377,9035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4.7215" calcext:value-type="float">
            <text:p>364,7215</text:p>
          </table:table-cell>
          <table:table-cell office:value-type="float" office:value="358.1893" calcext:value-type="float">
            <text:p>358,1893</text:p>
          </table:table-cell>
          <table:table-cell table:number-columns-repeated="7" office:value-type="float" office:value="351.69659" calcext:value-type="float">
            <text:p>351,6965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292.03201" calcext:value-type="float">
            <text:p>292,03201</text:p>
          </table:table-cell>
          <table:table-cell office:value-type="float" office:value="308.58951" calcext:value-type="float">
            <text:p>308,589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51.69659" calcext:value-type="float">
            <text:p>351,69659</text:p>
          </table:table-cell>
          <table:table-cell table:number-columns-repeated="3" office:value-type="float" office:value="348.46509" calcext:value-type="float">
            <text:p>348,4650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13.5827" calcext:value-type="float">
            <text:p>313,5827</text:p>
          </table:table-cell>
          <table:table-cell table:number-columns-repeated="4" office:value-type="float" office:value="307.37329" calcext:value-type="float">
            <text:p>307,37329</text:p>
          </table:table-cell>
          <table:table-cell table:number-columns-repeated="4" office:value-type="float" office:value="304.28409" calcext:value-type="float">
            <text:p>304,28409</text:p>
          </table:table-cell>
          <table:table-cell table:number-columns-repeated="2" office:value-type="float" office:value="301.20541" calcext:value-type="float">
            <text:p>301,20541</text:p>
          </table:table-cell>
          <table:table-cell table:number-columns-repeated="3" office:value-type="float" office:value="298.13708" calcext:value-type="float">
            <text:p>298,13708</text:p>
          </table:table-cell>
          <table:table-cell table:number-columns-repeated="6" office:value-type="float" office:value="295.07932" calcext:value-type="float">
            <text:p>295,07932</text:p>
          </table:table-cell>
          <table:table-cell table:number-columns-repeated="4" office:value-type="float" office:value="292.03201" calcext:value-type="float">
            <text:p>292,0320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73.9715" calcext:value-type="float">
            <text:p>273,9715</text:p>
          </table:table-cell>
          <table:table-cell office:value-type="float" office:value="284.5256" calcext:value-type="float">
            <text:p>284,52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15" office:value-type="float" office:value="288.9953" calcext:value-type="float">
            <text:p>288,9953</text:p>
          </table:table-cell>
          <table:table-cell table:number-columns-repeated="4" office:value-type="float" office:value="285.96921" calcext:value-type="float">
            <text:p>285,96921</text:p>
          </table:table-cell>
          <table:table-cell table:number-columns-repeated="3" office:value-type="float" office:value="282.9537" calcext:value-type="float">
            <text:p>282,9537</text:p>
          </table:table-cell>
          <table:table-cell table:number-columns-repeated="3" office:value-type="float" office:value="279.94891" calcext:value-type="float">
            <text:p>279,94891</text:p>
          </table:table-cell>
          <table:table-cell table:number-columns-repeated="2" office:value-type="float" office:value="276.9548" calcext:value-type="float">
            <text:p>276,9548</text:p>
          </table:table-cell>
          <table:table-cell table:number-columns-repeated="3" office:value-type="float" office:value="273.9715" calcext:value-type="float">
            <text:p>273,9715</text:p>
          </table:table-cell>
          <table:table-cell office:value-type="float" office:value="276.9548" calcext:value-type="float">
            <text:p>276,954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5.07932" calcext:value-type="float">
            <text:p>295,07932</text:p>
          </table:table-cell>
          <table:table-cell office:value-type="float" office:value="273.9715" calcext:value-type="float">
            <text:p>273,9715</text:p>
          </table:table-cell>
          <table:table-cell office:value-type="float" office:value="279.9657" calcext:value-type="float">
            <text:p>279,9657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8" office:value-type="float" office:value="273.9715" calcext:value-type="float">
            <text:p>273,9715</text:p>
          </table:table-cell>
          <table:table-cell table:number-columns-repeated="6" office:value-type="float" office:value="276.9548" calcext:value-type="float">
            <text:p>276,9548</text:p>
          </table:table-cell>
          <table:table-cell table:number-columns-repeated="4" office:value-type="float" office:value="279.94891" calcext:value-type="float">
            <text:p>279,94891</text:p>
          </table:table-cell>
          <table:table-cell table:number-columns-repeated="6" office:value-type="float" office:value="282.9537" calcext:value-type="float">
            <text:p>282,9537</text:p>
          </table:table-cell>
          <table:table-cell table:number-columns-repeated="4" office:value-type="float" office:value="285.96921" calcext:value-type="float">
            <text:p>285,96921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95.07932" calcext:value-type="float">
            <text:p>295,0793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301.20541" calcext:value-type="float">
            <text:p>301,20541</text:p>
          </table:table-cell>
          <table:table-cell office:value-type="float" office:value="449.9855" calcext:value-type="float">
            <text:p>449,985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301.20541" calcext:value-type="float">
            <text:p>301,20541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07.37329" calcext:value-type="float">
            <text:p>307,37329</text:p>
          </table:table-cell>
          <table:table-cell office:value-type="float" office:value="345.2435" calcext:value-type="float">
            <text:p>345,2435</text:p>
          </table:table-cell>
          <table:table-cell table:number-columns-repeated="2" office:value-type="float" office:value="351.69659" calcext:value-type="float">
            <text:p>351,69659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64.7215" calcext:value-type="float">
            <text:p>364,7215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25.25" calcext:value-type="float">
            <text:p>425,25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48.09082" calcext:value-type="float">
            <text:p>648,09082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805.36041" calcext:value-type="float">
            <text:p>805,3604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80.09167" calcext:value-type="float">
            <text:p>680,09167</text:p>
          </table:table-cell>
          <table:table-cell table:style-name="ce2" office:value-type="string" calcext:value-type="string">
            <text:p>688,172</text:p>
          </table:table-cell>
          <table:table-cell table:style-name="ce2" office:value-type="string" calcext:value-type="string">
            <text:p>696,284</text:p>
          </table:table-cell>
          <table:table-cell table:number-columns-repeated="2" office:value-type="float" office:value="712.60272" calcext:value-type="float">
            <text:p>712,60272</text:p>
          </table:table-cell>
          <table:table-cell office:value-type="float" office:value="720.8092" calcext:value-type="float">
            <text:p>720,8092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737.31592" calcext:value-type="float">
            <text:p>737,31592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58.12372" calcext:value-type="float">
            <text:p>758,12372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847.59448" calcext:value-type="float">
            <text:p>847,59448</text:p>
          </table:table-cell>
          <table:table-cell table:number-columns-repeated="2" office:value-type="float" office:value="856.28772" calcext:value-type="float">
            <text:p>856,28772</text:p>
          </table:table-cell>
          <table:table-cell office:value-type="float" office:value="869.38287" calcext:value-type="float">
            <text:p>869,38287</text:p>
          </table:table-cell>
          <table:table-cell table:number-columns-repeated="2" office:value-type="float" office:value="873.7627" calcext:value-type="float">
            <text:p>873,7627</text:p>
          </table:table-cell>
          <table:table-cell office:value-type="float" office:value="878.14978" calcext:value-type="float">
            <text:p>878,14978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1017.7209" calcext:value-type="float">
            <text:p>1017,720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783.5807" calcext:value-type="float">
            <text:p>1783,5807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040.8679" calcext:value-type="float">
            <text:p>1040,8679</text:p>
          </table:table-cell>
          <table:table-cell office:value-type="float" office:value="1068.8724" calcext:value-type="float">
            <text:p>1068,8724</text:p>
          </table:table-cell>
          <table:table-cell table:style-name="ce2" office:value-type="string" calcext:value-type="string">
            <text:p>1101,856</text:p>
          </table:table-cell>
          <table:table-cell office:value-type="float" office:value="1139.9585" calcext:value-type="float">
            <text:p>1139,9585</text:p>
          </table:table-cell>
          <table:table-cell office:value-type="float" office:value="1178.4904" calcext:value-type="float">
            <text:p>1178,4904</text:p>
          </table:table-cell>
          <table:table-cell office:value-type="float" office:value="1227.2516" calcext:value-type="float">
            <text:p>1227,2516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336.8186" calcext:value-type="float">
            <text:p>1336,8186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517.4427" calcext:value-type="float">
            <text:p>1517,4427</text:p>
          </table:table-cell>
          <table:table-cell office:value-type="float" office:value="1570.4355" calcext:value-type="float">
            <text:p>1570,4355</text:p>
          </table:table-cell>
          <table:table-cell office:value-type="float" office:value="1613.2642" calcext:value-type="float">
            <text:p>1613,2642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738.5149" calcext:value-type="float">
            <text:p>1738,5149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2079.5891" calcext:value-type="float">
            <text:p>2079,5891</text:p>
          </table:table-cell>
          <table:table-cell office:value-type="float" office:value="2150.2129" calcext:value-type="float">
            <text:p>2150,2129</text:p>
          </table:table-cell>
          <table:table-cell office:value-type="float" office:value="2209.6638" calcext:value-type="float">
            <text:p>2209,6638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378.9731" calcext:value-type="float">
            <text:p>2378,9731</text:p>
          </table:table-cell>
          <table:table-cell office:value-type="float" office:value="2428.1077" calcext:value-type="float">
            <text:p>2428,1077</text:p>
          </table:table-cell>
          <table:table-cell office:value-type="float" office:value="2496.2119" calcext:value-type="float">
            <text:p>2496,2119</text:p>
          </table:table-cell>
          <table:table-cell office:value-type="float" office:value="2552.3987" calcext:value-type="float">
            <text:p>2552,3987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691.4868" calcext:value-type="float">
            <text:p>2691,4868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2736.2556" calcext:value-type="float">
            <text:p>2736,2556</text:p>
          </table:table-cell>
          <table:table-cell office:value-type="float" office:value="3579.5886" calcext:value-type="float">
            <text:p>3579,588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36.2556" calcext:value-type="float">
            <text:p>2736,2556</text:p>
          </table:table-cell>
          <table:table-cell table:style-name="ce2" office:value-type="string" calcext:value-type="string">
            <text:p>2761,948</text:p>
          </table:table-cell>
          <table:table-cell office:value-type="float" office:value="2787.7205" calcext:value-type="float">
            <text:p>2787,7205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859.0044" calcext:value-type="float">
            <text:p>2859,0044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983.5356" calcext:value-type="float">
            <text:p>2983,5356</text:p>
          </table:table-cell>
          <table:table-cell office:value-type="float" office:value="3043.1392" calcext:value-type="float">
            <text:p>3043,1392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3150.0664" calcext:value-type="float">
            <text:p>3150,0664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388.2173" calcext:value-type="float">
            <text:p>3388,2173</text:p>
          </table:table-cell>
          <table:table-cell office:value-type="float" office:value="3443.4592" calcext:value-type="float">
            <text:p>3443,4592</text:p>
          </table:table-cell>
          <table:table-cell office:value-type="float" office:value="3485.0857" calcext:value-type="float">
            <text:p>3485,0857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3632.0845" calcext:value-type="float">
            <text:p>3632,0845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932.0869" calcext:value-type="float">
            <text:p>3932,0869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48.4451" calcext:value-type="float">
            <text:p>4048,4451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210.2729" calcext:value-type="float">
            <text:p>4210,2729</text:p>
          </table:table-cell>
          <table:table-cell office:value-type="float" office:value="4269.6416" calcext:value-type="float">
            <text:p>4269,6416</text:p>
          </table:table-cell>
          <table:table-cell table:number-columns-repeated="2" office:value-type="float" office:value="4374.2017" calcext:value-type="float">
            <text:p>4374,2017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540.2041" calcext:value-type="float">
            <text:p>4540,204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1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5562,146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5297.7471" calcext:value-type="float">
            <text:p>5297,747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85.2192" calcext:value-type="float">
            <text:p>4685,2192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909.4678" calcext:value-type="float">
            <text:p>4909,4678</text:p>
          </table:table-cell>
          <table:table-cell office:value-type="float" office:value="5003.2778" calcext:value-type="float">
            <text:p>5003,2778</text:p>
          </table:table-cell>
          <table:table-cell office:value-type="float" office:value="5066.1455" calcext:value-type="float">
            <text:p>5066,1455</text:p>
          </table:table-cell>
          <table:table-cell office:value-type="float" office:value="5105.5708" calcext:value-type="float">
            <text:p>5105,5708</text:p>
          </table:table-cell>
          <table:table-cell office:value-type="float" office:value="5192.6641" calcext:value-type="float">
            <text:p>5192,6641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352.2676" calcext:value-type="float">
            <text:p>5352,2676</text:p>
          </table:table-cell>
          <table:table-cell office:value-type="float" office:value="5376.3467" calcext:value-type="float">
            <text:p>5376,3467</text:p>
          </table:table-cell>
          <table:table-cell office:value-type="float" office:value="5408.5083" calcext:value-type="float">
            <text:p>5408,5083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448.8003" calcext:value-type="float">
            <text:p>5448,8003</text:p>
          </table:table-cell>
          <table:table-cell office:value-type="float" office:value="5464.9448" calcext:value-type="float">
            <text:p>5464,9448</text:p>
          </table:table-cell>
          <table:table-cell table:style-name="ce2" office:value-type="string" calcext:value-type="string">
            <text:p>5481,105</text:p>
          </table:table-cell>
          <table:table-cell office:value-type="float" office:value="5497.2817" calcext:value-type="float">
            <text:p>5497,2817</text:p>
          </table:table-cell>
          <table:table-cell office:value-type="float" office:value="5505.3755" calcext:value-type="float">
            <text:p>5505,3755</text:p>
          </table:table-cell>
          <table:table-cell office:value-type="float" office:value="5513.4736" calcext:value-type="float">
            <text:p>5513,4736</text:p>
          </table:table-cell>
          <table:table-cell office:value-type="float" office:value="5521.5757" calcext:value-type="float">
            <text:p>5521,5757</text:p>
          </table:table-cell>
          <table:table-cell office:value-type="float" office:value="5529.6821" calcext:value-type="float">
            <text:p>5529,6821</text:p>
          </table:table-cell>
          <table:table-cell office:value-type="float" office:value="5545.9058" calcext:value-type="float">
            <text:p>5545,9058</text:p>
          </table:table-cell>
          <table:table-cell office:value-type="float" office:value="5554.0239" calcext:value-type="float">
            <text:p>5554,0239</text:p>
          </table:table-cell>
          <table:table-cell table:number-columns-repeated="4" table:style-name="ce2" office:value-type="string" calcext:value-type="string">
            <text:p>5562,146</text:p>
          </table:table-cell>
          <table:table-cell/>
          <table:table-cell table:number-columns-repeated="8" office:value-type="string" calcext:value-type="string">
            <text:p>1</text:p>
          </table:table-cell>
          <table:table-cell table:number-columns-repeated="5" office:value-type="string" calcext:value-type="string">
            <text:p>2</text:p>
          </table:table-cell>
          <table:table-cell table:number-columns-repeated="17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54.0239" calcext:value-type="float">
            <text:p>5554,0239</text:p>
          </table:table-cell>
          <table:table-cell office:value-type="float" office:value="4723.6328" calcext:value-type="float">
            <text:p>4723,6328</text:p>
          </table:table-cell>
          <table:table-cell office:value-type="float" office:value="5309.3647" calcext:value-type="float">
            <text:p>5309,36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554.0239" calcext:value-type="float">
            <text:p>5554,0239</text:p>
          </table:table-cell>
          <table:table-cell office:value-type="float" office:value="5545.9058" calcext:value-type="float">
            <text:p>5545,9058</text:p>
          </table:table-cell>
          <table:table-cell table:number-columns-repeated="3" table:style-name="ce2" office:value-type="string" calcext:value-type="string">
            <text:p>5537,792</text:p>
          </table:table-cell>
          <table:table-cell office:value-type="float" office:value="5529.6821" calcext:value-type="float">
            <text:p>5529,6821</text:p>
          </table:table-cell>
          <table:table-cell office:value-type="float" office:value="5513.4736" calcext:value-type="float">
            <text:p>5513,4736</text:p>
          </table:table-cell>
          <table:table-cell table:number-columns-repeated="3" office:value-type="float" office:value="5497.2817" calcext:value-type="float">
            <text:p>5497,2817</text:p>
          </table:table-cell>
          <table:table-cell table:number-columns-repeated="2" table:style-name="ce2" office:value-type="string" calcext:value-type="string">
            <text:p>5481,105</text:p>
          </table:table-cell>
          <table:table-cell office:value-type="float" office:value="5464.9448" calcext:value-type="float">
            <text:p>5464,9448</text:p>
          </table:table-cell>
          <table:table-cell office:value-type="float" office:value="5432.6714" calcext:value-type="float">
            <text:p>5432,6714</text:p>
          </table:table-cell>
          <table:table-cell office:value-type="float" office:value="5416.5586" calcext:value-type="float">
            <text:p>5416,5586</text:p>
          </table:table-cell>
          <table:table-cell office:value-type="float" office:value="5392.4194" calcext:value-type="float">
            <text:p>5392,4194</text:p>
          </table:table-cell>
          <table:table-cell office:value-type="float" office:value="5368.3164" calcext:value-type="float">
            <text:p>5368,3164</text:p>
          </table:table-cell>
          <table:table-cell table:style-name="ce2" office:value-type="string" calcext:value-type="string">
            <text:p>5344,249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280.2466" calcext:value-type="float">
            <text:p>5280,2466</text:p>
          </table:table-cell>
          <table:table-cell table:style-name="ce2" office:value-type="string" calcext:value-type="string">
            <text:p>5240,376</text:p>
          </table:table-cell>
          <table:table-cell office:value-type="float" office:value="5208.5518" calcext:value-type="float">
            <text:p>5208,5518</text:p>
          </table:table-cell>
          <table:table-cell office:value-type="float" office:value="5176.7925" calcext:value-type="float">
            <text:p>5176,7925</text:p>
          </table:table-cell>
          <table:table-cell office:value-type="float" office:value="5168.8628" calcext:value-type="float">
            <text:p>5168,8628</text:p>
          </table:table-cell>
          <table:table-cell office:value-type="float" office:value="5129.2749" calcext:value-type="float">
            <text:p>5129,2749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034.6792" calcext:value-type="float">
            <text:p>5034,6792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893.8906" calcext:value-type="float">
            <text:p>4893,8906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723.6328" calcext:value-type="float">
            <text:p>4723,632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1738.5149" calcext:value-type="float">
            <text:p>1738,5149</text:p>
          </table:table-cell>
          <table:table-cell office:value-type="float" office:value="3378.9299" calcext:value-type="float">
            <text:p>3378,92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77.5488" calcext:value-type="float">
            <text:p>4677,5488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608.7061" calcext:value-type="float">
            <text:p>4608,7061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359.2129" calcext:value-type="float">
            <text:p>4359,2129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3997.3992" calcext:value-type="float">
            <text:p>3997,3992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845.5637" calcext:value-type="float">
            <text:p>3845,5637</text:p>
          </table:table-cell>
          <table:table-cell office:value-type="float" office:value="3646.1897" calcext:value-type="float">
            <text:p>3646,1897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278.6306" calcext:value-type="float">
            <text:p>3278,6306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685.1116" calcext:value-type="float">
            <text:p>2685,1116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391.2253" calcext:value-type="float">
            <text:p>2391,2253</text:p>
          </table:table-cell>
          <table:table-cell office:value-type="float" office:value="2257.6121" calcext:value-type="float">
            <text:p>2257,6121</text:p>
          </table:table-cell>
          <table:table-cell office:value-type="float" office:value="2173.9282" calcext:value-type="float">
            <text:p>2173,9282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1952.1719" calcext:value-type="float">
            <text:p>1952,1719</text:p>
          </table:table-cell>
          <table:table-cell office:value-type="float" office:value="1844.3119" calcext:value-type="float">
            <text:p>1844,3119</text:p>
          </table:table-cell>
          <table:table-cell office:value-type="float" office:value="1738.5149" calcext:value-type="float">
            <text:p>1738,514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922.54572" calcext:value-type="float">
            <text:p>922,545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661.9032" calcext:value-type="float">
            <text:p>1661,9032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527.9928" calcext:value-type="float">
            <text:p>1527,9928</text:p>
          </table:table-cell>
          <table:table-cell office:value-type="float" office:value="1428.7585" calcext:value-type="float">
            <text:p>1428,7585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306.6276" calcext:value-type="float">
            <text:p>1306,6276</text:p>
          </table:table-cell>
          <table:table-cell office:value-type="float" office:value="1242.0081" calcext:value-type="float">
            <text:p>1242,0081</text:p>
          </table:table-cell>
          <table:table-cell office:value-type="float" office:value="1183.3367" calcext:value-type="float">
            <text:p>1183,3367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068.8724" calcext:value-type="float">
            <text:p>1068,8724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891.35492" calcext:value-type="float">
            <text:p>891,35492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745.61578" calcext:value-type="float">
            <text:p>745,61578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24.42969" calcext:value-type="float">
            <text:p>624,42969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89.49268" calcext:value-type="float">
            <text:p>589,49268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62.78693" calcext:value-type="float">
            <text:p>562,78693</text:p>
          </table:table-cell>
          <table:table-cell office:value-type="float" office:value="543.96558" calcext:value-type="float">
            <text:p>543,9655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332.45749" calcext:value-type="float">
            <text:p>332,45749</text:p>
          </table:table-cell>
          <table:table-cell table:style-name="ce2" office:value-type="string" calcext:value-type="string">
            <text:p>415,5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56.6561" calcext:value-type="float">
            <text:p>456,656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387.89182" calcext:value-type="float">
            <text:p>387,89182</text:p>
          </table:table-cell>
          <table:table-cell office:value-type="float" office:value="377.9035" calcext:value-type="float">
            <text:p>377,9035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32.45749" calcext:value-type="float">
            <text:p>332,45749</text:p>
          </table:table-cell>
          <table:table-cell table:number-columns-repeated="2" office:value-type="float" office:value="354.93799" calcext:value-type="float">
            <text:p>354,93799</text:p>
          </table:table-cell>
          <table:table-cell table:number-columns-repeated="3" office:value-type="float" office:value="351.69659" calcext:value-type="float">
            <text:p>351,69659</text:p>
          </table:table-cell>
          <table:table-cell office:value-type="float" office:value="358.1893" calcext:value-type="float">
            <text:p>358,189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273.9715" calcext:value-type="float">
            <text:p>273,9715</text:p>
          </table:table-cell>
          <table:table-cell office:value-type="float" office:value="294.18619" calcext:value-type="float">
            <text:p>294,186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2.45749" calcext:value-type="float">
            <text:p>332,45749</text:p>
          </table:table-cell>
          <table:table-cell table:number-columns-repeated="2" office:value-type="float" office:value="326.12509" calcext:value-type="float">
            <text:p>326,12509</text:p>
          </table:table-cell>
          <table:table-cell office:value-type="float" office:value="319.8334" calcext:value-type="float">
            <text:p>319,8334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07.37329" calcext:value-type="float">
            <text:p>307,37329</text:p>
          </table:table-cell>
          <table:table-cell table:number-columns-repeated="4" office:value-type="float" office:value="304.28409" calcext:value-type="float">
            <text:p>304,28409</text:p>
          </table:table-cell>
          <table:table-cell table:number-columns-repeated="2" office:value-type="float" office:value="301.20541" calcext:value-type="float">
            <text:p>301,20541</text:p>
          </table:table-cell>
          <table:table-cell office:value-type="float" office:value="298.13708" calcext:value-type="float">
            <text:p>298,13708</text:p>
          </table:table-cell>
          <table:table-cell office:value-type="float" office:value="295.07932" calcext:value-type="float">
            <text:p>295,07932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82.9537" calcext:value-type="float">
            <text:p>282,9537</text:p>
          </table:table-cell>
          <table:table-cell table:number-columns-repeated="5" office:value-type="float" office:value="276.9548" calcext:value-type="float">
            <text:p>276,9548</text:p>
          </table:table-cell>
          <table:table-cell table:number-columns-repeated="8" office:value-type="float" office:value="273.9715" calcext:value-type="float">
            <text:p>273,971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2.9537" calcext:value-type="float">
            <text:p>282,9537</text:p>
          </table:table-cell>
          <table:table-cell office:value-type="float" office:value="253.3924" calcext:value-type="float">
            <text:p>253,3924</text:p>
          </table:table-cell>
          <table:table-cell office:value-type="float" office:value="263.15741" calcext:value-type="float">
            <text:p>263,157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3.9715" calcext:value-type="float">
            <text:p>273,9715</text:p>
          </table:table-cell>
          <table:table-cell office:value-type="float" office:value="276.9548" calcext:value-type="float">
            <text:p>276,9548</text:p>
          </table:table-cell>
          <table:table-cell office:value-type="float" office:value="282.9537" calcext:value-type="float">
            <text:p>282,9537</text:p>
          </table:table-cell>
          <table:table-cell office:value-type="float" office:value="279.94891" calcext:value-type="float">
            <text:p>279,94891</text:p>
          </table:table-cell>
          <table:table-cell table:number-columns-repeated="3" office:value-type="float" office:value="276.9548" calcext:value-type="float">
            <text:p>276,9548</text:p>
          </table:table-cell>
          <table:table-cell table:number-columns-repeated="2" office:value-type="float" office:value="273.9715" calcext:value-type="float">
            <text:p>273,9715</text:p>
          </table:table-cell>
          <table:table-cell table:number-columns-repeated="2" office:value-type="float" office:value="270.9989" calcext:value-type="float">
            <text:p>270,9989</text:p>
          </table:table-cell>
          <table:table-cell office:value-type="float" office:value="265.0863" calcext:value-type="float">
            <text:p>265,0863</text:p>
          </table:table-cell>
          <table:table-cell office:value-type="float" office:value="262.14639" calcext:value-type="float">
            <text:p>262,14639</text:p>
          </table:table-cell>
          <table:table-cell table:number-columns-repeated="2" office:value-type="float" office:value="259.21741" calcext:value-type="float">
            <text:p>259,21741</text:p>
          </table:table-cell>
          <table:table-cell office:value-type="float" office:value="262.14639" calcext:value-type="float">
            <text:p>262,14639</text:p>
          </table:table-cell>
          <table:table-cell office:value-type="float" office:value="259.21741" calcext:value-type="float">
            <text:p>259,21741</text:p>
          </table:table-cell>
          <table:table-cell office:value-type="float" office:value="256.29941" calcext:value-type="float">
            <text:p>256,29941</text:p>
          </table:table-cell>
          <table:table-cell table:number-columns-repeated="9" office:value-type="float" office:value="253.3924" calcext:value-type="float">
            <text:p>253,3924</text:p>
          </table:table-cell>
          <table:table-cell office:value-type="float" office:value="256.29941" calcext:value-type="float">
            <text:p>256,29941</text:p>
          </table:table-cell>
          <table:table-cell table:number-columns-repeated="2" office:value-type="float" office:value="253.3924" calcext:value-type="float">
            <text:p>253,3924</text:p>
          </table:table-cell>
          <table:table-cell office:value-type="float" office:value="256.29941" calcext:value-type="float">
            <text:p>256,2994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247.6118" calcext:value-type="float">
            <text:p>247,6118</text:p>
          </table:table-cell>
          <table:table-cell office:value-type="float" office:value="283.4613" calcext:value-type="float">
            <text:p>283,46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253.3924" calcext:value-type="float">
            <text:p>253,3924</text:p>
          </table:table-cell>
          <table:table-cell table:number-columns-repeated="3" office:value-type="float" office:value="247.6118" calcext:value-type="float">
            <text:p>247,6118</text:p>
          </table:table-cell>
          <table:table-cell table:number-columns-repeated="3" office:value-type="float" office:value="250.49651" calcext:value-type="float">
            <text:p>250,49651</text:p>
          </table:table-cell>
          <table:table-cell table:number-columns-repeated="3" office:value-type="float" office:value="247.6118" calcext:value-type="float">
            <text:p>247,6118</text:p>
          </table:table-cell>
          <table:table-cell office:value-type="float" office:value="250.49651" calcext:value-type="float">
            <text:p>250,49651</text:p>
          </table:table-cell>
          <table:table-cell office:value-type="float" office:value="256.29941" calcext:value-type="float">
            <text:p>256,29941</text:p>
          </table:table-cell>
          <table:table-cell table:number-columns-repeated="2" office:value-type="float" office:value="259.21741" calcext:value-type="float">
            <text:p>259,21741</text:p>
          </table:table-cell>
          <table:table-cell office:value-type="float" office:value="276.9548" calcext:value-type="float">
            <text:p>276,9548</text:p>
          </table:table-cell>
          <table:table-cell office:value-type="float" office:value="288.9953" calcext:value-type="float">
            <text:p>288,9953</text:p>
          </table:table-cell>
          <table:table-cell office:value-type="float" office:value="298.13708" calcext:value-type="float">
            <text:p>298,13708</text:p>
          </table:table-cell>
          <table:table-cell office:value-type="float" office:value="301.20541" calcext:value-type="float">
            <text:p>301,20541</text:p>
          </table:table-cell>
          <table:table-cell table:number-columns-repeated="2" office:value-type="float" office:value="304.28409" calcext:value-type="float">
            <text:p>304,28409</text:p>
          </table:table-cell>
          <table:table-cell office:value-type="float" office:value="310.47281" calcext:value-type="float">
            <text:p>310,47281</text:p>
          </table:table-cell>
          <table:table-cell table:number-columns-repeated="2" office:value-type="float" office:value="319.8334" calcext:value-type="float">
            <text:p>319,8334</text:p>
          </table:table-cell>
          <table:table-cell table:number-columns-repeated="2" office:value-type="float" office:value="332.45749" calcext:value-type="float">
            <text:p>332,45749</text:p>
          </table:table-cell>
          <table:table-cell table:number-columns-repeated="3" office:value-type="float" office:value="335.63889" calcext:value-type="float">
            <text:p>335,63889</text:p>
          </table:table-cell>
          <table:table-cell office:value-type="float" office:value="338.83041" calcext:value-type="float">
            <text:p>338,83041</text:p>
          </table:table-cell>
          <table:table-cell/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08.84302" calcext:value-type="float">
            <text:p>808,84302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555.36719" calcext:value-type="float">
            <text:p>555,3671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45.2435" calcext:value-type="float">
            <text:p>345,2435</text:p>
          </table:table-cell>
          <table:table-cell table:number-columns-repeated="2" office:value-type="float" office:value="351.69659" calcext:value-type="float">
            <text:p>351,69659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61.4505" calcext:value-type="float">
            <text:p>361,4505</text:p>
          </table:table-cell>
          <table:table-cell office:value-type="float" office:value="364.7215" calcext:value-type="float">
            <text:p>364,7215</text:p>
          </table:table-cell>
          <table:table-cell table:style-name="ce2" office:value-type="string" calcext:value-type="string">
            <text:p>371,293</text:p>
          </table:table-cell>
          <table:table-cell office:value-type="float" office:value="377.9035" calcext:value-type="float">
            <text:p>377,9035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397.96661" calcext:value-type="float">
            <text:p>397,96661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97.19849" calcext:value-type="float">
            <text:p>597,19849</text:p>
          </table:table-cell>
          <table:table-cell office:value-type="float" office:value="612.70959" calcext:value-type="float">
            <text:p>612,70959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84.12793" calcext:value-type="float">
            <text:p>684,12793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08.51123" calcext:value-type="float">
            <text:p>708,51123</text:p>
          </table:table-cell>
          <table:table-cell table:number-columns-repeated="2" office:value-type="float" office:value="712.60272" calcext:value-type="float">
            <text:p>712,60272</text:p>
          </table:table-cell>
          <table:table-cell office:value-type="float" office:value="724.92419" calcext:value-type="float">
            <text:p>724,92419</text:p>
          </table:table-cell>
          <table:table-cell office:value-type="float" office:value="741.46198" calcext:value-type="float">
            <text:p>741,46198</text:p>
          </table:table-cell>
          <table:table-cell office:value-type="float" office:value="762.30829" calcext:value-type="float">
            <text:p>762,30829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808.84302" calcext:value-type="float">
            <text:p>808,8430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97.1584" calcext:value-type="float">
            <text:p>1597,1584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1222.2312" calcext:value-type="float">
            <text:p>1222,2312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886.94592" calcext:value-type="float">
            <text:p>886,94592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926.88812" calcext:value-type="float">
            <text:p>926,88812</text:p>
          </table:table-cell>
          <table:table-cell office:value-type="float" office:value="940.33191" calcext:value-type="float">
            <text:p>940,33191</text:p>
          </table:table-cell>
          <table:table-cell office:value-type="float" office:value="953.84009" calcext:value-type="float">
            <text:p>953,84009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013.1124" calcext:value-type="float">
            <text:p>1013,1124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276.6675" calcext:value-type="float">
            <text:p>1276,6675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1301.6182" calcext:value-type="float">
            <text:p>1301,6182</text:p>
          </table:table-cell>
          <table:table-cell office:value-type="float" office:value="1326.7294" calcext:value-type="float">
            <text:p>1326,7294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367.2385" calcext:value-type="float">
            <text:p>1367,2385</text:p>
          </table:table-cell>
          <table:table-cell office:value-type="float" office:value="1397.8857" calcext:value-type="float">
            <text:p>1397,8857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439.0994" calcext:value-type="float">
            <text:p>1439,0994</text:p>
          </table:table-cell>
          <table:table-cell table:style-name="ce2" office:value-type="string" calcext:value-type="string">
            <text:p>1449,465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480.7103" calcext:value-type="float">
            <text:p>1480,7103</text:p>
          </table:table-cell>
          <table:table-cell office:value-type="float" office:value="1506.9172" calcext:value-type="float">
            <text:p>1506,9172</text:p>
          </table:table-cell>
          <table:table-cell office:value-type="float" office:value="1533.2769" calcext:value-type="float">
            <text:p>1533,2769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75.7681" calcext:value-type="float">
            <text:p>1575,7681</text:p>
          </table:table-cell>
          <table:table-cell office:value-type="float" office:value="1597.1584" calcext:value-type="float">
            <text:p>1597,158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1618.6447" calcext:value-type="float">
            <text:p>1618,6447</text:p>
          </table:table-cell>
          <table:table-cell office:value-type="float" office:value="2521.7656" calcext:value-type="float">
            <text:p>2521,7656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618.6447" calcext:value-type="float">
            <text:p>1618,6447</text:p>
          </table:table-cell>
          <table:table-cell table:style-name="ce2" office:value-type="string" calcext:value-type="string">
            <text:p>1634,822</text:p>
          </table:table-cell>
          <table:table-cell office:value-type="float" office:value="1700.0652" calcext:value-type="float">
            <text:p>1700,0652</text:p>
          </table:table-cell>
          <table:table-cell office:value-type="float" office:value="1810.6775" calcext:value-type="float">
            <text:p>1810,6775</text:p>
          </table:table-cell>
          <table:table-cell office:value-type="float" office:value="1878.1519" calcext:value-type="float">
            <text:p>1878,1519</text:p>
          </table:table-cell>
          <table:table-cell table:style-name="ce2" office:value-type="string" calcext:value-type="string">
            <text:p>1929,295</text:p>
          </table:table-cell>
          <table:table-cell table:style-name="ce2" office:value-type="string" calcext:value-type="string">
            <text:p>1963,644</text:p>
          </table:table-cell>
          <table:table-cell office:value-type="float" office:value="1992.4221" calcext:value-type="float">
            <text:p>1992,4221</text:p>
          </table:table-cell>
          <table:table-cell office:value-type="float" office:value="2021.3394" calcext:value-type="float">
            <text:p>2021,3394</text:p>
          </table:table-cell>
          <table:table-cell table:style-name="ce2" office:value-type="string" calcext:value-type="string">
            <text:p>2067,895</text:p>
          </table:table-cell>
          <table:table-cell office:value-type="float" office:value="2138.3877" calcext:value-type="float">
            <text:p>2138,3877</text:p>
          </table:table-cell>
          <table:table-cell table:style-name="ce2" office:value-type="string" calcext:value-type="string">
            <text:p>2227,604</text:p>
          </table:table-cell>
          <table:table-cell office:value-type="float" office:value="2281.7146" calcext:value-type="float">
            <text:p>2281,7146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465.1775" calcext:value-type="float">
            <text:p>2465,1775</text:p>
          </table:table-cell>
          <table:table-cell office:value-type="float" office:value="2571.2202" calcext:value-type="float">
            <text:p>2571,2202</text:p>
          </table:table-cell>
          <table:table-cell office:value-type="float" office:value="2672.3757" calcext:value-type="float">
            <text:p>2672,3757</text:p>
          </table:table-cell>
          <table:table-cell office:value-type="float" office:value="2742.6711" calcext:value-type="float">
            <text:p>2742,6711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898.1387" calcext:value-type="float">
            <text:p>2898,1387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3036.4973" calcext:value-type="float">
            <text:p>3036,4973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197.2327" calcext:value-type="float">
            <text:p>3197,2327</text:p>
          </table:table-cell>
          <table:table-cell office:value-type="float" office:value="3271.8215" calcext:value-type="float">
            <text:p>3271,8215</text:p>
          </table:table-cell>
          <table:table-cell table:style-name="ce2" office:value-type="string" calcext:value-type="string">
            <text:p>3326,427</text:p>
          </table:table-cell>
          <table:table-cell table:style-name="ce2" office:value-type="string" calcext:value-type="string">
            <text:p>3381,333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533.8601" calcext:value-type="float">
            <text:p>3533,8601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94.7266" calcext:value-type="float">
            <text:p>4494,7266</text:p>
          </table:table-cell>
          <table:table-cell table:style-name="ce2" office:value-type="string" calcext:value-type="string">
            <text:p>3603,929</text:p>
          </table:table-cell>
          <table:table-cell office:value-type="float" office:value="4167.9746" calcext:value-type="float">
            <text:p>4167,974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3603,929</text:p>
          </table:table-cell>
          <table:table-cell table:style-name="ce2" office:value-type="string" calcext:value-type="string">
            <text:p>3660,313</text:p>
          </table:table-cell>
          <table:table-cell table:style-name="ce2" office:value-type="string" calcext:value-type="string">
            <text:p>3724,093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3867.1345" calcext:value-type="float">
            <text:p>3867,1345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4004.6782" calcext:value-type="float">
            <text:p>4004,6782</text:p>
          </table:table-cell>
          <table:table-cell office:value-type="float" office:value="4041.1394" calcext:value-type="float">
            <text:p>4041,1394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4129.0947" calcext:value-type="float">
            <text:p>4129,0947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225.0889" calcext:value-type="float">
            <text:p>4225,0889</text:p>
          </table:table-cell>
          <table:table-cell office:value-type="float" office:value="4247.3462" calcext:value-type="float">
            <text:p>4247,3462</text:p>
          </table:table-cell>
          <table:table-cell office:value-type="float" office:value="4277.0825" calcext:value-type="float">
            <text:p>4277,0825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314.3496" calcext:value-type="float">
            <text:p>4314,3496</text:p>
          </table:table-cell>
          <table:table-cell office:value-type="float" office:value="4329.2871" calcext:value-type="float">
            <text:p>4329,2871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66.7051" calcext:value-type="float">
            <text:p>4366,7051</text:p>
          </table:table-cell>
          <table:table-cell office:value-type="float" office:value="4404.2305" calcext:value-type="float">
            <text:p>4404,2305</text:p>
          </table:table-cell>
          <table:table-cell table:number-columns-repeated="2" office:value-type="float" office:value="4419.2705" calcext:value-type="float">
            <text:p>4419,2705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449.4014" calcext:value-type="float">
            <text:p>4449,4014</text:p>
          </table:table-cell>
          <table:table-cell office:value-type="float" office:value="4472.0449" calcext:value-type="float">
            <text:p>4472,0449</text:p>
          </table:table-cell>
          <table:table-cell office:value-type="float" office:value="4494.7266" calcext:value-type="float">
            <text:p>4494,726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62.2212" calcext:value-type="float">
            <text:p>4662,2212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609.0508" calcext:value-type="float">
            <text:p>4609,0508</text:p>
          </table:table-cell>
          <table:table-cell office:value-type="string" calcext:value-type="string">
            <text:p>1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509.8687" calcext:value-type="float">
            <text:p>4509,8687</text:p>
          </table:table-cell>
          <table:table-cell table:number-columns-repeated="3" office:value-type="float" office:value="4525.0278" calcext:value-type="float">
            <text:p>4525,0278</text:p>
          </table:table-cell>
          <table:table-cell office:value-type="float" office:value="4540.2041" calcext:value-type="float">
            <text:p>4540,2041</text:p>
          </table:table-cell>
          <table:table-cell table:style-name="ce2" office:value-type="string" calcext:value-type="string">
            <text:p>4555,397</text:p>
          </table:table-cell>
          <table:table-cell table:number-columns-repeated="4" office:value-type="float" office:value="4570.6069" calcext:value-type="float">
            <text:p>4570,6069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616.3384" calcext:value-type="float">
            <text:p>4616,3384</text:p>
          </table:table-cell>
          <table:table-cell office:value-type="float" office:value="4631.6157" calcext:value-type="float">
            <text:p>4631,6157</text:p>
          </table:table-cell>
          <table:table-cell table:number-columns-repeated="2" office:value-type="float" office:value="4646.9102" calcext:value-type="float">
            <text:p>4646,9102</text:p>
          </table:table-cell>
          <table:table-cell office:value-type="float" office:value="4654.5635" calcext:value-type="float">
            <text:p>4654,5635</text:p>
          </table:table-cell>
          <table:table-cell table:number-columns-repeated="7" office:value-type="float" office:value="4662.2212" calcext:value-type="float">
            <text:p>4662,2212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46.9102" calcext:value-type="float">
            <text:p>4646,9102</text:p>
          </table:table-cell>
          <table:table-cell office:value-type="float" office:value="4631.6157" calcext:value-type="float">
            <text:p>4631,6157</text:p>
          </table:table-cell>
          <table:table-cell office:value-type="float" office:value="4623.9751" calcext:value-type="float">
            <text:p>4623,9751</text:p>
          </table:table-cell>
          <table:table-cell table:number-columns-repeated="2" office:value-type="float" office:value="4616.3384" calcext:value-type="float">
            <text:p>4616,338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077.7107" calcext:value-type="float">
            <text:p>4077,7107</text:p>
          </table:table-cell>
          <table:table-cell office:value-type="float" office:value="4345.5342" calcext:value-type="float">
            <text:p>4345,53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01.0776" calcext:value-type="float">
            <text:p>4601,0776</text:p>
          </table:table-cell>
          <table:table-cell office:value-type="float" office:value="4593.4536" calcext:value-type="float">
            <text:p>4593,4536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70.6069" calcext:value-type="float">
            <text:p>4570,6069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40.2041" calcext:value-type="float">
            <text:p>4540,2041</text:p>
          </table:table-cell>
          <table:table-cell office:value-type="float" office:value="4525.0278" calcext:value-type="float">
            <text:p>4525,0278</text:p>
          </table:table-cell>
          <table:table-cell office:value-type="float" office:value="4502.2954" calcext:value-type="float">
            <text:p>4502,2954</text:p>
          </table:table-cell>
          <table:table-cell office:value-type="float" office:value="4479.6011" calcext:value-type="float">
            <text:p>4479,6011</text:p>
          </table:table-cell>
          <table:table-cell office:value-type="float" office:value="4464.4927" calcext:value-type="float">
            <text:p>4464,4927</text:p>
          </table:table-cell>
          <table:table-cell office:value-type="float" office:value="4441.8623" calcext:value-type="float">
            <text:p>4441,8623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396.7168" calcext:value-type="float">
            <text:p>4396,7168</text:p>
          </table:table-cell>
          <table:table-cell table:number-columns-repeated="2" office:value-type="float" office:value="4374.2017" calcext:value-type="float">
            <text:p>4374,2017</text:p>
          </table:table-cell>
          <table:table-cell office:value-type="float" office:value="4344.2412" calcext:value-type="float">
            <text:p>4344,2412</text:p>
          </table:table-cell>
          <table:table-cell office:value-type="float" office:value="4321.8164" calcext:value-type="float">
            <text:p>4321,8164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284.5273" calcext:value-type="float">
            <text:p>4284,5273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254.7734" calcext:value-type="float">
            <text:p>4254,7734</text:p>
          </table:table-cell>
          <table:table-cell office:value-type="float" office:value="4239.9229" calcext:value-type="float">
            <text:p>4239,9229</text:p>
          </table:table-cell>
          <table:table-cell office:value-type="float" office:value="4217.6787" calcext:value-type="float">
            <text:p>4217,6787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173.3086" calcext:value-type="float">
            <text:p>4173,3086</text:p>
          </table:table-cell>
          <table:table-cell office:value-type="float" office:value="4151.1821" calcext:value-type="float">
            <text:p>4151,1821</text:p>
          </table:table-cell>
          <table:table-cell office:value-type="float" office:value="4136.4526" calcext:value-type="float">
            <text:p>4136,4526</text:p>
          </table:table-cell>
          <table:table-cell office:value-type="float" office:value="4121.7412" calcext:value-type="float">
            <text:p>4121,7412</text:p>
          </table:table-cell>
          <table:table-cell office:value-type="float" office:value="4107.0469" calcext:value-type="float">
            <text:p>4107,0469</text:p>
          </table:table-cell>
          <table:table-cell office:value-type="float" office:value="4092.3701" calcext:value-type="float">
            <text:p>4092,3701</text:p>
          </table:table-cell>
          <table:table-cell office:value-type="float" office:value="4077.7107" calcext:value-type="float">
            <text:p>4077,710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2704.2527" calcext:value-type="float">
            <text:p>2704,2527</text:p>
          </table:table-cell>
          <table:table-cell office:value-type="float" office:value="3460.4072" calcext:value-type="float">
            <text:p>3460,40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63.0691" calcext:value-type="float">
            <text:p>4063,0691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3961.0703" calcext:value-type="float">
            <text:p>3961,0703</text:p>
          </table:table-cell>
          <table:table-cell office:value-type="float" office:value="3946.5698" calcext:value-type="float">
            <text:p>3946,5698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831.2058" calcext:value-type="float">
            <text:p>3831,2058</text:p>
          </table:table-cell>
          <table:table-cell office:value-type="float" office:value="3773.9529" calcext:value-type="float">
            <text:p>3773,9529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681.5322" calcext:value-type="float">
            <text:p>3681,5322</text:p>
          </table:table-cell>
          <table:table-cell table:style-name="ce2" office:value-type="string" calcext:value-type="string">
            <text:p>3653,249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568.8372" calcext:value-type="float">
            <text:p>3568,8372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457.3162" calcext:value-type="float">
            <text:p>3457,3162</text:p>
          </table:table-cell>
          <table:table-cell office:value-type="float" office:value="3408.8982" calcext:value-type="float">
            <text:p>3408,8982</text:p>
          </table:table-cell>
          <table:table-cell table:style-name="ce2" office:value-type="string" calcext:value-type="string">
            <text:p>3360,708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224.2896" calcext:value-type="float">
            <text:p>3224,2896</text:p>
          </table:table-cell>
          <table:table-cell office:value-type="float" office:value="3163.5186" calcext:value-type="float">
            <text:p>3163,5186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049.7859" calcext:value-type="float">
            <text:p>3049,7859</text:p>
          </table:table-cell>
          <table:table-cell office:value-type="float" office:value="2990.1389" calcext:value-type="float">
            <text:p>2990,1389</text:p>
          </table:table-cell>
          <table:table-cell table:style-name="ce2" office:value-type="string" calcext:value-type="string">
            <text:p>2930,886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852.4993" calcext:value-type="float">
            <text:p>2852,4993</text:p>
          </table:table-cell>
          <table:table-cell table:style-name="ce2" office:value-type="string" calcext:value-type="string">
            <text:p>2761,948</text:p>
          </table:table-cell>
          <table:table-cell office:value-type="float" office:value="2704.2527" calcext:value-type="float">
            <text:p>2704,252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1744.8387" calcext:value-type="float">
            <text:p>1744,83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2583.7932" calcext:value-type="float">
            <text:p>2583,7932</text:p>
          </table:table-cell>
          <table:table-cell office:value-type="float" office:value="2533.6235" calcext:value-type="float">
            <text:p>2533,6235</text:p>
          </table:table-cell>
          <table:table-cell office:value-type="float" office:value="2483.7827" calcext:value-type="float">
            <text:p>2483,7827</text:p>
          </table:table-cell>
          <table:table-cell office:value-type="float" office:value="2421.9475" calcext:value-type="float">
            <text:p>2421,9475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293.7976" calcext:value-type="float">
            <text:p>2293,7976</text:p>
          </table:table-cell>
          <table:table-cell office:value-type="float" office:value="2239.5913" calcext:value-type="float">
            <text:p>2239,5913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097.1711" calcext:value-type="float">
            <text:p>2097,1711</text:p>
          </table:table-cell>
          <table:table-cell table:style-name="ce2" office:value-type="string" calcext:value-type="string">
            <text:p>2044,573</text:p>
          </table:table-cell>
          <table:table-cell office:value-type="float" office:value="1969.3884" calcext:value-type="float">
            <text:p>1969,3884</text:p>
          </table:table-cell>
          <table:table-cell office:value-type="float" office:value="1912.1965" calcext:value-type="float">
            <text:p>1912,1965</text:p>
          </table:table-cell>
          <table:table-cell office:value-type="float" office:value="1855.5691" calcext:value-type="float">
            <text:p>1855,5691</text:p>
          </table:table-cell>
          <table:table-cell office:value-type="float" office:value="1805.0919" calcext:value-type="float">
            <text:p>1805,0919</text:p>
          </table:table-cell>
          <table:table-cell office:value-type="float" office:value="1749.5531" calcext:value-type="float">
            <text:p>1749,5531</text:p>
          </table:table-cell>
          <table:table-cell office:value-type="float" office:value="1694.5958" calcext:value-type="float">
            <text:p>1694,5958</text:p>
          </table:table-cell>
          <table:table-cell office:value-type="float" office:value="1645.6367" calcext:value-type="float">
            <text:p>1645,6367</text:p>
          </table:table-cell>
          <table:table-cell office:value-type="float" office:value="1586.4512" calcext:value-type="float">
            <text:p>1586,4512</text:p>
          </table:table-cell>
          <table:table-cell office:value-type="float" office:value="1522.7147" calcext:value-type="float">
            <text:p>1522,7147</text:p>
          </table:table-cell>
          <table:table-cell office:value-type="float" office:value="1459.8553" calcext:value-type="float">
            <text:p>1459,8553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256.8231" calcext:value-type="float">
            <text:p>1256,8231</text:p>
          </table:table-cell>
          <table:table-cell office:value-type="float" office:value="1183.3367" calcext:value-type="float">
            <text:p>1183,3367</text:p>
          </table:table-cell>
          <table:table-cell table:style-name="ce2" office:value-type="string" calcext:value-type="string">
            <text:p>1101,856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949.33032" calcext:value-type="float">
            <text:p>949,33032</text:p>
          </table:table-cell>
          <table:table-cell office:value-type="float" office:value="904.62549" calcext:value-type="float">
            <text:p>904,62549</text:p>
          </table:table-cell>
          <table:table-cell office:value-type="float" office:value="860.64539" calcext:value-type="float">
            <text:p>860,6453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567.26233" calcext:value-type="float">
            <text:p>567,262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817.4021" calcext:value-type="float">
            <text:p>817,4021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753.94672" calcext:value-type="float">
            <text:p>753,94672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12.60272" calcext:value-type="float">
            <text:p>712,60272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668.03119" calcext:value-type="float">
            <text:p>668,03119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574.1817" calcext:value-type="float">
            <text:p>574,1817</text:p>
          </table:table-cell>
          <table:table-cell office:value-type="float" office:value="566.57672" calcext:value-type="float">
            <text:p>566,57672</text:p>
          </table:table-cell>
          <table:table-cell office:value-type="float" office:value="559.00562" calcext:value-type="float">
            <text:p>559,00562</text:p>
          </table:table-cell>
          <table:table-cell office:value-type="float" office:value="551.46851" calcext:value-type="float">
            <text:p>551,46851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499.6749" calcext:value-type="float">
            <text:p>499,6749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56.6561" calcext:value-type="float">
            <text:p>456,6561</text:p>
          </table:table-cell>
          <table:table-cell table:number-columns-repeated="2"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25.25" calcext:value-type="float">
            <text:p>425,25</text:p>
          </table:table-cell>
          <table:table-cell office:value-type="float" office:value="418.37271" calcext:value-type="float">
            <text:p>418,3727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44.48792" calcext:value-type="float">
            <text:p>344,487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office:value-type="float" office:value="397.96661" calcext:value-type="float">
            <text:p>397,96661</text:p>
          </table:table-cell>
          <table:table-cell table:number-columns-repeated="2" office:value-type="float" office:value="381.22321" calcext:value-type="float">
            <text:p>381,22321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68.00241" calcext:value-type="float">
            <text:p>368,00241</text:p>
          </table:table-cell>
          <table:table-cell office:value-type="float" office:value="361.4505" calcext:value-type="float">
            <text:p>361,4505</text:p>
          </table:table-cell>
          <table:table-cell table:number-columns-repeated="2" office:value-type="float" office:value="358.1893" calcext:value-type="float">
            <text:p>358,1893</text:p>
          </table:table-cell>
          <table:table-cell office:value-type="float" office:value="354.93799" calcext:value-type="float">
            <text:p>354,93799</text:p>
          </table:table-cell>
          <table:table-cell office:value-type="float" office:value="351.69659" calcext:value-type="float">
            <text:p>351,69659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2.45749" calcext:value-type="float">
            <text:p>332,4574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26.12509" calcext:value-type="float">
            <text:p>326,12509</text:p>
          </table:table-cell>
          <table:table-cell office:value-type="float" office:value="322.97421" calcext:value-type="float">
            <text:p>322,97421</text:p>
          </table:table-cell>
          <table:table-cell table:number-columns-repeated="3" office:value-type="float" office:value="319.8334" calcext:value-type="float">
            <text:p>319,8334</text:p>
          </table:table-cell>
          <table:table-cell office:value-type="float" office:value="316.70291" calcext:value-type="float">
            <text:p>316,70291</text:p>
          </table:table-cell>
          <table:table-cell office:value-type="float" office:value="313.5827" calcext:value-type="float">
            <text:p>313,5827</text:p>
          </table:table-cell>
          <table:table-cell office:value-type="float" office:value="310.47281" calcext:value-type="float">
            <text:p>310,47281</text:p>
          </table:table-cell>
          <table:table-cell table:number-columns-repeated="2" office:value-type="float" office:value="307.37329" calcext:value-type="float">
            <text:p>307,37329</text:p>
          </table:table-cell>
          <table:table-cell table:number-columns-repeated="3" office:value-type="float" office:value="304.28409" calcext:value-type="float">
            <text:p>304,2840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01.20541" calcext:value-type="float">
            <text:p>301,20541</text:p>
          </table:table-cell>
          <table:table-cell office:value-type="float" office:value="318.6669" calcext:value-type="float">
            <text:p>318,66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01.20541" calcext:value-type="float">
            <text:p>301,20541</text:p>
          </table:table-cell>
          <table:table-cell office:value-type="float" office:value="304.28409" calcext:value-type="float">
            <text:p>304,28409</text:p>
          </table:table-cell>
          <table:table-cell office:value-type="float" office:value="310.47281" calcext:value-type="float">
            <text:p>310,47281</text:p>
          </table:table-cell>
          <table:table-cell office:value-type="float" office:value="313.5827" calcext:value-type="float">
            <text:p>313,5827</text:p>
          </table:table-cell>
          <table:table-cell table:number-columns-repeated="3" office:value-type="float" office:value="316.70291" calcext:value-type="float">
            <text:p>316,70291</text:p>
          </table:table-cell>
          <table:table-cell table:number-columns-repeated="9" office:value-type="float" office:value="313.5827" calcext:value-type="float">
            <text:p>313,5827</text:p>
          </table:table-cell>
          <table:table-cell table:number-columns-repeated="3" office:value-type="float" office:value="316.70291" calcext:value-type="float">
            <text:p>316,70291</text:p>
          </table:table-cell>
          <table:table-cell table:number-columns-repeated="2" office:value-type="float" office:value="319.8334" calcext:value-type="float">
            <text:p>319,8334</text:p>
          </table:table-cell>
          <table:table-cell office:value-type="float" office:value="322.97421" calcext:value-type="float">
            <text:p>322,97421</text:p>
          </table:table-cell>
          <table:table-cell table:number-columns-repeated="2" office:value-type="float" office:value="326.12509" calcext:value-type="float">
            <text:p>326,12509</text:p>
          </table:table-cell>
          <table:table-cell office:value-type="float" office:value="329.28629" calcext:value-type="float">
            <text:p>329,28629</text:p>
          </table:table-cell>
          <table:table-cell office:value-type="float" office:value="332.45749" calcext:value-type="float">
            <text:p>332,45749</text:p>
          </table:table-cell>
          <table:table-cell table:number-columns-repeated="2" office:value-type="float" office:value="335.63889" calcext:value-type="float">
            <text:p>335,63889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335.63889" calcext:value-type="float">
            <text:p>335,6388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338.83041" calcext:value-type="float">
            <text:p>338,83041</text:p>
          </table:table-cell>
          <table:table-cell office:value-type="float" office:value="428.81979" calcext:value-type="float">
            <text:p>428,8197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338.83041" calcext:value-type="float">
            <text:p>338,83041</text:p>
          </table:table-cell>
          <table:table-cell table:number-columns-repeated="2" office:value-type="float" office:value="342.03201" calcext:value-type="float">
            <text:p>342,03201</text:p>
          </table:table-cell>
          <table:table-cell office:value-type="float" office:value="348.46509" calcext:value-type="float">
            <text:p>348,46509</text:p>
          </table:table-cell>
          <table:table-cell office:value-type="float" office:value="354.93799" calcext:value-type="float">
            <text:p>354,93799</text:p>
          </table:table-cell>
          <table:table-cell table:number-columns-repeated="2" office:value-type="float" office:value="358.1893" calcext:value-type="float">
            <text:p>358,1893</text:p>
          </table:table-cell>
          <table:table-cell office:value-type="float" office:value="348.46509" calcext:value-type="float">
            <text:p>348,46509</text:p>
          </table:table-cell>
          <table:table-cell table:number-columns-repeated="2" office:value-type="float" office:value="345.2435" calcext:value-type="float">
            <text:p>345,2435</text:p>
          </table:table-cell>
          <table:table-cell office:value-type="float" office:value="342.03201" calcext:value-type="float">
            <text:p>342,03201</text:p>
          </table:table-cell>
          <table:table-cell office:value-type="float" office:value="345.2435" calcext:value-type="float">
            <text:p>345,2435</text:p>
          </table:table-cell>
          <table:table-cell office:value-type="float" office:value="358.1893" calcext:value-type="float">
            <text:p>358,1893</text:p>
          </table:table-cell>
          <table:table-cell office:value-type="float" office:value="374.59341" calcext:value-type="float">
            <text:p>374,59341</text:p>
          </table:table-cell>
          <table:table-cell office:value-type="float" office:value="394.59879" calcext:value-type="float">
            <text:p>394,59879</text:p>
          </table:table-cell>
          <table:table-cell office:value-type="float" office:value="401.3439" calcext:value-type="float">
            <text:p>401,3439</text:p>
          </table:table-cell>
          <table:table-cell office:value-type="float" office:value="411.5329" calcext:value-type="float">
            <text:p>411,5329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514.29901" calcext:value-type="float">
            <text:p>514,29901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616.60809" calcext:value-type="float">
            <text:p>616,60809</text:p>
          </table:table-cell>
          <table:table-cell office:value-type="float" office:value="636.22357" calcext:value-type="float">
            <text:p>636,22357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64.02698" calcext:value-type="float">
            <text:p>664,02698</text:p>
          </table:table-cell>
          <table:table-cell/>
          <table:table-cell table:number-columns-repeated="11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2.3981" calcext:value-type="float">
            <text:p>1092,3981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836.90302" calcext:value-type="float">
            <text:p>836,9030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60.03082" calcext:value-type="float">
            <text:p>660,03082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716.70203" calcext:value-type="float">
            <text:p>716,70203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49.7774" calcext:value-type="float">
            <text:p>749,7774</text:p>
          </table:table-cell>
          <table:table-cell table:number-columns-repeated="2" office:value-type="float" office:value="774.90833" calcext:value-type="float">
            <text:p>774,90833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787.57703" calcext:value-type="float">
            <text:p>787,57703</text:p>
          </table:table-cell>
          <table:table-cell office:value-type="float" office:value="796.06073" calcext:value-type="float">
            <text:p>796,06073</text:p>
          </table:table-cell>
          <table:table-cell office:value-type="float" office:value="804.57471" calcext:value-type="float">
            <text:p>804,57471</text:p>
          </table:table-cell>
          <table:table-cell office:value-type="float" office:value="813.11877" calcext:value-type="float">
            <text:p>813,11877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21.69287" calcext:value-type="float">
            <text:p>821,69287</text:p>
          </table:table-cell>
          <table:table-cell table:style-name="ce2" office:value-type="string" calcext:value-type="string">
            <text:p>830,297</text:p>
          </table:table-cell>
          <table:table-cell office:value-type="float" office:value="838.93091" calcext:value-type="float">
            <text:p>838,93091</text:p>
          </table:table-cell>
          <table:table-cell office:value-type="float" office:value="851.93738" calcext:value-type="float">
            <text:p>851,93738</text:p>
          </table:table-cell>
          <table:table-cell office:value-type="float" office:value="865.0105" calcext:value-type="float">
            <text:p>865,0105</text:p>
          </table:table-cell>
          <table:table-cell office:value-type="float" office:value="873.7627" calcext:value-type="float">
            <text:p>873,7627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900.1947" calcext:value-type="float">
            <text:p>900,1947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67.41241" calcext:value-type="float">
            <text:p>967,41241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031.5883" calcext:value-type="float">
            <text:p>1031,5883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092.3981" calcext:value-type="float">
            <text:p>1092,3981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35.0059" calcext:value-type="float">
            <text:p>1935,0059</text:p>
          </table:table-cell>
          <table:table-cell office:value-type="float" office:value="1135.1721" calcext:value-type="float">
            <text:p>1135,1721</text:p>
          </table:table-cell>
          <table:table-cell table:style-name="ce2" office:value-type="string" calcext:value-type="string">
            <text:p>1675,166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35.1721" calcext:value-type="float">
            <text:p>1135,1721</text:p>
          </table:table-cell>
          <table:table-cell office:value-type="float" office:value="1212.5541" calcext:value-type="float">
            <text:p>1212,5541</text:p>
          </table:table-cell>
          <table:table-cell office:value-type="float" office:value="1246.9399" calcext:value-type="float">
            <text:p>1246,9399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346.9332" calcext:value-type="float">
            <text:p>1346,9332</text:p>
          </table:table-cell>
          <table:table-cell office:value-type="float" office:value="1392.7621" calcext:value-type="float">
            <text:p>1392,7621</text:p>
          </table:table-cell>
          <table:table-cell office:value-type="float" office:value="1433.9259" calcext:value-type="float">
            <text:p>1433,9259</text:p>
          </table:table-cell>
          <table:table-cell office:value-type="float" office:value="1475.4873" calcext:value-type="float">
            <text:p>1475,4873</text:p>
          </table:table-cell>
          <table:table-cell office:value-type="float" office:value="1512.1769" calcext:value-type="float">
            <text:p>1512,1769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591.8018" calcext:value-type="float">
            <text:p>1591,8018</text:p>
          </table:table-cell>
          <table:table-cell table:style-name="ce2" office:value-type="string" calcext:value-type="string">
            <text:p>1634,822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711.0216" calcext:value-type="float">
            <text:p>1711,0216</text:p>
          </table:table-cell>
          <table:table-cell office:value-type="float" office:value="1738.5149" calcext:value-type="float">
            <text:p>1738,5149</text:p>
          </table:table-cell>
          <table:table-cell office:value-type="float" office:value="1771.6991" calcext:value-type="float">
            <text:p>1771,6991</text:p>
          </table:table-cell>
          <table:table-cell office:value-type="float" office:value="1788.3695" calcext:value-type="float">
            <text:p>1788,3695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816.2689" calcext:value-type="float">
            <text:p>1816,2689</text:p>
          </table:table-cell>
          <table:table-cell table:style-name="ce2" office:value-type="string" calcext:value-type="string">
            <text:p>1821,866</text:p>
          </table:table-cell>
          <table:table-cell office:value-type="float" office:value="1833.0775" calcext:value-type="float">
            <text:p>1833,0775</text:p>
          </table:table-cell>
          <table:table-cell office:value-type="float" office:value="1861.2063" calcext:value-type="float">
            <text:p>1861,2063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906.5082" calcext:value-type="float">
            <text:p>1906,5082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923.5898" calcext:value-type="float">
            <text:p>1923,5898</text:p>
          </table:table-cell>
          <table:table-cell table:style-name="ce2" office:value-type="string" calcext:value-type="string">
            <text:p>1929,295</text:p>
          </table:table-cell>
          <table:table-cell table:number-columns-repeated="2" office:value-type="float" office:value="1935.0059" calcext:value-type="float">
            <text:p>1935,0059</text:p>
          </table:table-cell>
          <table:table-cell table:number-columns-repeated="2" table:style-name="ce2" office:value-type="string" calcext:value-type="string">
            <text:p>1929,29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67.5784" calcext:value-type="float">
            <text:p>3367,5784</text:p>
          </table:table-cell>
          <table:table-cell table:style-name="ce2" office:value-type="string" calcext:value-type="string">
            <text:p>1929,295</text:p>
          </table:table-cell>
          <table:table-cell table:style-name="ce2" office:value-type="string" calcext:value-type="string">
            <text:p>2605,189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1929,295</text:p>
          </table:table-cell>
          <table:table-cell office:value-type="float" office:value="1935.0059" calcext:value-type="float">
            <text:p>1935,0059</text:p>
          </table:table-cell>
          <table:table-cell office:value-type="float" office:value="1986.6553" calcext:value-type="float">
            <text:p>1986,6553</text:p>
          </table:table-cell>
          <table:table-cell office:value-type="float" office:value="2021.3394" calcext:value-type="float">
            <text:p>2021,3394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2114.8027" calcext:value-type="float">
            <text:p>2114,8027</text:p>
          </table:table-cell>
          <table:table-cell office:value-type="float" office:value="2156.1335" calcext:value-type="float">
            <text:p>2156,1335</text:p>
          </table:table-cell>
          <table:table-cell office:value-type="float" office:value="2239.5913" calcext:value-type="float">
            <text:p>2239,5913</text:p>
          </table:table-cell>
          <table:table-cell office:value-type="float" office:value="2275.6809" calcext:value-type="float">
            <text:p>2275,6809</text:p>
          </table:table-cell>
          <table:table-cell office:value-type="float" office:value="2324.0986" calcext:value-type="float">
            <text:p>2324,0986</text:p>
          </table:table-cell>
          <table:table-cell office:value-type="float" office:value="2385.0967" calcext:value-type="float">
            <text:p>2385,0967</text:p>
          </table:table-cell>
          <table:table-cell office:value-type="float" office:value="2452.8" calcext:value-type="float">
            <text:p>2452,8</text:p>
          </table:table-cell>
          <table:table-cell office:value-type="float" office:value="2514.8945" calcext:value-type="float">
            <text:p>2514,8945</text:p>
          </table:table-cell>
          <table:table-cell table:style-name="ce2" office:value-type="string" calcext:value-type="string">
            <text:p>2609,001</text:p>
          </table:table-cell>
          <table:table-cell office:value-type="float" office:value="2634.29" calcext:value-type="float">
            <text:p>2634,29</text:p>
          </table:table-cell>
          <table:table-cell office:value-type="float" office:value="2717.0388" calcext:value-type="float">
            <text:p>2717,0388</text:p>
          </table:table-cell>
          <table:table-cell office:value-type="float" office:value="2774.8242" calcext:value-type="float">
            <text:p>2774,8242</text:p>
          </table:table-cell>
          <table:table-cell office:value-type="float" office:value="2820.0479" calcext:value-type="float">
            <text:p>2820,0479</text:p>
          </table:table-cell>
          <table:table-cell office:value-type="float" office:value="2859.0044" calcext:value-type="float">
            <text:p>2859,0044</text:p>
          </table:table-cell>
          <table:table-cell office:value-type="float" office:value="2911.2229" calcext:value-type="float">
            <text:p>2911,2229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3009.9775" calcext:value-type="float">
            <text:p>3009,9775</text:p>
          </table:table-cell>
          <table:table-cell table:style-name="ce2" office:value-type="string" calcext:value-type="string">
            <text:p>3063,094</text:p>
          </table:table-cell>
          <table:table-cell office:value-type="float" office:value="3109.8245" calcext:value-type="float">
            <text:p>3109,8245</text:p>
          </table:table-cell>
          <table:table-cell office:value-type="float" office:value="3170.2517" calcext:value-type="float">
            <text:p>3170,2517</text:p>
          </table:table-cell>
          <table:table-cell office:value-type="float" office:value="3237.8464" calcext:value-type="float">
            <text:p>3237,8464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367.5784" calcext:value-type="float">
            <text:p>3367,5784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00.7734" calcext:value-type="float">
            <text:p>4800,7734</text:p>
          </table:table-cell>
          <table:table-cell table:style-name="ce2" office:value-type="string" calcext:value-type="string">
            <text:p>3415,801</text:p>
          </table:table-cell>
          <table:table-cell office:value-type="float" office:value="4106.9463" calcext:value-type="float">
            <text:p>4106,946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3415,801</text:p>
          </table:table-cell>
          <table:table-cell office:value-type="float" office:value="3492.0398" calcext:value-type="float">
            <text:p>3492,0398</text:p>
          </table:table-cell>
          <table:table-cell office:value-type="float" office:value="3540.8464" calcext:value-type="float">
            <text:p>3540,8464</text:p>
          </table:table-cell>
          <table:table-cell office:value-type="float" office:value="3589.8784" calcext:value-type="float">
            <text:p>3589,8784</text:p>
          </table:table-cell>
          <table:table-cell office:value-type="float" office:value="3681.5322" calcext:value-type="float">
            <text:p>3681,5322</text:p>
          </table:table-cell>
          <table:table-cell office:value-type="float" office:value="3709.8879" calcext:value-type="float">
            <text:p>3709,8879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802.5435" calcext:value-type="float">
            <text:p>3802,5435</text:p>
          </table:table-cell>
          <table:table-cell office:value-type="float" office:value="3859.9397" calcext:value-type="float">
            <text:p>3859,9397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924.8523" calcext:value-type="float">
            <text:p>3924,8523</text:p>
          </table:table-cell>
          <table:table-cell office:value-type="float" office:value="3953.8179" calcext:value-type="float">
            <text:p>3953,8179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26.5417" calcext:value-type="float">
            <text:p>4026,5417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4070.3877" calcext:value-type="float">
            <text:p>4070,3877</text:p>
          </table:table-cell>
          <table:table-cell office:value-type="float" office:value="4085.0381" calcext:value-type="float">
            <text:p>4085,0381</text:p>
          </table:table-cell>
          <table:table-cell office:value-type="float" office:value="4099.7061" calcext:value-type="float">
            <text:p>4099,7061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165.9287" calcext:value-type="float">
            <text:p>4165,9287</text:p>
          </table:table-cell>
          <table:table-cell office:value-type="float" office:value="4195.4741" calcext:value-type="float">
            <text:p>4195,4741</text:p>
          </table:table-cell>
          <table:table-cell office:value-type="float" office:value="4262.2056" calcext:value-type="float">
            <text:p>4262,2056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434.3276" calcext:value-type="float">
            <text:p>4434,3276</text:p>
          </table:table-cell>
          <table:table-cell office:value-type="float" office:value="4509.8687" calcext:value-type="float">
            <text:p>4509,8687</text:p>
          </table:table-cell>
          <table:table-cell office:value-type="float" office:value="4593.4536" calcext:value-type="float">
            <text:p>4593,4536</text:p>
          </table:table-cell>
          <table:table-cell office:value-type="float" office:value="4669.8828" calcext:value-type="float">
            <text:p>4669,8828</text:p>
          </table:table-cell>
          <table:table-cell office:value-type="float" office:value="4715.9419" calcext:value-type="float">
            <text:p>4715,9419</text:p>
          </table:table-cell>
          <table:table-cell office:value-type="float" office:value="4754.4395" calcext:value-type="float">
            <text:p>4754,4395</text:p>
          </table:table-cell>
          <table:table-cell table:style-name="ce2" office:value-type="string" calcext:value-type="string">
            <text:p>4785,312</text:p>
          </table:table-cell>
          <table:table-cell office:value-type="float" office:value="4800.7734" calcext:value-type="float">
            <text:p>4800,773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36.2349" calcext:value-type="float">
            <text:p>5336,2349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5114.5059" calcext:value-type="float">
            <text:p>5114,505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808.5107" calcext:value-type="float">
            <text:p>4808,5107</text:p>
          </table:table-cell>
          <table:table-cell table:number-columns-repeated="2" office:value-type="float" office:value="4823.9971" calcext:value-type="float">
            <text:p>4823,9971</text:p>
          </table:table-cell>
          <table:table-cell office:value-type="float" office:value="4839.5" calcext:value-type="float">
            <text:p>4839,5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932.8647" calcext:value-type="float">
            <text:p>4932,8647</text:p>
          </table:table-cell>
          <table:table-cell office:value-type="float" office:value="4948.4834" calcext:value-type="float">
            <text:p>4948,4834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87.6016" calcext:value-type="float">
            <text:p>4987,6016</text:p>
          </table:table-cell>
          <table:table-cell office:value-type="float" office:value="5026.8223" calcext:value-type="float">
            <text:p>5026,8223</text:p>
          </table:table-cell>
          <table:table-cell office:value-type="float" office:value="5097.6777" calcext:value-type="float">
            <text:p>5097,6777</text:p>
          </table:table-cell>
          <table:table-cell table:style-name="ce2" office:value-type="string" calcext:value-type="string">
            <text:p>5200,606</text:p>
          </table:table-cell>
          <table:table-cell office:value-type="float" office:value="5208.5518" calcext:value-type="float">
            <text:p>5208,5518</text:p>
          </table:table-cell>
          <table:table-cell office:value-type="float" office:value="5232.4136" calcext:value-type="float">
            <text:p>5232,4136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272.2646" calcext:value-type="float">
            <text:p>5272,2646</text:p>
          </table:table-cell>
          <table:table-cell office:value-type="float" office:value="5304.2173" calcext:value-type="float">
            <text:p>5304,2173</text:p>
          </table:table-cell>
          <table:table-cell table:number-columns-repeated="2" office:value-type="float" office:value="5320.2183" calcext:value-type="float">
            <text:p>5320,2183</text:p>
          </table:table-cell>
          <table:table-cell table:number-columns-repeated="2" office:value-type="float" office:value="5328.2246" calcext:value-type="float">
            <text:p>5328,2246</text:p>
          </table:table-cell>
          <table:table-cell table:number-columns-repeated="2" office:value-type="float" office:value="5336.2349" calcext:value-type="float">
            <text:p>5336,2349</text:p>
          </table:table-cell>
          <table:table-cell office:value-type="float" office:value="5328.2246" calcext:value-type="float">
            <text:p>5328,2246</text:p>
          </table:table-cell>
          <table:table-cell office:value-type="float" office:value="5312.2158" calcext:value-type="float">
            <text:p>5312,2158</text:p>
          </table:table-cell>
          <table:table-cell office:value-type="float" office:value="5296.2231" calcext:value-type="float">
            <text:p>5296,2231</text:p>
          </table:table-cell>
          <table:table-cell office:value-type="float" office:value="5280.2466" calcext:value-type="float">
            <text:p>5280,246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4299.4297" calcext:value-type="float">
            <text:p>4299,4297</text:p>
          </table:table-cell>
          <table:table-cell office:value-type="float" office:value="4847.9819" calcext:value-type="float">
            <text:p>4847,98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280.2466" calcext:value-type="float">
            <text:p>5280,2466</text:p>
          </table:table-cell>
          <table:table-cell office:value-type="float" office:value="5272.2646" calcext:value-type="float">
            <text:p>5272,2646</text:p>
          </table:table-cell>
          <table:table-cell office:value-type="float" office:value="5264.2861" calcext:value-type="float">
            <text:p>5264,2861</text:p>
          </table:table-cell>
          <table:table-cell office:value-type="float" office:value="5248.3418" calcext:value-type="float">
            <text:p>5248,3418</text:p>
          </table:table-cell>
          <table:table-cell office:value-type="float" office:value="5232.4136" calcext:value-type="float">
            <text:p>5232,4136</text:p>
          </table:table-cell>
          <table:table-cell office:value-type="float" office:value="5224.4556" calcext:value-type="float">
            <text:p>5224,4556</text:p>
          </table:table-cell>
          <table:table-cell office:value-type="float" office:value="5192.6641" calcext:value-type="float">
            <text:p>5192,6641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097.6777" calcext:value-type="float">
            <text:p>5097,6777</text:p>
          </table:table-cell>
          <table:table-cell office:value-type="float" office:value="5003.2778" calcext:value-type="float">
            <text:p>5003,2778</text:p>
          </table:table-cell>
          <table:table-cell table:number-columns-repeated="2" office:value-type="float" office:value="4979.77" calcext:value-type="float">
            <text:p>4979,77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4940.6719" calcext:value-type="float">
            <text:p>4940,6719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86.1079" calcext:value-type="float">
            <text:p>4886,1079</text:p>
          </table:table-cell>
          <table:table-cell office:value-type="float" office:value="4831.7461" calcext:value-type="float">
            <text:p>4831,7461</text:p>
          </table:table-cell>
          <table:table-cell office:value-type="float" office:value="4808.5107" calcext:value-type="float">
            <text:p>4808,5107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739.0278" calcext:value-type="float">
            <text:p>4739,0278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654.5635" calcext:value-type="float">
            <text:p>4654,5635</text:p>
          </table:table-cell>
          <table:table-cell office:value-type="float" office:value="4623.9751" calcext:value-type="float">
            <text:p>4623,9751</text:p>
          </table:table-cell>
          <table:table-cell table:style-name="ce2" office:value-type="string" calcext:value-type="string">
            <text:p>4585,834</text:p>
          </table:table-cell>
          <table:table-cell office:value-type="float" office:value="4532.6138" calcext:value-type="float">
            <text:p>4532,6138</text:p>
          </table:table-cell>
          <table:table-cell office:value-type="float" office:value="4494.7266" calcext:value-type="float">
            <text:p>4494,7266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404.2305" calcext:value-type="float">
            <text:p>4404,2305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359.2129" calcext:value-type="float">
            <text:p>4359,2129</text:p>
          </table:table-cell>
          <table:table-cell office:value-type="float" office:value="4299.4297" calcext:value-type="float">
            <text:p>4299,4297</text:p>
          </table:table-cell>
          <table:table-cell table:number-columns-repeated="30" office:value-type="string" calcext:value-type="string">
            <text:p>1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2415.7925" calcext:value-type="float">
            <text:p>2415,7925</text:p>
          </table:table-cell>
          <table:table-cell office:value-type="float" office:value="3301.0432" calcext:value-type="float">
            <text:p>3301,04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69.6416" calcext:value-type="float">
            <text:p>4269,6416</text:p>
          </table:table-cell>
          <table:table-cell office:value-type="float" office:value="4180.6924" calcext:value-type="float">
            <text:p>4180,6924</text:p>
          </table:table-cell>
          <table:table-cell office:value-type="float" office:value="4107.0469" calcext:value-type="float">
            <text:p>4107,0469</text:p>
          </table:table-cell>
          <table:table-cell table:number-columns-repeated="2" office:value-type="float" office:value="4033.8384" calcext:value-type="float">
            <text:p>4033,8384</text:p>
          </table:table-cell>
          <table:table-cell office:value-type="float" office:value="3895.9578" calcext:value-type="float">
            <text:p>3895,9578</text:p>
          </table:table-cell>
          <table:table-cell office:value-type="float" office:value="3816.8657" calcext:value-type="float">
            <text:p>3816,8657</text:p>
          </table:table-cell>
          <table:table-cell office:value-type="float" office:value="3752.5574" calcext:value-type="float">
            <text:p>3752,5574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667.3816" calcext:value-type="float">
            <text:p>3667,3816</text:p>
          </table:table-cell>
          <table:table-cell office:value-type="float" office:value="3617.9976" calcext:value-type="float">
            <text:p>3617,9976</text:p>
          </table:table-cell>
          <table:table-cell office:value-type="float" office:value="3554.8328" calcext:value-type="float">
            <text:p>3554,8328</text:p>
          </table:table-cell>
          <table:table-cell office:value-type="float" office:value="3464.2517" calcext:value-type="float">
            <text:p>3464,2517</text:p>
          </table:table-cell>
          <table:table-cell office:value-type="float" office:value="3388.2173" calcext:value-type="float">
            <text:p>3388,2173</text:p>
          </table:table-cell>
          <table:table-cell office:value-type="float" office:value="3305.9146" calcext:value-type="float">
            <text:p>3305,9146</text:p>
          </table:table-cell>
          <table:table-cell office:value-type="float" office:value="3258.2173" calcext:value-type="float">
            <text:p>3258,2173</text:p>
          </table:table-cell>
          <table:table-cell office:value-type="float" office:value="3183.7327" calcext:value-type="float">
            <text:p>3183,7327</text:p>
          </table:table-cell>
          <table:table-cell office:value-type="float" office:value="3103.1343" calcext:value-type="float">
            <text:p>3103,1343</text:p>
          </table:table-cell>
          <table:table-cell office:value-type="float" office:value="3069.7554" calcext:value-type="float">
            <text:p>3069,7554</text:p>
          </table:table-cell>
          <table:table-cell office:value-type="float" office:value="2990.1389" calcext:value-type="float">
            <text:p>2990,1389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885.0742" calcext:value-type="float">
            <text:p>2885,0742</text:p>
          </table:table-cell>
          <table:table-cell office:value-type="float" office:value="2833.0137" calcext:value-type="float">
            <text:p>2833,0137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691.4868" calcext:value-type="float">
            <text:p>2691,4868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558.6675" calcext:value-type="float">
            <text:p>2558,6675</text:p>
          </table:table-cell>
          <table:table-cell office:value-type="float" office:value="2489.9946" calcext:value-type="float">
            <text:p>2489,9946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415.7925" calcext:value-type="float">
            <text:p>2415,792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3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829.1628" calcext:value-type="float">
            <text:p>1829,16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2372,855</text:p>
          </table:table-cell>
          <table:table-cell office:value-type="float" office:value="2336.2561" calcext:value-type="float">
            <text:p>2336,2561</text:p>
          </table:table-cell>
          <table:table-cell office:value-type="float" office:value="2305.9021" calcext:value-type="float">
            <text:p>2305,9021</text:p>
          </table:table-cell>
          <table:table-cell table:number-columns-repeated="2" office:value-type="float" office:value="2275.6809" calcext:value-type="float">
            <text:p>2275,6809</text:p>
          </table:table-cell>
          <table:table-cell table:number-columns-repeated="2" office:value-type="float" office:value="2209.6638" calcext:value-type="float">
            <text:p>2209,6638</text:p>
          </table:table-cell>
          <table:table-cell office:value-type="float" office:value="2185.8186" calcext:value-type="float">
            <text:p>2185,8186</text:p>
          </table:table-cell>
          <table:table-cell office:value-type="float" office:value="2126.5842" calcext:value-type="float">
            <text:p>2126,5842</text:p>
          </table:table-cell>
          <table:table-cell office:value-type="float" office:value="2091.3049" calcext:value-type="float">
            <text:p>2091,3049</text:p>
          </table:table-cell>
          <table:table-cell office:value-type="float" office:value="2056.2229" calcext:value-type="float">
            <text:p>2056,2229</text:p>
          </table:table-cell>
          <table:table-cell office:value-type="float" office:value="2027.1395" calcext:value-type="float">
            <text:p>2027,1395</text:p>
          </table:table-cell>
          <table:table-cell office:value-type="float" office:value="1975.1385" calcext:value-type="float">
            <text:p>1975,1385</text:p>
          </table:table-cell>
          <table:table-cell office:value-type="float" office:value="1917.8903" calcext:value-type="float">
            <text:p>1917,8903</text:p>
          </table:table-cell>
          <table:table-cell office:value-type="float" office:value="1883.8118" calcext:value-type="float">
            <text:p>1883,8118</text:p>
          </table:table-cell>
          <table:table-cell office:value-type="float" office:value="1844.3119" calcext:value-type="float">
            <text:p>1844,3119</text:p>
          </table:table-cell>
          <table:table-cell table:style-name="ce2" office:value-type="string" calcext:value-type="string">
            <text:p>1799,512</text:p>
          </table:table-cell>
          <table:table-cell office:value-type="float" office:value="1760.6145" calcext:value-type="float">
            <text:p>1760,6145</text:p>
          </table:table-cell>
          <table:table-cell office:value-type="float" office:value="1716.5085" calcext:value-type="float">
            <text:p>1716,5085</text:p>
          </table:table-cell>
          <table:table-cell office:value-type="float" office:value="1672.7772" calcext:value-type="float">
            <text:p>1672,7772</text:p>
          </table:table-cell>
          <table:table-cell table:style-name="ce2" office:value-type="string" calcext:value-type="string">
            <text:p>1634,822</text:p>
          </table:table-cell>
          <table:table-cell office:value-type="float" office:value="1591.8018" calcext:value-type="float">
            <text:p>1591,8018</text:p>
          </table:table-cell>
          <table:table-cell office:value-type="float" office:value="1559.7885" calcext:value-type="float">
            <text:p>1559,7885</text:p>
          </table:table-cell>
          <table:table-cell office:value-type="float" office:value="1501.6636" calcext:value-type="float">
            <text:p>1501,6636</text:p>
          </table:table-cell>
          <table:table-cell office:value-type="float" office:value="1454.6571" calcext:value-type="float">
            <text:p>1454,6571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372.3306" calcext:value-type="float">
            <text:p>1372,3306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1266.7324" calcext:value-type="float">
            <text:p>1266,7324</text:p>
          </table:table-cell>
          <table:table-cell office:value-type="float" office:value="1237.0826" calcext:value-type="float">
            <text:p>1237,0826</text:p>
          </table:table-cell>
          <table:table-cell table:number-columns-repeated="18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797.85681" calcext:value-type="float">
            <text:p>797,856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144.7516" calcext:value-type="float">
            <text:p>1144,7516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092.3981" calcext:value-type="float">
            <text:p>1092,3981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026.9589" calcext:value-type="float">
            <text:p>1026,9589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971.95068" calcext:value-type="float">
            <text:p>971,95068</text:p>
          </table:table-cell>
          <table:table-cell office:value-type="float" office:value="935.84351" calcext:value-type="float">
            <text:p>935,84351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847.59448" calcext:value-type="float">
            <text:p>847,59448</text:p>
          </table:table-cell>
          <table:table-cell office:value-type="float" office:value="825.99121" calcext:value-type="float">
            <text:p>825,99121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779.1236" calcext:value-type="float">
            <text:p>779,1236</text:p>
          </table:table-cell>
          <table:table-cell office:value-type="float" office:value="749.7774" calcext:value-type="float">
            <text:p>749,7774</text:p>
          </table:table-cell>
          <table:table-cell office:value-type="float" office:value="733.17761" calcext:value-type="float">
            <text:p>733,17761</text:p>
          </table:table-cell>
          <table:table-cell office:value-type="float" office:value="720.8092" calcext:value-type="float">
            <text:p>720,8092</text:p>
          </table:table-cell>
          <table:table-cell office:value-type="float" office:value="700.35181" calcext:value-type="float">
            <text:p>700,35181</text:p>
          </table:table-cell>
          <table:table-cell office:value-type="float" office:value="680.09167" calcext:value-type="float">
            <text:p>680,09167</text:p>
          </table:table-cell>
          <table:table-cell office:value-type="float" office:value="664.02698" calcext:value-type="float">
            <text:p>664,02698</text:p>
          </table:table-cell>
          <table:table-cell office:value-type="float" office:value="652.06268" calcext:value-type="float">
            <text:p>652,06268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93.34137" calcext:value-type="float">
            <text:p>593,34137</text:p>
          </table:table-cell>
          <table:table-cell table:style-name="ce2" office:value-type="string" calcext:value-type="string">
            <text:p>570,375</text:p>
          </table:table-cell>
          <table:table-cell table:number-columns-repeated="2" office:value-type="float" office:value="562.78693" calcext:value-type="float">
            <text:p>562,78693</text:p>
          </table:table-cell>
          <table:table-cell office:value-type="float" office:value="547.71283" calcext:value-type="float">
            <text:p>547,71283</text:p>
          </table:table-cell>
          <table:table-cell office:value-type="float" office:value="536.49701" calcext:value-type="float">
            <text:p>536,497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57.1922" calcext:value-type="float">
            <text:p>457,19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32.7757" calcext:value-type="float">
            <text:p>532,7757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table:number-columns-repeated="2"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table:number-columns-repeated="2" office:value-type="float" office:value="481.59369" calcext:value-type="float">
            <text:p>481,59369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56.6561" calcext:value-type="float">
            <text:p>456,6561</text:p>
          </table:table-cell>
          <table:table-cell table:number-columns-repeated="2" office:value-type="float" office:value="453.12979" calcext:value-type="float">
            <text:p>453,12979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5.25" calcext:value-type="float">
            <text:p>425,25</text:p>
          </table:table-cell>
          <table:table-cell table:number-columns-repeated="2"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table:number-columns-repeated="4" office:value-type="float" office:value="411.5329" calcext:value-type="float">
            <text:p>411,5329</text:p>
          </table:table-cell>
          <table:table-cell table:number-columns-repeated="2" office:value-type="float" office:value="408.12711" calcext:value-type="float">
            <text:p>408,1271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391.24051" calcext:value-type="float">
            <text:p>391,24051</text:p>
          </table:table-cell>
          <table:table-cell office:value-type="float" office:value="406.5022" calcext:value-type="float">
            <text:p>406,502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08.12711" calcext:value-type="float">
            <text:p>408,12711</text:p>
          </table:table-cell>
          <table:table-cell office:value-type="float" office:value="404.7308" calcext:value-type="float">
            <text:p>404,7308</text:p>
          </table:table-cell>
          <table:table-cell table:number-columns-repeated="2" office:value-type="float" office:value="401.3439" calcext:value-type="float">
            <text:p>401,3439</text:p>
          </table:table-cell>
          <table:table-cell table:number-columns-repeated="2" office:value-type="float" office:value="397.96661" calcext:value-type="float">
            <text:p>397,96661</text:p>
          </table:table-cell>
          <table:table-cell table:number-columns-repeated="6" office:value-type="float" office:value="394.59879" calcext:value-type="float">
            <text:p>394,59879</text:p>
          </table:table-cell>
          <table:table-cell table:number-columns-repeated="7" office:value-type="float" office:value="391.24051" calcext:value-type="float">
            <text:p>391,24051</text:p>
          </table:table-cell>
          <table:table-cell table:number-columns-repeated="2" office:value-type="float" office:value="397.96661" calcext:value-type="float">
            <text:p>397,96661</text:p>
          </table:table-cell>
          <table:table-cell office:value-type="float" office:value="404.7308" calcext:value-type="float">
            <text:p>404,7308</text:p>
          </table:table-cell>
          <table:table-cell table:number-columns-repeated="4" office:value-type="float" office:value="418.37271" calcext:value-type="float">
            <text:p>418,37271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39.11621" calcext:value-type="float">
            <text:p>439,11621</text:p>
          </table:table-cell>
          <table:table-cell office:value-type="float" office:value="442.6058" calcext:value-type="float">
            <text:p>442,6058</text:p>
          </table:table-cell>
          <table:table-cell office:value-type="float" office:value="446.10471" calcext:value-type="float">
            <text:p>446,10471</text:p>
          </table:table-cell>
          <table:table-cell office:value-type="float" office:value="453.12979" calcext:value-type="float">
            <text:p>453,1297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4.8392" calcext:value-type="float">
            <text:p>1054,8392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677.13733" calcext:value-type="float">
            <text:p>677,13733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60.1915" calcext:value-type="float">
            <text:p>460,1915</text:p>
          </table:table-cell>
          <table:table-cell office:value-type="float" office:value="470.85211" calcext:value-type="float">
            <text:p>470,85211</text:p>
          </table:table-cell>
          <table:table-cell office:value-type="float" office:value="485.19211" calcext:value-type="float">
            <text:p>485,19211</text:p>
          </table:table-cell>
          <table:table-cell office:value-type="float" office:value="506.96939" calcext:value-type="float">
            <text:p>506,9693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47.71283" calcext:value-type="float">
            <text:p>547,71283</text:p>
          </table:table-cell>
          <table:table-cell table:number-columns-repeated="2" table:style-name="ce2" office:value-type="string" calcext:value-type="string">
            <text:p>570,375</text:p>
          </table:table-cell>
          <table:table-cell office:value-type="float" office:value="577.99689" calcext:value-type="float">
            <text:p>577,99689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93.34137" calcext:value-type="float">
            <text:p>593,34137</text:p>
          </table:table-cell>
          <table:table-cell table:number-columns-repeated="2" office:value-type="float" office:value="601.06378" calcext:value-type="float">
            <text:p>601,06378</text:p>
          </table:table-cell>
          <table:table-cell table:number-columns-repeated="2" office:value-type="float" office:value="589.49268" calcext:value-type="float">
            <text:p>589,49268</text:p>
          </table:table-cell>
          <table:table-cell office:value-type="float" office:value="593.34137" calcext:value-type="float">
            <text:p>593,34137</text:p>
          </table:table-cell>
          <table:table-cell office:value-type="float" office:value="601.06378" calcext:value-type="float">
            <text:p>601,06378</text:p>
          </table:table-cell>
          <table:table-cell office:value-type="float" office:value="608.8194" calcext:value-type="float">
            <text:p>608,8194</text:p>
          </table:table-cell>
          <table:table-cell table:style-name="ce2" office:value-type="string" calcext:value-type="string">
            <text:p>688,172</text:p>
          </table:table-cell>
          <table:table-cell table:style-name="ce2" office:value-type="string" calcext:value-type="string">
            <text:p>729,047</text:p>
          </table:table-cell>
          <table:table-cell office:value-type="float" office:value="834.61023" calcext:value-type="float">
            <text:p>834,61023</text:p>
          </table:table-cell>
          <table:table-cell office:value-type="float" office:value="990.1745" calcext:value-type="float">
            <text:p>990,1745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944.82751" calcext:value-type="float">
            <text:p>944,82751</text:p>
          </table:table-cell>
          <table:table-cell office:value-type="float" office:value="976.49609" calcext:value-type="float">
            <text:p>976,49609</text:p>
          </table:table-cell>
          <table:table-cell office:value-type="float" office:value="1003.9162" calcext:value-type="float">
            <text:p>1003,9162</text:p>
          </table:table-cell>
          <table:table-cell office:value-type="float" office:value="1031.5883" calcext:value-type="float">
            <text:p>1031,5883</text:p>
          </table:table-cell>
          <table:table-cell office:value-type="float" office:value="1054.8392" calcext:value-type="float">
            <text:p>1054,839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59.6604" calcext:value-type="float">
            <text:p>2659,6604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643.6357" calcext:value-type="float">
            <text:p>1643,635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6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073.5638" calcext:value-type="float">
            <text:p>1073,5638</text:p>
          </table:table-cell>
          <table:table-cell office:value-type="float" office:value="1116.0938" calcext:value-type="float">
            <text:p>1116,0938</text:p>
          </table:table-cell>
          <table:table-cell office:value-type="float" office:value="1130.3925" calcext:value-type="float">
            <text:p>1130,3925</text:p>
          </table:table-cell>
          <table:table-cell table:number-columns-repeated="4" office:value-type="float" office:value="1154.3578" calcext:value-type="float">
            <text:p>1154,3578</text:p>
          </table:table-cell>
          <table:table-cell office:value-type="float" office:value="1149.5514" calcext:value-type="float">
            <text:p>1149,5514</text:p>
          </table:table-cell>
          <table:table-cell office:value-type="float" office:value="1130.3925" calcext:value-type="float">
            <text:p>1130,3925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106.5952" calcext:value-type="float">
            <text:p>1106,5952</text:p>
          </table:table-cell>
          <table:table-cell office:value-type="float" office:value="1078.2622" calcext:value-type="float">
            <text:p>1078,2622</text:p>
          </table:table-cell>
          <table:table-cell office:value-type="float" office:value="1073.5638" calcext:value-type="float">
            <text:p>1073,5638</text:p>
          </table:table-cell>
          <table:table-cell table:number-columns-repeated="2" office:value-type="float" office:value="1064.1877" calcext:value-type="float">
            <text:p>1064,1877</text:p>
          </table:table-cell>
          <table:table-cell office:value-type="float" office:value="1059.51" calcext:value-type="float">
            <text:p>1059,51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168.8173" calcext:value-type="float">
            <text:p>1168,8173</text:p>
          </table:table-cell>
          <table:table-cell office:value-type="float" office:value="1418.4427" calcext:value-type="float">
            <text:p>1418,4427</text:p>
          </table:table-cell>
          <table:table-cell office:value-type="float" office:value="1766.1539" calcext:value-type="float">
            <text:p>1766,1539</text:p>
          </table:table-cell>
          <table:table-cell office:value-type="float" office:value="2009.7559" calcext:value-type="float">
            <text:p>2009,7559</text:p>
          </table:table-cell>
          <table:table-cell office:value-type="float" office:value="2263.6296" calcext:value-type="float">
            <text:p>2263,6296</text:p>
          </table:table-cell>
          <table:table-cell office:value-type="float" office:value="2458.9861" calcext:value-type="float">
            <text:p>2458,9861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583.7932" calcext:value-type="float">
            <text:p>2583,7932</text:p>
          </table:table-cell>
          <table:table-cell table:number-columns-repeated="2" office:value-type="float" office:value="2653.3101" calcext:value-type="float">
            <text:p>2653,3101</text:p>
          </table:table-cell>
          <table:table-cell table:number-columns-repeated="2" office:value-type="float" office:value="2659.6604" calcext:value-type="float">
            <text:p>2659,6604</text:p>
          </table:table-cell>
          <table:table-cell table:style-name="ce2" office:value-type="string" calcext:value-type="string">
            <text:p>2640,625</text:p>
          </table:table-cell>
          <table:table-cell office:value-type="float" office:value="2621.6353" calcext:value-type="float">
            <text:p>2621,635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75.8464" calcext:value-type="float">
            <text:p>3575,8464</text:p>
          </table:table-cell>
          <table:table-cell office:value-type="float" office:value="2521.1323" calcext:value-type="float">
            <text:p>2521,1323</text:p>
          </table:table-cell>
          <table:table-cell table:style-name="ce2" office:value-type="string" calcext:value-type="string">
            <text:p>2904,36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615.3157" calcext:value-type="float">
            <text:p>2615,3157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564.9412" calcext:value-type="float">
            <text:p>2564,9412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533.6235" calcext:value-type="float">
            <text:p>2533,6235</text:p>
          </table:table-cell>
          <table:table-cell office:value-type="float" office:value="2527.3752" calcext:value-type="float">
            <text:p>2527,3752</text:p>
          </table:table-cell>
          <table:table-cell table:number-columns-repeated="2" office:value-type="float" office:value="2521.1323" calcext:value-type="float">
            <text:p>2521,1323</text:p>
          </table:table-cell>
          <table:table-cell office:value-type="float" office:value="2527.3752" calcext:value-type="float">
            <text:p>2527,3752</text:p>
          </table:table-cell>
          <table:table-cell office:value-type="float" office:value="2546.1353" calcext:value-type="float">
            <text:p>2546,1353</text:p>
          </table:table-cell>
          <table:table-cell office:value-type="float" office:value="2571.2202" calcext:value-type="float">
            <text:p>2571,2202</text:p>
          </table:table-cell>
          <table:table-cell table:style-name="ce2" office:value-type="string" calcext:value-type="string">
            <text:p>2596,387</text:p>
          </table:table-cell>
          <table:table-cell office:value-type="float" office:value="2621.6353" calcext:value-type="float">
            <text:p>2621,6353</text:p>
          </table:table-cell>
          <table:table-cell office:value-type="float" office:value="2646.9651" calcext:value-type="float">
            <text:p>2646,9651</text:p>
          </table:table-cell>
          <table:table-cell office:value-type="float" office:value="2755.5173" calcext:value-type="float">
            <text:p>2755,5173</text:p>
          </table:table-cell>
          <table:table-cell office:value-type="float" office:value="2839.5039" calcext:value-type="float">
            <text:p>2839,5039</text:p>
          </table:table-cell>
          <table:table-cell office:value-type="float" office:value="2904.6785" calcext:value-type="float">
            <text:p>2904,6785</text:p>
          </table:table-cell>
          <table:table-cell office:value-type="float" office:value="2963.7554" calcext:value-type="float">
            <text:p>2963,7554</text:p>
          </table:table-cell>
          <table:table-cell office:value-type="float" office:value="3009.9775" calcext:value-type="float">
            <text:p>3009,9775</text:p>
          </table:table-cell>
          <table:table-cell table:style-name="ce2" office:value-type="string" calcext:value-type="string">
            <text:p>3063,094</text:p>
          </table:table-cell>
          <table:table-cell table:style-name="ce2" office:value-type="string" calcext:value-type="string">
            <text:p>3096,449</text:p>
          </table:table-cell>
          <table:table-cell office:value-type="float" office:value="3136.6333" calcext:value-type="float">
            <text:p>3136,6333</text:p>
          </table:table-cell>
          <table:table-cell office:value-type="float" office:value="3163.5186" calcext:value-type="float">
            <text:p>3163,5186</text:p>
          </table:table-cell>
          <table:table-cell office:value-type="float" office:value="3203.9897" calcext:value-type="float">
            <text:p>3203,9897</text:p>
          </table:table-cell>
          <table:table-cell office:value-type="float" office:value="3271.8215" calcext:value-type="float">
            <text:p>3271,8215</text:p>
          </table:table-cell>
          <table:table-cell office:value-type="float" office:value="3333.2737" calcext:value-type="float">
            <text:p>3333,2737</text:p>
          </table:table-cell>
          <table:table-cell table:style-name="ce2" office:value-type="string" calcext:value-type="string">
            <text:p>3360,708</text:p>
          </table:table-cell>
          <table:table-cell table:style-name="ce2" office:value-type="string" calcext:value-type="string">
            <text:p>3415,801</text:p>
          </table:table-cell>
          <table:table-cell office:value-type="float" office:value="3478.1365" calcext:value-type="float">
            <text:p>3478,1365</text:p>
          </table:table-cell>
          <table:table-cell office:value-type="float" office:value="3526.8787" calcext:value-type="float">
            <text:p>3526,8787</text:p>
          </table:table-cell>
          <table:table-cell office:value-type="float" office:value="3575.8464" calcext:value-type="float">
            <text:p>3575,846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55.0195" calcext:value-type="float">
            <text:p>4855,0195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4177.6172" calcext:value-type="float">
            <text:p>4177,6172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702.7922" calcext:value-type="float">
            <text:p>3702,7922</text:p>
          </table:table-cell>
          <table:table-cell office:value-type="float" office:value="3731.2024" calcext:value-type="float">
            <text:p>3731,2024</text:p>
          </table:table-cell>
          <table:table-cell office:value-type="float" office:value="3759.6848" calcext:value-type="float">
            <text:p>3759,6848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874.3335" calcext:value-type="float">
            <text:p>3874,3335</text:p>
          </table:table-cell>
          <table:table-cell office:value-type="float" office:value="3852.7495" calcext:value-type="float">
            <text:p>3852,7495</text:p>
          </table:table-cell>
          <table:table-cell office:value-type="float" office:value="3881.5371" calcext:value-type="float">
            <text:p>3881,5371</text:p>
          </table:table-cell>
          <table:table-cell table:style-name="ce2" office:value-type="string" calcext:value-type="string">
            <text:p>3910,396</text:p>
          </table:table-cell>
          <table:table-cell office:value-type="float" office:value="3953.8179" calcext:value-type="float">
            <text:p>3953,8179</text:p>
          </table:table-cell>
          <table:table-cell office:value-type="float" office:value="3982.8545" calcext:value-type="float">
            <text:p>3982,8545</text:p>
          </table:table-cell>
          <table:table-cell office:value-type="float" office:value="4011.9617" calcext:value-type="float">
            <text:p>4011,9617</text:p>
          </table:table-cell>
          <table:table-cell office:value-type="float" office:value="4041.1394" calcext:value-type="float">
            <text:p>4041,1394</text:p>
          </table:table-cell>
          <table:table-cell table:number-columns-repeated="2" office:value-type="float" office:value="4055.7549" calcext:value-type="float">
            <text:p>4055,7549</text:p>
          </table:table-cell>
          <table:table-cell office:value-type="float" office:value="4033.8384" calcext:value-type="float">
            <text:p>4033,8384</text:p>
          </table:table-cell>
          <table:table-cell office:value-type="float" office:value="4158.5532" calcext:value-type="float">
            <text:p>4158,5532</text:p>
          </table:table-cell>
          <table:table-cell office:value-type="float" office:value="4306.8877" calcext:value-type="float">
            <text:p>4306,8877</text:p>
          </table:table-cell>
          <table:table-cell office:value-type="float" office:value="4336.7617" calcext:value-type="float">
            <text:p>4336,7617</text:p>
          </table:table-cell>
          <table:table-cell office:value-type="float" office:value="4419.2705" calcext:value-type="float">
            <text:p>4419,2705</text:p>
          </table:table-cell>
          <table:table-cell office:value-type="float" office:value="4509.8687" calcext:value-type="float">
            <text:p>4509,8687</text:p>
          </table:table-cell>
          <table:table-cell table:style-name="ce2" office:value-type="string" calcext:value-type="string">
            <text:p>4555,397</text:p>
          </table:table-cell>
          <table:table-cell office:value-type="float" office:value="4593.4536" calcext:value-type="float">
            <text:p>4593,4536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700.5723" calcext:value-type="float">
            <text:p>4700,5723</text:p>
          </table:table-cell>
          <table:table-cell office:value-type="float" office:value="4777.5879" calcext:value-type="float">
            <text:p>4777,5879</text:p>
          </table:table-cell>
          <table:table-cell office:value-type="float" office:value="4823.9971" calcext:value-type="float">
            <text:p>4823,9971</text:p>
          </table:table-cell>
          <table:table-cell office:value-type="float" office:value="4855.0195" calcext:value-type="float">
            <text:p>4855,0195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567.6201" calcext:value-type="float">
            <text:p>7567,6201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6286.0396" calcext:value-type="float">
            <text:p>6286,039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925.0615" calcext:value-type="float">
            <text:p>4925,0615</text:p>
          </table:table-cell>
          <table:table-cell office:value-type="float" office:value="4964.1182" calcext:value-type="float">
            <text:p>4964,1182</text:p>
          </table:table-cell>
          <table:table-cell office:value-type="float" office:value="5011.1221" calcext:value-type="float">
            <text:p>5011,1221</text:p>
          </table:table-cell>
          <table:table-cell office:value-type="float" office:value="5050.4043" calcext:value-type="float">
            <text:p>5050,4043</text:p>
          </table:table-cell>
          <table:table-cell office:value-type="float" office:value="5105.5708" calcext:value-type="float">
            <text:p>5105,5708</text:p>
          </table:table-cell>
          <table:table-cell table:style-name="ce2" office:value-type="string" calcext:value-type="string">
            <text:p>5160,937</text:p>
          </table:table-cell>
          <table:table-cell office:value-type="float" office:value="5232.4136" calcext:value-type="float">
            <text:p>5232,4136</text:p>
          </table:table-cell>
          <table:table-cell office:value-type="float" office:value="5320.2183" calcext:value-type="float">
            <text:p>5320,2183</text:p>
          </table:table-cell>
          <table:table-cell office:value-type="float" office:value="5424.6133" calcext:value-type="float">
            <text:p>5424,6133</text:p>
          </table:table-cell>
          <table:table-cell office:value-type="float" office:value="5545.9058" calcext:value-type="float">
            <text:p>5545,9058</text:p>
          </table:table-cell>
          <table:table-cell office:value-type="float" office:value="5668.0898" calcext:value-type="float">
            <text:p>5668,0898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5948.3037" calcext:value-type="float">
            <text:p>5948,3037</text:p>
          </table:table-cell>
          <table:table-cell office:value-type="float" office:value="6090.0918" calcext:value-type="float">
            <text:p>6090,0918</text:p>
          </table:table-cell>
          <table:table-cell office:value-type="float" office:value="6216.1201" calcext:value-type="float">
            <text:p>6216,1201</text:p>
          </table:table-cell>
          <table:table-cell office:value-type="float" office:value="6351.4956" calcext:value-type="float">
            <text:p>6351,4956</text:p>
          </table:table-cell>
          <table:table-cell office:value-type="float" office:value="6487.8394" calcext:value-type="float">
            <text:p>6487,8394</text:p>
          </table:table-cell>
          <table:table-cell office:value-type="float" office:value="6607.9297" calcext:value-type="float">
            <text:p>6607,9297</text:p>
          </table:table-cell>
          <table:table-cell office:value-type="float" office:value="6746.0718" calcext:value-type="float">
            <text:p>6746,0718</text:p>
          </table:table-cell>
          <table:table-cell office:value-type="float" office:value="6867.7256" calcext:value-type="float">
            <text:p>6867,7256</text:p>
          </table:table-cell>
          <table:table-cell office:value-type="float" office:value="6972.5752" calcext:value-type="float">
            <text:p>6972,5752</text:p>
          </table:table-cell>
          <table:table-cell office:value-type="float" office:value="7051.5591" calcext:value-type="float">
            <text:p>7051,5591</text:p>
          </table:table-cell>
          <table:table-cell office:value-type="float" office:value="7130.8389" calcext:value-type="float">
            <text:p>7130,8389</text:p>
          </table:table-cell>
          <table:table-cell office:value-type="float" office:value="7192.7051" calcext:value-type="float">
            <text:p>7192,7051</text:p>
          </table:table-cell>
          <table:table-cell office:value-type="float" office:value="7254.7495" calcext:value-type="float">
            <text:p>7254,7495</text:p>
          </table:table-cell>
          <table:table-cell table:style-name="ce2" office:value-type="string" calcext:value-type="string">
            <text:p>7325,874</text:p>
          </table:table-cell>
          <table:table-cell office:value-type="float" office:value="7388.2974" calcext:value-type="float">
            <text:p>7388,2974</text:p>
          </table:table-cell>
          <table:table-cell office:value-type="float" office:value="7441.9438" calcext:value-type="float">
            <text:p>7441,9438</text:p>
          </table:table-cell>
          <table:table-cell office:value-type="float" office:value="7486.7476" calcext:value-type="float">
            <text:p>7486,7476</text:p>
          </table:table-cell>
          <table:table-cell office:value-type="float" office:value="7522.6553" calcext:value-type="float">
            <text:p>7522,6553</text:p>
          </table:table-cell>
          <table:table-cell office:value-type="float" office:value="7567.6201" calcext:value-type="float">
            <text:p>7567,62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666.8574" calcext:value-type="float">
            <text:p>7666,8574</text:p>
          </table:table-cell>
          <table:table-cell office:value-type="float" office:value="7343.6914" calcext:value-type="float">
            <text:p>7343,6914</text:p>
          </table:table-cell>
          <table:table-cell office:value-type="float" office:value="7548.6855" calcext:value-type="float">
            <text:p>7548,685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594.6421" calcext:value-type="float">
            <text:p>7594,6421</text:p>
          </table:table-cell>
          <table:table-cell office:value-type="float" office:value="7612.6743" calcext:value-type="float">
            <text:p>7612,6743</text:p>
          </table:table-cell>
          <table:table-cell office:value-type="float" office:value="7630.7212" calcext:value-type="float">
            <text:p>7630,7212</text:p>
          </table:table-cell>
          <table:table-cell table:number-columns-repeated="2" office:value-type="float" office:value="7648.7822" calcext:value-type="float">
            <text:p>7648,7822</text:p>
          </table:table-cell>
          <table:table-cell table:number-columns-repeated="3" office:value-type="float" office:value="7666.8574" calcext:value-type="float">
            <text:p>7666,8574</text:p>
          </table:table-cell>
          <table:table-cell table:number-columns-repeated="2" office:value-type="float" office:value="7657.8179" calcext:value-type="float">
            <text:p>7657,8179</text:p>
          </table:table-cell>
          <table:table-cell office:value-type="float" office:value="7648.7822" calcext:value-type="float">
            <text:p>7648,7822</text:p>
          </table:table-cell>
          <table:table-cell table:number-columns-repeated="2" office:value-type="float" office:value="7639.75" calcext:value-type="float">
            <text:p>7639,75</text:p>
          </table:table-cell>
          <table:table-cell office:value-type="float" office:value="7630.7212" calcext:value-type="float">
            <text:p>7630,7212</text:p>
          </table:table-cell>
          <table:table-cell office:value-type="float" office:value="7612.6743" calcext:value-type="float">
            <text:p>7612,6743</text:p>
          </table:table-cell>
          <table:table-cell office:value-type="float" office:value="7585.6313" calcext:value-type="float">
            <text:p>7585,6313</text:p>
          </table:table-cell>
          <table:table-cell table:style-name="ce2" office:value-type="string" calcext:value-type="string">
            <text:p>7576,624</text:p>
          </table:table-cell>
          <table:table-cell office:value-type="float" office:value="7549.6235" calcext:value-type="float">
            <text:p>7549,6235</text:p>
          </table:table-cell>
          <table:table-cell office:value-type="float" office:value="7522.6553" calcext:value-type="float">
            <text:p>7522,6553</text:p>
          </table:table-cell>
          <table:table-cell office:value-type="float" office:value="7504.6943" calcext:value-type="float">
            <text:p>7504,6943</text:p>
          </table:table-cell>
          <table:table-cell office:value-type="float" office:value="7486.7476" calcext:value-type="float">
            <text:p>7486,7476</text:p>
          </table:table-cell>
          <table:table-cell office:value-type="float" office:value="7459.8545" calcext:value-type="float">
            <text:p>7459,8545</text:p>
          </table:table-cell>
          <table:table-cell office:value-type="float" office:value="7450.8975" calcext:value-type="float">
            <text:p>7450,8975</text:p>
          </table:table-cell>
          <table:table-cell office:value-type="float" office:value="7424.0474" calcext:value-type="float">
            <text:p>7424,0474</text:p>
          </table:table-cell>
          <table:table-cell office:value-type="float" office:value="7415.1045" calcext:value-type="float">
            <text:p>7415,1045</text:p>
          </table:table-cell>
          <table:table-cell table:style-name="ce2" office:value-type="string" calcext:value-type="string">
            <text:p>7406,165</text:p>
          </table:table-cell>
          <table:table-cell office:value-type="float" office:value="7388.2974" calcext:value-type="float">
            <text:p>7388,2974</text:p>
          </table:table-cell>
          <table:table-cell office:value-type="float" office:value="7370.4443" calcext:value-type="float">
            <text:p>7370,4443</text:p>
          </table:table-cell>
          <table:table-cell office:value-type="float" office:value="7352.6055" calcext:value-type="float">
            <text:p>7352,6055</text:p>
          </table:table-cell>
          <table:table-cell office:value-type="float" office:value="7343.6914" calcext:value-type="float">
            <text:p>7343,6914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4</text:p>
          </table:table-cell>
          <table:table-cell table:number-columns-repeated="2" office:value-type="string" calcext:value-type="string">
            <text:p>1</text:p>
          </table:table-cell>
          <table:table-cell table:style-name="ce2" office:value-type="string" calcext:value-type="string">
            <text:p>7325,874</text:p>
          </table:table-cell>
          <table:table-cell office:value-type="float" office:value="6487.8394" calcext:value-type="float">
            <text:p>6487,8394</text:p>
          </table:table-cell>
          <table:table-cell office:value-type="float" office:value="6968.0771" calcext:value-type="float">
            <text:p>6968,07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style-name="ce2" office:value-type="string" calcext:value-type="string">
            <text:p>7325,874</text:p>
          </table:table-cell>
          <table:table-cell office:value-type="float" office:value="7316.9707" calcext:value-type="float">
            <text:p>7316,9707</text:p>
          </table:table-cell>
          <table:table-cell office:value-type="float" office:value="7290.2827" calcext:value-type="float">
            <text:p>7290,2827</text:p>
          </table:table-cell>
          <table:table-cell office:value-type="float" office:value="7272.5088" calcext:value-type="float">
            <text:p>7272,5088</text:p>
          </table:table-cell>
          <table:table-cell table:style-name="ce2" office:value-type="string" calcext:value-type="string">
            <text:p>7245,875</text:p>
          </table:table-cell>
          <table:table-cell office:value-type="float" office:value="7219.2739" calcext:value-type="float">
            <text:p>7219,2739</text:p>
          </table:table-cell>
          <table:table-cell office:value-type="float" office:value="7192.7051" calcext:value-type="float">
            <text:p>7192,7051</text:p>
          </table:table-cell>
          <table:table-cell office:value-type="float" office:value="7183.8564" calcext:value-type="float">
            <text:p>7183,8564</text:p>
          </table:table-cell>
          <table:table-cell office:value-type="float" office:value="7166.1694" calcext:value-type="float">
            <text:p>7166,1694</text:p>
          </table:table-cell>
          <table:table-cell office:value-type="float" office:value="7157.3315" calcext:value-type="float">
            <text:p>7157,3315</text:p>
          </table:table-cell>
          <table:table-cell office:value-type="float" office:value="7122.0156" calcext:value-type="float">
            <text:p>7122,0156</text:p>
          </table:table-cell>
          <table:table-cell office:value-type="float" office:value="7077.9531" calcext:value-type="float">
            <text:p>7077,9531</text:p>
          </table:table-cell>
          <table:table-cell office:value-type="float" office:value="7060.3535" calcext:value-type="float">
            <text:p>7060,3535</text:p>
          </table:table-cell>
          <table:table-cell office:value-type="float" office:value="7051.5591" calcext:value-type="float">
            <text:p>7051,5591</text:p>
          </table:table-cell>
          <table:table-cell office:value-type="float" office:value="7025.1982" calcext:value-type="float">
            <text:p>7025,1982</text:p>
          </table:table-cell>
          <table:table-cell office:value-type="float" office:value="6990.1016" calcext:value-type="float">
            <text:p>6990,1016</text:p>
          </table:table-cell>
          <table:table-cell office:value-type="float" office:value="6972.5752" calcext:value-type="float">
            <text:p>6972,5752</text:p>
          </table:table-cell>
          <table:table-cell office:value-type="float" office:value="6955.0635" calcext:value-type="float">
            <text:p>6955,0635</text:p>
          </table:table-cell>
          <table:table-cell office:value-type="float" office:value="6928.8232" calcext:value-type="float">
            <text:p>6928,8232</text:p>
          </table:table-cell>
          <table:table-cell office:value-type="float" office:value="6902.6162" calcext:value-type="float">
            <text:p>6902,6162</text:p>
          </table:table-cell>
          <table:table-cell office:value-type="float" office:value="6867.7256" calcext:value-type="float">
            <text:p>6867,7256</text:p>
          </table:table-cell>
          <table:table-cell office:value-type="float" office:value="6832.8931" calcext:value-type="float">
            <text:p>6832,8931</text:p>
          </table:table-cell>
          <table:table-cell office:value-type="float" office:value="6798.1206" calcext:value-type="float">
            <text:p>6798,1206</text:p>
          </table:table-cell>
          <table:table-cell office:value-type="float" office:value="6772.0796" calcext:value-type="float">
            <text:p>6772,0796</text:p>
          </table:table-cell>
          <table:table-cell table:style-name="ce2" office:value-type="string" calcext:value-type="string">
            <text:p>6728,752</text:p>
          </table:table-cell>
          <table:table-cell office:value-type="float" office:value="6694.1572" calcext:value-type="float">
            <text:p>6694,1572</text:p>
          </table:table-cell>
          <table:table-cell office:value-type="float" office:value="6650.9971" calcext:value-type="float">
            <text:p>6650,9971</text:p>
          </table:table-cell>
          <table:table-cell office:value-type="float" office:value="6616.5356" calcext:value-type="float">
            <text:p>6616,5356</text:p>
          </table:table-cell>
          <table:table-cell office:value-type="float" office:value="6573.5435" calcext:value-type="float">
            <text:p>6573,5435</text:p>
          </table:table-cell>
          <table:table-cell office:value-type="float" office:value="6530.6445" calcext:value-type="float">
            <text:p>6530,6445</text:p>
          </table:table-cell>
          <table:table-cell office:value-type="float" office:value="6487.8394" calcext:value-type="float">
            <text:p>6487,8394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453.6631" calcext:value-type="float">
            <text:p>6453,6631</text:p>
          </table:table-cell>
          <table:table-cell office:value-type="float" office:value="5168.8628" calcext:value-type="float">
            <text:p>5168,8628</text:p>
          </table:table-cell>
          <table:table-cell office:value-type="float" office:value="5834.2646" calcext:value-type="float">
            <text:p>5834,26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453.6631" calcext:value-type="float">
            <text:p>6453,6631</text:p>
          </table:table-cell>
          <table:table-cell office:value-type="float" office:value="6411.0273" calcext:value-type="float">
            <text:p>6411,0273</text:p>
          </table:table-cell>
          <table:table-cell office:value-type="float" office:value="6368.4858" calcext:value-type="float">
            <text:p>6368,4858</text:p>
          </table:table-cell>
          <table:table-cell office:value-type="float" office:value="6326.0386" calcext:value-type="float">
            <text:p>6326,0386</text:p>
          </table:table-cell>
          <table:table-cell table:style-name="ce2" office:value-type="string" calcext:value-type="string">
            <text:p>6283,686</text:p>
          </table:table-cell>
          <table:table-cell office:value-type="float" office:value="6241.4287" calcext:value-type="float">
            <text:p>6241,4287</text:p>
          </table:table-cell>
          <table:table-cell office:value-type="float" office:value="6207.6914" calcext:value-type="float">
            <text:p>6207,6914</text:p>
          </table:table-cell>
          <table:table-cell office:value-type="float" office:value="6157.1997" calcext:value-type="float">
            <text:p>6157,1997</text:p>
          </table:table-cell>
          <table:table-cell office:value-type="float" office:value="6115.2285" calcext:value-type="float">
            <text:p>6115,2285</text:p>
          </table:table-cell>
          <table:table-cell office:value-type="float" office:value="6081.7202" calcext:value-type="float">
            <text:p>6081,7202</text:p>
          </table:table-cell>
          <table:table-cell office:value-type="float" office:value="6039.9219" calcext:value-type="float">
            <text:p>6039,9219</text:p>
          </table:table-cell>
          <table:table-cell office:value-type="float" office:value="5989.8901" calcext:value-type="float">
            <text:p>5989,8901</text:p>
          </table:table-cell>
          <table:table-cell office:value-type="float" office:value="5939.9976" calcext:value-type="float">
            <text:p>5939,9976</text:p>
          </table:table-cell>
          <table:table-cell office:value-type="float" office:value="5898.5273" calcext:value-type="float">
            <text:p>5898,5273</text:p>
          </table:table-cell>
          <table:table-cell office:value-type="float" office:value="5857.1533" calcext:value-type="float">
            <text:p>5857,1533</text:p>
          </table:table-cell>
          <table:table-cell office:value-type="float" office:value="5807.6333" calcext:value-type="float">
            <text:p>5807,6333</text:p>
          </table:table-cell>
          <table:table-cell office:value-type="float" office:value="5774.6978" calcext:value-type="float">
            <text:p>5774,6978</text:p>
          </table:table-cell>
          <table:table-cell office:value-type="float" office:value="5717.2109" calcext:value-type="float">
            <text:p>5717,2109</text:p>
          </table:table-cell>
          <table:table-cell office:value-type="float" office:value="5692.6328" calcext:value-type="float">
            <text:p>5692,6328</text:p>
          </table:table-cell>
          <table:table-cell office:value-type="float" office:value="5659.9165" calcext:value-type="float">
            <text:p>5659,9165</text:p>
          </table:table-cell>
          <table:table-cell table:style-name="ce2" office:value-type="string" calcext:value-type="string">
            <text:p>5643,582</text:p>
          </table:table-cell>
          <table:table-cell office:value-type="float" office:value="5627.2632" calcext:value-type="float">
            <text:p>5627,2632</text:p>
          </table:table-cell>
          <table:table-cell office:value-type="float" office:value="5521.5757" calcext:value-type="float">
            <text:p>5521,5757</text:p>
          </table:table-cell>
          <table:table-cell office:value-type="float" office:value="5464.9448" calcext:value-type="float">
            <text:p>5464,9448</text:p>
          </table:table-cell>
          <table:table-cell office:value-type="float" office:value="5424.6133" calcext:value-type="float">
            <text:p>5424,6133</text:p>
          </table:table-cell>
          <table:table-cell office:value-type="float" office:value="5368.3164" calcext:value-type="float">
            <text:p>5368,3164</text:p>
          </table:table-cell>
          <table:table-cell office:value-type="float" office:value="5312.2158" calcext:value-type="float">
            <text:p>5312,2158</text:p>
          </table:table-cell>
          <table:table-cell table:style-name="ce2" office:value-type="string" calcext:value-type="string">
            <text:p>5256,312</text:p>
          </table:table-cell>
          <table:table-cell office:value-type="float" office:value="5216.5015" calcext:value-type="float">
            <text:p>5216,5015</text:p>
          </table:table-cell>
          <table:table-cell office:value-type="float" office:value="5168.8628" calcext:value-type="float">
            <text:p>5168,862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2813.5725" calcext:value-type="float">
            <text:p>2813,5725</text:p>
          </table:table-cell>
          <table:table-cell office:value-type="float" office:value="4135.7896" calcext:value-type="float">
            <text:p>4135,78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137.1841" calcext:value-type="float">
            <text:p>5137,1841</text:p>
          </table:table-cell>
          <table:table-cell office:value-type="float" office:value="5097.6777" calcext:value-type="float">
            <text:p>5097,6777</text:p>
          </table:table-cell>
          <table:table-cell office:value-type="float" office:value="5042.5396" calcext:value-type="float">
            <text:p>5042,5396</text:p>
          </table:table-cell>
          <table:table-cell office:value-type="float" office:value="4979.77" calcext:value-type="float">
            <text:p>4979,77</text:p>
          </table:table-cell>
          <table:table-cell office:value-type="float" office:value="4917.2627" calcext:value-type="float">
            <text:p>4917,2627</text:p>
          </table:table-cell>
          <table:table-cell office:value-type="float" office:value="4870.5552" calcext:value-type="float">
            <text:p>4870,5552</text:p>
          </table:table-cell>
          <table:table-cell office:value-type="float" office:value="4816.2515" calcext:value-type="float">
            <text:p>4816,2515</text:p>
          </table:table-cell>
          <table:table-cell office:value-type="float" office:value="4754.4395" calcext:value-type="float">
            <text:p>4754,4395</text:p>
          </table:table-cell>
          <table:table-cell office:value-type="float" office:value="4692.8936" calcext:value-type="float">
            <text:p>4692,8936</text:p>
          </table:table-cell>
          <table:table-cell office:value-type="float" office:value="4639.2607" calcext:value-type="float">
            <text:p>4639,2607</text:p>
          </table:table-cell>
          <table:table-cell office:value-type="float" office:value="4570.6069" calcext:value-type="float">
            <text:p>4570,6069</text:p>
          </table:table-cell>
          <table:table-cell office:value-type="float" office:value="4517.4463" calcext:value-type="float">
            <text:p>4517,4463</text:p>
          </table:table-cell>
          <table:table-cell office:value-type="float" office:value="4456.9453" calcext:value-type="float">
            <text:p>4456,9453</text:p>
          </table:table-cell>
          <table:table-cell office:value-type="float" office:value="4374.2017" calcext:value-type="float">
            <text:p>4374,2017</text:p>
          </table:table-cell>
          <table:table-cell office:value-type="float" office:value="4291.9761" calcext:value-type="float">
            <text:p>4291,9761</text:p>
          </table:table-cell>
          <table:table-cell office:value-type="float" office:value="4210.2729" calcext:value-type="float">
            <text:p>4210,2729</text:p>
          </table:table-cell>
          <table:table-cell office:value-type="float" office:value="4143.8154" calcext:value-type="float">
            <text:p>4143,8154</text:p>
          </table:table-cell>
          <table:table-cell office:value-type="float" office:value="4055.7549" calcext:value-type="float">
            <text:p>4055,7549</text:p>
          </table:table-cell>
          <table:table-cell office:value-type="float" office:value="3975.5886" calcext:value-type="float">
            <text:p>3975,5886</text:p>
          </table:table-cell>
          <table:table-cell office:value-type="float" office:value="3903.1748" calcext:value-type="float">
            <text:p>3903,1748</text:p>
          </table:table-cell>
          <table:table-cell office:value-type="float" office:value="3809.7024" calcext:value-type="float">
            <text:p>3809,7024</text:p>
          </table:table-cell>
          <table:table-cell office:value-type="float" office:value="3716.9883" calcext:value-type="float">
            <text:p>3716,9883</text:p>
          </table:table-cell>
          <table:table-cell office:value-type="float" office:value="3639.1348" calcext:value-type="float">
            <text:p>3639,1348</text:p>
          </table:table-cell>
          <table:table-cell office:value-type="float" office:value="3533.8601" calcext:value-type="float">
            <text:p>3533,8601</text:p>
          </table:table-cell>
          <table:table-cell office:value-type="float" office:value="3436.5376" calcext:value-type="float">
            <text:p>3436,5376</text:p>
          </table:table-cell>
          <table:table-cell office:value-type="float" office:value="3401.9998" calcext:value-type="float">
            <text:p>3401,9998</text:p>
          </table:table-cell>
          <table:table-cell office:value-type="float" office:value="3299.0867" calcext:value-type="float">
            <text:p>3299,0867</text:p>
          </table:table-cell>
          <table:table-cell office:value-type="float" office:value="3156.79" calcext:value-type="float">
            <text:p>3156,79</text:p>
          </table:table-cell>
          <table:table-cell office:value-type="float" office:value="3029.8601" calcext:value-type="float">
            <text:p>3029,8601</text:p>
          </table:table-cell>
          <table:table-cell office:value-type="float" office:value="2924.3267" calcext:value-type="float">
            <text:p>2924,3267</text:p>
          </table:table-cell>
          <table:table-cell office:value-type="float" office:value="2813.5725" calcext:value-type="float">
            <text:p>2813,572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10.6433" calcext:value-type="float">
            <text:p>2710,6433</text:p>
          </table:table-cell>
          <table:table-cell office:value-type="float" office:value="800.3139" calcext:value-type="float">
            <text:p>800,3139</text:p>
          </table:table-cell>
          <table:table-cell office:value-type="float" office:value="1521.3171" calcext:value-type="float">
            <text:p>1521,31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710.6433" calcext:value-type="float">
            <text:p>2710,6433</text:p>
          </table:table-cell>
          <table:table-cell office:value-type="float" office:value="2627.9602" calcext:value-type="float">
            <text:p>2627,9602</text:p>
          </table:table-cell>
          <table:table-cell office:value-type="float" office:value="2514.8945" calcext:value-type="float">
            <text:p>2514,8945</text:p>
          </table:table-cell>
          <table:table-cell office:value-type="float" office:value="2366.7419" calcext:value-type="float">
            <text:p>2366,7419</text:p>
          </table:table-cell>
          <table:table-cell office:value-type="float" office:value="2269.6526" calcext:value-type="float">
            <text:p>2269,6526</text:p>
          </table:table-cell>
          <table:table-cell office:value-type="float" office:value="2167.9912" calcext:value-type="float">
            <text:p>2167,9912</text:p>
          </table:table-cell>
          <table:table-cell office:value-type="float" office:value="2062.0564" calcext:value-type="float">
            <text:p>2062,0564</text:p>
          </table:table-cell>
          <table:table-cell office:value-type="float" office:value="1957.9052" calcext:value-type="float">
            <text:p>1957,9052</text:p>
          </table:table-cell>
          <table:table-cell office:value-type="float" office:value="1838.6918" calcext:value-type="float">
            <text:p>1838,6918</text:p>
          </table:table-cell>
          <table:table-cell office:value-type="float" office:value="1744.0311" calcext:value-type="float">
            <text:p>1744,0311</text:p>
          </table:table-cell>
          <table:table-cell office:value-type="float" office:value="1672.7772" calcext:value-type="float">
            <text:p>1672,7772</text:p>
          </table:table-cell>
          <table:table-cell office:value-type="float" office:value="1629.4236" calcext:value-type="float">
            <text:p>1629,4236</text:p>
          </table:table-cell>
          <table:table-cell table:style-name="ce2" office:value-type="string" calcext:value-type="string">
            <text:p>1565,109</text:p>
          </table:table-cell>
          <table:table-cell office:value-type="float" office:value="1491.1747" calcext:value-type="float">
            <text:p>1491,1747</text:p>
          </table:table-cell>
          <table:table-cell office:value-type="float" office:value="1433.9259" calcext:value-type="float">
            <text:p>1433,9259</text:p>
          </table:table-cell>
          <table:table-cell office:value-type="float" office:value="1382.5338" calcext:value-type="float">
            <text:p>1382,5338</text:p>
          </table:table-cell>
          <table:table-cell office:value-type="float" office:value="1331.7708" calcext:value-type="float">
            <text:p>1331,7708</text:p>
          </table:table-cell>
          <table:table-cell office:value-type="float" office:value="1291.6187" calcext:value-type="float">
            <text:p>1291,6187</text:p>
          </table:table-cell>
          <table:table-cell office:value-type="float" office:value="1237.0826" calcext:value-type="float">
            <text:p>1237,0826</text:p>
          </table:table-cell>
          <table:table-cell office:value-type="float" office:value="1202.7886" calcext:value-type="float">
            <text:p>1202,7886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120.8533" calcext:value-type="float">
            <text:p>1120,8533</text:p>
          </table:table-cell>
          <table:table-cell office:value-type="float" office:value="1082.9673" calcext:value-type="float">
            <text:p>1082,9673</text:p>
          </table:table-cell>
          <table:table-cell office:value-type="float" office:value="1036.2246" calcext:value-type="float">
            <text:p>1036,2246</text:p>
          </table:table-cell>
          <table:table-cell office:value-type="float" office:value="994.74811" calcext:value-type="float">
            <text:p>994,74811</text:p>
          </table:table-cell>
          <table:table-cell office:value-type="float" office:value="967.41241" calcext:value-type="float">
            <text:p>967,41241</text:p>
          </table:table-cell>
          <table:table-cell office:value-type="float" office:value="931.36218" calcext:value-type="float">
            <text:p>931,36218</text:p>
          </table:table-cell>
          <table:table-cell office:value-type="float" office:value="895.77118" calcext:value-type="float">
            <text:p>895,77118</text:p>
          </table:table-cell>
          <table:table-cell office:value-type="float" office:value="860.64539" calcext:value-type="float">
            <text:p>860,64539</text:p>
          </table:table-cell>
          <table:table-cell office:value-type="float" office:value="817.4021" calcext:value-type="float">
            <text:p>817,4021</text:p>
          </table:table-cell>
          <table:table-cell office:value-type="float" office:value="800.3139" calcext:value-type="float">
            <text:p>800,3139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474.42361" calcext:value-type="float">
            <text:p>474,42361</text:p>
          </table:table-cell>
          <table:table-cell office:value-type="float" office:value="584.56079" calcext:value-type="float">
            <text:p>584,5607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783.3465" calcext:value-type="float">
            <text:p>783,3465</text:p>
          </table:table-cell>
          <table:table-cell office:value-type="float" office:value="770.70068" calcext:value-type="float">
            <text:p>770,70068</text:p>
          </table:table-cell>
          <table:table-cell office:value-type="float" office:value="741.46198" calcext:value-type="float">
            <text:p>741,46198</text:p>
          </table:table-cell>
          <table:table-cell table:number-columns-repeated="2" office:value-type="float" office:value="716.70203" calcext:value-type="float">
            <text:p>716,70203</text:p>
          </table:table-cell>
          <table:table-cell office:value-type="float" office:value="672.04327" calcext:value-type="float">
            <text:p>672,04327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20.51477" calcext:value-type="float">
            <text:p>620,51477</text:p>
          </table:table-cell>
          <table:table-cell office:value-type="float" office:value="604.9375" calcext:value-type="float">
            <text:p>604,9375</text:p>
          </table:table-cell>
          <table:table-cell office:value-type="float" office:value="585.6524" calcext:value-type="float">
            <text:p>585,6524</text:p>
          </table:table-cell>
          <table:table-cell office:value-type="float" office:value="577.99689" calcext:value-type="float">
            <text:p>577,99689</text:p>
          </table:table-cell>
          <table:table-cell table:style-name="ce2" office:value-type="string" calcext:value-type="string">
            <text:p>570,375</text:p>
          </table:table-cell>
          <table:table-cell office:value-type="float" office:value="566.57672" calcext:value-type="float">
            <text:p>566,57672</text:p>
          </table:table-cell>
          <table:table-cell table:number-columns-repeated="2" office:value-type="float" office:value="551.46851" calcext:value-type="float">
            <text:p>551,46851</text:p>
          </table:table-cell>
          <table:table-cell office:value-type="float" office:value="543.96558" calcext:value-type="float">
            <text:p>543,96558</text:p>
          </table:table-cell>
          <table:table-cell office:value-type="float" office:value="536.49701" calcext:value-type="float">
            <text:p>536,49701</text:p>
          </table:table-cell>
          <table:table-cell office:value-type="float" office:value="529.06299" calcext:value-type="float">
            <text:p>529,06299</text:p>
          </table:table-cell>
          <table:table-cell office:value-type="float" office:value="521.66357" calcext:value-type="float">
            <text:p>521,66357</text:p>
          </table:table-cell>
          <table:table-cell office:value-type="float" office:value="517.97693" calcext:value-type="float">
            <text:p>517,97693</text:p>
          </table:table-cell>
          <table:table-cell office:value-type="float" office:value="510.62979" calcext:value-type="float">
            <text:p>510,62979</text:p>
          </table:table-cell>
          <table:table-cell office:value-type="float" office:value="503.31769" calcext:value-type="float">
            <text:p>503,317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492.4158" calcext:value-type="float">
            <text:p>492,4158</text:p>
          </table:table-cell>
          <table:table-cell office:value-type="float" office:value="488.7995" calcext:value-type="float">
            <text:p>488,7995</text:p>
          </table:table-cell>
          <table:table-cell office:value-type="float" office:value="481.59369" calcext:value-type="float">
            <text:p>481,5936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74.42361" calcext:value-type="float">
            <text:p>474,42361</text:p>
          </table:table-cell>
          <table:table-cell/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14.94809" calcext:value-type="float">
            <text:p>414,94809</text:p>
          </table:table-cell>
          <table:table-cell table:style-name="ce2" office:value-type="string" calcext:value-type="string">
            <text:p>440,4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float" office:value="467.28949" calcext:value-type="float">
            <text:p>467,28949</text:p>
          </table:table-cell>
          <table:table-cell office:value-type="float" office:value="463.73599" calcext:value-type="float">
            <text:p>463,73599</text:p>
          </table:table-cell>
          <table:table-cell office:value-type="float" office:value="460.1915" calcext:value-type="float">
            <text:p>460,1915</text:p>
          </table:table-cell>
          <table:table-cell table:number-columns-repeated="4" office:value-type="float" office:value="456.6561" calcext:value-type="float">
            <text:p>456,6561</text:p>
          </table:table-cell>
          <table:table-cell table:number-columns-repeated="2" office:value-type="float" office:value="453.12979" calcext:value-type="float">
            <text:p>453,12979</text:p>
          </table:table-cell>
          <table:table-cell table:number-columns-repeated="2" office:value-type="float" office:value="449.6127" calcext:value-type="float">
            <text:p>449,6127</text:p>
          </table:table-cell>
          <table:table-cell table:number-columns-repeated="2" office:value-type="float" office:value="446.10471" calcext:value-type="float">
            <text:p>446,10471</text:p>
          </table:table-cell>
          <table:table-cell office:value-type="float" office:value="442.6058" calcext:value-type="float">
            <text:p>442,6058</text:p>
          </table:table-cell>
          <table:table-cell table:number-columns-repeated="2" office:value-type="float" office:value="439.11621" calcext:value-type="float">
            <text:p>439,11621</text:p>
          </table:table-cell>
          <table:table-cell office:value-type="float" office:value="435.63571" calcext:value-type="float">
            <text:p>435,63571</text:p>
          </table:table-cell>
          <table:table-cell office:value-type="float" office:value="432.16449" calcext:value-type="float">
            <text:p>432,16449</text:p>
          </table:table-cell>
          <table:table-cell office:value-type="float" office:value="425.25" calcext:value-type="float">
            <text:p>425,25</text:p>
          </table:table-cell>
          <table:table-cell table:number-columns-repeated="2" office:value-type="float" office:value="421.8067" calcext:value-type="float">
            <text:p>421,8067</text:p>
          </table:table-cell>
          <table:table-cell table:number-columns-repeated="2" office:value-type="float" office:value="418.37271" calcext:value-type="float">
            <text:p>418,37271</text:p>
          </table:table-cell>
          <table:table-cell office:value-type="float" office:value="414.94809" calcext:value-type="float">
            <text:p>414,94809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25.25" calcext:value-type="float">
            <text:p>425,25</text:p>
          </table:table-cell>
          <table:table-cell table:number-columns-repeated="4" office:value-type="float" office:value="428.70261" calcext:value-type="float">
            <text:p>428,7026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418.37271" calcext:value-type="float">
            <text:p>418,37271</text:p>
          </table:table-cell>
          <table:table-cell office:value-type="float" office:value="500.24579" calcext:value-type="float">
            <text:p>500,2457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421.8067" calcext:value-type="float">
            <text:p>421,8067</text:p>
          </table:table-cell>
          <table:table-cell office:value-type="float" office:value="418.37271" calcext:value-type="float">
            <text:p>418,37271</text:p>
          </table:table-cell>
          <table:table-cell table:number-columns-repeated="4" office:value-type="float" office:value="421.8067" calcext:value-type="float">
            <text:p>421,8067</text:p>
          </table:table-cell>
          <table:table-cell office:value-type="float" office:value="425.25" calcext:value-type="float">
            <text:p>425,25</text:p>
          </table:table-cell>
          <table:table-cell office:value-type="float" office:value="428.70261" calcext:value-type="float">
            <text:p>428,70261</text:p>
          </table:table-cell>
          <table:table-cell office:value-type="float" office:value="432.16449" calcext:value-type="float">
            <text:p>432,16449</text:p>
          </table:table-cell>
          <table:table-cell table:number-columns-repeated="2" office:value-type="float" office:value="449.6127" calcext:value-type="float">
            <text:p>449,6127</text:p>
          </table:table-cell>
          <table:table-cell office:value-type="float" office:value="453.12979" calcext:value-type="float">
            <text:p>453,12979</text:p>
          </table:table-cell>
          <table:table-cell office:value-type="float" office:value="467.28949" calcext:value-type="float">
            <text:p>467,28949</text:p>
          </table:table-cell>
          <table:table-cell office:value-type="float" office:value="478.00421" calcext:value-type="float">
            <text:p>478,00421</text:p>
          </table:table-cell>
          <table:table-cell office:value-type="float" office:value="485.19211" calcext:value-type="float">
            <text:p>485,19211</text:p>
          </table:table-cell>
          <table:table-cell table:number-columns-repeated="2" office:value-type="float" office:value="481.59369" calcext:value-type="float">
            <text:p>481,59369</text:p>
          </table:table-cell>
          <table:table-cell office:value-type="float" office:value="496.04089" calcext:value-type="float">
            <text:p>496,04089</text:p>
          </table:table-cell>
          <table:table-cell office:value-type="float" office:value="525.35889" calcext:value-type="float">
            <text:p>525,35889</text:p>
          </table:table-cell>
          <table:table-cell office:value-type="float" office:value="540.22699" calcext:value-type="float">
            <text:p>540,22699</text:p>
          </table:table-cell>
          <table:table-cell office:value-type="float" office:value="551.46851" calcext:value-type="float">
            <text:p>551,46851</text:p>
          </table:table-cell>
          <table:table-cell table:number-columns-repeated="2" office:value-type="float" office:value="559.00562" calcext:value-type="float">
            <text:p>559,00562</text:p>
          </table:table-cell>
          <table:table-cell table:number-columns-repeated="2" office:value-type="float" office:value="566.57672" calcext:value-type="float">
            <text:p>566,57672</text:p>
          </table:table-cell>
          <table:table-cell office:value-type="float" office:value="581.82037" calcext:value-type="float">
            <text:p>581,82037</text:p>
          </table:table-cell>
          <table:table-cell office:value-type="float" office:value="608.8194" calcext:value-type="float">
            <text:p>608,8194</text:p>
          </table:table-cell>
          <table:table-cell office:value-type="float" office:value="632.28412" calcext:value-type="float">
            <text:p>632,28412</text:p>
          </table:table-cell>
          <table:table-cell office:value-type="float" office:value="628.35278" calcext:value-type="float">
            <text:p>628,35278</text:p>
          </table:table-cell>
          <table:table-cell office:value-type="float" office:value="632.28412" calcext:value-type="float">
            <text:p>632,2841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4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38.5149" calcext:value-type="float">
            <text:p>1738,5149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1038.5593" calcext:value-type="float">
            <text:p>1038,559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640.1712" calcext:value-type="float">
            <text:p>640,1712</text:p>
          </table:table-cell>
          <table:table-cell office:value-type="float" office:value="648.09082" calcext:value-type="float">
            <text:p>648,09082</text:p>
          </table:table-cell>
          <table:table-cell office:value-type="float" office:value="656.04272" calcext:value-type="float">
            <text:p>656,04272</text:p>
          </table:table-cell>
          <table:table-cell office:value-type="float" office:value="668.03119" calcext:value-type="float">
            <text:p>668,03119</text:p>
          </table:table-cell>
          <table:table-cell table:style-name="ce2" office:value-type="string" calcext:value-type="string">
            <text:p>688,172</text:p>
          </table:table-cell>
          <table:table-cell office:value-type="float" office:value="704.42761" calcext:value-type="float">
            <text:p>704,42761</text:p>
          </table:table-cell>
          <table:table-cell office:value-type="float" office:value="712.60272" calcext:value-type="float">
            <text:p>712,60272</text:p>
          </table:table-cell>
          <table:table-cell table:style-name="ce2" office:value-type="string" calcext:value-type="string">
            <text:p>729,047</text:p>
          </table:table-cell>
          <table:table-cell table:style-name="ce2" office:value-type="string" calcext:value-type="string">
            <text:p>791,815</text:p>
          </table:table-cell>
          <table:table-cell office:value-type="float" office:value="821.69287" calcext:value-type="float">
            <text:p>821,69287</text:p>
          </table:table-cell>
          <table:table-cell office:value-type="float" office:value="856.28772" calcext:value-type="float">
            <text:p>856,28772</text:p>
          </table:table-cell>
          <table:table-cell office:value-type="float" office:value="882.54419" calcext:value-type="float">
            <text:p>882,54419</text:p>
          </table:table-cell>
          <table:table-cell office:value-type="float" office:value="909.0636" calcext:value-type="float">
            <text:p>909,0636</text:p>
          </table:table-cell>
          <table:table-cell office:value-type="float" office:value="917.96143" calcext:value-type="float">
            <text:p>917,96143</text:p>
          </table:table-cell>
          <table:table-cell office:value-type="float" office:value="962.88123" calcext:value-type="float">
            <text:p>962,88123</text:p>
          </table:table-cell>
          <table:table-cell office:value-type="float" office:value="981.04852" calcext:value-type="float">
            <text:p>981,04852</text:p>
          </table:table-cell>
          <table:table-cell office:value-type="float" office:value="985.60797" calcext:value-type="float">
            <text:p>985,60797</text:p>
          </table:table-cell>
          <table:table-cell office:value-type="float" office:value="999.32861" calcext:value-type="float">
            <text:p>999,32861</text:p>
          </table:table-cell>
          <table:table-cell office:value-type="float" office:value="1017.7209" calcext:value-type="float">
            <text:p>1017,7209</text:p>
          </table:table-cell>
          <table:table-cell office:value-type="float" office:value="1050.1752" calcext:value-type="float">
            <text:p>1050,1752</text:p>
          </table:table-cell>
          <table:table-cell office:value-type="float" office:value="1097.1237" calcext:value-type="float">
            <text:p>1097,1237</text:p>
          </table:table-cell>
          <table:table-cell office:value-type="float" office:value="1154.3578" calcext:value-type="float">
            <text:p>1154,3578</text:p>
          </table:table-cell>
          <table:table-cell office:value-type="float" office:value="1197.9156" calcext:value-type="float">
            <text:p>1197,9156</text:p>
          </table:table-cell>
          <table:table-cell office:value-type="float" office:value="1286.6285" calcext:value-type="float">
            <text:p>1286,6285</text:p>
          </table:table-cell>
          <table:table-cell office:value-type="float" office:value="1341.8727" calcext:value-type="float">
            <text:p>1341,8727</text:p>
          </table:table-cell>
          <table:table-cell office:value-type="float" office:value="1408.1517" calcext:value-type="float">
            <text:p>1408,1517</text:p>
          </table:table-cell>
          <table:table-cell office:value-type="float" office:value="1485.9395" calcext:value-type="float">
            <text:p>1485,9395</text:p>
          </table:table-cell>
          <table:table-cell office:value-type="float" office:value="1554.4741" calcext:value-type="float">
            <text:p>1554,4741</text:p>
          </table:table-cell>
          <table:table-cell office:value-type="float" office:value="1629.4236" calcext:value-type="float">
            <text:p>1629,4236</text:p>
          </table:table-cell>
          <table:table-cell table:style-name="ce2" office:value-type="string" calcext:value-type="string">
            <text:p>1678,223</text:p>
          </table:table-cell>
          <table:table-cell office:value-type="float" office:value="1738.5149" calcext:value-type="float">
            <text:p>1738,514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18.95" calcext:value-type="float">
            <text:p>3018,95</text:p>
          </table:table-cell>
          <table:table-cell office:value-type="float" office:value="1699.46" calcext:value-type="float">
            <text:p>1699,46</text:p>
          </table:table-cell>
          <table:table-cell office:value-type="float" office:value="2326.4768" calcext:value-type="float">
            <text:p>2326,476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1699.46" calcext:value-type="float">
            <text:p>1699,46</text:p>
          </table:table-cell>
          <table:table-cell office:value-type="float" office:value="1738.8199" calcext:value-type="float">
            <text:p>1738,8199</text:p>
          </table:table-cell>
          <table:table-cell office:value-type="float" office:value="1778.47" calcext:value-type="float">
            <text:p>1778,47</text:p>
          </table:table-cell>
          <table:table-cell office:value-type="float" office:value="1806.97" calcext:value-type="float">
            <text:p>1806,97</text:p>
          </table:table-cell>
          <table:table-cell office:value-type="float" office:value="1841.36" calcext:value-type="float">
            <text:p>1841,36</text:p>
          </table:table-cell>
          <table:table-cell office:value-type="float" office:value="1887.54" calcext:value-type="float">
            <text:p>1887,54</text:p>
          </table:table-cell>
          <table:table-cell office:value-type="float" office:value="1910.77" calcext:value-type="float">
            <text:p>1910,77</text:p>
          </table:table-cell>
          <table:table-cell table:number-columns-repeated="2" office:value-type="float" office:value="1992.79" calcext:value-type="float">
            <text:p>1992,79</text:p>
          </table:table-cell>
          <table:table-cell office:value-type="float" office:value="2028.29" calcext:value-type="float">
            <text:p>2028,29</text:p>
          </table:table-cell>
          <table:table-cell office:value-type="float" office:value="2063.98" calcext:value-type="float">
            <text:p>2063,98</text:p>
          </table:table-cell>
          <table:table-cell office:value-type="float" office:value="2111.8899" calcext:value-type="float">
            <text:p>2111,8899</text:p>
          </table:table-cell>
          <table:table-cell office:value-type="float" office:value="2160.1499" calcext:value-type="float">
            <text:p>2160,1499</text:p>
          </table:table-cell>
          <table:table-cell office:value-type="float" office:value="2196.5801" calcext:value-type="float">
            <text:p>2196,5801</text:p>
          </table:table-cell>
          <table:table-cell office:value-type="float" office:value="2227.0901" calcext:value-type="float">
            <text:p>2227,0901</text:p>
          </table:table-cell>
          <table:table-cell office:value-type="float" office:value="2263.8799" calcext:value-type="float">
            <text:p>2263,8799</text:p>
          </table:table-cell>
          <table:table-cell office:value-type="float" office:value="2313.23" calcext:value-type="float">
            <text:p>2313,23</text:p>
          </table:table-cell>
          <table:table-cell office:value-type="float" office:value="2387.9099" calcext:value-type="float">
            <text:p>2387,9099</text:p>
          </table:table-cell>
          <table:table-cell office:value-type="float" office:value="2425.54" calcext:value-type="float">
            <text:p>2425,54</text:p>
          </table:table-cell>
          <table:table-cell office:value-type="float" office:value="2476" calcext:value-type="float">
            <text:p>2476</text:p>
          </table:table-cell>
          <table:table-cell office:value-type="float" office:value="2526.8" calcext:value-type="float">
            <text:p>2526,8</text:p>
          </table:table-cell>
          <table:table-cell office:value-type="float" office:value="2584.3501" calcext:value-type="float">
            <text:p>2584,3501</text:p>
          </table:table-cell>
          <table:table-cell office:value-type="float" office:value="2655.25" calcext:value-type="float">
            <text:p>2655,25</text:p>
          </table:table-cell>
          <table:table-cell office:value-type="float" office:value="2720.25" calcext:value-type="float">
            <text:p>2720,25</text:p>
          </table:table-cell>
          <table:table-cell office:value-type="float" office:value="2766.05" calcext:value-type="float">
            <text:p>2766,05</text:p>
          </table:table-cell>
          <table:table-cell office:value-type="float" office:value="2812.0901" calcext:value-type="float">
            <text:p>2812,0901</text:p>
          </table:table-cell>
          <table:table-cell office:value-type="float" office:value="2878.3" calcext:value-type="float">
            <text:p>2878,3</text:p>
          </table:table-cell>
          <table:table-cell office:value-type="float" office:value="2918.26" calcext:value-type="float">
            <text:p>2918,26</text:p>
          </table:table-cell>
          <table:table-cell office:value-type="float" office:value="2951.7" calcext:value-type="float">
            <text:p>2951,7</text:p>
          </table:table-cell>
          <table:table-cell office:value-type="float" office:value="2985.27" calcext:value-type="float">
            <text:p>2985,27</text:p>
          </table:table-cell>
          <table:table-cell office:value-type="float" office:value="3018.95" calcext:value-type="float">
            <text:p>3018,9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85.02" calcext:value-type="float">
            <text:p>3885,02</text:p>
          </table:table-cell>
          <table:table-cell office:value-type="float" office:value="3045.99" calcext:value-type="float">
            <text:p>3045,99</text:p>
          </table:table-cell>
          <table:table-cell office:value-type="float" office:value="3352.2131" calcext:value-type="float">
            <text:p>3352,2131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3045.99" calcext:value-type="float">
            <text:p>3045,99</text:p>
          </table:table-cell>
          <table:table-cell office:value-type="float" office:value="3079.8899" calcext:value-type="float">
            <text:p>3079,8899</text:p>
          </table:table-cell>
          <table:table-cell office:value-type="float" office:value="3100.29" calcext:value-type="float">
            <text:p>3100,29</text:p>
          </table:table-cell>
          <table:table-cell office:value-type="float" office:value="3113.9199" calcext:value-type="float">
            <text:p>3113,9199</text:p>
          </table:table-cell>
          <table:table-cell office:value-type="float" office:value="3141.23" calcext:value-type="float">
            <text:p>3141,23</text:p>
          </table:table-cell>
          <table:table-cell table:number-columns-repeated="5" office:value-type="float" office:value="3127.5601" calcext:value-type="float">
            <text:p>3127,5601</text:p>
          </table:table-cell>
          <table:table-cell office:value-type="float" office:value="3134.3899" calcext:value-type="float">
            <text:p>3134,3899</text:p>
          </table:table-cell>
          <table:table-cell office:value-type="float" office:value="3161.76" calcext:value-type="float">
            <text:p>3161,76</text:p>
          </table:table-cell>
          <table:table-cell office:value-type="float" office:value="3196.0801" calcext:value-type="float">
            <text:p>3196,0801</text:p>
          </table:table-cell>
          <table:table-cell office:value-type="float" office:value="3230.51" calcext:value-type="float">
            <text:p>3230,51</text:p>
          </table:table-cell>
          <table:table-cell office:value-type="float" office:value="3285.8601" calcext:value-type="float">
            <text:p>3285,8601</text:p>
          </table:table-cell>
          <table:table-cell office:value-type="float" office:value="3327.5701" calcext:value-type="float">
            <text:p>3327,5701</text:p>
          </table:table-cell>
          <table:table-cell office:value-type="float" office:value="3355.47" calcext:value-type="float">
            <text:p>3355,47</text:p>
          </table:table-cell>
          <table:table-cell office:value-type="float" office:value="3390.45" calcext:value-type="float">
            <text:p>3390,45</text:p>
          </table:table-cell>
          <table:table-cell office:value-type="float" office:value="3446.6699" calcext:value-type="float">
            <text:p>3446,6699</text:p>
          </table:table-cell>
          <table:table-cell office:value-type="float" office:value="3489.03" calcext:value-type="float">
            <text:p>3489,03</text:p>
          </table:table-cell>
          <table:table-cell office:value-type="float" office:value="3538.6499" calcext:value-type="float">
            <text:p>3538,6499</text:p>
          </table:table-cell>
          <table:table-cell office:value-type="float" office:value="3581.3701" calcext:value-type="float">
            <text:p>3581,3701</text:p>
          </table:table-cell>
          <table:table-cell office:value-type="float" office:value="3631.4199" calcext:value-type="float">
            <text:p>3631,4199</text:p>
          </table:table-cell>
          <table:table-cell office:value-type="float" office:value="3703.3101" calcext:value-type="float">
            <text:p>3703,3101</text:p>
          </table:table-cell>
          <table:table-cell office:value-type="float" office:value="3746.6599" calcext:value-type="float">
            <text:p>3746,6599</text:p>
          </table:table-cell>
          <table:table-cell office:value-type="float" office:value="3790.1799" calcext:value-type="float">
            <text:p>3790,1799</text:p>
          </table:table-cell>
          <table:table-cell office:value-type="float" office:value="3848.45" calcext:value-type="float">
            <text:p>3848,45</text:p>
          </table:table-cell>
          <table:table-cell office:value-type="float" office:value="3885.02" calcext:value-type="float">
            <text:p>3885,02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992.7598" calcext:value-type="float">
            <text:p>4992,7598</text:p>
          </table:table-cell>
          <table:table-cell office:value-type="float" office:value="3921.7" calcext:value-type="float">
            <text:p>3921,7</text:p>
          </table:table-cell>
          <table:table-cell office:value-type="float" office:value="4519.7627" calcext:value-type="float">
            <text:p>4519,762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3921.7" calcext:value-type="float">
            <text:p>3921,7</text:p>
          </table:table-cell>
          <table:table-cell office:value-type="float" office:value="3988" calcext:value-type="float">
            <text:p>3988</text:p>
          </table:table-cell>
          <table:table-cell office:value-type="float" office:value="4032.4099" calcext:value-type="float">
            <text:p>4032,4099</text:p>
          </table:table-cell>
          <table:table-cell office:value-type="float" office:value="4076.97" calcext:value-type="float">
            <text:p>4076,97</text:p>
          </table:table-cell>
          <table:table-cell office:value-type="float" office:value="4136.6299" calcext:value-type="float">
            <text:p>4136,6299</text:p>
          </table:table-cell>
          <table:table-cell office:value-type="float" office:value="4196.5698" calcext:value-type="float">
            <text:p>4196,5698</text:p>
          </table:table-cell>
          <table:table-cell office:value-type="float" office:value="4249.25" calcext:value-type="float">
            <text:p>4249,25</text:p>
          </table:table-cell>
          <table:table-cell office:value-type="float" office:value="4271.8901" calcext:value-type="float">
            <text:p>4271,8901</text:p>
          </table:table-cell>
          <table:table-cell office:value-type="float" office:value="4294.5698" calcext:value-type="float">
            <text:p>4294,5698</text:p>
          </table:table-cell>
          <table:table-cell office:value-type="float" office:value="4309.71" calcext:value-type="float">
            <text:p>4309,71</text:p>
          </table:table-cell>
          <table:table-cell office:value-type="float" office:value="4362.8398" calcext:value-type="float">
            <text:p>4362,8398</text:p>
          </table:table-cell>
          <table:table-cell office:value-type="float" office:value="4400.9199" calcext:value-type="float">
            <text:p>4400,9199</text:p>
          </table:table-cell>
          <table:table-cell office:value-type="float" office:value="4439.1099" calcext:value-type="float">
            <text:p>4439,1099</text:p>
          </table:table-cell>
          <table:table-cell office:value-type="float" office:value="4469.7402" calcext:value-type="float">
            <text:p>4469,7402</text:p>
          </table:table-cell>
          <table:table-cell office:value-type="float" office:value="4500.4399" calcext:value-type="float">
            <text:p>4500,4399</text:p>
          </table:table-cell>
          <table:table-cell office:value-type="float" office:value="4531.2002" calcext:value-type="float">
            <text:p>4531,2002</text:p>
          </table:table-cell>
          <table:table-cell office:value-type="float" office:value="4577.4702" calcext:value-type="float">
            <text:p>4577,4702</text:p>
          </table:table-cell>
          <table:table-cell office:value-type="float" office:value="4623.8999" calcext:value-type="float">
            <text:p>4623,8999</text:p>
          </table:table-cell>
          <table:table-cell office:value-type="float" office:value="4662.7002" calcext:value-type="float">
            <text:p>4662,7002</text:p>
          </table:table-cell>
          <table:table-cell office:value-type="float" office:value="4701.6099" calcext:value-type="float">
            <text:p>4701,6099</text:p>
          </table:table-cell>
          <table:table-cell office:value-type="float" office:value="4732.8101" calcext:value-type="float">
            <text:p>4732,8101</text:p>
          </table:table-cell>
          <table:table-cell office:value-type="float" office:value="4748.4399" calcext:value-type="float">
            <text:p>4748,4399</text:p>
          </table:table-cell>
          <table:table-cell office:value-type="float" office:value="4764.0801" calcext:value-type="float">
            <text:p>4764,0801</text:p>
          </table:table-cell>
          <table:table-cell office:value-type="float" office:value="4787.5698" calcext:value-type="float">
            <text:p>4787,5698</text:p>
          </table:table-cell>
          <table:table-cell office:value-type="float" office:value="4818.96" calcext:value-type="float">
            <text:p>4818,96</text:p>
          </table:table-cell>
          <table:table-cell office:value-type="float" office:value="4850.4102" calcext:value-type="float">
            <text:p>4850,4102</text:p>
          </table:table-cell>
          <table:table-cell office:value-type="float" office:value="4881.9302" calcext:value-type="float">
            <text:p>4881,9302</text:p>
          </table:table-cell>
          <table:table-cell office:value-type="float" office:value="4897.71" calcext:value-type="float">
            <text:p>4897,71</text:p>
          </table:table-cell>
          <table:table-cell office:value-type="float" office:value="4929.3301" calcext:value-type="float">
            <text:p>4929,3301</text:p>
          </table:table-cell>
          <table:table-cell office:value-type="float" office:value="4961.02" calcext:value-type="float">
            <text:p>4961,02</text:p>
          </table:table-cell>
          <table:table-cell office:value-type="float" office:value="4992.7598" calcext:value-type="float">
            <text:p>4992,759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93.1802" calcext:value-type="float">
            <text:p>5493,1802</text:p>
          </table:table-cell>
          <table:table-cell office:value-type="float" office:value="5024.5801" calcext:value-type="float">
            <text:p>5024,5801</text:p>
          </table:table-cell>
          <table:table-cell office:value-type="float" office:value="5333.7583" calcext:value-type="float">
            <text:p>5333,7583</text:p>
          </table:table-cell>
          <table:table-cell office:value-type="string" calcext:value-type="string">
            <text:p>26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5024.5801" calcext:value-type="float">
            <text:p>5024,5801</text:p>
          </table:table-cell>
          <table:table-cell office:value-type="float" office:value="5048.48" calcext:value-type="float">
            <text:p>5048,48</text:p>
          </table:table-cell>
          <table:table-cell office:value-type="float" office:value="5064.4399" calcext:value-type="float">
            <text:p>5064,4399</text:p>
          </table:table-cell>
          <table:table-cell office:value-type="float" office:value="5080.4102" calcext:value-type="float">
            <text:p>5080,4102</text:p>
          </table:table-cell>
          <table:table-cell office:value-type="float" office:value="5120.4199" calcext:value-type="float">
            <text:p>5120,4199</text:p>
          </table:table-cell>
          <table:table-cell office:value-type="float" office:value="5144.4702" calcext:value-type="float">
            <text:p>5144,4702</text:p>
          </table:table-cell>
          <table:table-cell office:value-type="float" office:value="5176.5898" calcext:value-type="float">
            <text:p>5176,5898</text:p>
          </table:table-cell>
          <table:table-cell office:value-type="float" office:value="5208.7798" calcext:value-type="float">
            <text:p>5208,7798</text:p>
          </table:table-cell>
          <table:table-cell office:value-type="float" office:value="5232.96" calcext:value-type="float">
            <text:p>5232,96</text:p>
          </table:table-cell>
          <table:table-cell office:value-type="float" office:value="5281.4399" calcext:value-type="float">
            <text:p>5281,4399</text:p>
          </table:table-cell>
          <table:table-cell office:value-type="float" office:value="5313.8398" calcext:value-type="float">
            <text:p>5313,8398</text:p>
          </table:table-cell>
          <table:table-cell office:value-type="float" office:value="5330.0601" calcext:value-type="float">
            <text:p>5330,0601</text:p>
          </table:table-cell>
          <table:table-cell office:value-type="float" office:value="5354.4302" calcext:value-type="float">
            <text:p>5354,4302</text:p>
          </table:table-cell>
          <table:table-cell office:value-type="float" office:value="5370.6899" calcext:value-type="float">
            <text:p>5370,6899</text:p>
          </table:table-cell>
          <table:table-cell office:value-type="float" office:value="5378.8301" calcext:value-type="float">
            <text:p>5378,8301</text:p>
          </table:table-cell>
          <table:table-cell office:value-type="float" office:value="5395.1201" calcext:value-type="float">
            <text:p>5395,1201</text:p>
          </table:table-cell>
          <table:table-cell office:value-type="float" office:value="5411.4199" calcext:value-type="float">
            <text:p>5411,4199</text:p>
          </table:table-cell>
          <table:table-cell office:value-type="float" office:value="5427.7402" calcext:value-type="float">
            <text:p>5427,7402</text:p>
          </table:table-cell>
          <table:table-cell office:value-type="float" office:value="5435.9102" calcext:value-type="float">
            <text:p>5435,9102</text:p>
          </table:table-cell>
          <table:table-cell office:value-type="float" office:value="5444.0801" calcext:value-type="float">
            <text:p>5444,0801</text:p>
          </table:table-cell>
          <table:table-cell table:number-columns-repeated="2" office:value-type="float" office:value="5452.25" calcext:value-type="float">
            <text:p>5452,25</text:p>
          </table:table-cell>
          <table:table-cell table:number-columns-repeated="2" office:value-type="float" office:value="5460.4302" calcext:value-type="float">
            <text:p>5460,4302</text:p>
          </table:table-cell>
          <table:table-cell office:value-type="float" office:value="5476.79" calcext:value-type="float">
            <text:p>5476,79</text:p>
          </table:table-cell>
          <table:table-cell table:number-columns-repeated="5" office:value-type="float" office:value="5493.1802" calcext:value-type="float">
            <text:p>5493,180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66.1499" calcext:value-type="float">
            <text:p>5666,1499</text:p>
          </table:table-cell>
          <table:table-cell office:value-type="float" office:value="5493.1802" calcext:value-type="float">
            <text:p>5493,1802</text:p>
          </table:table-cell>
          <table:table-cell office:value-type="float" office:value="5614.5146" calcext:value-type="float">
            <text:p>5614,5146</text:p>
          </table:table-cell>
          <table:table-cell office:value-type="string" calcext:value-type="string">
            <text:p>26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4" office:value-type="float" office:value="5493.1802" calcext:value-type="float">
            <text:p>5493,1802</text:p>
          </table:table-cell>
          <table:table-cell office:value-type="float" office:value="5542.4199" calcext:value-type="float">
            <text:p>5542,4199</text:p>
          </table:table-cell>
          <table:table-cell table:number-columns-repeated="2" office:value-type="float" office:value="5575.3301" calcext:value-type="float">
            <text:p>5575,3301</text:p>
          </table:table-cell>
          <table:table-cell office:value-type="float" office:value="5583.5698" calcext:value-type="float">
            <text:p>5583,5698</text:p>
          </table:table-cell>
          <table:table-cell office:value-type="float" office:value="5591.8101" calcext:value-type="float">
            <text:p>5591,8101</text:p>
          </table:table-cell>
          <table:table-cell office:value-type="float" office:value="5600.0498" calcext:value-type="float">
            <text:p>5600,0498</text:p>
          </table:table-cell>
          <table:table-cell office:value-type="float" office:value="5608.2998" calcext:value-type="float">
            <text:p>5608,2998</text:p>
          </table:table-cell>
          <table:table-cell table:number-columns-repeated="4" office:value-type="float" office:value="5633.0698" calcext:value-type="float">
            <text:p>5633,0698</text:p>
          </table:table-cell>
          <table:table-cell table:number-columns-repeated="3" office:value-type="float" office:value="5641.3398" calcext:value-type="float">
            <text:p>5641,3398</text:p>
          </table:table-cell>
          <table:table-cell table:number-columns-repeated="2" office:value-type="float" office:value="5657.8799" calcext:value-type="float">
            <text:p>5657,8799</text:p>
          </table:table-cell>
          <table:table-cell office:value-type="float" office:value="5649.6001" calcext:value-type="float">
            <text:p>5649,6001</text:p>
          </table:table-cell>
          <table:table-cell table:number-columns-repeated="4" office:value-type="float" office:value="5657.8799" calcext:value-type="float">
            <text:p>5657,8799</text:p>
          </table:table-cell>
          <table:table-cell table:number-columns-repeated="3" office:value-type="float" office:value="5666.1499" calcext:value-type="float">
            <text:p>5666,1499</text:p>
          </table:table-cell>
          <table:table-cell table:number-columns-repeated="3" office:value-type="float" office:value="5649.6001" calcext:value-type="float">
            <text:p>5649,60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24.8101" calcext:value-type="float">
            <text:p>5624,8101</text:p>
          </table:table-cell>
          <table:table-cell office:value-type="float" office:value="4764.0801" calcext:value-type="float">
            <text:p>4764,0801</text:p>
          </table:table-cell>
          <table:table-cell office:value-type="float" office:value="5283.8862" calcext:value-type="float">
            <text:p>5283,886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5624.8101" calcext:value-type="float">
            <text:p>5624,8101</text:p>
          </table:table-cell>
          <table:table-cell office:value-type="float" office:value="5608.2998" calcext:value-type="float">
            <text:p>5608,2998</text:p>
          </table:table-cell>
          <table:table-cell office:value-type="float" office:value="5600.0498" calcext:value-type="float">
            <text:p>5600,0498</text:p>
          </table:table-cell>
          <table:table-cell office:value-type="float" office:value="5591.8101" calcext:value-type="float">
            <text:p>5591,8101</text:p>
          </table:table-cell>
          <table:table-cell office:value-type="float" office:value="5575.3301" calcext:value-type="float">
            <text:p>5575,3301</text:p>
          </table:table-cell>
          <table:table-cell office:value-type="float" office:value="5567.1001" calcext:value-type="float">
            <text:p>5567,1001</text:p>
          </table:table-cell>
          <table:table-cell office:value-type="float" office:value="5550.6401" calcext:value-type="float">
            <text:p>5550,6401</text:p>
          </table:table-cell>
          <table:table-cell office:value-type="float" office:value="5534.2002" calcext:value-type="float">
            <text:p>5534,2002</text:p>
          </table:table-cell>
          <table:table-cell office:value-type="float" office:value="5517.7798" calcext:value-type="float">
            <text:p>5517,7798</text:p>
          </table:table-cell>
          <table:table-cell office:value-type="float" office:value="5501.3701" calcext:value-type="float">
            <text:p>5501,3701</text:p>
          </table:table-cell>
          <table:table-cell office:value-type="float" office:value="5476.79" calcext:value-type="float">
            <text:p>5476,79</text:p>
          </table:table-cell>
          <table:table-cell office:value-type="float" office:value="5444.0801" calcext:value-type="float">
            <text:p>5444,0801</text:p>
          </table:table-cell>
          <table:table-cell office:value-type="float" office:value="5411.4199" calcext:value-type="float">
            <text:p>5411,4199</text:p>
          </table:table-cell>
          <table:table-cell office:value-type="float" office:value="5370.6899" calcext:value-type="float">
            <text:p>5370,6899</text:p>
          </table:table-cell>
          <table:table-cell office:value-type="float" office:value="5346.2998" calcext:value-type="float">
            <text:p>5346,2998</text:p>
          </table:table-cell>
          <table:table-cell office:value-type="float" office:value="5305.73" calcext:value-type="float">
            <text:p>5305,73</text:p>
          </table:table-cell>
          <table:table-cell office:value-type="float" office:value="5273.3501" calcext:value-type="float">
            <text:p>5273,3501</text:p>
          </table:table-cell>
          <table:table-cell office:value-type="float" office:value="5232.96" calcext:value-type="float">
            <text:p>5232,96</text:p>
          </table:table-cell>
          <table:table-cell office:value-type="float" office:value="5200.73" calcext:value-type="float">
            <text:p>5200,73</text:p>
          </table:table-cell>
          <table:table-cell office:value-type="float" office:value="5144.4702" calcext:value-type="float">
            <text:p>5144,4702</text:p>
          </table:table-cell>
          <table:table-cell office:value-type="float" office:value="5128.4302" calcext:value-type="float">
            <text:p>5128,4302</text:p>
          </table:table-cell>
          <table:table-cell office:value-type="float" office:value="5104.3999" calcext:value-type="float">
            <text:p>5104,3999</text:p>
          </table:table-cell>
          <table:table-cell office:value-type="float" office:value="5072.4199" calcext:value-type="float">
            <text:p>5072,4199</text:p>
          </table:table-cell>
          <table:table-cell office:value-type="float" office:value="5040.5098" calcext:value-type="float">
            <text:p>5040,5098</text:p>
          </table:table-cell>
          <table:table-cell office:value-type="float" office:value="4992.7598" calcext:value-type="float">
            <text:p>4992,7598</text:p>
          </table:table-cell>
          <table:table-cell office:value-type="float" office:value="4953.0898" calcext:value-type="float">
            <text:p>4953,0898</text:p>
          </table:table-cell>
          <table:table-cell office:value-type="float" office:value="4913.52" calcext:value-type="float">
            <text:p>4913,52</text:p>
          </table:table-cell>
          <table:table-cell office:value-type="float" office:value="4874.0498" calcext:value-type="float">
            <text:p>4874,0498</text:p>
          </table:table-cell>
          <table:table-cell office:value-type="float" office:value="4795.4199" calcext:value-type="float">
            <text:p>4795,4199</text:p>
          </table:table-cell>
          <table:table-cell office:value-type="float" office:value="4764.0801" calcext:value-type="float">
            <text:p>4764,080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17.2002" calcext:value-type="float">
            <text:p>4717,2002</text:p>
          </table:table-cell>
          <table:table-cell office:value-type="float" office:value="2552.3201" calcext:value-type="float">
            <text:p>2552,3201</text:p>
          </table:table-cell>
          <table:table-cell office:value-type="float" office:value="3658.4116" calcext:value-type="float">
            <text:p>3658,41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717.2002" calcext:value-type="float">
            <text:p>4717,2002</text:p>
          </table:table-cell>
          <table:table-cell office:value-type="float" office:value="4662.7002" calcext:value-type="float">
            <text:p>4662,7002</text:p>
          </table:table-cell>
          <table:table-cell office:value-type="float" office:value="4577.4702" calcext:value-type="float">
            <text:p>4577,4702</text:p>
          </table:table-cell>
          <table:table-cell office:value-type="float" office:value="4508.1201" calcext:value-type="float">
            <text:p>4508,1201</text:p>
          </table:table-cell>
          <table:table-cell office:value-type="float" office:value="4454.4199" calcext:value-type="float">
            <text:p>4454,4199</text:p>
          </table:table-cell>
          <table:table-cell office:value-type="float" office:value="4400.9199" calcext:value-type="float">
            <text:p>4400,9199</text:p>
          </table:table-cell>
          <table:table-cell office:value-type="float" office:value="4309.71" calcext:value-type="float">
            <text:p>4309,71</text:p>
          </table:table-cell>
          <table:table-cell office:value-type="float" office:value="4234.1802" calcext:value-type="float">
            <text:p>4234,1802</text:p>
          </table:table-cell>
          <table:table-cell office:value-type="float" office:value="4166.5601" calcext:value-type="float">
            <text:p>4166,5601</text:p>
          </table:table-cell>
          <table:table-cell office:value-type="float" office:value="4099.3101" calcext:value-type="float">
            <text:p>4099,3101</text:p>
          </table:table-cell>
          <table:table-cell office:value-type="float" office:value="4024.99" calcext:value-type="float">
            <text:p>4024,99</text:p>
          </table:table-cell>
          <table:table-cell office:value-type="float" office:value="3951.1201" calcext:value-type="float">
            <text:p>3951,1201</text:p>
          </table:table-cell>
          <table:table-cell office:value-type="float" office:value="3892.3501" calcext:value-type="float">
            <text:p>3892,3501</text:p>
          </table:table-cell>
          <table:table-cell office:value-type="float" office:value="3833.8601" calcext:value-type="float">
            <text:p>3833,8601</text:p>
          </table:table-cell>
          <table:table-cell office:value-type="float" office:value="3768.3999" calcext:value-type="float">
            <text:p>3768,3999</text:p>
          </table:table-cell>
          <table:table-cell office:value-type="float" office:value="3703.3101" calcext:value-type="float">
            <text:p>3703,3101</text:p>
          </table:table-cell>
          <table:table-cell office:value-type="float" office:value="3638.5901" calcext:value-type="float">
            <text:p>3638,5901</text:p>
          </table:table-cell>
          <table:table-cell office:value-type="float" office:value="3552.8799" calcext:value-type="float">
            <text:p>3552,8799</text:p>
          </table:table-cell>
          <table:table-cell office:value-type="float" office:value="3446.6699" calcext:value-type="float">
            <text:p>3446,6699</text:p>
          </table:table-cell>
          <table:table-cell office:value-type="float" office:value="3355.47" calcext:value-type="float">
            <text:p>3355,47</text:p>
          </table:table-cell>
          <table:table-cell office:value-type="float" office:value="3271.99" calcext:value-type="float">
            <text:p>3271,99</text:p>
          </table:table-cell>
          <table:table-cell office:value-type="float" office:value="3202.95" calcext:value-type="float">
            <text:p>3202,95</text:p>
          </table:table-cell>
          <table:table-cell office:value-type="float" office:value="3120.74" calcext:value-type="float">
            <text:p>3120,74</text:p>
          </table:table-cell>
          <table:table-cell office:value-type="float" office:value="3073.1001" calcext:value-type="float">
            <text:p>3073,1001</text:p>
          </table:table-cell>
          <table:table-cell office:value-type="float" office:value="3005.46" calcext:value-type="float">
            <text:p>3005,46</text:p>
          </table:table-cell>
          <table:table-cell office:value-type="float" office:value="2924.9399" calcext:value-type="float">
            <text:p>2924,9399</text:p>
          </table:table-cell>
          <table:table-cell office:value-type="float" office:value="2845.1299" calcext:value-type="float">
            <text:p>2845,1299</text:p>
          </table:table-cell>
          <table:table-cell office:value-type="float" office:value="2785.75" calcext:value-type="float">
            <text:p>2785,75</text:p>
          </table:table-cell>
          <table:table-cell office:value-type="float" office:value="2707.21" calcext:value-type="float">
            <text:p>2707,21</text:p>
          </table:table-cell>
          <table:table-cell office:value-type="float" office:value="2622.9399" calcext:value-type="float">
            <text:p>2622,9399</text:p>
          </table:table-cell>
          <table:table-cell office:value-type="float" office:value="2552.3201" calcext:value-type="float">
            <text:p>2552,32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57.04" calcext:value-type="float">
            <text:p>2457,04</text:p>
          </table:table-cell>
          <table:table-cell office:value-type="float" office:value="579.35999" calcext:value-type="float">
            <text:p>579,35999</text:p>
          </table:table-cell>
          <table:table-cell table:style-name="ce2" office:value-type="string" calcext:value-type="string">
            <text:p>1241,1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2457.04" calcext:value-type="float">
            <text:p>2457,04</text:p>
          </table:table-cell>
          <table:table-cell office:value-type="float" office:value="2400.4299" calcext:value-type="float">
            <text:p>2400,4299</text:p>
          </table:table-cell>
          <table:table-cell office:value-type="float" office:value="2263.8799" calcext:value-type="float">
            <text:p>2263,8799</text:p>
          </table:table-cell>
          <table:table-cell office:value-type="float" office:value="2160.1499" calcext:value-type="float">
            <text:p>2160,1499</text:p>
          </table:table-cell>
          <table:table-cell office:value-type="float" office:value="2069.95" calcext:value-type="float">
            <text:p>2069,95</text:p>
          </table:table-cell>
          <table:table-cell office:value-type="float" office:value="1975.12" calcext:value-type="float">
            <text:p>1975,12</text:p>
          </table:table-cell>
          <table:table-cell office:value-type="float" office:value="1904.95" calcext:value-type="float">
            <text:p>1904,95</text:p>
          </table:table-cell>
          <table:table-cell office:value-type="float" office:value="1755.78" calcext:value-type="float">
            <text:p>1755,78</text:p>
          </table:table-cell>
          <table:table-cell office:value-type="float" office:value="1627.15" calcext:value-type="float">
            <text:p>1627,15</text:p>
          </table:table-cell>
          <table:table-cell office:value-type="float" office:value="1555.86" calcext:value-type="float">
            <text:p>1555,86</text:p>
          </table:table-cell>
          <table:table-cell office:value-type="float" office:value="1453.55" calcext:value-type="float">
            <text:p>1453,55</text:p>
          </table:table-cell>
          <table:table-cell office:value-type="float" office:value="1353.53" calcext:value-type="float">
            <text:p>1353,53</text:p>
          </table:table-cell>
          <table:table-cell office:value-type="float" office:value="1276.22" calcext:value-type="float">
            <text:p>1276,22</text:p>
          </table:table-cell>
          <table:table-cell office:value-type="float" office:value="1195.39" calcext:value-type="float">
            <text:p>1195,39</text:p>
          </table:table-cell>
          <table:table-cell office:value-type="float" office:value="1111.42" calcext:value-type="float">
            <text:p>1111,42</text:p>
          </table:table-cell>
          <table:table-cell office:value-type="float" office:value="1043.77" calcext:value-type="float">
            <text:p>1043,77</text:p>
          </table:table-cell>
          <table:table-cell office:value-type="float" office:value="977.52002" calcext:value-type="float">
            <text:p>977,52002</text:p>
          </table:table-cell>
          <table:table-cell office:value-type="float" office:value="921.85999" calcext:value-type="float">
            <text:p>921,85999</text:p>
          </table:table-cell>
          <table:table-cell office:value-type="float" office:value="867.27002" calcext:value-type="float">
            <text:p>867,27002</text:p>
          </table:table-cell>
          <table:table-cell office:value-type="float" office:value="827.04999" calcext:value-type="float">
            <text:p>827,04999</text:p>
          </table:table-cell>
          <table:table-cell office:value-type="float" office:value="783.09003" calcext:value-type="float">
            <text:p>783,09003</text:p>
          </table:table-cell>
          <table:table-cell office:value-type="float" office:value="748.48999" calcext:value-type="float">
            <text:p>748,48999</text:p>
          </table:table-cell>
          <table:table-cell office:value-type="float" office:value="718.63" calcext:value-type="float">
            <text:p>718,63</text:p>
          </table:table-cell>
          <table:table-cell office:value-type="float" office:value="697.53998" calcext:value-type="float">
            <text:p>697,53998</text:p>
          </table:table-cell>
          <table:table-cell office:value-type="float" office:value="672.51001" calcext:value-type="float">
            <text:p>672,51001</text:p>
          </table:table-cell>
          <table:table-cell office:value-type="float" office:value="651.88" calcext:value-type="float">
            <text:p>651,88</text:p>
          </table:table-cell>
          <table:table-cell office:value-type="float" office:value="631.46002" calcext:value-type="float">
            <text:p>631,46002</text:p>
          </table:table-cell>
          <table:table-cell office:value-type="float" office:value="619.31" calcext:value-type="float">
            <text:p>619,31</text:p>
          </table:table-cell>
          <table:table-cell office:value-type="float" office:value="595.22998" calcext:value-type="float">
            <text:p>595,22998</text:p>
          </table:table-cell>
          <table:table-cell table:number-columns-repeated="2" office:value-type="float" office:value="579.35999" calcext:value-type="float">
            <text:p>579,35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7.53998" calcext:value-type="float">
            <text:p>567,53998</text:p>
          </table:table-cell>
          <table:table-cell office:value-type="float" office:value="348.75" calcext:value-type="float">
            <text:p>348,75</text:p>
          </table:table-cell>
          <table:table-cell table:style-name="ce2" office:value-type="string" calcext:value-type="string">
            <text:p>441,8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567.53998" calcext:value-type="float">
            <text:p>567,53998</text:p>
          </table:table-cell>
          <table:table-cell office:value-type="float" office:value="551.90997" calcext:value-type="float">
            <text:p>551,90997</text:p>
          </table:table-cell>
          <table:table-cell office:value-type="float" office:value="544.15002" calcext:value-type="float">
            <text:p>544,15002</text:p>
          </table:table-cell>
          <table:table-cell office:value-type="float" office:value="536.42999" calcext:value-type="float">
            <text:p>536,42999</text:p>
          </table:table-cell>
          <table:table-cell office:value-type="float" office:value="524.90002" calcext:value-type="float">
            <text:p>524,90002</text:p>
          </table:table-cell>
          <table:table-cell office:value-type="float" office:value="513.46002" calcext:value-type="float">
            <text:p>513,46002</text:p>
          </table:table-cell>
          <table:table-cell office:value-type="float" office:value="505.88" calcext:value-type="float">
            <text:p>505,88</text:p>
          </table:table-cell>
          <table:table-cell office:value-type="float" office:value="498.34" calcext:value-type="float">
            <text:p>498,34</text:p>
          </table:table-cell>
          <table:table-cell office:value-type="float" office:value="490.82999" calcext:value-type="float">
            <text:p>490,82999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468.53" calcext:value-type="float">
            <text:p>468,53</text:p>
          </table:table-cell>
          <table:table-cell office:value-type="float" office:value="461.17001" calcext:value-type="float">
            <text:p>461,17001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446.57001" calcext:value-type="float">
            <text:p>446,57001</text:p>
          </table:table-cell>
          <table:table-cell office:value-type="float" office:value="439.32999" calcext:value-type="float">
            <text:p>439,32999</text:p>
          </table:table-cell>
          <table:table-cell office:value-type="float" office:value="432.12" calcext:value-type="float">
            <text:p>432,12</text:p>
          </table:table-cell>
          <table:table-cell office:value-type="float" office:value="424.95999" calcext:value-type="float">
            <text:p>424,95999</text:p>
          </table:table-cell>
          <table:table-cell office:value-type="float" office:value="417.82999" calcext:value-type="float">
            <text:p>417,82999</text:p>
          </table:table-cell>
          <table:table-cell office:value-type="float" office:value="410.73999" calcext:value-type="float">
            <text:p>410,73999</text:p>
          </table:table-cell>
          <table:table-cell office:value-type="float" office:value="403.69" calcext:value-type="float">
            <text:p>403,69</text:p>
          </table:table-cell>
          <table:table-cell office:value-type="float" office:value="396.67999" calcext:value-type="float">
            <text:p>396,67999</text:p>
          </table:table-cell>
          <table:table-cell office:value-type="float" office:value="400.17999" calcext:value-type="float">
            <text:p>400,17999</text:p>
          </table:table-cell>
          <table:table-cell office:value-type="float" office:value="379.34" calcext:value-type="float">
            <text:p>379,34</text:p>
          </table:table-cell>
          <table:table-cell office:value-type="float" office:value="375.89999" calcext:value-type="float">
            <text:p>375,89999</text:p>
          </table:table-cell>
          <table:table-cell office:value-type="float" office:value="369.04999" calcext:value-type="float">
            <text:p>369,04999</text:p>
          </table:table-cell>
          <table:table-cell office:value-type="float" office:value="362.23999" calcext:value-type="float">
            <text:p>362,23999</text:p>
          </table:table-cell>
          <table:table-cell office:value-type="float" office:value="355.48001" calcext:value-type="float">
            <text:p>355,48001</text:p>
          </table:table-cell>
          <table:table-cell office:value-type="float" office:value="352.10999" calcext:value-type="float">
            <text:p>352,10999</text:p>
          </table:table-cell>
          <table:table-cell table:number-columns-repeated="2" office:value-type="float" office:value="348.75" calcext:value-type="float">
            <text:p>348,7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5.48001" calcext:value-type="float">
            <text:p>355,48001</text:p>
          </table:table-cell>
          <table:table-cell office:value-type="float" office:value="319.01001" calcext:value-type="float">
            <text:p>319,01001</text:p>
          </table:table-cell>
          <table:table-cell office:value-type="float" office:value="327.1955" calcext:value-type="float">
            <text:p>327,19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table:number-columns-repeated="2" office:value-type="float" office:value="355.48001" calcext:value-type="float">
            <text:p>355,48001</text:p>
          </table:table-cell>
          <table:table-cell office:value-type="float" office:value="348.75" calcext:value-type="float">
            <text:p>348,75</text:p>
          </table:table-cell>
          <table:table-cell office:value-type="float" office:value="342.07001" calcext:value-type="float">
            <text:p>342,07001</text:p>
          </table:table-cell>
          <table:table-cell table:number-columns-repeated="2" office:value-type="float" office:value="338.73999" calcext:value-type="float">
            <text:p>338,73999</text:p>
          </table:table-cell>
          <table:table-cell table:number-columns-repeated="3" office:value-type="float" office:value="335.42999" calcext:value-type="float">
            <text:p>335,42999</text:p>
          </table:table-cell>
          <table:table-cell office:value-type="float" office:value="332.13" calcext:value-type="float">
            <text:p>332,13</text:p>
          </table:table-cell>
          <table:table-cell office:value-type="float" office:value="328.82999" calcext:value-type="float">
            <text:p>328,82999</text:p>
          </table:table-cell>
          <table:table-cell office:value-type="float" office:value="325.54999" calcext:value-type="float">
            <text:p>325,54999</text:p>
          </table:table-cell>
          <table:table-cell table:number-columns-repeated="3" office:value-type="float" office:value="322.28" calcext:value-type="float">
            <text:p>322,28</text:p>
          </table:table-cell>
          <table:table-cell table:number-columns-repeated="16" office:value-type="float" office:value="319.01001" calcext:value-type="float">
            <text:p>319,010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19.01001" calcext:value-type="float">
            <text:p>319,01001</text:p>
          </table:table-cell>
          <table:table-cell office:value-type="float" office:value="343.13901" calcext:value-type="float">
            <text:p>343,13901</text:p>
          </table:table-cell>
          <table:table-cell office:value-type="string" calcext:value-type="string">
            <text:p>26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9" office:value-type="float" office:value="319.01001" calcext:value-type="float">
            <text:p>319,01001</text:p>
          </table:table-cell>
          <table:table-cell office:value-type="float" office:value="322.28" calcext:value-type="float">
            <text:p>322,28</text:p>
          </table:table-cell>
          <table:table-cell office:value-type="float" office:value="325.54999" calcext:value-type="float">
            <text:p>325,54999</text:p>
          </table:table-cell>
          <table:table-cell office:value-type="float" office:value="328.82999" calcext:value-type="float">
            <text:p>328,82999</text:p>
          </table:table-cell>
          <table:table-cell office:value-type="float" office:value="335.42999" calcext:value-type="float">
            <text:p>335,42999</text:p>
          </table:table-cell>
          <table:table-cell office:value-type="float" office:value="338.73999" calcext:value-type="float">
            <text:p>338,73999</text:p>
          </table:table-cell>
          <table:table-cell office:value-type="float" office:value="348.75" calcext:value-type="float">
            <text:p>348,75</text:p>
          </table:table-cell>
          <table:table-cell office:value-type="float" office:value="355.48001" calcext:value-type="float">
            <text:p>355,48001</text:p>
          </table:table-cell>
          <table:table-cell table:number-columns-repeated="6" office:value-type="float" office:value="358.85001" calcext:value-type="float">
            <text:p>358,85001</text:p>
          </table:table-cell>
          <table:table-cell table:number-columns-repeated="3" office:value-type="float" office:value="362.23999" calcext:value-type="float">
            <text:p>362,23999</text:p>
          </table:table-cell>
          <table:table-cell table:number-columns-repeated="5" office:value-type="float" office:value="365.64001" calcext:value-type="float">
            <text:p>365,6400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5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94.57941" calcext:value-type="float">
            <text:p>394,5794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table:number-columns-repeated="3" office:value-type="float" office:value="365.64001" calcext:value-type="float">
            <text:p>365,64001</text:p>
          </table:table-cell>
          <table:table-cell table:number-columns-repeated="2" office:value-type="float" office:value="362.23999" calcext:value-type="float">
            <text:p>362,23999</text:p>
          </table:table-cell>
          <table:table-cell table:number-columns-repeated="3" office:value-type="float" office:value="358.85001" calcext:value-type="float">
            <text:p>358,85001</text:p>
          </table:table-cell>
          <table:table-cell office:value-type="float" office:value="362.23999" calcext:value-type="float">
            <text:p>362,23999</text:p>
          </table:table-cell>
          <table:table-cell office:value-type="float" office:value="369.04999" calcext:value-type="float">
            <text:p>369,04999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5.89999" calcext:value-type="float">
            <text:p>375,89999</text:p>
          </table:table-cell>
          <table:table-cell office:value-type="float" office:value="379.34" calcext:value-type="float">
            <text:p>379,34</text:p>
          </table:table-cell>
          <table:table-cell table:number-columns-repeated="2" office:value-type="float" office:value="386.23999" calcext:value-type="float">
            <text:p>386,23999</text:p>
          </table:table-cell>
          <table:table-cell table:number-columns-repeated="5" office:value-type="float" office:value="393.19" calcext:value-type="float">
            <text:p>393,19</text:p>
          </table:table-cell>
          <table:table-cell office:value-type="float" office:value="396.67999" calcext:value-type="float">
            <text:p>396,67999</text:p>
          </table:table-cell>
          <table:table-cell office:value-type="float" office:value="410.73999" calcext:value-type="float">
            <text:p>410,73999</text:p>
          </table:table-cell>
          <table:table-cell office:value-type="float" office:value="414.28" calcext:value-type="float">
            <text:p>414,28</text:p>
          </table:table-cell>
          <table:table-cell office:value-type="float" office:value="424.95999" calcext:value-type="float">
            <text:p>424,95999</text:p>
          </table:table-cell>
          <table:table-cell table:number-columns-repeated="2" office:value-type="float" office:value="432.12" calcext:value-type="float">
            <text:p>432,12</text:p>
          </table:table-cell>
          <table:table-cell office:value-type="float" office:value="435.72" calcext:value-type="float">
            <text:p>435,72</text:p>
          </table:table-cell>
          <table:table-cell office:value-type="float" office:value="439.32999" calcext:value-type="float">
            <text:p>439,32999</text:p>
          </table:table-cell>
          <table:table-cell office:value-type="float" office:value="446.57001" calcext:value-type="float">
            <text:p>446,57001</text:p>
          </table:table-cell>
          <table:table-cell office:value-type="float" office:value="450.20999" calcext:value-type="float">
            <text:p>450,20999</text:p>
          </table:table-cell>
          <table:table-cell office:value-type="float" office:value="453.85001" calcext:value-type="float">
            <text:p>453,850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01.67" calcext:value-type="float">
            <text:p>1101,67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768.63391" calcext:value-type="float">
            <text:p>768,6339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53.85001" calcext:value-type="float">
            <text:p>453,85001</text:p>
          </table:table-cell>
          <table:table-cell table:number-columns-repeated="2" office:value-type="float" office:value="457.51001" calcext:value-type="float">
            <text:p>457,51001</text:p>
          </table:table-cell>
          <table:table-cell office:value-type="float" office:value="461.17001" calcext:value-type="float">
            <text:p>461,17001</text:p>
          </table:table-cell>
          <table:table-cell office:value-type="float" office:value="468.53" calcext:value-type="float">
            <text:p>468,53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483.35999" calcext:value-type="float">
            <text:p>483,35999</text:p>
          </table:table-cell>
          <table:table-cell office:value-type="float" office:value="502.10999" calcext:value-type="float">
            <text:p>502,10999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536.42999" calcext:value-type="float">
            <text:p>536,42999</text:p>
          </table:table-cell>
          <table:table-cell office:value-type="float" office:value="563.62" calcext:value-type="float">
            <text:p>563,62</text:p>
          </table:table-cell>
          <table:table-cell office:value-type="float" office:value="591.25" calcext:value-type="float">
            <text:p>591,25</text:p>
          </table:table-cell>
          <table:table-cell office:value-type="float" office:value="647.78003" calcext:value-type="float">
            <text:p>647,78003</text:p>
          </table:table-cell>
          <table:table-cell office:value-type="float" office:value="664.22998" calcext:value-type="float">
            <text:p>664,22998</text:p>
          </table:table-cell>
          <table:table-cell office:value-type="float" office:value="714.39001" calcext:value-type="float">
            <text:p>714,39001</text:p>
          </table:table-cell>
          <table:table-cell office:value-type="float" office:value="757.09003" calcext:value-type="float">
            <text:p>757,09003</text:p>
          </table:table-cell>
          <table:table-cell office:value-type="float" office:value="791.82001" calcext:value-type="float">
            <text:p>791,82001</text:p>
          </table:table-cell>
          <table:table-cell office:value-type="float" office:value="827.04999" calcext:value-type="float">
            <text:p>827,04999</text:p>
          </table:table-cell>
          <table:table-cell office:value-type="float" office:value="862.77002" calcext:value-type="float">
            <text:p>862,77002</text:p>
          </table:table-cell>
          <table:table-cell office:value-type="float" office:value="917.27002" calcext:value-type="float">
            <text:p>917,27002</text:p>
          </table:table-cell>
          <table:table-cell office:value-type="float" office:value="958.84998" calcext:value-type="float">
            <text:p>958,84998</text:p>
          </table:table-cell>
          <table:table-cell office:value-type="float" office:value="996.29999" calcext:value-type="float">
            <text:p>996,29999</text:p>
          </table:table-cell>
          <table:table-cell office:value-type="float" office:value="1034.22" calcext:value-type="float">
            <text:p>1034,22</text:p>
          </table:table-cell>
          <table:table-cell office:value-type="float" office:value="1053.35" calcext:value-type="float">
            <text:p>1053,35</text:p>
          </table:table-cell>
          <table:table-cell office:value-type="float" office:value="1077.42" calcext:value-type="float">
            <text:p>1077,42</text:p>
          </table:table-cell>
          <table:table-cell office:value-type="float" office:value="1087.1" calcext:value-type="float">
            <text:p>1087,1</text:p>
          </table:table-cell>
          <table:table-cell table:number-columns-repeated="4" office:value-type="float" office:value="1091.95" calcext:value-type="float">
            <text:p>1091,95</text:p>
          </table:table-cell>
          <table:table-cell office:value-type="float" office:value="1101.67" calcext:value-type="float">
            <text:p>1101,6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82.3301" calcext:value-type="float">
            <text:p>2482,3301</text:p>
          </table:table-cell>
          <table:table-cell office:value-type="float" office:value="1111.42" calcext:value-type="float">
            <text:p>1111,42</text:p>
          </table:table-cell>
          <table:table-cell office:value-type="float" office:value="1994.2177" calcext:value-type="float">
            <text:p>1994,2177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1111.42" calcext:value-type="float">
            <text:p>1111,42</text:p>
          </table:table-cell>
          <table:table-cell office:value-type="float" office:value="1180.4301" calcext:value-type="float">
            <text:p>1180,4301</text:p>
          </table:table-cell>
          <table:table-cell office:value-type="float" office:value="1245.71" calcext:value-type="float">
            <text:p>1245,71</text:p>
          </table:table-cell>
          <table:table-cell office:value-type="float" office:value="1343.14" calcext:value-type="float">
            <text:p>1343,14</text:p>
          </table:table-cell>
          <table:table-cell office:value-type="float" office:value="1453.55" calcext:value-type="float">
            <text:p>1453,55</text:p>
          </table:table-cell>
          <table:table-cell office:value-type="float" office:value="1610.6" calcext:value-type="float">
            <text:p>1610,6</text:p>
          </table:table-cell>
          <table:table-cell office:value-type="float" office:value="1738.8199" calcext:value-type="float">
            <text:p>1738,8199</text:p>
          </table:table-cell>
          <table:table-cell office:value-type="float" office:value="1829.87" calcext:value-type="float">
            <text:p>1829,87</text:p>
          </table:table-cell>
          <table:table-cell office:value-type="float" office:value="1881.75" calcext:value-type="float">
            <text:p>1881,75</text:p>
          </table:table-cell>
          <table:table-cell office:value-type="float" office:value="1939.9301" calcext:value-type="float">
            <text:p>1939,9301</text:p>
          </table:table-cell>
          <table:table-cell office:value-type="float" office:value="2004.6" calcext:value-type="float">
            <text:p>2004,6</text:p>
          </table:table-cell>
          <table:table-cell office:value-type="float" office:value="2052.0601" calcext:value-type="float">
            <text:p>2052,0601</text:p>
          </table:table-cell>
          <table:table-cell office:value-type="float" office:value="2087.8899" calcext:value-type="float">
            <text:p>2087,8899</text:p>
          </table:table-cell>
          <table:table-cell office:value-type="float" office:value="2111.8899" calcext:value-type="float">
            <text:p>2111,8899</text:p>
          </table:table-cell>
          <table:table-cell office:value-type="float" office:value="2142.01" calcext:value-type="float">
            <text:p>2142,01</text:p>
          </table:table-cell>
          <table:table-cell office:value-type="float" office:value="2166.21" calcext:value-type="float">
            <text:p>2166,21</text:p>
          </table:table-cell>
          <table:table-cell office:value-type="float" office:value="2172.27" calcext:value-type="float">
            <text:p>2172,27</text:p>
          </table:table-cell>
          <table:table-cell office:value-type="float" office:value="2184.4199" calcext:value-type="float">
            <text:p>2184,4199</text:p>
          </table:table-cell>
          <table:table-cell office:value-type="float" office:value="2202.6699" calcext:value-type="float">
            <text:p>2202,6699</text:p>
          </table:table-cell>
          <table:table-cell office:value-type="float" office:value="2227.0901" calcext:value-type="float">
            <text:p>2227,0901</text:p>
          </table:table-cell>
          <table:table-cell office:value-type="float" office:value="2239.3301" calcext:value-type="float">
            <text:p>2239,3301</text:p>
          </table:table-cell>
          <table:table-cell office:value-type="float" office:value="2257.73" calcext:value-type="float">
            <text:p>2257,73</text:p>
          </table:table-cell>
          <table:table-cell office:value-type="float" office:value="2282.3501" calcext:value-type="float">
            <text:p>2282,3501</text:p>
          </table:table-cell>
          <table:table-cell office:value-type="float" office:value="2307.05" calcext:value-type="float">
            <text:p>2307,05</text:p>
          </table:table-cell>
          <table:table-cell office:value-type="float" office:value="2331.8301" calcext:value-type="float">
            <text:p>2331,8301</text:p>
          </table:table-cell>
          <table:table-cell office:value-type="float" office:value="2381.6599" calcext:value-type="float">
            <text:p>2381,6599</text:p>
          </table:table-cell>
          <table:table-cell office:value-type="float" office:value="2412.97" calcext:value-type="float">
            <text:p>2412,97</text:p>
          </table:table-cell>
          <table:table-cell office:value-type="float" office:value="2450.73" calcext:value-type="float">
            <text:p>2450,73</text:p>
          </table:table-cell>
          <table:table-cell office:value-type="float" office:value="2482.3301" calcext:value-type="float">
            <text:p>2482,3301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32.4099" calcext:value-type="float">
            <text:p>4032,4099</text:p>
          </table:table-cell>
          <table:table-cell office:value-type="float" office:value="2526.8" calcext:value-type="float">
            <text:p>2526,8</text:p>
          </table:table-cell>
          <table:table-cell office:value-type="float" office:value="3366.5459" calcext:value-type="float">
            <text:p>3366,5459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2526.8" calcext:value-type="float">
            <text:p>2526,8</text:p>
          </table:table-cell>
          <table:table-cell office:value-type="float" office:value="2584.3501" calcext:value-type="float">
            <text:p>2584,3501</text:p>
          </table:table-cell>
          <table:table-cell office:value-type="float" office:value="2629.3999" calcext:value-type="float">
            <text:p>2629,3999</text:p>
          </table:table-cell>
          <table:table-cell office:value-type="float" office:value="2681.1899" calcext:value-type="float">
            <text:p>2681,1899</text:p>
          </table:table-cell>
          <table:table-cell office:value-type="float" office:value="2733.3101" calcext:value-type="float">
            <text:p>2733,3101</text:p>
          </table:table-cell>
          <table:table-cell office:value-type="float" office:value="2831.8999" calcext:value-type="float">
            <text:p>2831,8999</text:p>
          </table:table-cell>
          <table:table-cell office:value-type="float" office:value="2938.3101" calcext:value-type="float">
            <text:p>2938,3101</text:p>
          </table:table-cell>
          <table:table-cell office:value-type="float" office:value="3039.22" calcext:value-type="float">
            <text:p>3039,22</text:p>
          </table:table-cell>
          <table:table-cell office:value-type="float" office:value="3120.74" calcext:value-type="float">
            <text:p>3120,74</text:p>
          </table:table-cell>
          <table:table-cell office:value-type="float" office:value="3175.47" calcext:value-type="float">
            <text:p>3175,47</text:p>
          </table:table-cell>
          <table:table-cell office:value-type="float" office:value="3230.51" calcext:value-type="float">
            <text:p>3230,51</text:p>
          </table:table-cell>
          <table:table-cell office:value-type="float" office:value="3278.9199" calcext:value-type="float">
            <text:p>3278,9199</text:p>
          </table:table-cell>
          <table:table-cell office:value-type="float" office:value="3327.5701" calcext:value-type="float">
            <text:p>3327,5701</text:p>
          </table:table-cell>
          <table:table-cell office:value-type="float" office:value="3383.45" calcext:value-type="float">
            <text:p>3383,45</text:p>
          </table:table-cell>
          <table:table-cell office:value-type="float" office:value="3418.52" calcext:value-type="float">
            <text:p>3418,52</text:p>
          </table:table-cell>
          <table:table-cell office:value-type="float" office:value="3446.6699" calcext:value-type="float">
            <text:p>3446,6699</text:p>
          </table:table-cell>
          <table:table-cell office:value-type="float" office:value="3467.8301" calcext:value-type="float">
            <text:p>3467,8301</text:p>
          </table:table-cell>
          <table:table-cell office:value-type="float" office:value="3481.95" calcext:value-type="float">
            <text:p>3481,95</text:p>
          </table:table-cell>
          <table:table-cell office:value-type="float" office:value="3503.1799" calcext:value-type="float">
            <text:p>3503,1799</text:p>
          </table:table-cell>
          <table:table-cell office:value-type="float" office:value="3538.6499" calcext:value-type="float">
            <text:p>3538,6499</text:p>
          </table:table-cell>
          <table:table-cell office:value-type="float" office:value="3552.8799" calcext:value-type="float">
            <text:p>3552,8799</text:p>
          </table:table-cell>
          <table:table-cell office:value-type="float" office:value="3595.6499" calcext:value-type="float">
            <text:p>3595,6499</text:p>
          </table:table-cell>
          <table:table-cell office:value-type="float" office:value="3660.1201" calcext:value-type="float">
            <text:p>3660,1201</text:p>
          </table:table-cell>
          <table:table-cell office:value-type="float" office:value="3710.53" calcext:value-type="float">
            <text:p>3710,53</text:p>
          </table:table-cell>
          <table:table-cell office:value-type="float" office:value="3768.3999" calcext:value-type="float">
            <text:p>3768,3999</text:p>
          </table:table-cell>
          <table:table-cell office:value-type="float" office:value="3833.8601" calcext:value-type="float">
            <text:p>3833,8601</text:p>
          </table:table-cell>
          <table:table-cell office:value-type="float" office:value="3907.02" calcext:value-type="float">
            <text:p>3907,02</text:p>
          </table:table-cell>
          <table:table-cell office:value-type="float" office:value="3951.1201" calcext:value-type="float">
            <text:p>3951,1201</text:p>
          </table:table-cell>
          <table:table-cell office:value-type="float" office:value="3988" calcext:value-type="float">
            <text:p>3988</text:p>
          </table:table-cell>
          <table:table-cell office:value-type="float" office:value="4032.4099" calcext:value-type="float">
            <text:p>4032,4099</text:p>
          </table:table-cell>
          <table:table-cell office:value-type="float" office:value="4024.99" calcext:value-type="float">
            <text:p>4024,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355.2402" calcext:value-type="float">
            <text:p>4355,2402</text:p>
          </table:table-cell>
          <table:table-cell office:value-type="float" office:value="4091.8601" calcext:value-type="float">
            <text:p>4091,8601</text:p>
          </table:table-cell>
          <table:table-cell office:value-type="float" office:value="4276.8906" calcext:value-type="float">
            <text:p>4276,8906</text:p>
          </table:table-cell>
          <table:table-cell office:value-type="string" calcext:value-type="string">
            <text:p>23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091.8601" calcext:value-type="float">
            <text:p>4091,8601</text:p>
          </table:table-cell>
          <table:table-cell office:value-type="float" office:value="4114.2202" calcext:value-type="float">
            <text:p>4114,2202</text:p>
          </table:table-cell>
          <table:table-cell office:value-type="float" office:value="4144.1099" calcext:value-type="float">
            <text:p>4144,1099</text:p>
          </table:table-cell>
          <table:table-cell office:value-type="float" office:value="4174.0601" calcext:value-type="float">
            <text:p>4174,0601</text:p>
          </table:table-cell>
          <table:table-cell office:value-type="float" office:value="4189.0601" calcext:value-type="float">
            <text:p>4189,0601</text:p>
          </table:table-cell>
          <table:table-cell office:value-type="float" office:value="4204.0801" calcext:value-type="float">
            <text:p>4204,0801</text:p>
          </table:table-cell>
          <table:table-cell office:value-type="float" office:value="4211.6001" calcext:value-type="float">
            <text:p>4211,6001</text:p>
          </table:table-cell>
          <table:table-cell office:value-type="float" office:value="4219.1201" calcext:value-type="float">
            <text:p>4219,1201</text:p>
          </table:table-cell>
          <table:table-cell office:value-type="float" office:value="4226.6499" calcext:value-type="float">
            <text:p>4226,6499</text:p>
          </table:table-cell>
          <table:table-cell office:value-type="float" office:value="4241.71" calcext:value-type="float">
            <text:p>4241,71</text:p>
          </table:table-cell>
          <table:table-cell office:value-type="float" office:value="4279.4399" calcext:value-type="float">
            <text:p>4279,4399</text:p>
          </table:table-cell>
          <table:table-cell office:value-type="float" office:value="4294.5698" calcext:value-type="float">
            <text:p>4294,5698</text:p>
          </table:table-cell>
          <table:table-cell table:number-columns-repeated="2" office:value-type="float" office:value="4302.1401" calcext:value-type="float">
            <text:p>4302,1401</text:p>
          </table:table-cell>
          <table:table-cell table:number-columns-repeated="4" office:value-type="float" office:value="4309.71" calcext:value-type="float">
            <text:p>4309,71</text:p>
          </table:table-cell>
          <table:table-cell office:value-type="float" office:value="4332.46" calcext:value-type="float">
            <text:p>4332,46</text:p>
          </table:table-cell>
          <table:table-cell table:number-columns-repeated="2" office:value-type="float" office:value="4340.0498" calcext:value-type="float">
            <text:p>4340,0498</text:p>
          </table:table-cell>
          <table:table-cell office:value-type="float" office:value="4347.6401" calcext:value-type="float">
            <text:p>4347,6401</text:p>
          </table:table-cell>
          <table:table-cell table:number-columns-repeated="4" office:value-type="float" office:value="4355.2402" calcext:value-type="float">
            <text:p>4355,2402</text:p>
          </table:table-cell>
          <table:table-cell office:value-type="float" office:value="4340.0498" calcext:value-type="float">
            <text:p>4340,0498</text:p>
          </table:table-cell>
          <table:table-cell office:value-type="float" office:value="4332.46" calcext:value-type="float">
            <text:p>4332,46</text:p>
          </table:table-cell>
          <table:table-cell office:value-type="float" office:value="4324.8701" calcext:value-type="float">
            <text:p>4324,8701</text:p>
          </table:table-cell>
          <table:table-cell office:value-type="float" office:value="4294.5698" calcext:value-type="float">
            <text:p>4294,569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64.3398" calcext:value-type="float">
            <text:p>4264,3398</text:p>
          </table:table-cell>
          <table:table-cell office:value-type="float" office:value="2726.77" calcext:value-type="float">
            <text:p>2726,77</text:p>
          </table:table-cell>
          <table:table-cell office:value-type="float" office:value="3689.2922" calcext:value-type="float">
            <text:p>3689,29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264.3398" calcext:value-type="float">
            <text:p>4264,3398</text:p>
          </table:table-cell>
          <table:table-cell office:value-type="float" office:value="4249.25" calcext:value-type="float">
            <text:p>4249,25</text:p>
          </table:table-cell>
          <table:table-cell table:number-columns-repeated="2" office:value-type="float" office:value="4226.6499" calcext:value-type="float">
            <text:p>4226,6499</text:p>
          </table:table-cell>
          <table:table-cell office:value-type="float" office:value="4219.1201" calcext:value-type="float">
            <text:p>4219,1201</text:p>
          </table:table-cell>
          <table:table-cell office:value-type="float" office:value="4204.0801" calcext:value-type="float">
            <text:p>4204,0801</text:p>
          </table:table-cell>
          <table:table-cell office:value-type="float" office:value="4181.5601" calcext:value-type="float">
            <text:p>4181,5601</text:p>
          </table:table-cell>
          <table:table-cell office:value-type="float" office:value="4151.5898" calcext:value-type="float">
            <text:p>4151,5898</text:p>
          </table:table-cell>
          <table:table-cell office:value-type="float" office:value="4114.2202" calcext:value-type="float">
            <text:p>4114,2202</text:p>
          </table:table-cell>
          <table:table-cell office:value-type="float" office:value="4084.4099" calcext:value-type="float">
            <text:p>4084,4099</text:p>
          </table:table-cell>
          <table:table-cell office:value-type="float" office:value="4039.8201" calcext:value-type="float">
            <text:p>4039,8201</text:p>
          </table:table-cell>
          <table:table-cell office:value-type="float" office:value="3995.3899" calcext:value-type="float">
            <text:p>3995,3899</text:p>
          </table:table-cell>
          <table:table-cell office:value-type="float" office:value="3943.76" calcext:value-type="float">
            <text:p>3943,76</text:p>
          </table:table-cell>
          <table:table-cell office:value-type="float" office:value="3907.02" calcext:value-type="float">
            <text:p>3907,02</text:p>
          </table:table-cell>
          <table:table-cell office:value-type="float" office:value="3863.0701" calcext:value-type="float">
            <text:p>3863,0701</text:p>
          </table:table-cell>
          <table:table-cell office:value-type="float" office:value="3812" calcext:value-type="float">
            <text:p>3812</text:p>
          </table:table-cell>
          <table:table-cell office:value-type="float" office:value="3753.9099" calcext:value-type="float">
            <text:p>3753,9099</text:p>
          </table:table-cell>
          <table:table-cell office:value-type="float" office:value="3703.3101" calcext:value-type="float">
            <text:p>3703,3101</text:p>
          </table:table-cell>
          <table:table-cell office:value-type="float" office:value="3638.5901" calcext:value-type="float">
            <text:p>3638,5901</text:p>
          </table:table-cell>
          <table:table-cell office:value-type="float" office:value="3552.8799" calcext:value-type="float">
            <text:p>3552,8799</text:p>
          </table:table-cell>
          <table:table-cell office:value-type="float" office:value="3460.77" calcext:value-type="float">
            <text:p>3460,77</text:p>
          </table:table-cell>
          <table:table-cell office:value-type="float" office:value="3411.5" calcext:value-type="float">
            <text:p>3411,5</text:p>
          </table:table-cell>
          <table:table-cell office:value-type="float" office:value="3327.5701" calcext:value-type="float">
            <text:p>3327,5701</text:p>
          </table:table-cell>
          <table:table-cell office:value-type="float" office:value="3258.1499" calcext:value-type="float">
            <text:p>3258,1499</text:p>
          </table:table-cell>
          <table:table-cell office:value-type="float" office:value="3182.3401" calcext:value-type="float">
            <text:p>3182,3401</text:p>
          </table:table-cell>
          <table:table-cell office:value-type="float" office:value="3141.23" calcext:value-type="float">
            <text:p>3141,23</text:p>
          </table:table-cell>
          <table:table-cell office:value-type="float" office:value="3039.22" calcext:value-type="float">
            <text:p>3039,22</text:p>
          </table:table-cell>
          <table:table-cell office:value-type="float" office:value="2978.54" calcext:value-type="float">
            <text:p>2978,54</text:p>
          </table:table-cell>
          <table:table-cell office:value-type="float" office:value="2898.26" calcext:value-type="float">
            <text:p>2898,26</text:p>
          </table:table-cell>
          <table:table-cell office:value-type="float" office:value="2812.0901" calcext:value-type="float">
            <text:p>2812,0901</text:p>
          </table:table-cell>
          <table:table-cell office:value-type="float" office:value="2726.77" calcext:value-type="float">
            <text:p>2726,7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48.78" calcext:value-type="float">
            <text:p>2648,78</text:p>
          </table:table-cell>
          <table:table-cell office:value-type="float" office:value="991.59998" calcext:value-type="float">
            <text:p>991,59998</text:p>
          </table:table-cell>
          <table:table-cell office:value-type="float" office:value="1687.0447" calcext:value-type="float">
            <text:p>1687,04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2648.78" calcext:value-type="float">
            <text:p>2648,78</text:p>
          </table:table-cell>
          <table:table-cell office:value-type="float" office:value="2565.1201" calcext:value-type="float">
            <text:p>2565,1201</text:p>
          </table:table-cell>
          <table:table-cell office:value-type="float" office:value="2495.01" calcext:value-type="float">
            <text:p>2495,01</text:p>
          </table:table-cell>
          <table:table-cell office:value-type="float" office:value="2431.8301" calcext:value-type="float">
            <text:p>2431,8301</text:p>
          </table:table-cell>
          <table:table-cell office:value-type="float" office:value="2338.04" calcext:value-type="float">
            <text:p>2338,04</text:p>
          </table:table-cell>
          <table:table-cell office:value-type="float" office:value="2233.21" calcext:value-type="float">
            <text:p>2233,21</text:p>
          </table:table-cell>
          <table:table-cell office:value-type="float" office:value="2142.01" calcext:value-type="float">
            <text:p>2142,01</text:p>
          </table:table-cell>
          <table:table-cell office:value-type="float" office:value="2063.98" calcext:value-type="float">
            <text:p>2063,98</text:p>
          </table:table-cell>
          <table:table-cell office:value-type="float" office:value="1986.9" calcext:value-type="float">
            <text:p>1986,9</text:p>
          </table:table-cell>
          <table:table-cell office:value-type="float" office:value="1910.77" calcext:value-type="float">
            <text:p>1910,77</text:p>
          </table:table-cell>
          <table:table-cell office:value-type="float" office:value="1847.11" calcext:value-type="float">
            <text:p>1847,11</text:p>
          </table:table-cell>
          <table:table-cell office:value-type="float" office:value="1795.55" calcext:value-type="float">
            <text:p>1795,55</text:p>
          </table:table-cell>
          <table:table-cell office:value-type="float" office:value="1727.54" calcext:value-type="float">
            <text:p>1727,54</text:p>
          </table:table-cell>
          <table:table-cell office:value-type="float" office:value="1671.53" calcext:value-type="float">
            <text:p>1671,53</text:p>
          </table:table-cell>
          <table:table-cell office:value-type="float" office:value="1610.6" calcext:value-type="float">
            <text:p>1610,6</text:p>
          </table:table-cell>
          <table:table-cell office:value-type="float" office:value="1566.76" calcext:value-type="float">
            <text:p>1566,76</text:p>
          </table:table-cell>
          <table:table-cell office:value-type="float" office:value="1539.5601" calcext:value-type="float">
            <text:p>1539,5601</text:p>
          </table:table-cell>
          <table:table-cell office:value-type="float" office:value="1485.62" calcext:value-type="float">
            <text:p>1485,62</text:p>
          </table:table-cell>
          <table:table-cell office:value-type="float" office:value="1432.3" calcext:value-type="float">
            <text:p>1432,3</text:p>
          </table:table-cell>
          <table:table-cell office:value-type="float" office:value="1395.36" calcext:value-type="float">
            <text:p>1395,36</text:p>
          </table:table-cell>
          <table:table-cell office:value-type="float" office:value="1348.33" calcext:value-type="float">
            <text:p>1348,33</text:p>
          </table:table-cell>
          <table:table-cell office:value-type="float" office:value="1312.11" calcext:value-type="float">
            <text:p>1312,11</text:p>
          </table:table-cell>
          <table:table-cell office:value-type="float" office:value="1271.12" calcext:value-type="float">
            <text:p>1271,12</text:p>
          </table:table-cell>
          <table:table-cell office:value-type="float" office:value="1235.59" calcext:value-type="float">
            <text:p>1235,59</text:p>
          </table:table-cell>
          <table:table-cell office:value-type="float" office:value="1210.42" calcext:value-type="float">
            <text:p>1210,42</text:p>
          </table:table-cell>
          <table:table-cell office:value-type="float" office:value="1155.63" calcext:value-type="float">
            <text:p>1155,63</text:p>
          </table:table-cell>
          <table:table-cell office:value-type="float" office:value="1106.54" calcext:value-type="float">
            <text:p>1106,54</text:p>
          </table:table-cell>
          <table:table-cell office:value-type="float" office:value="1062.96" calcext:value-type="float">
            <text:p>1062,96</text:p>
          </table:table-cell>
          <table:table-cell office:value-type="float" office:value="1029.46" calcext:value-type="float">
            <text:p>1029,46</text:p>
          </table:table-cell>
          <table:table-cell office:value-type="float" office:value="991.59998" calcext:value-type="float">
            <text:p>991,5999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54.20001" calcext:value-type="float">
            <text:p>954,20001</text:p>
          </table:table-cell>
          <table:table-cell office:value-type="float" office:value="414.28" calcext:value-type="float">
            <text:p>414,28</text:p>
          </table:table-cell>
          <table:table-cell office:value-type="float" office:value="604.04608" calcext:value-type="float">
            <text:p>604,046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954.20001" calcext:value-type="float">
            <text:p>954,20001</text:p>
          </table:table-cell>
          <table:table-cell office:value-type="float" office:value="903.54999" calcext:value-type="float">
            <text:p>903,54999</text:p>
          </table:table-cell>
          <table:table-cell office:value-type="float" office:value="867.27002" calcext:value-type="float">
            <text:p>867,27002</text:p>
          </table:table-cell>
          <table:table-cell office:value-type="float" office:value="840.39001" calcext:value-type="float">
            <text:p>840,39001</text:p>
          </table:table-cell>
          <table:table-cell office:value-type="float" office:value="804.96997" calcext:value-type="float">
            <text:p>804,96997</text:p>
          </table:table-cell>
          <table:table-cell office:value-type="float" office:value="770.04999" calcext:value-type="float">
            <text:p>770,04999</text:p>
          </table:table-cell>
          <table:table-cell office:value-type="float" office:value="744.20001" calcext:value-type="float">
            <text:p>744,20001</text:p>
          </table:table-cell>
          <table:table-cell office:value-type="float" office:value="714.39001" calcext:value-type="float">
            <text:p>714,39001</text:p>
          </table:table-cell>
          <table:table-cell office:value-type="float" office:value="689.16998" calcext:value-type="float">
            <text:p>689,16998</text:p>
          </table:table-cell>
          <table:table-cell office:value-type="float" office:value="668.37" calcext:value-type="float">
            <text:p>668,37</text:p>
          </table:table-cell>
          <table:table-cell office:value-type="float" office:value="643.67999" calcext:value-type="float">
            <text:p>643,67999</text:p>
          </table:table-cell>
          <table:table-cell office:value-type="float" office:value="615.27002" calcext:value-type="float">
            <text:p>615,27002</text:p>
          </table:table-cell>
          <table:table-cell office:value-type="float" office:value="611.25" calcext:value-type="float">
            <text:p>611,25</text:p>
          </table:table-cell>
          <table:table-cell office:value-type="float" office:value="595.22998" calcext:value-type="float">
            <text:p>595,22998</text:p>
          </table:table-cell>
          <table:table-cell office:value-type="float" office:value="579.35999" calcext:value-type="float">
            <text:p>579,35999</text:p>
          </table:table-cell>
          <table:table-cell office:value-type="float" office:value="563.62" calcext:value-type="float">
            <text:p>563,62</text:p>
          </table:table-cell>
          <table:table-cell office:value-type="float" office:value="548.03003" calcext:value-type="float">
            <text:p>548,03003</text:p>
          </table:table-cell>
          <table:table-cell office:value-type="float" office:value="532.58002" calcext:value-type="float">
            <text:p>532,58002</text:p>
          </table:table-cell>
          <table:table-cell office:value-type="float" office:value="524.90002" calcext:value-type="float">
            <text:p>524,90002</text:p>
          </table:table-cell>
          <table:table-cell office:value-type="float" office:value="548.03003" calcext:value-type="float">
            <text:p>548,03003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483.35999" calcext:value-type="float">
            <text:p>483,35999</text:p>
          </table:table-cell>
          <table:table-cell office:value-type="float" office:value="479.64001" calcext:value-type="float">
            <text:p>479,64001</text:p>
          </table:table-cell>
          <table:table-cell office:value-type="float" office:value="472.23001" calcext:value-type="float">
            <text:p>472,23001</text:p>
          </table:table-cell>
          <table:table-cell office:value-type="float" office:value="468.53" calcext:value-type="float">
            <text:p>468,53</text:p>
          </table:table-cell>
          <table:table-cell office:value-type="float" office:value="446.57001" calcext:value-type="float">
            <text:p>446,57001</text:p>
          </table:table-cell>
          <table:table-cell office:value-type="float" office:value="442.95001" calcext:value-type="float">
            <text:p>442,95001</text:p>
          </table:table-cell>
          <table:table-cell office:value-type="float" office:value="435.72" calcext:value-type="float">
            <text:p>435,72</text:p>
          </table:table-cell>
          <table:table-cell office:value-type="float" office:value="428.54001" calcext:value-type="float">
            <text:p>428,54001</text:p>
          </table:table-cell>
          <table:table-cell office:value-type="float" office:value="417.82999" calcext:value-type="float">
            <text:p>417,82999</text:p>
          </table:table-cell>
          <table:table-cell office:value-type="float" office:value="414.28" calcext:value-type="float">
            <text:p>414,2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277.60999" calcext:value-type="float">
            <text:p>277,60999</text:p>
          </table:table-cell>
          <table:table-cell office:value-type="float" office:value="337.75549" calcext:value-type="float">
            <text:p>337,755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table:number-columns-repeated="3" office:value-type="float" office:value="407.20999" calcext:value-type="float">
            <text:p>407,20999</text:p>
          </table:table-cell>
          <table:table-cell office:value-type="float" office:value="403.69" calcext:value-type="float">
            <text:p>403,69</text:p>
          </table:table-cell>
          <table:table-cell office:value-type="float" office:value="400.17999" calcext:value-type="float">
            <text:p>400,17999</text:p>
          </table:table-cell>
          <table:table-cell office:value-type="float" office:value="393.19" calcext:value-type="float">
            <text:p>393,19</text:p>
          </table:table-cell>
          <table:table-cell office:value-type="float" office:value="382.79001" calcext:value-type="float">
            <text:p>382,79001</text:p>
          </table:table-cell>
          <table:table-cell office:value-type="float" office:value="372.47" calcext:value-type="float">
            <text:p>372,47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52.10999" calcext:value-type="float">
            <text:p>352,10999</text:p>
          </table:table-cell>
          <table:table-cell office:value-type="float" office:value="348.75" calcext:value-type="float">
            <text:p>348,75</text:p>
          </table:table-cell>
          <table:table-cell office:value-type="float" office:value="342.07001" calcext:value-type="float">
            <text:p>342,07001</text:p>
          </table:table-cell>
          <table:table-cell table:number-columns-repeated="2" office:value-type="float" office:value="338.73999" calcext:value-type="float">
            <text:p>338,73999</text:p>
          </table:table-cell>
          <table:table-cell office:value-type="float" office:value="332.13" calcext:value-type="float">
            <text:p>332,13</text:p>
          </table:table-cell>
          <table:table-cell office:value-type="float" office:value="325.54999" calcext:value-type="float">
            <text:p>325,54999</text:p>
          </table:table-cell>
          <table:table-cell office:value-type="float" office:value="322.28" calcext:value-type="float">
            <text:p>322,28</text:p>
          </table:table-cell>
          <table:table-cell table:number-columns-repeated="2" office:value-type="float" office:value="319.01001" calcext:value-type="float">
            <text:p>319,01001</text:p>
          </table:table-cell>
          <table:table-cell office:value-type="float" office:value="315.76001" calcext:value-type="float">
            <text:p>315,76001</text:p>
          </table:table-cell>
          <table:table-cell office:value-type="float" office:value="312.51999" calcext:value-type="float">
            <text:p>312,51999</text:p>
          </table:table-cell>
          <table:table-cell office:value-type="float" office:value="302.87" calcext:value-type="float">
            <text:p>302,87</text:p>
          </table:table-cell>
          <table:table-cell office:value-type="float" office:value="296.48999" calcext:value-type="float">
            <text:p>296,48999</text:p>
          </table:table-cell>
          <table:table-cell office:value-type="float" office:value="293.31" calcext:value-type="float">
            <text:p>293,31</text:p>
          </table:table-cell>
          <table:table-cell table:number-columns-repeated="2" office:value-type="float" office:value="290.14999" calcext:value-type="float">
            <text:p>290,14999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0.73001" calcext:value-type="float">
            <text:p>280,73001</text:p>
          </table:table-cell>
          <table:table-cell office:value-type="float" office:value="277.60999" calcext:value-type="float">
            <text:p>277,60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1.41" calcext:value-type="float">
            <text:p>271,41</text:p>
          </table:table-cell>
          <table:table-cell office:value-type="float" office:value="229.28999" calcext:value-type="float">
            <text:p>229,28999</text:p>
          </table:table-cell>
          <table:table-cell office:value-type="float" office:value="249.66701" calcext:value-type="float">
            <text:p>249,667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271.41" calcext:value-type="float">
            <text:p>271,41</text:p>
          </table:table-cell>
          <table:table-cell table:number-columns-repeated="4" office:value-type="float" office:value="265.25" calcext:value-type="float">
            <text:p>265,25</text:p>
          </table:table-cell>
          <table:table-cell table:number-columns-repeated="3" office:value-type="float" office:value="262.19" calcext:value-type="float">
            <text:p>262,19</text:p>
          </table:table-cell>
          <table:table-cell table:number-columns-repeated="2" office:value-type="float" office:value="259.14001" calcext:value-type="float">
            <text:p>259,14001</text:p>
          </table:table-cell>
          <table:table-cell table:number-columns-repeated="3" office:value-type="float" office:value="256.10001" calcext:value-type="float">
            <text:p>256,10001</text:p>
          </table:table-cell>
          <table:table-cell table:number-columns-repeated="3" office:value-type="float" office:value="253.08" calcext:value-type="float">
            <text:p>253,08</text:p>
          </table:table-cell>
          <table:table-cell office:value-type="float" office:value="250.06" calcext:value-type="float">
            <text:p>250,06</text:p>
          </table:table-cell>
          <table:table-cell table:number-columns-repeated="2" office:value-type="float" office:value="247.06" calcext:value-type="float">
            <text:p>247,06</text:p>
          </table:table-cell>
          <table:table-cell table:number-columns-repeated="2" office:value-type="float" office:value="241.09" calcext:value-type="float">
            <text:p>241,09</text:p>
          </table:table-cell>
          <table:table-cell office:value-type="float" office:value="238.12" calcext:value-type="float">
            <text:p>238,12</text:p>
          </table:table-cell>
          <table:table-cell table:number-columns-repeated="4" office:value-type="float" office:value="235.16" calcext:value-type="float">
            <text:p>235,16</text:p>
          </table:table-cell>
          <table:table-cell office:value-type="float" office:value="232.22" calcext:value-type="float">
            <text:p>232,22</text:p>
          </table:table-cell>
          <table:table-cell table:number-columns-repeated="3" office:value-type="float" office:value="229.28999" calcext:value-type="float">
            <text:p>229,289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2.19" calcext:value-type="float">
            <text:p>262,19</text:p>
          </table:table-cell>
          <table:table-cell office:value-type="float" office:value="229.28999" calcext:value-type="float">
            <text:p>229,28999</text:p>
          </table:table-cell>
          <table:table-cell office:value-type="float" office:value="236.9371" calcext:value-type="float">
            <text:p>236,937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3" office:value-type="float" office:value="229.28999" calcext:value-type="float">
            <text:p>229,28999</text:p>
          </table:table-cell>
          <table:table-cell table:number-columns-repeated="3" office:value-type="float" office:value="232.22" calcext:value-type="float">
            <text:p>232,22</text:p>
          </table:table-cell>
          <table:table-cell table:number-columns-repeated="13" office:value-type="float" office:value="235.16" calcext:value-type="float">
            <text:p>235,16</text:p>
          </table:table-cell>
          <table:table-cell office:value-type="float" office:value="232.22" calcext:value-type="float">
            <text:p>232,22</text:p>
          </table:table-cell>
          <table:table-cell table:number-columns-repeated="4" office:value-type="float" office:value="229.28999" calcext:value-type="float">
            <text:p>229,28999</text:p>
          </table:table-cell>
          <table:table-cell office:value-type="float" office:value="232.22" calcext:value-type="float">
            <text:p>232,22</text:p>
          </table:table-cell>
          <table:table-cell office:value-type="float" office:value="235.16" calcext:value-type="float">
            <text:p>235,16</text:p>
          </table:table-cell>
          <table:table-cell office:value-type="float" office:value="247.06" calcext:value-type="float">
            <text:p>247,06</text:p>
          </table:table-cell>
          <table:table-cell office:value-type="float" office:value="256.10001" calcext:value-type="float">
            <text:p>256,10001</text:p>
          </table:table-cell>
          <table:table-cell office:value-type="float" office:value="259.14001" calcext:value-type="float">
            <text:p>259,14001</text:p>
          </table:table-cell>
          <table:table-cell table:number-columns-repeated="2" office:value-type="float" office:value="262.19" calcext:value-type="float">
            <text:p>262,1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9.70999" calcext:value-type="float">
            <text:p>389,70999</text:p>
          </table:table-cell>
          <table:table-cell office:value-type="float" office:value="265.25" calcext:value-type="float">
            <text:p>265,25</text:p>
          </table:table-cell>
          <table:table-cell office:value-type="float" office:value="319.45401" calcext:value-type="float">
            <text:p>319,4540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265.25" calcext:value-type="float">
            <text:p>265,25</text:p>
          </table:table-cell>
          <table:table-cell office:value-type="float" office:value="271.41" calcext:value-type="float">
            <text:p>271,41</text:p>
          </table:table-cell>
          <table:table-cell office:value-type="float" office:value="274.5" calcext:value-type="float">
            <text:p>274,5</text:p>
          </table:table-cell>
          <table:table-cell table:number-columns-repeated="5" office:value-type="float" office:value="271.41" calcext:value-type="float">
            <text:p>271,41</text:p>
          </table:table-cell>
          <table:table-cell office:value-type="float" office:value="274.5" calcext:value-type="float">
            <text:p>274,5</text:p>
          </table:table-cell>
          <table:table-cell office:value-type="float" office:value="280.73001" calcext:value-type="float">
            <text:p>280,73001</text:p>
          </table:table-cell>
          <table:table-cell office:value-type="float" office:value="287" calcext:value-type="float">
            <text:p>287</text:p>
          </table:table-cell>
          <table:table-cell office:value-type="float" office:value="293.31" calcext:value-type="float">
            <text:p>293,31</text:p>
          </table:table-cell>
          <table:table-cell office:value-type="float" office:value="299.67001" calcext:value-type="float">
            <text:p>299,67001</text:p>
          </table:table-cell>
          <table:table-cell office:value-type="float" office:value="306.07999" calcext:value-type="float">
            <text:p>306,07999</text:p>
          </table:table-cell>
          <table:table-cell office:value-type="float" office:value="312.51999" calcext:value-type="float">
            <text:p>312,51999</text:p>
          </table:table-cell>
          <table:table-cell office:value-type="float" office:value="322.28" calcext:value-type="float">
            <text:p>322,28</text:p>
          </table:table-cell>
          <table:table-cell office:value-type="float" office:value="332.13" calcext:value-type="float">
            <text:p>332,13</text:p>
          </table:table-cell>
          <table:table-cell office:value-type="float" office:value="338.73999" calcext:value-type="float">
            <text:p>338,73999</text:p>
          </table:table-cell>
          <table:table-cell table:number-columns-repeated="2" office:value-type="float" office:value="342.07001" calcext:value-type="float">
            <text:p>342,07001</text:p>
          </table:table-cell>
          <table:table-cell office:value-type="float" office:value="348.75" calcext:value-type="float">
            <text:p>348,75</text:p>
          </table:table-cell>
          <table:table-cell office:value-type="float" office:value="355.48001" calcext:value-type="float">
            <text:p>355,48001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62.23999" calcext:value-type="float">
            <text:p>362,23999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69.04999" calcext:value-type="float">
            <text:p>369,04999</text:p>
          </table:table-cell>
          <table:table-cell table:number-columns-repeated="2" office:value-type="float" office:value="375.89999" calcext:value-type="float">
            <text:p>375,89999</text:p>
          </table:table-cell>
          <table:table-cell office:value-type="float" office:value="382.79001" calcext:value-type="float">
            <text:p>382,79001</text:p>
          </table:table-cell>
          <table:table-cell office:value-type="float" office:value="389.70999" calcext:value-type="float">
            <text:p>389,709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6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8.37" calcext:value-type="float">
            <text:p>668,37</text:p>
          </table:table-cell>
          <table:table-cell office:value-type="float" office:value="400.17999" calcext:value-type="float">
            <text:p>400,17999</text:p>
          </table:table-cell>
          <table:table-cell office:value-type="float" office:value="496.93231" calcext:value-type="float">
            <text:p>496,9323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00.17999" calcext:value-type="float">
            <text:p>400,17999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414.28" calcext:value-type="float">
            <text:p>414,28</text:p>
          </table:table-cell>
          <table:table-cell office:value-type="float" office:value="421.39001" calcext:value-type="float">
            <text:p>421,39001</text:p>
          </table:table-cell>
          <table:table-cell office:value-type="float" office:value="424.95999" calcext:value-type="float">
            <text:p>424,95999</text:p>
          </table:table-cell>
          <table:table-cell office:value-type="float" office:value="428.54001" calcext:value-type="float">
            <text:p>428,54001</text:p>
          </table:table-cell>
          <table:table-cell office:value-type="float" office:value="432.12" calcext:value-type="float">
            <text:p>432,12</text:p>
          </table:table-cell>
          <table:table-cell office:value-type="float" office:value="435.72" calcext:value-type="float">
            <text:p>435,72</text:p>
          </table:table-cell>
          <table:table-cell office:value-type="float" office:value="442.95001" calcext:value-type="float">
            <text:p>442,95001</text:p>
          </table:table-cell>
          <table:table-cell office:value-type="float" office:value="450.20999" calcext:value-type="float">
            <text:p>450,20999</text:p>
          </table:table-cell>
          <table:table-cell office:value-type="float" office:value="457.51001" calcext:value-type="float">
            <text:p>457,51001</text:p>
          </table:table-cell>
          <table:table-cell office:value-type="float" office:value="464.85001" calcext:value-type="float">
            <text:p>464,85001</text:p>
          </table:table-cell>
          <table:table-cell office:value-type="float" office:value="468.53" calcext:value-type="float">
            <text:p>468,53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483.35999" calcext:value-type="float">
            <text:p>483,35999</text:p>
          </table:table-cell>
          <table:table-cell office:value-type="float" office:value="490.82999" calcext:value-type="float">
            <text:p>490,82999</text:p>
          </table:table-cell>
          <table:table-cell office:value-type="float" office:value="498.34" calcext:value-type="float">
            <text:p>498,34</text:p>
          </table:table-cell>
          <table:table-cell table:number-columns-repeated="2" office:value-type="float" office:value="502.10999" calcext:value-type="float">
            <text:p>502,10999</text:p>
          </table:table-cell>
          <table:table-cell office:value-type="float" office:value="505.88" calcext:value-type="float">
            <text:p>505,88</text:p>
          </table:table-cell>
          <table:table-cell office:value-type="float" office:value="509.67001" calcext:value-type="float">
            <text:p>509,67001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524.90002" calcext:value-type="float">
            <text:p>524,90002</text:p>
          </table:table-cell>
          <table:table-cell office:value-type="float" office:value="540.28003" calcext:value-type="float">
            <text:p>540,28003</text:p>
          </table:table-cell>
          <table:table-cell office:value-type="float" office:value="544.15002" calcext:value-type="float">
            <text:p>544,15002</text:p>
          </table:table-cell>
          <table:table-cell office:value-type="float" office:value="559.71002" calcext:value-type="float">
            <text:p>559,71002</text:p>
          </table:table-cell>
          <table:table-cell office:value-type="float" office:value="575.40997" calcext:value-type="float">
            <text:p>575,40997</text:p>
          </table:table-cell>
          <table:table-cell office:value-type="float" office:value="599.21997" calcext:value-type="float">
            <text:p>599,21997</text:p>
          </table:table-cell>
          <table:table-cell office:value-type="float" office:value="619.31" calcext:value-type="float">
            <text:p>619,31</text:p>
          </table:table-cell>
          <table:table-cell office:value-type="float" office:value="639.59998" calcext:value-type="float">
            <text:p>639,59998</text:p>
          </table:table-cell>
          <table:table-cell office:value-type="float" office:value="668.37" calcext:value-type="float">
            <text:p>668,3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01.73" calcext:value-type="float">
            <text:p>1501,73</text:p>
          </table:table-cell>
          <table:table-cell office:value-type="float" office:value="680.82001" calcext:value-type="float">
            <text:p>680,82001</text:p>
          </table:table-cell>
          <table:table-cell office:value-type="float" office:value="1053.51" calcext:value-type="float">
            <text:p>1053,5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680.82001" calcext:value-type="float">
            <text:p>680,82001</text:p>
          </table:table-cell>
          <table:table-cell office:value-type="float" office:value="697.53998" calcext:value-type="float">
            <text:p>697,53998</text:p>
          </table:table-cell>
          <table:table-cell office:value-type="float" office:value="710.16998" calcext:value-type="float">
            <text:p>710,16998</text:p>
          </table:table-cell>
          <table:table-cell office:value-type="float" office:value="718.63" calcext:value-type="float">
            <text:p>718,63</text:p>
          </table:table-cell>
          <table:table-cell office:value-type="float" office:value="735.64001" calcext:value-type="float">
            <text:p>735,64001</text:p>
          </table:table-cell>
          <table:table-cell office:value-type="float" office:value="761.40002" calcext:value-type="float">
            <text:p>761,40002</text:p>
          </table:table-cell>
          <table:table-cell office:value-type="float" office:value="796.20001" calcext:value-type="float">
            <text:p>796,20001</text:p>
          </table:table-cell>
          <table:table-cell office:value-type="float" office:value="844.84998" calcext:value-type="float">
            <text:p>844,84998</text:p>
          </table:table-cell>
          <table:table-cell office:value-type="float" office:value="871.78003" calcext:value-type="float">
            <text:p>871,78003</text:p>
          </table:table-cell>
          <table:table-cell office:value-type="float" office:value="921.85999" calcext:value-type="float">
            <text:p>921,85999</text:p>
          </table:table-cell>
          <table:table-cell office:value-type="float" office:value="968.16998" calcext:value-type="float">
            <text:p>968,16998</text:p>
          </table:table-cell>
          <table:table-cell office:value-type="float" office:value="991.59998" calcext:value-type="float">
            <text:p>991,59998</text:p>
          </table:table-cell>
          <table:table-cell office:value-type="float" office:value="1029.46" calcext:value-type="float">
            <text:p>1029,46</text:p>
          </table:table-cell>
          <table:table-cell office:value-type="float" office:value="1048.5601" calcext:value-type="float">
            <text:p>1048,5601</text:p>
          </table:table-cell>
          <table:table-cell office:value-type="float" office:value="1067.77" calcext:value-type="float">
            <text:p>1067,77</text:p>
          </table:table-cell>
          <table:table-cell office:value-type="float" office:value="1091.95" calcext:value-type="float">
            <text:p>1091,95</text:p>
          </table:table-cell>
          <table:table-cell office:value-type="float" office:value="1121.2" calcext:value-type="float">
            <text:p>1121,2</text:p>
          </table:table-cell>
          <table:table-cell office:value-type="float" office:value="1145.76" calcext:value-type="float">
            <text:p>1145,76</text:p>
          </table:table-cell>
          <table:table-cell office:value-type="float" office:value="1150.6899" calcext:value-type="float">
            <text:p>1150,6899</text:p>
          </table:table-cell>
          <table:table-cell office:value-type="float" office:value="1155.63" calcext:value-type="float">
            <text:p>1155,63</text:p>
          </table:table-cell>
          <table:table-cell office:value-type="float" office:value="1185.41" calcext:value-type="float">
            <text:p>1185,41</text:p>
          </table:table-cell>
          <table:table-cell office:value-type="float" office:value="1200.4" calcext:value-type="float">
            <text:p>1200,4</text:p>
          </table:table-cell>
          <table:table-cell office:value-type="float" office:value="1210.42" calcext:value-type="float">
            <text:p>1210,42</text:p>
          </table:table-cell>
          <table:table-cell office:value-type="float" office:value="1215.4399" calcext:value-type="float">
            <text:p>1215,4399</text:p>
          </table:table-cell>
          <table:table-cell office:value-type="float" office:value="1230.54" calcext:value-type="float">
            <text:p>1230,54</text:p>
          </table:table-cell>
          <table:table-cell office:value-type="float" office:value="1235.59" calcext:value-type="float">
            <text:p>1235,59</text:p>
          </table:table-cell>
          <table:table-cell office:value-type="float" office:value="1255.85" calcext:value-type="float">
            <text:p>1255,85</text:p>
          </table:table-cell>
          <table:table-cell office:value-type="float" office:value="1306.97" calcext:value-type="float">
            <text:p>1306,97</text:p>
          </table:table-cell>
          <table:table-cell office:value-type="float" office:value="1369.17" calcext:value-type="float">
            <text:p>1369,17</text:p>
          </table:table-cell>
          <table:table-cell office:value-type="float" office:value="1437.61" calcext:value-type="float">
            <text:p>1437,61</text:p>
          </table:table-cell>
          <table:table-cell office:value-type="float" office:value="1501.73" calcext:value-type="float">
            <text:p>1501,7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04.9199" calcext:value-type="float">
            <text:p>2904,9199</text:p>
          </table:table-cell>
          <table:table-cell office:value-type="float" office:value="1561.3101" calcext:value-type="float">
            <text:p>1561,3101</text:p>
          </table:table-cell>
          <table:table-cell office:value-type="float" office:value="2128.6367" calcext:value-type="float">
            <text:p>2128,6367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1561.3101" calcext:value-type="float">
            <text:p>1561,3101</text:p>
          </table:table-cell>
          <table:table-cell office:value-type="float" office:value="1616.11" calcext:value-type="float">
            <text:p>1616,11</text:p>
          </table:table-cell>
          <table:table-cell office:value-type="float" office:value="1671.53" calcext:value-type="float">
            <text:p>1671,53</text:p>
          </table:table-cell>
          <table:table-cell office:value-type="float" office:value="1716.29" calcext:value-type="float">
            <text:p>1716,29</text:p>
          </table:table-cell>
          <table:table-cell office:value-type="float" office:value="1755.78" calcext:value-type="float">
            <text:p>1755,78</text:p>
          </table:table-cell>
          <table:table-cell office:value-type="float" office:value="1795.55" calcext:value-type="float">
            <text:p>1795,55</text:p>
          </table:table-cell>
          <table:table-cell office:value-type="float" office:value="1829.87" calcext:value-type="float">
            <text:p>1829,87</text:p>
          </table:table-cell>
          <table:table-cell office:value-type="float" office:value="1875.96" calcext:value-type="float">
            <text:p>1875,96</text:p>
          </table:table-cell>
          <table:table-cell office:value-type="float" office:value="1899.14" calcext:value-type="float">
            <text:p>1899,14</text:p>
          </table:table-cell>
          <table:table-cell office:value-type="float" office:value="1910.77" calcext:value-type="float">
            <text:p>1910,77</text:p>
          </table:table-cell>
          <table:table-cell office:value-type="float" office:value="1945.78" calcext:value-type="float">
            <text:p>1945,78</text:p>
          </table:table-cell>
          <table:table-cell office:value-type="float" office:value="1969.24" calcext:value-type="float">
            <text:p>1969,24</text:p>
          </table:table-cell>
          <table:table-cell office:value-type="float" office:value="2004.6" calcext:value-type="float">
            <text:p>2004,6</text:p>
          </table:table-cell>
          <table:table-cell office:value-type="float" office:value="2040.16" calcext:value-type="float">
            <text:p>2040,16</text:p>
          </table:table-cell>
          <table:table-cell office:value-type="float" office:value="2063.98" calcext:value-type="float">
            <text:p>2063,98</text:p>
          </table:table-cell>
          <table:table-cell office:value-type="float" office:value="2099.8799" calcext:value-type="float">
            <text:p>2099,8799</text:p>
          </table:table-cell>
          <table:table-cell office:value-type="float" office:value="2142.01" calcext:value-type="float">
            <text:p>2142,01</text:p>
          </table:table-cell>
          <table:table-cell office:value-type="float" office:value="2178.3401" calcext:value-type="float">
            <text:p>2178,3401</text:p>
          </table:table-cell>
          <table:table-cell office:value-type="float" office:value="2227.0901" calcext:value-type="float">
            <text:p>2227,0901</text:p>
          </table:table-cell>
          <table:table-cell office:value-type="float" office:value="2276.1799" calcext:value-type="float">
            <text:p>2276,1799</text:p>
          </table:table-cell>
          <table:table-cell office:value-type="float" office:value="2325.6299" calcext:value-type="float">
            <text:p>2325,6299</text:p>
          </table:table-cell>
          <table:table-cell office:value-type="float" office:value="2387.9099" calcext:value-type="float">
            <text:p>2387,9099</text:p>
          </table:table-cell>
          <table:table-cell office:value-type="float" office:value="2507.71" calcext:value-type="float">
            <text:p>2507,71</text:p>
          </table:table-cell>
          <table:table-cell office:value-type="float" office:value="2590.77" calcext:value-type="float">
            <text:p>2590,77</text:p>
          </table:table-cell>
          <table:table-cell office:value-type="float" office:value="2694.1899" calcext:value-type="float">
            <text:p>2694,1899</text:p>
          </table:table-cell>
          <table:table-cell office:value-type="float" office:value="2772.6101" calcext:value-type="float">
            <text:p>2772,6101</text:p>
          </table:table-cell>
          <table:table-cell office:value-type="float" office:value="2838.52" calcext:value-type="float">
            <text:p>2838,52</text:p>
          </table:table-cell>
          <table:table-cell office:value-type="float" office:value="2904.9199" calcext:value-type="float">
            <text:p>2904,9199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761.1499" calcext:value-type="float">
            <text:p>3761,1499</text:p>
          </table:table-cell>
          <table:table-cell office:value-type="float" office:value="2978.54" calcext:value-type="float">
            <text:p>2978,54</text:p>
          </table:table-cell>
          <table:table-cell office:value-type="float" office:value="3417.1863" calcext:value-type="float">
            <text:p>3417,186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2978.54" calcext:value-type="float">
            <text:p>2978,54</text:p>
          </table:table-cell>
          <table:table-cell office:value-type="float" office:value="3039.22" calcext:value-type="float">
            <text:p>3039,22</text:p>
          </table:table-cell>
          <table:table-cell office:value-type="float" office:value="3086.6899" calcext:value-type="float">
            <text:p>3086,6899</text:p>
          </table:table-cell>
          <table:table-cell office:value-type="float" office:value="3127.5601" calcext:value-type="float">
            <text:p>3127,5601</text:p>
          </table:table-cell>
          <table:table-cell office:value-type="float" office:value="3168.6101" calcext:value-type="float">
            <text:p>3168,6101</text:p>
          </table:table-cell>
          <table:table-cell office:value-type="float" office:value="3216.72" calcext:value-type="float">
            <text:p>3216,72</text:p>
          </table:table-cell>
          <table:table-cell office:value-type="float" office:value="3258.1499" calcext:value-type="float">
            <text:p>3258,1499</text:p>
          </table:table-cell>
          <table:table-cell office:value-type="float" office:value="3292.8" calcext:value-type="float">
            <text:p>3292,8</text:p>
          </table:table-cell>
          <table:table-cell office:value-type="float" office:value="3320.6101" calcext:value-type="float">
            <text:p>3320,6101</text:p>
          </table:table-cell>
          <table:table-cell office:value-type="float" office:value="3355.47" calcext:value-type="float">
            <text:p>3355,47</text:p>
          </table:table-cell>
          <table:table-cell office:value-type="float" office:value="3376.4399" calcext:value-type="float">
            <text:p>3376,4399</text:p>
          </table:table-cell>
          <table:table-cell office:value-type="float" office:value="3390.45" calcext:value-type="float">
            <text:p>3390,45</text:p>
          </table:table-cell>
          <table:table-cell office:value-type="float" office:value="3404.48" calcext:value-type="float">
            <text:p>3404,48</text:p>
          </table:table-cell>
          <table:table-cell office:value-type="float" office:value="3418.52" calcext:value-type="float">
            <text:p>3418,52</text:p>
          </table:table-cell>
          <table:table-cell office:value-type="float" office:value="3446.6699" calcext:value-type="float">
            <text:p>3446,6699</text:p>
          </table:table-cell>
          <table:table-cell office:value-type="float" office:value="3460.77" calcext:value-type="float">
            <text:p>3460,77</text:p>
          </table:table-cell>
          <table:table-cell office:value-type="float" office:value="3467.8301" calcext:value-type="float">
            <text:p>3467,8301</text:p>
          </table:table-cell>
          <table:table-cell office:value-type="float" office:value="3474.8899" calcext:value-type="float">
            <text:p>3474,8899</text:p>
          </table:table-cell>
          <table:table-cell office:value-type="float" office:value="3481.95" calcext:value-type="float">
            <text:p>3481,95</text:p>
          </table:table-cell>
          <table:table-cell office:value-type="float" office:value="3489.03" calcext:value-type="float">
            <text:p>3489,03</text:p>
          </table:table-cell>
          <table:table-cell office:value-type="float" office:value="3503.1799" calcext:value-type="float">
            <text:p>3503,1799</text:p>
          </table:table-cell>
          <table:table-cell office:value-type="float" office:value="3517.3601" calcext:value-type="float">
            <text:p>3517,3601</text:p>
          </table:table-cell>
          <table:table-cell office:value-type="float" office:value="3524.45" calcext:value-type="float">
            <text:p>3524,45</text:p>
          </table:table-cell>
          <table:table-cell office:value-type="float" office:value="3531.55" calcext:value-type="float">
            <text:p>3531,55</text:p>
          </table:table-cell>
          <table:table-cell office:value-type="float" office:value="3552.8799" calcext:value-type="float">
            <text:p>3552,8799</text:p>
          </table:table-cell>
          <table:table-cell office:value-type="float" office:value="3588.51" calcext:value-type="float">
            <text:p>3588,51</text:p>
          </table:table-cell>
          <table:table-cell office:value-type="float" office:value="3624.26" calcext:value-type="float">
            <text:p>3624,26</text:p>
          </table:table-cell>
          <table:table-cell office:value-type="float" office:value="3652.9399" calcext:value-type="float">
            <text:p>3652,9399</text:p>
          </table:table-cell>
          <table:table-cell office:value-type="float" office:value="3688.8999" calcext:value-type="float">
            <text:p>3688,8999</text:p>
          </table:table-cell>
          <table:table-cell office:value-type="float" office:value="3732.2" calcext:value-type="float">
            <text:p>3732,2</text:p>
          </table:table-cell>
          <table:table-cell office:value-type="float" office:value="3761.1499" calcext:value-type="float">
            <text:p>3761,14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08.5498" calcext:value-type="float">
            <text:p>4408,5498</text:p>
          </table:table-cell>
          <table:table-cell office:value-type="float" office:value="3790.1799" calcext:value-type="float">
            <text:p>3790,1799</text:p>
          </table:table-cell>
          <table:table-cell office:value-type="float" office:value="4087.9207" calcext:value-type="float">
            <text:p>4087,9207</text:p>
          </table:table-cell>
          <table:table-cell office:value-type="string" calcext:value-type="string">
            <text:p>29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3790.1799" calcext:value-type="float">
            <text:p>3790,1799</text:p>
          </table:table-cell>
          <table:table-cell office:value-type="float" office:value="3812" calcext:value-type="float">
            <text:p>3812</text:p>
          </table:table-cell>
          <table:table-cell office:value-type="float" office:value="3826.5701" calcext:value-type="float">
            <text:p>3826,5701</text:p>
          </table:table-cell>
          <table:table-cell office:value-type="float" office:value="3855.76" calcext:value-type="float">
            <text:p>3855,76</text:p>
          </table:table-cell>
          <table:table-cell office:value-type="float" office:value="3885.02" calcext:value-type="float">
            <text:p>3885,02</text:p>
          </table:table-cell>
          <table:table-cell office:value-type="float" office:value="3899.6799" calcext:value-type="float">
            <text:p>3899,6799</text:p>
          </table:table-cell>
          <table:table-cell office:value-type="float" office:value="3914.3601" calcext:value-type="float">
            <text:p>3914,3601</text:p>
          </table:table-cell>
          <table:table-cell office:value-type="float" office:value="3921.7" calcext:value-type="float">
            <text:p>3921,7</text:p>
          </table:table-cell>
          <table:table-cell office:value-type="float" office:value="3929.05" calcext:value-type="float">
            <text:p>3929,05</text:p>
          </table:table-cell>
          <table:table-cell office:value-type="float" office:value="3936.3999" calcext:value-type="float">
            <text:p>3936,3999</text:p>
          </table:table-cell>
          <table:table-cell office:value-type="float" office:value="3973.24" calcext:value-type="float">
            <text:p>3973,24</text:p>
          </table:table-cell>
          <table:table-cell office:value-type="float" office:value="4010.1799" calcext:value-type="float">
            <text:p>4010,1799</text:p>
          </table:table-cell>
          <table:table-cell table:number-columns-repeated="2" office:value-type="float" office:value="4024.99" calcext:value-type="float">
            <text:p>4024,99</text:p>
          </table:table-cell>
          <table:table-cell table:number-columns-repeated="2" office:value-type="float" office:value="4032.4099" calcext:value-type="float">
            <text:p>4032,4099</text:p>
          </table:table-cell>
          <table:table-cell office:value-type="float" office:value="4047.24" calcext:value-type="float">
            <text:p>4047,24</text:p>
          </table:table-cell>
          <table:table-cell office:value-type="float" office:value="4106.7598" calcext:value-type="float">
            <text:p>4106,7598</text:p>
          </table:table-cell>
          <table:table-cell office:value-type="float" office:value="4159.0698" calcext:value-type="float">
            <text:p>4159,0698</text:p>
          </table:table-cell>
          <table:table-cell office:value-type="float" office:value="4174.0601" calcext:value-type="float">
            <text:p>4174,0601</text:p>
          </table:table-cell>
          <table:table-cell office:value-type="float" office:value="4189.0601" calcext:value-type="float">
            <text:p>4189,0601</text:p>
          </table:table-cell>
          <table:table-cell office:value-type="float" office:value="4204.0801" calcext:value-type="float">
            <text:p>4204,0801</text:p>
          </table:table-cell>
          <table:table-cell office:value-type="float" office:value="4256.79" calcext:value-type="float">
            <text:p>4256,79</text:p>
          </table:table-cell>
          <table:table-cell office:value-type="float" office:value="4294.5698" calcext:value-type="float">
            <text:p>4294,5698</text:p>
          </table:table-cell>
          <table:table-cell office:value-type="float" office:value="4340.0498" calcext:value-type="float">
            <text:p>4340,0498</text:p>
          </table:table-cell>
          <table:table-cell office:value-type="float" office:value="4385.6802" calcext:value-type="float">
            <text:p>4385,6802</text:p>
          </table:table-cell>
          <table:table-cell office:value-type="float" office:value="4393.2998" calcext:value-type="float">
            <text:p>4393,2998</text:p>
          </table:table-cell>
          <table:table-cell office:value-type="float" office:value="4400.9199" calcext:value-type="float">
            <text:p>4400,9199</text:p>
          </table:table-cell>
          <table:table-cell table:number-columns-repeated="2" office:value-type="float" office:value="4408.5498" calcext:value-type="float">
            <text:p>4408,5498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23.8301" calcext:value-type="float">
            <text:p>4423,8301</text:p>
          </table:table-cell>
          <table:table-cell office:value-type="float" office:value="3965.8601" calcext:value-type="float">
            <text:p>3965,8601</text:p>
          </table:table-cell>
          <table:table-cell office:value-type="float" office:value="4259.6631" calcext:value-type="float">
            <text:p>4259,66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416.1899" calcext:value-type="float">
            <text:p>4416,1899</text:p>
          </table:table-cell>
          <table:table-cell table:number-columns-repeated="5" office:value-type="float" office:value="4423.8301" calcext:value-type="float">
            <text:p>4423,8301</text:p>
          </table:table-cell>
          <table:table-cell office:value-type="float" office:value="4416.1899" calcext:value-type="float">
            <text:p>4416,1899</text:p>
          </table:table-cell>
          <table:table-cell table:number-columns-repeated="2" office:value-type="float" office:value="4408.5498" calcext:value-type="float">
            <text:p>4408,5498</text:p>
          </table:table-cell>
          <table:table-cell office:value-type="float" office:value="4400.9199" calcext:value-type="float">
            <text:p>4400,9199</text:p>
          </table:table-cell>
          <table:table-cell office:value-type="float" office:value="4393.2998" calcext:value-type="float">
            <text:p>4393,2998</text:p>
          </table:table-cell>
          <table:table-cell office:value-type="float" office:value="4385.6802" calcext:value-type="float">
            <text:p>4385,6802</text:p>
          </table:table-cell>
          <table:table-cell office:value-type="float" office:value="4378.0601" calcext:value-type="float">
            <text:p>4378,0601</text:p>
          </table:table-cell>
          <table:table-cell office:value-type="float" office:value="4362.8398" calcext:value-type="float">
            <text:p>4362,8398</text:p>
          </table:table-cell>
          <table:table-cell office:value-type="float" office:value="4302.1401" calcext:value-type="float">
            <text:p>4302,1401</text:p>
          </table:table-cell>
          <table:table-cell office:value-type="float" office:value="4287.0098" calcext:value-type="float">
            <text:p>4287,0098</text:p>
          </table:table-cell>
          <table:table-cell office:value-type="float" office:value="4271.8901" calcext:value-type="float">
            <text:p>4271,8901</text:p>
          </table:table-cell>
          <table:table-cell office:value-type="float" office:value="4256.79" calcext:value-type="float">
            <text:p>4256,79</text:p>
          </table:table-cell>
          <table:table-cell office:value-type="float" office:value="4234.1802" calcext:value-type="float">
            <text:p>4234,1802</text:p>
          </table:table-cell>
          <table:table-cell office:value-type="float" office:value="4211.6001" calcext:value-type="float">
            <text:p>4211,6001</text:p>
          </table:table-cell>
          <table:table-cell office:value-type="float" office:value="4189.0601" calcext:value-type="float">
            <text:p>4189,0601</text:p>
          </table:table-cell>
          <table:table-cell office:value-type="float" office:value="4151.5898" calcext:value-type="float">
            <text:p>4151,5898</text:p>
          </table:table-cell>
          <table:table-cell office:value-type="float" office:value="4136.6299" calcext:value-type="float">
            <text:p>4136,6299</text:p>
          </table:table-cell>
          <table:table-cell office:value-type="float" office:value="4106.7598" calcext:value-type="float">
            <text:p>4106,7598</text:p>
          </table:table-cell>
          <table:table-cell office:value-type="float" office:value="4084.4099" calcext:value-type="float">
            <text:p>4084,4099</text:p>
          </table:table-cell>
          <table:table-cell office:value-type="float" office:value="4069.53" calcext:value-type="float">
            <text:p>4069,53</text:p>
          </table:table-cell>
          <table:table-cell office:value-type="float" office:value="4054.6699" calcext:value-type="float">
            <text:p>4054,6699</text:p>
          </table:table-cell>
          <table:table-cell office:value-type="float" office:value="4039.8201" calcext:value-type="float">
            <text:p>4039,8201</text:p>
          </table:table-cell>
          <table:table-cell office:value-type="float" office:value="4010.1799" calcext:value-type="float">
            <text:p>4010,1799</text:p>
          </table:table-cell>
          <table:table-cell office:value-type="float" office:value="3988" calcext:value-type="float">
            <text:p>3988</text:p>
          </table:table-cell>
          <table:table-cell office:value-type="float" office:value="3965.8601" calcext:value-type="float">
            <text:p>3965,86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936.3999" calcext:value-type="float">
            <text:p>3936,3999</text:p>
          </table:table-cell>
          <table:table-cell office:value-type="float" office:value="2375.4099" calcext:value-type="float">
            <text:p>2375,4099</text:p>
          </table:table-cell>
          <table:table-cell office:value-type="float" office:value="3259.1887" calcext:value-type="float">
            <text:p>3259,18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3936.3999" calcext:value-type="float">
            <text:p>3936,3999</text:p>
          </table:table-cell>
          <table:table-cell office:value-type="float" office:value="3907.02" calcext:value-type="float">
            <text:p>3907,02</text:p>
          </table:table-cell>
          <table:table-cell office:value-type="float" office:value="3877.7" calcext:value-type="float">
            <text:p>3877,7</text:p>
          </table:table-cell>
          <table:table-cell office:value-type="float" office:value="3848.45" calcext:value-type="float">
            <text:p>3848,45</text:p>
          </table:table-cell>
          <table:table-cell office:value-type="float" office:value="3819.28" calcext:value-type="float">
            <text:p>3819,28</text:p>
          </table:table-cell>
          <table:table-cell office:value-type="float" office:value="3775.6599" calcext:value-type="float">
            <text:p>3775,6599</text:p>
          </table:table-cell>
          <table:table-cell office:value-type="float" office:value="3746.6599" calcext:value-type="float">
            <text:p>3746,6599</text:p>
          </table:table-cell>
          <table:table-cell office:value-type="float" office:value="3717.75" calcext:value-type="float">
            <text:p>3717,75</text:p>
          </table:table-cell>
          <table:table-cell office:value-type="float" office:value="3660.1201" calcext:value-type="float">
            <text:p>3660,1201</text:p>
          </table:table-cell>
          <table:table-cell office:value-type="float" office:value="3624.26" calcext:value-type="float">
            <text:p>3624,26</text:p>
          </table:table-cell>
          <table:table-cell office:value-type="float" office:value="3567.1201" calcext:value-type="float">
            <text:p>3567,1201</text:p>
          </table:table-cell>
          <table:table-cell office:value-type="float" office:value="3524.45" calcext:value-type="float">
            <text:p>3524,45</text:p>
          </table:table-cell>
          <table:table-cell office:value-type="float" office:value="3496.1001" calcext:value-type="float">
            <text:p>3496,1001</text:p>
          </table:table-cell>
          <table:table-cell office:value-type="float" office:value="3432.5901" calcext:value-type="float">
            <text:p>3432,5901</text:p>
          </table:table-cell>
          <table:table-cell office:value-type="float" office:value="3390.45" calcext:value-type="float">
            <text:p>3390,45</text:p>
          </table:table-cell>
          <table:table-cell office:value-type="float" office:value="3341.51" calcext:value-type="float">
            <text:p>3341,51</text:p>
          </table:table-cell>
          <table:table-cell office:value-type="float" office:value="3278.9199" calcext:value-type="float">
            <text:p>3278,9199</text:p>
          </table:table-cell>
          <table:table-cell office:value-type="float" office:value="3223.6201" calcext:value-type="float">
            <text:p>3223,6201</text:p>
          </table:table-cell>
          <table:table-cell office:value-type="float" office:value="3141.23" calcext:value-type="float">
            <text:p>3141,23</text:p>
          </table:table-cell>
          <table:table-cell office:value-type="float" office:value="3052.76" calcext:value-type="float">
            <text:p>3052,76</text:p>
          </table:table-cell>
          <table:table-cell office:value-type="float" office:value="2958.4099" calcext:value-type="float">
            <text:p>2958,4099</text:p>
          </table:table-cell>
          <table:table-cell office:value-type="float" office:value="2812.0901" calcext:value-type="float">
            <text:p>2812,0901</text:p>
          </table:table-cell>
          <table:table-cell office:value-type="float" office:value="2739.8501" calcext:value-type="float">
            <text:p>2739,8501</text:p>
          </table:table-cell>
          <table:table-cell office:value-type="float" office:value="2687.6899" calcext:value-type="float">
            <text:p>2687,6899</text:p>
          </table:table-cell>
          <table:table-cell office:value-type="float" office:value="2642.3101" calcext:value-type="float">
            <text:p>2642,3101</text:p>
          </table:table-cell>
          <table:table-cell office:value-type="float" office:value="2622.9399" calcext:value-type="float">
            <text:p>2622,9399</text:p>
          </table:table-cell>
          <table:table-cell office:value-type="float" office:value="2610.0601" calcext:value-type="float">
            <text:p>2610,0601</text:p>
          </table:table-cell>
          <table:table-cell office:value-type="float" office:value="2520.4299" calcext:value-type="float">
            <text:p>2520,4299</text:p>
          </table:table-cell>
          <table:table-cell office:value-type="float" office:value="2444.4199" calcext:value-type="float">
            <text:p>2444,4199</text:p>
          </table:table-cell>
          <table:table-cell office:value-type="float" office:value="2375.4099" calcext:value-type="float">
            <text:p>2375,40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00.8601" calcext:value-type="float">
            <text:p>2300,8601</text:p>
          </table:table-cell>
          <table:table-cell office:value-type="float" office:value="765.71997" calcext:value-type="float">
            <text:p>765,71997</text:p>
          </table:table-cell>
          <table:table-cell office:value-type="float" office:value="1441.6606" calcext:value-type="float">
            <text:p>1441,66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2300.8601" calcext:value-type="float">
            <text:p>2300,8601</text:p>
          </table:table-cell>
          <table:table-cell office:value-type="float" office:value="2220.98" calcext:value-type="float">
            <text:p>2220,98</text:p>
          </table:table-cell>
          <table:table-cell office:value-type="float" office:value="2148.05" calcext:value-type="float">
            <text:p>2148,05</text:p>
          </table:table-cell>
          <table:table-cell office:value-type="float" office:value="2093.8799" calcext:value-type="float">
            <text:p>2093,8799</text:p>
          </table:table-cell>
          <table:table-cell office:value-type="float" office:value="2010.51" calcext:value-type="float">
            <text:p>2010,51</text:p>
          </table:table-cell>
          <table:table-cell office:value-type="float" office:value="1957.5" calcext:value-type="float">
            <text:p>1957,5</text:p>
          </table:table-cell>
          <table:table-cell office:value-type="float" office:value="1881.75" calcext:value-type="float">
            <text:p>1881,75</text:p>
          </table:table-cell>
          <table:table-cell office:value-type="float" office:value="1829.87" calcext:value-type="float">
            <text:p>1829,87</text:p>
          </table:table-cell>
          <table:table-cell office:value-type="float" office:value="1772.79" calcext:value-type="float">
            <text:p>1772,79</text:p>
          </table:table-cell>
          <table:table-cell office:value-type="float" office:value="1710.6801" calcext:value-type="float">
            <text:p>1710,6801</text:p>
          </table:table-cell>
          <table:table-cell office:value-type="float" office:value="1643.74" calcext:value-type="float">
            <text:p>1643,74</text:p>
          </table:table-cell>
          <table:table-cell office:value-type="float" office:value="1572.22" calcext:value-type="float">
            <text:p>1572,22</text:p>
          </table:table-cell>
          <table:table-cell office:value-type="float" office:value="1539.5601" calcext:value-type="float">
            <text:p>1539,5601</text:p>
          </table:table-cell>
          <table:table-cell office:value-type="float" office:value="1490.98" calcext:value-type="float">
            <text:p>1490,98</text:p>
          </table:table-cell>
          <table:table-cell office:value-type="float" office:value="1448.23" calcext:value-type="float">
            <text:p>1448,23</text:p>
          </table:table-cell>
          <table:table-cell office:value-type="float" office:value="1427.01" calcext:value-type="float">
            <text:p>1427,01</text:p>
          </table:table-cell>
          <table:table-cell office:value-type="float" office:value="1343.14" calcext:value-type="float">
            <text:p>1343,14</text:p>
          </table:table-cell>
          <table:table-cell office:value-type="float" office:value="1286.4399" calcext:value-type="float">
            <text:p>1286,4399</text:p>
          </table:table-cell>
          <table:table-cell office:value-type="float" office:value="1250.78" calcext:value-type="float">
            <text:p>1250,78</text:p>
          </table:table-cell>
          <table:table-cell office:value-type="float" office:value="1195.39" calcext:value-type="float">
            <text:p>1195,39</text:p>
          </table:table-cell>
          <table:table-cell office:value-type="float" office:value="1150.6899" calcext:value-type="float">
            <text:p>1150,6899</text:p>
          </table:table-cell>
          <table:table-cell office:value-type="float" office:value="1121.2" calcext:value-type="float">
            <text:p>1121,2</text:p>
          </table:table-cell>
          <table:table-cell office:value-type="float" office:value="1082.26" calcext:value-type="float">
            <text:p>1082,26</text:p>
          </table:table-cell>
          <table:table-cell office:value-type="float" office:value="1048.5601" calcext:value-type="float">
            <text:p>1048,5601</text:p>
          </table:table-cell>
          <table:table-cell office:value-type="float" office:value="1001.02" calcext:value-type="float">
            <text:p>1001,02</text:p>
          </table:table-cell>
          <table:table-cell office:value-type="float" office:value="954.20001" calcext:value-type="float">
            <text:p>954,20001</text:p>
          </table:table-cell>
          <table:table-cell office:value-type="float" office:value="917.27002" calcext:value-type="float">
            <text:p>917,27002</text:p>
          </table:table-cell>
          <table:table-cell office:value-type="float" office:value="876.29999" calcext:value-type="float">
            <text:p>876,29999</text:p>
          </table:table-cell>
          <table:table-cell office:value-type="float" office:value="849.32001" calcext:value-type="float">
            <text:p>849,32001</text:p>
          </table:table-cell>
          <table:table-cell office:value-type="float" office:value="800.58002" calcext:value-type="float">
            <text:p>800,58002</text:p>
          </table:table-cell>
          <table:table-cell office:value-type="float" office:value="765.71997" calcext:value-type="float">
            <text:p>765,7199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44.20001" calcext:value-type="float">
            <text:p>744,20001</text:p>
          </table:table-cell>
          <table:table-cell office:value-type="float" office:value="393.19" calcext:value-type="float">
            <text:p>393,19</text:p>
          </table:table-cell>
          <table:table-cell office:value-type="float" office:value="509.03549" calcext:value-type="float">
            <text:p>509,035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744.20001" calcext:value-type="float">
            <text:p>744,20001</text:p>
          </table:table-cell>
          <table:table-cell office:value-type="float" office:value="722.87" calcext:value-type="float">
            <text:p>722,87</text:p>
          </table:table-cell>
          <table:table-cell office:value-type="float" office:value="689.16998" calcext:value-type="float">
            <text:p>689,16998</text:p>
          </table:table-cell>
          <table:table-cell office:value-type="float" office:value="651.88" calcext:value-type="float">
            <text:p>651,88</text:p>
          </table:table-cell>
          <table:table-cell office:value-type="float" office:value="635.52002" calcext:value-type="float">
            <text:p>635,52002</text:p>
          </table:table-cell>
          <table:table-cell office:value-type="float" office:value="611.25" calcext:value-type="float">
            <text:p>611,25</text:p>
          </table:table-cell>
          <table:table-cell office:value-type="float" office:value="591.25" calcext:value-type="float">
            <text:p>591,25</text:p>
          </table:table-cell>
          <table:table-cell office:value-type="float" office:value="571.46997" calcext:value-type="float">
            <text:p>571,46997</text:p>
          </table:table-cell>
          <table:table-cell office:value-type="float" office:value="555.81" calcext:value-type="float">
            <text:p>555,81</text:p>
          </table:table-cell>
          <table:table-cell office:value-type="float" office:value="540.28003" calcext:value-type="float">
            <text:p>540,28003</text:p>
          </table:table-cell>
          <table:table-cell office:value-type="float" office:value="524.90002" calcext:value-type="float">
            <text:p>524,90002</text:p>
          </table:table-cell>
          <table:table-cell office:value-type="float" office:value="513.46002" calcext:value-type="float">
            <text:p>513,46002</text:p>
          </table:table-cell>
          <table:table-cell office:value-type="float" office:value="505.88" calcext:value-type="float">
            <text:p>505,88</text:p>
          </table:table-cell>
          <table:table-cell office:value-type="float" office:value="498.34" calcext:value-type="float">
            <text:p>498,34</text:p>
          </table:table-cell>
          <table:table-cell office:value-type="float" office:value="487.09" calcext:value-type="float">
            <text:p>487,09</text:p>
          </table:table-cell>
          <table:table-cell office:value-type="float" office:value="483.35999" calcext:value-type="float">
            <text:p>483,35999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468.53" calcext:value-type="float">
            <text:p>468,53</text:p>
          </table:table-cell>
          <table:table-cell office:value-type="float" office:value="461.17001" calcext:value-type="float">
            <text:p>461,17001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446.57001" calcext:value-type="float">
            <text:p>446,57001</text:p>
          </table:table-cell>
          <table:table-cell office:value-type="float" office:value="439.32999" calcext:value-type="float">
            <text:p>439,32999</text:p>
          </table:table-cell>
          <table:table-cell office:value-type="float" office:value="435.72" calcext:value-type="float">
            <text:p>435,72</text:p>
          </table:table-cell>
          <table:table-cell office:value-type="float" office:value="428.54001" calcext:value-type="float">
            <text:p>428,54001</text:p>
          </table:table-cell>
          <table:table-cell office:value-type="float" office:value="421.39001" calcext:value-type="float">
            <text:p>421,39001</text:p>
          </table:table-cell>
          <table:table-cell office:value-type="float" office:value="417.82999" calcext:value-type="float">
            <text:p>417,82999</text:p>
          </table:table-cell>
          <table:table-cell office:value-type="float" office:value="410.73999" calcext:value-type="float">
            <text:p>410,73999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400.17999" calcext:value-type="float">
            <text:p>400,17999</text:p>
          </table:table-cell>
          <table:table-cell table:number-columns-repeated="2" office:value-type="float" office:value="393.19" calcext:value-type="float">
            <text:p>393,1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6.23999" calcext:value-type="float">
            <text:p>386,23999</text:p>
          </table:table-cell>
          <table:table-cell office:value-type="float" office:value="293.31" calcext:value-type="float">
            <text:p>293,31</text:p>
          </table:table-cell>
          <table:table-cell office:value-type="float" office:value="334.38" calcext:value-type="float">
            <text:p>334,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2</text:p>
          </table:table-cell>
          <table:table-cell/>
          <table:table-cell table:style-name="Default"/>
          <table:table-cell office:value-type="float" office:value="386.23999" calcext:value-type="float">
            <text:p>386,23999</text:p>
          </table:table-cell>
          <table:table-cell table:number-columns-repeated="2" office:value-type="float" office:value="382.79001" calcext:value-type="float">
            <text:p>382,79001</text:p>
          </table:table-cell>
          <table:table-cell office:value-type="float" office:value="379.34" calcext:value-type="float">
            <text:p>379,3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55.48001" calcext:value-type="float">
            <text:p>355,48001</text:p>
          </table:table-cell>
          <table:table-cell table:number-columns-repeated="2" office:value-type="float" office:value="348.75" calcext:value-type="float">
            <text:p>348,75</text:p>
          </table:table-cell>
          <table:table-cell office:value-type="float" office:value="345.41" calcext:value-type="float">
            <text:p>345,41</text:p>
          </table:table-cell>
          <table:table-cell office:value-type="float" office:value="342.07001" calcext:value-type="float">
            <text:p>342,07001</text:p>
          </table:table-cell>
          <table:table-cell table:number-columns-repeated="2" office:value-type="float" office:value="338.73999" calcext:value-type="float">
            <text:p>338,73999</text:p>
          </table:table-cell>
          <table:table-cell office:value-type="float" office:value="332.13" calcext:value-type="float">
            <text:p>332,13</text:p>
          </table:table-cell>
          <table:table-cell office:value-type="float" office:value="328.82999" calcext:value-type="float">
            <text:p>328,82999</text:p>
          </table:table-cell>
          <table:table-cell table:number-columns-repeated="3" office:value-type="float" office:value="322.28" calcext:value-type="float">
            <text:p>322,28</text:p>
          </table:table-cell>
          <table:table-cell office:value-type="float" office:value="319.01001" calcext:value-type="float">
            <text:p>319,01001</text:p>
          </table:table-cell>
          <table:table-cell office:value-type="float" office:value="315.76001" calcext:value-type="float">
            <text:p>315,76001</text:p>
          </table:table-cell>
          <table:table-cell table:number-columns-repeated="2" office:value-type="float" office:value="309.29999" calcext:value-type="float">
            <text:p>309,29999</text:p>
          </table:table-cell>
          <table:table-cell office:value-type="float" office:value="306.07999" calcext:value-type="float">
            <text:p>306,07999</text:p>
          </table:table-cell>
          <table:table-cell table:number-columns-repeated="3" office:value-type="float" office:value="302.87" calcext:value-type="float">
            <text:p>302,87</text:p>
          </table:table-cell>
          <table:table-cell office:value-type="float" office:value="299.67001" calcext:value-type="float">
            <text:p>299,67001</text:p>
          </table:table-cell>
          <table:table-cell office:value-type="float" office:value="296.48999" calcext:value-type="float">
            <text:p>296,48999</text:p>
          </table:table-cell>
          <table:table-cell office:value-type="float" office:value="293.31" calcext:value-type="float">
            <text:p>293,31</text:p>
          </table:table-cell>
          <table:table-cell/>
          <table:table-cell table:number-columns-repeated="17" office:value-type="string" calcext:value-type="string">
            <text:p>1</text:p>
          </table:table-cell>
          <table:table-cell table:number-columns-repeated="13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9.67001" calcext:value-type="float">
            <text:p>299,67001</text:p>
          </table:table-cell>
          <table:table-cell office:value-type="float" office:value="280.73001" calcext:value-type="float">
            <text:p>280,73001</text:p>
          </table:table-cell>
          <table:table-cell office:value-type="float" office:value="289.25" calcext:value-type="float">
            <text:p>289,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1</text:p>
          </table:table-cell>
          <table:table-cell table:number-columns-repeated="3" office:value-type="string" calcext:value-type="string">
            <text:p>2</text:p>
          </table:table-cell>
          <table:table-cell/>
          <table:table-cell table:style-name="Default"/>
          <table:table-cell office:value-type="float" office:value="290.14999" calcext:value-type="float">
            <text:p>290,14999</text:p>
          </table:table-cell>
          <table:table-cell table:number-columns-repeated="3" office:value-type="float" office:value="287" calcext:value-type="float">
            <text:p>287</text:p>
          </table:table-cell>
          <table:table-cell table:number-columns-repeated="6" office:value-type="float" office:value="283.85999" calcext:value-type="float">
            <text:p>283,85999</text:p>
          </table:table-cell>
          <table:table-cell table:number-columns-repeated="3" office:value-type="float" office:value="280.73001" calcext:value-type="float">
            <text:p>280,73001</text:p>
          </table:table-cell>
          <table:table-cell office:value-type="float" office:value="283.85999" calcext:value-type="float">
            <text:p>283,85999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90.14999" calcext:value-type="float">
            <text:p>290,14999</text:p>
          </table:table-cell>
          <table:table-cell office:value-type="float" office:value="293.31" calcext:value-type="float">
            <text:p>293,31</text:p>
          </table:table-cell>
          <table:table-cell office:value-type="float" office:value="296.48999" calcext:value-type="float">
            <text:p>296,48999</text:p>
          </table:table-cell>
          <table:table-cell table:number-columns-repeated="3" office:value-type="float" office:value="299.67001" calcext:value-type="float">
            <text:p>299,67001</text:p>
          </table:table-cell>
          <table:table-cell table:number-columns-repeated="3" office:value-type="float" office:value="296.48999" calcext:value-type="float">
            <text:p>296,48999</text:p>
          </table:table-cell>
          <table:table-cell office:value-type="float" office:value="293.31" calcext:value-type="float">
            <text:p>293,31</text:p>
          </table:table-cell>
          <table:table-cell table:number-columns-repeated="2" office:value-type="float" office:value="290.14999" calcext:value-type="float">
            <text:p>290,14999</text:p>
          </table:table-cell>
          <table:table-cell office:value-type="float" office:value="287" calcext:value-type="float">
            <text:p>287</text:p>
          </table:table-cell>
          <table:table-cell table:number-columns-repeated="16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287" calcext:value-type="float">
            <text:p>287</text:p>
          </table:table-cell>
          <table:table-cell office:value-type="float" office:value="356.23871" calcext:value-type="float">
            <text:p>356,2387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6" office:value-type="float" office:value="287" calcext:value-type="float">
            <text:p>287</text:p>
          </table:table-cell>
          <table:table-cell table:number-columns-repeated="3" office:value-type="float" office:value="290.14999" calcext:value-type="float">
            <text:p>290,14999</text:p>
          </table:table-cell>
          <table:table-cell table:number-columns-repeated="2" office:value-type="float" office:value="299.67001" calcext:value-type="float">
            <text:p>299,67001</text:p>
          </table:table-cell>
          <table:table-cell office:value-type="float" office:value="306.07999" calcext:value-type="float">
            <text:p>306,07999</text:p>
          </table:table-cell>
          <table:table-cell office:value-type="float" office:value="312.51999" calcext:value-type="float">
            <text:p>312,51999</text:p>
          </table:table-cell>
          <table:table-cell office:value-type="float" office:value="325.54999" calcext:value-type="float">
            <text:p>325,54999</text:p>
          </table:table-cell>
          <table:table-cell office:value-type="float" office:value="332.13" calcext:value-type="float">
            <text:p>332,13</text:p>
          </table:table-cell>
          <table:table-cell office:value-type="float" office:value="338.73999" calcext:value-type="float">
            <text:p>338,73999</text:p>
          </table:table-cell>
          <table:table-cell office:value-type="float" office:value="345.41" calcext:value-type="float">
            <text:p>345,41</text:p>
          </table:table-cell>
          <table:table-cell office:value-type="float" office:value="355.48001" calcext:value-type="float">
            <text:p>355,48001</text:p>
          </table:table-cell>
          <table:table-cell office:value-type="float" office:value="372.47" calcext:value-type="float">
            <text:p>372,47</text:p>
          </table:table-cell>
          <table:table-cell office:value-type="float" office:value="389.70999" calcext:value-type="float">
            <text:p>389,70999</text:p>
          </table:table-cell>
          <table:table-cell office:value-type="float" office:value="400.17999" calcext:value-type="float">
            <text:p>400,17999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421.39001" calcext:value-type="float">
            <text:p>421,39001</text:p>
          </table:table-cell>
          <table:table-cell office:value-type="float" office:value="432.12" calcext:value-type="float">
            <text:p>432,12</text:p>
          </table:table-cell>
          <table:table-cell office:value-type="float" office:value="439.32999" calcext:value-type="float">
            <text:p>439,32999</text:p>
          </table:table-cell>
          <table:table-cell office:value-type="float" office:value="450.20999" calcext:value-type="float">
            <text:p>450,20999</text:p>
          </table:table-cell>
          <table:table-cell office:value-type="float" office:value="453.85001" calcext:value-type="float">
            <text:p>453,85001</text:p>
          </table:table-cell>
          <table:table-cell table:number-columns-repeated="2" office:value-type="float" office:value="468.53" calcext:value-type="float">
            <text:p>468,53</text:p>
          </table:table-cell>
          <table:table-cell office:value-type="float" office:value="475.92999" calcext:value-type="float">
            <text:p>475,929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7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50.12" calcext:value-type="float">
            <text:p>1750,12</text:p>
          </table:table-cell>
          <table:table-cell office:value-type="float" office:value="479.64001" calcext:value-type="float">
            <text:p>479,64001</text:p>
          </table:table-cell>
          <table:table-cell office:value-type="float" office:value="981.6839" calcext:value-type="float">
            <text:p>981,683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79.64001" calcext:value-type="float">
            <text:p>479,64001</text:p>
          </table:table-cell>
          <table:table-cell office:value-type="float" office:value="483.35999" calcext:value-type="float">
            <text:p>483,35999</text:p>
          </table:table-cell>
          <table:table-cell office:value-type="float" office:value="490.82999" calcext:value-type="float">
            <text:p>490,82999</text:p>
          </table:table-cell>
          <table:table-cell office:value-type="float" office:value="502.10999" calcext:value-type="float">
            <text:p>502,10999</text:p>
          </table:table-cell>
          <table:table-cell office:value-type="float" office:value="513.46002" calcext:value-type="float">
            <text:p>513,46002</text:p>
          </table:table-cell>
          <table:table-cell office:value-type="float" office:value="536.42999" calcext:value-type="float">
            <text:p>536,42999</text:p>
          </table:table-cell>
          <table:table-cell office:value-type="float" office:value="555.81" calcext:value-type="float">
            <text:p>555,81</text:p>
          </table:table-cell>
          <table:table-cell office:value-type="float" office:value="587.28003" calcext:value-type="float">
            <text:p>587,28003</text:p>
          </table:table-cell>
          <table:table-cell office:value-type="float" office:value="615.27002" calcext:value-type="float">
            <text:p>615,27002</text:p>
          </table:table-cell>
          <table:table-cell office:value-type="float" office:value="664.22998" calcext:value-type="float">
            <text:p>664,22998</text:p>
          </table:table-cell>
          <table:table-cell office:value-type="float" office:value="731.38" calcext:value-type="float">
            <text:p>731,38</text:p>
          </table:table-cell>
          <table:table-cell office:value-type="float" office:value="761.40002" calcext:value-type="float">
            <text:p>761,40002</text:p>
          </table:table-cell>
          <table:table-cell office:value-type="float" office:value="804.96997" calcext:value-type="float">
            <text:p>804,96997</text:p>
          </table:table-cell>
          <table:table-cell office:value-type="float" office:value="867.27002" calcext:value-type="float">
            <text:p>867,27002</text:p>
          </table:table-cell>
          <table:table-cell office:value-type="float" office:value="921.85999" calcext:value-type="float">
            <text:p>921,85999</text:p>
          </table:table-cell>
          <table:table-cell office:value-type="float" office:value="972.84003" calcext:value-type="float">
            <text:p>972,84003</text:p>
          </table:table-cell>
          <table:table-cell office:value-type="float" office:value="1015.21" calcext:value-type="float">
            <text:p>1015,21</text:p>
          </table:table-cell>
          <table:table-cell office:value-type="float" office:value="1058.15" calcext:value-type="float">
            <text:p>1058,15</text:p>
          </table:table-cell>
          <table:table-cell office:value-type="float" office:value="1116.3101" calcext:value-type="float">
            <text:p>1116,3101</text:p>
          </table:table-cell>
          <table:table-cell office:value-type="float" office:value="1155.63" calcext:value-type="float">
            <text:p>1155,63</text:p>
          </table:table-cell>
          <table:table-cell office:value-type="float" office:value="1180.4301" calcext:value-type="float">
            <text:p>1180,4301</text:p>
          </table:table-cell>
          <table:table-cell office:value-type="float" office:value="1210.42" calcext:value-type="float">
            <text:p>1210,42</text:p>
          </table:table-cell>
          <table:table-cell office:value-type="float" office:value="1230.54" calcext:value-type="float">
            <text:p>1230,54</text:p>
          </table:table-cell>
          <table:table-cell office:value-type="float" office:value="1260.9301" calcext:value-type="float">
            <text:p>1260,9301</text:p>
          </table:table-cell>
          <table:table-cell office:value-type="float" office:value="1317.27" calcext:value-type="float">
            <text:p>1317,27</text:p>
          </table:table-cell>
          <table:table-cell office:value-type="float" office:value="1379.63" calcext:value-type="float">
            <text:p>1379,63</text:p>
          </table:table-cell>
          <table:table-cell office:value-type="float" office:value="1458.88" calcext:value-type="float">
            <text:p>1458,88</text:p>
          </table:table-cell>
          <table:table-cell office:value-type="float" office:value="1544.98" calcext:value-type="float">
            <text:p>1544,98</text:p>
          </table:table-cell>
          <table:table-cell office:value-type="float" office:value="1599.6" calcext:value-type="float">
            <text:p>1599,6</text:p>
          </table:table-cell>
          <table:table-cell office:value-type="float" office:value="1665.96" calcext:value-type="float">
            <text:p>1665,96</text:p>
          </table:table-cell>
          <table:table-cell office:value-type="float" office:value="1750.12" calcext:value-type="float">
            <text:p>1750,1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13.6499" calcext:value-type="float">
            <text:p>3313,6499</text:p>
          </table:table-cell>
          <table:table-cell office:value-type="float" office:value="1818.41" calcext:value-type="float">
            <text:p>1818,41</text:p>
          </table:table-cell>
          <table:table-cell office:value-type="float" office:value="2625.3005" calcext:value-type="float">
            <text:p>2625,3005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1818.41" calcext:value-type="float">
            <text:p>1818,41</text:p>
          </table:table-cell>
          <table:table-cell office:value-type="float" office:value="1870.1801" calcext:value-type="float">
            <text:p>1870,1801</text:p>
          </table:table-cell>
          <table:table-cell office:value-type="float" office:value="1910.77" calcext:value-type="float">
            <text:p>1910,77</text:p>
          </table:table-cell>
          <table:table-cell office:value-type="float" office:value="1981.01" calcext:value-type="float">
            <text:p>1981,01</text:p>
          </table:table-cell>
          <table:table-cell office:value-type="float" office:value="2040.16" calcext:value-type="float">
            <text:p>2040,16</text:p>
          </table:table-cell>
          <table:table-cell office:value-type="float" office:value="2093.8799" calcext:value-type="float">
            <text:p>2093,8799</text:p>
          </table:table-cell>
          <table:table-cell office:value-type="float" office:value="2148.05" calcext:value-type="float">
            <text:p>2148,05</text:p>
          </table:table-cell>
          <table:table-cell office:value-type="float" office:value="2208.77" calcext:value-type="float">
            <text:p>2208,77</text:p>
          </table:table-cell>
          <table:table-cell office:value-type="float" office:value="2263.8799" calcext:value-type="float">
            <text:p>2263,8799</text:p>
          </table:table-cell>
          <table:table-cell office:value-type="float" office:value="2325.6299" calcext:value-type="float">
            <text:p>2325,6299</text:p>
          </table:table-cell>
          <table:table-cell office:value-type="float" office:value="2375.4099" calcext:value-type="float">
            <text:p>2375,4099</text:p>
          </table:table-cell>
          <table:table-cell office:value-type="float" office:value="2412.97" calcext:value-type="float">
            <text:p>2412,97</text:p>
          </table:table-cell>
          <table:table-cell office:value-type="float" office:value="2488.6699" calcext:value-type="float">
            <text:p>2488,6699</text:p>
          </table:table-cell>
          <table:table-cell office:value-type="float" office:value="2539.55" calcext:value-type="float">
            <text:p>2539,55</text:p>
          </table:table-cell>
          <table:table-cell office:value-type="float" office:value="2597.1899" calcext:value-type="float">
            <text:p>2597,1899</text:p>
          </table:table-cell>
          <table:table-cell office:value-type="float" office:value="2648.78" calcext:value-type="float">
            <text:p>2648,78</text:p>
          </table:table-cell>
          <table:table-cell office:value-type="float" office:value="2700.6899" calcext:value-type="float">
            <text:p>2700,6899</text:p>
          </table:table-cell>
          <table:table-cell office:value-type="float" office:value="2772.6101" calcext:value-type="float">
            <text:p>2772,6101</text:p>
          </table:table-cell>
          <table:table-cell office:value-type="float" office:value="2838.52" calcext:value-type="float">
            <text:p>2838,52</text:p>
          </table:table-cell>
          <table:table-cell office:value-type="float" office:value="2898.26" calcext:value-type="float">
            <text:p>2898,26</text:p>
          </table:table-cell>
          <table:table-cell office:value-type="float" office:value="2958.4099" calcext:value-type="float">
            <text:p>2958,4099</text:p>
          </table:table-cell>
          <table:table-cell office:value-type="float" office:value="3005.46" calcext:value-type="float">
            <text:p>3005,46</text:p>
          </table:table-cell>
          <table:table-cell office:value-type="float" office:value="3039.22" calcext:value-type="float">
            <text:p>3039,22</text:p>
          </table:table-cell>
          <table:table-cell office:value-type="float" office:value="3066.3201" calcext:value-type="float">
            <text:p>3066,3201</text:p>
          </table:table-cell>
          <table:table-cell office:value-type="float" office:value="3093.49" calcext:value-type="float">
            <text:p>3093,49</text:p>
          </table:table-cell>
          <table:table-cell office:value-type="float" office:value="3113.9199" calcext:value-type="float">
            <text:p>3113,9199</text:p>
          </table:table-cell>
          <table:table-cell office:value-type="float" office:value="3148.0701" calcext:value-type="float">
            <text:p>3148,0701</text:p>
          </table:table-cell>
          <table:table-cell office:value-type="float" office:value="3196.0801" calcext:value-type="float">
            <text:p>3196,0801</text:p>
          </table:table-cell>
          <table:table-cell office:value-type="float" office:value="3244.3201" calcext:value-type="float">
            <text:p>3244,3201</text:p>
          </table:table-cell>
          <table:table-cell office:value-type="float" office:value="3271.99" calcext:value-type="float">
            <text:p>3271,99</text:p>
          </table:table-cell>
          <table:table-cell office:value-type="float" office:value="3313.6499" calcext:value-type="float">
            <text:p>3313,64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08.6602" calcext:value-type="float">
            <text:p>5008,6602</text:p>
          </table:table-cell>
          <table:table-cell office:value-type="float" office:value="3348.49" calcext:value-type="float">
            <text:p>3348,49</text:p>
          </table:table-cell>
          <table:table-cell office:value-type="float" office:value="4135.5728" calcext:value-type="float">
            <text:p>4135,5728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3348.49" calcext:value-type="float">
            <text:p>3348,49</text:p>
          </table:table-cell>
          <table:table-cell office:value-type="float" office:value="3418.52" calcext:value-type="float">
            <text:p>3418,52</text:p>
          </table:table-cell>
          <table:table-cell office:value-type="float" office:value="3481.95" calcext:value-type="float">
            <text:p>3481,95</text:p>
          </table:table-cell>
          <table:table-cell office:value-type="float" office:value="3552.8799" calcext:value-type="float">
            <text:p>3552,8799</text:p>
          </table:table-cell>
          <table:table-cell office:value-type="float" office:value="3609.95" calcext:value-type="float">
            <text:p>3609,95</text:p>
          </table:table-cell>
          <table:table-cell office:value-type="float" office:value="3645.77" calcext:value-type="float">
            <text:p>3645,77</text:p>
          </table:table-cell>
          <table:table-cell office:value-type="float" office:value="3710.53" calcext:value-type="float">
            <text:p>3710,53</text:p>
          </table:table-cell>
          <table:table-cell office:value-type="float" office:value="3761.1499" calcext:value-type="float">
            <text:p>3761,1499</text:p>
          </table:table-cell>
          <table:table-cell office:value-type="float" office:value="3790.1799" calcext:value-type="float">
            <text:p>3790,1799</text:p>
          </table:table-cell>
          <table:table-cell office:value-type="float" office:value="3855.76" calcext:value-type="float">
            <text:p>3855,76</text:p>
          </table:table-cell>
          <table:table-cell office:value-type="float" office:value="3907.02" calcext:value-type="float">
            <text:p>3907,02</text:p>
          </table:table-cell>
          <table:table-cell office:value-type="float" office:value="3965.8601" calcext:value-type="float">
            <text:p>3965,8601</text:p>
          </table:table-cell>
          <table:table-cell office:value-type="float" office:value="4017.5901" calcext:value-type="float">
            <text:p>4017,5901</text:p>
          </table:table-cell>
          <table:table-cell office:value-type="float" office:value="4076.97" calcext:value-type="float">
            <text:p>4076,97</text:p>
          </table:table-cell>
          <table:table-cell office:value-type="float" office:value="4136.6299" calcext:value-type="float">
            <text:p>4136,6299</text:p>
          </table:table-cell>
          <table:table-cell office:value-type="float" office:value="4189.0601" calcext:value-type="float">
            <text:p>4189,0601</text:p>
          </table:table-cell>
          <table:table-cell office:value-type="float" office:value="4234.1802" calcext:value-type="float">
            <text:p>4234,1802</text:p>
          </table:table-cell>
          <table:table-cell office:value-type="float" office:value="4294.5698" calcext:value-type="float">
            <text:p>4294,5698</text:p>
          </table:table-cell>
          <table:table-cell office:value-type="float" office:value="4355.2402" calcext:value-type="float">
            <text:p>4355,2402</text:p>
          </table:table-cell>
          <table:table-cell office:value-type="float" office:value="4408.5498" calcext:value-type="float">
            <text:p>4408,5498</text:p>
          </table:table-cell>
          <table:table-cell office:value-type="float" office:value="4477.4102" calcext:value-type="float">
            <text:p>4477,4102</text:p>
          </table:table-cell>
          <table:table-cell office:value-type="float" office:value="4562.0298" calcext:value-type="float">
            <text:p>4562,0298</text:p>
          </table:table-cell>
          <table:table-cell office:value-type="float" office:value="4647.1699" calcext:value-type="float">
            <text:p>4647,1699</text:p>
          </table:table-cell>
          <table:table-cell office:value-type="float" office:value="4709.3999" calcext:value-type="float">
            <text:p>4709,3999</text:p>
          </table:table-cell>
          <table:table-cell office:value-type="float" office:value="4787.5698" calcext:value-type="float">
            <text:p>4787,5698</text:p>
          </table:table-cell>
          <table:table-cell office:value-type="float" office:value="4881.9302" calcext:value-type="float">
            <text:p>4881,9302</text:p>
          </table:table-cell>
          <table:table-cell office:value-type="float" office:value="4961.02" calcext:value-type="float">
            <text:p>4961,02</text:p>
          </table:table-cell>
          <table:table-cell office:value-type="float" office:value="5008.6602" calcext:value-type="float">
            <text:p>5008,6602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093.3999" calcext:value-type="float">
            <text:p>6093,3999</text:p>
          </table:table-cell>
          <table:table-cell office:value-type="float" office:value="5064.4399" calcext:value-type="float">
            <text:p>5064,4399</text:p>
          </table:table-cell>
          <table:table-cell office:value-type="float" office:value="5614.4409" calcext:value-type="float">
            <text:p>5614,440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5064.4399" calcext:value-type="float">
            <text:p>5064,4399</text:p>
          </table:table-cell>
          <table:table-cell office:value-type="float" office:value="5120.4199" calcext:value-type="float">
            <text:p>5120,4199</text:p>
          </table:table-cell>
          <table:table-cell office:value-type="float" office:value="5168.5498" calcext:value-type="float">
            <text:p>5168,5498</text:p>
          </table:table-cell>
          <table:table-cell office:value-type="float" office:value="5200.73" calcext:value-type="float">
            <text:p>5200,73</text:p>
          </table:table-cell>
          <table:table-cell office:value-type="float" office:value="5257.1802" calcext:value-type="float">
            <text:p>5257,1802</text:p>
          </table:table-cell>
          <table:table-cell office:value-type="float" office:value="5305.73" calcext:value-type="float">
            <text:p>5305,73</text:p>
          </table:table-cell>
          <table:table-cell office:value-type="float" office:value="5386.9702" calcext:value-type="float">
            <text:p>5386,9702</text:p>
          </table:table-cell>
          <table:table-cell office:value-type="float" office:value="5411.4199" calcext:value-type="float">
            <text:p>5411,4199</text:p>
          </table:table-cell>
          <table:table-cell office:value-type="float" office:value="5427.7402" calcext:value-type="float">
            <text:p>5427,7402</text:p>
          </table:table-cell>
          <table:table-cell office:value-type="float" office:value="5452.25" calcext:value-type="float">
            <text:p>5452,25</text:p>
          </table:table-cell>
          <table:table-cell office:value-type="float" office:value="5476.79" calcext:value-type="float">
            <text:p>5476,79</text:p>
          </table:table-cell>
          <table:table-cell office:value-type="float" office:value="5501.3701" calcext:value-type="float">
            <text:p>5501,3701</text:p>
          </table:table-cell>
          <table:table-cell office:value-type="float" office:value="5525.9902" calcext:value-type="float">
            <text:p>5525,9902</text:p>
          </table:table-cell>
          <table:table-cell office:value-type="float" office:value="5550.6401" calcext:value-type="float">
            <text:p>5550,6401</text:p>
          </table:table-cell>
          <table:table-cell office:value-type="float" office:value="5583.5698" calcext:value-type="float">
            <text:p>5583,5698</text:p>
          </table:table-cell>
          <table:table-cell office:value-type="float" office:value="5608.2998" calcext:value-type="float">
            <text:p>5608,2998</text:p>
          </table:table-cell>
          <table:table-cell office:value-type="float" office:value="5641.3398" calcext:value-type="float">
            <text:p>5641,3398</text:p>
          </table:table-cell>
          <table:table-cell office:value-type="float" office:value="5674.4302" calcext:value-type="float">
            <text:p>5674,4302</text:p>
          </table:table-cell>
          <table:table-cell office:value-type="float" office:value="5707.5898" calcext:value-type="float">
            <text:p>5707,5898</text:p>
          </table:table-cell>
          <table:table-cell office:value-type="float" office:value="5732.5" calcext:value-type="float">
            <text:p>5732,5</text:p>
          </table:table-cell>
          <table:table-cell office:value-type="float" office:value="5774.1001" calcext:value-type="float">
            <text:p>5774,1001</text:p>
          </table:table-cell>
          <table:table-cell office:value-type="float" office:value="5824.1499" calcext:value-type="float">
            <text:p>5824,1499</text:p>
          </table:table-cell>
          <table:table-cell office:value-type="float" office:value="5840.8599" calcext:value-type="float">
            <text:p>5840,8599</text:p>
          </table:table-cell>
          <table:table-cell office:value-type="float" office:value="5865.96" calcext:value-type="float">
            <text:p>5865,96</text:p>
          </table:table-cell>
          <table:table-cell office:value-type="float" office:value="5891.0898" calcext:value-type="float">
            <text:p>5891,0898</text:p>
          </table:table-cell>
          <table:table-cell office:value-type="float" office:value="5924.6602" calcext:value-type="float">
            <text:p>5924,6602</text:p>
          </table:table-cell>
          <table:table-cell office:value-type="float" office:value="5958.2798" calcext:value-type="float">
            <text:p>5958,2798</text:p>
          </table:table-cell>
          <table:table-cell office:value-type="float" office:value="5991.9702" calcext:value-type="float">
            <text:p>5991,9702</text:p>
          </table:table-cell>
          <table:table-cell office:value-type="float" office:value="6025.7202" calcext:value-type="float">
            <text:p>6025,7202</text:p>
          </table:table-cell>
          <table:table-cell office:value-type="float" office:value="6059.5298" calcext:value-type="float">
            <text:p>6059,5298</text:p>
          </table:table-cell>
          <table:table-cell office:value-type="float" office:value="6093.3999" calcext:value-type="float">
            <text:p>6093,3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306.4902" calcext:value-type="float">
            <text:p>6306,4902</text:p>
          </table:table-cell>
          <table:table-cell office:value-type="float" office:value="6101.8799" calcext:value-type="float">
            <text:p>6101,8799</text:p>
          </table:table-cell>
          <table:table-cell table:style-name="ce2" office:value-type="string" calcext:value-type="string">
            <text:p>6247,541</text:p>
          </table:table-cell>
          <table:table-cell office:value-type="string" calcext:value-type="string">
            <text:p>2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6101.8799" calcext:value-type="float">
            <text:p>6101,8799</text:p>
          </table:table-cell>
          <table:table-cell office:value-type="float" office:value="6118.8501" calcext:value-type="float">
            <text:p>6118,8501</text:p>
          </table:table-cell>
          <table:table-cell office:value-type="float" office:value="6135.8301" calcext:value-type="float">
            <text:p>6135,8301</text:p>
          </table:table-cell>
          <table:table-cell office:value-type="float" office:value="6152.8301" calcext:value-type="float">
            <text:p>6152,8301</text:p>
          </table:table-cell>
          <table:table-cell office:value-type="float" office:value="6161.3301" calcext:value-type="float">
            <text:p>6161,3301</text:p>
          </table:table-cell>
          <table:table-cell office:value-type="float" office:value="6169.8398" calcext:value-type="float">
            <text:p>6169,8398</text:p>
          </table:table-cell>
          <table:table-cell office:value-type="float" office:value="6186.8701" calcext:value-type="float">
            <text:p>6186,8701</text:p>
          </table:table-cell>
          <table:table-cell office:value-type="float" office:value="6203.9102" calcext:value-type="float">
            <text:p>6203,9102</text:p>
          </table:table-cell>
          <table:table-cell office:value-type="float" office:value="6220.9702" calcext:value-type="float">
            <text:p>6220,9702</text:p>
          </table:table-cell>
          <table:table-cell office:value-type="float" office:value="6238.04" calcext:value-type="float">
            <text:p>6238,04</text:p>
          </table:table-cell>
          <table:table-cell office:value-type="float" office:value="6246.5898" calcext:value-type="float">
            <text:p>6246,5898</text:p>
          </table:table-cell>
          <table:table-cell office:value-type="float" office:value="6255.1299" calcext:value-type="float">
            <text:p>6255,1299</text:p>
          </table:table-cell>
          <table:table-cell office:value-type="float" office:value="6263.6802" calcext:value-type="float">
            <text:p>6263,6802</text:p>
          </table:table-cell>
          <table:table-cell office:value-type="float" office:value="6272.2402" calcext:value-type="float">
            <text:p>6272,2402</text:p>
          </table:table-cell>
          <table:table-cell office:value-type="float" office:value="6280.79" calcext:value-type="float">
            <text:p>6280,79</text:p>
          </table:table-cell>
          <table:table-cell office:value-type="float" office:value="6289.3501" calcext:value-type="float">
            <text:p>6289,3501</text:p>
          </table:table-cell>
          <table:table-cell table:number-columns-repeated="4" office:value-type="float" office:value="6297.9199" calcext:value-type="float">
            <text:p>6297,9199</text:p>
          </table:table-cell>
          <table:table-cell table:number-columns-repeated="4" office:value-type="float" office:value="6306.4902" calcext:value-type="float">
            <text:p>6306,4902</text:p>
          </table:table-cell>
          <table:table-cell table:number-columns-repeated="2" office:value-type="float" office:value="6297.9199" calcext:value-type="float">
            <text:p>6297,9199</text:p>
          </table:table-cell>
          <table:table-cell office:value-type="float" office:value="6289.3501" calcext:value-type="float">
            <text:p>6289,3501</text:p>
          </table:table-cell>
          <table:table-cell office:value-type="float" office:value="6280.79" calcext:value-type="float">
            <text:p>6280,79</text:p>
          </table:table-cell>
          <table:table-cell table:number-columns-repeated="2" office:value-type="float" office:value="6272.2402" calcext:value-type="float">
            <text:p>6272,240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263.6802" calcext:value-type="float">
            <text:p>6263,6802</text:p>
          </table:table-cell>
          <table:table-cell office:value-type="float" office:value="5534.2002" calcext:value-type="float">
            <text:p>5534,2002</text:p>
          </table:table-cell>
          <table:table-cell office:value-type="float" office:value="5958.7676" calcext:value-type="float">
            <text:p>5958,76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6263.6802" calcext:value-type="float">
            <text:p>6263,6802</text:p>
          </table:table-cell>
          <table:table-cell office:value-type="float" office:value="6246.5898" calcext:value-type="float">
            <text:p>6246,5898</text:p>
          </table:table-cell>
          <table:table-cell office:value-type="float" office:value="6229.5" calcext:value-type="float">
            <text:p>6229,5</text:p>
          </table:table-cell>
          <table:table-cell office:value-type="float" office:value="6220.9702" calcext:value-type="float">
            <text:p>6220,9702</text:p>
          </table:table-cell>
          <table:table-cell office:value-type="float" office:value="6203.9102" calcext:value-type="float">
            <text:p>6203,9102</text:p>
          </table:table-cell>
          <table:table-cell office:value-type="float" office:value="6186.8701" calcext:value-type="float">
            <text:p>6186,8701</text:p>
          </table:table-cell>
          <table:table-cell office:value-type="float" office:value="6169.8398" calcext:value-type="float">
            <text:p>6169,8398</text:p>
          </table:table-cell>
          <table:table-cell office:value-type="float" office:value="6152.8301" calcext:value-type="float">
            <text:p>6152,8301</text:p>
          </table:table-cell>
          <table:table-cell office:value-type="float" office:value="6135.8301" calcext:value-type="float">
            <text:p>6135,8301</text:p>
          </table:table-cell>
          <table:table-cell office:value-type="float" office:value="6118.8501" calcext:value-type="float">
            <text:p>6118,8501</text:p>
          </table:table-cell>
          <table:table-cell office:value-type="float" office:value="6101.8799" calcext:value-type="float">
            <text:p>6101,8799</text:p>
          </table:table-cell>
          <table:table-cell office:value-type="float" office:value="6084.9302" calcext:value-type="float">
            <text:p>6084,9302</text:p>
          </table:table-cell>
          <table:table-cell office:value-type="float" office:value="6067.9902" calcext:value-type="float">
            <text:p>6067,9902</text:p>
          </table:table-cell>
          <table:table-cell office:value-type="float" office:value="6034.1699" calcext:value-type="float">
            <text:p>6034,1699</text:p>
          </table:table-cell>
          <table:table-cell office:value-type="float" office:value="6017.2798" calcext:value-type="float">
            <text:p>6017,2798</text:p>
          </table:table-cell>
          <table:table-cell office:value-type="float" office:value="6000.3999" calcext:value-type="float">
            <text:p>6000,3999</text:p>
          </table:table-cell>
          <table:table-cell office:value-type="float" office:value="5975.1201" calcext:value-type="float">
            <text:p>5975,1201</text:p>
          </table:table-cell>
          <table:table-cell office:value-type="float" office:value="5958.2798" calcext:value-type="float">
            <text:p>5958,2798</text:p>
          </table:table-cell>
          <table:table-cell office:value-type="float" office:value="5916.2598" calcext:value-type="float">
            <text:p>5916,2598</text:p>
          </table:table-cell>
          <table:table-cell office:value-type="float" office:value="5891.0898" calcext:value-type="float">
            <text:p>5891,0898</text:p>
          </table:table-cell>
          <table:table-cell office:value-type="float" office:value="5874.3301" calcext:value-type="float">
            <text:p>5874,3301</text:p>
          </table:table-cell>
          <table:table-cell office:value-type="float" office:value="5840.8599" calcext:value-type="float">
            <text:p>5840,8599</text:p>
          </table:table-cell>
          <table:table-cell office:value-type="float" office:value="5807.4502" calcext:value-type="float">
            <text:p>5807,4502</text:p>
          </table:table-cell>
          <table:table-cell office:value-type="float" office:value="5749.1299" calcext:value-type="float">
            <text:p>5749,1299</text:p>
          </table:table-cell>
          <table:table-cell office:value-type="float" office:value="5724.2002" calcext:value-type="float">
            <text:p>5724,2002</text:p>
          </table:table-cell>
          <table:table-cell office:value-type="float" office:value="5707.5898" calcext:value-type="float">
            <text:p>5707,5898</text:p>
          </table:table-cell>
          <table:table-cell office:value-type="float" office:value="5691.0098" calcext:value-type="float">
            <text:p>5691,0098</text:p>
          </table:table-cell>
          <table:table-cell office:value-type="float" office:value="5649.6001" calcext:value-type="float">
            <text:p>5649,6001</text:p>
          </table:table-cell>
          <table:table-cell office:value-type="float" office:value="5600.0498" calcext:value-type="float">
            <text:p>5600,0498</text:p>
          </table:table-cell>
          <table:table-cell office:value-type="float" office:value="5567.1001" calcext:value-type="float">
            <text:p>5567,1001</text:p>
          </table:table-cell>
          <table:table-cell office:value-type="float" office:value="5534.2002" calcext:value-type="float">
            <text:p>5534,200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93.1802" calcext:value-type="float">
            <text:p>5493,1802</text:p>
          </table:table-cell>
          <table:table-cell office:value-type="float" office:value="3588.51" calcext:value-type="float">
            <text:p>3588,51</text:p>
          </table:table-cell>
          <table:table-cell office:value-type="float" office:value="4723.7988" calcext:value-type="float">
            <text:p>4723,79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5493.1802" calcext:value-type="float">
            <text:p>5493,1802</text:p>
          </table:table-cell>
          <table:table-cell office:value-type="float" office:value="5460.4302" calcext:value-type="float">
            <text:p>5460,4302</text:p>
          </table:table-cell>
          <table:table-cell office:value-type="float" office:value="5435.9102" calcext:value-type="float">
            <text:p>5435,9102</text:p>
          </table:table-cell>
          <table:table-cell office:value-type="float" office:value="5395.1201" calcext:value-type="float">
            <text:p>5395,1201</text:p>
          </table:table-cell>
          <table:table-cell office:value-type="float" office:value="5330.0601" calcext:value-type="float">
            <text:p>5330,0601</text:p>
          </table:table-cell>
          <table:table-cell office:value-type="float" office:value="5289.5298" calcext:value-type="float">
            <text:p>5289,5298</text:p>
          </table:table-cell>
          <table:table-cell office:value-type="float" office:value="5241.0298" calcext:value-type="float">
            <text:p>5241,0298</text:p>
          </table:table-cell>
          <table:table-cell office:value-type="float" office:value="5200.73" calcext:value-type="float">
            <text:p>5200,73</text:p>
          </table:table-cell>
          <table:table-cell office:value-type="float" office:value="5168.5498" calcext:value-type="float">
            <text:p>5168,5498</text:p>
          </table:table-cell>
          <table:table-cell office:value-type="float" office:value="5136.4502" calcext:value-type="float">
            <text:p>5136,4502</text:p>
          </table:table-cell>
          <table:table-cell office:value-type="float" office:value="5096.3999" calcext:value-type="float">
            <text:p>5096,3999</text:p>
          </table:table-cell>
          <table:table-cell office:value-type="float" office:value="5048.48" calcext:value-type="float">
            <text:p>5048,48</text:p>
          </table:table-cell>
          <table:table-cell office:value-type="float" office:value="4992.7598" calcext:value-type="float">
            <text:p>4992,7598</text:p>
          </table:table-cell>
          <table:table-cell office:value-type="float" office:value="4921.4199" calcext:value-type="float">
            <text:p>4921,4199</text:p>
          </table:table-cell>
          <table:table-cell office:value-type="float" office:value="4850.4102" calcext:value-type="float">
            <text:p>4850,4102</text:p>
          </table:table-cell>
          <table:table-cell office:value-type="float" office:value="4779.7402" calcext:value-type="float">
            <text:p>4779,7402</text:p>
          </table:table-cell>
          <table:table-cell office:value-type="float" office:value="4740.6201" calcext:value-type="float">
            <text:p>4740,6201</text:p>
          </table:table-cell>
          <table:table-cell office:value-type="float" office:value="4670.4702" calcext:value-type="float">
            <text:p>4670,4702</text:p>
          </table:table-cell>
          <table:table-cell office:value-type="float" office:value="4600.6699" calcext:value-type="float">
            <text:p>4600,6699</text:p>
          </table:table-cell>
          <table:table-cell office:value-type="float" office:value="4523.5" calcext:value-type="float">
            <text:p>4523,5</text:p>
          </table:table-cell>
          <table:table-cell office:value-type="float" office:value="4439.1099" calcext:value-type="float">
            <text:p>4439,1099</text:p>
          </table:table-cell>
          <table:table-cell office:value-type="float" office:value="4362.8398" calcext:value-type="float">
            <text:p>4362,8398</text:p>
          </table:table-cell>
          <table:table-cell office:value-type="float" office:value="4264.3398" calcext:value-type="float">
            <text:p>4264,3398</text:p>
          </table:table-cell>
          <table:table-cell office:value-type="float" office:value="4174.0601" calcext:value-type="float">
            <text:p>4174,0601</text:p>
          </table:table-cell>
          <table:table-cell office:value-type="float" office:value="4091.8601" calcext:value-type="float">
            <text:p>4091,8601</text:p>
          </table:table-cell>
          <table:table-cell office:value-type="float" office:value="3995.3899" calcext:value-type="float">
            <text:p>3995,3899</text:p>
          </table:table-cell>
          <table:table-cell office:value-type="float" office:value="3914.3601" calcext:value-type="float">
            <text:p>3914,3601</text:p>
          </table:table-cell>
          <table:table-cell office:value-type="float" office:value="3804.72" calcext:value-type="float">
            <text:p>3804,72</text:p>
          </table:table-cell>
          <table:table-cell office:value-type="float" office:value="3703.3101" calcext:value-type="float">
            <text:p>3703,3101</text:p>
          </table:table-cell>
          <table:table-cell office:value-type="float" office:value="3588.51" calcext:value-type="float">
            <text:p>3588,5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03.1799" calcext:value-type="float">
            <text:p>3503,1799</text:p>
          </table:table-cell>
          <table:table-cell office:value-type="float" office:value="822.62" calcext:value-type="float">
            <text:p>822,62</text:p>
          </table:table-cell>
          <table:table-cell office:value-type="float" office:value="1908.7325" calcext:value-type="float">
            <text:p>1908,73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3503.1799" calcext:value-type="float">
            <text:p>3503,1799</text:p>
          </table:table-cell>
          <table:table-cell office:value-type="float" office:value="3418.52" calcext:value-type="float">
            <text:p>3418,52</text:p>
          </table:table-cell>
          <table:table-cell office:value-type="float" office:value="3292.8" calcext:value-type="float">
            <text:p>3292,8</text:p>
          </table:table-cell>
          <table:table-cell office:value-type="float" office:value="3161.76" calcext:value-type="float">
            <text:p>3161,76</text:p>
          </table:table-cell>
          <table:table-cell office:value-type="float" office:value="3045.99" calcext:value-type="float">
            <text:p>3045,99</text:p>
          </table:table-cell>
          <table:table-cell office:value-type="float" office:value="2891.6001" calcext:value-type="float">
            <text:p>2891,6001</text:p>
          </table:table-cell>
          <table:table-cell office:value-type="float" office:value="2766.05" calcext:value-type="float">
            <text:p>2766,05</text:p>
          </table:table-cell>
          <table:table-cell office:value-type="float" office:value="2635.8501" calcext:value-type="float">
            <text:p>2635,8501</text:p>
          </table:table-cell>
          <table:table-cell office:value-type="float" office:value="2501.3601" calcext:value-type="float">
            <text:p>2501,3601</text:p>
          </table:table-cell>
          <table:table-cell office:value-type="float" office:value="2375.4099" calcext:value-type="float">
            <text:p>2375,4099</text:p>
          </table:table-cell>
          <table:table-cell office:value-type="float" office:value="2245.46" calcext:value-type="float">
            <text:p>2245,46</text:p>
          </table:table-cell>
          <table:table-cell office:value-type="float" office:value="2129.95" calcext:value-type="float">
            <text:p>2129,95</text:p>
          </table:table-cell>
          <table:table-cell office:value-type="float" office:value="2016.4301" calcext:value-type="float">
            <text:p>2016,4301</text:p>
          </table:table-cell>
          <table:table-cell office:value-type="float" office:value="1934.09" calcext:value-type="float">
            <text:p>1934,09</text:p>
          </table:table-cell>
          <table:table-cell office:value-type="float" office:value="1824.14" calcext:value-type="float">
            <text:p>1824,14</text:p>
          </table:table-cell>
          <table:table-cell office:value-type="float" office:value="1721.91" calcext:value-type="float">
            <text:p>1721,91</text:p>
          </table:table-cell>
          <table:table-cell office:value-type="float" office:value="1638.2" calcext:value-type="float">
            <text:p>1638,2</text:p>
          </table:table-cell>
          <table:table-cell office:value-type="float" office:value="1550.42" calcext:value-type="float">
            <text:p>1550,42</text:p>
          </table:table-cell>
          <table:table-cell office:value-type="float" office:value="1480.26" calcext:value-type="float">
            <text:p>1480,26</text:p>
          </table:table-cell>
          <table:table-cell office:value-type="float" office:value="1411.16" calcext:value-type="float">
            <text:p>1411,16</text:p>
          </table:table-cell>
          <table:table-cell office:value-type="float" office:value="1337.95" calcext:value-type="float">
            <text:p>1337,95</text:p>
          </table:table-cell>
          <table:table-cell office:value-type="float" office:value="1276.22" calcext:value-type="float">
            <text:p>1276,22</text:p>
          </table:table-cell>
          <table:table-cell office:value-type="float" office:value="1205.4" calcext:value-type="float">
            <text:p>1205,4</text:p>
          </table:table-cell>
          <table:table-cell office:value-type="float" office:value="1145.76" calcext:value-type="float">
            <text:p>1145,76</text:p>
          </table:table-cell>
          <table:table-cell office:value-type="float" office:value="1091.95" calcext:value-type="float">
            <text:p>1091,95</text:p>
          </table:table-cell>
          <table:table-cell office:value-type="float" office:value="1038.99" calcext:value-type="float">
            <text:p>1038,99</text:p>
          </table:table-cell>
          <table:table-cell office:value-type="float" office:value="982.20001" calcext:value-type="float">
            <text:p>982,20001</text:p>
          </table:table-cell>
          <table:table-cell office:value-type="float" office:value="954.20001" calcext:value-type="float">
            <text:p>954,20001</text:p>
          </table:table-cell>
          <table:table-cell office:value-type="float" office:value="908.10999" calcext:value-type="float">
            <text:p>908,10999</text:p>
          </table:table-cell>
          <table:table-cell office:value-type="float" office:value="862.77002" calcext:value-type="float">
            <text:p>862,77002</text:p>
          </table:table-cell>
          <table:table-cell office:value-type="float" office:value="822.62" calcext:value-type="float">
            <text:p>822,6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74.39001" calcext:value-type="float">
            <text:p>774,39001</text:p>
          </table:table-cell>
          <table:table-cell office:value-type="float" office:value="372.47" calcext:value-type="float">
            <text:p>372,47</text:p>
          </table:table-cell>
          <table:table-cell office:value-type="float" office:value="510.31" calcext:value-type="float">
            <text:p>510,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774.39001" calcext:value-type="float">
            <text:p>774,39001</text:p>
          </table:table-cell>
          <table:table-cell office:value-type="float" office:value="727.12" calcext:value-type="float">
            <text:p>727,12</text:p>
          </table:table-cell>
          <table:table-cell office:value-type="float" office:value="689.16998" calcext:value-type="float">
            <text:p>689,16998</text:p>
          </table:table-cell>
          <table:table-cell office:value-type="float" office:value="655.98999" calcext:value-type="float">
            <text:p>655,98999</text:p>
          </table:table-cell>
          <table:table-cell office:value-type="float" office:value="631.46002" calcext:value-type="float">
            <text:p>631,46002</text:p>
          </table:table-cell>
          <table:table-cell office:value-type="float" office:value="619.31" calcext:value-type="float">
            <text:p>619,31</text:p>
          </table:table-cell>
          <table:table-cell office:value-type="float" office:value="599.21997" calcext:value-type="float">
            <text:p>599,21997</text:p>
          </table:table-cell>
          <table:table-cell office:value-type="float" office:value="591.25" calcext:value-type="float">
            <text:p>591,25</text:p>
          </table:table-cell>
          <table:table-cell office:value-type="float" office:value="567.53998" calcext:value-type="float">
            <text:p>567,53998</text:p>
          </table:table-cell>
          <table:table-cell office:value-type="float" office:value="555.81" calcext:value-type="float">
            <text:p>555,81</text:p>
          </table:table-cell>
          <table:table-cell office:value-type="float" office:value="540.28003" calcext:value-type="float">
            <text:p>540,28003</text:p>
          </table:table-cell>
          <table:table-cell office:value-type="float" office:value="528.73999" calcext:value-type="float">
            <text:p>528,73999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509.67001" calcext:value-type="float">
            <text:p>509,67001</text:p>
          </table:table-cell>
          <table:table-cell office:value-type="float" office:value="502.10999" calcext:value-type="float">
            <text:p>502,10999</text:p>
          </table:table-cell>
          <table:table-cell office:value-type="float" office:value="487.09" calcext:value-type="float">
            <text:p>487,09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468.53" calcext:value-type="float">
            <text:p>468,53</text:p>
          </table:table-cell>
          <table:table-cell office:value-type="float" office:value="461.17001" calcext:value-type="float">
            <text:p>461,17001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442.95001" calcext:value-type="float">
            <text:p>442,95001</text:p>
          </table:table-cell>
          <table:table-cell office:value-type="float" office:value="432.12" calcext:value-type="float">
            <text:p>432,12</text:p>
          </table:table-cell>
          <table:table-cell office:value-type="float" office:value="424.95999" calcext:value-type="float">
            <text:p>424,95999</text:p>
          </table:table-cell>
          <table:table-cell office:value-type="float" office:value="417.82999" calcext:value-type="float">
            <text:p>417,82999</text:p>
          </table:table-cell>
          <table:table-cell office:value-type="float" office:value="410.73999" calcext:value-type="float">
            <text:p>410,73999</text:p>
          </table:table-cell>
          <table:table-cell office:value-type="float" office:value="403.69" calcext:value-type="float">
            <text:p>403,69</text:p>
          </table:table-cell>
          <table:table-cell office:value-type="float" office:value="400.17999" calcext:value-type="float">
            <text:p>400,17999</text:p>
          </table:table-cell>
          <table:table-cell office:value-type="float" office:value="393.19" calcext:value-type="float">
            <text:p>393,19</text:p>
          </table:table-cell>
          <table:table-cell office:value-type="float" office:value="386.23999" calcext:value-type="float">
            <text:p>386,23999</text:p>
          </table:table-cell>
          <table:table-cell office:value-type="float" office:value="379.34" calcext:value-type="float">
            <text:p>379,34</text:p>
          </table:table-cell>
          <table:table-cell office:value-type="float" office:value="372.47" calcext:value-type="float">
            <text:p>372,4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15.76001" calcext:value-type="float">
            <text:p>315,76001</text:p>
          </table:table-cell>
          <table:table-cell office:value-type="float" office:value="325.6633" calcext:value-type="float">
            <text:p>325,66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365.64001" calcext:value-type="float">
            <text:p>365,64001</text:p>
          </table:table-cell>
          <table:table-cell office:value-type="float" office:value="362.23999" calcext:value-type="float">
            <text:p>362,23999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52.10999" calcext:value-type="float">
            <text:p>352,10999</text:p>
          </table:table-cell>
          <table:table-cell office:value-type="float" office:value="345.41" calcext:value-type="float">
            <text:p>345,41</text:p>
          </table:table-cell>
          <table:table-cell office:value-type="float" office:value="342.07001" calcext:value-type="float">
            <text:p>342,07001</text:p>
          </table:table-cell>
          <table:table-cell office:value-type="float" office:value="335.42999" calcext:value-type="float">
            <text:p>335,42999</text:p>
          </table:table-cell>
          <table:table-cell office:value-type="float" office:value="328.82999" calcext:value-type="float">
            <text:p>328,82999</text:p>
          </table:table-cell>
          <table:table-cell table:number-columns-repeated="2" office:value-type="float" office:value="325.54999" calcext:value-type="float">
            <text:p>325,54999</text:p>
          </table:table-cell>
          <table:table-cell office:value-type="float" office:value="322.28" calcext:value-type="float">
            <text:p>322,28</text:p>
          </table:table-cell>
          <table:table-cell table:number-columns-repeated="2" office:value-type="float" office:value="319.01001" calcext:value-type="float">
            <text:p>319,01001</text:p>
          </table:table-cell>
          <table:table-cell table:number-columns-repeated="17" office:value-type="float" office:value="315.76001" calcext:value-type="float">
            <text:p>315,7600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17.82999" calcext:value-type="float">
            <text:p>417,82999</text:p>
          </table:table-cell>
          <table:table-cell office:value-type="float" office:value="315.76001" calcext:value-type="float">
            <text:p>315,76001</text:p>
          </table:table-cell>
          <table:table-cell office:value-type="float" office:value="336.05899" calcext:value-type="float">
            <text:p>336,05899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18" office:value-type="float" office:value="315.76001" calcext:value-type="float">
            <text:p>315,76001</text:p>
          </table:table-cell>
          <table:table-cell office:value-type="float" office:value="322.28" calcext:value-type="float">
            <text:p>322,28</text:p>
          </table:table-cell>
          <table:table-cell table:number-columns-repeated="3" office:value-type="float" office:value="338.73999" calcext:value-type="float">
            <text:p>338,73999</text:p>
          </table:table-cell>
          <table:table-cell office:value-type="float" office:value="342.07001" calcext:value-type="float">
            <text:p>342,07001</text:p>
          </table:table-cell>
          <table:table-cell office:value-type="float" office:value="352.10999" calcext:value-type="float">
            <text:p>352,10999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72.47" calcext:value-type="float">
            <text:p>372,47</text:p>
          </table:table-cell>
          <table:table-cell office:value-type="float" office:value="382.79001" calcext:value-type="float">
            <text:p>382,79001</text:p>
          </table:table-cell>
          <table:table-cell office:value-type="float" office:value="396.67999" calcext:value-type="float">
            <text:p>396,67999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417.82999" calcext:value-type="float">
            <text:p>417,82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15.21" calcext:value-type="float">
            <text:p>1015,21</text:p>
          </table:table-cell>
          <table:table-cell office:value-type="float" office:value="424.95999" calcext:value-type="float">
            <text:p>424,95999</text:p>
          </table:table-cell>
          <table:table-cell office:value-type="float" office:value="619.94897" calcext:value-type="float">
            <text:p>619,94897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24.95999" calcext:value-type="float">
            <text:p>424,95999</text:p>
          </table:table-cell>
          <table:table-cell office:value-type="float" office:value="432.12" calcext:value-type="float">
            <text:p>432,12</text:p>
          </table:table-cell>
          <table:table-cell office:value-type="float" office:value="435.72" calcext:value-type="float">
            <text:p>435,72</text:p>
          </table:table-cell>
          <table:table-cell office:value-type="float" office:value="439.32999" calcext:value-type="float">
            <text:p>439,32999</text:p>
          </table:table-cell>
          <table:table-cell office:value-type="float" office:value="442.95001" calcext:value-type="float">
            <text:p>442,95001</text:p>
          </table:table-cell>
          <table:table-cell office:value-type="float" office:value="446.57001" calcext:value-type="float">
            <text:p>446,57001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461.17001" calcext:value-type="float">
            <text:p>461,17001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490.82999" calcext:value-type="float">
            <text:p>490,82999</text:p>
          </table:table-cell>
          <table:table-cell office:value-type="float" office:value="502.10999" calcext:value-type="float">
            <text:p>502,10999</text:p>
          </table:table-cell>
          <table:table-cell office:value-type="float" office:value="513.46002" calcext:value-type="float">
            <text:p>513,46002</text:p>
          </table:table-cell>
          <table:table-cell office:value-type="float" office:value="528.73999" calcext:value-type="float">
            <text:p>528,73999</text:p>
          </table:table-cell>
          <table:table-cell office:value-type="float" office:value="536.42999" calcext:value-type="float">
            <text:p>536,42999</text:p>
          </table:table-cell>
          <table:table-cell office:value-type="float" office:value="551.90997" calcext:value-type="float">
            <text:p>551,90997</text:p>
          </table:table-cell>
          <table:table-cell office:value-type="float" office:value="563.62" calcext:value-type="float">
            <text:p>563,62</text:p>
          </table:table-cell>
          <table:table-cell office:value-type="float" office:value="575.40997" calcext:value-type="float">
            <text:p>575,40997</text:p>
          </table:table-cell>
          <table:table-cell office:value-type="float" office:value="591.25" calcext:value-type="float">
            <text:p>591,25</text:p>
          </table:table-cell>
          <table:table-cell office:value-type="float" office:value="619.31" calcext:value-type="float">
            <text:p>619,31</text:p>
          </table:table-cell>
          <table:table-cell office:value-type="float" office:value="631.46002" calcext:value-type="float">
            <text:p>631,46002</text:p>
          </table:table-cell>
          <table:table-cell office:value-type="float" office:value="664.22998" calcext:value-type="float">
            <text:p>664,22998</text:p>
          </table:table-cell>
          <table:table-cell office:value-type="float" office:value="710.16998" calcext:value-type="float">
            <text:p>710,16998</text:p>
          </table:table-cell>
          <table:table-cell office:value-type="float" office:value="744.20001" calcext:value-type="float">
            <text:p>744,20001</text:p>
          </table:table-cell>
          <table:table-cell office:value-type="float" office:value="800.58002" calcext:value-type="float">
            <text:p>800,58002</text:p>
          </table:table-cell>
          <table:table-cell office:value-type="float" office:value="840.39001" calcext:value-type="float">
            <text:p>840,39001</text:p>
          </table:table-cell>
          <table:table-cell office:value-type="float" office:value="885.34998" calcext:value-type="float">
            <text:p>885,34998</text:p>
          </table:table-cell>
          <table:table-cell office:value-type="float" office:value="912.69" calcext:value-type="float">
            <text:p>912,69</text:p>
          </table:table-cell>
          <table:table-cell office:value-type="float" office:value="935.67999" calcext:value-type="float">
            <text:p>935,67999</text:p>
          </table:table-cell>
          <table:table-cell office:value-type="float" office:value="972.84003" calcext:value-type="float">
            <text:p>972,84003</text:p>
          </table:table-cell>
          <table:table-cell office:value-type="float" office:value="1015.21" calcext:value-type="float">
            <text:p>1015,2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8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134.3899" calcext:value-type="float">
            <text:p>3134,3899</text:p>
          </table:table-cell>
          <table:table-cell office:value-type="float" office:value="1111.42" calcext:value-type="float">
            <text:p>1111,42</text:p>
          </table:table-cell>
          <table:table-cell office:value-type="float" office:value="2141.3206" calcext:value-type="float">
            <text:p>2141,320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1111.42" calcext:value-type="float">
            <text:p>1111,42</text:p>
          </table:table-cell>
          <table:table-cell office:value-type="float" office:value="1160.58" calcext:value-type="float">
            <text:p>1160,58</text:p>
          </table:table-cell>
          <table:table-cell office:value-type="float" office:value="1255.85" calcext:value-type="float">
            <text:p>1255,85</text:p>
          </table:table-cell>
          <table:table-cell office:value-type="float" office:value="1337.95" calcext:value-type="float">
            <text:p>1337,95</text:p>
          </table:table-cell>
          <table:table-cell office:value-type="float" office:value="1432.3" calcext:value-type="float">
            <text:p>1432,3</text:p>
          </table:table-cell>
          <table:table-cell office:value-type="float" office:value="1474.9" calcext:value-type="float">
            <text:p>1474,9</text:p>
          </table:table-cell>
          <table:table-cell office:value-type="float" office:value="1528.72" calcext:value-type="float">
            <text:p>1528,72</text:p>
          </table:table-cell>
          <table:table-cell office:value-type="float" office:value="1566.76" calcext:value-type="float">
            <text:p>1566,76</text:p>
          </table:table-cell>
          <table:table-cell office:value-type="float" office:value="1682.6801" calcext:value-type="float">
            <text:p>1682,6801</text:p>
          </table:table-cell>
          <table:table-cell office:value-type="float" office:value="1829.87" calcext:value-type="float">
            <text:p>1829,87</text:p>
          </table:table-cell>
          <table:table-cell office:value-type="float" office:value="1904.95" calcext:value-type="float">
            <text:p>1904,95</text:p>
          </table:table-cell>
          <table:table-cell office:value-type="float" office:value="1963.37" calcext:value-type="float">
            <text:p>1963,37</text:p>
          </table:table-cell>
          <table:table-cell office:value-type="float" office:value="2010.51" calcext:value-type="float">
            <text:p>2010,51</text:p>
          </table:table-cell>
          <table:table-cell office:value-type="float" office:value="2058.02" calcext:value-type="float">
            <text:p>2058,02</text:p>
          </table:table-cell>
          <table:table-cell office:value-type="float" office:value="2093.8799" calcext:value-type="float">
            <text:p>2093,8799</text:p>
          </table:table-cell>
          <table:table-cell office:value-type="float" office:value="2142.01" calcext:value-type="float">
            <text:p>2142,01</text:p>
          </table:table-cell>
          <table:table-cell office:value-type="float" office:value="2190.5" calcext:value-type="float">
            <text:p>2190,5</text:p>
          </table:table-cell>
          <table:table-cell office:value-type="float" office:value="2251.5901" calcext:value-type="float">
            <text:p>2251,5901</text:p>
          </table:table-cell>
          <table:table-cell office:value-type="float" office:value="2325.6299" calcext:value-type="float">
            <text:p>2325,6299</text:p>
          </table:table-cell>
          <table:table-cell office:value-type="float" office:value="2375.4099" calcext:value-type="float">
            <text:p>2375,4099</text:p>
          </table:table-cell>
          <table:table-cell office:value-type="float" office:value="2444.4199" calcext:value-type="float">
            <text:p>2444,4199</text:p>
          </table:table-cell>
          <table:table-cell office:value-type="float" office:value="2501.3601" calcext:value-type="float">
            <text:p>2501,3601</text:p>
          </table:table-cell>
          <table:table-cell office:value-type="float" office:value="2539.55" calcext:value-type="float">
            <text:p>2539,55</text:p>
          </table:table-cell>
          <table:table-cell office:value-type="float" office:value="2629.3999" calcext:value-type="float">
            <text:p>2629,3999</text:p>
          </table:table-cell>
          <table:table-cell office:value-type="float" office:value="2720.25" calcext:value-type="float">
            <text:p>2720,25</text:p>
          </table:table-cell>
          <table:table-cell office:value-type="float" office:value="2798.9099" calcext:value-type="float">
            <text:p>2798,9099</text:p>
          </table:table-cell>
          <table:table-cell office:value-type="float" office:value="2865.02" calcext:value-type="float">
            <text:p>2865,02</text:p>
          </table:table-cell>
          <table:table-cell office:value-type="float" office:value="2931.6299" calcext:value-type="float">
            <text:p>2931,6299</text:p>
          </table:table-cell>
          <table:table-cell office:value-type="float" office:value="3039.22" calcext:value-type="float">
            <text:p>3039,22</text:p>
          </table:table-cell>
          <table:table-cell office:value-type="float" office:value="3079.8899" calcext:value-type="float">
            <text:p>3079,8899</text:p>
          </table:table-cell>
          <table:table-cell office:value-type="float" office:value="3134.3899" calcext:value-type="float">
            <text:p>3134,38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069.53" calcext:value-type="float">
            <text:p>4069,53</text:p>
          </table:table-cell>
          <table:table-cell office:value-type="float" office:value="3175.47" calcext:value-type="float">
            <text:p>3175,47</text:p>
          </table:table-cell>
          <table:table-cell office:value-type="float" office:value="3648.7793" calcext:value-type="float">
            <text:p>3648,779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3175.47" calcext:value-type="float">
            <text:p>3175,47</text:p>
          </table:table-cell>
          <table:table-cell office:value-type="float" office:value="3230.51" calcext:value-type="float">
            <text:p>3230,51</text:p>
          </table:table-cell>
          <table:table-cell office:value-type="float" office:value="3265.0701" calcext:value-type="float">
            <text:p>3265,0701</text:p>
          </table:table-cell>
          <table:table-cell office:value-type="float" office:value="3334.54" calcext:value-type="float">
            <text:p>3334,54</text:p>
          </table:table-cell>
          <table:table-cell office:value-type="float" office:value="3362.46" calcext:value-type="float">
            <text:p>3362,46</text:p>
          </table:table-cell>
          <table:table-cell office:value-type="float" office:value="3390.45" calcext:value-type="float">
            <text:p>3390,45</text:p>
          </table:table-cell>
          <table:table-cell office:value-type="float" office:value="3446.6699" calcext:value-type="float">
            <text:p>3446,6699</text:p>
          </table:table-cell>
          <table:table-cell office:value-type="float" office:value="3474.8899" calcext:value-type="float">
            <text:p>3474,8899</text:p>
          </table:table-cell>
          <table:table-cell office:value-type="float" office:value="3503.1799" calcext:value-type="float">
            <text:p>3503,1799</text:p>
          </table:table-cell>
          <table:table-cell office:value-type="float" office:value="3531.55" calcext:value-type="float">
            <text:p>3531,55</text:p>
          </table:table-cell>
          <table:table-cell office:value-type="float" office:value="3545.76" calcext:value-type="float">
            <text:p>3545,76</text:p>
          </table:table-cell>
          <table:table-cell office:value-type="float" office:value="3567.1201" calcext:value-type="float">
            <text:p>3567,1201</text:p>
          </table:table-cell>
          <table:table-cell office:value-type="float" office:value="3602.8" calcext:value-type="float">
            <text:p>3602,8</text:p>
          </table:table-cell>
          <table:table-cell office:value-type="float" office:value="3617.1001" calcext:value-type="float">
            <text:p>3617,1001</text:p>
          </table:table-cell>
          <table:table-cell office:value-type="float" office:value="3624.26" calcext:value-type="float">
            <text:p>3624,26</text:p>
          </table:table-cell>
          <table:table-cell office:value-type="float" office:value="3645.77" calcext:value-type="float">
            <text:p>3645,77</text:p>
          </table:table-cell>
          <table:table-cell office:value-type="float" office:value="3667.3101" calcext:value-type="float">
            <text:p>3667,3101</text:p>
          </table:table-cell>
          <table:table-cell office:value-type="float" office:value="3681.7" calcext:value-type="float">
            <text:p>3681,7</text:p>
          </table:table-cell>
          <table:table-cell office:value-type="float" office:value="3710.53" calcext:value-type="float">
            <text:p>3710,53</text:p>
          </table:table-cell>
          <table:table-cell office:value-type="float" office:value="3732.2" calcext:value-type="float">
            <text:p>3732,2</text:p>
          </table:table-cell>
          <table:table-cell office:value-type="float" office:value="3768.3999" calcext:value-type="float">
            <text:p>3768,3999</text:p>
          </table:table-cell>
          <table:table-cell office:value-type="float" office:value="3804.72" calcext:value-type="float">
            <text:p>3804,72</text:p>
          </table:table-cell>
          <table:table-cell office:value-type="float" office:value="3841.1499" calcext:value-type="float">
            <text:p>3841,1499</text:p>
          </table:table-cell>
          <table:table-cell office:value-type="float" office:value="3863.0701" calcext:value-type="float">
            <text:p>3863,0701</text:p>
          </table:table-cell>
          <table:table-cell office:value-type="float" office:value="3877.7" calcext:value-type="float">
            <text:p>3877,7</text:p>
          </table:table-cell>
          <table:table-cell office:value-type="float" office:value="3899.6799" calcext:value-type="float">
            <text:p>3899,6799</text:p>
          </table:table-cell>
          <table:table-cell office:value-type="float" office:value="3921.7" calcext:value-type="float">
            <text:p>3921,7</text:p>
          </table:table-cell>
          <table:table-cell office:value-type="float" office:value="3929.05" calcext:value-type="float">
            <text:p>3929,05</text:p>
          </table:table-cell>
          <table:table-cell office:value-type="float" office:value="3988" calcext:value-type="float">
            <text:p>3988</text:p>
          </table:table-cell>
          <table:table-cell office:value-type="float" office:value="4039.8201" calcext:value-type="float">
            <text:p>4039,8201</text:p>
          </table:table-cell>
          <table:table-cell office:value-type="float" office:value="4069.53" calcext:value-type="float">
            <text:p>4069,5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112.4102" calcext:value-type="float">
            <text:p>5112,4102</text:p>
          </table:table-cell>
          <table:table-cell office:value-type="float" office:value="4114.2202" calcext:value-type="float">
            <text:p>4114,2202</text:p>
          </table:table-cell>
          <table:table-cell office:value-type="float" office:value="4681.4697" calcext:value-type="float">
            <text:p>4681,4697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114.2202" calcext:value-type="float">
            <text:p>4114,2202</text:p>
          </table:table-cell>
          <table:table-cell office:value-type="float" office:value="4174.0601" calcext:value-type="float">
            <text:p>4174,0601</text:p>
          </table:table-cell>
          <table:table-cell office:value-type="float" office:value="4219.1201" calcext:value-type="float">
            <text:p>4219,1201</text:p>
          </table:table-cell>
          <table:table-cell office:value-type="float" office:value="4271.8901" calcext:value-type="float">
            <text:p>4271,8901</text:p>
          </table:table-cell>
          <table:table-cell office:value-type="float" office:value="4324.8701" calcext:value-type="float">
            <text:p>4324,8701</text:p>
          </table:table-cell>
          <table:table-cell office:value-type="float" office:value="4393.2998" calcext:value-type="float">
            <text:p>4393,2998</text:p>
          </table:table-cell>
          <table:table-cell office:value-type="float" office:value="4454.4199" calcext:value-type="float">
            <text:p>4454,4199</text:p>
          </table:table-cell>
          <table:table-cell office:value-type="float" office:value="4492.7598" calcext:value-type="float">
            <text:p>4492,7598</text:p>
          </table:table-cell>
          <table:table-cell office:value-type="float" office:value="4523.5" calcext:value-type="float">
            <text:p>4523,5</text:p>
          </table:table-cell>
          <table:table-cell office:value-type="float" office:value="4554.3198" calcext:value-type="float">
            <text:p>4554,3198</text:p>
          </table:table-cell>
          <table:table-cell office:value-type="float" office:value="4585.2002" calcext:value-type="float">
            <text:p>4585,2002</text:p>
          </table:table-cell>
          <table:table-cell office:value-type="float" office:value="4608.4102" calcext:value-type="float">
            <text:p>4608,4102</text:p>
          </table:table-cell>
          <table:table-cell office:value-type="float" office:value="4654.9302" calcext:value-type="float">
            <text:p>4654,9302</text:p>
          </table:table-cell>
          <table:table-cell office:value-type="float" office:value="4693.8198" calcext:value-type="float">
            <text:p>4693,8198</text:p>
          </table:table-cell>
          <table:table-cell office:value-type="float" office:value="4725" calcext:value-type="float">
            <text:p>4725</text:p>
          </table:table-cell>
          <table:table-cell office:value-type="float" office:value="4764.0801" calcext:value-type="float">
            <text:p>4764,0801</text:p>
          </table:table-cell>
          <table:table-cell office:value-type="float" office:value="4811.1099" calcext:value-type="float">
            <text:p>4811,1099</text:p>
          </table:table-cell>
          <table:table-cell office:value-type="float" office:value="4842.54" calcext:value-type="float">
            <text:p>4842,54</text:p>
          </table:table-cell>
          <table:table-cell office:value-type="float" office:value="4866.1602" calcext:value-type="float">
            <text:p>4866,1602</text:p>
          </table:table-cell>
          <table:table-cell office:value-type="float" office:value="4897.71" calcext:value-type="float">
            <text:p>4897,71</text:p>
          </table:table-cell>
          <table:table-cell table:number-columns-repeated="2" office:value-type="float" office:value="4961.02" calcext:value-type="float">
            <text:p>4961,02</text:p>
          </table:table-cell>
          <table:table-cell office:value-type="float" office:value="4976.8799" calcext:value-type="float">
            <text:p>4976,8799</text:p>
          </table:table-cell>
          <table:table-cell office:value-type="float" office:value="4992.7598" calcext:value-type="float">
            <text:p>4992,7598</text:p>
          </table:table-cell>
          <table:table-cell office:value-type="float" office:value="5008.6602" calcext:value-type="float">
            <text:p>5008,6602</text:p>
          </table:table-cell>
          <table:table-cell office:value-type="float" office:value="5032.54" calcext:value-type="float">
            <text:p>5032,54</text:p>
          </table:table-cell>
          <table:table-cell office:value-type="float" office:value="5064.4399" calcext:value-type="float">
            <text:p>5064,4399</text:p>
          </table:table-cell>
          <table:table-cell office:value-type="float" office:value="5112.4102" calcext:value-type="float">
            <text:p>5112,4102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740.8198" calcext:value-type="float">
            <text:p>5740,8198</text:p>
          </table:table-cell>
          <table:table-cell office:value-type="float" office:value="5136.4502" calcext:value-type="float">
            <text:p>5136,4502</text:p>
          </table:table-cell>
          <table:table-cell office:value-type="float" office:value="5442.7344" calcext:value-type="float">
            <text:p>5442,7344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5136.4502" calcext:value-type="float">
            <text:p>5136,4502</text:p>
          </table:table-cell>
          <table:table-cell office:value-type="float" office:value="5168.5498" calcext:value-type="float">
            <text:p>5168,5498</text:p>
          </table:table-cell>
          <table:table-cell office:value-type="float" office:value="5184.6299" calcext:value-type="float">
            <text:p>5184,6299</text:p>
          </table:table-cell>
          <table:table-cell office:value-type="float" office:value="5216.8398" calcext:value-type="float">
            <text:p>5216,8398</text:p>
          </table:table-cell>
          <table:table-cell office:value-type="float" office:value="5232.96" calcext:value-type="float">
            <text:p>5232,96</text:p>
          </table:table-cell>
          <table:table-cell office:value-type="float" office:value="5241.0298" calcext:value-type="float">
            <text:p>5241,0298</text:p>
          </table:table-cell>
          <table:table-cell office:value-type="float" office:value="5249.1099" calcext:value-type="float">
            <text:p>5249,1099</text:p>
          </table:table-cell>
          <table:table-cell office:value-type="float" office:value="5265.27" calcext:value-type="float">
            <text:p>5265,27</text:p>
          </table:table-cell>
          <table:table-cell office:value-type="float" office:value="5281.4399" calcext:value-type="float">
            <text:p>5281,4399</text:p>
          </table:table-cell>
          <table:table-cell office:value-type="float" office:value="5297.6299" calcext:value-type="float">
            <text:p>5297,6299</text:p>
          </table:table-cell>
          <table:table-cell office:value-type="float" office:value="5321.9502" calcext:value-type="float">
            <text:p>5321,9502</text:p>
          </table:table-cell>
          <table:table-cell office:value-type="float" office:value="5346.2998" calcext:value-type="float">
            <text:p>5346,2998</text:p>
          </table:table-cell>
          <table:table-cell office:value-type="float" office:value="5362.5601" calcext:value-type="float">
            <text:p>5362,5601</text:p>
          </table:table-cell>
          <table:table-cell office:value-type="float" office:value="5378.8301" calcext:value-type="float">
            <text:p>5378,8301</text:p>
          </table:table-cell>
          <table:table-cell office:value-type="float" office:value="5403.27" calcext:value-type="float">
            <text:p>5403,27</text:p>
          </table:table-cell>
          <table:table-cell office:value-type="float" office:value="5427.7402" calcext:value-type="float">
            <text:p>5427,7402</text:p>
          </table:table-cell>
          <table:table-cell office:value-type="float" office:value="5452.25" calcext:value-type="float">
            <text:p>5452,25</text:p>
          </table:table-cell>
          <table:table-cell office:value-type="float" office:value="5493.1802" calcext:value-type="float">
            <text:p>5493,1802</text:p>
          </table:table-cell>
          <table:table-cell office:value-type="float" office:value="5517.7798" calcext:value-type="float">
            <text:p>5517,7798</text:p>
          </table:table-cell>
          <table:table-cell office:value-type="float" office:value="5542.4199" calcext:value-type="float">
            <text:p>5542,4199</text:p>
          </table:table-cell>
          <table:table-cell office:value-type="float" office:value="5567.1001" calcext:value-type="float">
            <text:p>5567,1001</text:p>
          </table:table-cell>
          <table:table-cell office:value-type="float" office:value="5583.5698" calcext:value-type="float">
            <text:p>5583,5698</text:p>
          </table:table-cell>
          <table:table-cell office:value-type="float" office:value="5600.0498" calcext:value-type="float">
            <text:p>5600,0498</text:p>
          </table:table-cell>
          <table:table-cell office:value-type="float" office:value="5608.2998" calcext:value-type="float">
            <text:p>5608,2998</text:p>
          </table:table-cell>
          <table:table-cell office:value-type="float" office:value="5633.0698" calcext:value-type="float">
            <text:p>5633,0698</text:p>
          </table:table-cell>
          <table:table-cell office:value-type="float" office:value="5666.1499" calcext:value-type="float">
            <text:p>5666,1499</text:p>
          </table:table-cell>
          <table:table-cell office:value-type="float" office:value="5682.7202" calcext:value-type="float">
            <text:p>5682,7202</text:p>
          </table:table-cell>
          <table:table-cell office:value-type="float" office:value="5691.0098" calcext:value-type="float">
            <text:p>5691,0098</text:p>
          </table:table-cell>
          <table:table-cell office:value-type="float" office:value="5707.5898" calcext:value-type="float">
            <text:p>5707,5898</text:p>
          </table:table-cell>
          <table:table-cell office:value-type="float" office:value="5724.2002" calcext:value-type="float">
            <text:p>5724,2002</text:p>
          </table:table-cell>
          <table:table-cell office:value-type="float" office:value="5740.8198" calcext:value-type="float">
            <text:p>5740,8198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07.8599" calcext:value-type="float">
            <text:p>5907,8599</text:p>
          </table:table-cell>
          <table:table-cell office:value-type="float" office:value="5757.4502" calcext:value-type="float">
            <text:p>5757,4502</text:p>
          </table:table-cell>
          <table:table-cell office:value-type="float" office:value="5840.3735" calcext:value-type="float">
            <text:p>5840,3735</text:p>
          </table:table-cell>
          <table:table-cell office:value-type="string" calcext:value-type="string">
            <text:p>24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5757.4502" calcext:value-type="float">
            <text:p>5757,4502</text:p>
          </table:table-cell>
          <table:table-cell office:value-type="float" office:value="5765.77" calcext:value-type="float">
            <text:p>5765,77</text:p>
          </table:table-cell>
          <table:table-cell table:number-columns-repeated="3" office:value-type="float" office:value="5774.1001" calcext:value-type="float">
            <text:p>5774,1001</text:p>
          </table:table-cell>
          <table:table-cell office:value-type="float" office:value="5790.77" calcext:value-type="float">
            <text:p>5790,77</text:p>
          </table:table-cell>
          <table:table-cell office:value-type="float" office:value="5799.1099" calcext:value-type="float">
            <text:p>5799,1099</text:p>
          </table:table-cell>
          <table:table-cell table:number-columns-repeated="5" office:value-type="float" office:value="5807.4502" calcext:value-type="float">
            <text:p>5807,4502</text:p>
          </table:table-cell>
          <table:table-cell table:number-columns-repeated="4" office:value-type="float" office:value="5815.7998" calcext:value-type="float">
            <text:p>5815,7998</text:p>
          </table:table-cell>
          <table:table-cell office:value-type="float" office:value="5857.5898" calcext:value-type="float">
            <text:p>5857,5898</text:p>
          </table:table-cell>
          <table:table-cell office:value-type="float" office:value="5865.96" calcext:value-type="float">
            <text:p>5865,96</text:p>
          </table:table-cell>
          <table:table-cell table:number-columns-repeated="3" office:value-type="float" office:value="5874.3301" calcext:value-type="float">
            <text:p>5874,3301</text:p>
          </table:table-cell>
          <table:table-cell office:value-type="float" office:value="5882.71" calcext:value-type="float">
            <text:p>5882,71</text:p>
          </table:table-cell>
          <table:table-cell office:value-type="float" office:value="5891.0898" calcext:value-type="float">
            <text:p>5891,0898</text:p>
          </table:table-cell>
          <table:table-cell table:number-columns-repeated="7" office:value-type="float" office:value="5907.8599" calcext:value-type="float">
            <text:p>5907,85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949.8701" calcext:value-type="float">
            <text:p>5949,8701</text:p>
          </table:table-cell>
          <table:table-cell office:value-type="float" office:value="5624.8101" calcext:value-type="float">
            <text:p>5624,8101</text:p>
          </table:table-cell>
          <table:table-cell table:style-name="ce2" office:value-type="string" calcext:value-type="string">
            <text:p>5855,16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5907.8599" calcext:value-type="float">
            <text:p>5907,8599</text:p>
          </table:table-cell>
          <table:table-cell office:value-type="float" office:value="5924.6602" calcext:value-type="float">
            <text:p>5924,6602</text:p>
          </table:table-cell>
          <table:table-cell table:number-columns-repeated="2" office:value-type="float" office:value="5933.0601" calcext:value-type="float">
            <text:p>5933,0601</text:p>
          </table:table-cell>
          <table:table-cell table:number-columns-repeated="4" office:value-type="float" office:value="5941.46" calcext:value-type="float">
            <text:p>5941,46</text:p>
          </table:table-cell>
          <table:table-cell table:number-columns-repeated="3" office:value-type="float" office:value="5949.8701" calcext:value-type="float">
            <text:p>5949,8701</text:p>
          </table:table-cell>
          <table:table-cell table:number-columns-repeated="2" office:value-type="float" office:value="5941.46" calcext:value-type="float">
            <text:p>5941,46</text:p>
          </table:table-cell>
          <table:table-cell office:value-type="float" office:value="5933.0601" calcext:value-type="float">
            <text:p>5933,0601</text:p>
          </table:table-cell>
          <table:table-cell office:value-type="float" office:value="5924.6602" calcext:value-type="float">
            <text:p>5924,6602</text:p>
          </table:table-cell>
          <table:table-cell office:value-type="float" office:value="5907.8599" calcext:value-type="float">
            <text:p>5907,8599</text:p>
          </table:table-cell>
          <table:table-cell office:value-type="float" office:value="5899.48" calcext:value-type="float">
            <text:p>5899,48</text:p>
          </table:table-cell>
          <table:table-cell office:value-type="float" office:value="5865.96" calcext:value-type="float">
            <text:p>5865,96</text:p>
          </table:table-cell>
          <table:table-cell office:value-type="float" office:value="5857.5898" calcext:value-type="float">
            <text:p>5857,5898</text:p>
          </table:table-cell>
          <table:table-cell office:value-type="float" office:value="5832.5" calcext:value-type="float">
            <text:p>5832,5</text:p>
          </table:table-cell>
          <table:table-cell office:value-type="float" office:value="5824.1499" calcext:value-type="float">
            <text:p>5824,1499</text:p>
          </table:table-cell>
          <table:table-cell office:value-type="float" office:value="5815.7998" calcext:value-type="float">
            <text:p>5815,7998</text:p>
          </table:table-cell>
          <table:table-cell office:value-type="float" office:value="5799.1099" calcext:value-type="float">
            <text:p>5799,1099</text:p>
          </table:table-cell>
          <table:table-cell office:value-type="float" office:value="5782.4302" calcext:value-type="float">
            <text:p>5782,4302</text:p>
          </table:table-cell>
          <table:table-cell table:number-columns-repeated="2" office:value-type="float" office:value="5749.1299" calcext:value-type="float">
            <text:p>5749,1299</text:p>
          </table:table-cell>
          <table:table-cell office:value-type="float" office:value="5724.2002" calcext:value-type="float">
            <text:p>5724,2002</text:p>
          </table:table-cell>
          <table:table-cell office:value-type="float" office:value="5699.2998" calcext:value-type="float">
            <text:p>5699,2998</text:p>
          </table:table-cell>
          <table:table-cell office:value-type="float" office:value="5674.4302" calcext:value-type="float">
            <text:p>5674,4302</text:p>
          </table:table-cell>
          <table:table-cell office:value-type="float" office:value="5649.6001" calcext:value-type="float">
            <text:p>5649,6001</text:p>
          </table:table-cell>
          <table:table-cell office:value-type="float" office:value="5624.8101" calcext:value-type="float">
            <text:p>5624,81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00.0498" calcext:value-type="float">
            <text:p>5600,0498</text:p>
          </table:table-cell>
          <table:table-cell office:value-type="float" office:value="3681.7" calcext:value-type="float">
            <text:p>3681,7</text:p>
          </table:table-cell>
          <table:table-cell office:value-type="float" office:value="4863.9414" calcext:value-type="float">
            <text:p>4863,94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5600.0498" calcext:value-type="float">
            <text:p>5600,0498</text:p>
          </table:table-cell>
          <table:table-cell office:value-type="float" office:value="5567.1001" calcext:value-type="float">
            <text:p>5567,1001</text:p>
          </table:table-cell>
          <table:table-cell office:value-type="float" office:value="5542.4199" calcext:value-type="float">
            <text:p>5542,4199</text:p>
          </table:table-cell>
          <table:table-cell office:value-type="float" office:value="5509.5801" calcext:value-type="float">
            <text:p>5509,5801</text:p>
          </table:table-cell>
          <table:table-cell office:value-type="float" office:value="5476.79" calcext:value-type="float">
            <text:p>5476,79</text:p>
          </table:table-cell>
          <table:table-cell office:value-type="float" office:value="5452.25" calcext:value-type="float">
            <text:p>5452,25</text:p>
          </table:table-cell>
          <table:table-cell office:value-type="float" office:value="5411.4199" calcext:value-type="float">
            <text:p>5411,4199</text:p>
          </table:table-cell>
          <table:table-cell office:value-type="float" office:value="5370.6899" calcext:value-type="float">
            <text:p>5370,6899</text:p>
          </table:table-cell>
          <table:table-cell office:value-type="float" office:value="5330.0601" calcext:value-type="float">
            <text:p>5330,0601</text:p>
          </table:table-cell>
          <table:table-cell office:value-type="float" office:value="5281.4399" calcext:value-type="float">
            <text:p>5281,4399</text:p>
          </table:table-cell>
          <table:table-cell office:value-type="float" office:value="5232.96" calcext:value-type="float">
            <text:p>5232,96</text:p>
          </table:table-cell>
          <table:table-cell office:value-type="float" office:value="5200.73" calcext:value-type="float">
            <text:p>5200,73</text:p>
          </table:table-cell>
          <table:table-cell office:value-type="float" office:value="5160.52" calcext:value-type="float">
            <text:p>5160,52</text:p>
          </table:table-cell>
          <table:table-cell office:value-type="float" office:value="5096.3999" calcext:value-type="float">
            <text:p>5096,3999</text:p>
          </table:table-cell>
          <table:table-cell office:value-type="float" office:value="5024.5801" calcext:value-type="float">
            <text:p>5024,5801</text:p>
          </table:table-cell>
          <table:table-cell office:value-type="float" office:value="4968.9502" calcext:value-type="float">
            <text:p>4968,9502</text:p>
          </table:table-cell>
          <table:table-cell office:value-type="float" office:value="4905.6099" calcext:value-type="float">
            <text:p>4905,6099</text:p>
          </table:table-cell>
          <table:table-cell office:value-type="float" office:value="4779.7402" calcext:value-type="float">
            <text:p>4779,7402</text:p>
          </table:table-cell>
          <table:table-cell office:value-type="float" office:value="4725" calcext:value-type="float">
            <text:p>4725</text:p>
          </table:table-cell>
          <table:table-cell office:value-type="float" office:value="4647.1699" calcext:value-type="float">
            <text:p>4647,1699</text:p>
          </table:table-cell>
          <table:table-cell office:value-type="float" office:value="4554.3198" calcext:value-type="float">
            <text:p>4554,3198</text:p>
          </table:table-cell>
          <table:table-cell office:value-type="float" office:value="4485.0801" calcext:value-type="float">
            <text:p>4485,0801</text:p>
          </table:table-cell>
          <table:table-cell office:value-type="float" office:value="4408.5498" calcext:value-type="float">
            <text:p>4408,5498</text:p>
          </table:table-cell>
          <table:table-cell office:value-type="float" office:value="4317.29" calcext:value-type="float">
            <text:p>4317,29</text:p>
          </table:table-cell>
          <table:table-cell office:value-type="float" office:value="4226.6499" calcext:value-type="float">
            <text:p>4226,6499</text:p>
          </table:table-cell>
          <table:table-cell office:value-type="float" office:value="4136.6299" calcext:value-type="float">
            <text:p>4136,6299</text:p>
          </table:table-cell>
          <table:table-cell office:value-type="float" office:value="4032.4099" calcext:value-type="float">
            <text:p>4032,4099</text:p>
          </table:table-cell>
          <table:table-cell office:value-type="float" office:value="3936.3999" calcext:value-type="float">
            <text:p>3936,3999</text:p>
          </table:table-cell>
          <table:table-cell office:value-type="float" office:value="3855.76" calcext:value-type="float">
            <text:p>3855,76</text:p>
          </table:table-cell>
          <table:table-cell office:value-type="float" office:value="3681.7" calcext:value-type="float">
            <text:p>3681,7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88.51" calcext:value-type="float">
            <text:p>3588,51</text:p>
          </table:table-cell>
          <table:table-cell office:value-type="float" office:value="1015.21" calcext:value-type="float">
            <text:p>1015,21</text:p>
          </table:table-cell>
          <table:table-cell office:value-type="float" office:value="2120.8103" calcext:value-type="float">
            <text:p>2120,81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3588.51" calcext:value-type="float">
            <text:p>3588,51</text:p>
          </table:table-cell>
          <table:table-cell office:value-type="float" office:value="3545.76" calcext:value-type="float">
            <text:p>3545,76</text:p>
          </table:table-cell>
          <table:table-cell office:value-type="float" office:value="3432.5901" calcext:value-type="float">
            <text:p>3432,5901</text:p>
          </table:table-cell>
          <table:table-cell office:value-type="float" office:value="3306.6899" calcext:value-type="float">
            <text:p>3306,6899</text:p>
          </table:table-cell>
          <table:table-cell office:value-type="float" office:value="3175.47" calcext:value-type="float">
            <text:p>3175,47</text:p>
          </table:table-cell>
          <table:table-cell office:value-type="float" office:value="3066.3201" calcext:value-type="float">
            <text:p>3066,3201</text:p>
          </table:table-cell>
          <table:table-cell office:value-type="float" office:value="2945.01" calcext:value-type="float">
            <text:p>2945,01</text:p>
          </table:table-cell>
          <table:table-cell office:value-type="float" office:value="2831.8999" calcext:value-type="float">
            <text:p>2831,8999</text:p>
          </table:table-cell>
          <table:table-cell office:value-type="float" office:value="2707.21" calcext:value-type="float">
            <text:p>2707,21</text:p>
          </table:table-cell>
          <table:table-cell office:value-type="float" office:value="2590.77" calcext:value-type="float">
            <text:p>2590,77</text:p>
          </table:table-cell>
          <table:table-cell office:value-type="float" office:value="2482.3301" calcext:value-type="float">
            <text:p>2482,3301</text:p>
          </table:table-cell>
          <table:table-cell office:value-type="float" office:value="2375.4099" calcext:value-type="float">
            <text:p>2375,4099</text:p>
          </table:table-cell>
          <table:table-cell office:value-type="float" office:value="2263.8799" calcext:value-type="float">
            <text:p>2263,8799</text:p>
          </table:table-cell>
          <table:table-cell office:value-type="float" office:value="2172.27" calcext:value-type="float">
            <text:p>2172,27</text:p>
          </table:table-cell>
          <table:table-cell office:value-type="float" office:value="2075.9299" calcext:value-type="float">
            <text:p>2075,9299</text:p>
          </table:table-cell>
          <table:table-cell office:value-type="float" office:value="1969.24" calcext:value-type="float">
            <text:p>1969,24</text:p>
          </table:table-cell>
          <table:table-cell office:value-type="float" office:value="1887.54" calcext:value-type="float">
            <text:p>1887,54</text:p>
          </table:table-cell>
          <table:table-cell office:value-type="float" office:value="1806.97" calcext:value-type="float">
            <text:p>1806,97</text:p>
          </table:table-cell>
          <table:table-cell office:value-type="float" office:value="1721.91" calcext:value-type="float">
            <text:p>1721,91</text:p>
          </table:table-cell>
          <table:table-cell office:value-type="float" office:value="1649.29" calcext:value-type="float">
            <text:p>1649,29</text:p>
          </table:table-cell>
          <table:table-cell office:value-type="float" office:value="1588.63" calcext:value-type="float">
            <text:p>1588,63</text:p>
          </table:table-cell>
          <table:table-cell office:value-type="float" office:value="1523.3101" calcext:value-type="float">
            <text:p>1523,3101</text:p>
          </table:table-cell>
          <table:table-cell office:value-type="float" office:value="1458.88" calcext:value-type="float">
            <text:p>1458,88</text:p>
          </table:table-cell>
          <table:table-cell office:value-type="float" office:value="1390.11" calcext:value-type="float">
            <text:p>1390,11</text:p>
          </table:table-cell>
          <table:table-cell office:value-type="float" office:value="1332.77" calcext:value-type="float">
            <text:p>1332,77</text:p>
          </table:table-cell>
          <table:table-cell office:value-type="float" office:value="1276.22" calcext:value-type="float">
            <text:p>1276,22</text:p>
          </table:table-cell>
          <table:table-cell office:value-type="float" office:value="1210.42" calcext:value-type="float">
            <text:p>1210,42</text:p>
          </table:table-cell>
          <table:table-cell office:value-type="float" office:value="1170.49" calcext:value-type="float">
            <text:p>1170,49</text:p>
          </table:table-cell>
          <table:table-cell office:value-type="float" office:value="1116.3101" calcext:value-type="float">
            <text:p>1116,3101</text:p>
          </table:table-cell>
          <table:table-cell office:value-type="float" office:value="1067.77" calcext:value-type="float">
            <text:p>1067,77</text:p>
          </table:table-cell>
          <table:table-cell office:value-type="float" office:value="1015.21" calcext:value-type="float">
            <text:p>1015,2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68.16998" calcext:value-type="float">
            <text:p>968,16998</text:p>
          </table:table-cell>
          <table:table-cell office:value-type="float" office:value="435.72" calcext:value-type="float">
            <text:p>435,72</text:p>
          </table:table-cell>
          <table:table-cell office:value-type="float" office:value="616.38812" calcext:value-type="float">
            <text:p>616,388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968.16998" calcext:value-type="float">
            <text:p>968,16998</text:p>
          </table:table-cell>
          <table:table-cell office:value-type="float" office:value="926.46002" calcext:value-type="float">
            <text:p>926,46002</text:p>
          </table:table-cell>
          <table:table-cell office:value-type="float" office:value="880.82001" calcext:value-type="float">
            <text:p>880,82001</text:p>
          </table:table-cell>
          <table:table-cell office:value-type="float" office:value="844.84998" calcext:value-type="float">
            <text:p>844,84998</text:p>
          </table:table-cell>
          <table:table-cell office:value-type="float" office:value="809.37" calcext:value-type="float">
            <text:p>809,37</text:p>
          </table:table-cell>
          <table:table-cell office:value-type="float" office:value="778.73999" calcext:value-type="float">
            <text:p>778,73999</text:p>
          </table:table-cell>
          <table:table-cell office:value-type="float" office:value="752.78003" calcext:value-type="float">
            <text:p>752,78003</text:p>
          </table:table-cell>
          <table:table-cell office:value-type="float" office:value="722.87" calcext:value-type="float">
            <text:p>722,87</text:p>
          </table:table-cell>
          <table:table-cell office:value-type="float" office:value="697.53998" calcext:value-type="float">
            <text:p>697,53998</text:p>
          </table:table-cell>
          <table:table-cell office:value-type="float" office:value="672.51001" calcext:value-type="float">
            <text:p>672,51001</text:p>
          </table:table-cell>
          <table:table-cell office:value-type="float" office:value="655.98999" calcext:value-type="float">
            <text:p>655,98999</text:p>
          </table:table-cell>
          <table:table-cell office:value-type="float" office:value="639.59998" calcext:value-type="float">
            <text:p>639,59998</text:p>
          </table:table-cell>
          <table:table-cell office:value-type="float" office:value="619.31" calcext:value-type="float">
            <text:p>619,31</text:p>
          </table:table-cell>
          <table:table-cell office:value-type="float" office:value="603.21997" calcext:value-type="float">
            <text:p>603,21997</text:p>
          </table:table-cell>
          <table:table-cell office:value-type="float" office:value="591.25" calcext:value-type="float">
            <text:p>591,25</text:p>
          </table:table-cell>
          <table:table-cell office:value-type="float" office:value="575.40997" calcext:value-type="float">
            <text:p>575,40997</text:p>
          </table:table-cell>
          <table:table-cell office:value-type="float" office:value="559.71002" calcext:value-type="float">
            <text:p>559,71002</text:p>
          </table:table-cell>
          <table:table-cell office:value-type="float" office:value="544.15002" calcext:value-type="float">
            <text:p>544,15002</text:p>
          </table:table-cell>
          <table:table-cell office:value-type="float" office:value="524.90002" calcext:value-type="float">
            <text:p>524,90002</text:p>
          </table:table-cell>
          <table:table-cell office:value-type="float" office:value="521.08002" calcext:value-type="float">
            <text:p>521,08002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509.67001" calcext:value-type="float">
            <text:p>509,67001</text:p>
          </table:table-cell>
          <table:table-cell office:value-type="float" office:value="498.34" calcext:value-type="float">
            <text:p>498,34</text:p>
          </table:table-cell>
          <table:table-cell office:value-type="float" office:value="490.82999" calcext:value-type="float">
            <text:p>490,82999</text:p>
          </table:table-cell>
          <table:table-cell office:value-type="float" office:value="483.35999" calcext:value-type="float">
            <text:p>483,35999</text:p>
          </table:table-cell>
          <table:table-cell office:value-type="float" office:value="472.23001" calcext:value-type="float">
            <text:p>472,23001</text:p>
          </table:table-cell>
          <table:table-cell office:value-type="float" office:value="464.85001" calcext:value-type="float">
            <text:p>464,85001</text:p>
          </table:table-cell>
          <table:table-cell office:value-type="float" office:value="457.51001" calcext:value-type="float">
            <text:p>457,51001</text:p>
          </table:table-cell>
          <table:table-cell office:value-type="float" office:value="446.57001" calcext:value-type="float">
            <text:p>446,57001</text:p>
          </table:table-cell>
          <table:table-cell office:value-type="float" office:value="442.95001" calcext:value-type="float">
            <text:p>442,95001</text:p>
          </table:table-cell>
          <table:table-cell office:value-type="float" office:value="435.72" calcext:value-type="float">
            <text:p>435,7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8.54001" calcext:value-type="float">
            <text:p>428,54001</text:p>
          </table:table-cell>
          <table:table-cell office:value-type="float" office:value="319.01001" calcext:value-type="float">
            <text:p>319,01001</text:p>
          </table:table-cell>
          <table:table-cell table:style-name="ce2" office:value-type="string" calcext:value-type="string">
            <text:p>364,5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28.54001" calcext:value-type="float">
            <text:p>428,54001</text:p>
          </table:table-cell>
          <table:table-cell office:value-type="float" office:value="421.39001" calcext:value-type="float">
            <text:p>421,39001</text:p>
          </table:table-cell>
          <table:table-cell office:value-type="float" office:value="414.28" calcext:value-type="float">
            <text:p>414,28</text:p>
          </table:table-cell>
          <table:table-cell office:value-type="float" office:value="410.73999" calcext:value-type="float">
            <text:p>410,73999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400.17999" calcext:value-type="float">
            <text:p>400,17999</text:p>
          </table:table-cell>
          <table:table-cell office:value-type="float" office:value="403.69" calcext:value-type="float">
            <text:p>403,69</text:p>
          </table:table-cell>
          <table:table-cell office:value-type="float" office:value="393.19" calcext:value-type="float">
            <text:p>393,19</text:p>
          </table:table-cell>
          <table:table-cell office:value-type="float" office:value="389.70999" calcext:value-type="float">
            <text:p>389,70999</text:p>
          </table:table-cell>
          <table:table-cell office:value-type="float" office:value="386.23999" calcext:value-type="float">
            <text:p>386,23999</text:p>
          </table:table-cell>
          <table:table-cell table:number-columns-repeated="2" office:value-type="float" office:value="379.34" calcext:value-type="float">
            <text:p>379,34</text:p>
          </table:table-cell>
          <table:table-cell office:value-type="float" office:value="372.47" calcext:value-type="float">
            <text:p>372,47</text:p>
          </table:table-cell>
          <table:table-cell table:number-columns-repeated="2" office:value-type="float" office:value="369.04999" calcext:value-type="float">
            <text:p>369,04999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62.23999" calcext:value-type="float">
            <text:p>362,23999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52.10999" calcext:value-type="float">
            <text:p>352,10999</text:p>
          </table:table-cell>
          <table:table-cell office:value-type="float" office:value="335.42999" calcext:value-type="float">
            <text:p>335,42999</text:p>
          </table:table-cell>
          <table:table-cell office:value-type="float" office:value="328.82999" calcext:value-type="float">
            <text:p>328,82999</text:p>
          </table:table-cell>
          <table:table-cell table:number-columns-repeated="5" office:value-type="float" office:value="325.54999" calcext:value-type="float">
            <text:p>325,54999</text:p>
          </table:table-cell>
          <table:table-cell table:number-columns-repeated="2" office:value-type="float" office:value="322.28" calcext:value-type="float">
            <text:p>322,28</text:p>
          </table:table-cell>
          <table:table-cell table:number-columns-repeated="2" office:value-type="float" office:value="319.01001" calcext:value-type="float">
            <text:p>319,0100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2.13" calcext:value-type="float">
            <text:p>332,13</text:p>
          </table:table-cell>
          <table:table-cell office:value-type="float" office:value="319.01001" calcext:value-type="float">
            <text:p>319,01001</text:p>
          </table:table-cell>
          <table:table-cell office:value-type="float" office:value="320.48969" calcext:value-type="float">
            <text:p>320,48969</text:p>
          </table:table-cell>
          <table:table-cell office:value-type="string" calcext:value-type="string">
            <text:p>22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21" office:value-type="float" office:value="319.01001" calcext:value-type="float">
            <text:p>319,01001</text:p>
          </table:table-cell>
          <table:table-cell table:number-columns-repeated="2" office:value-type="float" office:value="332.13" calcext:value-type="float">
            <text:p>332,13</text:p>
          </table:table-cell>
          <table:table-cell office:value-type="float" office:value="328.82999" calcext:value-type="float">
            <text:p>328,82999</text:p>
          </table:table-cell>
          <table:table-cell office:value-type="float" office:value="325.54999" calcext:value-type="float">
            <text:p>325,54999</text:p>
          </table:table-cell>
          <table:table-cell office:value-type="float" office:value="322.28" calcext:value-type="float">
            <text:p>322,28</text:p>
          </table:table-cell>
          <table:table-cell table:number-columns-repeated="5" office:value-type="float" office:value="319.01001" calcext:value-type="float">
            <text:p>319,0100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19.31" calcext:value-type="float">
            <text:p>619,31</text:p>
          </table:table-cell>
          <table:table-cell office:value-type="float" office:value="322.28" calcext:value-type="float">
            <text:p>322,28</text:p>
          </table:table-cell>
          <table:table-cell office:value-type="float" office:value="417.52069" calcext:value-type="float">
            <text:p>417,52069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2" office:value-type="float" office:value="322.28" calcext:value-type="float">
            <text:p>322,28</text:p>
          </table:table-cell>
          <table:table-cell table:number-columns-repeated="3" office:value-type="float" office:value="325.54999" calcext:value-type="float">
            <text:p>325,54999</text:p>
          </table:table-cell>
          <table:table-cell office:value-type="float" office:value="328.82999" calcext:value-type="float">
            <text:p>328,82999</text:p>
          </table:table-cell>
          <table:table-cell office:value-type="float" office:value="335.42999" calcext:value-type="float">
            <text:p>335,42999</text:p>
          </table:table-cell>
          <table:table-cell office:value-type="float" office:value="338.73999" calcext:value-type="float">
            <text:p>338,73999</text:p>
          </table:table-cell>
          <table:table-cell office:value-type="float" office:value="342.07001" calcext:value-type="float">
            <text:p>342,07001</text:p>
          </table:table-cell>
          <table:table-cell office:value-type="float" office:value="345.41" calcext:value-type="float">
            <text:p>345,41</text:p>
          </table:table-cell>
          <table:table-cell office:value-type="float" office:value="362.23999" calcext:value-type="float">
            <text:p>362,23999</text:p>
          </table:table-cell>
          <table:table-cell office:value-type="float" office:value="369.04999" calcext:value-type="float">
            <text:p>369,04999</text:p>
          </table:table-cell>
          <table:table-cell office:value-type="float" office:value="375.89999" calcext:value-type="float">
            <text:p>375,89999</text:p>
          </table:table-cell>
          <table:table-cell office:value-type="float" office:value="379.34" calcext:value-type="float">
            <text:p>379,34</text:p>
          </table:table-cell>
          <table:table-cell office:value-type="float" office:value="386.23999" calcext:value-type="float">
            <text:p>386,23999</text:p>
          </table:table-cell>
          <table:table-cell office:value-type="float" office:value="389.70999" calcext:value-type="float">
            <text:p>389,70999</text:p>
          </table:table-cell>
          <table:table-cell office:value-type="float" office:value="396.67999" calcext:value-type="float">
            <text:p>396,67999</text:p>
          </table:table-cell>
          <table:table-cell office:value-type="float" office:value="410.73999" calcext:value-type="float">
            <text:p>410,73999</text:p>
          </table:table-cell>
          <table:table-cell office:value-type="float" office:value="421.39001" calcext:value-type="float">
            <text:p>421,39001</text:p>
          </table:table-cell>
          <table:table-cell office:value-type="float" office:value="432.12" calcext:value-type="float">
            <text:p>432,12</text:p>
          </table:table-cell>
          <table:table-cell office:value-type="float" office:value="442.95001" calcext:value-type="float">
            <text:p>442,95001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475.92999" calcext:value-type="float">
            <text:p>475,92999</text:p>
          </table:table-cell>
          <table:table-cell office:value-type="float" office:value="502.10999" calcext:value-type="float">
            <text:p>502,10999</text:p>
          </table:table-cell>
          <table:table-cell office:value-type="float" office:value="521.08002" calcext:value-type="float">
            <text:p>521,08002</text:p>
          </table:table-cell>
          <table:table-cell office:value-type="float" office:value="536.42999" calcext:value-type="float">
            <text:p>536,42999</text:p>
          </table:table-cell>
          <table:table-cell office:value-type="float" office:value="540.28003" calcext:value-type="float">
            <text:p>540,28003</text:p>
          </table:table-cell>
          <table:table-cell office:value-type="float" office:value="583.31" calcext:value-type="float">
            <text:p>583,31</text:p>
          </table:table-cell>
          <table:table-cell office:value-type="float" office:value="615.27002" calcext:value-type="float">
            <text:p>615,27002</text:p>
          </table:table-cell>
          <table:table-cell office:value-type="float" office:value="619.31" calcext:value-type="float">
            <text:p>619,3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19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81.9099" calcext:value-type="float">
            <text:p>2081,9099</text:p>
          </table:table-cell>
          <table:table-cell office:value-type="float" office:value="627.40002" calcext:value-type="float">
            <text:p>627,40002</text:p>
          </table:table-cell>
          <table:table-cell office:value-type="float" office:value="1316.8574" calcext:value-type="float">
            <text:p>1316,8574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627.40002" calcext:value-type="float">
            <text:p>627,40002</text:p>
          </table:table-cell>
          <table:table-cell office:value-type="float" office:value="639.59998" calcext:value-type="float">
            <text:p>639,59998</text:p>
          </table:table-cell>
          <table:table-cell office:value-type="float" office:value="668.37" calcext:value-type="float">
            <text:p>668,37</text:p>
          </table:table-cell>
          <table:table-cell office:value-type="float" office:value="731.38" calcext:value-type="float">
            <text:p>731,38</text:p>
          </table:table-cell>
          <table:table-cell office:value-type="float" office:value="761.40002" calcext:value-type="float">
            <text:p>761,40002</text:p>
          </table:table-cell>
          <table:table-cell office:value-type="float" office:value="796.20001" calcext:value-type="float">
            <text:p>796,20001</text:p>
          </table:table-cell>
          <table:table-cell office:value-type="float" office:value="831.48999" calcext:value-type="float">
            <text:p>831,48999</text:p>
          </table:table-cell>
          <table:table-cell office:value-type="float" office:value="871.78003" calcext:value-type="float">
            <text:p>871,78003</text:p>
          </table:table-cell>
          <table:table-cell office:value-type="float" office:value="894.42999" calcext:value-type="float">
            <text:p>894,42999</text:p>
          </table:table-cell>
          <table:table-cell office:value-type="float" office:value="921.85999" calcext:value-type="float">
            <text:p>921,85999</text:p>
          </table:table-cell>
          <table:table-cell office:value-type="float" office:value="958.84998" calcext:value-type="float">
            <text:p>958,84998</text:p>
          </table:table-cell>
          <table:table-cell office:value-type="float" office:value="991.59998" calcext:value-type="float">
            <text:p>991,59998</text:p>
          </table:table-cell>
          <table:table-cell office:value-type="float" office:value="1067.77" calcext:value-type="float">
            <text:p>1067,77</text:p>
          </table:table-cell>
          <table:table-cell office:value-type="float" office:value="1175.46" calcext:value-type="float">
            <text:p>1175,46</text:p>
          </table:table-cell>
          <table:table-cell office:value-type="float" office:value="1245.71" calcext:value-type="float">
            <text:p>1245,71</text:p>
          </table:table-cell>
          <table:table-cell office:value-type="float" office:value="1332.77" calcext:value-type="float">
            <text:p>1332,77</text:p>
          </table:table-cell>
          <table:table-cell office:value-type="float" office:value="1395.36" calcext:value-type="float">
            <text:p>1395,36</text:p>
          </table:table-cell>
          <table:table-cell office:value-type="float" office:value="1464.22" calcext:value-type="float">
            <text:p>1464,22</text:p>
          </table:table-cell>
          <table:table-cell office:value-type="float" office:value="1528.72" calcext:value-type="float">
            <text:p>1528,72</text:p>
          </table:table-cell>
          <table:table-cell office:value-type="float" office:value="1583.15" calcext:value-type="float">
            <text:p>1583,15</text:p>
          </table:table-cell>
          <table:table-cell office:value-type="float" office:value="1621.62" calcext:value-type="float">
            <text:p>1621,62</text:p>
          </table:table-cell>
          <table:table-cell office:value-type="float" office:value="1682.6801" calcext:value-type="float">
            <text:p>1682,6801</text:p>
          </table:table-cell>
          <table:table-cell office:value-type="float" office:value="1733.1801" calcext:value-type="float">
            <text:p>1733,1801</text:p>
          </table:table-cell>
          <table:table-cell office:value-type="float" office:value="1789.85" calcext:value-type="float">
            <text:p>1789,85</text:p>
          </table:table-cell>
          <table:table-cell office:value-type="float" office:value="1824.14" calcext:value-type="float">
            <text:p>1824,14</text:p>
          </table:table-cell>
          <table:table-cell office:value-type="float" office:value="1852.87" calcext:value-type="float">
            <text:p>1852,87</text:p>
          </table:table-cell>
          <table:table-cell office:value-type="float" office:value="1881.75" calcext:value-type="float">
            <text:p>1881,75</text:p>
          </table:table-cell>
          <table:table-cell office:value-type="float" office:value="1910.77" calcext:value-type="float">
            <text:p>1910,77</text:p>
          </table:table-cell>
          <table:table-cell office:value-type="float" office:value="1945.78" calcext:value-type="float">
            <text:p>1945,78</text:p>
          </table:table-cell>
          <table:table-cell office:value-type="float" office:value="2010.51" calcext:value-type="float">
            <text:p>2010,51</text:p>
          </table:table-cell>
          <table:table-cell office:value-type="float" office:value="2081.9099" calcext:value-type="float">
            <text:p>2081,90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41.51" calcext:value-type="float">
            <text:p>3341,51</text:p>
          </table:table-cell>
          <table:table-cell office:value-type="float" office:value="2190.5" calcext:value-type="float">
            <text:p>2190,5</text:p>
          </table:table-cell>
          <table:table-cell table:style-name="ce2" office:value-type="string" calcext:value-type="string">
            <text:p>2921,947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2190.5" calcext:value-type="float">
            <text:p>2190,5</text:p>
          </table:table-cell>
          <table:table-cell office:value-type="float" office:value="2294.6799" calcext:value-type="float">
            <text:p>2294,6799</text:p>
          </table:table-cell>
          <table:table-cell office:value-type="float" office:value="2394.1699" calcext:value-type="float">
            <text:p>2394,1699</text:p>
          </table:table-cell>
          <table:table-cell office:value-type="float" office:value="2463.3501" calcext:value-type="float">
            <text:p>2463,3501</text:p>
          </table:table-cell>
          <table:table-cell office:value-type="float" office:value="2545.9399" calcext:value-type="float">
            <text:p>2545,9399</text:p>
          </table:table-cell>
          <table:table-cell office:value-type="float" office:value="2571.52" calcext:value-type="float">
            <text:p>2571,52</text:p>
          </table:table-cell>
          <table:table-cell office:value-type="float" office:value="2655.25" calcext:value-type="float">
            <text:p>2655,25</text:p>
          </table:table-cell>
          <table:table-cell office:value-type="float" office:value="2713.72" calcext:value-type="float">
            <text:p>2713,72</text:p>
          </table:table-cell>
          <table:table-cell office:value-type="float" office:value="2772.6101" calcext:value-type="float">
            <text:p>2772,6101</text:p>
          </table:table-cell>
          <table:table-cell office:value-type="float" office:value="2818.6899" calcext:value-type="float">
            <text:p>2818,6899</text:p>
          </table:table-cell>
          <table:table-cell office:value-type="float" office:value="2851.76" calcext:value-type="float">
            <text:p>2851,76</text:p>
          </table:table-cell>
          <table:table-cell office:value-type="float" office:value="2884.95" calcext:value-type="float">
            <text:p>2884,95</text:p>
          </table:table-cell>
          <table:table-cell office:value-type="float" office:value="2918.26" calcext:value-type="float">
            <text:p>2918,26</text:p>
          </table:table-cell>
          <table:table-cell office:value-type="float" office:value="2938.3101" calcext:value-type="float">
            <text:p>2938,3101</text:p>
          </table:table-cell>
          <table:table-cell office:value-type="float" office:value="2951.7" calcext:value-type="float">
            <text:p>2951,7</text:p>
          </table:table-cell>
          <table:table-cell office:value-type="float" office:value="2965.1101" calcext:value-type="float">
            <text:p>2965,1101</text:p>
          </table:table-cell>
          <table:table-cell office:value-type="float" office:value="2991.99" calcext:value-type="float">
            <text:p>2991,99</text:p>
          </table:table-cell>
          <table:table-cell office:value-type="float" office:value="3005.46" calcext:value-type="float">
            <text:p>3005,46</text:p>
          </table:table-cell>
          <table:table-cell office:value-type="float" office:value="3032.46" calcext:value-type="float">
            <text:p>3032,46</text:p>
          </table:table-cell>
          <table:table-cell office:value-type="float" office:value="3052.76" calcext:value-type="float">
            <text:p>3052,76</text:p>
          </table:table-cell>
          <table:table-cell office:value-type="float" office:value="3073.1001" calcext:value-type="float">
            <text:p>3073,1001</text:p>
          </table:table-cell>
          <table:table-cell office:value-type="float" office:value="3113.9199" calcext:value-type="float">
            <text:p>3113,9199</text:p>
          </table:table-cell>
          <table:table-cell office:value-type="float" office:value="3168.6101" calcext:value-type="float">
            <text:p>3168,6101</text:p>
          </table:table-cell>
          <table:table-cell office:value-type="float" office:value="3196.0801" calcext:value-type="float">
            <text:p>3196,0801</text:p>
          </table:table-cell>
          <table:table-cell office:value-type="float" office:value="3223.6201" calcext:value-type="float">
            <text:p>3223,6201</text:p>
          </table:table-cell>
          <table:table-cell office:value-type="float" office:value="3244.3201" calcext:value-type="float">
            <text:p>3244,3201</text:p>
          </table:table-cell>
          <table:table-cell office:value-type="float" office:value="3271.99" calcext:value-type="float">
            <text:p>3271,99</text:p>
          </table:table-cell>
          <table:table-cell office:value-type="float" office:value="3292.8" calcext:value-type="float">
            <text:p>3292,8</text:p>
          </table:table-cell>
          <table:table-cell office:value-type="float" office:value="3313.6499" calcext:value-type="float">
            <text:p>3313,6499</text:p>
          </table:table-cell>
          <table:table-cell office:value-type="float" office:value="3327.5701" calcext:value-type="float">
            <text:p>3327,5701</text:p>
          </table:table-cell>
          <table:table-cell office:value-type="float" office:value="3341.51" calcext:value-type="float">
            <text:p>3341,51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287.0098" calcext:value-type="float">
            <text:p>4287,0098</text:p>
          </table:table-cell>
          <table:table-cell office:value-type="float" office:value="3334.54" calcext:value-type="float">
            <text:p>3334,54</text:p>
          </table:table-cell>
          <table:table-cell office:value-type="float" office:value="3772.2776" calcext:value-type="float">
            <text:p>3772,277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3362.46" calcext:value-type="float">
            <text:p>3362,46</text:p>
          </table:table-cell>
          <table:table-cell office:value-type="float" office:value="3376.4399" calcext:value-type="float">
            <text:p>3376,4399</text:p>
          </table:table-cell>
          <table:table-cell office:value-type="float" office:value="3334.54" calcext:value-type="float">
            <text:p>3334,54</text:p>
          </table:table-cell>
          <table:table-cell office:value-type="float" office:value="3425.55" calcext:value-type="float">
            <text:p>3425,55</text:p>
          </table:table-cell>
          <table:table-cell office:value-type="float" office:value="3453.72" calcext:value-type="float">
            <text:p>3453,72</text:p>
          </table:table-cell>
          <table:table-cell office:value-type="float" office:value="3474.8899" calcext:value-type="float">
            <text:p>3474,8899</text:p>
          </table:table-cell>
          <table:table-cell office:value-type="float" office:value="3503.1799" calcext:value-type="float">
            <text:p>3503,1799</text:p>
          </table:table-cell>
          <table:table-cell office:value-type="float" office:value="3510.27" calcext:value-type="float">
            <text:p>3510,27</text:p>
          </table:table-cell>
          <table:table-cell office:value-type="float" office:value="3538.6499" calcext:value-type="float">
            <text:p>3538,6499</text:p>
          </table:table-cell>
          <table:table-cell office:value-type="float" office:value="3559.99" calcext:value-type="float">
            <text:p>3559,99</text:p>
          </table:table-cell>
          <table:table-cell office:value-type="float" office:value="3609.95" calcext:value-type="float">
            <text:p>3609,95</text:p>
          </table:table-cell>
          <table:table-cell office:value-type="float" office:value="3645.77" calcext:value-type="float">
            <text:p>3645,77</text:p>
          </table:table-cell>
          <table:table-cell office:value-type="float" office:value="3681.7" calcext:value-type="float">
            <text:p>3681,7</text:p>
          </table:table-cell>
          <table:table-cell office:value-type="float" office:value="3732.2" calcext:value-type="float">
            <text:p>3732,2</text:p>
          </table:table-cell>
          <table:table-cell office:value-type="float" office:value="3761.1499" calcext:value-type="float">
            <text:p>3761,1499</text:p>
          </table:table-cell>
          <table:table-cell office:value-type="float" office:value="3775.6599" calcext:value-type="float">
            <text:p>3775,6599</text:p>
          </table:table-cell>
          <table:table-cell office:value-type="float" office:value="3819.28" calcext:value-type="float">
            <text:p>3819,28</text:p>
          </table:table-cell>
          <table:table-cell office:value-type="float" office:value="3848.45" calcext:value-type="float">
            <text:p>3848,45</text:p>
          </table:table-cell>
          <table:table-cell office:value-type="float" office:value="3870.3799" calcext:value-type="float">
            <text:p>3870,3799</text:p>
          </table:table-cell>
          <table:table-cell office:value-type="float" office:value="3899.6799" calcext:value-type="float">
            <text:p>3899,6799</text:p>
          </table:table-cell>
          <table:table-cell office:value-type="float" office:value="3929.05" calcext:value-type="float">
            <text:p>3929,05</text:p>
          </table:table-cell>
          <table:table-cell office:value-type="float" office:value="3988" calcext:value-type="float">
            <text:p>3988</text:p>
          </table:table-cell>
          <table:table-cell office:value-type="float" office:value="4062.1001" calcext:value-type="float">
            <text:p>4062,1001</text:p>
          </table:table-cell>
          <table:table-cell office:value-type="float" office:value="4106.7598" calcext:value-type="float">
            <text:p>4106,7598</text:p>
          </table:table-cell>
          <table:table-cell office:value-type="float" office:value="4144.1099" calcext:value-type="float">
            <text:p>4144,1099</text:p>
          </table:table-cell>
          <table:table-cell office:value-type="float" office:value="4196.5698" calcext:value-type="float">
            <text:p>4196,5698</text:p>
          </table:table-cell>
          <table:table-cell office:value-type="float" office:value="4226.6499" calcext:value-type="float">
            <text:p>4226,6499</text:p>
          </table:table-cell>
          <table:table-cell office:value-type="float" office:value="4271.8901" calcext:value-type="float">
            <text:p>4271,8901</text:p>
          </table:table-cell>
          <table:table-cell office:value-type="float" office:value="4287.0098" calcext:value-type="float">
            <text:p>4287,0098</text:p>
          </table:table-cell>
          <table:table-cell table:number-columns-repeated="2"/>
          <table:table-cell table:number-columns-repeated="29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709.3999" calcext:value-type="float">
            <text:p>4709,3999</text:p>
          </table:table-cell>
          <table:table-cell office:value-type="float" office:value="4340.0498" calcext:value-type="float">
            <text:p>4340,0498</text:p>
          </table:table-cell>
          <table:table-cell office:value-type="float" office:value="4492.7485" calcext:value-type="float">
            <text:p>4492,7485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340.0498" calcext:value-type="float">
            <text:p>4340,0498</text:p>
          </table:table-cell>
          <table:table-cell office:value-type="float" office:value="4362.8398" calcext:value-type="float">
            <text:p>4362,8398</text:p>
          </table:table-cell>
          <table:table-cell office:value-type="float" office:value="4385.6802" calcext:value-type="float">
            <text:p>4385,6802</text:p>
          </table:table-cell>
          <table:table-cell office:value-type="float" office:value="4408.5498" calcext:value-type="float">
            <text:p>4408,5498</text:p>
          </table:table-cell>
          <table:table-cell office:value-type="float" office:value="4423.8301" calcext:value-type="float">
            <text:p>4423,8301</text:p>
          </table:table-cell>
          <table:table-cell office:value-type="float" office:value="4431.4702" calcext:value-type="float">
            <text:p>4431,4702</text:p>
          </table:table-cell>
          <table:table-cell office:value-type="float" office:value="4446.7598" calcext:value-type="float">
            <text:p>4446,7598</text:p>
          </table:table-cell>
          <table:table-cell table:number-columns-repeated="2" office:value-type="float" office:value="4454.4199" calcext:value-type="float">
            <text:p>4454,4199</text:p>
          </table:table-cell>
          <table:table-cell office:value-type="float" office:value="4462.0801" calcext:value-type="float">
            <text:p>4462,0801</text:p>
          </table:table-cell>
          <table:table-cell table:number-columns-repeated="7" office:value-type="float" office:value="4469.7402" calcext:value-type="float">
            <text:p>4469,7402</text:p>
          </table:table-cell>
          <table:table-cell table:number-columns-repeated="3" office:value-type="float" office:value="4477.4102" calcext:value-type="float">
            <text:p>4477,4102</text:p>
          </table:table-cell>
          <table:table-cell table:number-columns-repeated="3" office:value-type="float" office:value="4515.8101" calcext:value-type="float">
            <text:p>4515,8101</text:p>
          </table:table-cell>
          <table:table-cell office:value-type="float" office:value="4531.2002" calcext:value-type="float">
            <text:p>4531,2002</text:p>
          </table:table-cell>
          <table:table-cell office:value-type="float" office:value="4546.6099" calcext:value-type="float">
            <text:p>4546,6099</text:p>
          </table:table-cell>
          <table:table-cell office:value-type="float" office:value="4554.3198" calcext:value-type="float">
            <text:p>4554,3198</text:p>
          </table:table-cell>
          <table:table-cell office:value-type="float" office:value="4585.2002" calcext:value-type="float">
            <text:p>4585,2002</text:p>
          </table:table-cell>
          <table:table-cell office:value-type="float" office:value="4608.4102" calcext:value-type="float">
            <text:p>4608,4102</text:p>
          </table:table-cell>
          <table:table-cell office:value-type="float" office:value="4631.6499" calcext:value-type="float">
            <text:p>4631,6499</text:p>
          </table:table-cell>
          <table:table-cell office:value-type="float" office:value="4670.4702" calcext:value-type="float">
            <text:p>4670,4702</text:p>
          </table:table-cell>
          <table:table-cell office:value-type="float" office:value="4709.3999" calcext:value-type="float">
            <text:p>4709,3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858.29" calcext:value-type="float">
            <text:p>4858,29</text:p>
          </table:table-cell>
          <table:table-cell office:value-type="float" office:value="4662.7002" calcext:value-type="float">
            <text:p>4662,7002</text:p>
          </table:table-cell>
          <table:table-cell table:style-name="ce2" office:value-type="string" calcext:value-type="string">
            <text:p>4809,89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740.6201" calcext:value-type="float">
            <text:p>4740,6201</text:p>
          </table:table-cell>
          <table:table-cell office:value-type="float" office:value="4756.2598" calcext:value-type="float">
            <text:p>4756,2598</text:p>
          </table:table-cell>
          <table:table-cell office:value-type="float" office:value="4787.5698" calcext:value-type="float">
            <text:p>4787,5698</text:p>
          </table:table-cell>
          <table:table-cell office:value-type="float" office:value="4803.2598" calcext:value-type="float">
            <text:p>4803,2598</text:p>
          </table:table-cell>
          <table:table-cell office:value-type="float" office:value="4818.96" calcext:value-type="float">
            <text:p>4818,96</text:p>
          </table:table-cell>
          <table:table-cell table:number-columns-repeated="2" office:value-type="float" office:value="4826.8198" calcext:value-type="float">
            <text:p>4826,8198</text:p>
          </table:table-cell>
          <table:table-cell office:value-type="float" office:value="4850.4102" calcext:value-type="float">
            <text:p>4850,4102</text:p>
          </table:table-cell>
          <table:table-cell table:number-columns-repeated="5" office:value-type="float" office:value="4858.29" calcext:value-type="float">
            <text:p>4858,29</text:p>
          </table:table-cell>
          <table:table-cell table:number-columns-repeated="2" office:value-type="float" office:value="4850.4102" calcext:value-type="float">
            <text:p>4850,4102</text:p>
          </table:table-cell>
          <table:table-cell table:number-columns-repeated="2" office:value-type="float" office:value="4858.29" calcext:value-type="float">
            <text:p>4858,29</text:p>
          </table:table-cell>
          <table:table-cell office:value-type="float" office:value="4850.4102" calcext:value-type="float">
            <text:p>4850,4102</text:p>
          </table:table-cell>
          <table:table-cell table:number-columns-repeated="2" office:value-type="float" office:value="4842.54" calcext:value-type="float">
            <text:p>4842,54</text:p>
          </table:table-cell>
          <table:table-cell office:value-type="float" office:value="4834.6802" calcext:value-type="float">
            <text:p>4834,6802</text:p>
          </table:table-cell>
          <table:table-cell office:value-type="float" office:value="4826.8198" calcext:value-type="float">
            <text:p>4826,8198</text:p>
          </table:table-cell>
          <table:table-cell office:value-type="float" office:value="4811.1099" calcext:value-type="float">
            <text:p>4811,1099</text:p>
          </table:table-cell>
          <table:table-cell office:value-type="float" office:value="4803.2598" calcext:value-type="float">
            <text:p>4803,2598</text:p>
          </table:table-cell>
          <table:table-cell office:value-type="float" office:value="4779.7402" calcext:value-type="float">
            <text:p>4779,7402</text:p>
          </table:table-cell>
          <table:table-cell office:value-type="float" office:value="4764.0801" calcext:value-type="float">
            <text:p>4764,0801</text:p>
          </table:table-cell>
          <table:table-cell office:value-type="float" office:value="4740.6201" calcext:value-type="float">
            <text:p>4740,6201</text:p>
          </table:table-cell>
          <table:table-cell office:value-type="float" office:value="4717.2002" calcext:value-type="float">
            <text:p>4717,2002</text:p>
          </table:table-cell>
          <table:table-cell office:value-type="float" office:value="4701.6099" calcext:value-type="float">
            <text:p>4701,6099</text:p>
          </table:table-cell>
          <table:table-cell office:value-type="float" office:value="4662.7002" calcext:value-type="float">
            <text:p>4662,7002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39.4102" calcext:value-type="float">
            <text:p>4639,4102</text:p>
          </table:table-cell>
          <table:table-cell office:value-type="float" office:value="3052.76" calcext:value-type="float">
            <text:p>3052,76</text:p>
          </table:table-cell>
          <table:table-cell office:value-type="float" office:value="3912.0791" calcext:value-type="float">
            <text:p>3912,07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639.4102" calcext:value-type="float">
            <text:p>4639,4102</text:p>
          </table:table-cell>
          <table:table-cell office:value-type="float" office:value="4592.9302" calcext:value-type="float">
            <text:p>4592,9302</text:p>
          </table:table-cell>
          <table:table-cell office:value-type="float" office:value="4569.75" calcext:value-type="float">
            <text:p>4569,75</text:p>
          </table:table-cell>
          <table:table-cell office:value-type="float" office:value="4523.5" calcext:value-type="float">
            <text:p>4523,5</text:p>
          </table:table-cell>
          <table:table-cell office:value-type="float" office:value="4477.4102" calcext:value-type="float">
            <text:p>4477,4102</text:p>
          </table:table-cell>
          <table:table-cell office:value-type="float" office:value="4431.4702" calcext:value-type="float">
            <text:p>4431,4702</text:p>
          </table:table-cell>
          <table:table-cell office:value-type="float" office:value="4385.6802" calcext:value-type="float">
            <text:p>4385,6802</text:p>
          </table:table-cell>
          <table:table-cell office:value-type="float" office:value="4340.0498" calcext:value-type="float">
            <text:p>4340,0498</text:p>
          </table:table-cell>
          <table:table-cell office:value-type="float" office:value="4287.0098" calcext:value-type="float">
            <text:p>4287,0098</text:p>
          </table:table-cell>
          <table:table-cell office:value-type="float" office:value="4241.71" calcext:value-type="float">
            <text:p>4241,71</text:p>
          </table:table-cell>
          <table:table-cell office:value-type="float" office:value="4181.5601" calcext:value-type="float">
            <text:p>4181,5601</text:p>
          </table:table-cell>
          <table:table-cell office:value-type="float" office:value="4121.6899" calcext:value-type="float">
            <text:p>4121,6899</text:p>
          </table:table-cell>
          <table:table-cell office:value-type="float" office:value="4069.53" calcext:value-type="float">
            <text:p>4069,53</text:p>
          </table:table-cell>
          <table:table-cell office:value-type="float" office:value="4047.24" calcext:value-type="float">
            <text:p>4047,24</text:p>
          </table:table-cell>
          <table:table-cell office:value-type="float" office:value="3988" calcext:value-type="float">
            <text:p>3988</text:p>
          </table:table-cell>
          <table:table-cell office:value-type="float" office:value="3951.1201" calcext:value-type="float">
            <text:p>3951,1201</text:p>
          </table:table-cell>
          <table:table-cell office:value-type="float" office:value="3907.02" calcext:value-type="float">
            <text:p>3907,02</text:p>
          </table:table-cell>
          <table:table-cell office:value-type="float" office:value="3848.45" calcext:value-type="float">
            <text:p>3848,45</text:p>
          </table:table-cell>
          <table:table-cell office:value-type="float" office:value="3790.1799" calcext:value-type="float">
            <text:p>3790,1799</text:p>
          </table:table-cell>
          <table:table-cell office:value-type="float" office:value="3739.4299" calcext:value-type="float">
            <text:p>3739,4299</text:p>
          </table:table-cell>
          <table:table-cell office:value-type="float" office:value="3688.8999" calcext:value-type="float">
            <text:p>3688,8999</text:p>
          </table:table-cell>
          <table:table-cell office:value-type="float" office:value="3631.4199" calcext:value-type="float">
            <text:p>3631,4199</text:p>
          </table:table-cell>
          <table:table-cell office:value-type="float" office:value="3552.8799" calcext:value-type="float">
            <text:p>3552,8799</text:p>
          </table:table-cell>
          <table:table-cell office:value-type="float" office:value="3517.3601" calcext:value-type="float">
            <text:p>3517,3601</text:p>
          </table:table-cell>
          <table:table-cell office:value-type="float" office:value="3439.6201" calcext:value-type="float">
            <text:p>3439,6201</text:p>
          </table:table-cell>
          <table:table-cell office:value-type="float" office:value="3383.45" calcext:value-type="float">
            <text:p>3383,45</text:p>
          </table:table-cell>
          <table:table-cell office:value-type="float" office:value="3313.6499" calcext:value-type="float">
            <text:p>3313,6499</text:p>
          </table:table-cell>
          <table:table-cell office:value-type="float" office:value="3258.1499" calcext:value-type="float">
            <text:p>3258,1499</text:p>
          </table:table-cell>
          <table:table-cell office:value-type="float" office:value="3189.2" calcext:value-type="float">
            <text:p>3189,2</text:p>
          </table:table-cell>
          <table:table-cell office:value-type="float" office:value="3113.9199" calcext:value-type="float">
            <text:p>3113,9199</text:p>
          </table:table-cell>
          <table:table-cell office:value-type="float" office:value="3052.76" calcext:value-type="float">
            <text:p>3052,76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85.27" calcext:value-type="float">
            <text:p>2985,27</text:p>
          </table:table-cell>
          <table:table-cell office:value-type="float" office:value="1255.85" calcext:value-type="float">
            <text:p>1255,85</text:p>
          </table:table-cell>
          <table:table-cell office:value-type="float" office:value="2089.8633" calcext:value-type="float">
            <text:p>2089,86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2985.27" calcext:value-type="float">
            <text:p>2985,27</text:p>
          </table:table-cell>
          <table:table-cell office:value-type="float" office:value="2931.6299" calcext:value-type="float">
            <text:p>2931,6299</text:p>
          </table:table-cell>
          <table:table-cell office:value-type="float" office:value="2858.3899" calcext:value-type="float">
            <text:p>2858,3899</text:p>
          </table:table-cell>
          <table:table-cell office:value-type="float" office:value="2798.9099" calcext:value-type="float">
            <text:p>2798,9099</text:p>
          </table:table-cell>
          <table:table-cell office:value-type="float" office:value="2733.3101" calcext:value-type="float">
            <text:p>2733,3101</text:p>
          </table:table-cell>
          <table:table-cell office:value-type="float" office:value="2668.21" calcext:value-type="float">
            <text:p>2668,21</text:p>
          </table:table-cell>
          <table:table-cell office:value-type="float" office:value="2603.6201" calcext:value-type="float">
            <text:p>2603,6201</text:p>
          </table:table-cell>
          <table:table-cell office:value-type="float" office:value="2533.1699" calcext:value-type="float">
            <text:p>2533,1699</text:p>
          </table:table-cell>
          <table:table-cell office:value-type="float" office:value="2469.6699" calcext:value-type="float">
            <text:p>2469,6699</text:p>
          </table:table-cell>
          <table:table-cell office:value-type="float" office:value="2400.4299" calcext:value-type="float">
            <text:p>2400,4299</text:p>
          </table:table-cell>
          <table:table-cell office:value-type="float" office:value="2331.8301" calcext:value-type="float">
            <text:p>2331,8301</text:p>
          </table:table-cell>
          <table:table-cell office:value-type="float" office:value="2270.03" calcext:value-type="float">
            <text:p>2270,03</text:p>
          </table:table-cell>
          <table:table-cell office:value-type="float" office:value="2227.0901" calcext:value-type="float">
            <text:p>2227,0901</text:p>
          </table:table-cell>
          <table:table-cell office:value-type="float" office:value="2166.21" calcext:value-type="float">
            <text:p>2166,21</text:p>
          </table:table-cell>
          <table:table-cell office:value-type="float" office:value="2093.8799" calcext:value-type="float">
            <text:p>2093,8799</text:p>
          </table:table-cell>
          <table:table-cell office:value-type="float" office:value="2034.22" calcext:value-type="float">
            <text:p>2034,22</text:p>
          </table:table-cell>
          <table:table-cell office:value-type="float" office:value="1975.12" calcext:value-type="float">
            <text:p>1975,12</text:p>
          </table:table-cell>
          <table:table-cell office:value-type="float" office:value="1910.77" calcext:value-type="float">
            <text:p>1910,77</text:p>
          </table:table-cell>
          <table:table-cell office:value-type="float" office:value="1858.63" calcext:value-type="float">
            <text:p>1858,63</text:p>
          </table:table-cell>
          <table:table-cell office:value-type="float" office:value="1795.55" calcext:value-type="float">
            <text:p>1795,55</text:p>
          </table:table-cell>
          <table:table-cell office:value-type="float" office:value="1755.78" calcext:value-type="float">
            <text:p>1755,78</text:p>
          </table:table-cell>
          <table:table-cell office:value-type="float" office:value="1699.46" calcext:value-type="float">
            <text:p>1699,46</text:p>
          </table:table-cell>
          <table:table-cell office:value-type="float" office:value="1643.74" calcext:value-type="float">
            <text:p>1643,74</text:p>
          </table:table-cell>
          <table:table-cell office:value-type="float" office:value="1588.63" calcext:value-type="float">
            <text:p>1588,63</text:p>
          </table:table-cell>
          <table:table-cell office:value-type="float" office:value="1534.13" calcext:value-type="float">
            <text:p>1534,13</text:p>
          </table:table-cell>
          <table:table-cell office:value-type="float" office:value="1469.5601" calcext:value-type="float">
            <text:p>1469,5601</text:p>
          </table:table-cell>
          <table:table-cell office:value-type="float" office:value="1416.4301" calcext:value-type="float">
            <text:p>1416,4301</text:p>
          </table:table-cell>
          <table:table-cell office:value-type="float" office:value="1363.95" calcext:value-type="float">
            <text:p>1363,95</text:p>
          </table:table-cell>
          <table:table-cell office:value-type="float" office:value="1322.4301" calcext:value-type="float">
            <text:p>1322,4301</text:p>
          </table:table-cell>
          <table:table-cell office:value-type="float" office:value="1255.85" calcext:value-type="float">
            <text:p>1255,85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20.47" calcext:value-type="float">
            <text:p>1220,47</text:p>
          </table:table-cell>
          <table:table-cell office:value-type="float" office:value="450.20999" calcext:value-type="float">
            <text:p>450,20999</text:p>
          </table:table-cell>
          <table:table-cell office:value-type="float" office:value="750.63098" calcext:value-type="float">
            <text:p>750,630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1220.47" calcext:value-type="float">
            <text:p>1220,47</text:p>
          </table:table-cell>
          <table:table-cell office:value-type="float" office:value="1170.49" calcext:value-type="float">
            <text:p>1170,49</text:p>
          </table:table-cell>
          <table:table-cell office:value-type="float" office:value="1121.2" calcext:value-type="float">
            <text:p>1121,2</text:p>
          </table:table-cell>
          <table:table-cell office:value-type="float" office:value="1077.42" calcext:value-type="float">
            <text:p>1077,42</text:p>
          </table:table-cell>
          <table:table-cell office:value-type="float" office:value="1034.22" calcext:value-type="float">
            <text:p>1034,22</text:p>
          </table:table-cell>
          <table:table-cell office:value-type="float" office:value="991.59998" calcext:value-type="float">
            <text:p>991,59998</text:p>
          </table:table-cell>
          <table:table-cell office:value-type="float" office:value="954.20001" calcext:value-type="float">
            <text:p>954,20001</text:p>
          </table:table-cell>
          <table:table-cell office:value-type="float" office:value="917.27002" calcext:value-type="float">
            <text:p>917,27002</text:p>
          </table:table-cell>
          <table:table-cell office:value-type="float" office:value="880.82001" calcext:value-type="float">
            <text:p>880,82001</text:p>
          </table:table-cell>
          <table:table-cell office:value-type="float" office:value="853.79999" calcext:value-type="float">
            <text:p>853,79999</text:p>
          </table:table-cell>
          <table:table-cell office:value-type="float" office:value="822.62" calcext:value-type="float">
            <text:p>822,62</text:p>
          </table:table-cell>
          <table:table-cell office:value-type="float" office:value="800.58002" calcext:value-type="float">
            <text:p>800,58002</text:p>
          </table:table-cell>
          <table:table-cell office:value-type="float" office:value="770.04999" calcext:value-type="float">
            <text:p>770,04999</text:p>
          </table:table-cell>
          <table:table-cell office:value-type="float" office:value="748.48999" calcext:value-type="float">
            <text:p>748,48999</text:p>
          </table:table-cell>
          <table:table-cell office:value-type="float" office:value="731.38" calcext:value-type="float">
            <text:p>731,38</text:p>
          </table:table-cell>
          <table:table-cell office:value-type="float" office:value="705.95001" calcext:value-type="float">
            <text:p>705,95001</text:p>
          </table:table-cell>
          <table:table-cell office:value-type="float" office:value="684.98999" calcext:value-type="float">
            <text:p>684,98999</text:p>
          </table:table-cell>
          <table:table-cell office:value-type="float" office:value="660.10999" calcext:value-type="float">
            <text:p>660,10999</text:p>
          </table:table-cell>
          <table:table-cell office:value-type="float" office:value="647.78003" calcext:value-type="float">
            <text:p>647,78003</text:p>
          </table:table-cell>
          <table:table-cell office:value-type="float" office:value="631.46002" calcext:value-type="float">
            <text:p>631,46002</text:p>
          </table:table-cell>
          <table:table-cell office:value-type="float" office:value="615.27002" calcext:value-type="float">
            <text:p>615,27002</text:p>
          </table:table-cell>
          <table:table-cell office:value-type="float" office:value="599.21997" calcext:value-type="float">
            <text:p>599,21997</text:p>
          </table:table-cell>
          <table:table-cell office:value-type="float" office:value="583.31" calcext:value-type="float">
            <text:p>583,31</text:p>
          </table:table-cell>
          <table:table-cell office:value-type="float" office:value="567.53998" calcext:value-type="float">
            <text:p>567,53998</text:p>
          </table:table-cell>
          <table:table-cell office:value-type="float" office:value="551.90997" calcext:value-type="float">
            <text:p>551,90997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505.88" calcext:value-type="float">
            <text:p>505,88</text:p>
          </table:table-cell>
          <table:table-cell office:value-type="float" office:value="502.10999" calcext:value-type="float">
            <text:p>502,10999</text:p>
          </table:table-cell>
          <table:table-cell office:value-type="float" office:value="487.09" calcext:value-type="float">
            <text:p>487,09</text:p>
          </table:table-cell>
          <table:table-cell office:value-type="float" office:value="464.85001" calcext:value-type="float">
            <text:p>464,85001</text:p>
          </table:table-cell>
          <table:table-cell office:value-type="float" office:value="450.20999" calcext:value-type="float">
            <text:p>450,20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42.95001" calcext:value-type="float">
            <text:p>442,95001</text:p>
          </table:table-cell>
          <table:table-cell office:value-type="float" office:value="277.60999" calcext:value-type="float">
            <text:p>277,60999</text:p>
          </table:table-cell>
          <table:table-cell office:value-type="float" office:value="339.63739" calcext:value-type="float">
            <text:p>339,637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42.95001" calcext:value-type="float">
            <text:p>442,95001</text:p>
          </table:table-cell>
          <table:table-cell office:value-type="float" office:value="432.12" calcext:value-type="float">
            <text:p>432,12</text:p>
          </table:table-cell>
          <table:table-cell office:value-type="float" office:value="421.39001" calcext:value-type="float">
            <text:p>421,39001</text:p>
          </table:table-cell>
          <table:table-cell office:value-type="float" office:value="414.28" calcext:value-type="float">
            <text:p>414,28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393.19" calcext:value-type="float">
            <text:p>393,19</text:p>
          </table:table-cell>
          <table:table-cell office:value-type="float" office:value="379.34" calcext:value-type="float">
            <text:p>379,34</text:p>
          </table:table-cell>
          <table:table-cell office:value-type="float" office:value="375.89999" calcext:value-type="float">
            <text:p>375,89999</text:p>
          </table:table-cell>
          <table:table-cell office:value-type="float" office:value="372.47" calcext:value-type="float">
            <text:p>372,47</text:p>
          </table:table-cell>
          <table:table-cell office:value-type="float" office:value="365.64001" calcext:value-type="float">
            <text:p>365,64001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52.10999" calcext:value-type="float">
            <text:p>352,10999</text:p>
          </table:table-cell>
          <table:table-cell office:value-type="float" office:value="342.07001" calcext:value-type="float">
            <text:p>342,07001</text:p>
          </table:table-cell>
          <table:table-cell office:value-type="float" office:value="338.73999" calcext:value-type="float">
            <text:p>338,73999</text:p>
          </table:table-cell>
          <table:table-cell office:value-type="float" office:value="332.13" calcext:value-type="float">
            <text:p>332,13</text:p>
          </table:table-cell>
          <table:table-cell office:value-type="float" office:value="325.54999" calcext:value-type="float">
            <text:p>325,54999</text:p>
          </table:table-cell>
          <table:table-cell table:number-columns-repeated="2" office:value-type="float" office:value="319.01001" calcext:value-type="float">
            <text:p>319,01001</text:p>
          </table:table-cell>
          <table:table-cell table:number-columns-repeated="4" office:value-type="float" office:value="315.76001" calcext:value-type="float">
            <text:p>315,76001</text:p>
          </table:table-cell>
          <table:table-cell office:value-type="float" office:value="299.67001" calcext:value-type="float">
            <text:p>299,67001</text:p>
          </table:table-cell>
          <table:table-cell table:number-columns-repeated="2" office:value-type="float" office:value="290.14999" calcext:value-type="float">
            <text:p>290,14999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3.85999" calcext:value-type="float">
            <text:p>283,85999</text:p>
          </table:table-cell>
          <table:table-cell table:number-columns-repeated="2" office:value-type="float" office:value="280.73001" calcext:value-type="float">
            <text:p>280,73001</text:p>
          </table:table-cell>
          <table:table-cell office:value-type="float" office:value="277.60999" calcext:value-type="float">
            <text:p>277,60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74.5" calcext:value-type="float">
            <text:p>274,5</text:p>
          </table:table-cell>
          <table:table-cell office:value-type="float" office:value="217.69" calcext:value-type="float">
            <text:p>217,6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3" office:value-type="string" calcext:value-type="string">
            <text:p>2</text:p>
          </table:table-cell>
          <table:table-cell/>
          <table:table-cell table:style-name="Default"/>
          <table:table-cell office:value-type="float" office:value="274.5" calcext:value-type="float">
            <text:p>274,5</text:p>
          </table:table-cell>
          <table:table-cell office:value-type="float" office:value="268.32001" calcext:value-type="float">
            <text:p>268,32001</text:p>
          </table:table-cell>
          <table:table-cell office:value-type="float" office:value="265.25" calcext:value-type="float">
            <text:p>265,25</text:p>
          </table:table-cell>
          <table:table-cell office:value-type="float" office:value="262.19" calcext:value-type="float">
            <text:p>262,19</text:p>
          </table:table-cell>
          <table:table-cell office:value-type="float" office:value="259.14001" calcext:value-type="float">
            <text:p>259,14001</text:p>
          </table:table-cell>
          <table:table-cell office:value-type="float" office:value="256.10001" calcext:value-type="float">
            <text:p>256,10001</text:p>
          </table:table-cell>
          <table:table-cell office:value-type="float" office:value="253.08" calcext:value-type="float">
            <text:p>253,08</text:p>
          </table:table-cell>
          <table:table-cell office:value-type="float" office:value="250.06" calcext:value-type="float">
            <text:p>250,06</text:p>
          </table:table-cell>
          <table:table-cell office:value-type="float" office:value="247.06" calcext:value-type="float">
            <text:p>247,06</text:p>
          </table:table-cell>
          <table:table-cell office:value-type="float" office:value="244.07001" calcext:value-type="float">
            <text:p>244,07001</text:p>
          </table:table-cell>
          <table:table-cell office:value-type="float" office:value="241.09" calcext:value-type="float">
            <text:p>241,09</text:p>
          </table:table-cell>
          <table:table-cell table:number-columns-repeated="3" office:value-type="float" office:value="238.12" calcext:value-type="float">
            <text:p>238,12</text:p>
          </table:table-cell>
          <table:table-cell office:value-type="float" office:value="235.16" calcext:value-type="float">
            <text:p>235,16</text:p>
          </table:table-cell>
          <table:table-cell table:number-columns-repeated="2" office:value-type="float" office:value="232.22" calcext:value-type="float">
            <text:p>232,22</text:p>
          </table:table-cell>
          <table:table-cell office:value-type="float" office:value="229.28999" calcext:value-type="float">
            <text:p>229,28999</text:p>
          </table:table-cell>
          <table:table-cell office:value-type="float" office:value="226.37" calcext:value-type="float">
            <text:p>226,37</text:p>
          </table:table-cell>
          <table:table-cell office:value-type="float" office:value="229.28999" calcext:value-type="float">
            <text:p>229,28999</text:p>
          </table:table-cell>
          <table:table-cell table:number-columns-repeated="4" office:value-type="float" office:value="226.37" calcext:value-type="float">
            <text:p>226,37</text:p>
          </table:table-cell>
          <table:table-cell table:number-columns-repeated="3" office:value-type="float" office:value="220.57001" calcext:value-type="float">
            <text:p>220,57001</text:p>
          </table:table-cell>
          <table:table-cell table:number-columns-repeated="3" office:value-type="float" office:value="217.69" calcext:value-type="float">
            <text:p>217,69</text:p>
          </table:table-cell>
          <table:table-cell/>
          <table:table-cell table:number-columns-repeated="19" office:value-type="string" calcext:value-type="string">
            <text:p>1</text:p>
          </table:table-cell>
          <table:table-cell table:number-columns-repeated="11" office:value-type="string" calcext:value-type="string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.22" calcext:value-type="float">
            <text:p>232,22</text:p>
          </table:table-cell>
          <table:table-cell office:value-type="float" office:value="211.96001" calcext:value-type="float">
            <text:p>211,96001</text:p>
          </table:table-cell>
          <table:table-cell office:value-type="float" office:value="219.00999" calcext:value-type="float">
            <text:p>219,0099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</text:p>
          </table:table-cell>
          <table:table-cell/>
          <table:table-cell table:style-name="Default"/>
          <table:table-cell office:value-type="float" office:value="220.57001" calcext:value-type="float">
            <text:p>220,57001</text:p>
          </table:table-cell>
          <table:table-cell table:number-columns-repeated="2" office:value-type="float" office:value="217.69" calcext:value-type="float">
            <text:p>217,69</text:p>
          </table:table-cell>
          <table:table-cell office:value-type="float" office:value="220.57001" calcext:value-type="float">
            <text:p>220,57001</text:p>
          </table:table-cell>
          <table:table-cell office:value-type="float" office:value="226.37" calcext:value-type="float">
            <text:p>226,37</text:p>
          </table:table-cell>
          <table:table-cell table:number-columns-repeated="2" office:value-type="float" office:value="229.28999" calcext:value-type="float">
            <text:p>229,28999</text:p>
          </table:table-cell>
          <table:table-cell table:number-columns-repeated="2" office:value-type="float" office:value="232.22" calcext:value-type="float">
            <text:p>232,22</text:p>
          </table:table-cell>
          <table:table-cell office:value-type="float" office:value="229.28999" calcext:value-type="float">
            <text:p>229,28999</text:p>
          </table:table-cell>
          <table:table-cell office:value-type="float" office:value="223.46001" calcext:value-type="float">
            <text:p>223,46001</text:p>
          </table:table-cell>
          <table:table-cell office:value-type="float" office:value="220.57001" calcext:value-type="float">
            <text:p>220,57001</text:p>
          </table:table-cell>
          <table:table-cell office:value-type="float" office:value="217.69" calcext:value-type="float">
            <text:p>217,69</text:p>
          </table:table-cell>
          <table:table-cell office:value-type="float" office:value="214.81" calcext:value-type="float">
            <text:p>214,81</text:p>
          </table:table-cell>
          <table:table-cell table:number-columns-repeated="3" office:value-type="float" office:value="217.69" calcext:value-type="float">
            <text:p>217,69</text:p>
          </table:table-cell>
          <table:table-cell table:number-columns-repeated="3" office:value-type="float" office:value="214.81" calcext:value-type="float">
            <text:p>214,81</text:p>
          </table:table-cell>
          <table:table-cell office:value-type="float" office:value="211.96001" calcext:value-type="float">
            <text:p>211,96001</text:p>
          </table:table-cell>
          <table:table-cell table:number-columns-repeated="10" office:value-type="float" office:value="214.81" calcext:value-type="float">
            <text:p>214,81</text:p>
          </table:table-cell>
          <table:table-cell table:number-columns-repeated="21" office:value-type="string" calcext:value-type="string">
            <text:p>2</text:p>
          </table:table-cell>
          <table:table-cell table:number-columns-repeated="10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6.07999" calcext:value-type="float">
            <text:p>306,07999</text:p>
          </table:table-cell>
          <table:table-cell office:value-type="float" office:value="217.69" calcext:value-type="float">
            <text:p>217,69</text:p>
          </table:table-cell>
          <table:table-cell office:value-type="float" office:value="257.14169" calcext:value-type="float">
            <text:p>257,14169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3" office:value-type="float" office:value="217.69" calcext:value-type="float">
            <text:p>217,69</text:p>
          </table:table-cell>
          <table:table-cell office:value-type="float" office:value="223.46001" calcext:value-type="float">
            <text:p>223,46001</text:p>
          </table:table-cell>
          <table:table-cell office:value-type="float" office:value="226.37" calcext:value-type="float">
            <text:p>226,37</text:p>
          </table:table-cell>
          <table:table-cell office:value-type="float" office:value="232.22" calcext:value-type="float">
            <text:p>232,22</text:p>
          </table:table-cell>
          <table:table-cell office:value-type="float" office:value="238.12" calcext:value-type="float">
            <text:p>238,12</text:p>
          </table:table-cell>
          <table:table-cell office:value-type="float" office:value="244.07001" calcext:value-type="float">
            <text:p>244,07001</text:p>
          </table:table-cell>
          <table:table-cell office:value-type="float" office:value="250.06" calcext:value-type="float">
            <text:p>250,06</text:p>
          </table:table-cell>
          <table:table-cell office:value-type="float" office:value="256.10001" calcext:value-type="float">
            <text:p>256,10001</text:p>
          </table:table-cell>
          <table:table-cell table:number-columns-repeated="6" office:value-type="float" office:value="259.14001" calcext:value-type="float">
            <text:p>259,14001</text:p>
          </table:table-cell>
          <table:table-cell table:number-columns-repeated="3" office:value-type="float" office:value="256.10001" calcext:value-type="float">
            <text:p>256,10001</text:p>
          </table:table-cell>
          <table:table-cell office:value-type="float" office:value="259.14001" calcext:value-type="float">
            <text:p>259,14001</text:p>
          </table:table-cell>
          <table:table-cell office:value-type="float" office:value="262.19" calcext:value-type="float">
            <text:p>262,19</text:p>
          </table:table-cell>
          <table:table-cell table:number-columns-repeated="2" office:value-type="float" office:value="265.25" calcext:value-type="float">
            <text:p>265,25</text:p>
          </table:table-cell>
          <table:table-cell office:value-type="float" office:value="271.41" calcext:value-type="float">
            <text:p>271,41</text:p>
          </table:table-cell>
          <table:table-cell office:value-type="float" office:value="277.60999" calcext:value-type="float">
            <text:p>277,60999</text:p>
          </table:table-cell>
          <table:table-cell office:value-type="float" office:value="280.73001" calcext:value-type="float">
            <text:p>280,73001</text:p>
          </table:table-cell>
          <table:table-cell office:value-type="float" office:value="287" calcext:value-type="float">
            <text:p>287</text:p>
          </table:table-cell>
          <table:table-cell office:value-type="float" office:value="293.31" calcext:value-type="float">
            <text:p>293,31</text:p>
          </table:table-cell>
          <table:table-cell office:value-type="float" office:value="299.67001" calcext:value-type="float">
            <text:p>299,67001</text:p>
          </table:table-cell>
          <table:table-cell office:value-type="float" office:value="306.07999" calcext:value-type="float">
            <text:p>306,079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2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903.54999" calcext:value-type="float">
            <text:p>903,54999</text:p>
          </table:table-cell>
          <table:table-cell office:value-type="float" office:value="322.28" calcext:value-type="float">
            <text:p>322,28</text:p>
          </table:table-cell>
          <table:table-cell office:value-type="float" office:value="539.97418" calcext:value-type="float">
            <text:p>539,9741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322.28" calcext:value-type="float">
            <text:p>322,28</text:p>
          </table:table-cell>
          <table:table-cell office:value-type="float" office:value="335.42999" calcext:value-type="float">
            <text:p>335,42999</text:p>
          </table:table-cell>
          <table:table-cell office:value-type="float" office:value="338.73999" calcext:value-type="float">
            <text:p>338,73999</text:p>
          </table:table-cell>
          <table:table-cell office:value-type="float" office:value="342.07001" calcext:value-type="float">
            <text:p>342,07001</text:p>
          </table:table-cell>
          <table:table-cell office:value-type="float" office:value="345.41" calcext:value-type="float">
            <text:p>345,41</text:p>
          </table:table-cell>
          <table:table-cell office:value-type="float" office:value="348.75" calcext:value-type="float">
            <text:p>348,75</text:p>
          </table:table-cell>
          <table:table-cell office:value-type="float" office:value="352.10999" calcext:value-type="float">
            <text:p>352,10999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89.70999" calcext:value-type="float">
            <text:p>389,70999</text:p>
          </table:table-cell>
          <table:table-cell office:value-type="float" office:value="410.73999" calcext:value-type="float">
            <text:p>410,73999</text:p>
          </table:table-cell>
          <table:table-cell office:value-type="float" office:value="435.72" calcext:value-type="float">
            <text:p>435,72</text:p>
          </table:table-cell>
          <table:table-cell office:value-type="float" office:value="468.53" calcext:value-type="float">
            <text:p>468,53</text:p>
          </table:table-cell>
          <table:table-cell office:value-type="float" office:value="490.82999" calcext:value-type="float">
            <text:p>490,82999</text:p>
          </table:table-cell>
          <table:table-cell office:value-type="float" office:value="494.57999" calcext:value-type="float">
            <text:p>494,57999</text:p>
          </table:table-cell>
          <table:table-cell office:value-type="float" office:value="505.88" calcext:value-type="float">
            <text:p>505,88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524.90002" calcext:value-type="float">
            <text:p>524,90002</text:p>
          </table:table-cell>
          <table:table-cell office:value-type="float" office:value="551.90997" calcext:value-type="float">
            <text:p>551,90997</text:p>
          </table:table-cell>
          <table:table-cell office:value-type="float" office:value="571.46997" calcext:value-type="float">
            <text:p>571,46997</text:p>
          </table:table-cell>
          <table:table-cell office:value-type="float" office:value="595.22998" calcext:value-type="float">
            <text:p>595,22998</text:p>
          </table:table-cell>
          <table:table-cell office:value-type="float" office:value="619.31" calcext:value-type="float">
            <text:p>619,31</text:p>
          </table:table-cell>
          <table:table-cell office:value-type="float" office:value="635.52002" calcext:value-type="float">
            <text:p>635,52002</text:p>
          </table:table-cell>
          <table:table-cell office:value-type="float" office:value="647.78003" calcext:value-type="float">
            <text:p>647,78003</text:p>
          </table:table-cell>
          <table:table-cell office:value-type="float" office:value="664.22998" calcext:value-type="float">
            <text:p>664,22998</text:p>
          </table:table-cell>
          <table:table-cell office:value-type="float" office:value="689.16998" calcext:value-type="float">
            <text:p>689,16998</text:p>
          </table:table-cell>
          <table:table-cell office:value-type="float" office:value="714.39001" calcext:value-type="float">
            <text:p>714,39001</text:p>
          </table:table-cell>
          <table:table-cell office:value-type="float" office:value="731.38" calcext:value-type="float">
            <text:p>731,38</text:p>
          </table:table-cell>
          <table:table-cell office:value-type="float" office:value="761.40002" calcext:value-type="float">
            <text:p>761,40002</text:p>
          </table:table-cell>
          <table:table-cell office:value-type="float" office:value="813.78003" calcext:value-type="float">
            <text:p>813,78003</text:p>
          </table:table-cell>
          <table:table-cell office:value-type="float" office:value="858.28003" calcext:value-type="float">
            <text:p>858,28003</text:p>
          </table:table-cell>
          <table:table-cell office:value-type="float" office:value="903.54999" calcext:value-type="float">
            <text:p>903,549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16.5" calcext:value-type="float">
            <text:p>2616,5</text:p>
          </table:table-cell>
          <table:table-cell office:value-type="float" office:value="944.91998" calcext:value-type="float">
            <text:p>944,91998</text:p>
          </table:table-cell>
          <table:table-cell office:value-type="float" office:value="1859.8531" calcext:value-type="float">
            <text:p>1859,853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944.91998" calcext:value-type="float">
            <text:p>944,91998</text:p>
          </table:table-cell>
          <table:table-cell office:value-type="float" office:value="986.90002" calcext:value-type="float">
            <text:p>986,90002</text:p>
          </table:table-cell>
          <table:table-cell office:value-type="float" office:value="1053.35" calcext:value-type="float">
            <text:p>1053,35</text:p>
          </table:table-cell>
          <table:table-cell office:value-type="float" office:value="1140.83" calcext:value-type="float">
            <text:p>1140,83</text:p>
          </table:table-cell>
          <table:table-cell office:value-type="float" office:value="1215.4399" calcext:value-type="float">
            <text:p>1215,4399</text:p>
          </table:table-cell>
          <table:table-cell office:value-type="float" office:value="1286.4399" calcext:value-type="float">
            <text:p>1286,4399</text:p>
          </table:table-cell>
          <table:table-cell office:value-type="float" office:value="1400.62" calcext:value-type="float">
            <text:p>1400,62</text:p>
          </table:table-cell>
          <table:table-cell office:value-type="float" office:value="1469.5601" calcext:value-type="float">
            <text:p>1469,5601</text:p>
          </table:table-cell>
          <table:table-cell office:value-type="float" office:value="1528.72" calcext:value-type="float">
            <text:p>1528,72</text:p>
          </table:table-cell>
          <table:table-cell office:value-type="float" office:value="1599.6" calcext:value-type="float">
            <text:p>1599,6</text:p>
          </table:table-cell>
          <table:table-cell office:value-type="float" office:value="1665.96" calcext:value-type="float">
            <text:p>1665,96</text:p>
          </table:table-cell>
          <table:table-cell office:value-type="float" office:value="1733.1801" calcext:value-type="float">
            <text:p>1733,1801</text:p>
          </table:table-cell>
          <table:table-cell office:value-type="float" office:value="1806.97" calcext:value-type="float">
            <text:p>1806,97</text:p>
          </table:table-cell>
          <table:table-cell office:value-type="float" office:value="1881.75" calcext:value-type="float">
            <text:p>1881,75</text:p>
          </table:table-cell>
          <table:table-cell office:value-type="float" office:value="1963.37" calcext:value-type="float">
            <text:p>1963,37</text:p>
          </table:table-cell>
          <table:table-cell office:value-type="float" office:value="2022.36" calcext:value-type="float">
            <text:p>2022,36</text:p>
          </table:table-cell>
          <table:table-cell office:value-type="float" office:value="2046.11" calcext:value-type="float">
            <text:p>2046,11</text:p>
          </table:table-cell>
          <table:table-cell office:value-type="float" office:value="2058.02" calcext:value-type="float">
            <text:p>2058,02</text:p>
          </table:table-cell>
          <table:table-cell office:value-type="float" office:value="2081.9099" calcext:value-type="float">
            <text:p>2081,9099</text:p>
          </table:table-cell>
          <table:table-cell office:value-type="float" office:value="2111.8899" calcext:value-type="float">
            <text:p>2111,8899</text:p>
          </table:table-cell>
          <table:table-cell office:value-type="float" office:value="2135.98" calcext:value-type="float">
            <text:p>2135,98</text:p>
          </table:table-cell>
          <table:table-cell office:value-type="float" office:value="2148.05" calcext:value-type="float">
            <text:p>2148,05</text:p>
          </table:table-cell>
          <table:table-cell office:value-type="float" office:value="2184.4199" calcext:value-type="float">
            <text:p>2184,4199</text:p>
          </table:table-cell>
          <table:table-cell office:value-type="float" office:value="2220.98" calcext:value-type="float">
            <text:p>2220,98</text:p>
          </table:table-cell>
          <table:table-cell office:value-type="float" office:value="2251.5901" calcext:value-type="float">
            <text:p>2251,5901</text:p>
          </table:table-cell>
          <table:table-cell office:value-type="float" office:value="2282.3501" calcext:value-type="float">
            <text:p>2282,3501</text:p>
          </table:table-cell>
          <table:table-cell office:value-type="float" office:value="2331.8301" calcext:value-type="float">
            <text:p>2331,8301</text:p>
          </table:table-cell>
          <table:table-cell office:value-type="float" office:value="2406.7" calcext:value-type="float">
            <text:p>2406,7</text:p>
          </table:table-cell>
          <table:table-cell office:value-type="float" office:value="2520.4299" calcext:value-type="float">
            <text:p>2520,4299</text:p>
          </table:table-cell>
          <table:table-cell office:value-type="float" office:value="2558.72" calcext:value-type="float">
            <text:p>2558,72</text:p>
          </table:table-cell>
          <table:table-cell office:value-type="float" office:value="2616.5" calcext:value-type="float">
            <text:p>2616,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2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467.8301" calcext:value-type="float">
            <text:p>3467,8301</text:p>
          </table:table-cell>
          <table:table-cell office:value-type="float" office:value="2668.21" calcext:value-type="float">
            <text:p>2668,21</text:p>
          </table:table-cell>
          <table:table-cell office:value-type="float" office:value="3111.0481" calcext:value-type="float">
            <text:p>3111,0481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2668.21" calcext:value-type="float">
            <text:p>2668,21</text:p>
          </table:table-cell>
          <table:table-cell office:value-type="float" office:value="2733.3101" calcext:value-type="float">
            <text:p>2733,3101</text:p>
          </table:table-cell>
          <table:table-cell office:value-type="float" office:value="2798.9099" calcext:value-type="float">
            <text:p>2798,9099</text:p>
          </table:table-cell>
          <table:table-cell office:value-type="float" office:value="2831.8999" calcext:value-type="float">
            <text:p>2831,8999</text:p>
          </table:table-cell>
          <table:table-cell office:value-type="float" office:value="2884.95" calcext:value-type="float">
            <text:p>2884,95</text:p>
          </table:table-cell>
          <table:table-cell office:value-type="float" office:value="2924.9399" calcext:value-type="float">
            <text:p>2924,9399</text:p>
          </table:table-cell>
          <table:table-cell office:value-type="float" office:value="2951.7" calcext:value-type="float">
            <text:p>2951,7</text:p>
          </table:table-cell>
          <table:table-cell office:value-type="float" office:value="2991.99" calcext:value-type="float">
            <text:p>2991,99</text:p>
          </table:table-cell>
          <table:table-cell office:value-type="float" office:value="2998.73" calcext:value-type="float">
            <text:p>2998,73</text:p>
          </table:table-cell>
          <table:table-cell office:value-type="float" office:value="3005.46" calcext:value-type="float">
            <text:p>3005,46</text:p>
          </table:table-cell>
          <table:table-cell office:value-type="float" office:value="3032.46" calcext:value-type="float">
            <text:p>3032,46</text:p>
          </table:table-cell>
          <table:table-cell office:value-type="float" office:value="3052.76" calcext:value-type="float">
            <text:p>3052,76</text:p>
          </table:table-cell>
          <table:table-cell office:value-type="float" office:value="3066.3201" calcext:value-type="float">
            <text:p>3066,3201</text:p>
          </table:table-cell>
          <table:table-cell office:value-type="float" office:value="3079.8899" calcext:value-type="float">
            <text:p>3079,8899</text:p>
          </table:table-cell>
          <table:table-cell office:value-type="float" office:value="3093.49" calcext:value-type="float">
            <text:p>3093,49</text:p>
          </table:table-cell>
          <table:table-cell office:value-type="float" office:value="3127.5601" calcext:value-type="float">
            <text:p>3127,5601</text:p>
          </table:table-cell>
          <table:table-cell office:value-type="float" office:value="3154.9099" calcext:value-type="float">
            <text:p>3154,9099</text:p>
          </table:table-cell>
          <table:table-cell office:value-type="float" office:value="3182.3401" calcext:value-type="float">
            <text:p>3182,3401</text:p>
          </table:table-cell>
          <table:table-cell office:value-type="float" office:value="3223.6201" calcext:value-type="float">
            <text:p>3223,6201</text:p>
          </table:table-cell>
          <table:table-cell office:value-type="float" office:value="3271.99" calcext:value-type="float">
            <text:p>3271,99</text:p>
          </table:table-cell>
          <table:table-cell office:value-type="float" office:value="3278.9199" calcext:value-type="float">
            <text:p>3278,9199</text:p>
          </table:table-cell>
          <table:table-cell office:value-type="float" office:value="3313.6499" calcext:value-type="float">
            <text:p>3313,6499</text:p>
          </table:table-cell>
          <table:table-cell office:value-type="float" office:value="3348.49" calcext:value-type="float">
            <text:p>3348,49</text:p>
          </table:table-cell>
          <table:table-cell office:value-type="float" office:value="3376.4399" calcext:value-type="float">
            <text:p>3376,4399</text:p>
          </table:table-cell>
          <table:table-cell office:value-type="float" office:value="3397.46" calcext:value-type="float">
            <text:p>3397,46</text:p>
          </table:table-cell>
          <table:table-cell office:value-type="float" office:value="3411.5" calcext:value-type="float">
            <text:p>3411,5</text:p>
          </table:table-cell>
          <table:table-cell office:value-type="float" office:value="3439.6201" calcext:value-type="float">
            <text:p>3439,6201</text:p>
          </table:table-cell>
          <table:table-cell office:value-type="float" office:value="3467.8301" calcext:value-type="float">
            <text:p>3467,8301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3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16.1499" calcext:value-type="float">
            <text:p>4616,1499</text:p>
          </table:table-cell>
          <table:table-cell office:value-type="float" office:value="3503.1799" calcext:value-type="float">
            <text:p>3503,1799</text:p>
          </table:table-cell>
          <table:table-cell office:value-type="float" office:value="4030.4998" calcext:value-type="float">
            <text:p>4030,499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3503.1799" calcext:value-type="float">
            <text:p>3503,1799</text:p>
          </table:table-cell>
          <table:table-cell office:value-type="float" office:value="3524.45" calcext:value-type="float">
            <text:p>3524,45</text:p>
          </table:table-cell>
          <table:table-cell office:value-type="float" office:value="3531.55" calcext:value-type="float">
            <text:p>3531,55</text:p>
          </table:table-cell>
          <table:table-cell office:value-type="float" office:value="3538.6499" calcext:value-type="float">
            <text:p>3538,6499</text:p>
          </table:table-cell>
          <table:table-cell office:value-type="float" office:value="3559.99" calcext:value-type="float">
            <text:p>3559,99</text:p>
          </table:table-cell>
          <table:table-cell office:value-type="float" office:value="3581.3701" calcext:value-type="float">
            <text:p>3581,3701</text:p>
          </table:table-cell>
          <table:table-cell office:value-type="float" office:value="3638.5901" calcext:value-type="float">
            <text:p>3638,5901</text:p>
          </table:table-cell>
          <table:table-cell office:value-type="float" office:value="3696.1001" calcext:value-type="float">
            <text:p>3696,1001</text:p>
          </table:table-cell>
          <table:table-cell office:value-type="float" office:value="3746.6599" calcext:value-type="float">
            <text:p>3746,6599</text:p>
          </table:table-cell>
          <table:table-cell office:value-type="float" office:value="3775.6599" calcext:value-type="float">
            <text:p>3775,6599</text:p>
          </table:table-cell>
          <table:table-cell office:value-type="float" office:value="3790.1799" calcext:value-type="float">
            <text:p>3790,1799</text:p>
          </table:table-cell>
          <table:table-cell office:value-type="float" office:value="3819.28" calcext:value-type="float">
            <text:p>3819,28</text:p>
          </table:table-cell>
          <table:table-cell office:value-type="float" office:value="3863.0701" calcext:value-type="float">
            <text:p>3863,0701</text:p>
          </table:table-cell>
          <table:table-cell office:value-type="float" office:value="3921.7" calcext:value-type="float">
            <text:p>3921,7</text:p>
          </table:table-cell>
          <table:table-cell office:value-type="float" office:value="3980.6201" calcext:value-type="float">
            <text:p>3980,6201</text:p>
          </table:table-cell>
          <table:table-cell office:value-type="float" office:value="4010.1799" calcext:value-type="float">
            <text:p>4010,1799</text:p>
          </table:table-cell>
          <table:table-cell office:value-type="float" office:value="4039.8201" calcext:value-type="float">
            <text:p>4039,8201</text:p>
          </table:table-cell>
          <table:table-cell office:value-type="float" office:value="4084.4099" calcext:value-type="float">
            <text:p>4084,4099</text:p>
          </table:table-cell>
          <table:table-cell office:value-type="float" office:value="4144.1099" calcext:value-type="float">
            <text:p>4144,1099</text:p>
          </table:table-cell>
          <table:table-cell office:value-type="float" office:value="4174.0601" calcext:value-type="float">
            <text:p>4174,0601</text:p>
          </table:table-cell>
          <table:table-cell office:value-type="float" office:value="4189.0601" calcext:value-type="float">
            <text:p>4189,0601</text:p>
          </table:table-cell>
          <table:table-cell office:value-type="float" office:value="4234.1802" calcext:value-type="float">
            <text:p>4234,1802</text:p>
          </table:table-cell>
          <table:table-cell office:value-type="float" office:value="4317.29" calcext:value-type="float">
            <text:p>4317,29</text:p>
          </table:table-cell>
          <table:table-cell office:value-type="float" office:value="4439.1099" calcext:value-type="float">
            <text:p>4439,1099</text:p>
          </table:table-cell>
          <table:table-cell office:value-type="float" office:value="4477.4102" calcext:value-type="float">
            <text:p>4477,4102</text:p>
          </table:table-cell>
          <table:table-cell office:value-type="float" office:value="4500.4399" calcext:value-type="float">
            <text:p>4500,4399</text:p>
          </table:table-cell>
          <table:table-cell office:value-type="float" office:value="4523.5" calcext:value-type="float">
            <text:p>4523,5</text:p>
          </table:table-cell>
          <table:table-cell office:value-type="float" office:value="4554.3198" calcext:value-type="float">
            <text:p>4554,3198</text:p>
          </table:table-cell>
          <table:table-cell office:value-type="float" office:value="4577.4702" calcext:value-type="float">
            <text:p>4577,4702</text:p>
          </table:table-cell>
          <table:table-cell office:value-type="float" office:value="4592.9302" calcext:value-type="float">
            <text:p>4592,9302</text:p>
          </table:table-cell>
          <table:table-cell office:value-type="float" office:value="4616.1499" calcext:value-type="float">
            <text:p>4616,14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4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88.3999" calcext:value-type="float">
            <text:p>5088,3999</text:p>
          </table:table-cell>
          <table:table-cell office:value-type="float" office:value="4647.1699" calcext:value-type="float">
            <text:p>4647,1699</text:p>
          </table:table-cell>
          <table:table-cell office:value-type="float" office:value="4938.2642" calcext:value-type="float">
            <text:p>4938,2642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4647.1699" calcext:value-type="float">
            <text:p>4647,1699</text:p>
          </table:table-cell>
          <table:table-cell office:value-type="float" office:value="4670.4702" calcext:value-type="float">
            <text:p>4670,4702</text:p>
          </table:table-cell>
          <table:table-cell office:value-type="float" office:value="4686.0298" calcext:value-type="float">
            <text:p>4686,0298</text:p>
          </table:table-cell>
          <table:table-cell office:value-type="float" office:value="4717.2002" calcext:value-type="float">
            <text:p>4717,2002</text:p>
          </table:table-cell>
          <table:table-cell office:value-type="float" office:value="4748.4399" calcext:value-type="float">
            <text:p>4748,4399</text:p>
          </table:table-cell>
          <table:table-cell office:value-type="float" office:value="4764.0801" calcext:value-type="float">
            <text:p>4764,0801</text:p>
          </table:table-cell>
          <table:table-cell office:value-type="float" office:value="4779.7402" calcext:value-type="float">
            <text:p>4779,7402</text:p>
          </table:table-cell>
          <table:table-cell office:value-type="float" office:value="4811.1099" calcext:value-type="float">
            <text:p>4811,1099</text:p>
          </table:table-cell>
          <table:table-cell office:value-type="float" office:value="4826.8198" calcext:value-type="float">
            <text:p>4826,8198</text:p>
          </table:table-cell>
          <table:table-cell office:value-type="float" office:value="4850.4102" calcext:value-type="float">
            <text:p>4850,4102</text:p>
          </table:table-cell>
          <table:table-cell office:value-type="float" office:value="4858.29" calcext:value-type="float">
            <text:p>4858,29</text:p>
          </table:table-cell>
          <table:table-cell office:value-type="float" office:value="4874.0498" calcext:value-type="float">
            <text:p>4874,0498</text:p>
          </table:table-cell>
          <table:table-cell office:value-type="float" office:value="4889.8198" calcext:value-type="float">
            <text:p>4889,8198</text:p>
          </table:table-cell>
          <table:table-cell office:value-type="float" office:value="4945.1699" calcext:value-type="float">
            <text:p>4945,1699</text:p>
          </table:table-cell>
          <table:table-cell office:value-type="float" office:value="5016.6201" calcext:value-type="float">
            <text:p>5016,6201</text:p>
          </table:table-cell>
          <table:table-cell office:value-type="float" office:value="5040.5098" calcext:value-type="float">
            <text:p>5040,5098</text:p>
          </table:table-cell>
          <table:table-cell table:number-columns-repeated="2" office:value-type="float" office:value="5048.48" calcext:value-type="float">
            <text:p>5048,48</text:p>
          </table:table-cell>
          <table:table-cell office:value-type="float" office:value="5056.46" calcext:value-type="float">
            <text:p>5056,46</text:p>
          </table:table-cell>
          <table:table-cell table:number-columns-repeated="4" office:value-type="float" office:value="5064.4399" calcext:value-type="float">
            <text:p>5064,4399</text:p>
          </table:table-cell>
          <table:table-cell office:value-type="float" office:value="5080.4102" calcext:value-type="float">
            <text:p>5080,4102</text:p>
          </table:table-cell>
          <table:table-cell table:number-columns-repeated="6" office:value-type="float" office:value="5088.3999" calcext:value-type="float">
            <text:p>5088,3999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5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88.3999" calcext:value-type="float">
            <text:p>5088,3999</text:p>
          </table:table-cell>
          <table:table-cell office:value-type="float" office:value="4370.4502" calcext:value-type="float">
            <text:p>4370,4502</text:p>
          </table:table-cell>
          <table:table-cell office:value-type="float" office:value="4825.7046" calcext:value-type="float">
            <text:p>4825,70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table:number-columns-repeated="2" office:value-type="float" office:value="5088.3999" calcext:value-type="float">
            <text:p>5088,3999</text:p>
          </table:table-cell>
          <table:table-cell table:number-columns-repeated="3" office:value-type="float" office:value="5080.4102" calcext:value-type="float">
            <text:p>5080,4102</text:p>
          </table:table-cell>
          <table:table-cell office:value-type="float" office:value="5032.54" calcext:value-type="float">
            <text:p>5032,54</text:p>
          </table:table-cell>
          <table:table-cell table:number-columns-repeated="2" office:value-type="float" office:value="4984.8198" calcext:value-type="float">
            <text:p>4984,8198</text:p>
          </table:table-cell>
          <table:table-cell office:value-type="float" office:value="4976.8799" calcext:value-type="float">
            <text:p>4976,8799</text:p>
          </table:table-cell>
          <table:table-cell office:value-type="float" office:value="4968.9502" calcext:value-type="float">
            <text:p>4968,9502</text:p>
          </table:table-cell>
          <table:table-cell office:value-type="float" office:value="4953.0898" calcext:value-type="float">
            <text:p>4953,0898</text:p>
          </table:table-cell>
          <table:table-cell office:value-type="float" office:value="4937.25" calcext:value-type="float">
            <text:p>4937,25</text:p>
          </table:table-cell>
          <table:table-cell office:value-type="float" office:value="4921.4199" calcext:value-type="float">
            <text:p>4921,4199</text:p>
          </table:table-cell>
          <table:table-cell office:value-type="float" office:value="4905.6099" calcext:value-type="float">
            <text:p>4905,6099</text:p>
          </table:table-cell>
          <table:table-cell office:value-type="float" office:value="4889.8198" calcext:value-type="float">
            <text:p>4889,8198</text:p>
          </table:table-cell>
          <table:table-cell office:value-type="float" office:value="4858.29" calcext:value-type="float">
            <text:p>4858,29</text:p>
          </table:table-cell>
          <table:table-cell office:value-type="float" office:value="4842.54" calcext:value-type="float">
            <text:p>4842,54</text:p>
          </table:table-cell>
          <table:table-cell office:value-type="float" office:value="4826.8198" calcext:value-type="float">
            <text:p>4826,8198</text:p>
          </table:table-cell>
          <table:table-cell office:value-type="float" office:value="4811.1099" calcext:value-type="float">
            <text:p>4811,1099</text:p>
          </table:table-cell>
          <table:table-cell office:value-type="float" office:value="4771.9102" calcext:value-type="float">
            <text:p>4771,9102</text:p>
          </table:table-cell>
          <table:table-cell office:value-type="float" office:value="4748.4399" calcext:value-type="float">
            <text:p>4748,4399</text:p>
          </table:table-cell>
          <table:table-cell office:value-type="float" office:value="4717.2002" calcext:value-type="float">
            <text:p>4717,2002</text:p>
          </table:table-cell>
          <table:table-cell office:value-type="float" office:value="4709.3999" calcext:value-type="float">
            <text:p>4709,3999</text:p>
          </table:table-cell>
          <table:table-cell office:value-type="float" office:value="4678.25" calcext:value-type="float">
            <text:p>4678,25</text:p>
          </table:table-cell>
          <table:table-cell office:value-type="float" office:value="4654.9302" calcext:value-type="float">
            <text:p>4654,9302</text:p>
          </table:table-cell>
          <table:table-cell office:value-type="float" office:value="4647.1699" calcext:value-type="float">
            <text:p>4647,1699</text:p>
          </table:table-cell>
          <table:table-cell office:value-type="float" office:value="4600.6699" calcext:value-type="float">
            <text:p>4600,6699</text:p>
          </table:table-cell>
          <table:table-cell office:value-type="float" office:value="4515.8101" calcext:value-type="float">
            <text:p>4515,8101</text:p>
          </table:table-cell>
          <table:table-cell office:value-type="float" office:value="4462.0801" calcext:value-type="float">
            <text:p>4462,0801</text:p>
          </table:table-cell>
          <table:table-cell office:value-type="float" office:value="4408.5498" calcext:value-type="float">
            <text:p>4408,5498</text:p>
          </table:table-cell>
          <table:table-cell office:value-type="float" office:value="4370.4502" calcext:value-type="float">
            <text:p>4370,450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6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324.8701" calcext:value-type="float">
            <text:p>4324,8701</text:p>
          </table:table-cell>
          <table:table-cell office:value-type="float" office:value="1875.96" calcext:value-type="float">
            <text:p>1875,96</text:p>
          </table:table-cell>
          <table:table-cell office:value-type="float" office:value="3171.1946" calcext:value-type="float">
            <text:p>3171,19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4324.8701" calcext:value-type="float">
            <text:p>4324,8701</text:p>
          </table:table-cell>
          <table:table-cell office:value-type="float" office:value="4302.1401" calcext:value-type="float">
            <text:p>4302,1401</text:p>
          </table:table-cell>
          <table:table-cell office:value-type="float" office:value="4271.8901" calcext:value-type="float">
            <text:p>4271,8901</text:p>
          </table:table-cell>
          <table:table-cell office:value-type="float" office:value="4219.1201" calcext:value-type="float">
            <text:p>4219,1201</text:p>
          </table:table-cell>
          <table:table-cell office:value-type="float" office:value="4159.0698" calcext:value-type="float">
            <text:p>4159,0698</text:p>
          </table:table-cell>
          <table:table-cell office:value-type="float" office:value="4106.7598" calcext:value-type="float">
            <text:p>4106,7598</text:p>
          </table:table-cell>
          <table:table-cell office:value-type="float" office:value="4069.53" calcext:value-type="float">
            <text:p>4069,53</text:p>
          </table:table-cell>
          <table:table-cell office:value-type="float" office:value="4010.1799" calcext:value-type="float">
            <text:p>4010,1799</text:p>
          </table:table-cell>
          <table:table-cell office:value-type="float" office:value="3870.3799" calcext:value-type="float">
            <text:p>3870,3799</text:p>
          </table:table-cell>
          <table:table-cell office:value-type="float" office:value="3710.53" calcext:value-type="float">
            <text:p>3710,53</text:p>
          </table:table-cell>
          <table:table-cell office:value-type="float" office:value="3531.55" calcext:value-type="float">
            <text:p>3531,55</text:p>
          </table:table-cell>
          <table:table-cell office:value-type="float" office:value="3467.8301" calcext:value-type="float">
            <text:p>3467,8301</text:p>
          </table:table-cell>
          <table:table-cell office:value-type="float" office:value="3369.45" calcext:value-type="float">
            <text:p>3369,45</text:p>
          </table:table-cell>
          <table:table-cell office:value-type="float" office:value="3271.99" calcext:value-type="float">
            <text:p>3271,99</text:p>
          </table:table-cell>
          <table:table-cell office:value-type="float" office:value="3175.47" calcext:value-type="float">
            <text:p>3175,47</text:p>
          </table:table-cell>
          <table:table-cell office:value-type="float" office:value="3093.49" calcext:value-type="float">
            <text:p>3093,49</text:p>
          </table:table-cell>
          <table:table-cell office:value-type="float" office:value="3005.46" calcext:value-type="float">
            <text:p>3005,46</text:p>
          </table:table-cell>
          <table:table-cell office:value-type="float" office:value="2931.6299" calcext:value-type="float">
            <text:p>2931,6299</text:p>
          </table:table-cell>
          <table:table-cell office:value-type="float" office:value="2845.1299" calcext:value-type="float">
            <text:p>2845,1299</text:p>
          </table:table-cell>
          <table:table-cell office:value-type="float" office:value="2746.3899" calcext:value-type="float">
            <text:p>2746,3899</text:p>
          </table:table-cell>
          <table:table-cell office:value-type="float" office:value="2648.78" calcext:value-type="float">
            <text:p>2648,78</text:p>
          </table:table-cell>
          <table:table-cell office:value-type="float" office:value="2571.52" calcext:value-type="float">
            <text:p>2571,52</text:p>
          </table:table-cell>
          <table:table-cell office:value-type="float" office:value="2495.01" calcext:value-type="float">
            <text:p>2495,01</text:p>
          </table:table-cell>
          <table:table-cell office:value-type="float" office:value="2394.1699" calcext:value-type="float">
            <text:p>2394,1699</text:p>
          </table:table-cell>
          <table:table-cell office:value-type="float" office:value="2307.05" calcext:value-type="float">
            <text:p>2307,05</text:p>
          </table:table-cell>
          <table:table-cell office:value-type="float" office:value="2220.98" calcext:value-type="float">
            <text:p>2220,98</text:p>
          </table:table-cell>
          <table:table-cell office:value-type="float" office:value="2135.98" calcext:value-type="float">
            <text:p>2135,98</text:p>
          </table:table-cell>
          <table:table-cell office:value-type="float" office:value="2040.16" calcext:value-type="float">
            <text:p>2040,16</text:p>
          </table:table-cell>
          <table:table-cell office:value-type="float" office:value="1963.37" calcext:value-type="float">
            <text:p>1963,37</text:p>
          </table:table-cell>
          <table:table-cell office:value-type="float" office:value="1875.96" calcext:value-type="float">
            <text:p>1875,9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7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95.55" calcext:value-type="float">
            <text:p>1795,55</text:p>
          </table:table-cell>
          <table:table-cell office:value-type="float" office:value="513.46002" calcext:value-type="float">
            <text:p>513,46002</text:p>
          </table:table-cell>
          <table:table-cell office:value-type="float" office:value="983.68579" calcext:value-type="float">
            <text:p>983,6857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1795.55" calcext:value-type="float">
            <text:p>1795,55</text:p>
          </table:table-cell>
          <table:table-cell office:value-type="float" office:value="1738.8199" calcext:value-type="float">
            <text:p>1738,8199</text:p>
          </table:table-cell>
          <table:table-cell office:value-type="float" office:value="1643.74" calcext:value-type="float">
            <text:p>1643,74</text:p>
          </table:table-cell>
          <table:table-cell office:value-type="float" office:value="1577.6801" calcext:value-type="float">
            <text:p>1577,6801</text:p>
          </table:table-cell>
          <table:table-cell office:value-type="float" office:value="1512.51" calcext:value-type="float">
            <text:p>1512,51</text:p>
          </table:table-cell>
          <table:table-cell office:value-type="float" office:value="1442.92" calcext:value-type="float">
            <text:p>1442,92</text:p>
          </table:table-cell>
          <table:table-cell office:value-type="float" office:value="1395.36" calcext:value-type="float">
            <text:p>1395,36</text:p>
          </table:table-cell>
          <table:table-cell office:value-type="float" office:value="1332.77" calcext:value-type="float">
            <text:p>1332,77</text:p>
          </table:table-cell>
          <table:table-cell office:value-type="float" office:value="1271.12" calcext:value-type="float">
            <text:p>1271,12</text:p>
          </table:table-cell>
          <table:table-cell office:value-type="float" office:value="1210.42" calcext:value-type="float">
            <text:p>1210,42</text:p>
          </table:table-cell>
          <table:table-cell office:value-type="float" office:value="1145.76" calcext:value-type="float">
            <text:p>1145,76</text:p>
          </table:table-cell>
          <table:table-cell office:value-type="float" office:value="1077.42" calcext:value-type="float">
            <text:p>1077,42</text:p>
          </table:table-cell>
          <table:table-cell office:value-type="float" office:value="1019.95" calcext:value-type="float">
            <text:p>1019,95</text:p>
          </table:table-cell>
          <table:table-cell office:value-type="float" office:value="963.51001" calcext:value-type="float">
            <text:p>963,51001</text:p>
          </table:table-cell>
          <table:table-cell office:value-type="float" office:value="912.69" calcext:value-type="float">
            <text:p>912,69</text:p>
          </table:table-cell>
          <table:table-cell office:value-type="float" office:value="867.27002" calcext:value-type="float">
            <text:p>867,27002</text:p>
          </table:table-cell>
          <table:table-cell office:value-type="float" office:value="827.04999" calcext:value-type="float">
            <text:p>827,04999</text:p>
          </table:table-cell>
          <table:table-cell office:value-type="float" office:value="787.45001" calcext:value-type="float">
            <text:p>787,45001</text:p>
          </table:table-cell>
          <table:table-cell office:value-type="float" office:value="752.78003" calcext:value-type="float">
            <text:p>752,78003</text:p>
          </table:table-cell>
          <table:table-cell office:value-type="float" office:value="722.87" calcext:value-type="float">
            <text:p>722,87</text:p>
          </table:table-cell>
          <table:table-cell office:value-type="float" office:value="689.16998" calcext:value-type="float">
            <text:p>689,16998</text:p>
          </table:table-cell>
          <table:table-cell office:value-type="float" office:value="655.98999" calcext:value-type="float">
            <text:p>655,98999</text:p>
          </table:table-cell>
          <table:table-cell office:value-type="float" office:value="639.59998" calcext:value-type="float">
            <text:p>639,59998</text:p>
          </table:table-cell>
          <table:table-cell office:value-type="float" office:value="619.31" calcext:value-type="float">
            <text:p>619,31</text:p>
          </table:table-cell>
          <table:table-cell office:value-type="float" office:value="603.21997" calcext:value-type="float">
            <text:p>603,21997</text:p>
          </table:table-cell>
          <table:table-cell office:value-type="float" office:value="591.25" calcext:value-type="float">
            <text:p>591,25</text:p>
          </table:table-cell>
          <table:table-cell office:value-type="float" office:value="567.53998" calcext:value-type="float">
            <text:p>567,53998</text:p>
          </table:table-cell>
          <table:table-cell office:value-type="float" office:value="551.90997" calcext:value-type="float">
            <text:p>551,90997</text:p>
          </table:table-cell>
          <table:table-cell office:value-type="float" office:value="536.42999" calcext:value-type="float">
            <text:p>536,42999</text:p>
          </table:table-cell>
          <table:table-cell office:value-type="float" office:value="528.73999" calcext:value-type="float">
            <text:p>528,73999</text:p>
          </table:table-cell>
          <table:table-cell office:value-type="float" office:value="513.46002" calcext:value-type="float">
            <text:p>513,4600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8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2.10999" calcext:value-type="float">
            <text:p>502,10999</text:p>
          </table:table-cell>
          <table:table-cell office:value-type="float" office:value="287" calcext:value-type="float">
            <text:p>287</text:p>
          </table:table-cell>
          <table:table-cell office:value-type="float" office:value="372.2326" calcext:value-type="float">
            <text:p>372,23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502.10999" calcext:value-type="float">
            <text:p>502,10999</text:p>
          </table:table-cell>
          <table:table-cell office:value-type="float" office:value="487.09" calcext:value-type="float">
            <text:p>487,09</text:p>
          </table:table-cell>
          <table:table-cell office:value-type="float" office:value="472.23001" calcext:value-type="float">
            <text:p>472,23001</text:p>
          </table:table-cell>
          <table:table-cell office:value-type="float" office:value="464.85001" calcext:value-type="float">
            <text:p>464,85001</text:p>
          </table:table-cell>
          <table:table-cell office:value-type="float" office:value="453.85001" calcext:value-type="float">
            <text:p>453,85001</text:p>
          </table:table-cell>
          <table:table-cell office:value-type="float" office:value="446.57001" calcext:value-type="float">
            <text:p>446,57001</text:p>
          </table:table-cell>
          <table:table-cell office:value-type="float" office:value="439.32999" calcext:value-type="float">
            <text:p>439,32999</text:p>
          </table:table-cell>
          <table:table-cell office:value-type="float" office:value="424.95999" calcext:value-type="float">
            <text:p>424,95999</text:p>
          </table:table-cell>
          <table:table-cell office:value-type="float" office:value="414.28" calcext:value-type="float">
            <text:p>414,28</text:p>
          </table:table-cell>
          <table:table-cell office:value-type="float" office:value="407.20999" calcext:value-type="float">
            <text:p>407,20999</text:p>
          </table:table-cell>
          <table:table-cell office:value-type="float" office:value="396.67999" calcext:value-type="float">
            <text:p>396,67999</text:p>
          </table:table-cell>
          <table:table-cell table:number-columns-repeated="2" office:value-type="float" office:value="386.23999" calcext:value-type="float">
            <text:p>386,23999</text:p>
          </table:table-cell>
          <table:table-cell office:value-type="float" office:value="379.34" calcext:value-type="float">
            <text:p>379,34</text:p>
          </table:table-cell>
          <table:table-cell office:value-type="float" office:value="369.04999" calcext:value-type="float">
            <text:p>369,04999</text:p>
          </table:table-cell>
          <table:table-cell office:value-type="float" office:value="362.23999" calcext:value-type="float">
            <text:p>362,23999</text:p>
          </table:table-cell>
          <table:table-cell office:value-type="float" office:value="358.85001" calcext:value-type="float">
            <text:p>358,85001</text:p>
          </table:table-cell>
          <table:table-cell office:value-type="float" office:value="348.75" calcext:value-type="float">
            <text:p>348,75</text:p>
          </table:table-cell>
          <table:table-cell office:value-type="float" office:value="342.07001" calcext:value-type="float">
            <text:p>342,07001</text:p>
          </table:table-cell>
          <table:table-cell office:value-type="float" office:value="338.73999" calcext:value-type="float">
            <text:p>338,73999</text:p>
          </table:table-cell>
          <table:table-cell office:value-type="float" office:value="335.42999" calcext:value-type="float">
            <text:p>335,42999</text:p>
          </table:table-cell>
          <table:table-cell office:value-type="float" office:value="325.54999" calcext:value-type="float">
            <text:p>325,54999</text:p>
          </table:table-cell>
          <table:table-cell office:value-type="float" office:value="319.01001" calcext:value-type="float">
            <text:p>319,01001</text:p>
          </table:table-cell>
          <table:table-cell office:value-type="float" office:value="309.29999" calcext:value-type="float">
            <text:p>309,29999</text:p>
          </table:table-cell>
          <table:table-cell office:value-type="float" office:value="306.07999" calcext:value-type="float">
            <text:p>306,07999</text:p>
          </table:table-cell>
          <table:table-cell office:value-type="float" office:value="302.87" calcext:value-type="float">
            <text:p>302,87</text:p>
          </table:table-cell>
          <table:table-cell office:value-type="float" office:value="299.67001" calcext:value-type="float">
            <text:p>299,67001</text:p>
          </table:table-cell>
          <table:table-cell table:number-columns-repeated="2" office:value-type="float" office:value="293.31" calcext:value-type="float">
            <text:p>293,31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9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0.73001" calcext:value-type="float">
            <text:p>280,73001</text:p>
          </table:table-cell>
          <table:table-cell office:value-type="float" office:value="223.46001" calcext:value-type="float">
            <text:p>223,46001</text:p>
          </table:table-cell>
          <table:table-cell office:value-type="float" office:value="247.24229" calcext:value-type="float">
            <text:p>247,242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280.73001" calcext:value-type="float">
            <text:p>280,73001</text:p>
          </table:table-cell>
          <table:table-cell office:value-type="float" office:value="277.60999" calcext:value-type="float">
            <text:p>277,60999</text:p>
          </table:table-cell>
          <table:table-cell office:value-type="float" office:value="274.5" calcext:value-type="float">
            <text:p>274,5</text:p>
          </table:table-cell>
          <table:table-cell office:value-type="float" office:value="271.41" calcext:value-type="float">
            <text:p>271,41</text:p>
          </table:table-cell>
          <table:table-cell table:number-columns-repeated="2" office:value-type="float" office:value="268.32001" calcext:value-type="float">
            <text:p>268,32001</text:p>
          </table:table-cell>
          <table:table-cell office:value-type="float" office:value="265.25" calcext:value-type="float">
            <text:p>265,25</text:p>
          </table:table-cell>
          <table:table-cell office:value-type="float" office:value="262.19" calcext:value-type="float">
            <text:p>262,19</text:p>
          </table:table-cell>
          <table:table-cell office:value-type="float" office:value="259.14001" calcext:value-type="float">
            <text:p>259,14001</text:p>
          </table:table-cell>
          <table:table-cell office:value-type="float" office:value="256.10001" calcext:value-type="float">
            <text:p>256,10001</text:p>
          </table:table-cell>
          <table:table-cell table:number-columns-repeated="2" office:value-type="float" office:value="250.06" calcext:value-type="float">
            <text:p>250,06</text:p>
          </table:table-cell>
          <table:table-cell table:number-columns-repeated="4" office:value-type="float" office:value="244.07001" calcext:value-type="float">
            <text:p>244,07001</text:p>
          </table:table-cell>
          <table:table-cell table:number-columns-repeated="2" office:value-type="float" office:value="241.09" calcext:value-type="float">
            <text:p>241,09</text:p>
          </table:table-cell>
          <table:table-cell table:number-columns-repeated="3" office:value-type="float" office:value="238.12" calcext:value-type="float">
            <text:p>238,12</text:p>
          </table:table-cell>
          <table:table-cell office:value-type="float" office:value="235.16" calcext:value-type="float">
            <text:p>235,16</text:p>
          </table:table-cell>
          <table:table-cell table:number-columns-repeated="3" office:value-type="float" office:value="232.22" calcext:value-type="float">
            <text:p>232,22</text:p>
          </table:table-cell>
          <table:table-cell table:number-columns-repeated="4" office:value-type="float" office:value="226.37" calcext:value-type="float">
            <text:p>226,37</text:p>
          </table:table-cell>
          <table:table-cell office:value-type="float" office:value="223.46001" calcext:value-type="float">
            <text:p>223,46001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23.46001" calcext:value-type="float">
            <text:p>223,46001</text:p>
          </table:table-cell>
          <table:table-cell office:value-type="float" office:value="192.3" calcext:value-type="float">
            <text:p>192,3</text:p>
          </table:table-cell>
          <table:table-cell office:value-type="float" office:value="204.6519" calcext:value-type="float">
            <text:p>204,65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1</text:p>
          </table:table-cell>
          <table:table-cell/>
          <table:table-cell table:style-name="Default"/>
          <table:table-cell office:value-type="float" office:value="223.46001" calcext:value-type="float">
            <text:p>223,46001</text:p>
          </table:table-cell>
          <table:table-cell table:number-columns-repeated="5" office:value-type="float" office:value="220.57001" calcext:value-type="float">
            <text:p>220,57001</text:p>
          </table:table-cell>
          <table:table-cell table:number-columns-repeated="3" office:value-type="float" office:value="217.69" calcext:value-type="float">
            <text:p>217,69</text:p>
          </table:table-cell>
          <table:table-cell office:value-type="float" office:value="214.81" calcext:value-type="float">
            <text:p>214,81</text:p>
          </table:table-cell>
          <table:table-cell table:number-columns-repeated="2" office:value-type="float" office:value="211.96001" calcext:value-type="float">
            <text:p>211,96001</text:p>
          </table:table-cell>
          <table:table-cell office:value-type="float" office:value="209.11" calcext:value-type="float">
            <text:p>209,11</text:p>
          </table:table-cell>
          <table:table-cell office:value-type="float" office:value="203.46001" calcext:value-type="float">
            <text:p>203,46001</text:p>
          </table:table-cell>
          <table:table-cell table:number-columns-repeated="2" office:value-type="float" office:value="200.64999" calcext:value-type="float">
            <text:p>200,64999</text:p>
          </table:table-cell>
          <table:table-cell table:number-columns-repeated="2" office:value-type="float" office:value="197.85001" calcext:value-type="float">
            <text:p>197,85001</text:p>
          </table:table-cell>
          <table:table-cell office:value-type="float" office:value="195.07001" calcext:value-type="float">
            <text:p>195,07001</text:p>
          </table:table-cell>
          <table:table-cell office:value-type="float" office:value="192.3" calcext:value-type="float">
            <text:p>192,3</text:p>
          </table:table-cell>
          <table:table-cell office:value-type="float" office:value="197.85001" calcext:value-type="float">
            <text:p>197,85001</text:p>
          </table:table-cell>
          <table:table-cell table:number-columns-repeated="2" office:value-type="float" office:value="195.07001" calcext:value-type="float">
            <text:p>195,07001</text:p>
          </table:table-cell>
          <table:table-cell office:value-type="float" office:value="192.3" calcext:value-type="float">
            <text:p>192,3</text:p>
          </table:table-cell>
          <table:table-cell office:value-type="float" office:value="195.07001" calcext:value-type="float">
            <text:p>195,07001</text:p>
          </table:table-cell>
          <table:table-cell table:number-columns-repeated="6" office:value-type="float" office:value="192.3" calcext:value-type="float">
            <text:p>192,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62.96" calcext:value-type="float">
            <text:p>1062,96</text:p>
          </table:table-cell>
          <table:table-cell office:value-type="float" office:value="189.55" calcext:value-type="float">
            <text:p>189,55</text:p>
          </table:table-cell>
          <table:table-cell office:value-type="float" office:value="436.90369" calcext:value-type="float">
            <text:p>436,90369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table:number-columns-repeated="2" office:value-type="float" office:value="189.55" calcext:value-type="float">
            <text:p>189,55</text:p>
          </table:table-cell>
          <table:table-cell office:value-type="float" office:value="195.07001" calcext:value-type="float">
            <text:p>195,07001</text:p>
          </table:table-cell>
          <table:table-cell office:value-type="float" office:value="192.3" calcext:value-type="float">
            <text:p>192,3</text:p>
          </table:table-cell>
          <table:table-cell office:value-type="float" office:value="195.07001" calcext:value-type="float">
            <text:p>195,07001</text:p>
          </table:table-cell>
          <table:table-cell table:number-columns-repeated="4" office:value-type="float" office:value="203.46001" calcext:value-type="float">
            <text:p>203,46001</text:p>
          </table:table-cell>
          <table:table-cell table:number-columns-repeated="2" office:value-type="float" office:value="209.11" calcext:value-type="float">
            <text:p>209,11</text:p>
          </table:table-cell>
          <table:table-cell office:value-type="float" office:value="211.96001" calcext:value-type="float">
            <text:p>211,96001</text:p>
          </table:table-cell>
          <table:table-cell office:value-type="float" office:value="220.57001" calcext:value-type="float">
            <text:p>220,57001</text:p>
          </table:table-cell>
          <table:table-cell office:value-type="float" office:value="235.16" calcext:value-type="float">
            <text:p>235,16</text:p>
          </table:table-cell>
          <table:table-cell office:value-type="float" office:value="241.09" calcext:value-type="float">
            <text:p>241,09</text:p>
          </table:table-cell>
          <table:table-cell office:value-type="float" office:value="244.07001" calcext:value-type="float">
            <text:p>244,07001</text:p>
          </table:table-cell>
          <table:table-cell office:value-type="float" office:value="253.08" calcext:value-type="float">
            <text:p>253,08</text:p>
          </table:table-cell>
          <table:table-cell office:value-type="float" office:value="296.48999" calcext:value-type="float">
            <text:p>296,48999</text:p>
          </table:table-cell>
          <table:table-cell office:value-type="float" office:value="342.07001" calcext:value-type="float">
            <text:p>342,07001</text:p>
          </table:table-cell>
          <table:table-cell office:value-type="float" office:value="432.12" calcext:value-type="float">
            <text:p>432,12</text:p>
          </table:table-cell>
          <table:table-cell office:value-type="float" office:value="517.27002" calcext:value-type="float">
            <text:p>517,27002</text:p>
          </table:table-cell>
          <table:table-cell office:value-type="float" office:value="623.34998" calcext:value-type="float">
            <text:p>623,34998</text:p>
          </table:table-cell>
          <table:table-cell office:value-type="float" office:value="689.16998" calcext:value-type="float">
            <text:p>689,16998</text:p>
          </table:table-cell>
          <table:table-cell office:value-type="float" office:value="778.73999" calcext:value-type="float">
            <text:p>778,73999</text:p>
          </table:table-cell>
          <table:table-cell office:value-type="float" office:value="858.28003" calcext:value-type="float">
            <text:p>858,28003</text:p>
          </table:table-cell>
          <table:table-cell office:value-type="float" office:value="903.54999" calcext:value-type="float">
            <text:p>903,54999</text:p>
          </table:table-cell>
          <table:table-cell office:value-type="float" office:value="958.84998" calcext:value-type="float">
            <text:p>958,84998</text:p>
          </table:table-cell>
          <table:table-cell office:value-type="float" office:value="1005.74" calcext:value-type="float">
            <text:p>1005,74</text:p>
          </table:table-cell>
          <table:table-cell office:value-type="float" office:value="1038.99" calcext:value-type="float">
            <text:p>1038,99</text:p>
          </table:table-cell>
          <table:table-cell office:value-type="float" office:value="1062.96" calcext:value-type="float">
            <text:p>1062,96</text:p>
          </table:table-cell>
          <table:table-cell/>
          <table:table-cell table:number-columns-repeated="30" office:value-type="string" calcext:value-type="string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/202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97.1899" calcext:value-type="float">
            <text:p>2597,1899</text:p>
          </table:table-cell>
          <table:table-cell office:value-type="float" office:value="1101.67" calcext:value-type="float">
            <text:p>1101,67</text:p>
          </table:table-cell>
          <table:table-cell office:value-type="float" office:value="1774.2106" calcext:value-type="float">
            <text:p>1774,2106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table:style-name="Default"/>
          <table:table-cell office:value-type="float" office:value="1101.67" calcext:value-type="float">
            <text:p>1101,67</text:p>
          </table:table-cell>
          <table:table-cell office:value-type="float" office:value="1131" calcext:value-type="float">
            <text:p>1131</text:p>
          </table:table-cell>
          <table:table-cell office:value-type="float" office:value="1170.49" calcext:value-type="float">
            <text:p>1170,49</text:p>
          </table:table-cell>
          <table:table-cell office:value-type="float" office:value="1205.4" calcext:value-type="float">
            <text:p>1205,4</text:p>
          </table:table-cell>
          <table:table-cell office:value-type="float" office:value="1240.65" calcext:value-type="float">
            <text:p>1240,65</text:p>
          </table:table-cell>
          <table:table-cell office:value-type="float" office:value="1281.33" calcext:value-type="float">
            <text:p>1281,33</text:p>
          </table:table-cell>
          <table:table-cell office:value-type="float" office:value="1337.95" calcext:value-type="float">
            <text:p>1337,95</text:p>
          </table:table-cell>
          <table:table-cell office:value-type="float" office:value="1369.17" calcext:value-type="float">
            <text:p>1369,17</text:p>
          </table:table-cell>
          <table:table-cell office:value-type="float" office:value="1427.01" calcext:value-type="float">
            <text:p>1427,01</text:p>
          </table:table-cell>
          <table:table-cell office:value-type="float" office:value="1485.62" calcext:value-type="float">
            <text:p>1485,62</text:p>
          </table:table-cell>
          <table:table-cell office:value-type="float" office:value="1539.5601" calcext:value-type="float">
            <text:p>1539,5601</text:p>
          </table:table-cell>
          <table:table-cell office:value-type="float" office:value="1583.15" calcext:value-type="float">
            <text:p>1583,15</text:p>
          </table:table-cell>
          <table:table-cell office:value-type="float" office:value="1621.62" calcext:value-type="float">
            <text:p>1621,62</text:p>
          </table:table-cell>
          <table:table-cell office:value-type="float" office:value="1654.84" calcext:value-type="float">
            <text:p>1654,84</text:p>
          </table:table-cell>
          <table:table-cell office:value-type="float" office:value="1682.6801" calcext:value-type="float">
            <text:p>1682,6801</text:p>
          </table:table-cell>
          <table:table-cell office:value-type="float" office:value="1721.91" calcext:value-type="float">
            <text:p>1721,91</text:p>
          </table:table-cell>
          <table:table-cell office:value-type="float" office:value="1755.78" calcext:value-type="float">
            <text:p>1755,78</text:p>
          </table:table-cell>
          <table:table-cell office:value-type="float" office:value="1801.26" calcext:value-type="float">
            <text:p>1801,26</text:p>
          </table:table-cell>
          <table:table-cell office:value-type="float" office:value="1847.11" calcext:value-type="float">
            <text:p>1847,11</text:p>
          </table:table-cell>
          <table:table-cell office:value-type="float" office:value="1904.95" calcext:value-type="float">
            <text:p>1904,95</text:p>
          </table:table-cell>
          <table:table-cell office:value-type="float" office:value="1963.37" calcext:value-type="float">
            <text:p>1963,37</text:p>
          </table:table-cell>
          <table:table-cell office:value-type="float" office:value="2028.29" calcext:value-type="float">
            <text:p>2028,29</text:p>
          </table:table-cell>
          <table:table-cell office:value-type="float" office:value="2093.8799" calcext:value-type="float">
            <text:p>2093,8799</text:p>
          </table:table-cell>
          <table:table-cell office:value-type="float" office:value="2172.27" calcext:value-type="float">
            <text:p>2172,27</text:p>
          </table:table-cell>
          <table:table-cell office:value-type="float" office:value="2220.98" calcext:value-type="float">
            <text:p>2220,98</text:p>
          </table:table-cell>
          <table:table-cell office:value-type="float" office:value="2276.1799" calcext:value-type="float">
            <text:p>2276,1799</text:p>
          </table:table-cell>
          <table:table-cell office:value-type="float" office:value="2356.7" calcext:value-type="float">
            <text:p>2356,7</text:p>
          </table:table-cell>
          <table:table-cell office:value-type="float" office:value="2412.97" calcext:value-type="float">
            <text:p>2412,97</text:p>
          </table:table-cell>
          <table:table-cell office:value-type="float" office:value="2476" calcext:value-type="float">
            <text:p>2476</text:p>
          </table:table-cell>
          <table:table-cell office:value-type="float" office:value="2539.55" calcext:value-type="float">
            <text:p>2539,55</text:p>
          </table:table-cell>
          <table:table-cell office:value-type="float" office:value="2597.1899" calcext:value-type="float">
            <text:p>2597,189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870.2866" calcext:value-type="float">
            <text:p>2870,2866</text:p>
          </table:table-cell>
          <table:table-cell office:value-type="float" office:value="2371.5347" calcext:value-type="float">
            <text:p>2371,5347</text:p>
          </table:table-cell>
          <table:table-cell office:value-type="float" office:value="2683.2405" calcext:value-type="float">
            <text:p>2683,2405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float" office:value="2371.5347" calcext:value-type="float">
            <text:p>2371,5347</text:p>
          </table:table-cell>
          <table:table-cell office:value-type="float" office:value="2417.3423" calcext:value-type="float">
            <text:p>2417,3423</text:p>
          </table:table-cell>
          <table:table-cell office:value-type="float" office:value="2463.4775" calcext:value-type="float">
            <text:p>2463,4775</text:p>
          </table:table-cell>
          <table:table-cell office:value-type="float" office:value="2506.8315" calcext:value-type="float">
            <text:p>2506,8315</text:p>
          </table:table-cell>
          <table:table-cell office:value-type="float" office:value="2537.9722" calcext:value-type="float">
            <text:p>2537,9722</text:p>
          </table:table-cell>
          <table:table-cell office:value-type="float" office:value="2569.2566" calcext:value-type="float">
            <text:p>2569,2566</text:p>
          </table:table-cell>
          <table:table-cell office:value-type="float" office:value="2603.8352" calcext:value-type="float">
            <text:p>2603,8352</text:p>
          </table:table-cell>
          <table:table-cell office:value-type="float" office:value="2619.6101" calcext:value-type="float">
            <text:p>2619,6101</text:p>
          </table:table-cell>
          <table:table-cell office:value-type="float" office:value="2641.7546" calcext:value-type="float">
            <text:p>2641,7546</text:p>
          </table:table-cell>
          <table:table-cell office:value-type="float" office:value="2654.4402" calcext:value-type="float">
            <text:p>2654,4402</text:p>
          </table:table-cell>
          <table:table-cell office:value-type="float" office:value="2660.7915" calcext:value-type="float">
            <text:p>2660,7915</text:p>
          </table:table-cell>
          <table:table-cell office:value-type="float" office:value="2676.6946" calcext:value-type="float">
            <text:p>2676,6946</text:p>
          </table:table-cell>
          <table:table-cell office:value-type="float" office:value="2689.4426" calcext:value-type="float">
            <text:p>2689,4426</text:p>
          </table:table-cell>
          <table:table-cell table:number-columns-repeated="2" office:value-type="float" office:value="2695.8252" calcext:value-type="float">
            <text:p>2695,8252</text:p>
          </table:table-cell>
          <table:table-cell table:number-columns-repeated="3" office:value-type="float" office:value="2705.4097" calcext:value-type="float">
            <text:p>2705,4097</text:p>
          </table:table-cell>
          <table:table-cell office:value-type="float" office:value="2708.6072" calcext:value-type="float">
            <text:p>2708,6072</text:p>
          </table:table-cell>
          <table:table-cell office:value-type="float" office:value="2711.8064" calcext:value-type="float">
            <text:p>2711,8064</text:p>
          </table:table-cell>
          <table:table-cell office:value-type="float" office:value="2718.2087" calcext:value-type="float">
            <text:p>2718,2087</text:p>
          </table:table-cell>
          <table:table-cell office:value-type="float" office:value="2743.8748" calcext:value-type="float">
            <text:p>2743,8748</text:p>
          </table:table-cell>
          <table:table-cell office:value-type="float" office:value="2769.6311" calcext:value-type="float">
            <text:p>2769,6311</text:p>
          </table:table-cell>
          <table:table-cell office:value-type="float" office:value="2785.7747" calcext:value-type="float">
            <text:p>2785,7747</text:p>
          </table:table-cell>
          <table:table-cell office:value-type="float" office:value="2795.4778" calcext:value-type="float">
            <text:p>2795,4778</text:p>
          </table:table-cell>
          <table:table-cell office:value-type="float" office:value="2805.1934" calcext:value-type="float">
            <text:p>2805,1934</text:p>
          </table:table-cell>
          <table:table-cell office:value-type="float" office:value="2818.1672" calcext:value-type="float">
            <text:p>2818,1672</text:p>
          </table:table-cell>
          <table:table-cell office:value-type="float" office:value="2831.1636" calcext:value-type="float">
            <text:p>2831,1636</text:p>
          </table:table-cell>
          <table:table-cell office:value-type="float" office:value="2844.1821" calcext:value-type="float">
            <text:p>2844,1821</text:p>
          </table:table-cell>
          <table:table-cell office:value-type="float" office:value="2857.2234" calcext:value-type="float">
            <text:p>2857,2234</text:p>
          </table:table-cell>
          <table:table-cell office:value-type="float" office:value="2870.2866" calcext:value-type="float">
            <text:p>2870,2866</text:p>
          </table:table-cell>
          <table:table-cell table:style-name="Default" table:number-columns-repeated="31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2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72.6958" calcext:value-type="float">
            <text:p>3572,6958</text:p>
          </table:table-cell>
          <table:table-cell office:value-type="float" office:value="2873.5562" calcext:value-type="float">
            <text:p>2873,5562</text:p>
          </table:table-cell>
          <table:table-cell office:value-type="float" office:value="3177.3787" calcext:value-type="float">
            <text:p>3177,3787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float" office:value="2873.5562" calcext:value-type="float">
            <text:p>2873,5562</text:p>
          </table:table-cell>
          <table:table-cell office:value-type="float" office:value="2893.2014" calcext:value-type="float">
            <text:p>2893,2014</text:p>
          </table:table-cell>
          <table:table-cell table:style-name="ce2" office:value-type="string" calcext:value-type="string">
            <text:p>2903,043</text:p>
          </table:table-cell>
          <table:table-cell office:value-type="float" office:value="2916.1846" calcext:value-type="float">
            <text:p>2916,1846</text:p>
          </table:table-cell>
          <table:table-cell office:value-type="float" office:value="2919.4734" calcext:value-type="float">
            <text:p>2919,4734</text:p>
          </table:table-cell>
          <table:table-cell office:value-type="float" office:value="2926.0552" calcext:value-type="float">
            <text:p>2926,0552</text:p>
          </table:table-cell>
          <table:table-cell office:value-type="float" office:value="2945.8342" calcext:value-type="float">
            <text:p>2945,8342</text:p>
          </table:table-cell>
          <table:table-cell office:value-type="float" office:value="2959.0479" calcext:value-type="float">
            <text:p>2959,0479</text:p>
          </table:table-cell>
          <table:table-cell office:value-type="float" office:value="2962.3547" calcext:value-type="float">
            <text:p>2962,3547</text:p>
          </table:table-cell>
          <table:table-cell office:value-type="float" office:value="2965.6631" calcext:value-type="float">
            <text:p>2965,6631</text:p>
          </table:table-cell>
          <table:table-cell office:value-type="float" office:value="2972.2837" calcext:value-type="float">
            <text:p>2972,2837</text:p>
          </table:table-cell>
          <table:table-cell office:value-type="float" office:value="2995.4998" calcext:value-type="float">
            <text:p>2995,4998</text:p>
          </table:table-cell>
          <table:table-cell office:value-type="float" office:value="3068.9043" calcext:value-type="float">
            <text:p>3068,9043</text:p>
          </table:table-cell>
          <table:table-cell office:value-type="float" office:value="3139.5923" calcext:value-type="float">
            <text:p>3139,5923</text:p>
          </table:table-cell>
          <table:table-cell office:value-type="float" office:value="3166.6797" calcext:value-type="float">
            <text:p>3166,6797</text:p>
          </table:table-cell>
          <table:table-cell office:value-type="float" office:value="3217.7029" calcext:value-type="float">
            <text:p>3217,7029</text:p>
          </table:table-cell>
          <table:table-cell office:value-type="float" office:value="3231.3608" calcext:value-type="float">
            <text:p>3231,3608</text:p>
          </table:table-cell>
          <table:table-cell office:value-type="float" office:value="3272.4644" calcext:value-type="float">
            <text:p>3272,4644</text:p>
          </table:table-cell>
          <table:table-cell office:value-type="float" office:value="3303.4197" calcext:value-type="float">
            <text:p>3303,4197</text:p>
          </table:table-cell>
          <table:table-cell office:value-type="float" office:value="3348.3254" calcext:value-type="float">
            <text:p>3348,3254</text:p>
          </table:table-cell>
          <table:table-cell office:value-type="float" office:value="3396.9395" calcext:value-type="float">
            <text:p>3396,9395</text:p>
          </table:table-cell>
          <table:table-cell office:value-type="float" office:value="3414.3652" calcext:value-type="float">
            <text:p>3414,3652</text:p>
          </table:table-cell>
          <table:table-cell office:value-type="float" office:value="3456.3232" calcext:value-type="float">
            <text:p>3456,3232</text:p>
          </table:table-cell>
          <table:table-cell office:value-type="float" office:value="3512.5659" calcext:value-type="float">
            <text:p>3512,5659</text:p>
          </table:table-cell>
          <table:table-cell office:value-type="float" office:value="3537.2788" calcext:value-type="float">
            <text:p>3537,2788</text:p>
          </table:table-cell>
          <table:table-cell office:value-type="float" office:value="3540.8147" calcext:value-type="float">
            <text:p>3540,8147</text:p>
          </table:table-cell>
          <table:table-cell office:value-type="float" office:value="3554.9707" calcext:value-type="float">
            <text:p>3554,9707</text:p>
          </table:table-cell>
          <table:table-cell office:value-type="float" office:value="3572.6958" calcext:value-type="float">
            <text:p>3572,6958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3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216.6533" calcext:value-type="float">
            <text:p>5216,6533</text:p>
          </table:table-cell>
          <table:table-cell office:value-type="float" office:value="3583.3467" calcext:value-type="float">
            <text:p>3583,3467</text:p>
          </table:table-cell>
          <table:table-cell office:value-type="float" office:value="4347.2393" calcext:value-type="float">
            <text:p>4347,2393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3583.3467" calcext:value-type="float">
            <text:p>3583,3467</text:p>
          </table:table-cell>
          <table:table-cell office:value-type="float" office:value="3601.1245" calcext:value-type="float">
            <text:p>3601,1245</text:p>
          </table:table-cell>
          <table:table-cell table:style-name="ce2" office:value-type="string" calcext:value-type="string">
            <text:p>3647,501</text:p>
          </table:table-cell>
          <table:table-cell office:value-type="float" office:value="3697.6934" calcext:value-type="float">
            <text:p>3697,6934</text:p>
          </table:table-cell>
          <table:table-cell office:value-type="float" office:value="3719.2832" calcext:value-type="float">
            <text:p>3719,2832</text:p>
          </table:table-cell>
          <table:table-cell office:value-type="float" office:value="3751.7559" calcext:value-type="float">
            <text:p>3751,7559</text:p>
          </table:table-cell>
          <table:table-cell office:value-type="float" office:value="3806.1123" calcext:value-type="float">
            <text:p>3806,1123</text:p>
          </table:table-cell>
          <table:table-cell office:value-type="float" office:value="3871.7261" calcext:value-type="float">
            <text:p>3871,7261</text:p>
          </table:table-cell>
          <table:table-cell office:value-type="float" office:value="3934.0798" calcext:value-type="float">
            <text:p>3934,0798</text:p>
          </table:table-cell>
          <table:table-cell office:value-type="float" office:value="3959.8635" calcext:value-type="float">
            <text:p>3959,8635</text:p>
          </table:table-cell>
          <table:table-cell office:value-type="float" office:value="4085.9939" calcext:value-type="float">
            <text:p>4085,9939</text:p>
          </table:table-cell>
          <table:table-cell office:value-type="float" office:value="4127.1177" calcext:value-type="float">
            <text:p>4127,1177</text:p>
          </table:table-cell>
          <table:table-cell office:value-type="float" office:value="4179.6802" calcext:value-type="float">
            <text:p>4179,6802</text:p>
          </table:table-cell>
          <table:table-cell office:value-type="float" office:value="4243.8408" calcext:value-type="float">
            <text:p>4243,8408</text:p>
          </table:table-cell>
          <table:table-cell office:value-type="float" office:value="4335.0425" calcext:value-type="float">
            <text:p>4335,0425</text:p>
          </table:table-cell>
          <table:table-cell office:value-type="float" office:value="4407.7588" calcext:value-type="float">
            <text:p>4407,7588</text:p>
          </table:table-cell>
          <table:table-cell office:value-type="float" office:value="4473.2041" calcext:value-type="float">
            <text:p>4473,2041</text:p>
          </table:table-cell>
          <table:table-cell office:value-type="float" office:value="4500.2573" calcext:value-type="float">
            <text:p>4500,2573</text:p>
          </table:table-cell>
          <table:table-cell office:value-type="float" office:value="4636.4385" calcext:value-type="float">
            <text:p>4636,4385</text:p>
          </table:table-cell>
          <table:table-cell office:value-type="float" office:value="4703.1313" calcext:value-type="float">
            <text:p>4703,1313</text:p>
          </table:table-cell>
          <table:table-cell office:value-type="float" office:value="4762.2744" calcext:value-type="float">
            <text:p>4762,2744</text:p>
          </table:table-cell>
          <table:table-cell office:value-type="float" office:value="4793.9302" calcext:value-type="float">
            <text:p>4793,9302</text:p>
          </table:table-cell>
          <table:table-cell office:value-type="float" office:value="4853.4971" calcext:value-type="float">
            <text:p>4853,4971</text:p>
          </table:table-cell>
          <table:table-cell office:value-type="float" office:value="4917.3389" calcext:value-type="float">
            <text:p>4917,3389</text:p>
          </table:table-cell>
          <table:table-cell office:value-type="float" office:value="4961.4111" calcext:value-type="float">
            <text:p>4961,4111</text:p>
          </table:table-cell>
          <table:table-cell office:value-type="float" office:value="5017.7163" calcext:value-type="float">
            <text:p>5017,7163</text:p>
          </table:table-cell>
          <table:table-cell table:style-name="ce2" office:value-type="string" calcext:value-type="string">
            <text:p>5082,356</text:p>
          </table:table-cell>
          <table:table-cell office:value-type="float" office:value="5131.0396" calcext:value-type="float">
            <text:p>5131,0396</text:p>
          </table:table-cell>
          <table:table-cell office:value-type="float" office:value="5179.8965" calcext:value-type="float">
            <text:p>5179,8965</text:p>
          </table:table-cell>
          <table:table-cell office:value-type="float" office:value="5216.6533" calcext:value-type="float">
            <text:p>5216,653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4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418.4766" calcext:value-type="float">
            <text:p>5418,4766</text:p>
          </table:table-cell>
          <table:table-cell table:style-name="ce2" office:value-type="string" calcext:value-type="string">
            <text:p>5090,458</text:p>
          </table:table-cell>
          <table:table-cell office:value-type="float" office:value="5315.5923" calcext:value-type="float">
            <text:p>5315,592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249.4077" calcext:value-type="float">
            <text:p>5249,4077</text:p>
          </table:table-cell>
          <table:table-cell table:style-name="ce2" office:value-type="string" calcext:value-type="string">
            <text:p>5269,918</text:p>
          </table:table-cell>
          <table:table-cell office:value-type="float" office:value="5298.6831" calcext:value-type="float">
            <text:p>5298,6831</text:p>
          </table:table-cell>
          <table:table-cell office:value-type="float" office:value="5331.6294" calcext:value-type="float">
            <text:p>5331,6294</text:p>
          </table:table-cell>
          <table:table-cell office:value-type="float" office:value="5348.1309" calcext:value-type="float">
            <text:p>5348,1309</text:p>
          </table:table-cell>
          <table:table-cell office:value-type="float" office:value="5364.6519" calcext:value-type="float">
            <text:p>5364,6519</text:p>
          </table:table-cell>
          <table:table-cell office:value-type="float" office:value="5381.1919" calcext:value-type="float">
            <text:p>5381,1919</text:p>
          </table:table-cell>
          <table:table-cell table:style-name="ce2" office:value-type="string" calcext:value-type="string">
            <text:p>5397,751</text:p>
          </table:table-cell>
          <table:table-cell table:style-name="ce2" office:value-type="string" calcext:value-type="string">
            <text:p>5401,894</text:p>
          </table:table-cell>
          <table:table-cell table:number-columns-repeated="2" office:value-type="float" office:value="5410.1831" calcext:value-type="float">
            <text:p>5410,1831</text:p>
          </table:table-cell>
          <table:table-cell office:value-type="float" office:value="5414.3291" calcext:value-type="float">
            <text:p>5414,3291</text:p>
          </table:table-cell>
          <table:table-cell table:number-columns-repeated="2" office:value-type="float" office:value="5418.4766" calcext:value-type="float">
            <text:p>5418,4766</text:p>
          </table:table-cell>
          <table:table-cell office:value-type="float" office:value="5406.0376" calcext:value-type="float">
            <text:p>5406,0376</text:p>
          </table:table-cell>
          <table:table-cell office:value-type="float" office:value="5389.4692" calcext:value-type="float">
            <text:p>5389,4692</text:p>
          </table:table-cell>
          <table:table-cell office:value-type="float" office:value="5381.1919" calcext:value-type="float">
            <text:p>5381,1919</text:p>
          </table:table-cell>
          <table:table-cell office:value-type="float" office:value="5368.7852" calcext:value-type="float">
            <text:p>5368,7852</text:p>
          </table:table-cell>
          <table:table-cell office:value-type="float" office:value="5356.3892" calcext:value-type="float">
            <text:p>5356,3892</text:p>
          </table:table-cell>
          <table:table-cell office:value-type="float" office:value="5339.8779" calcext:value-type="float">
            <text:p>5339,8779</text:p>
          </table:table-cell>
          <table:table-cell office:value-type="float" office:value="5319.2656" calcext:value-type="float">
            <text:p>5319,2656</text:p>
          </table:table-cell>
          <table:table-cell office:value-type="float" office:value="5294.5703" calcext:value-type="float">
            <text:p>5294,5703</text:p>
          </table:table-cell>
          <table:table-cell office:value-type="float" office:value="5274.0239" calcext:value-type="float">
            <text:p>5274,0239</text:p>
          </table:table-cell>
          <table:table-cell office:value-type="float" office:value="5249.4077" calcext:value-type="float">
            <text:p>5249,4077</text:p>
          </table:table-cell>
          <table:table-cell office:value-type="float" office:value="5224.8345" calcext:value-type="float">
            <text:p>5224,8345</text:p>
          </table:table-cell>
          <table:table-cell office:value-type="float" office:value="5196.2207" calcext:value-type="float">
            <text:p>5196,2207</text:p>
          </table:table-cell>
          <table:table-cell office:value-type="float" office:value="5175.8184" calcext:value-type="float">
            <text:p>5175,8184</text:p>
          </table:table-cell>
          <table:table-cell office:value-type="float" office:value="5163.5918" calcext:value-type="float">
            <text:p>5163,5918</text:p>
          </table:table-cell>
          <table:table-cell office:value-type="float" office:value="5122.9136" calcext:value-type="float">
            <text:p>5122,9136</text:p>
          </table:table-cell>
          <table:table-cell table:style-name="ce2" office:value-type="string" calcext:value-type="string">
            <text:p>5090,458</text:p>
          </table:table-cell>
          <table:table-cell/>
          <table:table-cell table:number-columns-repeated="30" office:value-type="string" calcext:value-type="string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5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33.8472" calcext:value-type="float">
            <text:p>5033,8472</text:p>
          </table:table-cell>
          <table:table-cell office:value-type="float" office:value="3035.4561" calcext:value-type="float">
            <text:p>3035,4561</text:p>
          </table:table-cell>
          <table:table-cell table:style-name="ce2" office:value-type="string" calcext:value-type="string">
            <text:p>4135,5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033.8472" calcext:value-type="float">
            <text:p>5033,8472</text:p>
          </table:table-cell>
          <table:table-cell office:value-type="float" office:value="4981.4927" calcext:value-type="float">
            <text:p>4981,4927</text:p>
          </table:table-cell>
          <table:table-cell office:value-type="float" office:value="4933.3481" calcext:value-type="float">
            <text:p>4933,3481</text:p>
          </table:table-cell>
          <table:table-cell office:value-type="float" office:value="4873.4141" calcext:value-type="float">
            <text:p>4873,4141</text:p>
          </table:table-cell>
          <table:table-cell table:style-name="ce2" office:value-type="string" calcext:value-type="string">
            <text:p>4825,665</text:p>
          </table:table-cell>
          <table:table-cell office:value-type="float" office:value="4782.0503" calcext:value-type="float">
            <text:p>4782,0503</text:p>
          </table:table-cell>
          <table:table-cell office:value-type="float" office:value="4730.6968" calcext:value-type="float">
            <text:p>4730,6968</text:p>
          </table:table-cell>
          <table:table-cell office:value-type="float" office:value="4695.2666" calcext:value-type="float">
            <text:p>4695,2666</text:p>
          </table:table-cell>
          <table:table-cell office:value-type="float" office:value="4656.0171" calcext:value-type="float">
            <text:p>4656,0171</text:p>
          </table:table-cell>
          <table:table-cell office:value-type="float" office:value="4624.7061" calcext:value-type="float">
            <text:p>4624,7061</text:p>
          </table:table-cell>
          <table:table-cell office:value-type="float" office:value="4585.6792" calcext:value-type="float">
            <text:p>4585,6792</text:p>
          </table:table-cell>
          <table:table-cell table:style-name="ce2" office:value-type="string" calcext:value-type="string">
            <text:p>4507,998</text:p>
          </table:table-cell>
          <table:table-cell office:value-type="float" office:value="4407.7588" calcext:value-type="float">
            <text:p>4407,7588</text:p>
          </table:table-cell>
          <table:table-cell office:value-type="float" office:value="4270.3662" calcext:value-type="float">
            <text:p>4270,3662</text:p>
          </table:table-cell>
          <table:table-cell office:value-type="float" office:value="4243.8408" calcext:value-type="float">
            <text:p>4243,8408</text:p>
          </table:table-cell>
          <table:table-cell office:value-type="float" office:value="4183.4443" calcext:value-type="float">
            <text:p>4183,4443</text:p>
          </table:table-cell>
          <table:table-cell office:value-type="float" office:value="4127.1177" calcext:value-type="float">
            <text:p>4127,1177</text:p>
          </table:table-cell>
          <table:table-cell office:value-type="float" office:value="4056.1829" calcext:value-type="float">
            <text:p>4056,1829</text:p>
          </table:table-cell>
          <table:table-cell office:value-type="float" office:value="3993.1067" calcext:value-type="float">
            <text:p>3993,1067</text:p>
          </table:table-cell>
          <table:table-cell office:value-type="float" office:value="3930.4016" calcext:value-type="float">
            <text:p>3930,4016</text:p>
          </table:table-cell>
          <table:table-cell office:value-type="float" office:value="3871.7261" calcext:value-type="float">
            <text:p>3871,7261</text:p>
          </table:table-cell>
          <table:table-cell office:value-type="float" office:value="3766.2222" calcext:value-type="float">
            <text:p>3766,2222</text:p>
          </table:table-cell>
          <table:table-cell office:value-type="float" office:value="3672.5649" calcext:value-type="float">
            <text:p>3672,5649</text:p>
          </table:table-cell>
          <table:table-cell office:value-type="float" office:value="3572.6958" calcext:value-type="float">
            <text:p>3572,6958</text:p>
          </table:table-cell>
          <table:table-cell office:value-type="float" office:value="3501.9944" calcext:value-type="float">
            <text:p>3501,9944</text:p>
          </table:table-cell>
          <table:table-cell office:value-type="float" office:value="3428.3298" calcext:value-type="float">
            <text:p>3428,3298</text:p>
          </table:table-cell>
          <table:table-cell office:value-type="float" office:value="3327.5713" calcext:value-type="float">
            <text:p>3327,5713</text:p>
          </table:table-cell>
          <table:table-cell office:value-type="float" office:value="3265.6001" calcext:value-type="float">
            <text:p>3265,6001</text:p>
          </table:table-cell>
          <table:table-cell office:value-type="float" office:value="3200.6611" calcext:value-type="float">
            <text:p>3200,6611</text:p>
          </table:table-cell>
          <table:table-cell office:value-type="float" office:value="3115.9626" calcext:value-type="float">
            <text:p>3115,9626</text:p>
          </table:table-cell>
          <table:table-cell office:value-type="float" office:value="3035.4561" calcext:value-type="float">
            <text:p>3035,4561</text:p>
          </table:table-cell>
          <table:table-cell table:style-name="Default" table:number-columns-repeated="31"/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6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39.2356" calcext:value-type="float">
            <text:p>2939,2356</text:p>
          </table:table-cell>
          <table:table-cell office:value-type="float" office:value="1241.1963" calcext:value-type="float">
            <text:p>1241,1963</text:p>
          </table:table-cell>
          <table:table-cell office:value-type="float" office:value="1999.3921" calcext:value-type="float">
            <text:p>1999,39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939.2356" calcext:value-type="float">
            <text:p>2939,2356</text:p>
          </table:table-cell>
          <table:table-cell office:value-type="float" office:value="2847.4404" calcext:value-type="float">
            <text:p>2847,4404</text:p>
          </table:table-cell>
          <table:table-cell office:value-type="float" office:value="2772.8569" calcext:value-type="float">
            <text:p>2772,8569</text:p>
          </table:table-cell>
          <table:table-cell office:value-type="float" office:value="2676.6946" calcext:value-type="float">
            <text:p>2676,6946</text:p>
          </table:table-cell>
          <table:table-cell office:value-type="float" office:value="2610.1409" calcext:value-type="float">
            <text:p>2610,1409</text:p>
          </table:table-cell>
          <table:table-cell office:value-type="float" office:value="2534.8516" calcext:value-type="float">
            <text:p>2534,8516</text:p>
          </table:table-cell>
          <table:table-cell office:value-type="float" office:value="2472.7439" calcext:value-type="float">
            <text:p>2472,7439</text:p>
          </table:table-cell>
          <table:table-cell office:value-type="float" office:value="2395.9246" calcext:value-type="float">
            <text:p>2395,9246</text:p>
          </table:table-cell>
          <table:table-cell office:value-type="float" office:value="2317.0007" calcext:value-type="float">
            <text:p>2317,0007</text:p>
          </table:table-cell>
          <table:table-cell office:value-type="float" office:value="2283.9092" calcext:value-type="float">
            <text:p>2283,9092</text:p>
          </table:table-cell>
          <table:table-cell office:value-type="float" office:value="2242.0513" calcext:value-type="float">
            <text:p>2242,0513</text:p>
          </table:table-cell>
          <table:table-cell office:value-type="float" office:value="2182.7595" calcext:value-type="float">
            <text:p>2182,7595</text:p>
          </table:table-cell>
          <table:table-cell office:value-type="float" office:value="2112.3989" calcext:value-type="float">
            <text:p>2112,3989</text:p>
          </table:table-cell>
          <table:table-cell table:style-name="ce2" office:value-type="string" calcext:value-type="string">
            <text:p>2063,085</text:p>
          </table:table-cell>
          <table:table-cell office:value-type="float" office:value="1999.9178" calcext:value-type="float">
            <text:p>1999,9178</text:p>
          </table:table-cell>
          <table:table-cell office:value-type="float" office:value="1937.49" calcext:value-type="float">
            <text:p>1937,49</text:p>
          </table:table-cell>
          <table:table-cell office:value-type="float" office:value="1884.1747" calcext:value-type="float">
            <text:p>1884,1747</text:p>
          </table:table-cell>
          <table:table-cell office:value-type="float" office:value="1839.7117" calcext:value-type="float">
            <text:p>1839,7117</text:p>
          </table:table-cell>
          <table:table-cell office:value-type="float" office:value="1776.4965" calcext:value-type="float">
            <text:p>1776,4965</text:p>
          </table:table-cell>
          <table:table-cell office:value-type="float" office:value="1714.1136" calcext:value-type="float">
            <text:p>1714,1136</text:p>
          </table:table-cell>
          <table:table-cell office:value-type="float" office:value="1634.0084" calcext:value-type="float">
            <text:p>1634,0084</text:p>
          </table:table-cell>
          <table:table-cell office:value-type="float" office:value="1591.8759" calcext:value-type="float">
            <text:p>1591,8759</text:p>
          </table:table-cell>
          <table:table-cell office:value-type="float" office:value="1555.3494" calcext:value-type="float">
            <text:p>1555,3494</text:p>
          </table:table-cell>
          <table:table-cell office:value-type="float" office:value="1493.4757" calcext:value-type="float">
            <text:p>1493,4757</text:p>
          </table:table-cell>
          <table:table-cell office:value-type="float" office:value="1450.2207" calcext:value-type="float">
            <text:p>1450,2207</text:p>
          </table:table-cell>
          <table:table-cell office:value-type="float" office:value="1422.4869" calcext:value-type="float">
            <text:p>1422,4869</text:p>
          </table:table-cell>
          <table:table-cell office:value-type="float" office:value="1372.5782" calcext:value-type="float">
            <text:p>1372,5782</text:p>
          </table:table-cell>
          <table:table-cell office:value-type="float" office:value="1333.1345" calcext:value-type="float">
            <text:p>1333,1345</text:p>
          </table:table-cell>
          <table:table-cell office:value-type="float" office:value="1284.4388" calcext:value-type="float">
            <text:p>1284,4388</text:p>
          </table:table-cell>
          <table:table-cell office:value-type="float" office:value="1241.1963" calcext:value-type="float">
            <text:p>1241,1963</text:p>
          </table:table-cell>
          <table:table-cell/>
          <table:table-cell table:number-columns-repeated="30" office:value-type="string" calcext:value-type="string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7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200.8682" calcext:value-type="float">
            <text:p>1200,8682</text:p>
          </table:table-cell>
          <table:table-cell office:value-type="float" office:value="439.77039" calcext:value-type="float">
            <text:p>439,77039</text:p>
          </table:table-cell>
          <table:table-cell office:value-type="float" office:value="736.51459" calcext:value-type="float">
            <text:p>736,5145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float" office:value="1200.8682" calcext:value-type="float">
            <text:p>1200,8682</text:p>
          </table:table-cell>
          <table:table-cell office:value-type="float" office:value="1156.3893" calcext:value-type="float">
            <text:p>1156,3893</text:p>
          </table:table-cell>
          <table:table-cell office:value-type="float" office:value="1119.4238" calcext:value-type="float">
            <text:p>1119,4238</text:p>
          </table:table-cell>
          <table:table-cell office:value-type="float" office:value="1078.3782" calcext:value-type="float">
            <text:p>1078,3782</text:p>
          </table:table-cell>
          <table:table-cell office:value-type="float" office:value="1033.45" calcext:value-type="float">
            <text:p>1033,45</text:p>
          </table:table-cell>
          <table:table-cell office:value-type="float" office:value="1000.2262" calcext:value-type="float">
            <text:p>1000,2262</text:p>
          </table:table-cell>
          <table:table-cell office:value-type="float" office:value="958.7301" calcext:value-type="float">
            <text:p>958,7301</text:p>
          </table:table-cell>
          <table:table-cell office:value-type="float" office:value="926.43799" calcext:value-type="float">
            <text:p>926,43799</text:p>
          </table:table-cell>
          <table:table-cell office:value-type="float" office:value="892.45227" calcext:value-type="float">
            <text:p>892,45227</text:p>
          </table:table-cell>
          <table:table-cell office:value-type="float" office:value="854.79077" calcext:value-type="float">
            <text:p>854,79077</text:p>
          </table:table-cell>
          <table:table-cell office:value-type="float" office:value="823.87347" calcext:value-type="float">
            <text:p>823,87347</text:p>
          </table:table-cell>
          <table:table-cell office:value-type="float" office:value="795.40448" calcext:value-type="float">
            <text:p>795,40448</text:p>
          </table:table-cell>
          <table:table-cell office:value-type="float" office:value="767.31262" calcext:value-type="float">
            <text:p>767,31262</text:p>
          </table:table-cell>
          <table:table-cell office:value-type="float" office:value="739.60107" calcext:value-type="float">
            <text:p>739,60107</text:p>
          </table:table-cell>
          <table:table-cell office:value-type="float" office:value="718.09698" calcext:value-type="float">
            <text:p>718,09698</text:p>
          </table:table-cell>
          <table:table-cell office:value-type="float" office:value="696.83179" calcext:value-type="float">
            <text:p>696,83179</text:p>
          </table:table-cell>
          <table:table-cell office:value-type="float" office:value="673.90778" calcext:value-type="float">
            <text:p>673,90778</text:p>
          </table:table-cell>
          <table:table-cell office:value-type="float" office:value="647.52832" calcext:value-type="float">
            <text:p>647,52832</text:p>
          </table:table-cell>
          <table:table-cell office:value-type="float" office:value="628.92871" calcext:value-type="float">
            <text:p>628,92871</text:p>
          </table:table-cell>
          <table:table-cell office:value-type="float" office:value="606.87848" calcext:value-type="float">
            <text:p>606,87848</text:p>
          </table:table-cell>
          <table:table-cell office:value-type="float" office:value="585.12482" calcext:value-type="float">
            <text:p>585,12482</text:p>
          </table:table-cell>
          <table:table-cell office:value-type="float" office:value="569.00568" calcext:value-type="float">
            <text:p>569,00568</text:p>
          </table:table-cell>
          <table:table-cell office:value-type="float" office:value="542.51758" calcext:value-type="float">
            <text:p>542,51758</text:p>
          </table:table-cell>
          <table:table-cell office:value-type="float" office:value="516.50592" calcext:value-type="float">
            <text:p>516,50592</text:p>
          </table:table-cell>
          <table:table-cell office:value-type="float" office:value="504.5318" calcext:value-type="float">
            <text:p>504,5318</text:p>
          </table:table-cell>
          <table:table-cell office:value-type="float" office:value="492.6633" calcext:value-type="float">
            <text:p>492,6633</text:p>
          </table:table-cell>
          <table:table-cell office:value-type="float" office:value="482.5748" calcext:value-type="float">
            <text:p>482,5748</text:p>
          </table:table-cell>
          <table:table-cell office:value-type="float" office:value="469.2457" calcext:value-type="float">
            <text:p>469,2457</text:p>
          </table:table-cell>
          <table:table-cell office:value-type="float" office:value="460.9863" calcext:value-type="float">
            <text:p>460,9863</text:p>
          </table:table-cell>
          <table:table-cell office:value-type="float" office:value="449.51569" calcext:value-type="float">
            <text:p>449,51569</text:p>
          </table:table-cell>
          <table:table-cell office:value-type="float" office:value="439.77039" calcext:value-type="float">
            <text:p>439,77039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8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33.31812" calcext:value-type="float">
            <text:p>433,31812</text:p>
          </table:table-cell>
          <table:table-cell office:value-type="float" office:value="270.4277" calcext:value-type="float">
            <text:p>270,4277</text:p>
          </table:table-cell>
          <table:table-cell office:value-type="float" office:value="336.82599" calcext:value-type="float">
            <text:p>336,825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float" office:value="433.31812" calcext:value-type="float">
            <text:p>433,31812</text:p>
          </table:table-cell>
          <table:table-cell office:value-type="float" office:value="423.70679" calcext:value-type="float">
            <text:p>423,70679</text:p>
          </table:table-cell>
          <table:table-cell office:value-type="float" office:value="414.17661" calcext:value-type="float">
            <text:p>414,17661</text:p>
          </table:table-cell>
          <table:table-cell office:value-type="float" office:value="407.8685" calcext:value-type="float">
            <text:p>407,8685</text:p>
          </table:table-cell>
          <table:table-cell office:value-type="float" office:value="400.03439" calcext:value-type="float">
            <text:p>400,03439</text:p>
          </table:table-cell>
          <table:table-cell office:value-type="float" office:value="398.4744" calcext:value-type="float">
            <text:p>398,4744</text:p>
          </table:table-cell>
          <table:table-cell office:value-type="float" office:value="389.16269" calcext:value-type="float">
            <text:p>389,16269</text:p>
          </table:table-cell>
          <table:table-cell office:value-type="float" office:value="383.00089" calcext:value-type="float">
            <text:p>383,00089</text:p>
          </table:table-cell>
          <table:table-cell office:value-type="float" office:value="376.87601" calcext:value-type="float">
            <text:p>376,87601</text:p>
          </table:table-cell>
          <table:table-cell office:value-type="float" office:value="355.73221" calcext:value-type="float">
            <text:p>355,73221</text:p>
          </table:table-cell>
          <table:table-cell office:value-type="float" office:value="352.74911" calcext:value-type="float">
            <text:p>352,74911</text:p>
          </table:table-cell>
          <table:table-cell office:value-type="float" office:value="346.81131" calcext:value-type="float">
            <text:p>346,81131</text:p>
          </table:table-cell>
          <table:table-cell office:value-type="float" office:value="340.91129" calcext:value-type="float">
            <text:p>340,91129</text:p>
          </table:table-cell>
          <table:table-cell office:value-type="float" office:value="336.51129" calcext:value-type="float">
            <text:p>336,51129</text:p>
          </table:table-cell>
          <table:table-cell office:value-type="float" office:value="333.5899" calcext:value-type="float">
            <text:p>333,5899</text:p>
          </table:table-cell>
          <table:table-cell office:value-type="float" office:value="329.22571" calcext:value-type="float">
            <text:p>329,22571</text:p>
          </table:table-cell>
          <table:table-cell office:value-type="float" office:value="324.88309" calcext:value-type="float">
            <text:p>324,88309</text:p>
          </table:table-cell>
          <table:table-cell office:value-type="float" office:value="322.00009" calcext:value-type="float">
            <text:p>322,00009</text:p>
          </table:table-cell>
          <table:table-cell office:value-type="float" office:value="317.6936" calcext:value-type="float">
            <text:p>317,6936</text:p>
          </table:table-cell>
          <table:table-cell office:value-type="float" office:value="307.7301" calcext:value-type="float">
            <text:p>307,7301</text:p>
          </table:table-cell>
          <table:table-cell table:number-columns-repeated="2" office:value-type="float" office:value="302.09021" calcext:value-type="float">
            <text:p>302,09021</text:p>
          </table:table-cell>
          <table:table-cell office:value-type="float" office:value="296.48959" calcext:value-type="float">
            <text:p>296,48959</text:p>
          </table:table-cell>
          <table:table-cell office:value-type="float" office:value="293.70401" calcext:value-type="float">
            <text:p>293,70401</text:p>
          </table:table-cell>
          <table:table-cell office:value-type="float" office:value="286.78339" calcext:value-type="float">
            <text:p>286,78339</text:p>
          </table:table-cell>
          <table:table-cell office:value-type="float" office:value="282.66071" calcext:value-type="float">
            <text:p>282,66071</text:p>
          </table:table-cell>
          <table:table-cell office:value-type="float" office:value="281.2915" calcext:value-type="float">
            <text:p>281,2915</text:p>
          </table:table-cell>
          <table:table-cell office:value-type="float" office:value="279.9248" calcext:value-type="float">
            <text:p>279,9248</text:p>
          </table:table-cell>
          <table:table-cell office:value-type="float" office:value="278.56049" calcext:value-type="float">
            <text:p>278,56049</text:p>
          </table:table-cell>
          <table:table-cell office:value-type="float" office:value="273.1286" calcext:value-type="float">
            <text:p>273,1286</text:p>
          </table:table-cell>
          <table:table-cell office:value-type="float" office:value="270.4277" calcext:value-type="float">
            <text:p>270,4277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9/202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/>
          <table:table-cell table:style-name="Default" table:number-columns-repeated="2"/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float" office:value="266.39529" calcext:value-type="float">
            <text:p>266,39529</text:p>
          </table:table-cell>
          <table:table-cell office:value-type="float" office:value="262.38559" calcext:value-type="float">
            <text:p>262,38559</text:p>
          </table:table-cell>
          <table:table-cell office:value-type="float" office:value="259.72519" calcext:value-type="float">
            <text:p>259,72519</text:p>
          </table:table-cell>
          <table:table-cell office:value-type="float" office:value="258.3988" calcext:value-type="float">
            <text:p>258,3988</text:p>
          </table:table-cell>
          <table:table-cell office:value-type="float" office:value="257.07501" calcext:value-type="float">
            <text:p>257,07501</text:p>
          </table:table-cell>
          <table:table-cell office:value-type="float" office:value="254.43491" calcext:value-type="float">
            <text:p>254,43491</text:p>
          </table:table-cell>
          <table:table-cell office:value-type="float" office:value="250.49409" calcext:value-type="float">
            <text:p>250,49409</text:p>
          </table:table-cell>
          <table:table-cell office:value-type="float" office:value="247.8797" calcext:value-type="float">
            <text:p>247,8797</text:p>
          </table:table-cell>
          <table:table-cell office:value-type="float" office:value="243.9774" calcext:value-type="float">
            <text:p>243,9774</text:p>
          </table:table-cell>
          <table:table-cell office:value-type="float" office:value="242.68179" calcext:value-type="float">
            <text:p>242,68179</text:p>
          </table:table-cell>
          <table:table-cell office:value-type="float" office:value="237.5253" calcext:value-type="float">
            <text:p>237,5253</text:p>
          </table:table-cell>
          <table:table-cell office:value-type="float" office:value="234.96271" calcext:value-type="float">
            <text:p>234,96271</text:p>
          </table:table-cell>
          <table:table-cell office:value-type="float" office:value="232.41051" calcext:value-type="float">
            <text:p>232,41051</text:p>
          </table:table-cell>
          <table:table-cell office:value-type="float" office:value="229.8688" calcext:value-type="float">
            <text:p>229,8688</text:p>
          </table:table-cell>
          <table:table-cell office:value-type="float" office:value="208.6908" calcext:value-type="float">
            <text:p>208,6908</text:p>
          </table:table-cell>
          <table:table-cell table:number-columns-repeated="3" office:value-type="float" office:value="188.2899" calcext:value-type="float">
            <text:p>188,2899</text:p>
          </table:table-cell>
          <table:table-cell office:value-type="float" office:value="187.1145" calcext:value-type="float">
            <text:p>187,1145</text:p>
          </table:table-cell>
          <table:table-cell office:value-type="float" office:value="183.6048" calcext:value-type="float">
            <text:p>183,6048</text:p>
          </table:table-cell>
          <table:table-cell office:value-type="float" office:value="181.2789" calcext:value-type="float">
            <text:p>181,2789</text:p>
          </table:table-cell>
          <table:table-cell office:value-type="float" office:value="176.66051" calcext:value-type="float">
            <text:p>176,66051</text:p>
          </table:table-cell>
          <table:table-cell office:value-type="float" office:value="175.5128" calcext:value-type="float">
            <text:p>175,5128</text:p>
          </table:table-cell>
          <table:table-cell table:number-columns-repeated="2" table:style-name="ce2" office:value-type="string" calcext:value-type="string">
            <text:p>174,368</text:p>
          </table:table-cell>
          <table:table-cell table:number-columns-repeated="3" office:value-type="float" office:value="172.0869" calcext:value-type="float">
            <text:p>172,0869</text:p>
          </table:table-cell>
          <table:table-cell table:number-columns-repeated="3"/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/202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/>
          <table:table-cell table:style-name="Default" table:number-columns-repeated="2"/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number-columns-repeated="2" office:value-type="float" office:value="172.0869" calcext:value-type="float">
            <text:p>172,0869</text:p>
          </table:table-cell>
          <table:table-cell table:number-columns-repeated="5"/>
          <table:table-cell table:style-name="ce2" office:value-type="string" calcext:value-type="string">
            <text:p>174,368</text:p>
          </table:table-cell>
          <table:table-cell table:number-columns-repeated="3" office:value-type="float" office:value="176.66051" calcext:value-type="float">
            <text:p>176,66051</text:p>
          </table:table-cell>
          <table:table-cell office:value-type="float" office:value="177.8109" calcext:value-type="float">
            <text:p>177,8109</text:p>
          </table:table-cell>
          <table:table-cell office:value-type="float" office:value="184.7719" calcext:value-type="float">
            <text:p>184,7719</text:p>
          </table:table-cell>
          <table:table-cell office:value-type="float" office:value="191.83279" calcext:value-type="float">
            <text:p>191,83279</text:p>
          </table:table-cell>
          <table:table-cell office:value-type="float" office:value="190.64909" calcext:value-type="float">
            <text:p>190,64909</text:p>
          </table:table-cell>
          <table:table-cell office:value-type="float" office:value="191.83279" calcext:value-type="float">
            <text:p>191,83279</text:p>
          </table:table-cell>
          <table:table-cell table:number-columns-repeated="2" office:value-type="float" office:value="193.0192" calcext:value-type="float">
            <text:p>193,0192</text:p>
          </table:table-cell>
          <table:table-cell office:value-type="float" office:value="194.2084" calcext:value-type="float">
            <text:p>194,2084</text:p>
          </table:table-cell>
          <table:table-cell table:style-name="ce2" office:value-type="string" calcext:value-type="string">
            <text:p>196,595</text:p>
          </table:table-cell>
          <table:table-cell office:value-type="float" office:value="201.4008" calcext:value-type="float">
            <text:p>201,4008</text:p>
          </table:table-cell>
          <table:table-cell office:value-type="float" office:value="202.60899" calcext:value-type="float">
            <text:p>202,60899</text:p>
          </table:table-cell>
          <table:table-cell office:value-type="float" office:value="201.4008" calcext:value-type="float">
            <text:p>201,4008</text:p>
          </table:table-cell>
          <table:table-cell office:value-type="float" office:value="217.31821" calcext:value-type="float">
            <text:p>217,31821</text:p>
          </table:table-cell>
          <table:table-cell office:value-type="float" office:value="219.8071" calcext:value-type="float">
            <text:p>219,8071</text:p>
          </table:table-cell>
          <table:table-cell office:value-type="float" office:value="226.0759" calcext:value-type="float">
            <text:p>226,0759</text:p>
          </table:table-cell>
          <table:table-cell office:value-type="float" office:value="232.41051" calcext:value-type="float">
            <text:p>232,41051</text:p>
          </table:table-cell>
          <table:table-cell office:value-type="float" office:value="234.96271" calcext:value-type="float">
            <text:p>234,96271</text:p>
          </table:table-cell>
          <table:table-cell office:value-type="float" office:value="237.5253" calcext:value-type="float">
            <text:p>237,525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0.6781" calcext:value-type="float">
            <text:p>330,6781</text:p>
          </table:table-cell>
          <table:table-cell office:value-type="float" office:value="243.9774" calcext:value-type="float">
            <text:p>243,9774</text:p>
          </table:table-cell>
          <table:table-cell office:value-type="float" office:value="298.60431" calcext:value-type="float">
            <text:p>298,6043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float" office:value="243.9774" calcext:value-type="float">
            <text:p>243,9774</text:p>
          </table:table-cell>
          <table:table-cell office:value-type="float" office:value="245.2756" calcext:value-type="float">
            <text:p>245,2756</text:p>
          </table:table-cell>
          <table:table-cell office:value-type="float" office:value="249.18559" calcext:value-type="float">
            <text:p>249,18559</text:p>
          </table:table-cell>
          <table:table-cell office:value-type="float" office:value="250.49409" calcext:value-type="float">
            <text:p>250,49409</text:p>
          </table:table-cell>
          <table:table-cell office:value-type="float" office:value="303.49649" calcext:value-type="float">
            <text:p>303,49649</text:p>
          </table:table-cell>
          <table:table-cell table:number-columns-repeated="12" office:value-type="float" office:value="304.9053" calcext:value-type="float">
            <text:p>304,9053</text:p>
          </table:table-cell>
          <table:table-cell table:number-columns-repeated="8" office:value-type="float" office:value="302.09021" calcext:value-type="float">
            <text:p>302,09021</text:p>
          </table:table-cell>
          <table:table-cell office:value-type="float" office:value="306.3165" calcext:value-type="float">
            <text:p>306,3165</text:p>
          </table:table-cell>
          <table:table-cell office:value-type="float" office:value="311.9856" calcext:value-type="float">
            <text:p>311,9856</text:p>
          </table:table-cell>
          <table:table-cell office:value-type="float" office:value="317.6936" calcext:value-type="float">
            <text:p>317,6936</text:p>
          </table:table-cell>
          <table:table-cell office:value-type="float" office:value="323.4404" calcext:value-type="float">
            <text:p>323,4404</text:p>
          </table:table-cell>
          <table:table-cell office:value-type="float" office:value="330.6781" calcext:value-type="float">
            <text:p>330,6781</text:p>
          </table:table-cell>
          <table:table-cell/>
          <table:table-cell table:number-columns-repeated="30" office:value-type="string" calcext:value-type="string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30.6781" calcext:value-type="float">
            <text:p>330,6781</text:p>
          </table:table-cell>
          <table:table-cell office:value-type="float" office:value="243.9774" calcext:value-type="float">
            <text:p>243,9774</text:p>
          </table:table-cell>
          <table:table-cell office:value-type="float" office:value="298.60431" calcext:value-type="float">
            <text:p>298,60431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43.9774" calcext:value-type="float">
            <text:p>243,9774</text:p>
          </table:table-cell>
          <table:table-cell office:value-type="float" office:value="245.2756" calcext:value-type="float">
            <text:p>245,2756</text:p>
          </table:table-cell>
          <table:table-cell office:value-type="float" office:value="249.18559" calcext:value-type="float">
            <text:p>249,18559</text:p>
          </table:table-cell>
          <table:table-cell office:value-type="float" office:value="250.49409" calcext:value-type="float">
            <text:p>250,49409</text:p>
          </table:table-cell>
          <table:table-cell office:value-type="float" office:value="303.49649" calcext:value-type="float">
            <text:p>303,49649</text:p>
          </table:table-cell>
          <table:table-cell table:number-columns-repeated="12" office:value-type="float" office:value="304.9053" calcext:value-type="float">
            <text:p>304,9053</text:p>
          </table:table-cell>
          <table:table-cell table:number-columns-repeated="8" office:value-type="float" office:value="302.09021" calcext:value-type="float">
            <text:p>302,09021</text:p>
          </table:table-cell>
          <table:table-cell office:value-type="float" office:value="306.3165" calcext:value-type="float">
            <text:p>306,3165</text:p>
          </table:table-cell>
          <table:table-cell office:value-type="float" office:value="311.9856" calcext:value-type="float">
            <text:p>311,9856</text:p>
          </table:table-cell>
          <table:table-cell office:value-type="float" office:value="317.6936" calcext:value-type="float">
            <text:p>317,6936</text:p>
          </table:table-cell>
          <table:table-cell office:value-type="float" office:value="323.4404" calcext:value-type="float">
            <text:p>323,4404</text:p>
          </table:table-cell>
          <table:table-cell office:value-type="float" office:value="330.6781" calcext:value-type="float">
            <text:p>330,6781</text:p>
          </table:table-cell>
          <table:table-cell/>
          <table:table-cell table:number-columns-repeated="30" office:value-type="string" calcext:value-type="string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3.05603" calcext:value-type="float">
            <text:p>553,05603</text:p>
          </table:table-cell>
          <table:table-cell office:value-type="float" office:value="337.97559" calcext:value-type="float">
            <text:p>337,97559</text:p>
          </table:table-cell>
          <table:table-cell office:value-type="float" office:value="405.02271" calcext:value-type="float">
            <text:p>405,0227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</text:p>
          </table:table-cell>
          <table:table-cell office:value-type="float" office:value="337.97559" calcext:value-type="float">
            <text:p>337,97559</text:p>
          </table:table-cell>
          <table:table-cell office:value-type="float" office:value="340.91129" calcext:value-type="float">
            <text:p>340,91129</text:p>
          </table:table-cell>
          <table:table-cell office:value-type="float" office:value="342.38269" calcext:value-type="float">
            <text:p>342,38269</text:p>
          </table:table-cell>
          <table:table-cell table:number-columns-repeated="3" office:value-type="float" office:value="345.3327" calcext:value-type="float">
            <text:p>345,3327</text:p>
          </table:table-cell>
          <table:table-cell office:value-type="float" office:value="349.77539" calcext:value-type="float">
            <text:p>349,77539</text:p>
          </table:table-cell>
          <table:table-cell table:number-columns-repeated="2" office:value-type="float" office:value="357.2272" calcext:value-type="float">
            <text:p>357,2272</text:p>
          </table:table-cell>
          <table:table-cell office:value-type="float" office:value="361.7265" calcext:value-type="float">
            <text:p>361,7265</text:p>
          </table:table-cell>
          <table:table-cell table:number-columns-repeated="3" office:value-type="float" office:value="363.23099" calcext:value-type="float">
            <text:p>363,23099</text:p>
          </table:table-cell>
          <table:table-cell office:value-type="float" office:value="367.7583" calcext:value-type="float">
            <text:p>367,7583</text:p>
          </table:table-cell>
          <table:table-cell office:value-type="float" office:value="373.82751" calcext:value-type="float">
            <text:p>373,82751</text:p>
          </table:table-cell>
          <table:table-cell office:value-type="float" office:value="375.35059" calcext:value-type="float">
            <text:p>375,35059</text:p>
          </table:table-cell>
          <table:table-cell office:value-type="float" office:value="376.87601" calcext:value-type="float">
            <text:p>376,87601</text:p>
          </table:table-cell>
          <table:table-cell table:number-columns-repeated="2" office:value-type="float" office:value="378.40381" calcext:value-type="float">
            <text:p>378,40381</text:p>
          </table:table-cell>
          <table:table-cell office:value-type="float" office:value="384.5379" calcext:value-type="float">
            <text:p>384,5379</text:p>
          </table:table-cell>
          <table:table-cell office:value-type="float" office:value="400.03439" calcext:value-type="float">
            <text:p>400,03439</text:p>
          </table:table-cell>
          <table:table-cell office:value-type="float" office:value="415.7594" calcext:value-type="float">
            <text:p>415,7594</text:p>
          </table:table-cell>
          <table:table-cell office:value-type="float" office:value="438.1539" calcext:value-type="float">
            <text:p>438,1539</text:p>
          </table:table-cell>
          <table:table-cell office:value-type="float" office:value="454.4184" calcext:value-type="float">
            <text:p>454,4184</text:p>
          </table:table-cell>
          <table:table-cell office:value-type="float" office:value="477.56" calcext:value-type="float">
            <text:p>477,56</text:p>
          </table:table-cell>
          <table:table-cell office:value-type="float" office:value="501.13" calcext:value-type="float">
            <text:p>501,13</text:p>
          </table:table-cell>
          <table:table-cell office:value-type="float" office:value="514.78888" calcext:value-type="float">
            <text:p>514,78888</text:p>
          </table:table-cell>
          <table:table-cell office:value-type="float" office:value="523.39551" calcext:value-type="float">
            <text:p>523,39551</text:p>
          </table:table-cell>
          <table:table-cell office:value-type="float" office:value="532.05542" calcext:value-type="float">
            <text:p>532,05542</text:p>
          </table:table-cell>
          <table:table-cell office:value-type="float" office:value="537.27698" calcext:value-type="float">
            <text:p>537,27698</text:p>
          </table:table-cell>
          <table:table-cell office:value-type="float" office:value="553.05603" calcext:value-type="float">
            <text:p>553,0560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/202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53.05603" calcext:value-type="float">
            <text:p>553,05603</text:p>
          </table:table-cell>
          <table:table-cell office:value-type="float" office:value="337.97559" calcext:value-type="float">
            <text:p>337,97559</text:p>
          </table:table-cell>
          <table:table-cell office:value-type="float" office:value="405.02271" calcext:value-type="float">
            <text:p>405,02271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37.97559" calcext:value-type="float">
            <text:p>337,97559</text:p>
          </table:table-cell>
          <table:table-cell office:value-type="float" office:value="340.91129" calcext:value-type="float">
            <text:p>340,91129</text:p>
          </table:table-cell>
          <table:table-cell office:value-type="float" office:value="342.38269" calcext:value-type="float">
            <text:p>342,38269</text:p>
          </table:table-cell>
          <table:table-cell table:number-columns-repeated="3" office:value-type="float" office:value="345.3327" calcext:value-type="float">
            <text:p>345,3327</text:p>
          </table:table-cell>
          <table:table-cell office:value-type="float" office:value="349.77539" calcext:value-type="float">
            <text:p>349,77539</text:p>
          </table:table-cell>
          <table:table-cell table:number-columns-repeated="2" office:value-type="float" office:value="357.2272" calcext:value-type="float">
            <text:p>357,2272</text:p>
          </table:table-cell>
          <table:table-cell office:value-type="float" office:value="361.7265" calcext:value-type="float">
            <text:p>361,7265</text:p>
          </table:table-cell>
          <table:table-cell table:number-columns-repeated="3" office:value-type="float" office:value="363.23099" calcext:value-type="float">
            <text:p>363,23099</text:p>
          </table:table-cell>
          <table:table-cell office:value-type="float" office:value="367.7583" calcext:value-type="float">
            <text:p>367,7583</text:p>
          </table:table-cell>
          <table:table-cell office:value-type="float" office:value="373.82751" calcext:value-type="float">
            <text:p>373,82751</text:p>
          </table:table-cell>
          <table:table-cell office:value-type="float" office:value="375.35059" calcext:value-type="float">
            <text:p>375,35059</text:p>
          </table:table-cell>
          <table:table-cell office:value-type="float" office:value="376.87601" calcext:value-type="float">
            <text:p>376,87601</text:p>
          </table:table-cell>
          <table:table-cell table:number-columns-repeated="2" office:value-type="float" office:value="378.40381" calcext:value-type="float">
            <text:p>378,40381</text:p>
          </table:table-cell>
          <table:table-cell office:value-type="float" office:value="384.5379" calcext:value-type="float">
            <text:p>384,5379</text:p>
          </table:table-cell>
          <table:table-cell office:value-type="float" office:value="400.03439" calcext:value-type="float">
            <text:p>400,03439</text:p>
          </table:table-cell>
          <table:table-cell office:value-type="float" office:value="415.7594" calcext:value-type="float">
            <text:p>415,7594</text:p>
          </table:table-cell>
          <table:table-cell office:value-type="float" office:value="438.1539" calcext:value-type="float">
            <text:p>438,1539</text:p>
          </table:table-cell>
          <table:table-cell office:value-type="float" office:value="454.4184" calcext:value-type="float">
            <text:p>454,4184</text:p>
          </table:table-cell>
          <table:table-cell office:value-type="float" office:value="477.56" calcext:value-type="float">
            <text:p>477,56</text:p>
          </table:table-cell>
          <table:table-cell office:value-type="float" office:value="501.13" calcext:value-type="float">
            <text:p>501,13</text:p>
          </table:table-cell>
          <table:table-cell office:value-type="float" office:value="514.78888" calcext:value-type="float">
            <text:p>514,78888</text:p>
          </table:table-cell>
          <table:table-cell office:value-type="float" office:value="523.39551" calcext:value-type="float">
            <text:p>523,39551</text:p>
          </table:table-cell>
          <table:table-cell office:value-type="float" office:value="532.05542" calcext:value-type="float">
            <text:p>532,05542</text:p>
          </table:table-cell>
          <table:table-cell office:value-type="float" office:value="537.27698" calcext:value-type="float">
            <text:p>537,27698</text:p>
          </table:table-cell>
          <table:table-cell office:value-type="float" office:value="553.05603" calcext:value-type="float">
            <text:p>553,05603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/202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33.2332" calcext:value-type="float">
            <text:p>1133,2332</text:p>
          </table:table-cell>
          <table:table-cell office:value-type="float" office:value="565.44659" calcext:value-type="float">
            <text:p>565,44659</text:p>
          </table:table-cell>
          <table:table-cell office:value-type="float" office:value="855.42023" calcext:value-type="float">
            <text:p>855,42023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565.44659" calcext:value-type="float">
            <text:p>565,44659</text:p>
          </table:table-cell>
          <table:table-cell office:value-type="float" office:value="579.73297" calcext:value-type="float">
            <text:p>579,73297</text:p>
          </table:table-cell>
          <table:table-cell office:value-type="float" office:value="595.96442" calcext:value-type="float">
            <text:p>595,96442</text:p>
          </table:table-cell>
          <table:table-cell office:value-type="float" office:value="606.87848" calcext:value-type="float">
            <text:p>606,87848</text:p>
          </table:table-cell>
          <table:table-cell office:value-type="float" office:value="627.0799" calcext:value-type="float">
            <text:p>627,0799</text:p>
          </table:table-cell>
          <table:table-cell office:value-type="float" office:value="636.34418" calcext:value-type="float">
            <text:p>636,34418</text:p>
          </table:table-cell>
          <table:table-cell office:value-type="float" office:value="649.39948" calcext:value-type="float">
            <text:p>649,39948</text:p>
          </table:table-cell>
          <table:table-cell office:value-type="float" office:value="656.90417" calcext:value-type="float">
            <text:p>656,90417</text:p>
          </table:table-cell>
          <table:table-cell office:value-type="float" office:value="668.22192" calcext:value-type="float">
            <text:p>668,22192</text:p>
          </table:table-cell>
          <table:table-cell office:value-type="float" office:value="675.80719" calcext:value-type="float">
            <text:p>675,80719</text:p>
          </table:table-cell>
          <table:table-cell office:value-type="float" office:value="687.24518" calcext:value-type="float">
            <text:p>687,24518</text:p>
          </table:table-cell>
          <table:table-cell office:value-type="float" office:value="704.53693" calcext:value-type="float">
            <text:p>704,53693</text:p>
          </table:table-cell>
          <table:table-cell office:value-type="float" office:value="718.09698" calcext:value-type="float">
            <text:p>718,09698</text:p>
          </table:table-cell>
          <table:table-cell office:value-type="float" office:value="731.75391" calcext:value-type="float">
            <text:p>731,75391</text:p>
          </table:table-cell>
          <table:table-cell office:value-type="float" office:value="745.50708" calcext:value-type="float">
            <text:p>745,50708</text:p>
          </table:table-cell>
          <table:table-cell office:value-type="float" office:value="783.31873" calcext:value-type="float">
            <text:p>783,31873</text:p>
          </table:table-cell>
          <table:table-cell office:value-type="float" office:value="830.02283" calcext:value-type="float">
            <text:p>830,02283</text:p>
          </table:table-cell>
          <table:table-cell office:value-type="float" office:value="875.63867" calcext:value-type="float">
            <text:p>875,63867</text:p>
          </table:table-cell>
          <table:table-cell office:value-type="float" office:value="967.41132" calcext:value-type="float">
            <text:p>967,41132</text:p>
          </table:table-cell>
          <table:table-cell office:value-type="float" office:value="1031.2223" calcext:value-type="float">
            <text:p>1031,2223</text:p>
          </table:table-cell>
          <table:table-cell office:value-type="float" office:value="1073.8531" calcext:value-type="float">
            <text:p>1073,8531</text:p>
          </table:table-cell>
          <table:table-cell office:value-type="float" office:value="1101.1104" calcext:value-type="float">
            <text:p>1101,1104</text:p>
          </table:table-cell>
          <table:table-cell office:value-type="float" office:value="1119.4238" calcext:value-type="float">
            <text:p>1119,4238</text:p>
          </table:table-cell>
          <table:table-cell office:value-type="float" office:value="1130.9271" calcext:value-type="float">
            <text:p>1130,9271</text:p>
          </table:table-cell>
          <table:table-cell table:number-columns-repeated="2" office:value-type="float" office:value="1133.2332" calcext:value-type="float">
            <text:p>1133,2332</text:p>
          </table:table-cell>
          <table:table-cell office:value-type="float" office:value="1114.8348" calcext:value-type="float">
            <text:p>1114,8348</text:p>
          </table:table-cell>
          <table:table-cell office:value-type="float" office:value="1110.2529" calcext:value-type="float">
            <text:p>1110,2529</text:p>
          </table:table-cell>
          <table:table-cell table:style-name="ce2" office:value-type="string" calcext:value-type="string">
            <text:p>1089,722</text:p>
          </table:table-cell>
          <table:table-cell office:value-type="float" office:value="1085.1792" calcext:value-type="float">
            <text:p>1085,1792</text:p>
          </table:table-cell>
          <table:table-cell table:style-name="ce2" office:value-type="string" calcext:value-type="string">
            <text:p>1089,722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2/202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200.4844" calcext:value-type="float">
            <text:p>2200,4844</text:p>
          </table:table-cell>
          <table:table-cell office:value-type="float" office:value="1082.9104" calcext:value-type="float">
            <text:p>1082,9104</text:p>
          </table:table-cell>
          <table:table-cell office:value-type="float" office:value="1736.2565" calcext:value-type="float">
            <text:p>1736,2565</text:p>
          </table:table-cell>
          <table:table-cell office:value-type="string" calcext:value-type="string">
            <text:p>28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1082.9104" calcext:value-type="float">
            <text:p>1082,9104</text:p>
          </table:table-cell>
          <table:table-cell office:value-type="float" office:value="1094.2721" calcext:value-type="float">
            <text:p>1094,2721</text:p>
          </table:table-cell>
          <table:table-cell office:value-type="float" office:value="1130.9271" calcext:value-type="float">
            <text:p>1130,9271</text:p>
          </table:table-cell>
          <table:table-cell office:value-type="float" office:value="1163.3704" calcext:value-type="float">
            <text:p>1163,3704</text:p>
          </table:table-cell>
          <table:table-cell office:value-type="float" office:value="1260.3467" calcext:value-type="float">
            <text:p>1260,3467</text:p>
          </table:table-cell>
          <table:table-cell office:value-type="float" office:value="1323.3411" calcext:value-type="float">
            <text:p>1323,3411</text:p>
          </table:table-cell>
          <table:table-cell office:value-type="float" office:value="1372.5782" calcext:value-type="float">
            <text:p>1372,5782</text:p>
          </table:table-cell>
          <table:table-cell office:value-type="float" office:value="1424.9999" calcext:value-type="float">
            <text:p>1424,9999</text:p>
          </table:table-cell>
          <table:table-cell office:value-type="float" office:value="1478.1548" calcext:value-type="float">
            <text:p>1478,1548</text:p>
          </table:table-cell>
          <table:table-cell office:value-type="float" office:value="1539.7928" calcext:value-type="float">
            <text:p>1539,7928</text:p>
          </table:table-cell>
          <table:table-cell office:value-type="float" office:value="1599.7441" calcext:value-type="float">
            <text:p>1599,7441</text:p>
          </table:table-cell>
          <table:table-cell office:value-type="float" office:value="1671.2119" calcext:value-type="float">
            <text:p>1671,2119</text:p>
          </table:table-cell>
          <table:table-cell office:value-type="float" office:value="1733.0111" calcext:value-type="float">
            <text:p>1733,0111</text:p>
          </table:table-cell>
          <table:table-cell office:value-type="float" office:value="1787.4308" calcext:value-type="float">
            <text:p>1787,4308</text:p>
          </table:table-cell>
          <table:table-cell office:value-type="float" office:value="1834.1818" calcext:value-type="float">
            <text:p>1834,1818</text:p>
          </table:table-cell>
          <table:table-cell office:value-type="float" office:value="1878.5951" calcext:value-type="float">
            <text:p>1878,5951</text:p>
          </table:table-cell>
          <table:table-cell office:value-type="float" office:value="1912.1659" calcext:value-type="float">
            <text:p>1912,1659</text:p>
          </table:table-cell>
          <table:table-cell office:value-type="float" office:value="1968.6111" calcext:value-type="float">
            <text:p>1968,6111</text:p>
          </table:table-cell>
          <table:table-cell office:value-type="float" office:value="2060.1978" calcext:value-type="float">
            <text:p>2060,1978</text:p>
          </table:table-cell>
          <table:table-cell office:value-type="float" office:value="2074.6489" calcext:value-type="float">
            <text:p>2074,6489</text:p>
          </table:table-cell>
          <table:table-cell office:value-type="float" office:value="2092.0403" calcext:value-type="float">
            <text:p>2092,0403</text:p>
          </table:table-cell>
          <table:table-cell office:value-type="float" office:value="2109.4861" calcext:value-type="float">
            <text:p>2109,4861</text:p>
          </table:table-cell>
          <table:table-cell office:value-type="float" office:value="2135.7563" calcext:value-type="float">
            <text:p>2135,7563</text:p>
          </table:table-cell>
          <table:table-cell office:value-type="float" office:value="2147.4712" calcext:value-type="float">
            <text:p>2147,4712</text:p>
          </table:table-cell>
          <table:table-cell office:value-type="float" office:value="2168.0298" calcext:value-type="float">
            <text:p>2168,0298</text:p>
          </table:table-cell>
          <table:table-cell office:value-type="float" office:value="2182.7595" calcext:value-type="float">
            <text:p>2182,7595</text:p>
          </table:table-cell>
          <table:table-cell office:value-type="float" office:value="2188.6619" calcext:value-type="float">
            <text:p>2188,6619</text:p>
          </table:table-cell>
          <table:table-cell office:value-type="float" office:value="2200.4844" calcext:value-type="float">
            <text:p>2200,4844</text:p>
          </table:table-cell>
          <table:table-cell table:number-columns-repeated="3"/>
          <table:table-cell table:number-columns-repeated="2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3/202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75.3835" calcext:value-type="float">
            <text:p>3875,3835</text:p>
          </table:table-cell>
          <table:table-cell office:value-type="float" office:value="2224.2012" calcext:value-type="float">
            <text:p>2224,2012</text:p>
          </table:table-cell>
          <table:table-cell office:value-type="float" office:value="2789.7234" calcext:value-type="float">
            <text:p>2789,7234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2224.2012" calcext:value-type="float">
            <text:p>2224,2012</text:p>
          </table:table-cell>
          <table:table-cell office:value-type="float" office:value="2239.0725" calcext:value-type="float">
            <text:p>2239,0725</text:p>
          </table:table-cell>
          <table:table-cell table:style-name="ce2" office:value-type="string" calcext:value-type="string">
            <text:p>2253,981</text:p>
          </table:table-cell>
          <table:table-cell office:value-type="float" office:value="2259.9548" calcext:value-type="float">
            <text:p>2259,9548</text:p>
          </table:table-cell>
          <table:table-cell office:value-type="float" office:value="2262.9438" calcext:value-type="float">
            <text:p>2262,9438</text:p>
          </table:table-cell>
          <table:table-cell office:value-type="float" office:value="2268.9265" calcext:value-type="float">
            <text:p>2268,9265</text:p>
          </table:table-cell>
          <table:table-cell office:value-type="float" office:value="2280.9097" calcext:value-type="float">
            <text:p>2280,9097</text:p>
          </table:table-cell>
          <table:table-cell office:value-type="float" office:value="2289.9126" calcext:value-type="float">
            <text:p>2289,9126</text:p>
          </table:table-cell>
          <table:table-cell office:value-type="float" office:value="2295.9219" calcext:value-type="float">
            <text:p>2295,9219</text:p>
          </table:table-cell>
          <table:table-cell office:value-type="float" office:value="2304.9468" calcext:value-type="float">
            <text:p>2304,9468</text:p>
          </table:table-cell>
          <table:table-cell office:value-type="float" office:value="2317.0007" calcext:value-type="float">
            <text:p>2317,0007</text:p>
          </table:table-cell>
          <table:table-cell office:value-type="float" office:value="2380.6699" calcext:value-type="float">
            <text:p>2380,6699</text:p>
          </table:table-cell>
          <table:table-cell table:style-name="ce2" office:value-type="string" calcext:value-type="string">
            <text:p>2441,907</text:p>
          </table:table-cell>
          <table:table-cell office:value-type="float" office:value="2485.1191" calcext:value-type="float">
            <text:p>2485,1191</text:p>
          </table:table-cell>
          <table:table-cell office:value-type="float" office:value="2513.0481" calcext:value-type="float">
            <text:p>2513,0481</text:p>
          </table:table-cell>
          <table:table-cell office:value-type="float" office:value="2544.2175" calcext:value-type="float">
            <text:p>2544,2175</text:p>
          </table:table-cell>
          <table:table-cell office:value-type="float" office:value="2600.6846" calcext:value-type="float">
            <text:p>2600,6846</text:p>
          </table:table-cell>
          <table:table-cell office:value-type="float" office:value="2676.6946" calcext:value-type="float">
            <text:p>2676,6946</text:p>
          </table:table-cell>
          <table:table-cell office:value-type="float" office:value="2756.7417" calcext:value-type="float">
            <text:p>2756,7417</text:p>
          </table:table-cell>
          <table:table-cell office:value-type="float" office:value="2814.9216" calcext:value-type="float">
            <text:p>2814,9216</text:p>
          </table:table-cell>
          <table:table-cell office:value-type="float" office:value="2935.9385" calcext:value-type="float">
            <text:p>2935,9385</text:p>
          </table:table-cell>
          <table:table-cell office:value-type="float" office:value="3042.1348" calcext:value-type="float">
            <text:p>3042,1348</text:p>
          </table:table-cell>
          <table:table-cell table:style-name="ce2" office:value-type="string" calcext:value-type="string">
            <text:p>3214,292</text:p>
          </table:table-cell>
          <table:table-cell office:value-type="float" office:value="3355.2542" calcext:value-type="float">
            <text:p>3355,2542</text:p>
          </table:table-cell>
          <table:table-cell office:value-type="float" office:value="3452.8196" calcext:value-type="float">
            <text:p>3452,8196</text:p>
          </table:table-cell>
          <table:table-cell office:value-type="float" office:value="3533.7444" calcext:value-type="float">
            <text:p>3533,7444</text:p>
          </table:table-cell>
          <table:table-cell office:value-type="float" office:value="3622.5012" calcext:value-type="float">
            <text:p>3622,5012</text:p>
          </table:table-cell>
          <table:table-cell office:value-type="float" office:value="3686.9163" calcext:value-type="float">
            <text:p>3686,9163</text:p>
          </table:table-cell>
          <table:table-cell office:value-type="float" office:value="3740.9199" calcext:value-type="float">
            <text:p>3740,9199</text:p>
          </table:table-cell>
          <table:table-cell office:value-type="float" office:value="3809.7463" calcext:value-type="float">
            <text:p>3809,7463</text:p>
          </table:table-cell>
          <table:table-cell office:value-type="float" office:value="3875.3835" calcext:value-type="float">
            <text:p>3875,3835</text:p>
          </table:table-cell>
          <table:table-cell table:number-columns-repeated="3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2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4/2023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009.6582" calcext:value-type="float">
            <text:p>5009,6582</text:p>
          </table:table-cell>
          <table:table-cell office:value-type="float" office:value="3937.7595" calcext:value-type="float">
            <text:p>3937,7595</text:p>
          </table:table-cell>
          <table:table-cell office:value-type="float" office:value="4668.9116" calcext:value-type="float">
            <text:p>4668,9116</text:p>
          </table:table-cell>
          <table:table-cell office:value-type="string" calcext:value-type="string">
            <text:p>23</text:p>
          </table:table-cell>
          <table:table-cell table:number-columns-repeated="4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3937.7595" calcext:value-type="float">
            <text:p>3937,7595</text:p>
          </table:table-cell>
          <table:table-cell office:value-type="float" office:value="3993.1067" calcext:value-type="float">
            <text:p>3993,1067</text:p>
          </table:table-cell>
          <table:table-cell office:value-type="float" office:value="4045.0249" calcext:value-type="float">
            <text:p>4045,0249</text:p>
          </table:table-cell>
          <table:table-cell office:value-type="float" office:value="4082.2632" calcext:value-type="float">
            <text:p>4082,2632</text:p>
          </table:table-cell>
          <table:table-cell office:value-type="float" office:value="4115.8867" calcext:value-type="float">
            <text:p>4115,8867</text:p>
          </table:table-cell>
          <table:table-cell office:value-type="float" office:value="4160.8794" calcext:value-type="float">
            <text:p>4160,8794</text:p>
          </table:table-cell>
          <table:table-cell office:value-type="float" office:value="4296.9536" calcext:value-type="float">
            <text:p>4296,9536</text:p>
          </table:table-cell>
          <table:table-cell office:value-type="float" office:value="4361.7798" calcext:value-type="float">
            <text:p>4361,7798</text:p>
          </table:table-cell>
          <table:table-cell office:value-type="float" office:value="4442.3613" calcext:value-type="float">
            <text:p>4442,3613</text:p>
          </table:table-cell>
          <table:table-cell office:value-type="float" office:value="4527.3716" calcext:value-type="float">
            <text:p>4527,3716</text:p>
          </table:table-cell>
          <table:table-cell office:value-type="float" office:value="4589.5762" calcext:value-type="float">
            <text:p>4589,5762</text:p>
          </table:table-cell>
          <table:table-cell office:value-type="float" office:value="4652.0986" calcext:value-type="float">
            <text:p>4652,0986</text:p>
          </table:table-cell>
          <table:table-cell table:style-name="ce2" office:value-type="string" calcext:value-type="string">
            <text:p>4711,001</text:p>
          </table:table-cell>
          <table:table-cell office:value-type="float" office:value="4758.3228" calcext:value-type="float">
            <text:p>4758,3228</text:p>
          </table:table-cell>
          <table:table-cell office:value-type="float" office:value="4801.8569" calcext:value-type="float">
            <text:p>4801,8569</text:p>
          </table:table-cell>
          <table:table-cell office:value-type="float" office:value="4845.5391" calcext:value-type="float">
            <text:p>4845,5391</text:p>
          </table:table-cell>
          <table:table-cell office:value-type="float" office:value="4889.3696" calcext:value-type="float">
            <text:p>4889,3696</text:p>
          </table:table-cell>
          <table:table-cell office:value-type="float" office:value="4921.3394" calcext:value-type="float">
            <text:p>4921,3394</text:p>
          </table:table-cell>
          <table:table-cell office:value-type="float" office:value="4961.4111" calcext:value-type="float">
            <text:p>4961,4111</text:p>
          </table:table-cell>
          <table:table-cell office:value-type="float" office:value="4993.5562" calcext:value-type="float">
            <text:p>4993,5562</text:p>
          </table:table-cell>
          <table:table-cell table:style-name="ce2" office:value-type="string" calcext:value-type="string">
            <text:p>5001,605</text:p>
          </table:table-cell>
          <table:table-cell office:value-type="float" office:value="5005.6309" calcext:value-type="float">
            <text:p>5005,6309</text:p>
          </table:table-cell>
          <table:table-cell table:number-columns-repeated="3" office:value-type="float" office:value="5009.6582" calcext:value-type="float">
            <text:p>5009,6582</text:p>
          </table:table-cell>
          <table:table-cell table:style-name="ce2" office:value-type="string" calcext:value-type="string">
            <text:p>5001,605</text:p>
          </table:table-cell>
          <table:table-cell table:number-columns-repeated="2" office:value-type="float" office:value="4993.5562" calcext:value-type="float">
            <text:p>4993,5562</text:p>
          </table:table-cell>
          <table:table-cell office:value-type="float" office:value="4989.5337" calcext:value-type="float">
            <text:p>4989,5337</text:p>
          </table:table-cell>
          <table:table-cell office:value-type="float" office:value="4965.4253" calcext:value-type="float">
            <text:p>4965,4253</text:p>
          </table:table-cell>
          <table:table-cell/>
          <table:table-cell table:number-columns-repeated="30" office:value-type="string" calcext:value-type="string">
            <text:p>1</text:p>
          </table:table-cell>
          <table:table-cell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15:05:31.915000000</dc:date>
    <dc:creator>Welson Avelar</dc:creator>
    <meta:editing-duration>PT5M28S</meta:editing-duration>
    <meta:editing-cycles>5</meta:editing-cycles>
    <meta:generator>LibreOffice/7.6.2.1$Windows_X86_64 LibreOffice_project/56f7684011345957bbf33a7ee678afaf4d2ba333</meta:generator>
    <meta:document-statistic meta:table-count="1" meta:cell-count="36023" meta:object-count="0"/>
  </office:meta>
</office:document-meta>
</file>